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Garamond" svg:font-family="Garamond"/>
    <style:font-face style:name="StarSymbol2" svg:font-family="StarSymbol"/>
    <style:font-face style:name="StarSymbol" svg:font-family="StarSymbol, 'Arial Unicode MS'"/>
    <style:font-face style:name="Tahoma1" svg:font-family="Tahoma"/>
    <style:font-face style:name="Times New Roman1" svg:font-family="'Times New Roman'"/>
    <style:font-face style:name="sans-serif" svg:font-family="sans-serif"/>
    <style:font-face style:name="Courier New1" svg:font-family="'Courier New'" style:font-family-generic="modern"/>
    <style:font-face style:name="Garamond2" svg:font-family="Garamond" style:font-family-generic="roman"/>
    <style:font-face style:name="Courier 10 Pitch1" svg:font-family="'Courier 10 Pitch'" style:font-pitch="fixed"/>
    <style:font-face style:name="Courier 10 Pitch" svg:font-family="'Courier 10 Pitch'"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Garamond1"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45 Light" svg:font-family="'Helvetica 45 Light'"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0" style:family="table">
      <style:table-properties style:width="7.2097in" style:rel-width="100%" table:align="left" fo:background-color="#e6e6e6" style:may-break-between-rows="false" style:writing-mode="lr-tb">
        <style:background-image/>
      </style:table-properties>
    </style:style>
    <style:style style:name="Table10.A" style:family="table-column">
      <style:table-column-properties style:column-width="7.2097in" style:rel-column-width="6782*"/>
    </style:style>
    <style:style style:name="Table10.A1" style:family="table-cell">
      <style:table-cell-properties style:vertical-align="middle" fo:background-color="transparent" fo:padding="0.0201in" fo:border="none">
        <style:background-image/>
      </style:table-cell-properties>
    </style:style>
    <style:style style:name="Table10.A2" style:family="table-cell">
      <style:table-cell-properties style:vertical-align="middle" fo:background-color="#e6e6e6" fo:padding="0.0201in" fo:border="none">
        <style:background-image/>
      </style:table-cell-properties>
    </style:style>
    <style:style style:name="Table11" style:family="table">
      <style:table-properties style:width="7.1694in" table:align="margins" style:writing-mode="lr-tb"/>
    </style:style>
    <style:style style:name="Table11.A" style:family="table-column">
      <style:table-column-properties style:column-width="2.3896in" style:rel-column-width="21845*"/>
    </style:style>
    <style:style style:name="Table11.A1" style:family="table-cell">
      <style:table-cell-properties fo:background-color="#dddddd" fo:padding="0.0382in" fo:border="none">
        <style:background-image/>
      </style:table-cell-properties>
    </style:style>
    <style:style style:name="Table12" style:family="table">
      <style:table-properties style:width="7.1799in" fo:margin-left="0.0257in" fo:margin-right="0.0042in" table:align="margins" fo:background-color="transparent" style:may-break-between-rows="false" style:writing-mode="lr-tb">
        <style:background-image/>
      </style:table-properties>
    </style:style>
    <style:style style:name="Table12.A" style:family="table-column">
      <style:table-column-properties style:column-width="7.1799in" style:rel-column-width="65535*"/>
    </style:style>
    <style:style style:name="Table12.A1" style:family="table-cell">
      <style:table-cell-properties style:vertical-align="middle" fo:padding="0.0201in" fo:border="none"/>
    </style:style>
    <style:style style:name="Table13" style:family="table">
      <style:table-properties style:width="7.1396in" table:align="margins" fo:background-color="#e6e6e6" style:writing-mode="lr-tb">
        <style:background-image/>
      </style:table-properties>
    </style:style>
    <style:style style:name="Table13.A" style:family="table-column">
      <style:table-column-properties style:column-width="2.3799in" style:rel-column-width="21845*"/>
    </style:style>
    <style:style style:name="Table13.A1" style:family="table-cell">
      <style:table-cell-properties fo:background-color="#dddddd" fo:padding="0.0382in" fo:border="none">
        <style:background-image/>
      </style:table-cell-properties>
    </style:style>
    <style:style style:name="Table1" style:family="table">
      <style:table-properties style:width="7.2097in" style:rel-width="100%" fo:break-before="auto" fo:break-after="auto" table:align="center" style:writing-mode="lr-tb"/>
    </style:style>
    <style:style style:name="Table1.A" style:family="table-column">
      <style:table-column-properties style:column-width="1.066in" style:rel-column-width="1535*"/>
    </style:style>
    <style:style style:name="Table1.B" style:family="table-column">
      <style:table-column-properties style:column-width="3.1889in" style:rel-column-width="4592*"/>
    </style:style>
    <style:style style:name="Table1.C" style:family="table-column">
      <style:table-column-properties style:column-width="2.9549in" style:rel-column-width="4255*"/>
    </style:style>
    <style:style style:name="Table1.A1" style:family="table-cell">
      <style:table-cell-properties style:vertical-align="middle" fo:background-color="#f2f2f2" fo:padding="0in" fo:border-left="0.25pt solid #000000" fo:border-right="none" fo:border-top="0.25pt solid #000000" fo:border-bottom="0.25pt solid #000000">
        <style:background-image/>
      </style:table-cell-properties>
    </style:style>
    <style:style style:name="Table1.C1" style:family="table-cell">
      <style:table-cell-properties style:vertical-align="middle" fo:background-color="#f2f2f2" fo:padding="0in" fo:border="0.25pt solid #000000">
        <style:background-image/>
      </style:table-cell-properties>
    </style:style>
    <style:style style:name="Table1.A2" style:family="table-cell">
      <style:table-cell-properties style:vertical-align="middle" fo:padding="0in" fo:border-left="0.25pt solid #000000" fo:border-right="none" fo:border-top="none" fo:border-bottom="0.25pt solid #000000"/>
    </style:style>
    <style:style style:name="Table1.B2" style:family="table-cell">
      <style:table-cell-properties style:vertical-align="middle" fo:padding="0in" fo:border-left="0.25pt solid #000000" fo:border-right="none" fo:border-top="none" fo:border-bottom="0.25pt solid #000000"/>
    </style:style>
    <style:style style:name="Table1.C2" style:family="table-cell">
      <style:table-cell-properties style:vertical-align="middle" fo:padding="0in" fo:border-left="0.25pt solid #000000" fo:border-right="0.25pt solid #000000" fo:border-top="none" fo:border-bottom="0.25pt solid #000000"/>
    </style:style>
    <style:style style:name="Table1.A3" style:family="table-cell">
      <style:table-cell-properties style:vertical-align="middle" fo:padding="0in" fo:border-left="0.25pt solid #000000" fo:border-right="none" fo:border-top="none" fo:border-bottom="0.25pt solid #000000"/>
    </style:style>
    <style:style style:name="Table1.B3" style:family="table-cell">
      <style:table-cell-properties style:vertical-align="middle" fo:padding="0in" fo:border-left="0.25pt solid #000000" fo:border-right="none" fo:border-top="none" fo:border-bottom="0.25pt solid #000000"/>
    </style:style>
    <style:style style:name="Table1.C3" style:family="table-cell">
      <style:table-cell-properties style:vertical-align="middle" fo:padding="0in" fo:border-left="0.25pt solid #000000" fo:border-right="0.25pt solid #000000" fo:border-top="none" fo:border-bottom="0.25pt solid #000000"/>
    </style:style>
    <style:style style:name="Table1.A4" style:family="table-cell">
      <style:table-cell-properties style:vertical-align="middle" fo:padding="0in" fo:border-left="0.25pt solid #000000" fo:border-right="none" fo:border-top="none" fo:border-bottom="0.25pt solid #000000"/>
    </style:style>
    <style:style style:name="Table1.B4" style:family="table-cell">
      <style:table-cell-properties style:vertical-align="middle" fo:padding="0in" fo:border-left="0.25pt solid #000000" fo:border-right="none" fo:border-top="none" fo:border-bottom="0.25pt solid #000000"/>
    </style:style>
    <style:style style:name="Table1.C4" style:family="table-cell">
      <style:table-cell-properties style:vertical-align="middle" fo:padding="0in" fo:border-left="0.25pt solid #000000" fo:border-right="0.25pt solid #000000" fo:border-top="none" fo:border-bottom="0.25pt solid #000000"/>
    </style:style>
    <style:style style:name="Table1.A5" style:family="table-cell">
      <style:table-cell-properties style:vertical-align="middle" fo:padding="0in" fo:border-left="0.25pt solid #000000" fo:border-right="none" fo:border-top="none" fo:border-bottom="0.25pt solid #000000"/>
    </style:style>
    <style:style style:name="Table1.B5" style:family="table-cell">
      <style:table-cell-properties style:vertical-align="middle" fo:padding="0in" fo:border-left="0.25pt solid #000000" fo:border-right="none" fo:border-top="none" fo:border-bottom="0.25pt solid #000000"/>
    </style:style>
    <style:style style:name="Table1.C5" style:family="table-cell">
      <style:table-cell-properties style:vertical-align="middle" fo:padding="0in" fo:border-left="0.25pt solid #000000" fo:border-right="0.25pt solid #000000" fo:border-top="none" fo:border-bottom="0.25pt solid #000000"/>
    </style:style>
    <style:style style:name="Table1.A6" style:family="table-cell">
      <style:table-cell-properties style:vertical-align="middle" fo:padding="0in" fo:border-left="0.25pt solid #000000" fo:border-right="none" fo:border-top="none" fo:border-bottom="0.25pt solid #000000"/>
    </style:style>
    <style:style style:name="Table1.B6" style:family="table-cell">
      <style:table-cell-properties style:vertical-align="middle" fo:padding="0in" fo:border-left="0.25pt solid #000000" fo:border-right="none" fo:border-top="none" fo:border-bottom="0.25pt solid #000000"/>
    </style:style>
    <style:style style:name="Table1.C6" style:family="table-cell">
      <style:table-cell-properties style:vertical-align="middle" fo:padding="0in" fo:border-left="0.25pt solid #000000" fo:border-right="0.25pt solid #000000" fo:border-top="none" fo:border-bottom="0.25pt solid #000000"/>
    </style:style>
    <style:style style:name="Table1.A7" style:family="table-cell">
      <style:table-cell-properties style:vertical-align="middle" fo:padding="0in" fo:border-left="0.25pt solid #000000" fo:border-right="none" fo:border-top="none" fo:border-bottom="0.25pt solid #000000"/>
    </style:style>
    <style:style style:name="Table1.B7" style:family="table-cell">
      <style:table-cell-properties style:vertical-align="middle" fo:padding="0in" fo:border-left="0.25pt solid #000000" fo:border-right="none" fo:border-top="none" fo:border-bottom="0.25pt solid #000000"/>
    </style:style>
    <style:style style:name="Table1.C7" style:family="table-cell">
      <style:table-cell-properties style:vertical-align="middle" fo:padding="0in" fo:border-left="0.25pt solid #000000" fo:border-right="0.25pt solid #000000" fo:border-top="none" fo:border-bottom="0.25pt solid #000000"/>
    </style:style>
    <style:style style:name="Table1.A8" style:family="table-cell">
      <style:table-cell-properties style:vertical-align="middle" fo:padding="0in" fo:border-left="0.25pt solid #000000" fo:border-right="none" fo:border-top="none" fo:border-bottom="0.25pt solid #000000"/>
    </style:style>
    <style:style style:name="Table1.B8" style:family="table-cell">
      <style:table-cell-properties style:vertical-align="middle" fo:padding="0in" fo:border-left="0.25pt solid #000000" fo:border-right="none" fo:border-top="none" fo:border-bottom="0.25pt solid #000000"/>
    </style:style>
    <style:style style:name="Table1.C8" style:family="table-cell">
      <style:table-cell-properties style:vertical-align="middle" fo:padding="0in" fo:border-left="0.25pt solid #000000" fo:border-right="0.25pt solid #000000" fo:border-top="none" fo:border-bottom="0.25pt solid #000000"/>
    </style:style>
    <style:style style:name="Table1.A9" style:family="table-cell">
      <style:table-cell-properties style:vertical-align="middle" fo:padding="0in" fo:border-left="0.25pt solid #000000" fo:border-right="none" fo:border-top="none" fo:border-bottom="0.25pt solid #000000"/>
    </style:style>
    <style:style style:name="Table1.B9" style:family="table-cell">
      <style:table-cell-properties style:vertical-align="middle" fo:padding="0in" fo:border-left="0.25pt solid #000000" fo:border-right="none" fo:border-top="none" fo:border-bottom="0.25pt solid #000000"/>
    </style:style>
    <style:style style:name="Table1.C9" style:family="table-cell">
      <style:table-cell-properties style:vertical-align="middle" fo:padding="0in" fo:border-left="0.25pt solid #000000" fo:border-right="0.25pt solid #000000" fo:border-top="none" fo:border-bottom="0.25pt solid #000000"/>
    </style:style>
    <style:style style:name="Table1.A10" style:family="table-cell">
      <style:table-cell-properties style:vertical-align="middle" fo:padding="0in" fo:border-left="0.25pt solid #000000" fo:border-right="none" fo:border-top="none" fo:border-bottom="0.25pt solid #000000"/>
    </style:style>
    <style:style style:name="Table1.B10" style:family="table-cell">
      <style:table-cell-properties style:vertical-align="middle" fo:padding="0in" fo:border-left="0.25pt solid #000000" fo:border-right="none" fo:border-top="none" fo:border-bottom="0.25pt solid #000000"/>
    </style:style>
    <style:style style:name="Table1.C10" style:family="table-cell">
      <style:table-cell-properties style:vertical-align="middle" fo:padding="0in" fo:border-left="0.25pt solid #000000" fo:border-right="0.25pt solid #000000" fo:border-top="none" fo:border-bottom="0.25pt solid #000000"/>
    </style:style>
    <style:style style:name="Table1.A11" style:family="table-cell">
      <style:table-cell-properties style:vertical-align="middle" fo:background-color="#eeeeee" fo:padding="0in" fo:border-left="0.25pt solid #000000" fo:border-right="none" fo:border-top="none" fo:border-bottom="0.25pt solid #000000">
        <style:background-image/>
      </style:table-cell-properties>
    </style:style>
    <style:style style:name="Table1.C11" style:family="table-cell">
      <style:table-cell-properties style:vertical-align="middle" fo:background-color="#eeeeee" fo:padding="0in" fo:border-left="0.25pt solid #000000" fo:border-right="0.25pt solid #000000" fo:border-top="none" fo:border-bottom="0.25pt solid #000000">
        <style:background-image/>
      </style:table-cell-properties>
    </style:style>
    <style:style style:name="Table1.A12" style:family="table-cell">
      <style:table-cell-properties style:vertical-align="middle" fo:padding="0in" fo:border-left="0.25pt solid #000000" fo:border-right="none" fo:border-top="none" fo:border-bottom="0.25pt solid #000000"/>
    </style:style>
    <style:style style:name="Table1.B12" style:family="table-cell">
      <style:table-cell-properties style:vertical-align="middle" fo:padding="0in" fo:border-left="0.25pt solid #000000" fo:border-right="none" fo:border-top="none" fo:border-bottom="0.25pt solid #000000"/>
    </style:style>
    <style:style style:name="Table1.C12" style:family="table-cell">
      <style:table-cell-properties style:vertical-align="middle" fo:padding="0in" fo:border-left="0.25pt solid #000000" fo:border-right="0.25pt solid #000000" fo:border-top="none" fo:border-bottom="0.25pt solid #000000"/>
    </style:style>
    <style:style style:name="Table1.A13" style:family="table-cell">
      <style:table-cell-properties style:vertical-align="middle" fo:padding="0in" fo:border-left="0.25pt solid #000000" fo:border-right="none" fo:border-top="none" fo:border-bottom="0.25pt solid #000000"/>
    </style:style>
    <style:style style:name="Table1.B13" style:family="table-cell">
      <style:table-cell-properties style:vertical-align="middle" fo:padding="0in" fo:border-left="0.25pt solid #000000" fo:border-right="none" fo:border-top="none" fo:border-bottom="0.25pt solid #000000"/>
    </style:style>
    <style:style style:name="Table1.C13" style:family="table-cell">
      <style:table-cell-properties style:vertical-align="middle" fo:padding="0in" fo:border-left="0.25pt solid #000000" fo:border-right="0.25pt solid #000000" fo:border-top="none" fo:border-bottom="0.25pt solid #000000"/>
    </style:style>
    <style:style style:name="Table1.A14" style:family="table-cell">
      <style:table-cell-properties style:vertical-align="middle" fo:padding="0in" fo:border-left="0.25pt solid #000000" fo:border-right="none" fo:border-top="none" fo:border-bottom="0.25pt solid #000000"/>
    </style:style>
    <style:style style:name="Table1.B14" style:family="table-cell">
      <style:table-cell-properties style:vertical-align="middle" fo:padding="0in" fo:border-left="0.25pt solid #000000" fo:border-right="none" fo:border-top="none" fo:border-bottom="0.25pt solid #000000"/>
    </style:style>
    <style:style style:name="Table1.C14" style:family="table-cell">
      <style:table-cell-properties style:vertical-align="middle" fo:padding="0in" fo:border-left="0.25pt solid #000000" fo:border-right="0.25pt solid #000000" fo:border-top="none" fo:border-bottom="0.25pt solid #000000"/>
    </style:style>
    <style:style style:name="Table1.A15" style:family="table-cell">
      <style:table-cell-properties style:vertical-align="middle" fo:padding="0in" fo:border-left="0.25pt solid #000000" fo:border-right="none" fo:border-top="none" fo:border-bottom="0.25pt solid #000000"/>
    </style:style>
    <style:style style:name="Table1.B15" style:family="table-cell">
      <style:table-cell-properties style:vertical-align="middle" fo:padding="0in" fo:border-left="0.25pt solid #000000" fo:border-right="none" fo:border-top="none" fo:border-bottom="0.25pt solid #000000"/>
    </style:style>
    <style:style style:name="Table1.C15" style:family="table-cell">
      <style:table-cell-properties style:vertical-align="middle" fo:padding="0in" fo:border-left="0.25pt solid #000000" fo:border-right="0.25pt solid #000000" fo:border-top="none" fo:border-bottom="0.25pt solid #000000"/>
    </style:style>
    <style:style style:name="Table1.A16" style:family="table-cell">
      <style:table-cell-properties style:vertical-align="middle" fo:padding="0in" fo:border-left="0.25pt solid #000000" fo:border-right="none" fo:border-top="none" fo:border-bottom="0.25pt solid #000000"/>
    </style:style>
    <style:style style:name="Table1.B16" style:family="table-cell">
      <style:table-cell-properties style:vertical-align="middle" fo:padding="0in" fo:border-left="0.25pt solid #000000" fo:border-right="none" fo:border-top="none" fo:border-bottom="0.25pt solid #000000"/>
    </style:style>
    <style:style style:name="Table1.C16" style:family="table-cell">
      <style:table-cell-properties style:vertical-align="middle" fo:padding="0in" fo:border-left="0.25pt solid #000000" fo:border-right="0.25pt solid #000000" fo:border-top="none" fo:border-bottom="0.25pt solid #000000"/>
    </style:style>
    <style:style style:name="Table1.A17" style:family="table-cell">
      <style:table-cell-properties style:vertical-align="middle" fo:padding="0in" fo:border-left="0.25pt solid #000000" fo:border-right="none" fo:border-top="none" fo:border-bottom="0.25pt solid #000000"/>
    </style:style>
    <style:style style:name="Table1.B17" style:family="table-cell">
      <style:table-cell-properties style:vertical-align="middle" fo:padding="0in" fo:border-left="0.25pt solid #000000" fo:border-right="none" fo:border-top="none" fo:border-bottom="0.25pt solid #000000"/>
    </style:style>
    <style:style style:name="Table1.C17" style:family="table-cell">
      <style:table-cell-properties style:vertical-align="middle" fo:padding="0in" fo:border-left="0.25pt solid #000000" fo:border-right="0.25pt solid #000000" fo:border-top="none" fo:border-bottom="0.25pt solid #000000"/>
    </style:style>
    <style:style style:name="Table1.A18" style:family="table-cell">
      <style:table-cell-properties style:vertical-align="middle" fo:padding="0in" fo:border-left="0.25pt solid #000000" fo:border-right="none" fo:border-top="none" fo:border-bottom="0.25pt solid #000000"/>
    </style:style>
    <style:style style:name="Table1.B18" style:family="table-cell">
      <style:table-cell-properties style:vertical-align="middle" fo:padding="0in" fo:border-left="0.25pt solid #000000" fo:border-right="none" fo:border-top="none" fo:border-bottom="0.25pt solid #000000"/>
    </style:style>
    <style:style style:name="Table1.C18" style:family="table-cell">
      <style:table-cell-properties style:vertical-align="middle" fo:padding="0in" fo:border-left="0.25pt solid #000000" fo:border-right="0.25pt solid #000000" fo:border-top="none" fo:border-bottom="0.25pt solid #000000"/>
    </style:style>
    <style:style style:name="Table1.A19" style:family="table-cell">
      <style:table-cell-properties style:vertical-align="middle" fo:padding="0in" fo:border-left="0.25pt solid #000000" fo:border-right="none" fo:border-top="none" fo:border-bottom="0.25pt solid #000000"/>
    </style:style>
    <style:style style:name="Table1.B19" style:family="table-cell">
      <style:table-cell-properties style:vertical-align="middle" fo:padding="0in" fo:border-left="0.25pt solid #000000" fo:border-right="none" fo:border-top="none" fo:border-bottom="0.25pt solid #000000"/>
    </style:style>
    <style:style style:name="Table1.C19" style:family="table-cell">
      <style:table-cell-properties style:vertical-align="middle" fo:padding="0in" fo:border-left="0.25pt solid #000000" fo:border-right="0.25pt solid #000000" fo:border-top="none" fo:border-bottom="0.25pt solid #000000"/>
    </style:style>
    <style:style style:name="Table1.A20" style:family="table-cell">
      <style:table-cell-properties style:vertical-align="middle" fo:background-color="#dddddd" fo:padding="0in" fo:border-left="0.25pt solid #000000" fo:border-right="none" fo:border-top="none" fo:border-bottom="0.25pt solid #000000">
        <style:background-image/>
      </style:table-cell-properties>
    </style:style>
    <style:style style:name="Table1.C20" style:family="table-cell">
      <style:table-cell-properties style:vertical-align="middle" fo:background-color="#dddddd" fo:padding="0in" fo:border-left="0.25pt solid #000000" fo:border-right="0.25pt solid #000000" fo:border-top="none" fo:border-bottom="0.25pt solid #000000">
        <style:background-image/>
      </style:table-cell-properties>
    </style:style>
    <style:style style:name="Table1.A21" style:family="table-cell">
      <style:table-cell-properties style:vertical-align="middle" fo:padding="0in" fo:border-left="0.25pt solid #000000" fo:border-right="none" fo:border-top="none" fo:border-bottom="0.25pt solid #000000"/>
    </style:style>
    <style:style style:name="Table1.B21" style:family="table-cell">
      <style:table-cell-properties style:vertical-align="middle" fo:padding="0in" fo:border-left="0.25pt solid #000000" fo:border-right="none" fo:border-top="none" fo:border-bottom="0.25pt solid #000000"/>
    </style:style>
    <style:style style:name="Table1.C21" style:family="table-cell">
      <style:table-cell-properties style:vertical-align="middle" fo:padding="0in" fo:border-left="0.25pt solid #000000" fo:border-right="0.25pt solid #000000" fo:border-top="none" fo:border-bottom="0.25pt solid #000000"/>
    </style:style>
    <style:style style:name="Table1.A23" style:family="table-cell">
      <style:table-cell-properties style:vertical-align="middle" fo:padding="0in" fo:border-left="0.25pt solid #000000" fo:border-right="none" fo:border-top="none" fo:border-bottom="0.25pt solid #000000"/>
    </style:style>
    <style:style style:name="Table1.B23" style:family="table-cell">
      <style:table-cell-properties style:vertical-align="middle" fo:padding="0in" fo:border-left="0.25pt solid #000000" fo:border-right="none" fo:border-top="none" fo:border-bottom="0.25pt solid #000000"/>
    </style:style>
    <style:style style:name="Table1.C23" style:family="table-cell">
      <style:table-cell-properties style:vertical-align="middle" fo:padding="0in" fo:border-left="0.25pt solid #000000" fo:border-right="0.25pt solid #000000" fo:border-top="none" fo:border-bottom="0.25pt solid #000000"/>
    </style:style>
    <style:style style:name="Table1.A24" style:family="table-cell">
      <style:table-cell-properties style:vertical-align="middle" fo:padding="0in" fo:border-left="0.25pt solid #000000" fo:border-right="none" fo:border-top="none" fo:border-bottom="0.25pt solid #000000"/>
    </style:style>
    <style:style style:name="Table1.B24" style:family="table-cell">
      <style:table-cell-properties style:vertical-align="middle" fo:padding="0in" fo:border-left="0.25pt solid #000000" fo:border-right="none" fo:border-top="none" fo:border-bottom="0.25pt solid #000000"/>
    </style:style>
    <style:style style:name="Table1.C24" style:family="table-cell">
      <style:table-cell-properties style:vertical-align="middle" fo:padding="0in" fo:border-left="0.25pt solid #000000" fo:border-right="0.25pt solid #000000" fo:border-top="none" fo:border-bottom="0.25pt solid #000000"/>
    </style:style>
    <style:style style:name="Table1.A25" style:family="table-cell">
      <style:table-cell-properties style:vertical-align="middle" fo:padding="0in" fo:border-left="0.25pt solid #000000" fo:border-right="none" fo:border-top="none" fo:border-bottom="0.25pt solid #000000"/>
    </style:style>
    <style:style style:name="Table1.B25" style:family="table-cell">
      <style:table-cell-properties style:vertical-align="middle" fo:padding="0in" fo:border-left="0.25pt solid #000000" fo:border-right="none" fo:border-top="none" fo:border-bottom="0.25pt solid #000000"/>
    </style:style>
    <style:style style:name="Table1.C25" style:family="table-cell">
      <style:table-cell-properties style:vertical-align="middle" fo:padding="0in" fo:border-left="0.25pt solid #000000" fo:border-right="0.25pt solid #000000" fo:border-top="none" fo:border-bottom="0.25pt solid #000000"/>
    </style:style>
    <style:style style:name="Table1.A26" style:family="table-cell">
      <style:table-cell-properties style:vertical-align="middle" fo:padding="0in" fo:border-left="0.25pt solid #000000" fo:border-right="none" fo:border-top="none" fo:border-bottom="0.25pt solid #000000"/>
    </style:style>
    <style:style style:name="Table1.B26" style:family="table-cell">
      <style:table-cell-properties style:vertical-align="middle" fo:padding="0in" fo:border-left="0.25pt solid #000000" fo:border-right="none" fo:border-top="none" fo:border-bottom="0.25pt solid #000000"/>
    </style:style>
    <style:style style:name="Table1.C26" style:family="table-cell">
      <style:table-cell-properties style:vertical-align="middle" fo:padding="0in" fo:border-left="0.25pt solid #000000" fo:border-right="0.25pt solid #000000" fo:border-top="none" fo:border-bottom="0.25pt solid #000000"/>
    </style:style>
    <style:style style:name="Table1.A27" style:family="table-cell">
      <style:table-cell-properties style:vertical-align="middle" fo:padding="0in" fo:border-left="0.25pt solid #000000" fo:border-right="0.25pt solid #000000" fo:border-top="none" fo:border-bottom="0.25pt solid #000000"/>
    </style:style>
    <style:style style:name="Table5" style:family="table">
      <style:table-properties style:width="7.2097in" table:align="margins" style:writing-mode="lr-tb"/>
    </style:style>
    <style:style style:name="Table5.A" style:family="table-column">
      <style:table-column-properties style:column-width="3.934in" style:rel-column-width="35759*"/>
    </style:style>
    <style:style style:name="Table5.B" style:family="table-column">
      <style:table-column-properties style:column-width="3.2757in" style:rel-column-width="29776*"/>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0.05pt solid #000000" fo:border-top="none" fo:border-bottom="0.05pt solid #000000"/>
    </style:style>
    <style:style style:name="Table2" style:family="table">
      <style:table-properties style:width="7.2097in" table:align="margins" style:writing-mode="lr-tb"/>
    </style:style>
    <style:style style:name="Table2.A" style:family="table-column">
      <style:table-column-properties style:column-width="3.6222in" style:rel-column-width="32925*"/>
    </style:style>
    <style:style style:name="Table2.B" style:family="table-column">
      <style:table-column-properties style:column-width="3.5875in" style:rel-column-width="32610*"/>
    </style:style>
    <style:style style:name="Table2.1" style:family="table-row">
      <style:table-row-properties fo:keep-together="auto"/>
    </style:style>
    <style:style style:name="Table2.A1" style:family="table-cell">
      <style:table-cell-properties fo:background-color="#dddddd" fo:padding="0.0382in" fo:border="0.05pt solid #000000">
        <style:background-image/>
      </style:table-cell-properties>
    </style:style>
    <style:style style:name="Table2.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3" style:family="table-cell">
      <style:table-cell-properties fo:background-color="#dddddd" fo:padding="0.0382in" fo:border-left="0.05pt solid #000000" fo:border-right="none" fo:border-top="none" fo:border-bottom="0.05pt solid #000000">
        <style:background-image/>
      </style:table-cell-properties>
    </style:style>
    <style:style style:name="Table2.B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A4" style:family="table-cell">
      <style:table-cell-properties style:vertical-align=""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0.05pt solid #000000" fo:border-top="none" fo:border-bottom="0.05pt solid #000000"/>
    </style:style>
    <style:style style:name="Table2.A28" style:family="table-cell">
      <style:table-cell-properties fo:padding="0.0382in" fo:border-left="0.05pt solid #000000" fo:border-right="none" fo:border-top="none" fo:border-bottom="0.05pt solid #000000"/>
    </style:style>
    <style:style style:name="Table2.B28" style:family="table-cell">
      <style:table-cell-properties fo:padding="0.0382in" fo:border-left="0.05pt solid #000000" fo:border-right="0.05pt solid #000000" fo:border-top="none" fo:border-bottom="0.05pt solid #000000"/>
    </style:style>
    <style:style style:name="Table2.A29" style:family="table-cell">
      <style:table-cell-properties fo:padding="0.0382in" fo:border-left="0.05pt solid #000000" fo:border-right="none" fo:border-top="none" fo:border-bottom="0.05pt solid #000000"/>
    </style:style>
    <style:style style:name="Table2.B29" style:family="table-cell">
      <style:table-cell-properties fo:padding="0.0382in" fo:border-left="0.05pt solid #000000" fo:border-right="0.05pt solid #000000" fo:border-top="none" fo:border-bottom="0.05pt solid #000000"/>
    </style:style>
    <style:style style:name="Table2.A30" style:family="table-cell">
      <style:table-cell-properties fo:padding="0.0382in" fo:border-left="0.05pt solid #000000" fo:border-right="none" fo:border-top="none" fo:border-bottom="0.05pt solid #000000"/>
    </style:style>
    <style:style style:name="Table2.B30" style:family="table-cell">
      <style:table-cell-properties fo:padding="0.0382in" fo:border-left="0.05pt solid #000000" fo:border-right="0.05pt solid #000000" fo:border-top="none" fo:border-bottom="0.05pt solid #000000"/>
    </style:style>
    <style:style style:name="Table2.A31" style:family="table-cell">
      <style:table-cell-properties fo:padding="0.0382in" fo:border-left="0.05pt solid #000000" fo:border-right="none" fo:border-top="none" fo:border-bottom="0.05pt solid #000000"/>
    </style:style>
    <style:style style:name="Table2.B31" style:family="table-cell">
      <style:table-cell-properties fo:padding="0.0382in" fo:border-left="0.05pt solid #000000" fo:border-right="0.05pt solid #000000" fo:border-top="none" fo:border-bottom="0.05pt solid #000000"/>
    </style:style>
    <style:style style:name="Table2.A32" style:family="table-cell">
      <style:table-cell-properties fo:padding="0.0382in" fo:border-left="0.05pt solid #000000" fo:border-right="none" fo:border-top="none" fo:border-bottom="0.05pt solid #000000"/>
    </style:style>
    <style:style style:name="Table2.B32" style:family="table-cell">
      <style:table-cell-properties fo:padding="0.0382in" fo:border-left="0.05pt solid #000000" fo:border-right="0.05pt solid #000000" fo:border-top="none" fo:border-bottom="0.05pt solid #000000"/>
    </style:style>
    <style:style style:name="Table2.A33" style:family="table-cell">
      <style:table-cell-properties fo:padding="0.0382in" fo:border-left="0.05pt solid #000000" fo:border-right="none" fo:border-top="none" fo:border-bottom="0.05pt solid #000000"/>
    </style:style>
    <style:style style:name="Table2.B33" style:family="table-cell">
      <style:table-cell-properties fo:padding="0.0382in" fo:border-left="0.05pt solid #000000" fo:border-right="0.05pt solid #000000" fo:border-top="none" fo:border-bottom="0.05pt solid #000000"/>
    </style:style>
    <style:style style:name="Table2.A34" style:family="table-cell">
      <style:table-cell-properties fo:padding="0.0382in" fo:border-left="0.05pt solid #000000" fo:border-right="none" fo:border-top="none" fo:border-bottom="0.05pt solid #000000"/>
    </style:style>
    <style:style style:name="Table2.B34" style:family="table-cell">
      <style:table-cell-properties fo:padding="0.0382in" fo:border-left="0.05pt solid #000000" fo:border-right="0.05pt solid #000000" fo:border-top="none" fo:border-bottom="0.05pt solid #000000"/>
    </style:style>
    <style:style style:name="Table2.A35" style:family="table-cell">
      <style:table-cell-properties fo:padding="0.0382in" fo:border-left="0.05pt solid #000000" fo:border-right="none" fo:border-top="none" fo:border-bottom="0.05pt solid #000000"/>
    </style:style>
    <style:style style:name="Table2.B35" style:family="table-cell">
      <style:table-cell-properties fo:padding="0.0382in" fo:border-left="0.05pt solid #000000" fo:border-right="0.05pt solid #000000" fo:border-top="none" fo:border-bottom="0.05pt solid #000000"/>
    </style:style>
    <style:style style:name="Table2.A36" style:family="table-cell">
      <style:table-cell-properties fo:padding="0.0382in" fo:border-left="0.05pt solid #000000" fo:border-right="none" fo:border-top="none" fo:border-bottom="0.05pt solid #000000"/>
    </style:style>
    <style:style style:name="Table2.B36" style:family="table-cell">
      <style:table-cell-properties fo:padding="0.0382in" fo:border-left="0.05pt solid #000000" fo:border-right="0.05pt solid #000000" fo:border-top="none" fo:border-bottom="0.05pt solid #000000"/>
    </style:style>
    <style:style style:name="Table2.A37" style:family="table-cell">
      <style:table-cell-properties fo:padding="0.0382in" fo:border-left="0.05pt solid #000000" fo:border-right="none" fo:border-top="none" fo:border-bottom="0.05pt solid #000000"/>
    </style:style>
    <style:style style:name="Table2.B37" style:family="table-cell">
      <style:table-cell-properties fo:padding="0.0382in" fo:border-left="0.05pt solid #000000" fo:border-right="0.05pt solid #000000" fo:border-top="none" fo:border-bottom="0.05pt solid #000000"/>
    </style:style>
    <style:style style:name="Table2.A38" style:family="table-cell">
      <style:table-cell-properties fo:padding="0.0382in" fo:border-left="0.05pt solid #000000" fo:border-right="none" fo:border-top="none" fo:border-bottom="0.05pt solid #000000"/>
    </style:style>
    <style:style style:name="Table2.B38" style:family="table-cell">
      <style:table-cell-properties fo:padding="0.0382in" fo:border-left="0.05pt solid #000000" fo:border-right="0.05pt solid #000000" fo:border-top="none" fo:border-bottom="0.05pt solid #000000"/>
    </style:style>
    <style:style style:name="Table2.A39" style:family="table-cell">
      <style:table-cell-properties fo:padding="0.0382in" fo:border-left="0.05pt solid #000000" fo:border-right="none" fo:border-top="none" fo:border-bottom="0.05pt solid #000000"/>
    </style:style>
    <style:style style:name="Table2.B39" style:family="table-cell">
      <style:table-cell-properties fo:padding="0.0382in" fo:border-left="0.05pt solid #000000" fo:border-right="0.05pt solid #000000" fo:border-top="none" fo:border-bottom="0.05pt solid #000000"/>
    </style:style>
    <style:style style:name="Table2.A40" style:family="table-cell">
      <style:table-cell-properties fo:padding="0.0382in" fo:border-left="0.05pt solid #000000" fo:border-right="none" fo:border-top="none" fo:border-bottom="0.05pt solid #000000"/>
    </style:style>
    <style:style style:name="Table2.B40" style:family="table-cell">
      <style:table-cell-properties fo:padding="0.0382in" fo:border-left="0.05pt solid #000000" fo:border-right="0.05pt solid #000000" fo:border-top="none" fo:border-bottom="0.05pt solid #000000"/>
    </style:style>
    <style:style style:name="Table2.A41" style:family="table-cell">
      <style:table-cell-properties fo:padding="0.0382in" fo:border-left="0.05pt solid #000000" fo:border-right="none" fo:border-top="none" fo:border-bottom="0.05pt solid #000000"/>
    </style:style>
    <style:style style:name="Table2.B41" style:family="table-cell">
      <style:table-cell-properties fo:padding="0.0382in" fo:border-left="0.05pt solid #000000" fo:border-right="0.05pt solid #000000" fo:border-top="none" fo:border-bottom="0.05pt solid #000000"/>
    </style:style>
    <style:style style:name="Table2.A42" style:family="table-cell">
      <style:table-cell-properties fo:padding="0.0382in" fo:border-left="0.05pt solid #000000" fo:border-right="none" fo:border-top="none" fo:border-bottom="0.05pt solid #000000"/>
    </style:style>
    <style:style style:name="Table2.B42" style:family="table-cell">
      <style:table-cell-properties fo:padding="0.0382in" fo:border-left="0.05pt solid #000000" fo:border-right="0.05pt solid #000000" fo:border-top="none" fo:border-bottom="0.05pt solid #000000"/>
    </style:style>
    <style:style style:name="Table2.A43" style:family="table-cell">
      <style:table-cell-properties fo:padding="0.0382in" fo:border-left="0.05pt solid #000000" fo:border-right="none" fo:border-top="none" fo:border-bottom="0.05pt solid #000000"/>
    </style:style>
    <style:style style:name="Table2.B43" style:family="table-cell">
      <style:table-cell-properties fo:padding="0.0382in" fo:border-left="0.05pt solid #000000" fo:border-right="0.05pt solid #000000" fo:border-top="none" fo:border-bottom="0.05pt solid #000000"/>
    </style:style>
    <style:style style:name="Table2.A44" style:family="table-cell">
      <style:table-cell-properties fo:padding="0.0382in" fo:border-left="0.05pt solid #000000" fo:border-right="none" fo:border-top="none" fo:border-bottom="0.05pt solid #000000"/>
    </style:style>
    <style:style style:name="Table2.B44" style:family="table-cell">
      <style:table-cell-properties fo:padding="0.0382in" fo:border-left="0.05pt solid #000000" fo:border-right="0.05pt solid #000000" fo:border-top="none" fo:border-bottom="0.05pt solid #000000"/>
    </style:style>
    <style:style style:name="Table2.A45" style:family="table-cell">
      <style:table-cell-properties fo:padding="0.0382in" fo:border-left="0.05pt solid #000000" fo:border-right="none" fo:border-top="none" fo:border-bottom="0.05pt solid #000000"/>
    </style:style>
    <style:style style:name="Table2.B45" style:family="table-cell">
      <style:table-cell-properties fo:padding="0.0382in" fo:border-left="0.05pt solid #000000" fo:border-right="0.05pt solid #000000" fo:border-top="none" fo:border-bottom="0.05pt solid #000000"/>
    </style:style>
    <style:style style:name="Table2.A46" style:family="table-cell">
      <style:table-cell-properties fo:padding="0.0382in" fo:border-left="0.05pt solid #000000" fo:border-right="none" fo:border-top="none" fo:border-bottom="0.05pt solid #000000"/>
    </style:style>
    <style:style style:name="Table2.B46" style:family="table-cell">
      <style:table-cell-properties fo:padding="0.0382in" fo:border-left="0.05pt solid #000000" fo:border-right="0.05pt solid #000000" fo:border-top="none" fo:border-bottom="0.05pt solid #000000"/>
    </style:style>
    <style:style style:name="Table2.A47" style:family="table-cell">
      <style:table-cell-properties fo:padding="0.0382in" fo:border-left="0.05pt solid #000000" fo:border-right="0.05pt solid #000000" fo:border-top="none" fo:border-bottom="0.05pt solid #000000"/>
    </style:style>
    <style:style style:name="Table3" style:family="table">
      <style:table-properties style:width="7.1333in" table:align="margins" style:writing-mode="lr-tb"/>
    </style:style>
    <style:style style:name="Table3.A" style:family="table-column">
      <style:table-column-properties style:column-width="0.3771in" style:rel-column-width="3464*"/>
    </style:style>
    <style:style style:name="Table3.B" style:family="table-column">
      <style:table-column-properties style:column-width="6.7563in" style:rel-column-width="62071*"/>
    </style:style>
    <style:style style:name="Table3.A1" style:family="table-cell">
      <style:table-cell-properties fo:padding="0.0382in" fo:border="none"/>
    </style:style>
    <style:style style:name="Table4" style:family="table">
      <style:table-properties style:width="7.2097in" table:align="margins" style:writing-mode="lr-tb"/>
    </style:style>
    <style:style style:name="Table4.A" style:family="table-column">
      <style:table-column-properties style:column-width="4.5in" style:rel-column-width="40904*"/>
    </style:style>
    <style:style style:name="Table4.B" style:family="table-column">
      <style:table-column-properties style:column-width="2.7097in" style:rel-column-width="24631*"/>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B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0.05pt solid #000000" fo:border-top="none" fo:border-bottom="0.05pt solid #000000"/>
    </style:style>
    <style:style style:name="Table6" style:family="table">
      <style:table-properties style:width="7.2097in" table:align="margins" style:writing-mode="lr-tb"/>
    </style:style>
    <style:style style:name="Table6.A" style:family="table-column">
      <style:table-column-properties style:column-width="7.2097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7.2097in" table:align="margins" style:writing-mode="lr-tb"/>
    </style:style>
    <style:style style:name="Table7.A" style:family="table-column">
      <style:table-column-properties style:column-width="4.1889in" style:rel-column-width="38076*"/>
    </style:style>
    <style:style style:name="Table7.B" style:family="table-column">
      <style:table-column-properties style:column-width="3.0208in" style:rel-column-width="2745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in" fo:margin-bottom="0.0693in" loext:contextual-spacing="false" fo:text-align="end" style:justify-single-word="false"/>
    </style:style>
    <style:style style:name="P2" style:family="paragraph" style:parent-style-name="Footer">
      <style:paragraph-properties fo:margin-top="0in" fo:margin-bottom="0.0693in" loext:contextual-spacing="false" fo:text-align="start" style:justify-single-word="false"/>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normal" officeooo:rsid="01cefb63" officeooo:paragraph-rsid="01e7c435" style:font-style-asian="normal" style:font-weight-asian="normal" style:font-style-complex="normal" style:font-weight-complex="normal"/>
    </style:style>
    <style:style style:name="P5" style:family="paragraph" style:parent-style-name="Standard">
      <style:text-properties fo:font-style="normal" fo:font-weight="normal" officeooo:rsid="0193f785" officeooo:paragraph-rsid="01e7c435" style:font-style-asian="normal" style:font-weight-asian="normal" style:font-style-complex="normal" style:font-weight-complex="normal"/>
    </style:style>
    <style:style style:name="P6" style:family="paragraph" style:parent-style-name="Standard">
      <style:text-properties fo:font-style="normal" fo:font-weight="normal" officeooo:rsid="019a1074" officeooo:paragraph-rsid="01e7c435" style:font-style-asian="normal" style:font-weight-asian="normal" style:font-style-complex="normal" style:font-weight-complex="normal"/>
    </style:style>
    <style:style style:name="P7" style:family="paragraph" style:parent-style-name="Standard">
      <style:text-properties fo:font-style="normal" fo:font-weight="normal" officeooo:paragraph-rsid="01eb412a" style:font-style-asian="normal" style:font-weight-asian="normal" style:font-style-complex="normal" style:font-weight-complex="normal"/>
    </style:style>
    <style:style style:name="P8" style:family="paragraph" style:parent-style-name="Standard">
      <style:text-properties fo:font-style="normal" fo:font-weight="normal" officeooo:rsid="028bd7cf" officeooo:paragraph-rsid="028bd7cf" style:font-style-asian="normal" style:font-weight-asian="normal" style:font-style-complex="normal" style:font-weight-complex="normal"/>
    </style:style>
    <style:style style:name="P9" style:family="paragraph" style:parent-style-name="Standard">
      <style:text-properties fo:font-style="normal" fo:font-weight="normal" officeooo:rsid="028bd7cf" officeooo:paragraph-rsid="0291a1c3" style:font-style-asian="normal" style:font-weight-asian="normal" style:font-style-complex="normal" style:font-weight-complex="normal"/>
    </style:style>
    <style:style style:name="P10" style:family="paragraph" style:parent-style-name="Standard">
      <style:text-properties fo:font-style="normal" fo:font-weight="normal" officeooo:rsid="02959b26" officeooo:paragraph-rsid="02959b26" style:font-style-asian="normal" style:font-weight-asian="normal" style:font-style-complex="normal" style:font-weight-complex="normal"/>
    </style:style>
    <style:style style:name="P11" style:family="paragraph" style:parent-style-name="Standard">
      <style:text-properties fo:font-style="normal" fo:font-weight="normal" officeooo:rsid="029cc3af" officeooo:paragraph-rsid="029cc3af" style:font-style-asian="normal" style:font-weight-asian="normal" style:font-style-complex="normal" style:font-weight-complex="normal"/>
    </style:style>
    <style:style style:name="P12" style:family="paragraph" style:parent-style-name="Standard">
      <style:text-properties fo:font-style="normal" fo:font-weight="normal" officeooo:rsid="019ab88f" officeooo:paragraph-rsid="01e7c435" style:font-style-asian="normal" style:font-weight-asian="normal" style:font-style-complex="normal" style:font-weight-complex="normal"/>
    </style:style>
    <style:style style:name="P13" style:family="paragraph" style:parent-style-name="Standard">
      <style:text-properties fo:font-style="normal" fo:font-weight="normal" officeooo:rsid="019c4723" officeooo:paragraph-rsid="019c4723" style:font-style-asian="normal" style:font-weight-asian="normal" style:font-style-complex="normal" style:font-weight-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tyle="normal" officeooo:paragraph-rsid="004d7180" style:font-style-asian="normal" style:font-style-complex="normal"/>
    </style:style>
    <style:style style:name="P16" style:family="paragraph" style:parent-style-name="Standard">
      <style:text-properties fo:font-style="normal" officeooo:rsid="0101e41b" officeooo:paragraph-rsid="0101e41b" style:font-style-asian="normal" style:font-style-complex="normal"/>
    </style:style>
    <style:style style:name="P17" style:family="paragraph" style:parent-style-name="Standard">
      <style:text-properties fo:font-style="normal" officeooo:rsid="01c19540" officeooo:paragraph-rsid="01f081b5" style:font-style-asian="normal" style:font-style-complex="normal"/>
    </style:style>
    <style:style style:name="P18" style:family="paragraph" style:parent-style-name="Standard">
      <style:text-properties fo:font-style="normal" officeooo:rsid="0016d686" officeooo:paragraph-rsid="01eb412a" style:font-style-asian="normal" style:font-style-complex="normal"/>
    </style:style>
    <style:style style:name="P19" style:family="paragraph" style:parent-style-name="Standard">
      <style:text-properties fo:font-style="normal" officeooo:paragraph-rsid="01e7c435" style:font-style-asian="normal" style:font-style-complex="normal"/>
    </style:style>
    <style:style style:name="P20" style:family="paragraph" style:parent-style-name="Standard">
      <style:text-properties fo:font-style="normal" officeooo:rsid="018d9837" officeooo:paragraph-rsid="01eb412a" style:font-style-asian="normal" style:font-style-complex="normal"/>
    </style:style>
    <style:style style:name="P21" style:family="paragraph" style:parent-style-name="Standard">
      <style:text-properties fo:font-style="normal" officeooo:paragraph-rsid="01f081b5" style:font-style-asian="normal" style:font-style-complex="normal"/>
    </style:style>
    <style:style style:name="P22" style:family="paragraph" style:parent-style-name="Standard">
      <style:text-properties fo:font-style="normal" officeooo:paragraph-rsid="0202ade2" style:font-style-asian="normal" style:font-style-complex="normal"/>
    </style:style>
    <style:style style:name="P23" style:family="paragraph" style:parent-style-name="Standard">
      <style:text-properties fo:font-style="normal" officeooo:rsid="02089825" officeooo:paragraph-rsid="020d9f65" style:font-style-asian="normal" style:font-style-complex="normal"/>
    </style:style>
    <style:style style:name="P24" style:family="paragraph" style:parent-style-name="Standard">
      <style:text-properties fo:font-style="normal" officeooo:rsid="021f2628" officeooo:paragraph-rsid="021f2628" style:font-style-asian="normal" style:font-style-complex="normal"/>
    </style:style>
    <style:style style:name="P25" style:family="paragraph" style:parent-style-name="Standard">
      <style:text-properties fo:font-style="normal" officeooo:rsid="022787fc" officeooo:paragraph-rsid="022787fc" style:font-style-asian="normal" style:font-style-complex="normal"/>
    </style:style>
    <style:style style:name="P26" style:family="paragraph" style:parent-style-name="Standard">
      <style:text-properties fo:font-style="normal" officeooo:rsid="02380b0a" officeooo:paragraph-rsid="02380b0a" style:font-style-asian="normal" style:font-style-complex="normal"/>
    </style:style>
    <style:style style:name="P27" style:family="paragraph" style:parent-style-name="Standard">
      <style:text-properties fo:font-style="normal" officeooo:rsid="025941fa" officeooo:paragraph-rsid="025941fa" style:font-style-asian="normal" style:font-style-complex="normal"/>
    </style:style>
    <style:style style:name="P28" style:family="paragraph" style:parent-style-name="Standard">
      <style:text-properties fo:font-style="normal" officeooo:rsid="0148c657" officeooo:paragraph-rsid="026c601c" style:font-style-asian="normal" style:font-style-complex="normal"/>
    </style:style>
    <style:style style:name="P29" style:family="paragraph" style:parent-style-name="Standard">
      <style:text-properties fo:font-style="normal" officeooo:rsid="01491da5" officeooo:paragraph-rsid="026c601c" style:font-style-asian="normal" style:font-style-complex="normal"/>
    </style:style>
    <style:style style:name="P30" style:family="paragraph" style:parent-style-name="Standard">
      <style:text-properties fo:font-style="normal" officeooo:rsid="028fdc44" officeooo:paragraph-rsid="028fdc44" style:font-style-asian="normal" style:font-style-complex="normal"/>
    </style:style>
    <style:style style:name="P31" style:family="paragraph" style:parent-style-name="Standard">
      <style:text-properties fo:font-style="normal" officeooo:rsid="02ec0c28" officeooo:paragraph-rsid="02ec0c28" style:font-style-asian="normal" style:font-style-complex="normal"/>
    </style:style>
    <style:style style:name="P32" style:family="paragraph" style:parent-style-name="Standard">
      <style:text-properties fo:font-style="normal" officeooo:rsid="02ee3dcf" officeooo:paragraph-rsid="02ee3dcf" style:font-style-asian="normal" style:font-style-complex="normal"/>
    </style:style>
    <style:style style:name="P33" style:family="paragraph" style:parent-style-name="Standard">
      <style:text-properties fo:font-style="normal" officeooo:rsid="02f04115" officeooo:paragraph-rsid="02f04115" style:font-style-asian="normal" style:font-style-complex="normal"/>
    </style:style>
    <style:style style:name="P34" style:family="paragraph" style:parent-style-name="Standard">
      <style:text-properties fo:font-style="normal" officeooo:rsid="0014e21b" officeooo:paragraph-rsid="01eb412a" style:font-style-asian="normal" style:font-style-complex="normal"/>
    </style:style>
    <style:style style:name="P35" style:family="paragraph" style:parent-style-name="Standard">
      <style:text-properties fo:font-style="normal" officeooo:rsid="02f3329d" officeooo:paragraph-rsid="02f3329d" style:font-style-asian="normal" style:font-style-complex="normal"/>
    </style:style>
    <style:style style:name="P36" style:family="paragraph" style:parent-style-name="Standard">
      <style:text-properties fo:font-style="normal" officeooo:rsid="01ae477c" officeooo:paragraph-rsid="01f081b5" style:font-style-asian="normal" style:font-style-complex="normal"/>
    </style:style>
    <style:style style:name="P37" style:family="paragraph" style:parent-style-name="Standard">
      <style:text-properties fo:font-style="normal" officeooo:rsid="02f4b359" officeooo:paragraph-rsid="02f4b359" style:font-style-asian="normal" style:font-style-complex="normal"/>
    </style:style>
    <style:style style:name="P38" style:family="paragraph" style:parent-style-name="Standard">
      <style:text-properties fo:font-style="normal" officeooo:rsid="0308c035" officeooo:paragraph-rsid="0308c035" style:font-style-asian="normal" style:font-style-complex="normal"/>
    </style:style>
    <style:style style:name="P39" style:family="paragraph" style:parent-style-name="Standard">
      <style:text-properties fo:font-weight="bold" style:font-weight-asian="bold" style:font-weight-complex="bold"/>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fo:font-weight="normal" officeooo:paragraph-rsid="00658171" style:font-weight-asian="normal" style:font-weight-complex="normal"/>
    </style:style>
    <style:style style:name="P42" style:family="paragraph" style:parent-style-name="Standard">
      <style:text-properties fo:font-weight="normal" officeooo:paragraph-rsid="0100f104" style:font-weight-asian="normal" style:font-weight-complex="normal"/>
    </style:style>
    <style:style style:name="P43" style:family="paragraph" style:parent-style-name="Standard">
      <style:text-properties fo:font-weight="normal" officeooo:rsid="02020725" officeooo:paragraph-rsid="026c601c" style:font-weight-asian="normal" style:font-weight-complex="normal"/>
    </style:style>
    <style:style style:name="P44" style:family="paragraph" style:parent-style-name="Standard">
      <style:text-properties fo:font-weight="normal" officeooo:paragraph-rsid="019705d7" style:font-weight-asian="normal" style:font-weight-complex="normal"/>
    </style:style>
    <style:style style:name="P45" style:family="paragraph" style:parent-style-name="Standard">
      <style:text-properties fo:font-weight="normal" officeooo:rsid="0291a1c3" officeooo:paragraph-rsid="0291a1c3" style:font-weight-asian="normal" style:font-weight-complex="normal"/>
    </style:style>
    <style:style style:name="P46" style:family="paragraph" style:parent-style-name="Standard">
      <style:text-properties fo:font-weight="normal" officeooo:paragraph-rsid="0291a1c3" style:font-weight-asian="normal" style:font-weight-complex="normal"/>
    </style:style>
    <style:style style:name="P47" style:family="paragraph" style:parent-style-name="Standard">
      <style:text-properties fo:font-weight="normal" officeooo:rsid="02987475" officeooo:paragraph-rsid="02987475" style:font-weight-asian="normal" style:font-weight-complex="normal"/>
    </style:style>
    <style:style style:name="P48" style:family="paragraph" style:parent-style-name="Standard">
      <style:text-properties fo:font-weight="normal" officeooo:rsid="0291cb88" officeooo:paragraph-rsid="0291cb88" style:font-weight-asian="normal" style:font-weight-complex="normal"/>
    </style:style>
    <style:style style:name="P49" style:family="paragraph" style:parent-style-name="Standard">
      <style:text-properties fo:font-weight="normal" officeooo:rsid="029ae744" officeooo:paragraph-rsid="029ae744" style:font-weight-asian="normal" style:font-weight-complex="normal"/>
    </style:style>
    <style:style style:name="P50" style:family="paragraph" style:parent-style-name="Standard">
      <style:text-properties fo:font-weight="normal" officeooo:rsid="029cc3af" officeooo:paragraph-rsid="029cc3af" style:font-weight-asian="normal" style:font-weight-complex="normal"/>
    </style:style>
    <style:style style:name="P51" style:family="paragraph" style:parent-style-name="Standard">
      <style:text-properties fo:font-size="10pt" style:font-size-asian="10pt" style:font-size-complex="10pt"/>
    </style:style>
    <style:style style:name="P52" style:family="paragraph" style:parent-style-name="Standard">
      <style:paragraph-properties fo:text-align="center" style:justify-single-word="false"/>
      <style:text-properties fo:font-size="10pt" style:font-size-asian="10pt" style:font-size-complex="10pt"/>
    </style:style>
    <style:style style:name="P53" style:family="paragraph" style:parent-style-name="Standard">
      <style:text-properties fo:font-size="10pt" fo:font-style="normal" style:font-size-asian="10pt" style:font-style-asian="normal" style:font-size-complex="10pt" style:font-style-complex="normal"/>
    </style:style>
    <style:style style:name="P54" style:family="paragraph" style:parent-style-name="Standard">
      <style:text-properties fo:font-size="10pt" fo:font-style="normal" officeooo:rsid="021e48b1" officeooo:paragraph-rsid="021e48b1" style:font-size-asian="10pt" style:font-style-asian="normal" style:font-size-complex="10pt" style:font-style-complex="normal"/>
    </style:style>
    <style:style style:name="P55" style:family="paragraph" style:parent-style-name="Standard">
      <style:text-properties fo:font-size="10pt" fo:font-style="normal" officeooo:rsid="0251ab12" officeooo:paragraph-rsid="0251ab12" style:font-size-asian="10pt" style:font-style-asian="normal" style:font-size-complex="10pt" style:font-style-complex="normal"/>
    </style:style>
    <style:style style:name="P56" style:family="paragraph" style:parent-style-name="Standard">
      <style:text-properties style:font-name="Courier 10 Pitch1"/>
    </style:style>
    <style:style style:name="P57" style:family="paragraph" style:parent-style-name="Standard">
      <style:text-properties style:font-name="Courier 10 Pitch1" fo:font-style="normal" fo:font-weight="normal" style:font-style-asian="normal" style:font-weight-asian="normal" style:font-style-complex="normal" style:font-weight-complex="normal"/>
    </style:style>
    <style:style style:name="P58" style:family="paragraph" style:parent-style-name="Standard">
      <style:text-properties style:font-name="Courier 10 Pitch1" fo:font-style="normal" fo:font-weight="normal" officeooo:paragraph-rsid="01eb412a" style:font-style-asian="normal" style:font-weight-asian="normal" style:font-style-complex="normal" style:font-weight-complex="normal"/>
    </style:style>
    <style:style style:name="P59" style:family="paragraph" style:parent-style-name="Standard">
      <style:text-properties style:font-name="Courier 10 Pitch1" fo:font-style="normal" style:font-style-asian="normal" style:font-style-complex="normal"/>
    </style:style>
    <style:style style:name="P60" style:family="paragraph" style:parent-style-name="Standard">
      <style:text-properties style:font-name="Courier 10 Pitch1" fo:font-style="normal" officeooo:rsid="02ec0c28" officeooo:paragraph-rsid="02ec0c28" style:font-style-asian="normal" style:font-style-complex="normal"/>
    </style:style>
    <style:style style:name="P61" style:family="paragraph" style:parent-style-name="Standard">
      <style:text-properties style:font-name="Courier 10 Pitch1" fo:font-style="normal" officeooo:rsid="03150ac8" officeooo:paragraph-rsid="03150ac8" style:font-style-asian="normal" style:font-style-complex="normal"/>
    </style:style>
    <style:style style:name="P62" style:family="paragraph" style:parent-style-name="Standard">
      <style:text-properties style:font-name="Courier 10 Pitch1" fo:font-style="normal" officeooo:rsid="03164d0b" officeooo:paragraph-rsid="03164d0b" style:font-style-asian="normal" style:font-style-complex="normal"/>
    </style:style>
    <style:style style:name="P63" style:family="paragraph" style:parent-style-name="Standard">
      <style:text-properties style:font-name="Courier 10 Pitch1" fo:font-weight="normal" style:font-weight-asian="normal" style:font-weight-complex="normal"/>
    </style:style>
    <style:style style:name="P64" style:family="paragraph" style:parent-style-name="Standard">
      <style:text-properties style:font-name="Courier 10 Pitch1" officeooo:rsid="001a7257" officeooo:paragraph-rsid="001a7257"/>
    </style:style>
    <style:style style:name="P65" style:family="paragraph" style:parent-style-name="Standard">
      <style:text-properties style:font-name="Courier 10 Pitch1" fo:language="en" fo:country="US" officeooo:paragraph-rsid="0098ad46" style:language-asian="en" style:country-asian="US" style:language-complex="en" style:country-complex="US"/>
    </style:style>
    <style:style style:name="P66" style:family="paragraph" style:parent-style-name="Standard">
      <style:text-properties style:font-name="Courier 10 Pitch1" officeooo:rsid="005258c5" officeooo:paragraph-rsid="01eb412a"/>
    </style:style>
    <style:style style:name="P67" style:family="paragraph" style:parent-style-name="Standard">
      <style:text-properties style:font-name="Courier 10 Pitch1" officeooo:rsid="0016d686" officeooo:paragraph-rsid="01eb412a"/>
    </style:style>
    <style:style style:name="P68" style:family="paragraph" style:parent-style-name="Standard">
      <style:text-properties style:font-name="Courier 10 Pitch1" officeooo:rsid="00f659cc" officeooo:paragraph-rsid="026c601c"/>
    </style:style>
    <style:style style:name="P69" style:family="paragraph" style:parent-style-name="Standard">
      <style:text-properties style:font-name="Courier 10 Pitch1" officeooo:rsid="02ec0c28" officeooo:paragraph-rsid="02ec0c28"/>
    </style:style>
    <style:style style:name="P70" style:family="paragraph" style:parent-style-name="Standard">
      <style:text-properties style:font-name="Courier 10 Pitch1" officeooo:rsid="02f6cd4c" officeooo:paragraph-rsid="02f6cd4c"/>
    </style:style>
    <style:style style:name="P71" style:family="paragraph" style:parent-style-name="Standard">
      <style:text-properties fo:language="en" fo:country="US" fo:font-style="normal" officeooo:paragraph-rsid="00672bcf" style:language-asian="en" style:country-asian="US" style:font-style-asian="normal" style:language-complex="en" style:country-complex="US" style:font-style-complex="normal"/>
    </style:style>
    <style:style style:name="P72" style:family="paragraph" style:parent-style-name="Standard">
      <style:text-properties fo:language="en" fo:country="US" fo:font-style="normal" officeooo:rsid="008a1b91" officeooo:paragraph-rsid="008da299" style:language-asian="en" style:country-asian="US" style:font-style-asian="normal" style:language-complex="en" style:country-complex="US" style:font-style-complex="normal"/>
    </style:style>
    <style:style style:name="P73" style:family="paragraph" style:parent-style-name="Standard">
      <style:text-properties fo:language="en" fo:country="US" fo:font-style="normal" officeooo:rsid="009e9d4f" officeooo:paragraph-rsid="009e9d4f" style:language-asian="en" style:country-asian="US" style:font-style-asian="normal" style:language-complex="en" style:country-complex="US" style:font-style-complex="normal"/>
    </style:style>
    <style:style style:name="P74" style:family="paragraph" style:parent-style-name="Standard">
      <style:text-properties fo:language="en" fo:country="US" fo:font-style="normal" officeooo:paragraph-rsid="009d3c24" style:language-asian="en" style:country-asian="US" style:font-style-asian="normal" style:language-complex="en" style:country-complex="US" style:font-style-complex="normal"/>
    </style:style>
    <style:style style:name="P75" style:family="paragraph" style:parent-style-name="Standard">
      <style:text-properties fo:language="en" fo:country="US" fo:font-style="normal" officeooo:rsid="02ac5500" officeooo:paragraph-rsid="02ac5500" style:language-asian="en" style:country-asian="US" style:font-style-asian="normal" style:language-complex="en" style:country-complex="US" style:font-style-complex="normal"/>
    </style:style>
    <style:style style:name="P76" style:family="paragraph" style:parent-style-name="Standard">
      <style:text-properties fo:language="en" fo:country="US" officeooo:paragraph-rsid="0098ad46" style:language-asian="en" style:country-asian="US" style:language-complex="en" style:country-complex="US"/>
    </style:style>
    <style:style style:name="P77" style:family="paragraph" style:parent-style-name="Standard">
      <style:paragraph-properties fo:text-align="center" style:justify-single-word="false"/>
    </style:style>
    <style:style style:name="P78" style:family="paragraph" style:parent-style-name="Standard">
      <style:text-properties fo:font-size="8pt" style:font-size-asian="8pt" style:font-size-complex="8pt"/>
    </style:style>
    <style:style style:name="P79" style:family="paragraph" style:parent-style-name="Standard">
      <style:text-properties officeooo:rsid="001a7257" officeooo:paragraph-rsid="001a7257"/>
    </style:style>
    <style:style style:name="P80" style:family="paragraph" style:parent-style-name="Standard">
      <style:text-properties officeooo:rsid="002ad3bc" officeooo:paragraph-rsid="002ad3bc"/>
    </style:style>
    <style:style style:name="P81" style:family="paragraph" style:parent-style-name="Standard">
      <style:text-properties officeooo:rsid="002da40f" officeooo:paragraph-rsid="002da40f"/>
    </style:style>
    <style:style style:name="P82" style:family="paragraph" style:parent-style-name="Standard">
      <style:text-properties officeooo:paragraph-rsid="004d7180"/>
    </style:style>
    <style:style style:name="P83" style:family="paragraph" style:parent-style-name="Standard">
      <style:text-properties fo:font-style="italic" fo:font-weight="normal" officeooo:rsid="019705d7" officeooo:paragraph-rsid="025de960" style:font-style-asian="italic" style:font-weight-asian="normal" style:font-style-complex="italic" style:font-weight-complex="normal"/>
    </style:style>
    <style:style style:name="P84" style:family="paragraph" style:parent-style-name="Standard">
      <style:text-properties fo:font-style="italic" officeooo:rsid="00fd2302" officeooo:paragraph-rsid="01f26a72" style:font-style-asian="italic" style:font-style-complex="italic"/>
    </style:style>
    <style:style style:name="P85" style:family="paragraph" style:parent-style-name="Standard">
      <style:text-properties fo:font-style="italic" officeooo:rsid="00fd2302" officeooo:paragraph-rsid="026c601c" style:font-style-asian="italic" style:font-style-complex="italic"/>
    </style:style>
    <style:style style:name="P86" style:family="paragraph" style:parent-style-name="Standard">
      <style:text-properties fo:font-style="italic" officeooo:rsid="0308c035" officeooo:paragraph-rsid="01f26a72" style:font-style-asian="italic" style:font-style-complex="italic"/>
    </style:style>
    <style:style style:name="P87" style:family="paragraph" style:parent-style-name="Standard">
      <style:text-properties officeooo:paragraph-rsid="00658171"/>
    </style:style>
    <style:style style:name="P88" style:family="paragraph" style:parent-style-name="Standard">
      <style:text-properties officeooo:paragraph-rsid="009a9661"/>
    </style:style>
    <style:style style:name="P89" style:family="paragraph" style:parent-style-name="Standard">
      <style:text-properties officeooo:rsid="009a9661" officeooo:paragraph-rsid="009a9661"/>
    </style:style>
    <style:style style:name="P90" style:family="paragraph" style:parent-style-name="Standard">
      <style:text-properties officeooo:paragraph-rsid="009c0617"/>
    </style:style>
    <style:style style:name="P91" style:family="paragraph" style:parent-style-name="Standard">
      <style:text-properties officeooo:paragraph-rsid="009cd119"/>
    </style:style>
    <style:style style:name="P92" style:family="paragraph" style:parent-style-name="Standard">
      <style:text-properties officeooo:paragraph-rsid="00672bcf"/>
    </style:style>
    <style:style style:name="P93" style:family="paragraph" style:parent-style-name="Standard">
      <style:text-properties officeooo:rsid="009f82d8" officeooo:paragraph-rsid="009f82d8"/>
    </style:style>
    <style:style style:name="P94" style:family="paragraph" style:parent-style-name="Standard">
      <style:text-properties officeooo:paragraph-rsid="00a6c1ec"/>
    </style:style>
    <style:style style:name="P95" style:family="paragraph" style:parent-style-name="Standard">
      <style:text-properties officeooo:paragraph-rsid="00b6b88e"/>
    </style:style>
    <style:style style:name="P96" style:family="paragraph" style:parent-style-name="Standard">
      <style:text-properties officeooo:rsid="00e4bdc6" officeooo:paragraph-rsid="00e4bdc6"/>
    </style:style>
    <style:style style:name="P97" style:family="paragraph" style:parent-style-name="Standard">
      <style:text-properties officeooo:paragraph-rsid="00e9fa4c"/>
    </style:style>
    <style:style style:name="P98" style:family="paragraph" style:parent-style-name="Standard">
      <style:text-properties officeooo:rsid="0101e41b" officeooo:paragraph-rsid="0101e41b"/>
    </style:style>
    <style:style style:name="P99" style:family="paragraph" style:parent-style-name="Standard">
      <style:text-properties officeooo:paragraph-rsid="017ec665"/>
    </style:style>
    <style:style style:name="P100" style:family="paragraph" style:parent-style-name="Standard">
      <style:text-properties officeooo:paragraph-rsid="0195250f"/>
    </style:style>
    <style:style style:name="P101" style:family="paragraph" style:parent-style-name="Standard">
      <style:text-properties officeooo:rsid="009d3c24" officeooo:paragraph-rsid="00658171"/>
    </style:style>
    <style:style style:name="P102" style:family="paragraph" style:parent-style-name="Standard">
      <style:text-properties officeooo:rsid="01b41ee7" officeooo:paragraph-rsid="01b41ee7"/>
    </style:style>
    <style:style style:name="P103" style:family="paragraph" style:parent-style-name="Standard">
      <style:text-properties officeooo:rsid="01b41ee7" officeooo:paragraph-rsid="023ab066"/>
    </style:style>
    <style:style style:name="P104" style:family="paragraph" style:parent-style-name="Standard">
      <style:text-properties officeooo:rsid="01b50f13" officeooo:paragraph-rsid="01b50f13"/>
    </style:style>
    <style:style style:name="P105" style:family="paragraph" style:parent-style-name="Standard">
      <style:text-properties officeooo:rsid="01b70d34" officeooo:paragraph-rsid="01b70d34"/>
    </style:style>
    <style:style style:name="P106" style:family="paragraph" style:parent-style-name="Standard">
      <style:text-properties officeooo:rsid="01d642c3" officeooo:paragraph-rsid="01d642c3"/>
    </style:style>
    <style:style style:name="P107" style:family="paragraph" style:parent-style-name="Standard">
      <style:text-properties officeooo:paragraph-rsid="01e35a47"/>
    </style:style>
    <style:style style:name="P108" style:family="paragraph" style:parent-style-name="Standard">
      <style:text-properties officeooo:rsid="00959636" officeooo:paragraph-rsid="01f081b5"/>
    </style:style>
    <style:style style:name="P109" style:family="paragraph" style:parent-style-name="Standard">
      <style:text-properties officeooo:paragraph-rsid="01eb412a"/>
    </style:style>
    <style:style style:name="P110" style:family="paragraph" style:parent-style-name="Standard">
      <style:text-properties officeooo:paragraph-rsid="01e7c435"/>
    </style:style>
    <style:style style:name="P111" style:family="paragraph" style:parent-style-name="Standard">
      <style:text-properties officeooo:rsid="0030ce46" officeooo:paragraph-rsid="01e7c435"/>
    </style:style>
    <style:style style:name="P112" style:family="paragraph" style:parent-style-name="Standard">
      <style:text-properties officeooo:rsid="01a9d752" officeooo:paragraph-rsid="01e7c435"/>
    </style:style>
    <style:style style:name="P113" style:family="paragraph" style:parent-style-name="Standard">
      <style:text-properties officeooo:rsid="01ae0ab2" officeooo:paragraph-rsid="01e7c435"/>
    </style:style>
    <style:style style:name="P114" style:family="paragraph" style:parent-style-name="Standard">
      <style:text-properties officeooo:rsid="01ae0ab2" officeooo:paragraph-rsid="01f081b5"/>
    </style:style>
    <style:style style:name="P115" style:family="paragraph" style:parent-style-name="Standard">
      <style:text-properties officeooo:rsid="01ab3b6e" officeooo:paragraph-rsid="01e7c435"/>
    </style:style>
    <style:style style:name="P116" style:family="paragraph" style:parent-style-name="Standard">
      <style:text-properties officeooo:rsid="018fbed4" officeooo:paragraph-rsid="01eb412a"/>
    </style:style>
    <style:style style:name="P117" style:family="paragraph" style:parent-style-name="Standard">
      <style:text-properties officeooo:rsid="0047a1f6" officeooo:paragraph-rsid="01eb412a"/>
    </style:style>
    <style:style style:name="P118" style:family="paragraph" style:parent-style-name="Standard">
      <style:text-properties officeooo:rsid="018d9837" officeooo:paragraph-rsid="01eb412a"/>
    </style:style>
    <style:style style:name="P119" style:family="paragraph" style:parent-style-name="Standard">
      <style:text-properties officeooo:rsid="0014e21b" officeooo:paragraph-rsid="01eb412a"/>
    </style:style>
    <style:style style:name="P120" style:family="paragraph" style:parent-style-name="Standard">
      <style:text-properties officeooo:rsid="0016d686" officeooo:paragraph-rsid="01eb412a"/>
    </style:style>
    <style:style style:name="P121" style:family="paragraph" style:parent-style-name="Standard">
      <style:text-properties officeooo:paragraph-rsid="01ed77db"/>
    </style:style>
    <style:style style:name="P122" style:family="paragraph" style:parent-style-name="Standard">
      <style:paragraph-properties fo:text-align="start" style:justify-single-word="false"/>
      <style:text-properties officeooo:paragraph-rsid="01f081b5"/>
    </style:style>
    <style:style style:name="P123" style:family="paragraph" style:parent-style-name="Standard">
      <style:text-properties officeooo:rsid="01bda1e8" officeooo:paragraph-rsid="01f081b5"/>
    </style:style>
    <style:style style:name="P124" style:family="paragraph" style:parent-style-name="Standard">
      <style:text-properties officeooo:rsid="01be1e64" officeooo:paragraph-rsid="01f081b5"/>
    </style:style>
    <style:style style:name="P125" style:family="paragraph" style:parent-style-name="Standard">
      <style:text-properties officeooo:rsid="01c19540" officeooo:paragraph-rsid="01f081b5"/>
    </style:style>
    <style:style style:name="P126" style:family="paragraph" style:parent-style-name="Standard">
      <style:text-properties officeooo:rsid="004601e9" officeooo:paragraph-rsid="01f081b5"/>
    </style:style>
    <style:style style:name="P127" style:family="paragraph" style:parent-style-name="Standard">
      <style:text-properties officeooo:paragraph-rsid="01f081b5"/>
    </style:style>
    <style:style style:name="P128" style:family="paragraph" style:parent-style-name="Standard">
      <style:text-properties officeooo:paragraph-rsid="01f53bc4"/>
    </style:style>
    <style:style style:name="P129" style:family="paragraph" style:parent-style-name="Standard">
      <style:text-properties officeooo:paragraph-rsid="01fd7164"/>
    </style:style>
    <style:style style:name="P130" style:family="paragraph" style:parent-style-name="Standard">
      <style:text-properties officeooo:rsid="01ff646b" officeooo:paragraph-rsid="01ff646b"/>
    </style:style>
    <style:style style:name="P131" style:family="paragraph" style:parent-style-name="Standard">
      <style:text-properties officeooo:paragraph-rsid="01fff51b"/>
    </style:style>
    <style:style style:name="P132" style:family="paragraph" style:parent-style-name="Standard">
      <style:text-properties officeooo:paragraph-rsid="0202ade2"/>
    </style:style>
    <style:style style:name="P133" style:family="paragraph" style:parent-style-name="Standard">
      <style:text-properties officeooo:rsid="021e48b1" officeooo:paragraph-rsid="021e48b1"/>
    </style:style>
    <style:style style:name="P134" style:family="paragraph" style:parent-style-name="Standard">
      <style:text-properties officeooo:rsid="021e48b1" officeooo:paragraph-rsid="02525fbe"/>
    </style:style>
    <style:style style:name="P135" style:family="paragraph" style:parent-style-name="Standard">
      <style:text-properties officeooo:rsid="021f2628" officeooo:paragraph-rsid="021f2628"/>
    </style:style>
    <style:style style:name="P136" style:family="paragraph" style:parent-style-name="Standard">
      <style:text-properties officeooo:rsid="021f2628" officeooo:paragraph-rsid="02209c61"/>
    </style:style>
    <style:style style:name="P137" style:family="paragraph" style:parent-style-name="Standard">
      <style:text-properties officeooo:rsid="0220e252" officeooo:paragraph-rsid="0220e252"/>
    </style:style>
    <style:style style:name="P138" style:family="paragraph" style:parent-style-name="Standard">
      <style:text-properties officeooo:rsid="022787fc" officeooo:paragraph-rsid="022787fc"/>
    </style:style>
    <style:style style:name="P139" style:family="paragraph" style:parent-style-name="Standard">
      <style:text-properties officeooo:rsid="022d5860" officeooo:paragraph-rsid="022d5860"/>
    </style:style>
    <style:style style:name="P140" style:family="paragraph" style:parent-style-name="Standard">
      <style:text-properties officeooo:rsid="0230758e" officeooo:paragraph-rsid="0230758e"/>
    </style:style>
    <style:style style:name="P141" style:family="paragraph" style:parent-style-name="Standard">
      <style:text-properties officeooo:rsid="0101bafa" officeooo:paragraph-rsid="0101bafa"/>
    </style:style>
    <style:style style:name="P142" style:family="paragraph" style:parent-style-name="Standard">
      <style:text-properties officeooo:paragraph-rsid="02330196"/>
    </style:style>
    <style:style style:name="P143" style:family="paragraph" style:parent-style-name="Standard">
      <style:text-properties officeooo:rsid="010888d2" officeooo:paragraph-rsid="01f26a72"/>
    </style:style>
    <style:style style:name="P144" style:family="paragraph" style:parent-style-name="Standard">
      <style:text-properties officeooo:rsid="010888d2" officeooo:paragraph-rsid="02475751"/>
    </style:style>
    <style:style style:name="P145" style:family="paragraph" style:parent-style-name="Standard">
      <style:text-properties officeooo:rsid="00f659cc" officeooo:paragraph-rsid="026c601c"/>
    </style:style>
    <style:style style:name="P146" style:family="paragraph" style:parent-style-name="Standard">
      <style:text-properties officeooo:rsid="00f88ad1" officeooo:paragraph-rsid="026c601c"/>
    </style:style>
    <style:style style:name="P147" style:family="paragraph" style:parent-style-name="Standard">
      <style:text-properties officeooo:rsid="00fd2302" officeooo:paragraph-rsid="01f26a72"/>
    </style:style>
    <style:style style:name="P148" style:family="paragraph" style:parent-style-name="Standard">
      <style:text-properties officeooo:rsid="00fd2302" officeooo:paragraph-rsid="026c601c"/>
    </style:style>
    <style:style style:name="P149" style:family="paragraph" style:parent-style-name="Standard">
      <style:text-properties style:text-position="0% 100%" fo:font-style="normal" officeooo:rsid="00fd2302" officeooo:paragraph-rsid="01f26a72" style:font-style-asian="normal" style:font-style-complex="normal"/>
    </style:style>
    <style:style style:name="P150" style:family="paragraph" style:parent-style-name="Standard">
      <style:text-properties style:text-position="0% 100%" fo:font-style="normal" officeooo:rsid="00fd2302" officeooo:paragraph-rsid="026c601c" style:font-style-asian="normal" style:font-style-complex="normal"/>
    </style:style>
    <style:style style:name="P151" style:family="paragraph" style:parent-style-name="Standard">
      <style:text-properties style:text-position="0% 100%" fo:font-style="normal" officeooo:rsid="0308c035" officeooo:paragraph-rsid="01f26a72" style:font-style-asian="normal" style:font-style-complex="normal"/>
    </style:style>
    <style:style style:name="P152" style:family="paragraph" style:parent-style-name="Standard">
      <style:text-properties officeooo:rsid="02346b31" officeooo:paragraph-rsid="02346b31"/>
    </style:style>
    <style:style style:name="P153" style:family="paragraph" style:parent-style-name="Standard">
      <style:text-properties officeooo:paragraph-rsid="023efadf"/>
    </style:style>
    <style:style style:name="P154" style:family="paragraph" style:parent-style-name="Standard">
      <style:text-properties officeooo:rsid="010979da" officeooo:paragraph-rsid="02475751"/>
    </style:style>
    <style:style style:name="P155" style:family="paragraph" style:parent-style-name="Standard">
      <style:text-properties officeooo:rsid="0251ab12" officeooo:paragraph-rsid="0251ab12"/>
    </style:style>
    <style:style style:name="P156" style:family="paragraph" style:parent-style-name="Standard">
      <style:text-properties officeooo:rsid="0257d679" officeooo:paragraph-rsid="0257d679"/>
    </style:style>
    <style:style style:name="P157" style:family="paragraph" style:parent-style-name="Standard">
      <style:text-properties officeooo:paragraph-rsid="025de960"/>
    </style:style>
    <style:style style:name="P158" style:family="paragraph" style:parent-style-name="Standard">
      <style:text-properties officeooo:rsid="010d8a89" officeooo:paragraph-rsid="026c601c"/>
    </style:style>
    <style:style style:name="P159" style:family="paragraph" style:parent-style-name="Standard">
      <style:text-properties officeooo:rsid="01141a51" officeooo:paragraph-rsid="026c601c"/>
    </style:style>
    <style:style style:name="P160" style:family="paragraph" style:parent-style-name="Standard">
      <style:text-properties officeooo:rsid="02020725" officeooo:paragraph-rsid="026c601c"/>
    </style:style>
    <style:style style:name="P161" style:family="paragraph" style:parent-style-name="Standard">
      <style:text-properties officeooo:rsid="010f7398" officeooo:paragraph-rsid="026c601c"/>
    </style:style>
    <style:style style:name="P162" style:family="paragraph" style:parent-style-name="Standard">
      <style:text-properties officeooo:rsid="0115c151" officeooo:paragraph-rsid="026c601c"/>
    </style:style>
    <style:style style:name="P163" style:family="paragraph" style:parent-style-name="Standard">
      <style:text-properties officeooo:rsid="013b233f" officeooo:paragraph-rsid="026c601c"/>
    </style:style>
    <style:style style:name="P164" style:family="paragraph" style:parent-style-name="Standard">
      <style:text-properties officeooo:rsid="012c90f2" officeooo:paragraph-rsid="026c601c"/>
    </style:style>
    <style:style style:name="P165" style:family="paragraph" style:parent-style-name="Standard">
      <style:text-properties officeooo:rsid="017b522b" officeooo:paragraph-rsid="026c601c"/>
    </style:style>
    <style:style style:name="P166" style:family="paragraph" style:parent-style-name="Standard">
      <style:text-properties officeooo:rsid="01d7be65" officeooo:paragraph-rsid="026c601c"/>
    </style:style>
    <style:style style:name="P167" style:family="paragraph" style:parent-style-name="Standard">
      <style:text-properties style:font-name="Liberation Sans1" fo:font-size="10pt" officeooo:paragraph-rsid="026c601c" style:font-size-asian="10pt" style:font-size-complex="10pt"/>
    </style:style>
    <style:style style:name="P168" style:family="paragraph" style:parent-style-name="Standard">
      <style:text-properties officeooo:paragraph-rsid="026c601c"/>
    </style:style>
    <style:style style:name="P169" style:family="paragraph" style:parent-style-name="Standard">
      <style:text-properties officeooo:rsid="027606af" officeooo:paragraph-rsid="027606af"/>
    </style:style>
    <style:style style:name="P170" style:family="paragraph" style:parent-style-name="Standard">
      <style:text-properties fo:font-variant="normal" fo:text-transform="none" fo:color="#000000" style:font-name="Times New Roman1" fo:letter-spacing="normal" fo:font-style="normal" officeooo:rsid="02264ec6" officeooo:paragraph-rsid="026c601c"/>
    </style:style>
    <style:style style:name="P171" style:family="paragraph" style:parent-style-name="Standard">
      <style:text-properties officeooo:paragraph-rsid="0101e41b"/>
    </style:style>
    <style:style style:name="P172" style:family="paragraph" style:parent-style-name="Standard">
      <style:text-properties officeooo:rsid="028bd7cf" officeooo:paragraph-rsid="028bd7cf"/>
    </style:style>
    <style:style style:name="P173" style:family="paragraph" style:parent-style-name="Standard">
      <style:text-properties officeooo:rsid="028cedad" officeooo:paragraph-rsid="028cedad"/>
    </style:style>
    <style:style style:name="P174" style:family="paragraph" style:parent-style-name="Standard">
      <style:text-properties officeooo:rsid="028eebbf" officeooo:paragraph-rsid="028eebbf"/>
    </style:style>
    <style:style style:name="P175" style:family="paragraph" style:parent-style-name="Standard">
      <style:text-properties officeooo:rsid="028fdc44" officeooo:paragraph-rsid="028fdc44"/>
    </style:style>
    <style:style style:name="P176" style:family="paragraph" style:parent-style-name="Standard">
      <style:text-properties officeooo:rsid="0291cb88" officeooo:paragraph-rsid="029444cf"/>
    </style:style>
    <style:style style:name="P177" style:family="paragraph" style:parent-style-name="Standard">
      <style:text-properties officeooo:rsid="0292ed78" officeooo:paragraph-rsid="0292ed78"/>
    </style:style>
    <style:style style:name="P178" style:family="paragraph" style:parent-style-name="Standard">
      <style:text-properties officeooo:rsid="029bafef" officeooo:paragraph-rsid="029bafef"/>
    </style:style>
    <style:style style:name="P179" style:family="paragraph" style:parent-style-name="Standard">
      <style:text-properties officeooo:rsid="029f2a70" officeooo:paragraph-rsid="029f2a70"/>
    </style:style>
    <style:style style:name="P180" style:family="paragraph" style:parent-style-name="Standard">
      <style:text-properties officeooo:rsid="02aa970e" officeooo:paragraph-rsid="02aa970e"/>
    </style:style>
    <style:style style:name="P181" style:family="paragraph" style:parent-style-name="Standard">
      <style:text-properties officeooo:rsid="02ac5500" officeooo:paragraph-rsid="02ac5500"/>
    </style:style>
    <style:style style:name="P182" style:family="paragraph" style:parent-style-name="Standard">
      <style:text-properties officeooo:paragraph-rsid="02af31a5"/>
    </style:style>
    <style:style style:name="P183" style:family="paragraph" style:parent-style-name="Standard">
      <style:text-properties officeooo:rsid="02b00026" officeooo:paragraph-rsid="02b0f2f1"/>
    </style:style>
    <style:style style:name="P184" style:family="paragraph" style:parent-style-name="Standard">
      <style:text-properties officeooo:rsid="02b0f2f1" officeooo:paragraph-rsid="02b0f2f1"/>
    </style:style>
    <style:style style:name="P185" style:family="paragraph" style:parent-style-name="Standard">
      <style:text-properties officeooo:paragraph-rsid="01f26a72"/>
    </style:style>
    <style:style style:name="P186" style:family="paragraph" style:parent-style-name="Standard">
      <style:text-properties officeooo:rsid="01c75656" officeooo:paragraph-rsid="02ec0c28"/>
    </style:style>
    <style:style style:name="P187" style:family="paragraph" style:parent-style-name="Standard">
      <style:text-properties officeooo:rsid="02ec0c28" officeooo:paragraph-rsid="02ec0c28"/>
    </style:style>
    <style:style style:name="P188" style:family="paragraph" style:parent-style-name="Standard">
      <style:text-properties officeooo:rsid="01ae477c" officeooo:paragraph-rsid="01f081b5"/>
    </style:style>
    <style:style style:name="P189" style:family="paragraph" style:parent-style-name="Standard">
      <style:text-properties officeooo:rsid="02f4d16b" officeooo:paragraph-rsid="02f4d16b"/>
    </style:style>
    <style:style style:name="P190" style:family="paragraph" style:parent-style-name="Standard">
      <style:text-properties officeooo:rsid="02f6cd4c" officeooo:paragraph-rsid="02f6cd4c"/>
    </style:style>
    <style:style style:name="P191" style:family="paragraph" style:parent-style-name="Standard">
      <style:text-properties officeooo:rsid="0313fae3" officeooo:paragraph-rsid="0313fae3"/>
    </style:style>
    <style:style style:name="P192" style:family="paragraph" style:parent-style-name="Preformatted_20_Text">
      <loext:graphic-properties draw:fill="solid" draw:fill-color="#eeeeee" draw:opacity="100%"/>
      <style:paragraph-properties fo:background-color="#eeeeee"/>
    </style:style>
    <style:style style:name="P193" style:family="paragraph" style:parent-style-name="Preformatted_20_Text">
      <loext:graphic-properties draw:fill="solid" draw:fill-color="#dddddd" draw:opacity="100%"/>
      <style:paragraph-properties fo:background-color="#dddddd"/>
    </style:style>
    <style:style style:name="P194" style:family="paragraph" style:parent-style-name="Preformatted_20_Text">
      <loext:graphic-properties draw:fill="solid" draw:fill-color="#eeeeee" draw:opacity="100%"/>
      <style:paragraph-properties fo:background-color="#eeeeee"/>
      <style:text-properties style:font-name="Courier 10 Pitch1" officeooo:rsid="002ad3bc" officeooo:paragraph-rsid="002ad3bc"/>
    </style:style>
    <style:style style:name="P195" style:family="paragraph" style:parent-style-name="Preformatted_20_Text">
      <loext:graphic-properties draw:fill="solid" draw:fill-color="#eeeeee" draw:opacity="100%"/>
      <style:paragraph-properties fo:text-align="center" style:justify-single-word="false" fo:background-color="#eeeeee"/>
      <style:text-properties style:font-name="Courier 10 Pitch1" officeooo:rsid="002ad3bc" officeooo:paragraph-rsid="002ad3bc"/>
    </style:style>
    <style:style style:name="P196" style:family="paragraph" style:parent-style-name="Preformatted_20_Text">
      <loext:graphic-properties draw:fill="solid" draw:fill-color="#eeeeee" draw:opacity="100%"/>
      <style:paragraph-properties fo:background-color="#eeeeee"/>
      <style:text-properties style:font-name="Courier 10 Pitch1" officeooo:rsid="002ad3bc" officeooo:paragraph-rsid="002da40f"/>
    </style:style>
    <style:style style:name="P197" style:family="paragraph" style:parent-style-name="Preformatted_20_Text">
      <loext:graphic-properties draw:fill="solid" draw:fill-color="#eeeeee" draw:opacity="100%"/>
      <style:paragraph-properties fo:background-color="#eeeeee"/>
      <style:text-properties style:font-name="Courier 10 Pitch1" officeooo:rsid="002da40f" officeooo:paragraph-rsid="002da40f"/>
    </style:style>
    <style:style style:name="P198" style:family="paragraph" style:parent-style-name="Preformatted_20_Text">
      <loext:graphic-properties draw:fill="solid" draw:fill-color="#eeeeee" draw:opacity="100%"/>
      <style:paragraph-properties fo:background-color="#eeeeee"/>
      <style:text-properties style:font-name="Courier 10 Pitch1" fo:font-size="10pt" officeooo:rsid="02064c12" officeooo:paragraph-rsid="02064c12" style:font-size-asian="10pt" style:font-size-complex="10pt"/>
    </style:style>
    <style:style style:name="P199" style:family="paragraph" style:parent-style-name="Preformatted_20_Text">
      <loext:graphic-properties draw:fill="solid" draw:fill-color="#eeeeee" draw:opacity="100%"/>
      <style:paragraph-properties fo:background-color="#eeeeee"/>
      <style:text-properties style:font-name="Courier 10 Pitch1" fo:font-size="10pt" officeooo:rsid="02064c12" officeooo:paragraph-rsid="020c7f1c" style:font-size-asian="10pt" style:font-size-complex="10pt"/>
    </style:style>
    <style:style style:name="P200" style:family="paragraph" style:parent-style-name="Preformatted_20_Text">
      <loext:graphic-properties draw:fill="solid" draw:fill-color="#eeeeee" draw:opacity="100%"/>
      <style:paragraph-properties fo:text-align="center" style:justify-single-word="false" fo:background-color="#eeeeee"/>
      <style:text-properties style:font-name="Courier 10 Pitch1" fo:font-size="10pt" officeooo:rsid="020b6413" officeooo:paragraph-rsid="020b6413" style:font-size-asian="10pt" style:font-size-complex="10pt"/>
    </style:style>
    <style:style style:name="P201" style:family="paragraph" style:parent-style-name="Preformatted_20_Text">
      <style:text-properties style:font-name="Courier 10 Pitch1" fo:font-size="10pt" officeooo:rsid="0156dc8d" officeooo:paragraph-rsid="026c601c" style:font-size-asian="10pt" style:font-size-complex="10pt"/>
    </style:style>
    <style:style style:name="P202" style:family="paragraph" style:parent-style-name="Preformatted_20_Text">
      <style:text-properties style:font-name="Courier 10 Pitch1" fo:font-size="10pt" officeooo:rsid="01c4c0c1" officeooo:paragraph-rsid="026c601c" style:font-size-asian="10pt" style:font-size-complex="10pt"/>
    </style:style>
    <style:style style:name="P203" style:family="paragraph" style:parent-style-name="Preformatted_20_Text">
      <style:paragraph-properties fo:text-align="justify" style:justify-single-word="false"/>
      <style:text-properties style:font-name="Courier 10 Pitch1" fo:font-size="10pt" officeooo:rsid="01a3089a" officeooo:paragraph-rsid="026c601c" style:font-size-asian="10pt" style:font-size-complex="10pt"/>
    </style:style>
    <style:style style:name="P204" style:family="paragraph" style:parent-style-name="Preformatted_20_Text">
      <style:text-properties style:font-name="Courier 10 Pitch1" fo:font-size="10pt" officeooo:paragraph-rsid="026c601c" style:font-size-asian="10pt" style:font-size-complex="10pt"/>
    </style:style>
    <style:style style:name="P205" style:family="paragraph" style:parent-style-name="Preformatted_20_Text">
      <loext:graphic-properties draw:fill="solid" draw:fill-color="#dddddd" draw:opacity="100%"/>
      <style:paragraph-properties fo:background-color="#dddddd"/>
      <style:text-properties style:font-name="Courier 10 Pitch1" fo:font-size="10pt" style:font-size-asian="10pt" style:font-size-complex="10pt"/>
    </style:style>
    <style:style style:name="P206" style:family="paragraph" style:parent-style-name="Preformatted_20_Text">
      <loext:graphic-properties draw:fill="solid" draw:fill-color="#dddddd" draw:opacity="100%"/>
      <style:paragraph-properties fo:text-align="center" style:justify-single-word="false" fo:background-color="#dddddd"/>
      <style:text-properties style:font-name="Courier 10 Pitch1" fo:font-size="10pt" style:font-size-asian="10pt" style:font-size-complex="10pt"/>
    </style:style>
    <style:style style:name="P207" style:family="paragraph" style:parent-style-name="Preformatted_20_Text">
      <loext:graphic-properties draw:fill="solid" draw:fill-color="#eeeeee" draw:opacity="100%"/>
      <style:paragraph-properties fo:background-color="#eeeeee"/>
      <style:text-properties style:font-name="Courier 10 Pitch1" fo:font-size="10pt" fo:font-style="normal" officeooo:rsid="02089825" officeooo:paragraph-rsid="02089825" style:font-size-asian="10pt" style:font-style-asian="normal" style:font-size-complex="10pt" style:font-style-complex="normal"/>
    </style:style>
    <style:style style:name="P208" style:family="paragraph" style:parent-style-name="Preformatted_20_Text">
      <loext:graphic-properties draw:fill="solid" draw:fill-color="#eeeeee" draw:opacity="100%"/>
      <style:paragraph-properties fo:background-color="#eeeeee"/>
      <style:text-properties style:font-name="Courier 10 Pitch1" fo:font-size="10pt" fo:font-style="normal" officeooo:rsid="02089825" officeooo:paragraph-rsid="020a6327" style:font-size-asian="10pt" style:font-style-asian="normal" style:font-size-complex="10pt" style:font-style-complex="normal"/>
    </style:style>
    <style:style style:name="P209" style:family="paragraph" style:parent-style-name="Preformatted_20_Text">
      <loext:graphic-properties draw:fill="solid" draw:fill-color="#eeeeee" draw:opacity="100%"/>
      <style:paragraph-properties fo:text-align="center" style:justify-single-word="false" fo:background-color="#eeeeee"/>
      <style:text-properties style:font-name="Courier 10 Pitch1" fo:font-size="10pt" fo:font-style="normal" officeooo:rsid="020b6413" officeooo:paragraph-rsid="020b6413" style:font-size-asian="10pt" style:font-style-asian="normal" style:font-size-complex="10pt" style:font-style-complex="normal"/>
    </style:style>
    <style:style style:name="P210" style:family="paragraph" style:parent-style-name="Preformatted_20_Text">
      <loext:graphic-properties draw:fill="solid" draw:fill-color="#eeeeee" draw:opacity="100%"/>
      <style:paragraph-properties fo:background-color="#eeeeee"/>
      <style:text-properties style:font-name="Courier 10 Pitch1" fo:font-size="10pt" fo:font-style="normal" officeooo:rsid="02064c12" officeooo:paragraph-rsid="02064c12" style:font-size-asian="10pt" style:font-style-asian="normal" style:font-size-complex="10pt" style:font-style-complex="normal"/>
    </style:style>
    <style:style style:name="P211" style:family="paragraph" style:parent-style-name="Preformatted_20_Text">
      <style:text-properties style:font-name="Courier 10 Pitch1" fo:font-size="10pt" officeooo:rsid="010f7398" officeooo:paragraph-rsid="026c601c" style:font-size-asian="8.75pt" style:font-size-complex="10pt"/>
    </style:style>
    <style:style style:name="P212" style:family="paragraph" style:parent-style-name="Preformatted_20_Text">
      <style:text-properties style:font-name="Courier 10 Pitch1" fo:font-size="10pt" officeooo:paragraph-rsid="026c601c" style:font-size-asian="8.75pt" style:font-size-complex="10pt"/>
    </style:style>
    <style:style style:name="P213" style:family="paragraph" style:parent-style-name="Preformatted_20_Text">
      <style:text-properties style:font-name="Courier 10 Pitch1" officeooo:rsid="0194982e" officeooo:paragraph-rsid="026c601c"/>
    </style:style>
    <style:style style:name="P214" style:family="paragraph" style:parent-style-name="Preformatted_20_Text">
      <style:text-properties style:font-name="Courier 10 Pitch1" fo:font-weight="normal" officeooo:rsid="0195982f" officeooo:paragraph-rsid="026c601c" style:font-weight-asian="normal" style:font-weight-complex="normal"/>
    </style:style>
    <style:style style:name="P215" style:family="paragraph" style:parent-style-name="Preformatted_20_Text">
      <style:text-properties style:font-name="Courier 10 Pitch1" fo:font-weight="normal" officeooo:rsid="01959b3e" officeooo:paragraph-rsid="026c601c" style:font-weight-asian="normal" style:font-weight-complex="normal"/>
    </style:style>
    <style:style style:name="P216" style:family="paragraph" style:parent-style-name="Preformatted_20_Text">
      <style:text-properties style:font-name="Courier 10 Pitch1" fo:font-weight="normal" officeooo:rsid="021866b3" officeooo:paragraph-rsid="026c601c" style:font-weight-asian="normal" style:font-weight-complex="normal"/>
    </style:style>
    <style:style style:name="P217" style:family="paragraph" style:parent-style-name="Preformatted_20_Text">
      <style:paragraph-properties fo:text-align="justify" style:justify-single-word="false"/>
      <style:text-properties style:font-name="Courier 10 Pitch1" fo:font-weight="normal" officeooo:rsid="01d19803" officeooo:paragraph-rsid="026c601c" style:font-weight-asian="normal" style:font-weight-complex="normal"/>
    </style:style>
    <style:style style:name="P218" style:family="paragraph" style:parent-style-name="Preformatted_20_Text">
      <style:paragraph-properties fo:text-align="justify" style:justify-single-word="false"/>
      <style:text-properties style:font-name="Courier 10 Pitch1" fo:font-weight="normal" officeooo:rsid="01dd6987" officeooo:paragraph-rsid="026c601c" style:font-weight-asian="normal" style:font-weight-complex="normal"/>
    </style:style>
    <style:style style:name="P219" style:family="paragraph" style:parent-style-name="Preformatted_20_Text">
      <style:text-properties style:font-name="Courier 10 Pitch1" fo:font-weight="normal" officeooo:rsid="01fd6991" officeooo:paragraph-rsid="026c601c" style:font-weight-asian="normal" style:font-weight-complex="normal"/>
    </style:style>
    <style:style style:name="P220" style:family="paragraph" style:parent-style-name="Preformatted_20_Text">
      <style:text-properties style:font-name="Courier 10 Pitch1" fo:font-weight="normal" officeooo:rsid="01fea695" officeooo:paragraph-rsid="026c601c" style:font-weight-asian="normal" style:font-weight-complex="normal"/>
    </style:style>
    <style:style style:name="P221" style:family="paragraph" style:parent-style-name="Preformatted_20_Text">
      <style:text-properties style:font-name="Courier 10 Pitch1" officeooo:rsid="01fba1d3" officeooo:paragraph-rsid="026c601c"/>
    </style:style>
    <style:style style:name="P222" style:family="paragraph" style:parent-style-name="Preformatted_20_Text">
      <style:text-properties style:font-name="Courier 10 Pitch1" officeooo:rsid="01981bdb" officeooo:paragraph-rsid="026c601c"/>
    </style:style>
    <style:style style:name="P223" style:family="paragraph" style:parent-style-name="Preformatted_20_Text">
      <style:text-properties style:font-name="Courier 10 Pitch1" officeooo:rsid="01c7fe20" officeooo:paragraph-rsid="026c601c"/>
    </style:style>
    <style:style style:name="P224" style:family="paragraph" style:parent-style-name="Preformatted_20_Text">
      <style:text-properties style:font-name="Courier 10 Pitch1" officeooo:rsid="01c95a27" officeooo:paragraph-rsid="026c601c"/>
    </style:style>
    <style:style style:name="P225" style:family="paragraph" style:parent-style-name="Preformatted_20_Text">
      <style:text-properties style:font-name="Courier 10 Pitch1" officeooo:rsid="01cac5cb" officeooo:paragraph-rsid="026c601c"/>
    </style:style>
    <style:style style:name="P226" style:family="paragraph" style:parent-style-name="Preformatted_20_Text">
      <style:text-properties style:font-name="Courier 10 Pitch1" officeooo:rsid="01cca994" officeooo:paragraph-rsid="026c601c"/>
    </style:style>
    <style:style style:name="P227" style:family="paragraph" style:parent-style-name="Preformatted_20_Text">
      <style:text-properties style:font-name="Courier 10 Pitch1" officeooo:rsid="01a202cc" officeooo:paragraph-rsid="026c601c"/>
    </style:style>
    <style:style style:name="P228" style:family="paragraph" style:parent-style-name="Preformatted_20_Text">
      <style:paragraph-properties fo:text-align="justify" style:justify-single-word="false"/>
      <style:text-properties style:font-name="Courier 10 Pitch1" officeooo:rsid="01db548f" officeooo:paragraph-rsid="026c601c"/>
    </style:style>
    <style:style style:name="P229" style:family="paragraph" style:parent-style-name="Preformatted_20_Text">
      <style:paragraph-properties fo:text-align="justify" style:justify-single-word="false"/>
      <style:text-properties style:font-name="Courier 10 Pitch1" officeooo:rsid="01d19803" officeooo:paragraph-rsid="026c601c"/>
    </style:style>
    <style:style style:name="P230" style:family="paragraph" style:parent-style-name="Preformatted_20_Text">
      <style:paragraph-properties fo:text-align="justify" style:justify-single-word="false"/>
      <style:text-properties style:font-name="Courier 10 Pitch1" officeooo:rsid="01d2f438" officeooo:paragraph-rsid="026c601c"/>
    </style:style>
    <style:style style:name="P231" style:family="paragraph" style:parent-style-name="Preformatted_20_Text">
      <style:paragraph-properties fo:text-align="justify" style:justify-single-word="false"/>
      <style:text-properties style:font-name="Courier 10 Pitch1" officeooo:rsid="01d44907" officeooo:paragraph-rsid="026c601c"/>
    </style:style>
    <style:style style:name="P232" style:family="paragraph" style:parent-style-name="Preformatted_20_Text">
      <style:paragraph-properties fo:text-align="justify" style:justify-single-word="false"/>
      <style:text-properties style:font-name="Courier 10 Pitch1" officeooo:rsid="01d5fa1e" officeooo:paragraph-rsid="026c601c"/>
    </style:style>
    <style:style style:name="P233" style:family="paragraph" style:parent-style-name="Preformatted_20_Text">
      <style:paragraph-properties fo:text-align="justify" style:justify-single-word="false"/>
      <style:text-properties style:font-name="Courier 10 Pitch1" officeooo:rsid="01dd6987" officeooo:paragraph-rsid="026c601c"/>
    </style:style>
    <style:style style:name="P234" style:family="paragraph" style:parent-style-name="Preformatted_20_Text">
      <style:text-properties style:font-name="Courier 10 Pitch1" officeooo:rsid="01fd6991" officeooo:paragraph-rsid="026c601c"/>
    </style:style>
    <style:style style:name="P235" style:family="paragraph" style:parent-style-name="Preformatted_20_Text">
      <style:text-properties style:font-name="Courier 10 Pitch1" officeooo:rsid="01e5252d" officeooo:paragraph-rsid="026c601c"/>
    </style:style>
    <style:style style:name="P236" style:family="paragraph" style:parent-style-name="Preformatted_20_Text">
      <style:text-properties style:font-name="Courier 10 Pitch1" fo:font-style="normal" fo:font-weight="normal" officeooo:rsid="01e6c531" officeooo:paragraph-rsid="026c601c" style:font-style-asian="normal" style:font-weight-asian="normal" style:font-style-complex="normal" style:font-weight-complex="normal"/>
    </style:style>
    <style:style style:name="P237" style:family="paragraph" style:parent-style-name="Preformatted_20_Text">
      <style:text-properties style:font-name="Courier 10 Pitch1" fo:font-style="normal" fo:font-weight="normal" officeooo:rsid="01e88770" officeooo:paragraph-rsid="026c601c" style:font-style-asian="normal" style:font-weight-asian="normal" style:font-style-complex="normal" style:font-weight-complex="normal"/>
    </style:style>
    <style:style style:name="P238" style:family="paragraph" style:parent-style-name="Preformatted_20_Text">
      <style:text-properties style:font-name="Courier 10 Pitch1" fo:font-style="normal" officeooo:rsid="018d9837" officeooo:paragraph-rsid="02f04115" style:font-style-asian="normal" style:font-style-complex="normal"/>
    </style:style>
    <style:style style:name="P239" style:family="paragraph" style:parent-style-name="Preformatted_20_Text">
      <style:text-properties style:font-name="Courier 10 Pitch1" officeooo:rsid="01f514d5" officeooo:paragraph-rsid="026c601c"/>
    </style:style>
    <style:style style:name="P240" style:family="paragraph" style:parent-style-name="Preformatted_20_Text">
      <style:text-properties style:font-name="Courier 10 Pitch1" officeooo:rsid="01ec62ec" officeooo:paragraph-rsid="026c601c"/>
    </style:style>
    <style:style style:name="P241" style:family="paragraph" style:parent-style-name="Preformatted_20_Text">
      <style:text-properties style:font-name="Courier 10 Pitch1" officeooo:rsid="0227cf8b" officeooo:paragraph-rsid="026c601c"/>
    </style:style>
    <style:style style:name="P242" style:family="paragraph" style:parent-style-name="Preformatted_20_Text">
      <style:text-properties style:font-name="Courier 10 Pitch1" officeooo:paragraph-rsid="026c601c"/>
    </style:style>
    <style:style style:name="P243" style:family="paragraph" style:parent-style-name="Preformatted_20_Text">
      <loext:graphic-properties draw:fill="solid" draw:fill-color="#dddddd" draw:opacity="100%"/>
      <style:paragraph-properties fo:background-color="#dddddd"/>
      <style:text-properties style:font-name="Courier 10 Pitch1"/>
    </style:style>
    <style:style style:name="P244" style:family="paragraph" style:parent-style-name="Preformatted_20_Text">
      <loext:graphic-properties draw:fill="solid" draw:fill-color="#dddddd" draw:opacity="100%"/>
      <style:paragraph-properties fo:text-align="center" style:justify-single-word="false" fo:background-color="#dddddd"/>
      <style:text-properties style:font-name="Courier 10 Pitch1"/>
    </style:style>
    <style:style style:name="P245" style:family="paragraph" style:parent-style-name="Preformatted_20_Text">
      <loext:graphic-properties draw:fill="solid" draw:fill-color="#eeeeee" draw:opacity="100%"/>
      <style:paragraph-properties fo:text-align="center" style:justify-single-word="false" fo:background-color="#eeeeee"/>
      <style:text-properties fo:font-style="normal" officeooo:paragraph-rsid="02064c12" style:font-style-asian="normal" style:font-style-complex="normal"/>
    </style:style>
    <style:style style:name="P246" style:family="paragraph" style:parent-style-name="Preformatted_20_Text">
      <style:text-properties fo:font-style="normal" officeooo:rsid="025627cf" style:font-style-asian="normal" style:font-style-complex="normal"/>
    </style:style>
    <style:style style:name="P247" style:family="paragraph" style:parent-style-name="Preformatted_20_Text">
      <style:text-properties fo:font-style="normal" officeooo:rsid="028bd7cf" style:font-style-asian="normal" style:font-style-complex="normal"/>
    </style:style>
    <style:style style:name="P248" style:family="paragraph" style:parent-style-name="Preformatted_20_Text">
      <style:text-properties fo:font-style="normal" fo:font-weight="normal" officeooo:rsid="01d7be65" officeooo:paragraph-rsid="026c601c" style:font-style-asian="normal" style:font-weight-asian="normal" style:font-style-complex="normal" style:font-weight-complex="normal"/>
    </style:style>
    <style:style style:name="P249" style:family="paragraph" style:parent-style-name="Preformatted_20_Text">
      <style:text-properties fo:font-style="normal" fo:font-weight="normal" officeooo:rsid="01d9aeee" officeooo:paragraph-rsid="026c601c" style:font-style-asian="normal" style:font-weight-asian="normal" style:font-style-complex="normal" style:font-weight-complex="normal"/>
    </style:style>
    <style:style style:name="P250" style:family="paragraph" style:parent-style-name="Preformatted_20_Text">
      <loext:graphic-properties draw:fill="solid" draw:fill-color="#eeeeee" draw:opacity="100%"/>
      <style:paragraph-properties fo:background-color="#eeeeee"/>
      <style:text-properties officeooo:rsid="02198bd4" officeooo:paragraph-rsid="02198bd4"/>
    </style:style>
    <style:style style:name="P251" style:family="paragraph" style:parent-style-name="Preformatted_20_Text">
      <loext:graphic-properties draw:fill="solid" draw:fill-color="#eeeeee" draw:opacity="100%"/>
      <style:paragraph-properties fo:background-color="#eeeeee"/>
      <style:text-properties officeooo:rsid="02198bd4" officeooo:paragraph-rsid="0222d0b7"/>
    </style:style>
    <style:style style:name="P252" style:family="paragraph" style:parent-style-name="Preformatted_20_Text">
      <loext:graphic-properties draw:fill="solid" draw:fill-color="#eeeeee" draw:opacity="100%"/>
      <style:paragraph-properties fo:background-color="#eeeeee"/>
      <style:text-properties officeooo:rsid="02198bd4" officeooo:paragraph-rsid="022787fc"/>
    </style:style>
    <style:style style:name="P253" style:family="paragraph" style:parent-style-name="Preformatted_20_Text">
      <loext:graphic-properties draw:fill="solid" draw:fill-color="#eeeeee" draw:opacity="100%"/>
      <style:paragraph-properties fo:text-align="center" style:justify-single-word="false" fo:background-color="#eeeeee"/>
      <style:text-properties officeooo:rsid="021e48b1" officeooo:paragraph-rsid="021e48b1"/>
    </style:style>
    <style:style style:name="P254" style:family="paragraph" style:parent-style-name="Preformatted_20_Text">
      <loext:graphic-properties draw:fill="solid" draw:fill-color="#eeeeee" draw:opacity="100%"/>
      <style:paragraph-properties fo:background-color="#eeeeee"/>
      <style:text-properties officeooo:rsid="021e48b1" officeooo:paragraph-rsid="021e48b1"/>
    </style:style>
    <style:style style:name="P255" style:family="paragraph" style:parent-style-name="Preformatted_20_Text">
      <style:text-properties officeooo:rsid="021e48b1" officeooo:paragraph-rsid="021f2628"/>
    </style:style>
    <style:style style:name="P256" style:family="paragraph" style:parent-style-name="Preformatted_20_Text">
      <loext:graphic-properties draw:fill="solid" draw:fill-color="#eeeeee" draw:opacity="100%"/>
      <style:paragraph-properties fo:background-color="#eeeeee"/>
      <style:text-properties officeooo:rsid="021e48b1" officeooo:paragraph-rsid="021f2628"/>
    </style:style>
    <style:style style:name="P257" style:family="paragraph" style:parent-style-name="Preformatted_20_Text">
      <loext:graphic-properties draw:fill="solid" draw:fill-color="#eeeeee" draw:opacity="100%"/>
      <style:paragraph-properties fo:background-color="#eeeeee"/>
      <style:text-properties officeooo:rsid="021e48b1" officeooo:paragraph-rsid="02209c61"/>
    </style:style>
    <style:style style:name="P258" style:family="paragraph" style:parent-style-name="Preformatted_20_Text">
      <loext:graphic-properties draw:fill="solid" draw:fill-color="#eeeeee" draw:opacity="100%"/>
      <style:paragraph-properties fo:background-color="#eeeeee"/>
      <style:text-properties officeooo:rsid="021e48b1" officeooo:paragraph-rsid="0222d0b7"/>
    </style:style>
    <style:style style:name="P259" style:family="paragraph" style:parent-style-name="Preformatted_20_Text">
      <loext:graphic-properties draw:fill="solid" draw:fill-color="#eeeeee" draw:opacity="100%"/>
      <style:paragraph-properties fo:background-color="#eeeeee"/>
      <style:text-properties officeooo:rsid="021e48b1" officeooo:paragraph-rsid="02272754"/>
    </style:style>
    <style:style style:name="P260" style:family="paragraph" style:parent-style-name="Preformatted_20_Text">
      <loext:graphic-properties draw:fill="solid" draw:fill-color="#eeeeee" draw:opacity="100%"/>
      <style:paragraph-properties fo:background-color="#eeeeee"/>
      <style:text-properties officeooo:rsid="021e48b1" officeooo:paragraph-rsid="022787fc"/>
    </style:style>
    <style:style style:name="P261" style:family="paragraph" style:parent-style-name="Preformatted_20_Text">
      <loext:graphic-properties draw:fill="solid" draw:fill-color="#eeeeee" draw:opacity="100%"/>
      <style:paragraph-properties fo:background-color="#eeeeee"/>
      <style:text-properties officeooo:paragraph-rsid="021e48b1"/>
    </style:style>
    <style:style style:name="P262" style:family="paragraph" style:parent-style-name="Preformatted_20_Text">
      <loext:graphic-properties draw:fill="solid" draw:fill-color="#eeeeee" draw:opacity="100%"/>
      <style:paragraph-properties fo:background-color="#eeeeee"/>
      <style:text-properties officeooo:rsid="021f2628" officeooo:paragraph-rsid="0222d0b7"/>
    </style:style>
    <style:style style:name="P263" style:family="paragraph" style:parent-style-name="Preformatted_20_Text">
      <loext:graphic-properties draw:fill="solid" draw:fill-color="#eeeeee" draw:opacity="100%"/>
      <style:paragraph-properties fo:background-color="#eeeeee"/>
      <style:text-properties officeooo:rsid="021f2628" officeooo:paragraph-rsid="022787fc"/>
    </style:style>
    <style:style style:name="P264" style:family="paragraph" style:parent-style-name="Preformatted_20_Text">
      <loext:graphic-properties draw:fill="solid" draw:fill-color="#eeeeee" draw:opacity="100%"/>
      <style:paragraph-properties fo:background-color="#eeeeee"/>
      <style:text-properties officeooo:paragraph-rsid="0222d0b7"/>
    </style:style>
    <style:style style:name="P265" style:family="paragraph" style:parent-style-name="Preformatted_20_Text">
      <loext:graphic-properties draw:fill="solid" draw:fill-color="#eeeeee" draw:opacity="100%"/>
      <style:paragraph-properties fo:text-align="center" style:justify-single-word="false" fo:background-color="#eeeeee"/>
      <style:text-properties officeooo:rsid="0222d0b7" officeooo:paragraph-rsid="0222d0b7"/>
    </style:style>
    <style:style style:name="P266" style:family="paragraph" style:parent-style-name="Preformatted_20_Text">
      <loext:graphic-properties draw:fill="solid" draw:fill-color="#eeeeee" draw:opacity="100%"/>
      <style:paragraph-properties fo:background-color="#eeeeee"/>
      <style:text-properties officeooo:rsid="02272754" officeooo:paragraph-rsid="02272754"/>
    </style:style>
    <style:style style:name="P267" style:family="paragraph" style:parent-style-name="Preformatted_20_Text">
      <loext:graphic-properties draw:fill="solid" draw:fill-color="#eeeeee" draw:opacity="100%"/>
      <style:paragraph-properties fo:background-color="#eeeeee"/>
      <style:text-properties officeooo:rsid="021c5291" officeooo:paragraph-rsid="021c5291"/>
    </style:style>
    <style:style style:name="P268" style:family="paragraph" style:parent-style-name="Preformatted_20_Text">
      <loext:graphic-properties draw:fill="solid" draw:fill-color="#eeeeee" draw:opacity="100%"/>
      <style:paragraph-properties fo:background-color="#eeeeee"/>
      <style:text-properties officeooo:rsid="021c5291" officeooo:paragraph-rsid="02272754"/>
    </style:style>
    <style:style style:name="P269" style:family="paragraph" style:parent-style-name="Preformatted_20_Text">
      <loext:graphic-properties draw:fill="solid" draw:fill-color="#eeeeee" draw:opacity="100%"/>
      <style:paragraph-properties fo:background-color="#eeeeee"/>
      <style:text-properties officeooo:paragraph-rsid="02272754"/>
    </style:style>
    <style:style style:name="P270" style:family="paragraph" style:parent-style-name="Preformatted_20_Text">
      <loext:graphic-properties draw:fill="solid" draw:fill-color="#eeeeee" draw:opacity="100%"/>
      <style:paragraph-properties fo:background-color="#eeeeee"/>
      <style:text-properties officeooo:paragraph-rsid="022787fc"/>
    </style:style>
    <style:style style:name="P271" style:family="paragraph" style:parent-style-name="Preformatted_20_Text">
      <loext:graphic-properties draw:fill="solid" draw:fill-color="#eeeeee" draw:opacity="100%"/>
      <style:paragraph-properties fo:background-color="#eeeeee"/>
      <style:text-properties officeooo:rsid="022787fc" officeooo:paragraph-rsid="022787fc"/>
    </style:style>
    <style:style style:name="P272" style:family="paragraph" style:parent-style-name="Preformatted_20_Text">
      <loext:graphic-properties draw:fill="solid" draw:fill-color="#eeeeee" draw:opacity="100%"/>
      <style:paragraph-properties fo:text-align="center" style:justify-single-word="false" fo:background-color="#eeeeee"/>
      <style:text-properties officeooo:rsid="022787fc" officeooo:paragraph-rsid="022787fc"/>
    </style:style>
    <style:style style:name="P273" style:family="paragraph" style:parent-style-name="Preformatted_20_Text">
      <loext:graphic-properties draw:fill="solid" draw:fill-color="#eeeeee" draw:opacity="100%"/>
      <style:paragraph-properties fo:background-color="#eeeeee"/>
      <style:text-properties fo:font-size="8pt" officeooo:paragraph-rsid="0279bd50" style:font-size-asian="8pt" style:font-size-complex="8pt"/>
    </style:style>
    <style:style style:name="P274" style:family="paragraph" style:parent-style-name="Preformatted_20_Text">
      <loext:graphic-properties draw:fill="solid" draw:fill-color="#eeeeee" draw:opacity="100%"/>
      <style:paragraph-properties fo:background-color="#eeeeee"/>
      <style:text-properties officeooo:rsid="02965816" officeooo:paragraph-rsid="02965816"/>
    </style:style>
    <style:style style:name="P275" style:family="paragraph" style:parent-style-name="Preformatted_20_Text">
      <loext:graphic-properties draw:fill="solid" draw:fill-color="#eeeeee" draw:opacity="100%"/>
      <style:paragraph-properties fo:text-align="center" style:justify-single-word="false" fo:background-color="#eeeeee"/>
      <style:text-properties officeooo:rsid="02965816" officeooo:paragraph-rsid="02965816"/>
    </style:style>
    <style:style style:name="P276" style:family="paragraph" style:parent-style-name="Preformatted_20_Text">
      <loext:graphic-properties draw:fill="solid" draw:fill-color="#eeeeee" draw:opacity="100%"/>
      <style:paragraph-properties fo:background-color="#eeeeee"/>
      <style:text-properties officeooo:rsid="029cc3af" officeooo:paragraph-rsid="029e239b"/>
    </style:style>
    <style:style style:name="P277" style:family="paragraph" style:parent-style-name="Preformatted_20_Text">
      <style:text-properties fo:font-weight="normal" style:font-weight-asian="normal" style:font-weight-complex="normal"/>
    </style:style>
    <style:style style:name="P278" style:family="paragraph" style:parent-style-name="Preformatted_20_Text">
      <loext:graphic-properties draw:fill="solid" draw:fill-color="#eeeeee" draw:opacity="100%"/>
      <style:paragraph-properties fo:text-align="center" style:justify-single-word="false" fo:background-color="#eeeeee"/>
      <style:text-properties fo:font-weight="normal" officeooo:rsid="029cc3af" officeooo:paragraph-rsid="029e239b" style:font-weight-asian="normal" style:font-weight-complex="normal"/>
    </style:style>
    <style:style style:name="P279" style:family="paragraph" style:parent-style-name="Preformatted_20_Text">
      <style:text-properties fo:font-weight="normal" officeooo:rsid="028bd7cf" style:font-weight-asian="normal" style:font-weight-complex="normal"/>
    </style:style>
    <style:style style:name="P280" style:family="paragraph" style:parent-style-name="Preformatted_20_Text">
      <style:text-properties fo:font-weight="normal" officeooo:rsid="028bd7cf" officeooo:paragraph-rsid="0291a1c3" style:font-weight-asian="normal" style:font-weight-complex="normal"/>
    </style:style>
    <style:style style:name="P281" style:family="paragraph" style:parent-style-name="Preformatted_20_Text">
      <style:paragraph-properties fo:text-align="center" style:justify-single-word="false"/>
    </style:style>
    <style:style style:name="P282" style:family="paragraph" style:parent-style-name="Preformatted_20_Text">
      <style:paragraph-properties fo:text-align="center" style:justify-single-word="false"/>
      <style:text-properties officeooo:paragraph-rsid="026c601c"/>
    </style:style>
    <style:style style:name="P283" style:family="paragraph" style:parent-style-name="Preformatted_20_Text">
      <loext:graphic-properties draw:fill="solid" draw:fill-color="#dddddd" draw:opacity="100%"/>
      <style:paragraph-properties fo:text-align="center" style:justify-single-word="false" fo:background-color="#dddddd"/>
      <style:text-properties officeooo:paragraph-rsid="026c601c"/>
    </style:style>
    <style:style style:name="P284" style:family="paragraph" style:parent-style-name="Preformatted_20_Text">
      <loext:graphic-properties draw:fill="solid" draw:fill-color="#dddddd" draw:opacity="100%"/>
      <style:paragraph-properties fo:text-align="center" style:justify-single-word="false" fo:background-color="#dddddd"/>
    </style:style>
    <style:style style:name="P285" style:family="paragraph" style:parent-style-name="Preformatted_20_Text">
      <style:text-properties fo:font-size="10pt" fo:language="en" fo:country="US" fo:font-style="normal" fo:font-weight="normal" officeooo:rsid="01c8cee4" officeooo:paragraph-rsid="01eb412a" style:font-size-asian="10pt" style:language-asian="en" style:country-asian="US" style:font-style-asian="normal" style:font-weight-asian="normal" style:font-size-complex="10pt" style:language-complex="en" style:country-complex="US" style:font-style-complex="normal" style:font-weight-complex="normal"/>
    </style:style>
    <style:style style:name="P286" style:family="paragraph" style:parent-style-name="Preformatted_20_Text">
      <style:text-properties fo:font-size="10pt" fo:font-style="normal" officeooo:rsid="0251ab12" style:font-size-asian="10pt" style:font-style-asian="normal" style:font-size-complex="10pt" style:font-style-complex="normal"/>
    </style:style>
    <style:style style:name="P287" style:family="paragraph" style:parent-style-name="Preformatted_20_Text">
      <style:text-properties fo:font-size="10pt" fo:font-style="normal" officeooo:rsid="025de960" style:font-size-asian="10pt" style:font-style-asian="normal" style:font-size-complex="10pt" style:font-style-complex="normal"/>
    </style:style>
    <style:style style:name="P288" style:family="paragraph" style:parent-style-name="Preformatted_20_Text">
      <style:text-properties fo:font-size="10pt" fo:font-style="normal" officeooo:rsid="02525fbe" officeooo:paragraph-rsid="02525fbe" style:font-size-asian="10pt" style:font-style-asian="normal" style:font-size-complex="10pt" style:font-style-complex="normal"/>
    </style:style>
    <style:style style:name="P289" style:family="paragraph" style:parent-style-name="Preformatted_20_Text">
      <loext:graphic-properties draw:fill="solid" draw:fill-color="#dddddd" draw:opacity="100%"/>
      <style:paragraph-properties fo:background-color="#dddddd"/>
      <style:text-properties fo:font-size="10pt" style:font-size-asian="10pt" style:font-size-complex="10pt"/>
    </style:style>
    <style:style style:name="P290" style:family="paragraph" style:parent-style-name="Preformatted_20_Text">
      <loext:graphic-properties draw:fill="solid" draw:fill-color="#dddddd" draw:opacity="100%"/>
      <style:paragraph-properties fo:text-align="center" style:justify-single-word="false" fo:background-color="#dddddd"/>
      <style:text-properties fo:font-size="10pt" style:font-size-asian="10pt" style:font-size-complex="10pt"/>
    </style:style>
    <style:style style:name="P291" style:family="paragraph" style:parent-style-name="Preformatted_20_Text">
      <style:text-properties officeooo:paragraph-rsid="01e7c435"/>
    </style:style>
    <style:style style:name="P292" style:family="paragraph" style:parent-style-name="Preformatted_20_Text">
      <style:text-properties officeooo:paragraph-rsid="01eb412a"/>
    </style:style>
    <style:style style:name="P293" style:family="paragraph" style:parent-style-name="Preformatted_20_Text">
      <style:text-properties officeooo:paragraph-rsid="01f081b5"/>
    </style:style>
    <style:style style:name="P294" style:family="paragraph" style:parent-style-name="Preformatted_20_Text">
      <style:text-properties officeooo:rsid="0230758e" officeooo:paragraph-rsid="0230758e"/>
    </style:style>
    <style:style style:name="P295" style:family="paragraph" style:parent-style-name="Preformatted_20_Text">
      <style:text-properties officeooo:paragraph-rsid="02567db5"/>
    </style:style>
    <style:style style:name="P296" style:family="paragraph" style:parent-style-name="Preformatted_20_Text">
      <style:text-properties officeooo:rsid="0257d679" officeooo:paragraph-rsid="0257d679"/>
    </style:style>
    <style:style style:name="P297" style:family="paragraph" style:parent-style-name="Preformatted_20_Text">
      <style:paragraph-properties fo:text-align="center" style:justify-single-word="false"/>
      <style:text-properties officeooo:rsid="01ae8c7b" officeooo:paragraph-rsid="026c601c"/>
    </style:style>
    <style:style style:name="P298" style:family="paragraph" style:parent-style-name="Preformatted_20_Text">
      <style:text-properties officeooo:rsid="01ae8c7b" officeooo:paragraph-rsid="026c601c"/>
    </style:style>
    <style:style style:name="P299" style:family="paragraph" style:parent-style-name="Preformatted_20_Text">
      <style:text-properties officeooo:rsid="01bcc383" officeooo:paragraph-rsid="026c601c"/>
    </style:style>
    <style:style style:name="P300" style:family="paragraph" style:parent-style-name="Preformatted_20_Text">
      <style:paragraph-properties fo:text-align="center" style:justify-single-word="false"/>
      <style:text-properties officeooo:rsid="01b1f32c" officeooo:paragraph-rsid="026c601c"/>
    </style:style>
    <style:style style:name="P301" style:family="paragraph" style:parent-style-name="Preformatted_20_Text">
      <style:paragraph-properties fo:text-align="center" style:justify-single-word="false"/>
      <style:text-properties officeooo:rsid="01810f8d" officeooo:paragraph-rsid="026c601c"/>
    </style:style>
    <style:style style:name="P302" style:family="paragraph" style:parent-style-name="Preformatted_20_Text">
      <style:paragraph-properties fo:text-align="start" style:justify-single-word="false"/>
      <style:text-properties officeooo:rsid="01810f8d" officeooo:paragraph-rsid="026c601c"/>
    </style:style>
    <style:style style:name="P303" style:family="paragraph" style:parent-style-name="Preformatted_20_Text">
      <style:paragraph-properties fo:text-align="start" style:justify-single-word="false"/>
      <style:text-properties officeooo:paragraph-rsid="026c601c"/>
    </style:style>
    <style:style style:name="P304" style:family="paragraph" style:parent-style-name="Preformatted_20_Text">
      <style:paragraph-properties fo:text-align="start" style:justify-single-word="false"/>
      <style:text-properties officeooo:rsid="01819164" officeooo:paragraph-rsid="026c601c"/>
    </style:style>
    <style:style style:name="P305" style:family="paragraph" style:parent-style-name="Preformatted_20_Text">
      <style:paragraph-properties fo:text-align="center" style:justify-single-word="false"/>
      <style:text-properties officeooo:rsid="016fdb99" officeooo:paragraph-rsid="026c601c"/>
    </style:style>
    <style:style style:name="P306" style:family="paragraph" style:parent-style-name="Preformatted_20_Text">
      <style:text-properties style:text-position="0% 100%" officeooo:rsid="0170fcfb" officeooo:paragraph-rsid="026c601c" fo:background-color="transparent"/>
    </style:style>
    <style:style style:name="P307" style:family="paragraph" style:parent-style-name="Preformatted_20_Text">
      <style:text-properties officeooo:rsid="01ed9026" officeooo:paragraph-rsid="026c601c"/>
    </style:style>
    <style:style style:name="P308" style:family="paragraph" style:parent-style-name="Preformatted_20_Text">
      <style:text-properties officeooo:rsid="01c61f22" officeooo:paragraph-rsid="026c601c"/>
    </style:style>
    <style:style style:name="P309" style:family="paragraph" style:parent-style-name="Preformatted_20_Text">
      <style:text-properties officeooo:rsid="01f3d113" officeooo:paragraph-rsid="026c601c"/>
    </style:style>
    <style:style style:name="P310" style:family="paragraph" style:parent-style-name="Preformatted_20_Text">
      <style:text-properties officeooo:rsid="01be253c" officeooo:paragraph-rsid="026c601c"/>
    </style:style>
    <style:style style:name="P311" style:family="paragraph" style:parent-style-name="Preformatted_20_Text">
      <style:text-properties officeooo:rsid="01bfb2c7" officeooo:paragraph-rsid="026c601c"/>
    </style:style>
    <style:style style:name="P312" style:family="paragraph" style:parent-style-name="Preformatted_20_Text">
      <style:text-properties officeooo:rsid="01be3699" officeooo:paragraph-rsid="026c601c"/>
    </style:style>
    <style:style style:name="P313" style:family="paragraph" style:parent-style-name="Preformatted_20_Text">
      <style:text-properties officeooo:rsid="01c7872a" officeooo:paragraph-rsid="026c601c"/>
    </style:style>
    <style:style style:name="P314" style:family="paragraph" style:parent-style-name="Preformatted_20_Text">
      <style:text-properties officeooo:rsid="01f6b83f" officeooo:paragraph-rsid="026c601c"/>
    </style:style>
    <style:style style:name="P315" style:family="paragraph" style:parent-style-name="Preformatted_20_Text">
      <style:text-properties style:text-underline-style="none" fo:font-weight="normal" officeooo:rsid="01766df8" officeooo:paragraph-rsid="026c601c" style:font-weight-asian="normal" style:font-weight-complex="normal"/>
    </style:style>
    <style:style style:name="P316" style:family="paragraph" style:parent-style-name="Preformatted_20_Text">
      <style:text-properties style:text-underline-style="none" fo:font-weight="normal" officeooo:paragraph-rsid="026c601c" style:font-weight-asian="normal" style:font-weight-complex="normal"/>
    </style:style>
    <style:style style:name="P317" style:family="paragraph" style:parent-style-name="Preformatted_20_Text">
      <style:text-properties officeooo:rsid="01e377d6" officeooo:paragraph-rsid="026c601c"/>
    </style:style>
    <style:style style:name="P318" style:family="paragraph" style:parent-style-name="Preformatted_20_Text">
      <style:text-properties officeooo:rsid="0156dc8d" officeooo:paragraph-rsid="026c601c"/>
    </style:style>
    <style:style style:name="P319" style:family="paragraph" style:parent-style-name="Preformatted_20_Text">
      <style:text-properties style:font-name="Liberation Sans1" officeooo:rsid="0194982e" officeooo:paragraph-rsid="026c601c"/>
    </style:style>
    <style:style style:name="P320" style:family="paragraph" style:parent-style-name="Preformatted_20_Text">
      <style:text-properties style:font-name="Liberation Sans1" officeooo:rsid="01fba1d3" officeooo:paragraph-rsid="026c601c"/>
    </style:style>
    <style:style style:name="P321" style:family="paragraph" style:parent-style-name="Preformatted_20_Text">
      <style:text-properties style:font-name="Liberation Sans1" officeooo:rsid="021866b3" officeooo:paragraph-rsid="026c601c"/>
    </style:style>
    <style:style style:name="P322" style:family="paragraph" style:parent-style-name="Preformatted_20_Text">
      <style:text-properties style:font-name="Liberation Sans1" officeooo:rsid="01a014f3" officeooo:paragraph-rsid="026c601c"/>
    </style:style>
    <style:style style:name="P323" style:family="paragraph" style:parent-style-name="Preformatted_20_Text">
      <style:text-properties style:font-name="Liberation Sans1" officeooo:rsid="01c7fe20" officeooo:paragraph-rsid="026c601c"/>
    </style:style>
    <style:style style:name="P324" style:family="paragraph" style:parent-style-name="Preformatted_20_Text">
      <style:text-properties style:font-name="Liberation Sans1" officeooo:rsid="01c95a27" officeooo:paragraph-rsid="026c601c"/>
    </style:style>
    <style:style style:name="P325" style:family="paragraph" style:parent-style-name="Preformatted_20_Text">
      <style:text-properties style:font-name="Liberation Sans1" officeooo:rsid="01cac5cb" officeooo:paragraph-rsid="026c601c"/>
    </style:style>
    <style:style style:name="P326" style:family="paragraph" style:parent-style-name="Preformatted_20_Text">
      <style:text-properties style:font-name="Liberation Sans1" fo:font-size="10pt" officeooo:rsid="01a014f3" officeooo:paragraph-rsid="026c601c" style:font-size-asian="10pt" style:font-size-complex="10pt"/>
    </style:style>
    <style:style style:name="P327" style:family="paragraph" style:parent-style-name="Preformatted_20_Text">
      <style:paragraph-properties fo:text-align="justify" style:justify-single-word="false"/>
      <style:text-properties style:font-name="Liberation Sans1" officeooo:paragraph-rsid="026c601c"/>
    </style:style>
    <style:style style:name="P328" style:family="paragraph" style:parent-style-name="Preformatted_20_Text">
      <style:paragraph-properties fo:text-align="justify" style:justify-single-word="false"/>
      <style:text-properties style:font-name="Liberation Sans1" officeooo:rsid="01d73fbf" officeooo:paragraph-rsid="026c601c"/>
    </style:style>
    <style:style style:name="P329" style:family="paragraph" style:parent-style-name="Preformatted_20_Text">
      <style:paragraph-properties fo:text-align="justify" style:justify-single-word="false"/>
      <style:text-properties style:font-name="Liberation Sans1" officeooo:rsid="01ce0c66" officeooo:paragraph-rsid="026c601c"/>
    </style:style>
    <style:style style:name="P330" style:family="paragraph" style:parent-style-name="Preformatted_20_Text">
      <style:paragraph-properties fo:text-align="justify" style:justify-single-word="false"/>
      <style:text-properties style:font-name="Liberation Sans1" officeooo:rsid="01db88f8" officeooo:paragraph-rsid="026c601c"/>
    </style:style>
    <style:style style:name="P331" style:family="paragraph" style:parent-style-name="Preformatted_20_Text">
      <style:text-properties style:font-name="Liberation Sans1" officeooo:rsid="01a46030" officeooo:paragraph-rsid="026c601c"/>
    </style:style>
    <style:style style:name="P332" style:family="paragraph" style:parent-style-name="Preformatted_20_Text">
      <style:text-properties style:font-name="Liberation Sans1" officeooo:rsid="01fd6991" officeooo:paragraph-rsid="026c601c"/>
    </style:style>
    <style:style style:name="P333" style:family="paragraph" style:parent-style-name="Preformatted_20_Text">
      <style:text-properties style:font-name="Liberation Sans1" fo:font-weight="bold" officeooo:rsid="01fd6991" officeooo:paragraph-rsid="026c601c" style:font-weight-asian="bold" style:font-weight-complex="bold"/>
    </style:style>
    <style:style style:name="P334" style:family="paragraph" style:parent-style-name="Preformatted_20_Text">
      <style:text-properties style:font-name="Liberation Sans1" fo:font-weight="normal" officeooo:rsid="01fea695" officeooo:paragraph-rsid="026c601c" style:font-weight-asian="normal" style:font-weight-complex="normal"/>
    </style:style>
    <style:style style:name="P335" style:family="paragraph" style:parent-style-name="Preformatted_20_Text">
      <style:text-properties style:font-name="Liberation Sans1" officeooo:rsid="021a15df" officeooo:paragraph-rsid="026c601c"/>
    </style:style>
    <style:style style:name="P336" style:family="paragraph" style:parent-style-name="Preformatted_20_Text">
      <style:text-properties style:font-name="Liberation Sans1" officeooo:rsid="021e4afd" officeooo:paragraph-rsid="026c601c"/>
    </style:style>
    <style:style style:name="P337" style:family="paragraph" style:parent-style-name="Preformatted_20_Text">
      <style:text-properties style:font-name="Liberation Sans1" officeooo:rsid="021f4a30" officeooo:paragraph-rsid="026c601c"/>
    </style:style>
    <style:style style:name="P338" style:family="paragraph" style:parent-style-name="Preformatted_20_Text">
      <style:text-properties style:font-name="Liberation Sans1" officeooo:rsid="021e92b4" officeooo:paragraph-rsid="026c601c"/>
    </style:style>
    <style:style style:name="P339" style:family="paragraph" style:parent-style-name="Preformatted_20_Text">
      <style:text-properties style:font-name="Liberation Sans1" officeooo:rsid="021f95ef" officeooo:paragraph-rsid="026c601c"/>
    </style:style>
    <style:style style:name="P340" style:family="paragraph" style:parent-style-name="Preformatted_20_Text">
      <style:text-properties style:font-name="Liberation Sans1" officeooo:rsid="021c8f19" officeooo:paragraph-rsid="026c601c"/>
    </style:style>
    <style:style style:name="P341" style:family="paragraph" style:parent-style-name="Preformatted_20_Text">
      <style:text-properties style:font-name="Liberation Sans1" officeooo:rsid="01e5252d" officeooo:paragraph-rsid="026c601c"/>
    </style:style>
    <style:style style:name="P342" style:family="paragraph" style:parent-style-name="Preformatted_20_Text">
      <style:text-properties style:font-name="Liberation Sans1" officeooo:rsid="01e88770" officeooo:paragraph-rsid="026c601c"/>
    </style:style>
    <style:style style:name="P343" style:family="paragraph" style:parent-style-name="Preformatted_20_Text">
      <style:text-properties style:font-name="Liberation Sans1" officeooo:rsid="01e68f24" officeooo:paragraph-rsid="026c601c"/>
    </style:style>
    <style:style style:name="P344" style:family="paragraph" style:parent-style-name="Preformatted_20_Text">
      <style:text-properties style:font-name="Liberation Sans1" officeooo:rsid="01f514d5" officeooo:paragraph-rsid="026c601c"/>
    </style:style>
    <style:style style:name="P345" style:family="paragraph" style:parent-style-name="Preformatted_20_Text">
      <style:text-properties style:font-name="Liberation Sans1" officeooo:rsid="01ea7e4f" officeooo:paragraph-rsid="026c601c"/>
    </style:style>
    <style:style style:name="P346" style:family="paragraph" style:parent-style-name="Preformatted_20_Text">
      <style:text-properties style:font-name="Liberation Sans1" officeooo:rsid="01b48d34" officeooo:paragraph-rsid="026c601c"/>
    </style:style>
    <style:style style:name="P347" style:family="paragraph" style:parent-style-name="Preformatted_20_Text">
      <style:text-properties style:font-name="Liberation Sans1" officeooo:rsid="020f8eb0" officeooo:paragraph-rsid="026c601c"/>
    </style:style>
    <style:style style:name="P348" style:family="paragraph" style:parent-style-name="Preformatted_20_Text">
      <style:text-properties style:font-name="Liberation Sans1" officeooo:paragraph-rsid="026c601c"/>
    </style:style>
    <style:style style:name="P349" style:family="paragraph" style:parent-style-name="Preformatted_20_Text">
      <style:text-properties officeooo:rsid="01fba1d3" officeooo:paragraph-rsid="026c601c"/>
    </style:style>
    <style:style style:name="P350" style:family="paragraph" style:parent-style-name="Preformatted_20_Text">
      <style:text-properties officeooo:rsid="021866b3" officeooo:paragraph-rsid="026c601c"/>
    </style:style>
    <style:style style:name="P351" style:family="paragraph" style:parent-style-name="Preformatted_20_Text">
      <style:text-properties officeooo:rsid="01a014f3" officeooo:paragraph-rsid="026c601c"/>
    </style:style>
    <style:style style:name="P352" style:family="paragraph" style:parent-style-name="Preformatted_20_Text">
      <style:text-properties officeooo:rsid="01c7fe20" officeooo:paragraph-rsid="026c601c"/>
    </style:style>
    <style:style style:name="P353" style:family="paragraph" style:parent-style-name="Preformatted_20_Text">
      <style:text-properties officeooo:rsid="01c95a27" officeooo:paragraph-rsid="026c601c"/>
    </style:style>
    <style:style style:name="P354" style:family="paragraph" style:parent-style-name="Preformatted_20_Text">
      <style:text-properties officeooo:rsid="01cac5cb" officeooo:paragraph-rsid="026c601c"/>
    </style:style>
    <style:style style:name="P355" style:family="paragraph" style:parent-style-name="Preformatted_20_Text">
      <style:text-properties officeooo:rsid="01d73fbf" officeooo:paragraph-rsid="026c601c"/>
    </style:style>
    <style:style style:name="P356" style:family="paragraph" style:parent-style-name="Preformatted_20_Text">
      <style:text-properties officeooo:rsid="01ce0c66" officeooo:paragraph-rsid="026c601c"/>
    </style:style>
    <style:style style:name="P357" style:family="paragraph" style:parent-style-name="Preformatted_20_Text">
      <style:text-properties officeooo:rsid="01db88f8" officeooo:paragraph-rsid="026c601c"/>
    </style:style>
    <style:style style:name="P358" style:family="paragraph" style:parent-style-name="Preformatted_20_Text">
      <style:text-properties officeooo:rsid="01fd6991" officeooo:paragraph-rsid="026c601c"/>
    </style:style>
    <style:style style:name="P359" style:family="paragraph" style:parent-style-name="Preformatted_20_Text">
      <style:text-properties officeooo:rsid="0219a18d" officeooo:paragraph-rsid="026c601c"/>
    </style:style>
    <style:style style:name="P360" style:family="paragraph" style:parent-style-name="Preformatted_20_Text">
      <style:text-properties officeooo:rsid="02217682" officeooo:paragraph-rsid="026c601c"/>
    </style:style>
    <style:style style:name="P361" style:family="paragraph" style:parent-style-name="Preformatted_20_Text">
      <style:text-properties officeooo:rsid="021e4afd" officeooo:paragraph-rsid="026c601c"/>
    </style:style>
    <style:style style:name="P362" style:family="paragraph" style:parent-style-name="Preformatted_20_Text">
      <style:text-properties officeooo:rsid="021f4a30" officeooo:paragraph-rsid="026c601c"/>
    </style:style>
    <style:style style:name="P363" style:family="paragraph" style:parent-style-name="Preformatted_20_Text">
      <style:text-properties officeooo:rsid="021e92b4" officeooo:paragraph-rsid="026c601c"/>
    </style:style>
    <style:style style:name="P364" style:family="paragraph" style:parent-style-name="Preformatted_20_Text">
      <style:text-properties officeooo:rsid="021f95ef" officeooo:paragraph-rsid="026c601c"/>
    </style:style>
    <style:style style:name="P365" style:family="paragraph" style:parent-style-name="Preformatted_20_Text">
      <style:text-properties officeooo:rsid="021c710b" officeooo:paragraph-rsid="026c601c"/>
    </style:style>
    <style:style style:name="P366" style:family="paragraph" style:parent-style-name="Preformatted_20_Text">
      <style:text-properties officeooo:rsid="01e5252d" officeooo:paragraph-rsid="026c601c"/>
    </style:style>
    <style:style style:name="P367" style:family="paragraph" style:parent-style-name="Preformatted_20_Text">
      <style:text-properties officeooo:rsid="01e68f24" officeooo:paragraph-rsid="026c601c"/>
    </style:style>
    <style:style style:name="P368" style:family="paragraph" style:parent-style-name="Preformatted_20_Text">
      <style:text-properties officeooo:rsid="01f514d5" officeooo:paragraph-rsid="026c601c"/>
    </style:style>
    <style:style style:name="P369" style:family="paragraph" style:parent-style-name="Preformatted_20_Text">
      <style:text-properties officeooo:rsid="01ea7e4f" officeooo:paragraph-rsid="026c601c"/>
    </style:style>
    <style:style style:name="P370" style:family="paragraph" style:parent-style-name="Preformatted_20_Text">
      <style:text-properties officeooo:rsid="01b48d34" officeooo:paragraph-rsid="026c601c"/>
    </style:style>
    <style:style style:name="P371" style:family="paragraph" style:parent-style-name="Preformatted_20_Text">
      <style:text-properties officeooo:rsid="020f8eb0" officeooo:paragraph-rsid="026c601c"/>
    </style:style>
    <style:style style:name="P372" style:family="paragraph" style:parent-style-name="Preformatted_20_Text">
      <style:paragraph-properties fo:text-align="center" style:justify-single-word="false"/>
      <style:text-properties officeooo:rsid="01adc0ee" officeooo:paragraph-rsid="026c601c"/>
    </style:style>
    <style:style style:name="P373" style:family="paragraph" style:parent-style-name="Preformatted_20_Text">
      <style:paragraph-properties fo:text-align="center" style:justify-single-word="false"/>
      <style:text-properties officeooo:rsid="018ebcc4" officeooo:paragraph-rsid="026c601c"/>
    </style:style>
    <style:style style:name="P374" style:family="paragraph" style:parent-style-name="Preformatted_20_Text">
      <style:paragraph-properties fo:text-align="start" style:justify-single-word="false"/>
      <style:text-properties officeooo:rsid="018ebcc4" officeooo:paragraph-rsid="026c601c"/>
    </style:style>
    <style:style style:name="P375" style:family="paragraph" style:parent-style-name="Preformatted_20_Text">
      <style:paragraph-properties fo:text-align="center" style:justify-single-word="false"/>
      <style:text-properties officeooo:rsid="01a00ab4" officeooo:paragraph-rsid="026c601c"/>
    </style:style>
    <style:style style:name="P376" style:family="paragraph" style:parent-style-name="Preformatted_20_Text">
      <style:paragraph-properties fo:text-align="start" style:justify-single-word="false"/>
      <style:text-properties officeooo:rsid="019034a6" officeooo:paragraph-rsid="026c601c"/>
    </style:style>
    <style:style style:name="P377" style:family="paragraph" style:parent-style-name="Preformatted_20_Text">
      <style:text-properties officeooo:rsid="01e0745e" officeooo:paragraph-rsid="026c601c"/>
    </style:style>
    <style:style style:name="P378" style:family="paragraph" style:parent-style-name="Preformatted_20_Text">
      <style:paragraph-properties fo:text-align="center" style:justify-single-word="false"/>
      <style:text-properties officeooo:rsid="022cbc3c" officeooo:paragraph-rsid="026c601c"/>
    </style:style>
    <style:style style:name="P379" style:family="paragraph" style:parent-style-name="Preformatted_20_Text">
      <style:paragraph-properties fo:text-align="start" style:justify-single-word="false" fo:widows="1"/>
      <style:text-properties fo:font-variant="normal" fo:text-transform="none" fo:color="#000000" fo:letter-spacing="normal" fo:font-style="normal" fo:font-weight="normal" officeooo:paragraph-rsid="026c601c"/>
    </style:style>
    <style:style style:name="P380" style:family="paragraph" style:parent-style-name="Preformatted_20_Text">
      <style:paragraph-properties fo:text-align="start" style:justify-single-word="false" fo:widows="1"/>
      <style:text-properties fo:font-variant="normal" fo:text-transform="none" fo:color="#000000" fo:letter-spacing="normal" officeooo:paragraph-rsid="026c601c"/>
    </style:style>
    <style:style style:name="P381" style:family="paragraph" style:parent-style-name="Preformatted_20_Text">
      <style:text-properties officeooo:paragraph-rsid="026c601c"/>
    </style:style>
    <style:style style:name="P382" style:family="paragraph" style:parent-style-name="Preformatted_20_Text">
      <style:text-properties fo:language="en" fo:country="US" fo:font-style="normal" officeooo:rsid="007bb3fd" officeooo:paragraph-rsid="0271cc14" style:language-asian="en" style:country-asian="US" style:font-style-asian="normal" style:language-complex="en" style:country-complex="US" style:font-style-complex="normal"/>
    </style:style>
    <style:style style:name="P383" style:family="paragraph" style:parent-style-name="Preformatted_20_Text">
      <style:text-properties fo:language="en" fo:country="US" fo:font-style="normal" officeooo:rsid="0062b472" officeooo:paragraph-rsid="0271cc14" style:language-asian="en" style:country-asian="US" style:font-style-asian="normal" style:language-complex="en" style:country-complex="US" style:font-style-complex="normal"/>
    </style:style>
    <style:style style:name="P384" style:family="paragraph" style:parent-style-name="Preformatted_20_Text">
      <style:text-properties fo:language="en" fo:country="US" fo:font-style="normal" officeooo:paragraph-rsid="0271cc14" style:language-asian="en" style:country-asian="US" style:font-style-asian="normal" style:language-complex="en" style:country-complex="US" style:font-style-complex="normal"/>
    </style:style>
    <style:style style:name="P385" style:family="paragraph" style:parent-style-name="Preformatted_20_Text">
      <style:text-properties officeooo:rsid="0287a8c4" officeooo:paragraph-rsid="0287a8c4"/>
    </style:style>
    <style:style style:name="P386" style:family="paragraph" style:parent-style-name="Preformatted_20_Text">
      <loext:graphic-properties draw:fill="solid" draw:fill-color="#dddddd" draw:opacity="100%"/>
      <style:paragraph-properties fo:text-align="center" style:justify-single-word="false" fo:background-color="#dddddd"/>
      <style:text-properties officeooo:rsid="018709f9" officeooo:paragraph-rsid="018709f9"/>
    </style:style>
    <style:style style:name="P387" style:family="paragraph" style:parent-style-name="Standard">
      <style:paragraph-properties fo:orphans="2" fo:widows="2" fo:keep-with-next="auto"/>
      <style:text-properties fo:font-size="10pt" style:font-size-asian="10pt" style:font-size-complex="10pt"/>
    </style:style>
    <style:style style:name="P388" style:family="paragraph" style:parent-style-name="Standard">
      <style:paragraph-properties fo:margin-top="0in" fo:margin-bottom="0in" loext:contextual-spacing="false"/>
    </style:style>
    <style:style style:name="P389" style:family="paragraph" style:parent-style-name="Standard">
      <style:paragraph-properties fo:margin-top="0in" fo:margin-bottom="0in" loext:contextual-spacing="false"/>
      <style:text-properties fo:font-style="normal" fo:font-weight="normal" style:font-style-asian="normal" style:font-weight-asian="normal" style:font-style-complex="normal" style:font-weight-complex="normal"/>
    </style:style>
    <style:style style:name="P390" style:family="paragraph" style:parent-style-name="Standard">
      <style:paragraph-properties fo:margin-top="0in" fo:margin-bottom="0in" loext:contextual-spacing="false"/>
      <style:text-properties fo:font-style="normal" fo:font-weight="normal" officeooo:paragraph-rsid="005962a4" style:font-style-asian="normal" style:font-weight-asian="normal" style:font-style-complex="normal" style:font-weight-complex="normal"/>
    </style:style>
    <style:style style:name="P391" style:family="paragraph" style:parent-style-name="Standard">
      <style:paragraph-properties fo:margin-top="0in" fo:margin-bottom="0in" loext:contextual-spacing="false"/>
      <style:text-properties fo:font-style="normal" fo:font-weight="normal" officeooo:paragraph-rsid="00b7d72d" style:font-style-asian="normal" style:font-weight-asian="normal" style:font-style-complex="normal" style:font-weight-complex="normal"/>
    </style:style>
    <style:style style:name="P392" style:family="paragraph" style:parent-style-name="Standard">
      <style:paragraph-properties fo:margin-top="0in" fo:margin-bottom="0in" loext:contextual-spacing="false"/>
      <style:text-properties fo:font-size="10pt" style:font-size-asian="10pt" style:font-size-complex="10pt"/>
    </style:style>
    <style:style style:name="P393" style:family="paragraph" style:parent-style-name="Standard">
      <style:paragraph-properties fo:margin-top="0in" fo:margin-bottom="0in" loext:contextual-spacing="false" fo:text-align="start" style:justify-single-word="false"/>
      <style:text-properties fo:font-size="10pt" fo:language="en" fo:country="US" fo:font-style="normal" fo:font-weight="normal" officeooo:paragraph-rsid="024cabd8" style:font-size-asian="10pt" style:language-asian="en" style:country-asian="US" style:font-style-asian="normal" style:font-weight-asian="normal" style:font-size-complex="10pt" style:language-complex="en" style:country-complex="US" style:font-style-complex="normal" style:font-weight-complex="normal"/>
    </style:style>
    <style:style style:name="P394" style:family="paragraph" style:parent-style-name="Standard">
      <style:paragraph-properties fo:margin-top="0in" fo:margin-bottom="0in" loext:contextual-spacing="false"/>
      <style:text-properties style:font-name="Courier 10 Pitch1" fo:font-style="normal" fo:font-weight="normal" style:font-style-asian="normal" style:font-weight-asian="normal" style:font-style-complex="normal" style:font-weight-complex="normal"/>
    </style:style>
    <style:style style:name="P395" style:family="paragraph" style:parent-style-name="Standard">
      <style:paragraph-properties fo:margin-top="0in" fo:margin-bottom="0in" loext:contextual-spacing="false"/>
      <style:text-properties officeooo:paragraph-rsid="00b7d72d"/>
    </style:style>
    <style:style style:name="P396" style:family="paragraph" style:parent-style-name="Standard">
      <style:paragraph-properties fo:margin-top="0in" fo:margin-bottom="0in" loext:contextual-spacing="false" fo:text-align="start" style:justify-single-word="false" fo:orphans="2" fo:widows="2" fo:hyphenation-ladder-count="no-limit" style:text-autospace="ideograph-alpha" style:punctuation-wrap="hanging" style:line-break="strict">
        <style:tab-stops>
          <style:tab-stop style:position="-2.0138in" style:type="right"/>
          <style:tab-stop style:position="0.4862in"/>
        </style:tab-stops>
      </style:paragraph-properties>
      <style:text-properties fo:hyphenate="false" fo:hyphenation-remain-char-count="2" fo:hyphenation-push-char-count="2"/>
    </style:style>
    <style:style style:name="P397" style:family="paragraph" style:parent-style-name="Standard">
      <style:paragraph-properties fo:margin-top="0in" fo:margin-bottom="0in" loext:contextual-spacing="false" fo:text-align="center" style:justify-single-word="false"/>
      <style:text-properties officeooo:paragraph-rsid="00b7d72d"/>
    </style:style>
    <style:style style:name="P398" style:family="paragraph" style:parent-style-name="Standard">
      <style:paragraph-properties fo:margin-top="0in" fo:margin-bottom="0in" loext:contextual-spacing="false"/>
      <style:text-properties officeooo:rsid="02b00026" officeooo:paragraph-rsid="02b00026"/>
    </style:style>
    <style:style style:name="P399" style:family="paragraph" style:parent-style-name="Text_20_body">
      <style:paragraph-properties fo:margin-top="0in" fo:margin-bottom="0in" loext:contextual-spacing="false"/>
    </style:style>
    <style:style style:name="P400" style:family="paragraph" style:parent-style-name="Text_20_body">
      <style:paragraph-properties fo:margin-top="0in" fo:margin-bottom="0in" loext:contextual-spacing="false" fo:text-align="start" style:justify-single-word="false"/>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P401" style:family="paragraph" style:parent-style-name="Text_20_body">
      <style:paragraph-properties fo:margin-top="0in" fo:margin-bottom="0in" loext:contextual-spacing="false" fo:text-align="start" style:justify-single-word="false"/>
      <style:text-properties fo:font-size="10pt" fo:language="en" fo:country="US" fo:font-weight="normal" officeooo:paragraph-rsid="01eb412a" style:font-size-asian="10pt" style:language-asian="en" style:country-asian="US" style:font-weight-asian="normal" style:font-size-complex="10pt" style:language-complex="en" style:country-complex="US" style:font-weight-complex="normal"/>
    </style:style>
    <style:style style:name="P402" style:family="paragraph" style:parent-style-name="Text_20_body">
      <style:paragraph-properties fo:margin-top="0in" fo:margin-bottom="0in" loext:contextual-spacing="false" fo:text-align="start" style:justify-single-word="false"/>
      <style:text-properties fo:font-size="10pt" fo:language="en" fo:country="US" fo:font-weight="normal" officeooo:rsid="0047a1f6" officeooo:paragraph-rsid="01eb412a" style:font-size-asian="10pt" style:language-asian="en" style:country-asian="US" style:font-weight-asian="normal" style:font-size-complex="10pt" style:language-complex="en" style:country-complex="US" style:font-weight-complex="normal"/>
    </style:style>
    <style:style style:name="P403" style:family="paragraph" style:parent-style-name="Text_20_body">
      <style:paragraph-properties fo:margin-top="0in" fo:margin-bottom="0in" loext:contextual-spacing="false" fo:text-align="start" style:justify-single-word="false"/>
      <style:text-properties fo:font-size="10pt" fo:language="en" fo:country="US" fo:font-weight="normal" officeooo:rsid="00527a73" officeooo:paragraph-rsid="01eb412a" style:font-size-asian="10pt" style:language-asian="en" style:country-asian="US" style:font-weight-asian="normal" style:font-size-complex="10pt" style:language-complex="en" style:country-complex="US" style:font-weight-complex="normal"/>
    </style:style>
    <style:style style:name="P404" style:family="paragraph" style:parent-style-name="Text_20_body">
      <style:paragraph-properties fo:margin-top="0in" fo:margin-bottom="0in" loext:contextual-spacing="false" fo:text-align="start" style:justify-single-word="false"/>
      <style:text-properties fo:font-size="10pt" fo:language="en" fo:country="US" fo:font-style="italic" fo:font-weight="normal" style:font-size-asian="10pt" style:language-asian="en" style:country-asian="US" style:font-style-asian="italic" style:font-weight-asian="normal" style:font-size-complex="10pt" style:language-complex="en" style:country-complex="US" style:font-style-complex="italic" style:font-weight-complex="normal"/>
    </style:style>
    <style:style style:name="P405" style:family="paragraph" style:parent-style-name="Text_20_body">
      <style:paragraph-properties fo:margin-top="0in" fo:margin-bottom="0in" loext:contextual-spacing="false" fo:text-align="start" style:justify-single-word="false"/>
      <style:text-properties fo:font-size="10pt" fo:language="en" fo:country="US" fo:font-style="normal"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P406" style:family="paragraph" style:parent-style-name="Text_20_body">
      <style:paragraph-properties fo:margin-top="0in" fo:margin-bottom="0in" loext:contextual-spacing="false" fo:text-align="start" style:justify-single-word="false"/>
      <style:text-properties fo:font-size="10pt" fo:language="en" fo:country="US" fo:font-style="normal" fo:font-weight="normal" officeooo:paragraph-rsid="01d39aa5" style:font-size-asian="10pt" style:language-asian="en" style:country-asian="US" style:font-style-asian="normal" style:font-weight-asian="normal" style:font-size-complex="10pt" style:language-complex="en" style:country-complex="US" style:font-style-complex="normal" style:font-weight-complex="normal"/>
    </style:style>
    <style:style style:name="P407" style:family="paragraph" style:parent-style-name="Text_20_body">
      <style:paragraph-properties fo:margin-top="0in" fo:margin-bottom="0in" loext:contextual-spacing="false" fo:text-align="start" style:justify-single-word="false"/>
      <style:text-properties fo:font-size="10pt" fo:language="en" fo:country="US" fo:font-style="normal" fo:font-weight="normal" officeooo:paragraph-rsid="01ed77db" style:font-size-asian="10pt" style:language-asian="en" style:country-asian="US" style:font-style-asian="normal" style:font-weight-asian="normal" style:font-size-complex="10pt" style:language-complex="en" style:country-complex="US" style:font-style-complex="normal" style:font-weight-complex="normal"/>
    </style:style>
    <style:style style:name="P408" style:family="paragraph" style:parent-style-name="Text_20_body">
      <style:paragraph-properties fo:margin-top="0in" fo:margin-bottom="0in" loext:contextual-spacing="false" fo:text-align="start" style:justify-single-word="false"/>
      <style:text-properties fo:font-size="10pt" fo:language="en" fo:country="US" fo:font-style="normal" fo:font-weight="normal" officeooo:paragraph-rsid="023c7f7f" style:font-size-asian="10pt" style:language-asian="en" style:country-asian="US" style:font-style-asian="normal" style:font-weight-asian="normal" style:font-size-complex="10pt" style:language-complex="en" style:country-complex="US" style:font-style-complex="normal" style:font-weight-complex="normal"/>
    </style:style>
    <style:style style:name="P409" style:family="paragraph" style:parent-style-name="Text_20_body">
      <style:paragraph-properties fo:margin-top="0in" fo:margin-bottom="0in" loext:contextual-spacing="false" fo:text-align="start" style:justify-single-word="false"/>
      <style:text-properties fo:font-size="10pt" fo:language="en" fo:country="US" fo:font-style="normal" fo:font-weight="normal" officeooo:paragraph-rsid="024cabd8" style:font-size-asian="10pt" style:language-asian="en" style:country-asian="US" style:font-style-asian="normal" style:font-weight-asian="normal" style:font-size-complex="10pt" style:language-complex="en" style:country-complex="US" style:font-style-complex="normal" style:font-weight-complex="normal"/>
    </style:style>
    <style:style style:name="P410" style:family="paragraph" style:parent-style-name="Text_20_body">
      <style:paragraph-properties fo:margin-top="0in" fo:margin-bottom="0in" loext:contextual-spacing="false" fo:text-align="center" style:justify-single-word="false"/>
      <style:text-properties fo:font-size="10pt" fo:language="en" fo:country="US" fo:font-style="normal"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P411" style:family="paragraph" style:parent-style-name="Text_20_body">
      <style:paragraph-properties fo:margin-top="0in" fo:margin-bottom="0in" loext:contextual-spacing="false" fo:text-align="start" style:justify-single-word="false"/>
      <style:text-properties fo:font-size="10pt" fo:language="en" fo:country="US" fo:font-style="normal" fo:font-weight="normal" officeooo:rsid="0017cca6" officeooo:paragraph-rsid="01eb412a" style:font-size-asian="10pt" style:language-asian="en" style:country-asian="US" style:font-style-asian="normal" style:font-weight-asian="normal" style:font-size-complex="10pt" style:language-complex="en" style:country-complex="US" style:font-style-complex="normal" style:font-weight-complex="normal"/>
    </style:style>
    <style:style style:name="P412" style:family="paragraph" style:parent-style-name="Text_20_body">
      <style:paragraph-properties fo:margin-top="0in" fo:margin-bottom="0in" loext:contextual-spacing="false" fo:text-align="start" style:justify-single-word="false"/>
      <style:text-properties fo:font-size="10pt" fo:language="en" fo:country="US" fo:font-style="normal" fo:font-weight="normal" officeooo:rsid="00a421c4" officeooo:paragraph-rsid="01ed77db" style:font-size-asian="10pt" style:language-asian="en" style:country-asian="US" style:font-style-asian="normal" style:font-weight-asian="normal" style:font-size-complex="10pt" style:language-complex="en" style:country-complex="US" style:font-style-complex="normal" style:font-weight-complex="normal"/>
    </style:style>
    <style:style style:name="P413" style:family="paragraph" style:parent-style-name="Text_20_body">
      <style:paragraph-properties fo:margin-top="0in" fo:margin-bottom="0in" loext:contextual-spacing="false" fo:text-align="start" style:justify-single-word="false"/>
      <style:text-properties fo:font-size="10pt" fo:language="en" fo:country="US" fo:font-style="normal" fo:font-weight="normal" officeooo:rsid="00a3c09d" officeooo:paragraph-rsid="01f081b5" style:font-size-asian="10pt" style:language-asian="en" style:country-asian="US" style:font-style-asian="normal" style:font-weight-asian="normal" style:font-size-complex="10pt" style:language-complex="en" style:country-complex="US" style:font-style-complex="normal" style:font-weight-complex="normal"/>
    </style:style>
    <style:style style:name="P414" style:family="paragraph" style:parent-style-name="Text_20_body">
      <style:paragraph-properties fo:margin-top="0in" fo:margin-bottom="0in" loext:contextual-spacing="false" fo:text-align="center" style:justify-single-word="false"/>
      <style:text-properties fo:font-size="10pt" fo:language="en" fo:country="US" fo:font-style="normal" fo:font-weight="normal" officeooo:rsid="002f2894" officeooo:paragraph-rsid="002f2894" style:font-size-asian="10pt" style:language-asian="en" style:country-asian="US" style:font-style-asian="normal" style:font-weight-asian="normal" style:font-size-complex="10pt" style:language-complex="en" style:country-complex="US" style:font-style-complex="normal" style:font-weight-complex="normal"/>
    </style:style>
    <style:style style:name="P415" style:family="paragraph" style:parent-style-name="Text_20_body">
      <style:paragraph-properties fo:margin-top="0in" fo:margin-bottom="0in" loext:contextual-spacing="false" fo:text-align="center" style:justify-single-word="false"/>
      <style:text-properties fo:font-size="10pt" fo:language="en" fo:country="US" fo:font-style="normal" fo:font-weight="normal" officeooo:rsid="026c601c" officeooo:paragraph-rsid="026c601c" style:font-size-asian="10pt" style:language-asian="en" style:country-asian="US" style:font-style-asian="normal" style:font-weight-asian="normal" style:font-size-complex="10pt" style:language-complex="en" style:country-complex="US" style:font-style-complex="normal" style:font-weight-complex="normal"/>
    </style:style>
    <style:style style:name="P416" style:family="paragraph" style:parent-style-name="Text_20_body">
      <style:paragraph-properties fo:margin-top="0in" fo:margin-bottom="0in" loext:contextual-spacing="false"/>
      <style:text-properties fo:font-size="10pt" style:font-size-asian="10pt" style:font-size-complex="10pt"/>
    </style:style>
    <style:style style:name="P417" style:family="paragraph" style:parent-style-name="Text_20_body">
      <style:paragraph-properties fo:margin-top="0in" fo:margin-bottom="0in" loext:contextual-spacing="false"/>
      <style:text-properties fo:font-size="10pt" fo:font-weight="bold" style:font-size-asian="10pt" style:font-size-complex="10pt"/>
    </style:style>
    <style:style style:name="P418" style:family="paragraph" style:parent-style-name="Text_20_body">
      <style:paragraph-properties fo:margin-top="0in" fo:margin-bottom="0in" loext:contextual-spacing="false"/>
      <style:text-properties fo:font-size="10pt" fo:font-weight="bold" style:font-size-asian="10pt" style:font-weight-asian="bold" style:font-size-complex="10pt" style:font-weight-complex="bold"/>
    </style:style>
    <style:style style:name="P419" style:family="paragraph" style:parent-style-name="Text_20_body">
      <style:paragraph-properties fo:margin-top="0in" fo:margin-bottom="0in" loext:contextual-spacing="false"/>
      <style:text-properties fo:font-size="10pt" fo:font-weight="normal" style:font-size-asian="10pt" style:font-weight-asian="normal" style:font-size-complex="10pt" style:font-weight-complex="normal"/>
    </style:style>
    <style:style style:name="P420" style:family="paragraph" style:parent-style-name="Text_20_body">
      <style:paragraph-properties fo:margin-top="0in" fo:margin-bottom="0in" loext:contextual-spacing="false" fo:text-align="center" style:justify-single-word="false"/>
      <style:text-properties fo:font-size="14pt" fo:font-weight="bold" style:font-size-asian="14pt" style:font-weight-asian="bold" style:font-size-complex="14pt" style:font-weight-complex="bold"/>
    </style:style>
    <style:style style:name="P421" style:family="paragraph" style:parent-style-name="Text_20_body">
      <style:paragraph-properties fo:margin-top="0in" fo:margin-bottom="0in" loext:contextual-spacing="false" fo:text-align="center" style:justify-single-word="false"/>
      <style:text-properties fo:font-size="14pt" fo:font-weight="bold" officeooo:paragraph-rsid="02648d39" style:font-size-asian="14pt" style:font-weight-asian="bold" style:font-size-complex="14pt" style:font-weight-complex="bold"/>
    </style:style>
    <style:style style:name="P422" style:family="paragraph" style:parent-style-name="Text_20_body">
      <style:paragraph-properties fo:margin-top="0in" fo:margin-bottom="0in" loext:contextual-spacing="false" fo:text-align="center" style:justify-single-word="false"/>
      <style:text-properties fo:font-size="14pt" fo:font-weight="bold" officeooo:rsid="01f603af" officeooo:paragraph-rsid="01f603af" style:font-size-asian="14pt" style:font-weight-asian="bold" style:font-size-complex="14pt" style:font-weight-complex="bold"/>
    </style:style>
    <style:style style:name="P423" style:family="paragraph" style:parent-style-name="Text_20_body">
      <style:paragraph-properties fo:margin-top="0in" fo:margin-bottom="0in" loext:contextual-spacing="false" fo:text-align="center" style:justify-single-word="false"/>
      <style:text-properties fo:font-size="14pt" fo:font-weight="bold" officeooo:rsid="026a68df" officeooo:paragraph-rsid="026a68df" style:font-size-asian="14pt" style:font-weight-asian="bold" style:font-size-complex="14pt" style:font-weight-complex="bold"/>
    </style:style>
    <style:style style:name="P424" style:family="paragraph" style:parent-style-name="Text_20_body">
      <style:paragraph-properties fo:margin-top="0in" fo:margin-bottom="0in" loext:contextual-spacing="false" fo:text-align="center" style:justify-single-word="false"/>
      <style:text-properties fo:font-size="14pt" fo:font-weight="bold" officeooo:rsid="026a68df" officeooo:paragraph-rsid="026e561a" style:font-size-asian="14pt" style:font-weight-asian="bold" style:font-size-complex="14pt" style:font-weight-complex="bold"/>
    </style:style>
    <style:style style:name="P425" style:family="paragraph" style:parent-style-name="Text_20_body">
      <style:paragraph-properties fo:margin-top="0in" fo:margin-bottom="0in" loext:contextual-spacing="false" fo:text-align="center" style:justify-single-word="false"/>
      <style:text-properties fo:font-size="14pt" fo:font-weight="bold" officeooo:rsid="02648d39" officeooo:paragraph-rsid="026c86ea" style:font-size-asian="14pt" style:font-weight-asian="bold" style:font-size-complex="14pt" style:font-weight-complex="bold"/>
    </style:style>
    <style:style style:name="P426" style:family="paragraph" style:parent-style-name="Text_20_body">
      <style:paragraph-properties fo:margin-top="0in" fo:margin-bottom="0in" loext:contextual-spacing="false" fo:text-align="start" style:justify-single-word="false"/>
      <style:text-properties style:font-name="Courier 10 Pitch1" fo:font-size="10pt" fo:language="en" fo:country="US" fo:font-style="normal"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P427" style:family="paragraph" style:parent-style-name="Text_20_body">
      <style:paragraph-properties fo:margin-top="0in" fo:margin-bottom="0in" loext:contextual-spacing="false" fo:text-align="start" style:justify-single-word="false"/>
      <style:text-properties style:font-name="Courier 10 Pitch1" fo:font-size="10pt" fo:language="en" fo:country="US" fo:font-style="normal" fo:font-weight="normal" officeooo:paragraph-rsid="01ed77db" style:font-size-asian="10pt" style:language-asian="en" style:country-asian="US" style:font-style-asian="normal" style:font-weight-asian="normal" style:font-size-complex="10pt" style:language-complex="en" style:country-complex="US" style:font-style-complex="normal" style:font-weight-complex="normal"/>
    </style:style>
    <style:style style:name="P428" style:family="paragraph" style:parent-style-name="Text_20_body">
      <style:paragraph-properties fo:margin-top="0in" fo:margin-bottom="0in" loext:contextual-spacing="false" fo:text-align="start" style:justify-single-word="false"/>
      <style:text-properties style:font-name="Courier 10 Pitch1" fo:font-size="10pt" fo:language="en" fo:country="US" fo:font-style="normal" fo:font-weight="normal" officeooo:rsid="00a5598f" officeooo:paragraph-rsid="01eb412a" style:font-size-asian="10pt" style:language-asian="en" style:country-asian="US" style:font-style-asian="normal" style:font-weight-asian="normal" style:font-size-complex="10pt" style:language-complex="en" style:country-complex="US" style:font-style-complex="normal" style:font-weight-complex="normal"/>
    </style:style>
    <style:style style:name="P429" style:family="paragraph" style:parent-style-name="Text_20_body">
      <style:paragraph-properties fo:margin-top="0in" fo:margin-bottom="0in" loext:contextual-spacing="false" fo:text-align="start" style:justify-single-word="false"/>
      <style:text-properties style:font-name="Courier 10 Pitch1" fo:font-size="10pt" fo:language="en" fo:country="US" fo:font-weight="normal" officeooo:rsid="0012502a" officeooo:paragraph-rsid="01eb412a" style:font-size-asian="10pt" style:language-asian="en" style:country-asian="US" style:font-weight-asian="normal" style:font-size-complex="10pt" style:language-complex="en" style:country-complex="US" style:font-weight-complex="normal"/>
    </style:style>
    <style:style style:name="P430" style:family="paragraph" style:parent-style-name="Text_20_body">
      <style:paragraph-properties fo:margin-top="0in" fo:margin-bottom="0in" loext:contextual-spacing="false" fo:text-align="start" style:justify-single-word="false"/>
      <style:text-properties officeooo:paragraph-rsid="01eb412a"/>
    </style:style>
    <style:style style:name="P431" style:family="paragraph" style:parent-style-name="Text_20_body">
      <style:paragraph-properties fo:margin-top="0in" fo:margin-bottom="0in" loext:contextual-spacing="false" fo:text-align="start" style:justify-single-word="false"/>
      <style:text-properties officeooo:paragraph-rsid="01f081b5"/>
    </style:style>
    <style:style style:name="P432" style:family="paragraph" style:parent-style-name="Text_20_body">
      <style:paragraph-properties fo:margin-top="0in" fo:margin-bottom="0in" loext:contextual-spacing="false" fo:text-align="start" style:justify-single-word="false"/>
      <style:text-properties fo:font-style="normal" officeooo:rsid="01c8cee4" officeooo:paragraph-rsid="01eb412a" style:font-style-asian="normal" style:font-style-complex="normal"/>
    </style:style>
    <style:style style:name="P433" style:family="paragraph" style:parent-style-name="Text_20_body">
      <style:paragraph-properties fo:margin-top="0in" fo:margin-bottom="0in" loext:contextual-spacing="false" fo:text-align="start" style:justify-single-word="false"/>
      <style:text-properties fo:font-style="normal" officeooo:paragraph-rsid="01ed77db" style:font-style-asian="normal" style:font-style-complex="normal"/>
    </style:style>
    <style:style style:name="P434" style:family="paragraph" style:parent-style-name="Text_20_body">
      <style:paragraph-properties fo:margin-top="0in" fo:margin-bottom="0in" loext:contextual-spacing="false" fo:text-align="start" style:justify-single-word="false"/>
      <style:text-properties officeooo:rsid="01c8cee4" officeooo:paragraph-rsid="01eb412a"/>
    </style:style>
    <style:style style:name="P435" style:family="paragraph" style:parent-style-name="Text_20_body">
      <style:paragraph-properties fo:margin-top="0in" fo:margin-bottom="0in" loext:contextual-spacing="false" fo:text-align="center" style:justify-single-word="false"/>
      <style:text-properties officeooo:paragraph-rsid="002f2894"/>
    </style:style>
    <style:style style:name="P436" style:family="paragraph" style:parent-style-name="Preformatted_20_Text">
      <style:paragraph-properties fo:margin-top="0in" fo:margin-bottom="0in" loext:contextual-spacing="false"/>
    </style:style>
    <style:style style:name="P437" style:family="paragraph" style:parent-style-name="Preformatted_20_Text">
      <loext:graphic-properties draw:fill="solid" draw:fill-color="#e6e6e6" draw:opacity="100%"/>
      <style:paragraph-properties fo:margin-top="0in" fo:margin-bottom="0in" loext:contextual-spacing="false" fo:background-color="#e6e6e6"/>
    </style:style>
    <style:style style:name="P438" style:family="paragraph" style:parent-style-name="Preformatted_20_Text">
      <loext:graphic-properties draw:fill="solid" draw:fill-color="#dddddd" draw:opacity="100%"/>
      <style:paragraph-properties fo:margin-top="0in" fo:margin-bottom="0in" loext:contextual-spacing="false" fo:background-color="#dddddd"/>
    </style:style>
    <style:style style:name="P439" style:family="paragraph" style:parent-style-name="Preformatted_20_Text">
      <style:paragraph-properties fo:margin-top="0in" fo:margin-bottom="0in" loext:contextual-spacing="false"/>
      <style:text-properties fo:font-size="8pt" style:font-size-asian="8pt" style:font-size-complex="8pt"/>
    </style:style>
    <style:style style:name="P440" style:family="paragraph" style:parent-style-name="Preformatted_20_Text">
      <loext:graphic-properties draw:fill="solid" draw:fill-color="#dddddd" draw:opacity="100%"/>
      <style:paragraph-properties fo:margin-top="0in" fo:margin-bottom="0in" loext:contextual-spacing="false" fo:background-color="#dddddd"/>
      <style:text-properties style:font-name="Courier 10 Pitch1" fo:font-size="10pt" style:font-size-asian="10pt" style:font-size-complex="10pt"/>
    </style:style>
    <style:style style:name="P441" style:family="paragraph" style:parent-style-name="Text_20_body">
      <style:paragraph-properties fo:text-align="start" style:justify-single-word="false"/>
    </style:style>
    <style:style style:name="P442" style:family="paragraph" style:parent-style-name="Text_20_body">
      <style:paragraph-properties fo:text-align="start" style:justify-single-word="false"/>
      <style:text-properties officeooo:paragraph-rsid="02a9452d"/>
    </style:style>
    <style:style style:name="P443" style:family="paragraph" style:parent-style-name="Text_20_body">
      <style:text-properties officeooo:paragraph-rsid="017ec665"/>
    </style:style>
    <style:style style:name="P444" style:family="paragraph" style:parent-style-name="Text_20_body">
      <style:text-properties fo:language="en" fo:country="US" style:language-asian="en" style:country-asian="US" style:language-complex="en" style:country-complex="US"/>
    </style:style>
    <style:style style:name="P445" style:family="paragraph" style:parent-style-name="Text_20_body">
      <style:text-properties officeooo:paragraph-rsid="026c601c"/>
    </style:style>
    <style:style style:name="P446" style:family="paragraph" style:parent-style-name="Text_20_body">
      <style:text-properties officeooo:paragraph-rsid="02741fbf"/>
    </style:style>
    <style:style style:name="P447" style:family="paragraph" style:parent-style-name="Text_20_body">
      <style:text-properties officeooo:paragraph-rsid="027831c3"/>
    </style:style>
    <style:style style:name="P448" style:family="paragraph" style:parent-style-name="Text_20_body">
      <style:text-properties officeooo:paragraph-rsid="0279bd50"/>
    </style:style>
    <style:style style:name="P449" style:family="paragraph" style:parent-style-name="Text_20_body">
      <style:text-properties officeooo:rsid="0288d880" officeooo:paragraph-rsid="02a9452d"/>
    </style:style>
    <style:style style:name="P450" style:family="paragraph" style:parent-style-name="Text_20_body">
      <style:text-properties officeooo:paragraph-rsid="02a9452d"/>
    </style:style>
    <style:style style:name="P451" style:family="paragraph" style:parent-style-name="Text_20_body">
      <style:text-properties officeooo:paragraph-rsid="02c5ff7d"/>
    </style:style>
    <style:style style:name="P452" style:family="paragraph" style:parent-style-name="Text_20_body">
      <style:text-properties officeooo:rsid="02d0f87a" officeooo:paragraph-rsid="02d0f87a"/>
    </style:style>
    <style:style style:name="P453" style:family="paragraph" style:parent-style-name="Text_20_body">
      <style:text-properties officeooo:rsid="02d24ac4" officeooo:paragraph-rsid="02d24ac4"/>
    </style:style>
    <style:style style:name="P454" style:family="paragraph" style:parent-style-name="Text_20_body">
      <style:text-properties style:font-name="Liberation Mono" fo:font-style="normal" officeooo:rsid="02d24ac4" officeooo:paragraph-rsid="02d24ac4" style:font-style-asian="normal" style:font-style-complex="normal"/>
    </style:style>
    <style:style style:name="P455" style:family="paragraph" style:parent-style-name="Text_20_body">
      <style:text-properties fo:font-style="normal" officeooo:rsid="02d24ac4" officeooo:paragraph-rsid="02d24ac4" style:font-style-asian="normal" style:font-style-complex="normal"/>
    </style:style>
    <style:style style:name="P456" style:family="paragraph" style:parent-style-name="Text_20_body">
      <style:text-properties fo:font-style="normal" officeooo:rsid="02dc952a" officeooo:paragraph-rsid="02dc952a" style:font-style-asian="normal" style:font-style-complex="normal"/>
    </style:style>
    <style:style style:name="P457" style:family="paragraph" style:parent-style-name="Text_20_body">
      <style:text-properties fo:font-style="italic" officeooo:rsid="02dc952a" officeooo:paragraph-rsid="02dc952a" style:font-style-asian="italic" style:font-style-complex="italic"/>
    </style:style>
    <style:style style:name="P458" style:family="paragraph" style:parent-style-name="Text_20_body">
      <style:text-properties fo:font-style="italic" officeooo:rsid="02e8a965" officeooo:paragraph-rsid="02e8a965" style:font-style-asian="italic" style:font-style-complex="italic"/>
    </style:style>
    <style:style style:name="P459" style:family="paragraph" style:parent-style-name="Text_20_body">
      <style:text-properties fo:font-variant="normal" fo:text-transform="none" fo:color="#000000" style:text-position="0% 100%" style:font-name="Garamond2" fo:font-size="10pt" fo:letter-spacing="normal" fo:font-style="italic" fo:font-weight="normal" officeooo:rsid="02df9b9a" officeooo:paragraph-rsid="02e448dc" style:font-size-asian="10pt" style:font-style-asian="italic" style:font-size-complex="10pt" style:font-style-complex="italic"/>
    </style:style>
    <style:style style:name="P460" style:family="paragraph" style:parent-style-name="Text_20_body">
      <style:text-properties fo:font-variant="normal" fo:text-transform="none" fo:color="#000000" style:text-position="0% 100%" style:font-name="Garamond2" fo:font-size="10pt" fo:letter-spacing="normal" fo:font-style="normal" fo:font-weight="normal" officeooo:rsid="02df9b9a" officeooo:paragraph-rsid="02df9b9a" style:font-size-asian="10pt" style:font-style-asian="normal" style:font-size-complex="10pt" style:font-style-complex="normal"/>
    </style:style>
    <style:style style:name="P461" style:family="paragraph" style:parent-style-name="Text_20_body">
      <style:text-properties officeooo:paragraph-rsid="02e448dc"/>
    </style:style>
    <style:style style:name="P462" style:family="paragraph" style:parent-style-name="Text_20_body">
      <style:text-properties fo:color="#000000" officeooo:rsid="02df9b9a" officeooo:paragraph-rsid="02e448dc"/>
    </style:style>
    <style:style style:name="P463" style:family="paragraph" style:parent-style-name="Text_20_body">
      <style:text-properties officeooo:rsid="02e448dc" officeooo:paragraph-rsid="02e448dc"/>
    </style:style>
    <style:style style:name="P464" style:family="paragraph" style:parent-style-name="Text_20_body">
      <style:text-properties officeooo:rsid="02e5477f" officeooo:paragraph-rsid="02e5477f"/>
    </style:style>
    <style:style style:name="P465" style:family="paragraph" style:parent-style-name="Text_20_body">
      <style:text-properties officeooo:rsid="02e8a965" officeooo:paragraph-rsid="02e8a965"/>
    </style:style>
    <style:style style:name="P466" style:family="paragraph" style:parent-style-name="Text_20_body">
      <style:text-properties style:text-position="0% 100%" fo:font-style="italic" officeooo:rsid="02e5477f" officeooo:paragraph-rsid="02e5477f" style:font-style-asian="italic" style:font-style-complex="italic"/>
    </style:style>
    <style:style style:name="P467" style:family="paragraph" style:parent-style-name="Text_20_body">
      <style:text-properties style:text-position="0% 100%" fo:font-style="normal" officeooo:rsid="02e448dc" officeooo:paragraph-rsid="02e448dc" style:font-style-asian="normal" style:font-style-complex="normal"/>
    </style:style>
    <style:style style:name="P468" style:family="paragraph" style:parent-style-name="Text_20_body">
      <style:text-properties style:text-position="0% 100%" fo:font-style="normal" officeooo:rsid="030ab434" officeooo:paragraph-rsid="030ab434" style:font-style-asian="normal" style:font-style-complex="normal"/>
    </style:style>
    <style:style style:name="P469" style:family="paragraph" style:parent-style-name="Text_20_body">
      <style:text-properties officeooo:rsid="02fe3ea6" officeooo:paragraph-rsid="02fe3ea6"/>
    </style:style>
    <style:style style:name="P470" style:family="paragraph" style:parent-style-name="Text_20_body">
      <style:text-properties officeooo:rsid="0300c364" officeooo:paragraph-rsid="0300c364"/>
    </style:style>
    <style:style style:name="P471" style:family="paragraph" style:parent-style-name="Text_20_body">
      <style:text-properties officeooo:paragraph-rsid="0300c364"/>
    </style:style>
    <style:style style:name="P472" style:family="paragraph" style:parent-style-name="Text_20_body">
      <style:text-properties officeooo:paragraph-rsid="03017e15"/>
    </style:style>
    <style:style style:name="P473" style:family="paragraph" style:parent-style-name="Text_20_body">
      <style:text-properties officeooo:rsid="03017e15" officeooo:paragraph-rsid="03017e15"/>
    </style:style>
    <style:style style:name="P474" style:family="paragraph" style:parent-style-name="Text_20_body">
      <style:text-properties officeooo:rsid="030945ca" officeooo:paragraph-rsid="030945ca"/>
    </style:style>
    <style:style style:name="P475" style:family="paragraph" style:parent-style-name="Preformatted_20_Text">
      <style:paragraph-properties fo:margin-left="0.4925in" fo:margin-right="0in" fo:text-indent="0in" style:auto-text-indent="false"/>
    </style:style>
    <style:style style:name="P476" style:family="paragraph" style:parent-style-name="Preformatted_20_Text">
      <style:paragraph-properties fo:margin-left="0.4925in" fo:margin-right="0in" fo:text-align="start" style:justify-single-word="false" fo:text-indent="0in" style:auto-text-indent="false"/>
      <style:text-properties officeooo:rsid="025941fa" officeooo:paragraph-rsid="025941fa"/>
    </style:style>
    <style:style style:name="P477" style:family="paragraph" style:parent-style-name="Preformatted_20_Text">
      <style:paragraph-properties fo:margin-left="0.4925in" fo:margin-right="0in" fo:text-indent="0in" style:auto-text-indent="false"/>
      <style:text-properties fo:font-style="normal" style:font-style-asian="normal" style:font-style-complex="normal"/>
    </style:style>
    <style:style style:name="P478" style:family="paragraph" style:parent-style-name="Preformatted_20_Text">
      <style:paragraph-properties fo:margin-left="0.4925in" fo:margin-right="0in" fo:text-indent="0in" style:auto-text-indent="false"/>
      <style:text-properties fo:font-style="normal" officeooo:rsid="022d5860" style:font-style-asian="normal" style:font-style-complex="normal"/>
    </style:style>
    <style:style style:name="P479" style:family="paragraph" style:parent-style-name="Preformatted_20_Text">
      <loext:graphic-properties draw:fill="solid" draw:fill-color="#eeeeee" draw:opacity="100%"/>
      <style:paragraph-properties fo:margin-left="0.4925in" fo:margin-right="0in" fo:text-indent="0in" style:auto-text-indent="false" fo:background-color="#eeeeee"/>
      <style:text-properties fo:font-style="normal" fo:font-weight="normal" officeooo:rsid="028fdc44" officeooo:paragraph-rsid="028fdc44" style:font-style-asian="normal" style:font-weight-asian="normal" style:font-style-complex="normal" style:font-weight-complex="normal"/>
    </style:style>
    <style:style style:name="P480" style:family="paragraph" style:parent-style-name="Preformatted_20_Text">
      <style:paragraph-properties fo:margin-left="0.4925in" fo:margin-right="0in" fo:text-indent="0in" style:auto-text-indent="false"/>
      <style:text-properties officeooo:rsid="025a8791" officeooo:paragraph-rsid="025a8791"/>
    </style:style>
    <style:style style:name="P481" style:family="paragraph" style:parent-style-name="Preformatted_20_Text">
      <loext:graphic-properties draw:fill="solid" draw:fill-color="#eeeeee" draw:opacity="100%"/>
      <style:paragraph-properties fo:margin-left="0.4925in" fo:margin-right="0in" fo:text-indent="0in" style:auto-text-indent="false" fo:background-color="#eeeeee"/>
      <style:text-properties officeooo:rsid="028d7fe6" officeooo:paragraph-rsid="028d7fe6"/>
    </style:style>
    <style:style style:name="P482" style:family="paragraph" style:parent-style-name="Preformatted_20_Text">
      <loext:graphic-properties draw:fill="solid" draw:fill-color="#eeeeee" draw:opacity="100%"/>
      <style:paragraph-properties fo:margin-left="0.4925in" fo:margin-right="0in" fo:text-align="center" style:justify-single-word="false" fo:text-indent="0in" style:auto-text-indent="false" fo:background-color="#eeeeee"/>
      <style:text-properties officeooo:rsid="028d7fe6" officeooo:paragraph-rsid="028d7fe6"/>
    </style:style>
    <style:style style:name="P483" style:family="paragraph" style:parent-style-name="Preformatted_20_Text">
      <style:paragraph-properties fo:margin-left="0.4925in" fo:margin-right="0in" fo:text-indent="0in" style:auto-text-indent="false"/>
      <style:text-properties fo:language="en" fo:country="US" fo:font-style="normal" officeooo:rsid="008aa2a0" officeooo:paragraph-rsid="02731c8a" style:language-asian="en" style:country-asian="US" style:font-style-asian="normal" style:language-complex="en" style:country-complex="US" style:font-style-complex="normal"/>
    </style:style>
    <style:style style:name="P484" style:family="paragraph" style:parent-style-name="Preformatted_20_Text">
      <style:paragraph-properties fo:margin-left="0.4925in" fo:margin-right="0in" fo:text-indent="0in" style:auto-text-indent="false"/>
      <style:text-properties fo:language="en" fo:country="US" fo:font-style="normal" officeooo:rsid="003e43e7" officeooo:paragraph-rsid="02731c8a" style:language-asian="en" style:country-asian="US" style:font-style-asian="normal" style:language-complex="en" style:country-complex="US" style:font-style-complex="normal"/>
    </style:style>
    <style:style style:name="P485" style:family="paragraph" style:parent-style-name="Preformatted_20_Text">
      <style:paragraph-properties fo:margin-left="0.4925in" fo:margin-right="0in" fo:text-indent="0in" style:auto-text-indent="false"/>
      <style:text-properties fo:language="en" fo:country="US" fo:font-style="normal" officeooo:paragraph-rsid="02b33b3a" style:language-asian="en" style:country-asian="US" style:font-style-asian="normal" style:language-complex="en" style:country-complex="US" style:font-style-complex="normal"/>
    </style:style>
    <style:style style:name="P486" style:family="paragraph" style:parent-style-name="Preformatted_20_Text">
      <style:paragraph-properties fo:margin-left="0.4925in" fo:margin-right="0in" fo:text-indent="0in" style:auto-text-indent="false"/>
      <style:text-properties fo:language="en" fo:country="US" fo:font-style="normal" officeooo:rsid="02c4510c" officeooo:paragraph-rsid="02c4510c" style:language-asian="en" style:country-asian="US" style:font-style-asian="normal" style:language-complex="en" style:country-complex="US" style:font-style-complex="normal"/>
    </style:style>
    <style:style style:name="P487" style:family="paragraph" style:parent-style-name="Preformatted_20_Text">
      <style:paragraph-properties fo:margin-left="0.4925in" fo:margin-right="0in" fo:text-indent="0in" style:auto-text-indent="false"/>
      <style:text-properties officeooo:paragraph-rsid="02731c8a"/>
    </style:style>
    <style:style style:name="P488" style:family="paragraph" style:parent-style-name="Preformatted_20_Text">
      <style:paragraph-properties fo:margin-top="0in" fo:margin-bottom="0.1965in" loext:contextual-spacing="false"/>
    </style:style>
    <style:style style:name="P489" style:family="paragraph" style:parent-style-name="Preformatted_20_Text">
      <style:paragraph-properties fo:margin-top="0in" fo:margin-bottom="0.1965in" loext:contextual-spacing="false" fo:text-align="start" style:justify-single-word="false" fo:widows="1"/>
      <style:text-properties fo:font-variant="normal" fo:text-transform="none" fo:color="#000000" fo:letter-spacing="normal" fo:font-style="normal" fo:font-weight="normal" officeooo:paragraph-rsid="026c601c"/>
    </style:style>
    <style:style style:name="P490" style:family="paragraph" style:parent-style-name="Preformatted_20_Text">
      <loext:graphic-properties draw:fill="solid" draw:fill-color="#eeeeee" draw:opacity="100%"/>
      <style:paragraph-properties fo:margin-top="0in" fo:margin-bottom="0.1965in" loext:contextual-spacing="false" fo:background-color="#eeeeee"/>
      <style:text-properties fo:font-size="8pt" officeooo:paragraph-rsid="0279bd50" style:font-size-asian="8pt" style:font-size-complex="8pt"/>
    </style:style>
    <style:style style:name="P491" style:family="paragraph" style:parent-style-name="Preformatted_20_Text">
      <loext:graphic-properties draw:fill="solid" draw:fill-color="#eeeeee" draw:opacity="100%"/>
      <style:paragraph-properties fo:margin-top="0in" fo:margin-bottom="0.1965in" loext:contextual-spacing="false" fo:text-align="center" style:justify-single-word="false" fo:background-color="#eeeeee"/>
      <style:text-properties fo:font-size="10pt" officeooo:rsid="0279bd50" officeooo:paragraph-rsid="0279bd50" style:font-size-asian="8.75pt" style:font-size-complex="10pt"/>
    </style:style>
    <style:style style:name="P492" style:family="paragraph" style:parent-style-name="Paragraph_20__28_X_29_">
      <style:paragraph-properties fo:text-align="start" style:justify-single-word="false"/>
    </style:style>
    <style:style style:name="P493" style:family="paragraph" style:parent-style-name="Paragraph_20__28_X_29_">
      <style:text-properties officeooo:rsid="0217ccec" officeooo:paragraph-rsid="0217ccec"/>
    </style:style>
    <style:style style:name="P494" style:family="paragraph" style:parent-style-name="Paragraph_20__28_X_29_">
      <style:text-properties fo:font-size="10pt" fo:font-style="normal" officeooo:rsid="0217ccec" officeooo:paragraph-rsid="0217ccec" style:font-size-asian="10pt" style:font-style-asian="normal" style:font-size-complex="10pt" style:font-style-complex="normal"/>
    </style:style>
    <style:style style:name="P495" style:family="paragraph" style:parent-style-name="Paragraph_20__28_X_29_">
      <style:text-properties officeooo:rsid="010bb1f5" officeooo:paragraph-rsid="026c601c"/>
    </style:style>
    <style:style style:name="P496"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weight="normal" style:font-weight-asian="normal" style:font-weight-complex="normal"/>
    </style:style>
    <style:style style:name="P497"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8pt" style:font-size-asian="8pt" style:font-size-complex="8pt"/>
    </style:style>
    <style:style style:name="P498"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499" style:family="paragraph" style:parent-style-name="Standard">
      <style:paragraph-properties fo:margin-left="0in" fo:margin-right="0in" fo:text-indent="0in" style:auto-text-indent="false"/>
      <style:text-properties style:font-name="Liberation Sans1" fo:font-size="10pt" officeooo:rsid="01ed9026" officeooo:paragraph-rsid="026c601c" style:font-size-asian="10pt" style:font-size-complex="10pt"/>
    </style:style>
    <style:style style:name="P500" style:family="paragraph" style:parent-style-name="Standard">
      <style:paragraph-properties fo:margin-left="0in" fo:margin-right="0in" fo:text-indent="0in" style:auto-text-indent="false"/>
      <style:text-properties style:font-name="Liberation Sans1" fo:font-size="10pt" officeooo:rsid="01c61f22" officeooo:paragraph-rsid="026c601c" style:font-size-asian="10pt" style:font-size-complex="10pt"/>
    </style:style>
    <style:style style:name="P501" style:family="paragraph" style:parent-style-name="Standard">
      <style:paragraph-properties fo:margin-left="0in" fo:margin-right="0in" fo:text-indent="0in" style:auto-text-indent="false"/>
      <style:text-properties style:font-name="Liberation Sans1" fo:font-size="10pt" officeooo:rsid="01f3d113" officeooo:paragraph-rsid="026c601c" style:font-size-asian="10pt" style:font-size-complex="10pt"/>
    </style:style>
    <style:style style:name="P502" style:family="paragraph" style:parent-style-name="Standard">
      <style:paragraph-properties fo:margin-left="0in" fo:margin-right="0in" fo:text-indent="0in" style:auto-text-indent="false"/>
      <style:text-properties style:font-name="Liberation Sans1" fo:font-size="10pt" officeooo:rsid="01be3699" officeooo:paragraph-rsid="026c601c" style:font-size-asian="10pt" style:font-size-complex="10pt"/>
    </style:style>
    <style:style style:name="P503" style:family="paragraph" style:parent-style-name="Standard">
      <style:paragraph-properties fo:margin-left="0in" fo:margin-right="0in" fo:text-indent="0in" style:auto-text-indent="false"/>
      <style:text-properties style:font-name="Liberation Sans1" fo:font-size="10pt" officeooo:rsid="01c7872a" officeooo:paragraph-rsid="026c601c" style:font-size-asian="10pt" style:font-size-complex="10pt"/>
    </style:style>
    <style:style style:name="P504" style:family="paragraph" style:parent-style-name="Standard">
      <style:paragraph-properties fo:margin-left="0in" fo:margin-right="0in" fo:text-indent="0in" style:auto-text-indent="false"/>
      <style:text-properties style:font-name="Liberation Sans1" fo:font-size="10pt" officeooo:rsid="01f8234f" officeooo:paragraph-rsid="026c601c" style:font-size-asian="10pt" style:font-size-complex="10pt"/>
    </style:style>
    <style:style style:name="P505" style:family="paragraph" style:parent-style-name="Standard">
      <style:paragraph-properties fo:margin-left="0in" fo:margin-right="0in" fo:text-indent="0in" style:auto-text-indent="false"/>
      <style:text-properties style:font-name="Liberation Sans1" fo:font-size="10pt" officeooo:paragraph-rsid="026c601c" style:font-size-asian="10pt" style:font-size-complex="10pt"/>
    </style:style>
    <style:style style:name="P506" style:family="paragraph" style:parent-style-name="Standard">
      <style:paragraph-properties fo:margin-left="0in" fo:margin-right="0in" fo:text-indent="0in" style:auto-text-indent="false"/>
      <style:text-properties style:font-name="Courier 10 Pitch1" fo:font-size="10pt" officeooo:rsid="01ee65fb" officeooo:paragraph-rsid="026c601c" style:font-size-asian="10pt" style:font-size-complex="10pt"/>
    </style:style>
    <style:style style:name="P507" style:family="paragraph" style:parent-style-name="Standard">
      <style:paragraph-properties fo:margin-left="0in" fo:margin-right="0in" fo:text-indent="0in" style:auto-text-indent="false"/>
      <style:text-properties style:font-name="Courier 10 Pitch1" fo:font-size="10pt" officeooo:rsid="01f18db8" officeooo:paragraph-rsid="026c601c" style:font-size-asian="10pt" style:font-size-complex="10pt"/>
    </style:style>
    <style:style style:name="P508" style:family="paragraph" style:parent-style-name="Standard">
      <style:paragraph-properties fo:margin-left="0in" fo:margin-right="0in" fo:text-indent="0in" style:auto-text-indent="false"/>
      <style:text-properties style:font-name="Courier 10 Pitch1" fo:font-size="10pt" officeooo:rsid="01f1b89d" officeooo:paragraph-rsid="026c601c" style:font-size-asian="10pt" style:font-size-complex="10pt"/>
    </style:style>
    <style:style style:name="P509" style:family="paragraph" style:parent-style-name="Standard">
      <style:paragraph-properties fo:margin-left="0in" fo:margin-right="0in" fo:text-indent="0in" style:auto-text-indent="false"/>
      <style:text-properties style:font-name="Courier 10 Pitch1" fo:font-size="10pt" officeooo:rsid="01c61f22" officeooo:paragraph-rsid="026c601c" style:font-size-asian="10pt" style:font-size-complex="10pt"/>
    </style:style>
    <style:style style:name="P510" style:family="paragraph" style:parent-style-name="Standard">
      <style:paragraph-properties fo:margin-left="0in" fo:margin-right="0in" fo:text-indent="0in" style:auto-text-indent="false"/>
      <style:text-properties style:font-name="Courier 10 Pitch1" fo:font-size="10pt" officeooo:rsid="01f3d113" officeooo:paragraph-rsid="026c601c" style:font-size-asian="10pt" style:font-size-complex="10pt"/>
    </style:style>
    <style:style style:name="P511" style:family="paragraph" style:parent-style-name="Standard">
      <style:paragraph-properties fo:margin-left="0in" fo:margin-right="0in" fo:text-indent="0in" style:auto-text-indent="false"/>
      <style:text-properties style:font-name="Courier 10 Pitch1" fo:font-size="10pt" officeooo:rsid="01c7872a" officeooo:paragraph-rsid="026c601c" style:font-size-asian="10pt" style:font-size-complex="10pt"/>
    </style:style>
    <style:style style:name="P512" style:family="paragraph" style:parent-style-name="Standard">
      <style:paragraph-properties fo:margin-left="0in" fo:margin-right="0in" fo:text-indent="0in" style:auto-text-indent="false"/>
      <style:text-properties style:font-name="Courier 10 Pitch1" fo:font-size="10pt" officeooo:rsid="01fa0c71" officeooo:paragraph-rsid="026c601c" style:font-size-asian="10pt" style:font-size-complex="10pt"/>
    </style:style>
    <style:style style:name="P513" style:family="paragraph" style:parent-style-name="Standard">
      <style:paragraph-properties fo:margin-left="0in" fo:margin-right="0in" fo:text-indent="0in" style:auto-text-indent="false"/>
      <style:text-properties style:font-name="Courier 10 Pitch1" fo:font-size="10pt" fo:font-style="normal" fo:font-weight="normal" officeooo:rsid="01be3699" officeooo:paragraph-rsid="026c601c" style:font-size-asian="10pt" style:font-style-asian="normal" style:font-weight-asian="normal" style:font-size-complex="10pt" style:font-style-complex="normal" style:font-weight-complex="normal"/>
    </style:style>
    <style:style style:name="P514" style:family="paragraph" style:parent-style-name="Preformatted_20_Text">
      <style:paragraph-properties fo:margin-left="0in" fo:margin-right="0in" fo:widows="1" fo:text-indent="0in" style:auto-text-indent="false"/>
      <style:text-properties fo:font-variant="normal" fo:text-transform="none" fo:color="#000000" fo:font-size="10pt" fo:letter-spacing="normal" fo:font-style="normal" fo:font-weight="normal" officeooo:rsid="01ae8c7b" officeooo:paragraph-rsid="026c601c" style:font-size-asian="10pt" style:font-size-complex="10pt"/>
    </style:style>
    <style:style style:name="P515" style:family="paragraph" style:parent-style-name="Preformatted_20_Text">
      <style:paragraph-properties fo:margin-left="0in" fo:margin-right="0in" fo:widows="1" fo:text-indent="0in" style:auto-text-indent="false"/>
      <style:text-properties fo:font-variant="normal" fo:text-transform="none" fo:color="#000000" fo:font-size="10pt" fo:letter-spacing="normal" fo:font-style="normal" fo:font-weight="normal" officeooo:rsid="01bcc383" officeooo:paragraph-rsid="026c601c" style:font-size-asian="10pt" style:font-size-complex="10pt"/>
    </style:style>
    <style:style style:name="P516" style:family="paragraph" style:parent-style-name="Preformatted_20_Text">
      <style:paragraph-properties fo:margin-left="0in" fo:margin-right="0in" fo:text-align="start" style:justify-single-word="false" fo:widows="1" fo:text-indent="0in" style:auto-text-indent="false"/>
      <style:text-properties fo:font-variant="normal" fo:text-transform="none" fo:color="#000000" fo:letter-spacing="normal" fo:font-style="normal" fo:font-weight="normal" officeooo:paragraph-rsid="026c601c"/>
    </style:style>
    <style:style style:name="P517" style:family="paragraph" style:parent-style-name="Standard">
      <style:paragraph-properties fo:margin-left="0in" fo:margin-right="0.0201in" fo:text-align="justify" style:justify-single-word="false" fo:text-indent="0in" style:auto-text-indent="true"/>
    </style:style>
    <style:style style:name="P518" style:family="paragraph" style:parent-style-name="Standard">
      <style:paragraph-properties fo:margin-top="0in" fo:margin-bottom="0.1098in" loext:contextual-spacing="false" fo:text-align="start" style:justify-single-word="false" fo:orphans="2" fo:widows="2" fo:hyphenation-ladder-count="no-limit" style:text-autospace="ideograph-alpha" style:punctuation-wrap="hanging" style:line-break="strict">
        <style:tab-stops>
          <style:tab-stop style:position="-2.0138in" style:type="right"/>
          <style:tab-stop style:position="0.4862in"/>
        </style:tab-stops>
      </style:paragraph-properties>
      <style:text-properties fo:font-size="10pt" fo:font-weight="normal" style:font-size-asian="10pt" style:font-weight-asian="normal" style:font-size-complex="10pt" style:font-weight-complex="normal" fo:hyphenate="false" fo:hyphenation-remain-char-count="2" fo:hyphenation-push-char-count="2"/>
    </style:style>
    <style:style style:name="P519" style:family="paragraph" style:parent-style-name="Footnote">
      <style:text-properties officeooo:paragraph-rsid="01c91dae"/>
    </style:style>
    <style:style style:name="P520" style:family="paragraph" style:parent-style-name="Footnote">
      <style:text-properties officeooo:paragraph-rsid="01b9e7d3"/>
    </style:style>
    <style:style style:name="P521" style:family="paragraph" style:parent-style-name="Footnote">
      <style:text-properties officeooo:paragraph-rsid="0053cf76"/>
    </style:style>
    <style:style style:name="P522" style:family="paragraph" style:parent-style-name="Footnote">
      <style:text-properties officeooo:paragraph-rsid="00fa0ec9"/>
    </style:style>
    <style:style style:name="P523" style:family="paragraph" style:parent-style-name="Footnote">
      <style:text-properties officeooo:paragraph-rsid="023ab066"/>
    </style:style>
    <style:style style:name="P524" style:family="paragraph" style:parent-style-name="Footnote">
      <style:text-properties officeooo:paragraph-rsid="023c7f7f"/>
    </style:style>
    <style:style style:name="P525" style:family="paragraph" style:parent-style-name="Footnote">
      <style:text-properties officeooo:paragraph-rsid="01516142"/>
    </style:style>
    <style:style style:name="P526" style:family="paragraph" style:parent-style-name="Footnote">
      <style:text-properties officeooo:paragraph-rsid="0152b931"/>
    </style:style>
    <style:style style:name="P527" style:family="paragraph" style:parent-style-name="Footnote">
      <style:text-properties officeooo:rsid="01b8cbd8" officeooo:paragraph-rsid="01b8cbd8"/>
    </style:style>
    <style:style style:name="P528" style:family="paragraph" style:parent-style-name="Footnote">
      <style:text-properties officeooo:rsid="01ddd2f9" officeooo:paragraph-rsid="01ddd2f9"/>
    </style:style>
    <style:style style:name="P529" style:family="paragraph" style:parent-style-name="Frame_20_contents">
      <loext:graphic-properties draw:fill="solid" draw:fill-color="#dddddd" draw:opacity="100%"/>
      <style:paragraph-properties fo:text-align="start" style:justify-single-word="false" fo:background-color="#dddddd"/>
      <style:text-properties style:font-name="Courier 10 Pitch1"/>
    </style:style>
    <style:style style:name="P530" style:family="paragraph" style:parent-style-name="Standard">
      <style:paragraph-properties fo:margin-left="0in" fo:margin-right="0.1in" fo:text-indent="0in" style:auto-text-indent="false"/>
      <style:text-properties style:font-name="Liberation Sans1" fo:font-size="10pt" officeooo:rsid="01e377d6" officeooo:paragraph-rsid="026c601c" style:font-size-asian="10pt" style:font-size-complex="10pt"/>
    </style:style>
    <style:style style:name="P531" style:family="paragraph" style:parent-style-name="Standard">
      <style:paragraph-properties fo:margin-left="0in" fo:margin-right="0.1in" fo:text-indent="0in" style:auto-text-indent="false"/>
      <style:text-properties style:font-name="Liberation Sans1" fo:font-size="10pt" officeooo:paragraph-rsid="026c601c" style:font-size-asian="10pt" style:font-size-complex="10pt"/>
    </style:style>
    <style:style style:name="P532" style:family="paragraph" style:parent-style-name="Standard">
      <style:paragraph-properties fo:margin-left="0in" fo:margin-right="0.1in" fo:text-indent="0in" style:auto-text-indent="false"/>
      <style:text-properties style:font-name="Courier 10 Pitch1" fo:font-size="10pt" officeooo:rsid="01e377d6" officeooo:paragraph-rsid="026c601c" style:font-size-asian="10pt" style:font-size-complex="10pt"/>
    </style:style>
    <style:style style:name="P533" style:family="paragraph" style:parent-style-name="Table_20_Contents">
      <style:paragraph-properties fo:text-align="center" style:justify-single-word="false"/>
      <style:text-properties style:font-name="Courier 10 Pitch1" fo:font-size="10pt" officeooo:rsid="01df769a" officeooo:paragraph-rsid="026c601c" style:font-size-asian="10pt" style:font-size-complex="10pt"/>
    </style:style>
    <style:style style:name="P534" style:family="paragraph" style:parent-style-name="Preformatted_20_Text">
      <style:paragraph-properties fo:margin-left="0.0598in" fo:margin-right="0in" fo:text-align="center" style:justify-single-word="false" fo:text-indent="0in" style:auto-text-indent="false"/>
      <style:text-properties officeooo:paragraph-rsid="026c601c"/>
    </style:style>
    <style:style style:name="P535" style:family="paragraph" style:parent-style-name="Preformatted_20_Text">
      <style:paragraph-properties fo:margin-left="0.0598in" fo:margin-right="0in" fo:text-align="center" style:justify-single-word="false" fo:text-indent="0in" style:auto-text-indent="false"/>
      <style:text-properties officeooo:rsid="01379bca" officeooo:paragraph-rsid="026c601c"/>
    </style:style>
    <style:style style:name="P536" style:family="paragraph" style:parent-style-name="Preformatted_20_Text">
      <style:paragraph-properties fo:margin-left="0.0598in" fo:margin-right="0in" fo:text-indent="0in" style:auto-text-indent="false"/>
      <style:text-properties officeooo:rsid="01379bca" officeooo:paragraph-rsid="026c601c"/>
    </style:style>
    <style:style style:name="P537" style:family="paragraph" style:parent-style-name="Preformatted_20_Text">
      <style:paragraph-properties fo:margin-left="0.0598in" fo:margin-right="0in" fo:text-indent="0in" style:auto-text-indent="false"/>
      <style:text-properties fo:color="#000000" style:text-line-through-style="none" style:text-line-through-type="none" style:text-underline-style="none" officeooo:rsid="01feaa4b" officeooo:paragraph-rsid="026c601c" style:text-blinking="false"/>
    </style:style>
    <style:style style:name="P538" style:family="paragraph" style:parent-style-name="Preformatted_20_Text">
      <style:paragraph-properties fo:margin-left="0.0598in" fo:margin-right="0in" fo:text-indent="0in" style:auto-text-indent="false"/>
      <style:text-properties fo:color="#000000" style:text-line-through-style="none" style:text-line-through-type="none" style:text-underline-style="none" officeooo:paragraph-rsid="026c601c" style:text-blinking="false"/>
    </style:style>
    <style:style style:name="P539" style:family="paragraph" style:parent-style-name="Preformatted_20_Text">
      <style:paragraph-properties fo:margin-left="0.0598in" fo:margin-right="0in" fo:text-indent="0in" style:auto-text-indent="false"/>
      <style:text-properties fo:color="#000000" style:text-line-through-style="none" style:text-line-through-type="none" fo:font-size="10pt" style:text-underline-style="none" officeooo:rsid="0152b1fe" officeooo:paragraph-rsid="026c601c" style:text-blinking="false" style:font-size-asian="10pt" style:font-size-complex="10pt"/>
    </style:style>
    <style:style style:name="P540" style:family="paragraph" style:parent-style-name="Preformatted_20_Text">
      <style:paragraph-properties fo:margin-left="0.0598in" fo:margin-right="0in" fo:text-indent="0in" style:auto-text-indent="false"/>
      <style:text-properties fo:color="#000000" style:text-line-through-style="none" style:text-line-through-type="none" fo:font-size="10pt" style:text-underline-style="none" officeooo:paragraph-rsid="026c601c" style:text-blinking="false" style:font-size-asian="10pt" style:font-size-complex="10pt"/>
    </style:style>
    <style:style style:name="P541" style:family="paragraph" style:parent-style-name="Preformatted_20_Text">
      <style:paragraph-properties fo:margin-left="0.0598in" fo:margin-right="0in" fo:text-indent="0in" style:auto-text-indent="false"/>
      <style:text-properties officeooo:rsid="01398ee1" officeooo:paragraph-rsid="026c601c"/>
    </style:style>
    <style:style style:name="P542" style:family="paragraph" style:parent-style-name="Preformatted_20_Text">
      <style:paragraph-properties fo:margin-left="0.0598in" fo:margin-right="0in" fo:text-indent="0in" style:auto-text-indent="false"/>
      <style:text-properties officeooo:rsid="013ad664" officeooo:paragraph-rsid="026c601c"/>
    </style:style>
    <style:style style:name="P543" style:family="paragraph" style:parent-style-name="Preformatted_20_Text">
      <style:paragraph-properties fo:margin-left="0.0598in" fo:margin-right="0in" fo:text-indent="0in" style:auto-text-indent="false"/>
      <style:text-properties officeooo:rsid="01429b10" officeooo:paragraph-rsid="026c601c"/>
    </style:style>
    <style:style style:name="P544" style:family="paragraph" style:parent-style-name="Preformatted_20_Text">
      <style:paragraph-properties fo:margin-left="0.0598in" fo:margin-right="0in" fo:text-indent="0in" style:auto-text-indent="false"/>
      <style:text-properties officeooo:rsid="013bd5ff" officeooo:paragraph-rsid="026c601c"/>
    </style:style>
    <style:style style:name="P545" style:family="paragraph" style:parent-style-name="Preformatted_20_Text">
      <style:paragraph-properties fo:margin-left="0.0598in" fo:margin-right="0in" fo:text-indent="0in" style:auto-text-indent="false"/>
      <style:text-properties officeooo:rsid="013f2043" officeooo:paragraph-rsid="026c601c"/>
    </style:style>
    <style:style style:name="P546" style:family="paragraph" style:parent-style-name="Preformatted_20_Text">
      <style:paragraph-properties fo:margin-left="0.0598in" fo:margin-right="0in" fo:text-indent="0in" style:auto-text-indent="false"/>
      <style:text-properties officeooo:rsid="0143ee2b" officeooo:paragraph-rsid="026c601c"/>
    </style:style>
    <style:style style:name="P547" style:family="paragraph" style:parent-style-name="Preformatted_20_Text">
      <style:paragraph-properties fo:margin-left="0.0598in" fo:margin-right="0in" fo:text-indent="0in" style:auto-text-indent="false"/>
      <style:text-properties officeooo:rsid="01451d89" officeooo:paragraph-rsid="026c601c"/>
    </style:style>
    <style:style style:name="P548" style:family="paragraph" style:parent-style-name="Preformatted_20_Text">
      <style:paragraph-properties fo:margin-left="0.0598in" fo:margin-right="0in" fo:text-indent="0in" style:auto-text-indent="false"/>
      <style:text-properties officeooo:rsid="013fbc1f" officeooo:paragraph-rsid="026c601c"/>
    </style:style>
    <style:style style:name="P549" style:family="paragraph" style:parent-style-name="Preformatted_20_Text">
      <style:paragraph-properties fo:margin-left="0.0598in" fo:margin-right="0in" fo:text-indent="0in" style:auto-text-indent="false"/>
      <style:text-properties officeooo:rsid="0152b1fe" officeooo:paragraph-rsid="026c601c"/>
    </style:style>
    <style:style style:name="P550" style:family="paragraph" style:parent-style-name="Preformatted_20_Text">
      <style:paragraph-properties fo:margin-left="0.0598in" fo:margin-right="0in" fo:text-indent="0in" style:auto-text-indent="false"/>
      <style:text-properties officeooo:rsid="01feaa4b" officeooo:paragraph-rsid="026c601c"/>
    </style:style>
    <style:style style:name="P551" style:family="paragraph" style:parent-style-name="Preformatted_20_Text">
      <style:paragraph-properties fo:margin-left="0.0598in" fo:margin-right="0in" fo:text-indent="0in" style:auto-text-indent="false"/>
      <style:text-properties officeooo:rsid="0141238b" officeooo:paragraph-rsid="026c601c"/>
    </style:style>
    <style:style style:name="P552" style:family="paragraph" style:parent-style-name="Preformatted_20_Text">
      <style:paragraph-properties fo:margin-left="0.0598in" fo:margin-right="0in" fo:text-indent="0in" style:auto-text-indent="false"/>
      <style:text-properties officeooo:rsid="02067966" officeooo:paragraph-rsid="026c601c"/>
    </style:style>
    <style:style style:name="P553" style:family="paragraph" style:parent-style-name="Preformatted_20_Text">
      <style:paragraph-properties fo:margin-left="0.0598in" fo:margin-right="0in" fo:text-indent="0in" style:auto-text-indent="false"/>
      <style:text-properties officeooo:rsid="0141a418" officeooo:paragraph-rsid="026c601c"/>
    </style:style>
    <style:style style:name="P554" style:family="paragraph" style:parent-style-name="Preformatted_20_Text">
      <style:paragraph-properties fo:margin-left="0.0598in" fo:margin-right="0in" fo:text-indent="0in" style:auto-text-indent="false"/>
      <style:text-properties officeooo:rsid="0154a44b" officeooo:paragraph-rsid="026c601c"/>
    </style:style>
    <style:style style:name="P555" style:family="paragraph" style:parent-style-name="Preformatted_20_Text">
      <style:paragraph-properties fo:margin-left="0.0598in" fo:margin-right="0in" fo:text-indent="0in" style:auto-text-indent="false"/>
      <style:text-properties officeooo:rsid="01b587a4" officeooo:paragraph-rsid="026c601c"/>
    </style:style>
    <style:style style:name="P556" style:family="paragraph" style:parent-style-name="Preformatted_20_Text">
      <style:paragraph-properties fo:margin-left="0.0598in" fo:margin-right="0in" fo:text-indent="0in" style:auto-text-indent="false"/>
      <style:text-properties officeooo:paragraph-rsid="026c601c"/>
    </style:style>
    <style:style style:name="P557" style:family="paragraph" style:parent-style-name="Preformatted_20_Text">
      <loext:graphic-properties draw:fill="solid" draw:fill-color="#eeeeee" draw:opacity="100%"/>
      <style:paragraph-properties fo:margin-left="0.3937in" fo:margin-right="0.3937in" fo:margin-top="0in" fo:margin-bottom="0.1965in" loext:contextual-spacing="false" fo:text-align="center" style:justify-single-word="false" fo:text-indent="0in" style:auto-text-indent="false" fo:background-color="#eeeeee"/>
      <style:text-properties fo:font-style="normal" officeooo:rsid="001a7257" officeooo:paragraph-rsid="02a9452d" style:font-style-asian="normal" style:font-style-complex="normal"/>
    </style:style>
    <style:style style:name="P558" style:family="paragraph" style:parent-style-name="Preformatted_20_Text">
      <loext:graphic-properties draw:fill="solid" draw:fill-color="#eeeeee" draw:opacity="100%"/>
      <style:paragraph-properties fo:margin-left="0.3937in" fo:margin-right="0.3937in" fo:margin-top="0in" fo:margin-bottom="0.1965in" loext:contextual-spacing="false" fo:text-align="center" style:justify-single-word="false" fo:text-indent="0in" style:auto-text-indent="false" fo:background-color="#eeeeee"/>
      <style:text-properties officeooo:rsid="027c66a7" officeooo:paragraph-rsid="02a9452d"/>
    </style:style>
    <style:style style:name="P559" style:family="paragraph" style:parent-style-name="Preformatted_20_Text">
      <loext:graphic-properties draw:fill="solid" draw:fill-color="#eeeeee" draw:opacity="100%"/>
      <style:paragraph-properties fo:margin-left="0.3937in" fo:margin-right="0.3937in" fo:margin-top="0in" fo:margin-bottom="0.1965in" loext:contextual-spacing="false" fo:text-align="center" style:justify-single-word="false" fo:text-indent="0in" style:auto-text-indent="false" fo:background-color="#eeeeee"/>
      <style:text-properties officeooo:rsid="027de842" officeooo:paragraph-rsid="02a9452d"/>
    </style:style>
    <style:style style:name="P560" style:family="paragraph" style:parent-style-name="Preformatted_20_Text">
      <loext:graphic-properties draw:fill="solid" draw:fill-color="#eeeeee" draw:opacity="100%"/>
      <style:paragraph-properties fo:margin-left="0.3937in" fo:margin-right="0.3937in" fo:margin-top="0in" fo:margin-bottom="0.1965in" loext:contextual-spacing="false" fo:text-align="center" style:justify-single-word="false" fo:text-indent="0in" style:auto-text-indent="false" fo:background-color="#eeeeee"/>
      <style:text-properties officeooo:rsid="027e9608" officeooo:paragraph-rsid="02a9452d"/>
    </style:style>
    <style:style style:name="P561" style:family="paragraph" style:parent-style-name="Preformatted_20_Text">
      <loext:graphic-properties draw:fill="solid" draw:fill-color="#eeeeee" draw:opacity="100%"/>
      <style:paragraph-properties fo:margin-left="0.3937in" fo:margin-right="0.3937in" fo:margin-top="0in" fo:margin-bottom="0.1965in" loext:contextual-spacing="false" fo:text-indent="0in" style:auto-text-indent="false" fo:background-color="#eeeeee"/>
      <style:text-properties officeooo:paragraph-rsid="02a9452d"/>
    </style:style>
    <style:style style:name="P562" style:family="paragraph" style:parent-style-name="Preformatted_20_Text">
      <loext:graphic-properties draw:fill="solid" draw:fill-color="#eeeeee" draw:opacity="100%"/>
      <style:paragraph-properties fo:margin-left="0.3937in" fo:margin-right="0.3937in" fo:text-indent="0in" style:auto-text-indent="false" fo:background-color="#eeeeee"/>
      <style:text-properties officeooo:rsid="028b9d00" officeooo:paragraph-rsid="02a9452d"/>
    </style:style>
    <style:style style:name="P563" style:family="paragraph" style:parent-style-name="Preformatted_20_Text">
      <loext:graphic-properties draw:fill="solid" draw:fill-color="#eeeeee" draw:opacity="100%"/>
      <style:paragraph-properties fo:margin-left="0.3937in" fo:margin-right="0.3937in" fo:text-indent="0in" style:auto-text-indent="false" fo:background-color="#eeeeee"/>
      <style:text-properties officeooo:rsid="02a5d7ba" officeooo:paragraph-rsid="02a9452d"/>
    </style:style>
    <style:style style:name="P564" style:family="paragraph" style:parent-style-name="Preformatted_20_Text">
      <loext:graphic-properties draw:fill="solid" draw:fill-color="#eeeeee" draw:opacity="100%"/>
      <style:paragraph-properties fo:margin-left="0.3937in" fo:margin-right="0.3937in" fo:text-indent="0in" style:auto-text-indent="false" fo:background-color="#eeeeee"/>
      <style:text-properties officeooo:rsid="02a533d5" officeooo:paragraph-rsid="02a9452d"/>
    </style:style>
    <style:style style:name="P565" style:family="paragraph" style:parent-style-name="Preformatted_20_Text">
      <loext:graphic-properties draw:fill="solid" draw:fill-color="#eeeeee" draw:opacity="100%"/>
      <style:paragraph-properties fo:margin-left="0.3937in" fo:margin-right="0.3937in" fo:text-indent="0in" style:auto-text-indent="false" fo:background-color="#eeeeee"/>
      <style:text-properties officeooo:paragraph-rsid="02a9452d"/>
    </style:style>
    <style:style style:name="P566" style:family="paragraph" style:parent-style-name="Text_20_body">
      <style:paragraph-properties fo:margin-left="0.1in" fo:margin-right="0in" fo:text-indent="0in" style:auto-text-indent="false"/>
      <style:text-properties officeooo:paragraph-rsid="02c5eaca"/>
    </style:style>
    <style:style style:name="P567" style:family="paragraph" style:parent-style-name="Preformatted_20_Text">
      <style:paragraph-properties fo:margin-top="0in" fo:margin-bottom="0.1in" loext:contextual-spacing="false"/>
    </style:style>
    <style:style style:name="P568" style:family="paragraph" style:parent-style-name="Preformatted_20_Text">
      <style:paragraph-properties fo:margin-top="0in" fo:margin-bottom="0.1in" loext:contextual-spacing="false"/>
      <style:text-properties officeooo:rsid="03017e15" officeooo:paragraph-rsid="03017e15"/>
    </style:style>
    <style:style style:name="P569" style:family="paragraph" style:parent-style-name="Standard" style:list-style-name="L2">
      <style:text-properties officeooo:paragraph-rsid="00658171"/>
    </style:style>
    <style:style style:name="P570" style:family="paragraph" style:parent-style-name="Standard" style:list-style-name="L2">
      <style:text-properties officeooo:rsid="02d27111" officeooo:paragraph-rsid="02d27111"/>
    </style:style>
    <style:style style:name="P571" style:family="paragraph" style:parent-style-name="Standard" style:list-style-name="L3">
      <style:text-properties officeooo:paragraph-rsid="00658171"/>
    </style:style>
    <style:style style:name="P572" style:family="paragraph" style:parent-style-name="Standard" style:list-style-name="L3">
      <style:text-properties officeooo:paragraph-rsid="009d3c24"/>
    </style:style>
    <style:style style:name="P573" style:family="paragraph" style:parent-style-name="Standard" style:list-style-name="L3">
      <style:text-properties officeooo:paragraph-rsid="01a1cc4b"/>
    </style:style>
    <style:style style:name="P574" style:family="paragraph" style:parent-style-name="Standard" style:list-style-name="L4">
      <style:text-properties officeooo:rsid="00959636" officeooo:paragraph-rsid="01f081b5"/>
    </style:style>
    <style:style style:name="P575" style:family="paragraph" style:parent-style-name="Standard" style:list-style-name="L5">
      <style:text-properties officeooo:paragraph-rsid="01e7c435"/>
    </style:style>
    <style:style style:name="P576" style:family="paragraph" style:parent-style-name="Standard" style:list-style-name="L6">
      <style:text-properties fo:font-style="italic" officeooo:paragraph-rsid="01e7c435" style:font-style-asian="italic" style:font-style-complex="italic"/>
    </style:style>
    <style:style style:name="P577" style:family="paragraph" style:parent-style-name="Standard">
      <style:text-properties fo:font-style="italic" officeooo:rsid="0313fae3" officeooo:paragraph-rsid="0313fae3" style:font-style-asian="italic" style:font-style-complex="italic"/>
    </style:style>
    <style:style style:name="P578" style:family="paragraph" style:parent-style-name="Standard" style:list-style-name="L7">
      <style:text-properties officeooo:paragraph-rsid="01eb412a"/>
    </style:style>
    <style:style style:name="P579" style:family="paragraph" style:parent-style-name="Standard" style:list-style-name="L11">
      <style:text-properties officeooo:paragraph-rsid="0098ad46"/>
    </style:style>
    <style:style style:name="P580" style:family="paragraph" style:parent-style-name="Standard" style:list-style-name="L11">
      <style:text-properties fo:language="en" fo:country="US" fo:font-style="normal" officeooo:paragraph-rsid="0098ad46" style:language-asian="en" style:country-asian="US" style:font-style-asian="normal" style:language-complex="en" style:country-complex="US" style:font-style-complex="normal"/>
    </style:style>
    <style:style style:name="P581" style:family="paragraph" style:parent-style-name="Standard" style:list-style-name="L11">
      <style:text-properties fo:language="en" fo:country="US" fo:font-style="normal" officeooo:rsid="01037fc9" officeooo:paragraph-rsid="0098ad46" style:language-asian="en" style:country-asian="US" style:font-style-asian="normal" style:language-complex="en" style:country-complex="US" style:font-style-complex="normal"/>
    </style:style>
    <style:style style:name="P582" style:family="paragraph" style:parent-style-name="Standard" style:list-style-name="L11">
      <style:text-properties fo:language="en" fo:country="US" fo:font-style="normal" officeooo:rsid="01037fc9" officeooo:paragraph-rsid="02fa65e7" style:language-asian="en" style:country-asian="US" style:font-style-asian="normal" style:language-complex="en" style:country-complex="US" style:font-style-complex="normal"/>
    </style:style>
    <style:style style:name="P583" style:family="paragraph" style:parent-style-name="Standard" style:list-style-name="L11">
      <style:text-properties fo:font-style="normal" officeooo:paragraph-rsid="0098ad46" style:font-style-asian="normal" style:font-style-complex="normal"/>
    </style:style>
    <style:style style:name="P584" style:family="paragraph" style:parent-style-name="Standard" style:list-style-name="L33">
      <style:text-properties fo:font-style="normal" style:font-style-asian="normal" style:font-style-complex="normal"/>
    </style:style>
    <style:style style:name="P585" style:family="paragraph" style:parent-style-name="Standard" style:list-style-name="L13"/>
    <style:style style:name="P586" style:family="paragraph" style:parent-style-name="Standard">
      <style:text-properties style:font-name="Courier 10 Pitch1" fo:font-style="normal" officeooo:rsid="03164d0b" officeooo:paragraph-rsid="03164d0b" style:font-style-asian="normal" style:font-style-complex="normal"/>
    </style:style>
    <style:style style:name="P587" style:family="paragraph" style:parent-style-name="Standard" style:list-style-name="L32">
      <loext:graphic-properties draw:fill="solid" draw:fill-color="#dddddd" draw:opacity="100%"/>
      <style:paragraph-properties fo:background-color="#dddddd"/>
    </style:style>
    <style:style style:name="P588" style:family="paragraph" style:parent-style-name="Standard" style:list-style-name="L33"/>
    <style:style style:name="P589" style:family="paragraph" style:parent-style-name="Standard">
      <style:text-properties officeooo:rsid="0313fae3" officeooo:paragraph-rsid="0313fae3"/>
    </style:style>
    <style:style style:name="P590" style:family="paragraph" style:parent-style-name="Standard">
      <style:text-properties officeooo:rsid="031839ea" officeooo:paragraph-rsid="031839ea"/>
    </style:style>
    <style:style style:name="P591" style:family="paragraph" style:parent-style-name="Standard">
      <style:text-properties style:font-name="Courier 10 Pitch1" officeooo:rsid="031839ea" officeooo:paragraph-rsid="031839ea"/>
    </style:style>
    <style:style style:name="P592" style:family="paragraph" style:parent-style-name="Standard" style:list-style-name="L12">
      <style:paragraph-properties fo:margin-top="0in" fo:margin-bottom="0in" loext:contextual-spacing="false"/>
      <style:text-properties officeooo:paragraph-rsid="00b7d72d"/>
    </style:style>
    <style:style style:name="P593" style:family="paragraph" style:parent-style-name="Heading_20_2">
      <style:text-properties officeooo:rsid="010888d2" officeooo:paragraph-rsid="010888d2"/>
    </style:style>
    <style:style style:name="P594" style:family="paragraph" style:parent-style-name="Heading_20_2">
      <style:text-properties officeooo:rsid="02cf79be" officeooo:paragraph-rsid="02cf79be"/>
    </style:style>
    <style:style style:name="P595" style:family="paragraph" style:parent-style-name="Heading_20_2">
      <style:text-properties officeooo:paragraph-rsid="00658171"/>
    </style:style>
    <style:style style:name="P596" style:family="paragraph" style:parent-style-name="Heading_20_2">
      <style:text-properties officeooo:paragraph-rsid="02330196"/>
    </style:style>
    <style:style style:name="P597" style:family="paragraph" style:parent-style-name="Heading_20_2">
      <style:text-properties officeooo:rsid="00f659cc" officeooo:paragraph-rsid="01f26a72"/>
    </style:style>
    <style:style style:name="P598" style:family="paragraph" style:parent-style-name="Heading_20_2">
      <style:text-properties fo:language="en" fo:country="US" officeooo:paragraph-rsid="0098ad46" style:language-asian="en" style:country-asian="US" style:language-complex="en" style:country-complex="US"/>
    </style:style>
    <style:style style:name="P599" style:family="paragraph" style:parent-style-name="Heading_20_2">
      <style:text-properties officeooo:rsid="02027493" officeooo:paragraph-rsid="02027493"/>
    </style:style>
    <style:style style:name="P600" style:family="paragraph" style:parent-style-name="Heading_20_2">
      <style:text-properties officeooo:rsid="02f4d16b" officeooo:paragraph-rsid="02f4d16b"/>
    </style:style>
    <style:style style:name="P601" style:family="paragraph" style:parent-style-name="Heading_20_2">
      <style:text-properties officeooo:rsid="02aa970e" officeooo:paragraph-rsid="02aa970e"/>
    </style:style>
    <style:style style:name="P602" style:family="paragraph" style:parent-style-name="Heading_20_2">
      <style:text-properties officeooo:rsid="01f83943" officeooo:paragraph-rsid="00e9fa4c"/>
    </style:style>
    <style:style style:name="P603" style:family="paragraph" style:parent-style-name="Heading_20_2">
      <style:text-properties officeooo:rsid="028bd7cf" officeooo:paragraph-rsid="028bd7cf"/>
    </style:style>
    <style:style style:name="P604" style:family="paragraph" style:parent-style-name="Heading_20_2">
      <style:text-properties officeooo:paragraph-rsid="01f84112"/>
    </style:style>
    <style:style style:name="P605" style:family="paragraph" style:parent-style-name="Heading_20_2">
      <style:text-properties officeooo:rsid="0230758e" officeooo:paragraph-rsid="0230758e"/>
    </style:style>
    <style:style style:name="P606" style:family="paragraph" style:parent-style-name="Heading_20_2">
      <style:text-properties officeooo:rsid="002ad3bc" officeooo:paragraph-rsid="002ad3bc"/>
    </style:style>
    <style:style style:name="P607" style:family="paragraph" style:parent-style-name="Heading_20_2">
      <style:text-properties officeooo:rsid="001a7257" officeooo:paragraph-rsid="001a7257"/>
    </style:style>
    <style:style style:name="P608" style:family="paragraph" style:parent-style-name="Heading_20_2">
      <style:text-properties fo:font-weight="bold" style:font-weight-asian="bold" style:font-weight-complex="bold"/>
    </style:style>
    <style:style style:name="P609" style:family="paragraph" style:parent-style-name="Heading_20_2">
      <style:text-properties fo:font-style="normal" style:font-style-asian="normal" style:font-style-complex="normal"/>
    </style:style>
    <style:style style:name="P610" style:family="paragraph" style:parent-style-name="Heading_20_2">
      <style:text-properties officeooo:rsid="0313fae3" officeooo:paragraph-rsid="0313fae3"/>
    </style:style>
    <style:style style:name="P611" style:family="paragraph" style:parent-style-name="Heading_20_2">
      <style:paragraph-properties fo:text-align="start" style:justify-single-word="false"/>
    </style:style>
    <style:style style:name="P612" style:family="paragraph" style:parent-style-name="Heading_20_2">
      <style:text-properties officeooo:rsid="027606af" officeooo:paragraph-rsid="027606af"/>
    </style:style>
    <style:style style:name="P613" style:family="paragraph" style:parent-style-name="Heading_20_2">
      <style:text-properties officeooo:rsid="010d8a89" officeooo:paragraph-rsid="026c601c"/>
    </style:style>
    <style:style style:name="P614" style:family="paragraph" style:parent-style-name="Heading_20_2">
      <style:text-properties officeooo:paragraph-rsid="026c601c"/>
    </style:style>
    <style:style style:name="P615" style:family="paragraph" style:parent-style-name="Heading_20_1" style:list-style-name="">
      <style:paragraph-properties fo:text-align="start" style:justify-single-word="false" fo:orphans="2" fo:widows="2" fo:hyphenation-ladder-count="no-limit" style:text-autospace="ideograph-alpha" style:punctuation-wrap="hanging" style:line-break="strict">
        <style:tab-stops>
          <style:tab-stop style:position="-2.0138in" style:type="right"/>
          <style:tab-stop style:position="0.4862in"/>
        </style:tab-stops>
      </style:paragraph-properties>
      <style:text-properties fo:hyphenate="false" fo:hyphenation-remain-char-count="2" fo:hyphenation-push-char-count="2"/>
    </style:style>
    <style:style style:name="P616" style:family="paragraph" style:parent-style-name="Heading_20_1">
      <style:paragraph-properties fo:break-before="page"/>
    </style:style>
    <style:style style:name="P617" style:family="paragraph" style:parent-style-name="Heading_20_1">
      <style:paragraph-properties fo:break-before="page"/>
      <style:text-properties fo:language="en" fo:country="US" style:language-asian="en" style:country-asian="US" style:language-complex="en" style:country-complex="US"/>
    </style:style>
    <style:style style:name="P618" style:family="paragraph" style:parent-style-name="Heading_20_1">
      <style:paragraph-properties fo:break-before="page"/>
      <style:text-properties officeooo:rsid="01f68314" officeooo:paragraph-rsid="01f68314"/>
    </style:style>
    <style:style style:name="P619" style:family="paragraph" style:parent-style-name="Heading_20_1">
      <style:paragraph-properties fo:break-before="page"/>
      <style:text-properties officeooo:rsid="021782c7" officeooo:paragraph-rsid="021782c7"/>
    </style:style>
    <style:style style:name="P620" style:family="paragraph" style:parent-style-name="Heading_20_1">
      <style:paragraph-properties fo:break-before="page"/>
      <style:text-properties fo:font-weight="bold"/>
    </style:style>
    <style:style style:name="P621" style:family="paragraph" style:parent-style-name="Heading_20_1">
      <style:paragraph-properties fo:break-before="page"/>
      <style:text-properties officeooo:rsid="02741fbf" officeooo:paragraph-rsid="02741fbf"/>
    </style:style>
    <style:style style:name="P622" style:family="paragraph" style:parent-style-name="Heading_20_1">
      <style:paragraph-properties fo:break-before="page"/>
      <style:text-properties officeooo:paragraph-rsid="026c601c"/>
    </style:style>
    <style:style style:name="P623" style:family="paragraph" style:parent-style-name="Heading_20_1">
      <style:paragraph-properties fo:break-before="page"/>
      <style:text-properties officeooo:rsid="0287a8c4" officeooo:paragraph-rsid="0287a8c4"/>
    </style:style>
    <style:style style:name="P624" style:family="paragraph" style:parent-style-name="Text_20_body" style:master-page-name="Standard">
      <style:paragraph-properties fo:margin-top="0in" fo:margin-bottom="0in" loext:contextual-spacing="false" fo:text-align="center" style:justify-single-word="false" style:page-number="1"/>
      <style:text-properties fo:font-size="14pt" fo:font-weight="bold" officeooo:paragraph-rsid="026c86ea" style:font-size-asian="14pt" style:font-weight-asian="bold" style:font-size-complex="14pt" style:font-weight-complex="bold"/>
    </style:style>
    <style:style style:name="P625" style:family="paragraph" style:parent-style-name="Text_20_body" style:list-style-name="L1">
      <style:paragraph-properties fo:margin-top="0in" fo:margin-bottom="0in" loext:contextual-spacing="false" fo:text-align="start" style:justify-single-word="false"/>
      <style:text-properties fo:font-size="10pt" fo:language="en" fo:country="US" fo:font-style="normal"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P626" style:family="paragraph" style:parent-style-name="Text_20_body" style:list-style-name="L1">
      <style:paragraph-properties fo:margin-top="0in" fo:margin-bottom="0in" loext:contextual-spacing="false" fo:text-align="start" style:justify-single-word="false"/>
      <style:text-properties fo:font-size="10pt" fo:language="en" fo:country="US" fo:font-style="normal" fo:font-weight="normal" officeooo:rsid="00eb43fd" officeooo:paragraph-rsid="00ebd04b" style:font-size-asian="10pt" style:language-asian="en" style:country-asian="US" style:font-style-asian="normal" style:font-weight-asian="normal" style:font-size-complex="10pt" style:language-complex="en" style:country-complex="US" style:font-style-complex="normal" style:font-weight-complex="normal"/>
    </style:style>
    <style:style style:name="P627" style:family="paragraph" style:parent-style-name="Text_20_body" style:list-style-name="L1">
      <style:paragraph-properties fo:margin-top="0in" fo:margin-bottom="0in" loext:contextual-spacing="false" fo:text-align="start" style:justify-single-word="false"/>
      <style:text-properties fo:font-size="10pt" fo:language="en" fo:country="US" fo:font-style="normal" fo:font-weight="normal" officeooo:rsid="0098ad46" officeooo:paragraph-rsid="0098ad46" style:font-size-asian="10pt" style:language-asian="en" style:country-asian="US" style:font-style-asian="normal" style:font-weight-asian="normal" style:font-size-complex="10pt" style:language-complex="en" style:country-complex="US" style:font-style-complex="normal" style:font-weight-complex="normal"/>
    </style:style>
    <style:style style:name="P628" style:family="paragraph" style:parent-style-name="Text_20_body" style:list-style-name="L1">
      <style:paragraph-properties fo:margin-top="0in" fo:margin-bottom="0in" loext:contextual-spacing="false" fo:text-align="start" style:justify-single-word="false"/>
      <style:text-properties fo:font-size="10pt" fo:language="en" fo:country="US" fo:font-style="italic" fo:font-weight="normal" style:font-size-asian="10pt" style:language-asian="en" style:country-asian="US" style:font-style-asian="italic" style:font-weight-asian="normal" style:font-size-complex="10pt" style:language-complex="en" style:country-complex="US" style:font-style-complex="italic" style:font-weight-complex="normal"/>
    </style:style>
    <style:style style:name="P629" style:family="paragraph" style:parent-style-name="Text_20_body" style:list-style-name="L18">
      <style:paragraph-properties fo:margin-top="0in" fo:margin-bottom="0in" loext:contextual-spacing="false"/>
      <style:text-properties fo:font-size="10pt" style:font-size-asian="10pt" style:font-size-complex="10pt"/>
    </style:style>
    <style:style style:name="P630" style:family="paragraph" style:parent-style-name="Text_20_body" style:list-style-name="L1">
      <style:paragraph-properties fo:margin-top="0in" fo:margin-bottom="0in" loext:contextual-spacing="false" fo:text-align="start" style:justify-single-word="false"/>
    </style:style>
    <style:style style:name="P631" style:family="paragraph" style:parent-style-name="Text_20_body" style:list-style-name="L1">
      <style:paragraph-properties fo:margin-top="0in" fo:margin-bottom="0in" loext:contextual-spacing="false" fo:text-align="start" style:justify-single-word="false"/>
      <style:text-properties officeooo:paragraph-rsid="019d9cb0"/>
    </style:style>
    <style:style style:name="P632" style:family="paragraph" style:parent-style-name="Text_20_body" style:list-style-name="L7">
      <style:paragraph-properties fo:margin-top="0in" fo:margin-bottom="0in" loext:contextual-spacing="false" fo:text-align="start" style:justify-single-word="false"/>
      <style:text-properties officeooo:paragraph-rsid="01eb412a"/>
    </style:style>
    <style:style style:name="P633" style:family="paragraph" style:parent-style-name="Text_20_body" style:list-style-name="L1">
      <style:paragraph-properties fo:margin-top="0in" fo:margin-bottom="0in" loext:contextual-spacing="false" fo:text-align="start" style:justify-single-word="false"/>
      <style:text-properties officeooo:rsid="00ebc0cd" officeooo:paragraph-rsid="00ed531d"/>
    </style:style>
    <style:style style:name="P634" style:family="paragraph" style:parent-style-name="Text_20_body" style:list-style-name="L1">
      <style:paragraph-properties fo:margin-top="0in" fo:margin-bottom="0in" loext:contextual-spacing="false" fo:text-align="start" style:justify-single-word="false"/>
      <style:text-properties officeooo:rsid="00ec0ca1" officeooo:paragraph-rsid="00ecf8f5"/>
    </style:style>
    <style:style style:name="P635" style:family="paragraph" style:parent-style-name="Text_20_body" style:list-style-name="L8">
      <style:paragraph-properties fo:margin-top="0in" fo:margin-bottom="0in" loext:contextual-spacing="false" fo:text-align="start" style:justify-single-word="false"/>
      <style:text-properties fo:font-style="italic" officeooo:rsid="01c8cee4" officeooo:paragraph-rsid="01eb412a" style:font-style-asian="italic" style:font-style-complex="italic"/>
    </style:style>
    <style:style style:name="P636" style:family="paragraph" style:parent-style-name="Text_20_body" style:list-style-name="L10">
      <style:paragraph-properties fo:margin-top="0in" fo:margin-bottom="0in" loext:contextual-spacing="false" fo:text-align="start" style:justify-single-word="false"/>
      <style:text-properties style:font-name="Courier 10 Pitch1" fo:font-size="10pt" fo:language="en" fo:country="US" fo:font-style="normal" fo:font-weight="normal" officeooo:paragraph-rsid="01eb412a" style:font-size-asian="10pt" style:language-asian="en" style:country-asian="US" style:font-style-asian="normal" style:font-weight-asian="normal" style:font-size-complex="10pt" style:language-complex="en" style:country-complex="US" style:font-style-complex="normal" style:font-weight-complex="normal"/>
    </style:style>
    <style:style style:name="P637" style:family="paragraph" style:parent-style-name="Text_20_body" style:list-style-name="L18"/>
    <style:style style:name="P638" style:family="paragraph" style:parent-style-name="Text_20_body" style:list-style-name="L38"/>
    <style:style style:name="P639" style:family="paragraph" style:parent-style-name="Heading_20_3">
      <style:text-properties officeooo:rsid="02d24ac4" officeooo:paragraph-rsid="02d24ac4"/>
    </style:style>
    <style:style style:name="P640" style:family="paragraph" style:parent-style-name="Heading_20_3">
      <style:text-properties officeooo:rsid="01e35a47" officeooo:paragraph-rsid="01e35a47"/>
    </style:style>
    <style:style style:name="P641" style:family="paragraph" style:parent-style-name="Heading_20_3">
      <style:text-properties officeooo:paragraph-rsid="01f081b5"/>
    </style:style>
    <style:style style:name="P642" style:family="paragraph" style:parent-style-name="Heading_20_3">
      <style:text-properties fo:language="en" fo:country="US" fo:font-style="normal" fo:font-weight="bold" officeooo:rsid="01e70a61" style:language-asian="en" style:country-asian="US" style:font-style-asian="normal" style:font-weight-asian="bold" style:language-complex="en" style:country-complex="US" style:font-style-complex="normal" style:font-weight-complex="bold"/>
    </style:style>
    <style:style style:name="P643" style:family="paragraph" style:parent-style-name="Heading_20_3">
      <style:text-properties fo:language="en" fo:country="US" fo:font-style="normal" fo:font-weight="bold" officeooo:rsid="01a52ead" officeooo:paragraph-rsid="01e57a14" style:language-asian="en" style:country-asian="US" style:font-style-asian="normal" style:font-weight-asian="bold" style:language-complex="en" style:country-complex="US" style:font-style-complex="normal" style:font-weight-complex="bold"/>
    </style:style>
    <style:style style:name="P644" style:family="paragraph" style:parent-style-name="Heading_20_3">
      <style:text-properties officeooo:rsid="02df9b9a" officeooo:paragraph-rsid="02df9b9a"/>
    </style:style>
    <style:style style:name="P645" style:family="paragraph" style:parent-style-name="Heading_20_3">
      <style:text-properties officeooo:rsid="022d5860" officeooo:paragraph-rsid="022d5860"/>
    </style:style>
    <style:style style:name="P646" style:family="paragraph" style:parent-style-name="Heading_20_3">
      <style:text-properties fo:font-size="10pt" fo:font-style="normal" officeooo:rsid="01d642c3" officeooo:paragraph-rsid="01d642c3" style:font-size-asian="10pt" style:font-style-asian="normal" style:font-size-complex="10pt" style:font-style-complex="normal"/>
    </style:style>
    <style:style style:name="P647" style:family="paragraph" style:parent-style-name="Heading_20_3">
      <style:text-properties fo:font-size="10pt" fo:font-style="normal" fo:font-weight="bold" officeooo:rsid="019705d7" officeooo:paragraph-rsid="019705d7" style:font-size-asian="10pt" style:font-style-asian="normal" style:font-weight-asian="bold" style:font-size-complex="10pt" style:font-style-complex="normal" style:font-weight-complex="bold"/>
    </style:style>
    <style:style style:name="P648" style:family="paragraph" style:parent-style-name="Heading_20_3">
      <style:text-properties officeooo:rsid="00e9fa4c" officeooo:paragraph-rsid="00e9fa4c"/>
    </style:style>
    <style:style style:name="P649" style:family="paragraph" style:parent-style-name="Heading_20_3">
      <style:text-properties officeooo:rsid="0100f104" officeooo:paragraph-rsid="0100f104"/>
    </style:style>
    <style:style style:name="P650" style:family="paragraph" style:parent-style-name="Heading_20_3">
      <style:text-properties officeooo:rsid="0230758e" officeooo:paragraph-rsid="0230758e"/>
    </style:style>
    <style:style style:name="P651" style:family="paragraph" style:parent-style-name="Heading_20_3">
      <style:text-properties fo:font-style="normal" style:font-style-asian="normal" style:font-style-complex="normal"/>
    </style:style>
    <style:style style:name="P652" style:family="paragraph" style:parent-style-name="Heading_20_3">
      <style:text-properties fo:font-style="normal" officeooo:rsid="0101e41b" officeooo:paragraph-rsid="0101e41b" style:font-style-asian="normal" style:font-style-complex="normal"/>
    </style:style>
    <style:style style:name="P653" style:family="paragraph" style:parent-style-name="Heading_20_3">
      <style:text-properties fo:font-style="normal" officeooo:rsid="0195250f" style:font-style-asian="normal" style:font-style-complex="normal"/>
    </style:style>
    <style:style style:name="P654" style:family="paragraph" style:parent-style-name="Heading_20_3">
      <style:text-properties fo:font-style="normal" fo:font-weight="bold" style:font-style-asian="normal" style:font-weight-asian="bold" style:font-style-complex="normal" style:font-weight-complex="bold"/>
    </style:style>
    <style:style style:name="P655" style:family="paragraph" style:parent-style-name="Heading_20_3">
      <style:text-properties fo:font-style="normal" fo:font-weight="bold" officeooo:rsid="028bd7cf" officeooo:paragraph-rsid="028bd7cf" style:font-style-asian="normal" style:font-weight-asian="bold" style:font-style-complex="normal" style:font-weight-complex="bold"/>
    </style:style>
    <style:style style:name="P656" style:family="paragraph" style:parent-style-name="Heading_20_3">
      <style:text-properties fo:font-style="normal" fo:font-weight="bold" officeooo:rsid="019c4723" officeooo:paragraph-rsid="019c4723" style:font-style-asian="normal" style:font-weight-asian="bold" style:font-style-complex="normal" style:font-weight-complex="bold"/>
    </style:style>
    <style:style style:name="P657" style:family="paragraph" style:parent-style-name="Heading_20_3">
      <style:text-properties officeooo:rsid="0313fae3" officeooo:paragraph-rsid="0313fae3"/>
    </style:style>
    <style:style style:name="P658" style:family="paragraph" style:parent-style-name="Heading_20_3">
      <style:text-properties officeooo:paragraph-rsid="017ec665"/>
    </style:style>
    <style:style style:name="P659" style:family="paragraph" style:parent-style-name="Heading_20_3">
      <style:text-properties officeooo:rsid="00e1d894" officeooo:paragraph-rsid="00e1d894"/>
    </style:style>
    <style:style style:name="P660" style:family="paragraph" style:parent-style-name="Heading_20_3">
      <style:text-properties fo:font-weight="bold" officeooo:rsid="00e1d894" officeooo:paragraph-rsid="00e1d894" style:font-weight-asian="bold" style:font-weight-complex="bold"/>
    </style:style>
    <style:style style:name="P661" style:family="paragraph" style:parent-style-name="Heading_20_3">
      <style:text-properties officeooo:rsid="00e4bdc6" officeooo:paragraph-rsid="00e4bdc6"/>
    </style:style>
    <style:style style:name="P662" style:family="paragraph" style:parent-style-name="Heading_20_3">
      <style:text-properties officeooo:rsid="0195250f" officeooo:paragraph-rsid="0195250f"/>
    </style:style>
    <style:style style:name="P663" style:family="paragraph" style:parent-style-name="Heading_20_3">
      <style:text-properties officeooo:rsid="0287a8c4" officeooo:paragraph-rsid="0287a8c4"/>
    </style:style>
    <style:style style:name="P664" style:family="paragraph" style:parent-style-name="Heading_20_3">
      <style:text-properties officeooo:rsid="031839ea" officeooo:paragraph-rsid="031839ea"/>
    </style:style>
    <style:style style:name="P665" style:family="paragraph" style:parent-style-name="Heading_20_3">
      <style:paragraph-properties fo:margin-top="0in" fo:margin-bottom="0in" loext:contextual-spacing="false"/>
    </style:style>
    <style:style style:name="P666" style:family="paragraph" style:parent-style-name="Heading_20_4">
      <style:text-properties fo:language="en" fo:country="US" fo:font-style="normal" style:language-asian="en" style:country-asian="US" style:font-style-asian="normal" style:language-complex="en" style:country-complex="US" style:font-style-complex="normal"/>
    </style:style>
    <style:style style:name="P667" style:family="paragraph" style:parent-style-name="Heading_20_4">
      <style:text-properties fo:language="en" fo:country="US" officeooo:rsid="0053cf76" officeooo:paragraph-rsid="01f081b5" style:language-asian="en" style:country-asian="US" style:language-complex="en" style:country-complex="US"/>
    </style:style>
    <style:style style:name="P668" style:family="paragraph" style:parent-style-name="Heading_20_4">
      <style:text-properties officeooo:paragraph-rsid="01f081b5"/>
    </style:style>
    <style:style style:name="P669" style:family="paragraph" style:parent-style-name="Heading_20_4">
      <style:text-properties officeooo:rsid="02ee3dcf" officeooo:paragraph-rsid="02ee3dcf"/>
    </style:style>
    <style:style style:name="P670" style:family="paragraph" style:parent-style-name="Heading_20_4">
      <style:text-properties officeooo:rsid="02ac5500" officeooo:paragraph-rsid="02ac5500"/>
    </style:style>
    <style:style style:name="P671" style:family="paragraph" style:parent-style-name="Heading_20_4">
      <style:text-properties officeooo:rsid="02f6cd4c" officeooo:paragraph-rsid="02f6cd4c"/>
    </style:style>
    <style:style style:name="P672" style:family="paragraph" style:parent-style-name="Heading_20_4">
      <style:text-properties officeooo:paragraph-rsid="01eb412a"/>
    </style:style>
    <style:style style:name="P673" style:family="paragraph" style:parent-style-name="Heading_20_4">
      <style:text-properties officeooo:rsid="022d5860" officeooo:paragraph-rsid="022d5860"/>
    </style:style>
    <style:style style:name="P674" style:family="paragraph" style:parent-style-name="Heading_20_4">
      <style:text-properties officeooo:rsid="02380b0a" officeooo:paragraph-rsid="02380b0a"/>
    </style:style>
    <style:style style:name="P675" style:family="paragraph" style:parent-style-name="Heading_20_4">
      <style:text-properties fo:font-size="10pt" style:font-size-asian="10pt" style:font-size-complex="10pt"/>
    </style:style>
    <style:style style:name="P676" style:family="paragraph" style:parent-style-name="Heading_20_4">
      <style:text-properties fo:font-style="normal" fo:font-weight="bold" style:font-style-asian="normal" style:font-weight-asian="bold" style:font-style-complex="normal" style:font-weight-complex="bold"/>
    </style:style>
    <style:style style:name="P677" style:family="paragraph" style:parent-style-name="Heading_20_4">
      <style:text-properties officeooo:rsid="0195250f" officeooo:paragraph-rsid="0195250f"/>
    </style:style>
    <style:style style:name="P678" style:family="paragraph" style:parent-style-name="Heading_20_4">
      <style:paragraph-properties fo:margin-left="0in" fo:margin-right="0in" fo:text-indent="0in" style:auto-text-indent="false"/>
    </style:style>
    <style:style style:name="P679" style:family="paragraph" style:parent-style-name="Heading_20_4">
      <style:paragraph-properties fo:margin-top="0in" fo:margin-bottom="0in" loext:contextual-spacing="false"/>
      <style:text-properties fo:font-size="10pt" style:font-size-asian="10pt" style:font-size-complex="10pt"/>
    </style:style>
    <style:style style:name="P680" style:family="paragraph" style:parent-style-name="Heading_20_5">
      <style:text-properties officeooo:rsid="02c5eaca" officeooo:paragraph-rsid="02c5eaca"/>
    </style:style>
    <style:style style:name="P681" style:family="paragraph" style:parent-style-name="Heading_20_5">
      <style:text-properties officeooo:rsid="02c5ff7d" officeooo:paragraph-rsid="02c5ff7d"/>
    </style:style>
    <style:style style:name="P682" style:family="paragraph" style:parent-style-name="Heading_20_5">
      <style:text-properties officeooo:paragraph-rsid="01f081b5"/>
    </style:style>
    <style:style style:name="P683" style:family="paragraph" style:parent-style-name="Contents_20_1">
      <style:paragraph-properties>
        <style:tab-stops>
          <style:tab-stop style:position="7.2098in" style:type="right" style:leader-style="dotted" style:leader-text="."/>
        </style:tab-stops>
      </style:paragraph-properties>
    </style:style>
    <style:style style:name="P684" style:family="paragraph" style:parent-style-name="Contents_20_2">
      <style:paragraph-properties>
        <style:tab-stops>
          <style:tab-stop style:position="7.0709in" style:type="right" style:leader-style="dotted" style:leader-text="."/>
        </style:tab-stops>
      </style:paragraph-properties>
    </style:style>
    <style:style style:name="P685" style:family="paragraph" style:parent-style-name="Contents_20_3">
      <style:paragraph-properties>
        <style:tab-stops>
          <style:tab-stop style:position="6.9319in" style:type="right" style:leader-style="dotted" style:leader-text="."/>
        </style:tab-stops>
      </style:paragraph-properties>
    </style:style>
    <style:style style:name="P686" style:family="paragraph" style:parent-style-name="Contents_20_5">
      <style:paragraph-properties>
        <style:tab-stops>
          <style:tab-stop style:position="6.5429in" style:type="right" style:leader-style="dotted" style:leader-text="."/>
        </style:tab-stops>
      </style:paragraph-properties>
    </style:style>
    <style:style style:name="P687" style:family="paragraph" style:parent-style-name="Contents_20_4">
      <style:paragraph-properties>
        <style:tab-stops>
          <style:tab-stop style:position="6.9299in" style:type="right" style:leader-style="dotted" style:leader-text="."/>
        </style:tab-stops>
      </style:paragraph-properties>
    </style:style>
    <style:style style:name="P688" style:family="paragraph" style:parent-style-name="Preformatted_20_Text" style:list-style-name="L9">
      <style:text-properties style:font-name="Courier 10 Pitch1" fo:font-size="8pt" style:font-size-asian="8pt" style:font-size-complex="8pt"/>
    </style:style>
    <style:style style:name="P689" style:family="paragraph" style:parent-style-name="Preformatted_20_Text" style:list-style-name="L15">
      <loext:graphic-properties draw:fill="solid" draw:fill-color="#dddddd" draw:opacity="100%"/>
      <style:paragraph-properties fo:background-color="#dddddd"/>
      <style:text-properties style:font-name="Courier 10 Pitch1"/>
    </style:style>
    <style:style style:name="P690" style:family="paragraph" style:parent-style-name="Preformatted_20_Text" style:list-style-name="L24">
      <loext:graphic-properties draw:fill="solid" draw:fill-color="#dddddd" draw:opacity="100%"/>
      <style:paragraph-properties fo:background-color="#dddddd"/>
      <style:text-properties style:font-name="Courier 10 Pitch1" fo:font-size="10pt" style:font-size-asian="10pt" style:font-size-complex="10pt"/>
    </style:style>
    <style:style style:name="P691" style:family="paragraph" style:parent-style-name="Preformatted_20_Text" style:list-style-name="L26">
      <loext:graphic-properties draw:fill="solid" draw:fill-color="#dddddd" draw:opacity="100%"/>
      <style:paragraph-properties fo:background-color="#dddddd"/>
      <style:text-properties style:font-name="Courier 10 Pitch1" fo:font-size="10pt" style:font-size-asian="10pt" style:font-size-complex="10pt"/>
    </style:style>
    <style:style style:name="P692" style:family="paragraph" style:parent-style-name="Preformatted_20_Text" style:list-style-name="L28">
      <loext:graphic-properties draw:fill="solid" draw:fill-color="#dddddd" draw:opacity="100%"/>
      <style:paragraph-properties fo:background-color="#dddddd"/>
      <style:text-properties style:font-name="Courier 10 Pitch1" fo:font-size="10pt" style:font-size-asian="10pt" style:font-size-complex="10pt"/>
    </style:style>
    <style:style style:name="P693" style:family="paragraph" style:parent-style-name="Preformatted_20_Text" style:list-style-name="L30">
      <loext:graphic-properties draw:fill="solid" draw:fill-color="#dddddd" draw:opacity="100%"/>
      <style:paragraph-properties fo:background-color="#dddddd"/>
      <style:text-properties style:font-name="Courier 10 Pitch1" fo:font-size="10pt" style:font-size-asian="10pt" style:font-size-complex="10pt"/>
    </style:style>
    <style:style style:name="P694" style:family="paragraph" style:parent-style-name="Preformatted_20_Text" style:list-style-name="L36">
      <loext:graphic-properties draw:fill="solid" draw:fill-color="#dddddd" draw:opacity="100%"/>
      <style:paragraph-properties fo:background-color="#dddddd"/>
      <style:text-properties style:font-name="Courier 10 Pitch1" fo:font-size="10pt" style:font-size-asian="10pt" style:font-size-complex="10pt"/>
    </style:style>
    <style:style style:name="P695" style:family="paragraph" style:parent-style-name="Preformatted_20_Text" style:list-style-name="L37">
      <loext:graphic-properties draw:fill="solid" draw:fill-color="#dddddd" draw:opacity="100%"/>
      <style:paragraph-properties fo:background-color="#dddddd"/>
      <style:text-properties style:font-name="Courier 10 Pitch1" fo:font-size="10pt" style:font-size-asian="10pt" style:font-size-complex="10pt"/>
    </style:style>
    <style:style style:name="P696" style:family="paragraph" style:parent-style-name="Preformatted_20_Text" style:list-style-name="L14">
      <loext:graphic-properties draw:fill="solid" draw:fill-color="#dddddd" draw:opacity="100%"/>
      <style:paragraph-properties fo:background-color="#dddddd"/>
    </style:style>
    <style:style style:name="P697" style:family="paragraph" style:parent-style-name="Preformatted_20_Text" style:list-style-name="L16">
      <loext:graphic-properties draw:fill="solid" draw:fill-color="#dddddd" draw:opacity="100%"/>
      <style:paragraph-properties fo:background-color="#dddddd"/>
      <style:text-properties fo:font-size="10pt" style:font-size-asian="10pt" style:font-size-complex="10pt"/>
    </style:style>
    <style:style style:name="P698" style:family="paragraph" style:parent-style-name="Preformatted_20_Text" style:list-style-name="L19">
      <loext:graphic-properties draw:fill="solid" draw:fill-color="#dddddd" draw:opacity="100%"/>
      <style:paragraph-properties fo:background-color="#dddddd"/>
    </style:style>
    <style:style style:name="P699" style:family="paragraph" style:parent-style-name="Preformatted_20_Text" style:list-style-name="L21">
      <loext:graphic-properties draw:fill="solid" draw:fill-color="#dddddd" draw:opacity="100%"/>
      <style:paragraph-properties fo:background-color="#dddddd"/>
    </style:style>
    <style:style style:name="P700" style:family="paragraph" style:parent-style-name="Preformatted_20_Text" style:list-style-name="L22">
      <loext:graphic-properties draw:fill="solid" draw:fill-color="#dddddd" draw:opacity="100%"/>
      <style:paragraph-properties fo:background-color="#dddddd"/>
    </style:style>
    <style:style style:name="P701" style:family="paragraph" style:parent-style-name="Preformatted_20_Text" style:list-style-name="L23">
      <loext:graphic-properties draw:fill="solid" draw:fill-color="#dddddd" draw:opacity="100%"/>
      <style:paragraph-properties fo:background-color="#dddddd"/>
    </style:style>
    <style:style style:name="P702" style:family="paragraph" style:parent-style-name="Preformatted_20_Text" style:list-style-name="L24">
      <loext:graphic-properties draw:fill="solid" draw:fill-color="#dddddd" draw:opacity="100%"/>
      <style:paragraph-properties fo:background-color="#dddddd"/>
    </style:style>
    <style:style style:name="P703" style:family="paragraph" style:parent-style-name="Preformatted_20_Text" style:list-style-name="L25">
      <loext:graphic-properties draw:fill="solid" draw:fill-color="#dddddd" draw:opacity="100%"/>
      <style:paragraph-properties fo:background-color="#dddddd"/>
    </style:style>
    <style:style style:name="P704" style:family="paragraph" style:parent-style-name="Preformatted_20_Text" style:list-style-name="L26">
      <loext:graphic-properties draw:fill="solid" draw:fill-color="#dddddd" draw:opacity="100%"/>
      <style:paragraph-properties fo:background-color="#dddddd"/>
    </style:style>
    <style:style style:name="P705" style:family="paragraph" style:parent-style-name="Preformatted_20_Text" style:list-style-name="L27">
      <loext:graphic-properties draw:fill="solid" draw:fill-color="#dddddd" draw:opacity="100%"/>
      <style:paragraph-properties fo:background-color="#dddddd"/>
    </style:style>
    <style:style style:name="P706" style:family="paragraph" style:parent-style-name="Preformatted_20_Text" style:list-style-name="L28">
      <loext:graphic-properties draw:fill="solid" draw:fill-color="#dddddd" draw:opacity="100%"/>
      <style:paragraph-properties fo:background-color="#dddddd"/>
    </style:style>
    <style:style style:name="P707" style:family="paragraph" style:parent-style-name="Preformatted_20_Text" style:list-style-name="L29">
      <loext:graphic-properties draw:fill="solid" draw:fill-color="#dddddd" draw:opacity="100%"/>
      <style:paragraph-properties fo:background-color="#dddddd"/>
    </style:style>
    <style:style style:name="P708" style:family="paragraph" style:parent-style-name="Preformatted_20_Text" style:list-style-name="L30">
      <loext:graphic-properties draw:fill="solid" draw:fill-color="#dddddd" draw:opacity="100%"/>
      <style:paragraph-properties fo:background-color="#dddddd"/>
    </style:style>
    <style:style style:name="P709" style:family="paragraph" style:parent-style-name="Preformatted_20_Text" style:list-style-name="L31">
      <loext:graphic-properties draw:fill="solid" draw:fill-color="#dddddd" draw:opacity="100%"/>
      <style:paragraph-properties fo:background-color="#dddddd"/>
    </style:style>
    <style:style style:name="P710" style:family="paragraph" style:parent-style-name="Preformatted_20_Text" style:list-style-name="L32">
      <loext:graphic-properties draw:fill="solid" draw:fill-color="#dddddd" draw:opacity="100%"/>
      <style:paragraph-properties fo:background-color="#dddddd"/>
    </style:style>
    <style:style style:name="P711" style:family="paragraph" style:parent-style-name="Preformatted_20_Text" style:list-style-name="L34">
      <loext:graphic-properties draw:fill="solid" draw:fill-color="#dddddd" draw:opacity="100%"/>
      <style:paragraph-properties fo:background-color="#dddddd"/>
    </style:style>
    <style:style style:name="P712" style:family="paragraph" style:parent-style-name="Preformatted_20_Text" style:list-style-name="L35">
      <loext:graphic-properties draw:fill="solid" draw:fill-color="#dddddd" draw:opacity="100%"/>
      <style:paragraph-properties fo:background-color="#dddddd"/>
    </style:style>
    <style:style style:name="P713" style:family="paragraph" style:parent-style-name="Preformatted_20_Text" style:list-style-name="L36">
      <loext:graphic-properties draw:fill="solid" draw:fill-color="#dddddd" draw:opacity="100%"/>
      <style:paragraph-properties fo:background-color="#dddddd"/>
    </style:style>
    <style:style style:name="P714" style:family="paragraph" style:parent-style-name="Preformatted_20_Text" style:list-style-name="L37">
      <loext:graphic-properties draw:fill="solid" draw:fill-color="#dddddd" draw:opacity="100%"/>
      <style:paragraph-properties fo:background-color="#dddddd"/>
    </style:style>
    <style:style style:name="P715" style:family="paragraph" style:parent-style-name="Preformatted_20_Text" style:list-style-name="L17">
      <loext:graphic-properties draw:fill="solid" draw:fill-color="#dddddd" draw:opacity="100%"/>
      <style:paragraph-properties fo:margin-top="0in" fo:margin-bottom="0in" loext:contextual-spacing="false" fo:background-color="#dddddd"/>
    </style:style>
    <style:style style:name="P716" style:family="paragraph" style:parent-style-name="Preformatted_20_Text" style:list-style-name="L20">
      <loext:graphic-properties draw:fill="solid" draw:fill-color="#dddddd" draw:opacity="100%"/>
      <style:paragraph-properties fo:margin-top="0in" fo:margin-bottom="0in" loext:contextual-spacing="false" fo:background-color="#dddddd"/>
    </style:style>
    <style:style style:name="P717" style:family="paragraph" style:parent-style-name="Index_20_Heading">
      <style:paragraph-properties fo:break-before="page"/>
    </style:style>
    <style:style style:name="P718" style:family="paragraph" style:parent-style-name="Index_20_1">
      <style:paragraph-properties>
        <style:tab-stops>
          <style:tab-stop style:position="7.2098in" style:type="right" style:leader-style="dotted" style:leader-text="."/>
        </style:tab-stops>
      </style:paragraph-properties>
    </style:style>
    <style:style style:name="P719" style:family="paragraph" style:parent-style-name="Illustration_20_Index_20_1">
      <style:paragraph-properties>
        <style:tab-stops>
          <style:tab-stop style:position="7.2098in" style:type="right" style:leader-style="dotted" style:leader-text="."/>
        </style:tab-stops>
      </style:paragraph-properties>
    </style:style>
    <style:style style:name="T1" style:family="text">
      <style:text-properties fo:font-size="8pt" fo:font-weight="bold" style:font-size-asian="8pt" style:font-weight-asian="bold" style:font-size-complex="8pt"/>
    </style:style>
    <style:style style:name="T2" style:family="text">
      <style:text-properties fo:font-size="8pt" style:font-size-asian="8pt" style:font-size-complex="8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e9fa4c" style:font-weight-asian="bold" style:font-weight-complex="bold"/>
    </style:style>
    <style:style style:name="T6" style:family="text">
      <style:text-properties fo:font-weight="bold" officeooo:rsid="0193f785" style:font-weight-asian="bold" style:font-weight-complex="bold"/>
    </style:style>
    <style:style style:name="T7" style:family="text">
      <style:text-properties fo:font-weight="bold" officeooo:rsid="01c7004f" style:font-weight-asian="bold" style:font-weight-complex="bold"/>
    </style:style>
    <style:style style:name="T8" style:family="text">
      <style:text-properties fo:font-weight="bold" officeooo:rsid="01168d1e" style:font-weight-asian="bold" style:font-weight-complex="bold"/>
    </style:style>
    <style:style style:name="T9" style:family="text">
      <style:text-properties fo:font-weight="bold" officeooo:rsid="0117bf00" style:font-weight-asian="bold" style:font-weight-complex="bold"/>
    </style:style>
    <style:style style:name="T10" style:family="text">
      <style:text-properties fo:font-weight="bold" officeooo:rsid="011748df" style:font-weight-asian="bold" style:font-weight-complex="bold"/>
    </style:style>
    <style:style style:name="T11" style:family="text">
      <style:text-properties fo:font-weight="bold" officeooo:rsid="01496447" style:font-weight-asian="bold" style:font-weight-complex="bold"/>
    </style:style>
    <style:style style:name="T12" style:family="text">
      <style:text-properties fo:font-weight="bold" officeooo:rsid="012e1c22" style:font-weight-asian="bold" style:font-weight-complex="bold"/>
    </style:style>
    <style:style style:name="T13" style:family="text">
      <style:text-properties fo:font-weight="bold" officeooo:rsid="020574de" style:font-weight-asian="bold" style:font-weight-complex="bold"/>
    </style:style>
    <style:style style:name="T14" style:family="text">
      <style:text-properties fo:font-weight="bold" officeooo:rsid="0150d1d1" style:font-weight-asian="bold" style:font-weight-complex="bold"/>
    </style:style>
    <style:style style:name="T15" style:family="text">
      <style:text-properties fo:font-weight="bold" officeooo:rsid="01516142" style:font-weight-asian="bold" style:font-weight-complex="bold"/>
    </style:style>
    <style:style style:name="T16" style:family="text">
      <style:text-properties fo:font-weight="bold" officeooo:rsid="0152b931" style:font-weight-asian="bold" style:font-weight-complex="bold"/>
    </style:style>
    <style:style style:name="T17" style:family="text">
      <style:text-properties fo:font-weight="bold" officeooo:rsid="01c11437" style:font-weight-asian="bold" style:font-weight-complex="bold"/>
    </style:style>
    <style:style style:name="T18" style:family="text">
      <style:text-properties fo:font-weight="bold" officeooo:rsid="01b75b8c" style:font-weight-asian="bold" style:font-weight-complex="bold"/>
    </style:style>
    <style:style style:name="T19" style:family="text">
      <style:text-properties fo:font-weight="bold" officeooo:rsid="01c2e57f" style:font-weight-asian="bold" style:font-weight-complex="bold"/>
    </style:style>
    <style:style style:name="T20" style:family="text">
      <style:text-properties fo:font-weight="bold" officeooo:rsid="014e1789" style:font-weight-asian="bold" style:font-weight-complex="bold"/>
    </style:style>
    <style:style style:name="T21" style:family="text">
      <style:text-properties fo:font-weight="bold" officeooo:rsid="01810f8d" style:font-weight-asian="bold" style:font-weight-complex="bold"/>
    </style:style>
    <style:style style:name="T22" style:family="text">
      <style:text-properties fo:font-weight="bold" officeooo:rsid="0183d6ba" style:font-weight-asian="bold" style:font-weight-complex="bold"/>
    </style:style>
    <style:style style:name="T23" style:family="text">
      <style:text-properties fo:font-weight="bold" officeooo:rsid="01c4c0c1" style:font-weight-asian="bold" style:font-weight-complex="bold"/>
    </style:style>
    <style:style style:name="T24" style:family="text">
      <style:text-properties fo:font-weight="bold" officeooo:rsid="01a202cc" style:font-weight-asian="bold" style:font-weight-complex="bold"/>
    </style:style>
    <style:style style:name="T25" style:family="text">
      <style:text-properties fo:font-weight="bold" officeooo:rsid="01dcf87a" style:font-weight-asian="bold" style:font-weight-complex="bold"/>
    </style:style>
    <style:style style:name="T26" style:family="text">
      <style:text-properties fo:font-weight="bold" officeooo:rsid="01d090c5" style:font-weight-asian="bold" style:font-weight-complex="bold"/>
    </style:style>
    <style:style style:name="T27" style:family="text">
      <style:text-properties fo:font-weight="bold" officeooo:rsid="02885f95" style:font-weight-asian="bold" style:font-weight-complex="bold"/>
    </style:style>
    <style:style style:name="T28" style:family="text">
      <style:text-properties fo:font-weight="bold" officeooo:rsid="02924917" style:font-weight-asian="bold" style:font-weight-complex="bold"/>
    </style:style>
    <style:style style:name="T29" style:family="text">
      <style:text-properties fo:font-weight="bold" officeooo:rsid="02b27534" style:font-weight-asian="bold" style:font-weight-complex="bold"/>
    </style:style>
    <style:style style:name="T30" style:family="text">
      <style:text-properties fo:font-weight="bold" officeooo:rsid="02ec0c28" style:font-weight-asian="bold" style:font-weight-complex="bold"/>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officeooo:rsid="000ad9d7" style:font-style-asian="italic" style:font-style-complex="italic"/>
    </style:style>
    <style:style style:name="T34" style:family="text">
      <style:text-properties fo:font-style="italic" officeooo:rsid="0016d686" style:font-style-asian="italic" style:font-style-complex="italic"/>
    </style:style>
    <style:style style:name="T35" style:family="text">
      <style:text-properties fo:font-style="italic" officeooo:rsid="001cf473" style:font-style-asian="italic" style:font-style-complex="italic"/>
    </style:style>
    <style:style style:name="T36" style:family="text">
      <style:text-properties fo:font-style="italic" officeooo:rsid="001e6e17" style:font-style-asian="italic" style:font-style-complex="italic"/>
    </style:style>
    <style:style style:name="T37" style:family="text">
      <style:text-properties fo:font-style="italic" officeooo:rsid="004d7180" style:font-style-asian="italic" style:font-style-complex="italic"/>
    </style:style>
    <style:style style:name="T38" style:family="text">
      <style:text-properties fo:font-style="italic" officeooo:rsid="004e01e2" style:font-style-asian="italic" style:font-style-complex="italic"/>
    </style:style>
    <style:style style:name="T39" style:family="text">
      <style:text-properties fo:font-style="italic" officeooo:rsid="005962a4" style:font-style-asian="italic" style:font-style-complex="italic"/>
    </style:style>
    <style:style style:name="T40" style:family="text">
      <style:text-properties fo:font-style="italic" officeooo:rsid="00620ea7" style:font-style-asian="italic" style:font-style-complex="italic"/>
    </style:style>
    <style:style style:name="T41" style:family="text">
      <style:text-properties fo:font-style="italic" officeooo:rsid="006bfd06" style:font-style-asian="italic" style:font-style-complex="italic"/>
    </style:style>
    <style:style style:name="T42" style:family="text">
      <style:text-properties fo:font-style="italic" officeooo:rsid="007a8372" style:font-style-asian="italic" style:font-style-complex="italic"/>
    </style:style>
    <style:style style:name="T43" style:family="text">
      <style:text-properties fo:font-style="italic" officeooo:rsid="007d4376" style:font-style-asian="italic" style:font-style-complex="italic"/>
    </style:style>
    <style:style style:name="T44" style:family="text">
      <style:text-properties fo:font-style="italic" officeooo:rsid="0080815f" style:font-style-asian="italic" style:font-style-complex="italic"/>
    </style:style>
    <style:style style:name="T45" style:family="text">
      <style:text-properties fo:font-style="italic" officeooo:rsid="0098dacc" style:font-style-asian="italic" style:font-style-complex="italic"/>
    </style:style>
    <style:style style:name="T46" style:family="text">
      <style:text-properties fo:font-style="italic" officeooo:rsid="009a9661" style:font-style-asian="italic" style:font-style-complex="italic"/>
    </style:style>
    <style:style style:name="T47" style:family="text">
      <style:text-properties fo:font-style="italic" officeooo:rsid="00b345e3" style:font-style-asian="italic" style:font-style-complex="italic"/>
    </style:style>
    <style:style style:name="T48" style:family="text">
      <style:text-properties fo:font-style="italic" officeooo:rsid="018fbed4" style:font-style-asian="italic" style:font-style-complex="italic"/>
    </style:style>
    <style:style style:name="T49" style:family="text">
      <style:text-properties fo:font-style="italic" officeooo:rsid="01a0bba7" style:font-style-asian="italic" style:font-style-complex="italic"/>
    </style:style>
    <style:style style:name="T50" style:family="text">
      <style:text-properties fo:font-style="italic" officeooo:rsid="0084218a" style:font-style-asian="italic" style:font-style-complex="italic"/>
    </style:style>
    <style:style style:name="T51" style:family="text">
      <style:text-properties fo:font-style="italic" officeooo:rsid="01a1cc4b" style:font-style-asian="italic" style:font-style-complex="italic"/>
    </style:style>
    <style:style style:name="T52" style:family="text">
      <style:text-properties fo:font-style="italic" officeooo:rsid="01b9ac27" style:font-style-asian="italic" style:font-style-complex="italic"/>
    </style:style>
    <style:style style:name="T53" style:family="text">
      <style:text-properties fo:font-style="italic" officeooo:rsid="01b9e7d3" style:font-style-asian="italic" style:font-style-complex="italic"/>
    </style:style>
    <style:style style:name="T54" style:family="text">
      <style:text-properties fo:font-style="italic" officeooo:rsid="01bb361f" style:font-style-asian="italic" style:font-style-complex="italic"/>
    </style:style>
    <style:style style:name="T55" style:family="text">
      <style:text-properties fo:font-style="italic" officeooo:rsid="01bb54d3" style:font-style-asian="italic" style:font-style-complex="italic"/>
    </style:style>
    <style:style style:name="T56" style:family="text">
      <style:text-properties fo:font-style="italic" officeooo:rsid="01bf8170" style:font-style-asian="italic" style:font-style-complex="italic"/>
    </style:style>
    <style:style style:name="T57" style:family="text">
      <style:text-properties fo:font-style="italic" officeooo:rsid="01c19540" style:font-style-asian="italic" style:font-style-complex="italic"/>
    </style:style>
    <style:style style:name="T58" style:family="text">
      <style:text-properties fo:font-style="italic" officeooo:rsid="01c55c12" style:font-style-asian="italic" style:font-style-complex="italic"/>
    </style:style>
    <style:style style:name="T59" style:family="text">
      <style:text-properties fo:font-style="italic" officeooo:rsid="01d2bdac" style:font-style-asian="italic" style:font-style-complex="italic"/>
    </style:style>
    <style:style style:name="T60" style:family="text">
      <style:text-properties fo:font-style="italic" officeooo:rsid="01d573be" style:font-style-asian="italic" style:font-style-complex="italic"/>
    </style:style>
    <style:style style:name="T61" style:family="text">
      <style:text-properties fo:font-style="italic" officeooo:rsid="01b242a0" style:font-style-asian="italic" style:font-style-complex="italic"/>
    </style:style>
    <style:style style:name="T62" style:family="text">
      <style:text-properties fo:font-style="italic" officeooo:rsid="0101e41b" style:font-style-asian="italic" style:font-style-complex="italic"/>
    </style:style>
    <style:style style:name="T63" style:family="text">
      <style:text-properties fo:font-style="italic" officeooo:rsid="01f9ed76" style:font-style-asian="italic" style:font-style-complex="italic"/>
    </style:style>
    <style:style style:name="T64" style:family="text">
      <style:text-properties fo:font-style="italic" officeooo:rsid="01fd7164" style:font-style-asian="italic" style:font-style-complex="italic"/>
    </style:style>
    <style:style style:name="T65" style:family="text">
      <style:text-properties fo:font-style="italic" officeooo:rsid="01fe9274" style:font-style-asian="italic" style:font-style-complex="italic"/>
    </style:style>
    <style:style style:name="T66" style:family="text">
      <style:text-properties fo:font-style="italic" officeooo:rsid="01ff646b" style:font-style-asian="italic" style:font-style-complex="italic"/>
    </style:style>
    <style:style style:name="T67" style:family="text">
      <style:text-properties fo:font-style="italic" officeooo:rsid="02027493" style:font-style-asian="italic" style:font-style-complex="italic"/>
    </style:style>
    <style:style style:name="T68" style:family="text">
      <style:text-properties fo:font-style="italic" officeooo:rsid="01f68314" style:font-style-asian="italic" style:font-style-complex="italic"/>
    </style:style>
    <style:style style:name="T69" style:family="text">
      <style:text-properties fo:font-style="italic" officeooo:rsid="0202ade2" style:font-style-asian="italic" style:font-style-complex="italic"/>
    </style:style>
    <style:style style:name="T70" style:family="text">
      <style:text-properties fo:font-style="italic" officeooo:rsid="020423fa" style:font-style-asian="italic" style:font-style-complex="italic"/>
    </style:style>
    <style:style style:name="T71" style:family="text">
      <style:text-properties fo:font-style="italic" officeooo:rsid="020805ee" style:font-style-asian="italic" style:font-style-complex="italic"/>
    </style:style>
    <style:style style:name="T72" style:family="text">
      <style:text-properties fo:font-style="italic" officeooo:rsid="02147280" style:font-style-asian="italic" style:font-style-complex="italic"/>
    </style:style>
    <style:style style:name="T73" style:family="text">
      <style:text-properties fo:font-style="italic" officeooo:rsid="0220e252" style:font-style-asian="italic" style:font-style-complex="italic"/>
    </style:style>
    <style:style style:name="T74" style:family="text">
      <style:text-properties fo:font-style="italic" officeooo:rsid="022821d8" style:font-style-asian="italic" style:font-style-complex="italic"/>
    </style:style>
    <style:style style:name="T75" style:family="text">
      <style:text-properties fo:font-style="italic" officeooo:rsid="022a1264" style:font-style-asian="italic" style:font-style-complex="italic"/>
    </style:style>
    <style:style style:name="T76" style:family="text">
      <style:text-properties fo:font-style="italic" officeooo:rsid="022c95b2" style:font-style-asian="italic" style:font-style-complex="italic"/>
    </style:style>
    <style:style style:name="T77" style:family="text">
      <style:text-properties fo:font-style="italic" officeooo:rsid="0230758e" style:font-style-asian="italic" style:font-style-complex="italic"/>
    </style:style>
    <style:style style:name="T78" style:family="text">
      <style:text-properties fo:font-style="italic" officeooo:rsid="023ab066" style:font-style-asian="italic" style:font-style-complex="italic"/>
    </style:style>
    <style:style style:name="T79" style:family="text">
      <style:text-properties fo:font-style="italic" officeooo:rsid="023c7f7f" style:font-style-asian="italic" style:font-style-complex="italic"/>
    </style:style>
    <style:style style:name="T80" style:family="text">
      <style:text-properties fo:font-style="italic" officeooo:rsid="024cabd8" style:font-style-asian="italic" style:font-style-complex="italic"/>
    </style:style>
    <style:style style:name="T81" style:family="text">
      <style:text-properties fo:font-style="italic" officeooo:rsid="02525fbe" style:font-style-asian="italic" style:font-style-complex="italic"/>
    </style:style>
    <style:style style:name="T82" style:family="text">
      <style:text-properties fo:font-style="italic" officeooo:rsid="025627cf" style:font-style-asian="italic" style:font-style-complex="italic"/>
    </style:style>
    <style:style style:name="T83" style:family="text">
      <style:text-properties fo:font-style="italic" officeooo:rsid="025941fa" style:font-style-asian="italic" style:font-style-complex="italic"/>
    </style:style>
    <style:style style:name="T84" style:family="text">
      <style:text-properties fo:font-style="italic" officeooo:rsid="02033c12" style:font-style-asian="italic" style:font-style-complex="italic"/>
    </style:style>
    <style:style style:name="T85" style:family="text">
      <style:text-properties fo:font-style="italic" officeooo:rsid="011081f3" style:font-style-asian="italic" style:font-style-complex="italic"/>
    </style:style>
    <style:style style:name="T86" style:family="text">
      <style:text-properties fo:font-style="italic" officeooo:rsid="021ac7b3" style:font-style-asian="italic" style:font-style-complex="italic"/>
    </style:style>
    <style:style style:name="T87" style:family="text">
      <style:text-properties fo:font-style="italic" officeooo:rsid="022244c7" style:font-style-asian="italic" style:font-style-complex="italic"/>
    </style:style>
    <style:style style:name="T88" style:family="text">
      <style:text-properties fo:font-style="italic" officeooo:rsid="021719ce" style:font-style-asian="italic" style:font-style-complex="italic"/>
    </style:style>
    <style:style style:name="T89" style:family="text">
      <style:text-properties fo:font-style="italic" officeooo:rsid="02b81c04" style:font-style-asian="italic" style:font-style-complex="italic"/>
    </style:style>
    <style:style style:name="T90" style:family="text">
      <style:text-properties fo:font-style="italic" officeooo:rsid="02b86a15" style:font-style-asian="italic" style:font-style-complex="italic"/>
    </style:style>
    <style:style style:name="T91" style:family="text">
      <style:text-properties fo:font-style="italic" officeooo:rsid="02b9b4a1" style:font-style-asian="italic" style:font-style-complex="italic"/>
    </style:style>
    <style:style style:name="T92" style:family="text">
      <style:text-properties fo:font-style="italic" officeooo:rsid="02c5ff7d" style:font-style-asian="italic" style:font-style-complex="italic"/>
    </style:style>
    <style:style style:name="T93" style:family="text">
      <style:text-properties fo:font-style="italic" officeooo:rsid="019f99c6" style:font-style-asian="italic" style:font-style-complex="italic"/>
    </style:style>
    <style:style style:name="T94" style:family="text">
      <style:text-properties fo:font-style="italic" officeooo:rsid="02cddb41" style:font-style-asian="italic" style:font-style-complex="italic"/>
    </style:style>
    <style:style style:name="T95" style:family="text">
      <style:text-properties fo:font-style="italic" officeooo:rsid="02cf0f6c" style:font-style-asian="italic" style:font-style-complex="italic"/>
    </style:style>
    <style:style style:name="T96" style:family="text">
      <style:text-properties fo:font-style="italic" officeooo:rsid="02d24ac4" style:font-style-asian="italic" style:font-style-complex="italic"/>
    </style:style>
    <style:style style:name="T97" style:family="text">
      <style:text-properties fo:font-style="italic" officeooo:rsid="02d793ec" style:font-style-asian="italic" style:font-style-complex="italic"/>
    </style:style>
    <style:style style:name="T98" style:family="text">
      <style:text-properties fo:font-style="italic" officeooo:rsid="02e448dc" style:font-style-asian="italic" style:font-style-complex="italic"/>
    </style:style>
    <style:style style:name="T99" style:family="text">
      <style:text-properties fo:font-style="italic" officeooo:rsid="02ec0c28" style:font-style-asian="italic" style:font-style-complex="italic"/>
    </style:style>
    <style:style style:name="T100" style:family="text">
      <style:text-properties fo:font-style="italic" officeooo:rsid="02ef6e7a" style:font-style-asian="italic" style:font-style-complex="italic"/>
    </style:style>
    <style:style style:name="T101" style:family="text">
      <style:text-properties fo:font-style="italic" officeooo:rsid="01c8cee4" style:font-style-asian="italic" style:font-style-complex="italic"/>
    </style:style>
    <style:style style:name="T102" style:family="text">
      <style:text-properties fo:font-style="italic" officeooo:rsid="02f4b359" style:font-style-asian="italic" style:font-style-complex="italic"/>
    </style:style>
    <style:style style:name="T103" style:family="text">
      <style:text-properties fo:font-style="italic" officeooo:rsid="02fa65e7" style:font-style-asian="italic" style:font-style-complex="italic"/>
    </style:style>
    <style:style style:name="T104" style:family="text">
      <style:text-properties fo:font-style="italic" officeooo:rsid="02fe3ea6" style:font-style-asian="italic" style:font-style-complex="italic"/>
    </style:style>
    <style:style style:name="T105" style:family="text">
      <style:text-properties fo:font-style="italic" officeooo:rsid="0300c364" style:font-style-asian="italic" style:font-style-complex="italic"/>
    </style:style>
    <style:style style:name="T106" style:family="text">
      <style:text-properties fo:font-style="italic" officeooo:rsid="030695e6"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fo:font-weight="normal" officeooo:rsid="002da40f" style:font-style-asian="italic" style:font-weight-asian="normal" style:font-style-complex="italic" style:font-weight-complex="normal"/>
    </style:style>
    <style:style style:name="T109" style:family="text">
      <style:text-properties fo:font-style="italic" fo:font-weight="normal" officeooo:rsid="0053cf76" style:font-style-asian="italic" style:font-weight-asian="normal" style:font-style-complex="italic" style:font-weight-complex="normal"/>
    </style:style>
    <style:style style:name="T110" style:family="text">
      <style:text-properties fo:font-style="italic" fo:font-weight="normal" officeooo:rsid="00e1d894" style:font-style-asian="italic" style:font-weight-asian="normal" style:font-style-complex="italic" style:font-weight-complex="normal"/>
    </style:style>
    <style:style style:name="T111" style:family="text">
      <style:text-properties fo:font-style="italic" fo:font-weight="normal" officeooo:rsid="01ca665e" style:font-style-asian="italic" style:font-weight-asian="normal" style:font-style-complex="italic" style:font-weight-complex="normal"/>
    </style:style>
    <style:style style:name="T112" style:family="text">
      <style:text-properties fo:font-style="italic" fo:font-weight="normal" officeooo:rsid="0212de1a" style:font-style-asian="italic" style:font-weight-asian="normal" style:font-style-complex="italic" style:font-weight-complex="normal"/>
    </style:style>
    <style:style style:name="T113" style:family="text">
      <style:text-properties fo:font-style="italic" fo:font-weight="normal" officeooo:rsid="02143827" style:font-style-asian="italic" style:font-weight-asian="normal" style:font-style-complex="italic" style:font-weight-complex="normal"/>
    </style:style>
    <style:style style:name="T114" style:family="text">
      <style:text-properties fo:font-style="italic" fo:font-weight="normal" officeooo:rsid="01496447" style:font-style-asian="italic" style:font-weight-asian="normal" style:font-style-complex="italic" style:font-weight-complex="normal"/>
    </style:style>
    <style:style style:name="T115" style:family="text">
      <style:text-properties fo:font-style="italic" fo:font-weight="normal" officeooo:rsid="0150d1d1" style:font-style-asian="italic" style:font-weight-asian="normal" style:font-style-complex="italic" style:font-weight-complex="normal"/>
    </style:style>
    <style:style style:name="T116" style:family="text">
      <style:text-properties fo:font-style="italic" fo:font-weight="normal" officeooo:rsid="01efb976" style:font-style-asian="italic" style:font-weight-asian="normal" style:font-style-complex="italic" style:font-weight-complex="normal"/>
    </style:style>
    <style:style style:name="T117" style:family="text">
      <style:text-properties fo:font-style="italic" fo:font-weight="normal" officeooo:rsid="01ee2a59" style:font-style-asian="italic" style:font-weight-asian="normal" style:font-style-complex="italic" style:font-weight-complex="normal"/>
    </style:style>
    <style:style style:name="T118" style:family="text">
      <style:text-properties fo:font-style="italic" fo:font-weight="normal" officeooo:rsid="01e6c531" style:font-style-asian="italic" style:font-weight-asian="normal" style:font-style-complex="italic" style:font-weight-complex="normal"/>
    </style:style>
    <style:style style:name="T119" style:family="text">
      <style:text-properties fo:font-style="italic" fo:font-weight="normal" officeooo:rsid="01f2f6ac" style:font-style-asian="italic" style:font-weight-asian="normal" style:font-style-complex="italic" style:font-weight-complex="normal"/>
    </style:style>
    <style:style style:name="T120" style:family="text">
      <style:text-properties fo:font-style="italic" fo:font-weight="normal" officeooo:rsid="01e88770" style:font-style-asian="italic" style:font-weight-asian="normal" style:font-style-complex="italic" style:font-weight-complex="normal"/>
    </style:style>
    <style:style style:name="T121" style:family="text">
      <style:text-properties fo:font-style="italic" fo:font-weight="normal" officeooo:rsid="01ec62ec" style:font-style-asian="italic" style:font-weight-asian="normal" style:font-style-complex="italic" style:font-weight-complex="normal"/>
    </style:style>
    <style:style style:name="T122" style:family="text">
      <style:text-properties fo:font-style="italic" fo:font-weight="normal" officeooo:rsid="02ce06b0" style:font-style-asian="italic" style:font-weight-asian="normal" style:font-style-complex="italic" style:font-weight-complex="normal"/>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fo:font-weight="bold" officeooo:rsid="002c4a05" style:font-style-asian="italic" style:font-weight-asian="bold" style:font-style-complex="italic" style:font-weight-complex="bold"/>
    </style:style>
    <style:style style:name="T125" style:family="text">
      <style:text-properties fo:font-style="italic" fo:font-weight="bold" officeooo:rsid="0193f785" style:font-style-asian="italic" style:font-weight-asian="bold" style:font-style-complex="italic" style:font-weight-complex="bold"/>
    </style:style>
    <style:style style:name="T126" style:family="text">
      <style:text-properties fo:font-style="italic" fo:font-weight="bold" officeooo:rsid="01496447" style:font-style-asian="italic" style:font-weight-asian="bold" style:font-style-complex="italic" style:font-weight-complex="bold"/>
    </style:style>
    <style:style style:name="T127" style:family="text">
      <style:text-properties fo:font-style="italic" fo:font-weight="bold" officeooo:rsid="02ec0c28" style:font-style-asian="italic" style:font-weight-asian="bold" style:font-style-complex="italic" style:font-weight-complex="bold"/>
    </style:style>
    <style:style style:name="T128" style:family="text">
      <style:text-properties fo:font-style="italic" fo:font-weight="bold" style:font-weight-asian="bold"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27404e" style:font-weight-asian="normal" style:font-weight-complex="normal"/>
    </style:style>
    <style:style style:name="T131" style:family="text">
      <style:text-properties fo:font-weight="normal" officeooo:rsid="00b504d6" style:font-weight-asian="normal" style:font-weight-complex="normal"/>
    </style:style>
    <style:style style:name="T132" style:family="text">
      <style:text-properties fo:font-weight="normal" officeooo:rsid="00e1d894" style:font-weight-asian="normal" style:font-weight-complex="normal"/>
    </style:style>
    <style:style style:name="T133" style:family="text">
      <style:text-properties fo:font-weight="normal" officeooo:rsid="00e4bdc6" style:font-weight-asian="normal" style:font-weight-complex="normal"/>
    </style:style>
    <style:style style:name="T134" style:family="text">
      <style:text-properties fo:font-weight="normal" officeooo:rsid="00e6ba4a" style:font-weight-asian="normal" style:font-weight-complex="normal"/>
    </style:style>
    <style:style style:name="T135" style:family="text">
      <style:text-properties fo:font-weight="normal" officeooo:rsid="00e7287b" style:font-weight-asian="normal" style:font-weight-complex="normal"/>
    </style:style>
    <style:style style:name="T136" style:family="text">
      <style:text-properties fo:font-weight="normal" officeooo:rsid="00e83311" style:font-weight-asian="normal" style:font-weight-complex="normal"/>
    </style:style>
    <style:style style:name="T137" style:family="text">
      <style:text-properties fo:font-weight="normal" officeooo:rsid="00e9fa4c" style:font-weight-asian="normal" style:font-weight-complex="normal"/>
    </style:style>
    <style:style style:name="T138" style:family="text">
      <style:text-properties fo:font-weight="normal" officeooo:rsid="0100f104" style:font-weight-asian="normal" style:font-weight-complex="normal"/>
    </style:style>
    <style:style style:name="T139" style:family="text">
      <style:text-properties fo:font-weight="normal" officeooo:rsid="01018210" style:font-weight-asian="normal" style:font-weight-complex="normal"/>
    </style:style>
    <style:style style:name="T140" style:family="text">
      <style:text-properties fo:font-weight="normal" officeooo:rsid="018b8c97" style:font-weight-asian="normal" style:font-weight-complex="normal"/>
    </style:style>
    <style:style style:name="T141" style:family="text">
      <style:text-properties fo:font-weight="normal" officeooo:rsid="01a1cc4b" style:font-weight-asian="normal" style:font-weight-complex="normal"/>
    </style:style>
    <style:style style:name="T142" style:family="text">
      <style:text-properties fo:font-weight="normal" officeooo:rsid="01c7004f" style:font-weight-asian="normal" style:font-weight-complex="normal"/>
    </style:style>
    <style:style style:name="T143" style:family="text">
      <style:text-properties fo:font-weight="normal" officeooo:rsid="0193f785" style:font-weight-asian="normal" style:font-weight-complex="normal"/>
    </style:style>
    <style:style style:name="T144" style:family="text">
      <style:text-properties fo:font-weight="normal" officeooo:rsid="01cefb63" style:font-weight-asian="normal" style:font-weight-complex="normal"/>
    </style:style>
    <style:style style:name="T145" style:family="text">
      <style:text-properties fo:font-weight="normal" officeooo:rsid="019a1074" style:font-weight-asian="normal" style:font-weight-complex="normal"/>
    </style:style>
    <style:style style:name="T146" style:family="text">
      <style:text-properties fo:font-weight="normal" officeooo:rsid="01168d1e" style:font-weight-asian="normal" style:font-weight-complex="normal"/>
    </style:style>
    <style:style style:name="T147" style:family="text">
      <style:text-properties fo:font-weight="normal" officeooo:rsid="0117bf00" style:font-weight-asian="normal" style:font-weight-complex="normal"/>
    </style:style>
    <style:style style:name="T148" style:family="text">
      <style:text-properties fo:font-weight="normal" officeooo:rsid="02033c12" style:font-weight-asian="normal" style:font-weight-complex="normal"/>
    </style:style>
    <style:style style:name="T149" style:family="text">
      <style:text-properties fo:font-weight="normal" officeooo:rsid="011748df" style:font-weight-asian="normal" style:font-weight-complex="normal"/>
    </style:style>
    <style:style style:name="T150" style:family="text">
      <style:text-properties fo:font-weight="normal" officeooo:rsid="014c3a05" style:font-weight-asian="normal" style:font-weight-complex="normal"/>
    </style:style>
    <style:style style:name="T151" style:family="text">
      <style:text-properties fo:font-weight="normal" officeooo:rsid="014caf01" style:font-weight-asian="normal" style:font-weight-complex="normal"/>
    </style:style>
    <style:style style:name="T152" style:family="text">
      <style:text-properties fo:font-weight="normal" officeooo:rsid="01496447" style:font-weight-asian="normal" style:font-weight-complex="normal"/>
    </style:style>
    <style:style style:name="T153" style:family="text">
      <style:text-properties fo:font-weight="normal" officeooo:rsid="012e1c22" style:font-weight-asian="normal" style:font-weight-complex="normal"/>
    </style:style>
    <style:style style:name="T154" style:family="text">
      <style:text-properties fo:font-weight="normal" officeooo:rsid="020574de" style:font-weight-asian="normal" style:font-weight-complex="normal"/>
    </style:style>
    <style:style style:name="T155" style:family="text">
      <style:text-properties fo:font-weight="normal" officeooo:rsid="012fd02f" style:font-weight-asian="normal" style:font-weight-complex="normal"/>
    </style:style>
    <style:style style:name="T156" style:family="text">
      <style:text-properties fo:font-weight="normal" officeooo:rsid="0150d1d1" style:font-weight-asian="normal" style:font-weight-complex="normal"/>
    </style:style>
    <style:style style:name="T157" style:family="text">
      <style:text-properties fo:font-weight="normal" officeooo:rsid="01516142" style:font-weight-asian="normal" style:font-weight-complex="normal"/>
    </style:style>
    <style:style style:name="T158" style:family="text">
      <style:text-properties fo:font-weight="normal" officeooo:rsid="0154fd09" style:font-weight-asian="normal" style:font-weight-complex="normal"/>
    </style:style>
    <style:style style:name="T159" style:family="text">
      <style:text-properties fo:font-weight="normal" officeooo:rsid="0152b931" style:font-weight-asian="normal" style:font-weight-complex="normal"/>
    </style:style>
    <style:style style:name="T160" style:family="text">
      <style:text-properties fo:font-weight="normal" officeooo:rsid="020a1773" style:font-weight-asian="normal" style:font-weight-complex="normal"/>
    </style:style>
    <style:style style:name="T161" style:family="text">
      <style:text-properties fo:font-weight="normal" officeooo:rsid="01c11437" style:font-weight-asian="normal" style:font-weight-complex="normal"/>
    </style:style>
    <style:style style:name="T162" style:family="text">
      <style:text-properties fo:font-weight="normal" officeooo:rsid="01b8cbd8" style:font-weight-asian="normal" style:font-weight-complex="normal"/>
    </style:style>
    <style:style style:name="T163" style:family="text">
      <style:text-properties fo:font-weight="normal" officeooo:rsid="01c2e57f" style:font-weight-asian="normal" style:font-weight-complex="normal"/>
    </style:style>
    <style:style style:name="T164" style:family="text">
      <style:text-properties fo:font-weight="normal" officeooo:rsid="01810f8d" style:font-weight-asian="normal" style:font-weight-complex="normal"/>
    </style:style>
    <style:style style:name="T165" style:family="text">
      <style:text-properties fo:font-weight="normal" officeooo:rsid="0183d6ba" style:font-weight-asian="normal" style:font-weight-complex="normal"/>
    </style:style>
    <style:style style:name="T166" style:family="text">
      <style:text-properties fo:font-weight="normal" officeooo:rsid="0182ef33" style:font-weight-asian="normal" style:font-weight-complex="normal"/>
    </style:style>
    <style:style style:name="T167" style:family="text">
      <style:text-properties fo:font-weight="normal" officeooo:rsid="0184b696" style:font-weight-asian="normal" style:font-weight-complex="normal"/>
    </style:style>
    <style:style style:name="T168" style:family="text">
      <style:text-properties fo:font-weight="normal" officeooo:rsid="01f18db8" style:font-weight-asian="normal" style:font-weight-complex="normal"/>
    </style:style>
    <style:style style:name="T169" style:family="text">
      <style:text-properties fo:font-weight="normal" officeooo:rsid="01efb976" style:font-weight-asian="normal" style:font-weight-complex="normal"/>
    </style:style>
    <style:style style:name="T170" style:family="text">
      <style:text-properties fo:font-weight="normal" officeooo:rsid="01ee2a59" style:font-weight-asian="normal" style:font-weight-complex="normal"/>
    </style:style>
    <style:style style:name="T171" style:family="text">
      <style:text-properties fo:font-weight="normal" officeooo:rsid="01981bdb" style:font-weight-asian="normal" style:font-weight-complex="normal"/>
    </style:style>
    <style:style style:name="T172" style:family="text">
      <style:text-properties fo:font-weight="normal" officeooo:rsid="01dcf87a" style:font-weight-asian="normal" style:font-weight-complex="normal"/>
    </style:style>
    <style:style style:name="T173" style:family="text">
      <style:text-properties fo:font-weight="normal" officeooo:rsid="01d090c5" style:font-weight-asian="normal" style:font-weight-complex="normal"/>
    </style:style>
    <style:style style:name="T174" style:family="text">
      <style:text-properties fo:font-weight="normal" officeooo:rsid="01ec62ec" style:font-weight-asian="normal" style:font-weight-complex="normal"/>
    </style:style>
    <style:style style:name="T175" style:family="text">
      <style:text-properties fo:font-weight="normal" officeooo:rsid="02885f95" style:font-weight-asian="normal" style:font-weight-complex="normal"/>
    </style:style>
    <style:style style:name="T176" style:family="text">
      <style:text-properties fo:font-weight="normal" officeooo:rsid="02924917" style:font-weight-asian="normal" style:font-weight-complex="normal"/>
    </style:style>
    <style:style style:name="T177" style:family="text">
      <style:text-properties fo:font-weight="normal" officeooo:rsid="02b27534" style:font-weight-asian="normal" style:font-weight-complex="normal"/>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fo:font-weight="bold" officeooo:rsid="002c4a05" style:font-style-asian="normal" style:font-weight-asian="bold" style:font-style-complex="normal" style:font-weight-complex="bold"/>
    </style:style>
    <style:style style:name="T180" style:family="text">
      <style:text-properties fo:font-style="normal" fo:font-weight="bold" officeooo:rsid="01b9ac27" style:font-style-asian="normal" style:font-weight-asian="bold" style:font-style-complex="normal" style:font-weight-complex="bold"/>
    </style:style>
    <style:style style:name="T181" style:family="text">
      <style:text-properties fo:font-style="normal" fo:font-weight="bold" officeooo:rsid="011081f3" style:font-style-asian="normal" style:font-weight-asian="bold" style:font-style-complex="normal" style:font-weight-complex="bold"/>
    </style:style>
    <style:style style:name="T182" style:family="text">
      <style:text-properties fo:font-style="normal" fo:font-weight="bold" officeooo:rsid="0111c9ce" style:font-style-asian="normal" style:font-weight-asian="bold" style:font-style-complex="normal" style:font-weight-complex="bold"/>
    </style:style>
    <style:style style:name="T183" style:family="text">
      <style:text-properties fo:font-style="normal" fo:font-weight="bold" officeooo:rsid="01141a51" style:font-style-asian="normal" style:font-weight-asian="bold" style:font-style-complex="normal" style:font-weight-complex="bold"/>
    </style:style>
    <style:style style:name="T184" style:family="text">
      <style:text-properties fo:font-style="normal" fo:font-weight="bold" officeooo:rsid="014f8a5f" style:font-style-asian="normal" style:font-weight-asian="bold" style:font-style-complex="normal" style:font-weight-complex="bold"/>
    </style:style>
    <style:style style:name="T185" style:family="text">
      <style:text-properties fo:font-style="normal" fo:font-weight="bold" officeooo:rsid="0150d1d1" style:font-style-asian="normal" style:font-weight-asian="bold" style:font-style-complex="normal" style:font-weight-complex="bold"/>
    </style:style>
    <style:style style:name="T186" style:family="text">
      <style:text-properties fo:font-style="normal" fo:font-weight="bold" officeooo:rsid="0132e65a" style:font-style-asian="normal" style:font-weight-asian="bold" style:font-style-complex="normal" style:font-weight-complex="bold"/>
    </style:style>
    <style:style style:name="T187" style:family="text">
      <style:text-properties fo:font-style="normal" fo:font-weight="bold" officeooo:rsid="01535ee5" style:font-style-asian="normal" style:font-weight-asian="bold" style:font-style-complex="normal" style:font-weight-complex="bold"/>
    </style:style>
    <style:style style:name="T188" style:family="text">
      <style:text-properties fo:font-style="normal" fo:font-weight="bold" officeooo:rsid="01e6c531" style:font-style-asian="normal" style:font-weight-asian="bold" style:font-style-complex="normal" style:font-weight-complex="bold"/>
    </style:style>
    <style:style style:name="T189" style:family="text">
      <style:text-properties fo:font-style="normal" fo:font-weight="bold" officeooo:rsid="02959b26" style:font-style-asian="normal" style:font-weight-asian="bold" style:font-style-complex="normal" style:font-weight-complex="bold"/>
    </style:style>
    <style:style style:name="T190" style:family="text">
      <style:text-properties fo:font-style="normal" fo:font-weight="bold" officeooo:rsid="029cc3af" style:font-style-asian="normal" style:font-weight-asian="bold" style:font-style-complex="normal" style:font-weight-complex="bold"/>
    </style:style>
    <style:style style:name="T191" style:family="text">
      <style:text-properties fo:font-style="normal" fo:font-weight="bold" officeooo:rsid="02b0f2f1" style:font-style-asian="normal" style:font-weight-asian="bold" style:font-style-complex="normal" style:font-weight-complex="bold"/>
    </style:style>
    <style:style style:name="T192" style:family="text">
      <style:text-properties fo:font-style="normal" fo:font-weight="normal"/>
    </style:style>
    <style:style style:name="T193" style:family="text">
      <style:text-properties fo:font-style="normal" fo:font-weight="normal" style:font-style-asian="normal" style:font-weight-asian="normal" style:font-style-complex="normal" style:font-weight-complex="normal"/>
    </style:style>
    <style:style style:name="T194" style:family="text">
      <style:text-properties fo:font-style="normal" fo:font-weight="normal" officeooo:rsid="00047932" style:font-style-asian="normal" style:font-weight-asian="normal" style:font-style-complex="normal" style:font-weight-complex="normal"/>
    </style:style>
    <style:style style:name="T195" style:family="text">
      <style:text-properties fo:font-style="normal" fo:font-weight="normal" officeooo:rsid="00197e06" style:font-style-asian="normal" style:font-weight-asian="normal" style:font-style-complex="normal" style:font-weight-complex="normal"/>
    </style:style>
    <style:style style:name="T196" style:family="text">
      <style:text-properties fo:font-style="normal" fo:font-weight="normal" officeooo:rsid="0027404e" style:font-style-asian="normal" style:font-weight-asian="normal" style:font-style-complex="normal" style:font-weight-complex="normal"/>
    </style:style>
    <style:style style:name="T197" style:family="text">
      <style:text-properties fo:font-style="normal" fo:font-weight="normal" officeooo:rsid="002c4a05" style:font-style-asian="normal" style:font-weight-asian="normal" style:font-style-complex="normal" style:font-weight-complex="normal"/>
    </style:style>
    <style:style style:name="T198" style:family="text">
      <style:text-properties fo:font-style="normal" fo:font-weight="normal" officeooo:rsid="002da40f" style:font-style-asian="normal" style:font-weight-asian="normal" style:font-style-complex="normal" style:font-weight-complex="normal"/>
    </style:style>
    <style:style style:name="T199" style:family="text">
      <style:text-properties fo:font-style="normal" fo:font-weight="normal" officeooo:rsid="00431167" style:font-style-asian="normal" style:font-weight-asian="normal" style:font-style-complex="normal" style:font-weight-complex="normal"/>
    </style:style>
    <style:style style:name="T200" style:family="text">
      <style:text-properties fo:font-style="normal" fo:font-weight="normal" officeooo:rsid="0053cf76" style:font-style-asian="normal" style:font-weight-asian="normal" style:font-style-complex="normal" style:font-weight-complex="normal"/>
    </style:style>
    <style:style style:name="T201" style:family="text">
      <style:text-properties fo:font-style="normal" fo:font-weight="normal" officeooo:rsid="005962a4" style:font-style-asian="normal" style:font-weight-asian="normal" style:font-style-complex="normal" style:font-weight-complex="normal"/>
    </style:style>
    <style:style style:name="T202" style:family="text">
      <style:text-properties fo:font-style="normal" fo:font-weight="normal" officeooo:rsid="009d3c24" style:font-style-asian="normal" style:font-weight-asian="normal" style:font-style-complex="normal" style:font-weight-complex="normal"/>
    </style:style>
    <style:style style:name="T203" style:family="text">
      <style:text-properties fo:font-style="normal" fo:font-weight="normal" officeooo:rsid="00b18428" style:font-style-asian="normal" style:font-weight-asian="normal" style:font-style-complex="normal" style:font-weight-complex="normal"/>
    </style:style>
    <style:style style:name="T204" style:family="text">
      <style:text-properties fo:font-style="normal" fo:font-weight="normal" officeooo:rsid="00b6b88e" style:font-style-asian="normal" style:font-weight-asian="normal" style:font-style-complex="normal" style:font-weight-complex="normal"/>
    </style:style>
    <style:style style:name="T205" style:family="text">
      <style:text-properties fo:font-style="normal" fo:font-weight="normal" officeooo:rsid="00b7d72d" style:font-style-asian="normal" style:font-weight-asian="normal" style:font-style-complex="normal" style:font-weight-complex="normal"/>
    </style:style>
    <style:style style:name="T206" style:family="text">
      <style:text-properties fo:font-style="normal" fo:font-weight="normal" officeooo:rsid="00e1d894" style:font-style-asian="normal" style:font-weight-asian="normal" style:font-style-complex="normal" style:font-weight-complex="normal"/>
    </style:style>
    <style:style style:name="T207" style:family="text">
      <style:text-properties fo:font-style="normal" fo:font-weight="normal" officeooo:rsid="01a1cc4b" style:font-style-asian="normal" style:font-weight-asian="normal" style:font-style-complex="normal" style:font-weight-complex="normal"/>
    </style:style>
    <style:style style:name="T208" style:family="text">
      <style:text-properties fo:font-style="normal" fo:font-weight="normal" officeooo:rsid="01ca665e" style:font-style-asian="normal" style:font-weight-asian="normal" style:font-style-complex="normal" style:font-weight-complex="normal"/>
    </style:style>
    <style:style style:name="T209" style:family="text">
      <style:text-properties fo:font-style="normal" fo:font-weight="normal" officeooo:rsid="0193f785" style:font-style-asian="normal" style:font-weight-asian="normal" style:font-style-complex="normal" style:font-weight-complex="normal"/>
    </style:style>
    <style:style style:name="T210" style:family="text">
      <style:text-properties fo:font-style="normal" fo:font-weight="normal" officeooo:rsid="01cefb63" style:font-style-asian="normal" style:font-weight-asian="normal" style:font-style-complex="normal" style:font-weight-complex="normal"/>
    </style:style>
    <style:style style:name="T211" style:family="text">
      <style:text-properties fo:font-style="normal" fo:font-weight="normal" officeooo:rsid="019a1074" style:font-style-asian="normal" style:font-weight-asian="normal" style:font-style-complex="normal" style:font-weight-complex="normal"/>
    </style:style>
    <style:style style:name="T212" style:family="text">
      <style:text-properties fo:font-style="normal" fo:font-weight="normal" officeooo:rsid="01d642c3" style:font-style-asian="normal" style:font-weight-asian="normal" style:font-style-complex="normal" style:font-weight-complex="normal"/>
    </style:style>
    <style:style style:name="T213" style:family="text">
      <style:text-properties fo:font-style="normal" fo:font-weight="normal" officeooo:rsid="01f68314" style:font-style-asian="normal" style:font-weight-asian="normal" style:font-style-complex="normal" style:font-weight-complex="normal"/>
    </style:style>
    <style:style style:name="T214" style:family="text">
      <style:text-properties fo:font-style="normal" fo:font-weight="normal" officeooo:rsid="01f84112" style:font-style-asian="normal" style:font-weight-asian="normal" style:font-style-complex="normal" style:font-weight-complex="normal"/>
    </style:style>
    <style:style style:name="T215" style:family="text">
      <style:text-properties fo:font-style="normal" fo:font-weight="normal" officeooo:rsid="0212de1a" style:font-style-asian="normal" style:font-weight-asian="normal" style:font-style-complex="normal" style:font-weight-complex="normal"/>
    </style:style>
    <style:style style:name="T216" style:family="text">
      <style:text-properties fo:font-style="normal" fo:font-weight="normal" officeooo:rsid="02143827" style:font-style-asian="normal" style:font-weight-asian="normal" style:font-style-complex="normal" style:font-weight-complex="normal"/>
    </style:style>
    <style:style style:name="T217" style:family="text">
      <style:text-properties fo:font-style="normal" fo:font-weight="normal" officeooo:rsid="023bd71d" style:font-style-asian="normal" style:font-weight-asian="normal" style:font-style-complex="normal" style:font-weight-complex="normal"/>
    </style:style>
    <style:style style:name="T218" style:family="text">
      <style:text-properties fo:font-style="normal" fo:font-weight="normal" officeooo:rsid="0253b01f" style:font-style-asian="normal" style:font-weight-asian="normal" style:font-style-complex="normal" style:font-weight-complex="normal"/>
    </style:style>
    <style:style style:name="T219" style:family="text">
      <style:text-properties fo:font-style="normal" fo:font-weight="normal" officeooo:rsid="02616ea4" style:font-style-asian="normal" style:font-weight-asian="normal" style:font-style-complex="normal" style:font-weight-complex="normal"/>
    </style:style>
    <style:style style:name="T220" style:family="text">
      <style:text-properties fo:font-style="normal" fo:font-weight="normal" officeooo:rsid="011081f3" style:font-style-asian="normal" style:font-weight-asian="normal" style:font-style-complex="normal" style:font-weight-complex="normal"/>
    </style:style>
    <style:style style:name="T221" style:family="text">
      <style:text-properties fo:font-style="normal" fo:font-weight="normal" officeooo:rsid="0117bf00" style:font-style-asian="normal" style:font-weight-asian="normal" style:font-style-complex="normal" style:font-weight-complex="normal"/>
    </style:style>
    <style:style style:name="T222" style:family="text">
      <style:text-properties fo:font-style="normal" fo:font-weight="normal" officeooo:rsid="0111c9ce" style:font-style-asian="normal" style:font-weight-asian="normal" style:font-style-complex="normal" style:font-weight-complex="normal"/>
    </style:style>
    <style:style style:name="T223" style:family="text">
      <style:text-properties fo:font-style="normal" fo:font-weight="normal" officeooo:rsid="01141a51" style:font-style-asian="normal" style:font-weight-asian="normal" style:font-style-complex="normal" style:font-weight-complex="normal"/>
    </style:style>
    <style:style style:name="T224" style:family="text">
      <style:text-properties fo:font-style="normal" fo:font-weight="normal" officeooo:rsid="014f8a5f" style:font-style-asian="normal" style:font-weight-asian="normal" style:font-style-complex="normal" style:font-weight-complex="normal"/>
    </style:style>
    <style:style style:name="T225" style:family="text">
      <style:text-properties fo:font-style="normal" fo:font-weight="normal" officeooo:rsid="01155eec" style:font-style-asian="normal" style:font-weight-asian="normal" style:font-style-complex="normal" style:font-weight-complex="normal"/>
    </style:style>
    <style:style style:name="T226" style:family="text">
      <style:text-properties fo:font-style="normal" fo:font-weight="normal" officeooo:rsid="0150d1d1" style:font-style-asian="normal" style:font-weight-asian="normal" style:font-style-complex="normal" style:font-weight-complex="normal"/>
    </style:style>
    <style:style style:name="T227" style:family="text">
      <style:text-properties fo:font-style="normal" fo:font-weight="normal" officeooo:rsid="0132e65a" style:font-style-asian="normal" style:font-weight-asian="normal" style:font-style-complex="normal" style:font-weight-complex="normal"/>
    </style:style>
    <style:style style:name="T228" style:family="text">
      <style:text-properties fo:font-style="normal" fo:font-weight="normal" officeooo:rsid="01535ee5" style:font-style-asian="normal" style:font-weight-asian="normal" style:font-style-complex="normal" style:font-weight-complex="normal"/>
    </style:style>
    <style:style style:name="T229" style:family="text">
      <style:text-properties fo:font-style="normal" fo:font-weight="normal" officeooo:rsid="020a1773" style:font-style-asian="normal" style:font-weight-asian="normal" style:font-style-complex="normal" style:font-weight-complex="normal"/>
    </style:style>
    <style:style style:name="T230" style:family="text">
      <style:text-properties fo:font-style="normal" fo:font-weight="normal" officeooo:rsid="01db548f" style:font-style-asian="normal" style:font-weight-asian="normal" style:font-style-complex="normal" style:font-weight-complex="normal"/>
    </style:style>
    <style:style style:name="T231" style:family="text">
      <style:text-properties fo:font-style="normal" fo:font-weight="normal" officeooo:rsid="01efb976" style:font-style-asian="normal" style:font-weight-asian="normal" style:font-style-complex="normal" style:font-weight-complex="normal"/>
    </style:style>
    <style:style style:name="T232" style:family="text">
      <style:text-properties fo:font-style="normal" fo:font-weight="normal" officeooo:rsid="01ee2a59" style:font-style-asian="normal" style:font-weight-asian="normal" style:font-style-complex="normal" style:font-weight-complex="normal"/>
    </style:style>
    <style:style style:name="T233" style:family="text">
      <style:text-properties fo:font-style="normal" fo:font-weight="normal" officeooo:rsid="02217682" style:font-style-asian="normal" style:font-weight-asian="normal" style:font-style-complex="normal" style:font-weight-complex="normal"/>
    </style:style>
    <style:style style:name="T234" style:family="text">
      <style:text-properties fo:font-style="normal" fo:font-weight="normal" officeooo:rsid="01e6c531" style:font-style-asian="normal" style:font-weight-asian="normal" style:font-style-complex="normal" style:font-weight-complex="normal"/>
    </style:style>
    <style:style style:name="T235" style:family="text">
      <style:text-properties fo:font-style="normal" fo:font-weight="normal" officeooo:rsid="01f2f6ac" style:font-style-asian="normal" style:font-weight-asian="normal" style:font-style-complex="normal" style:font-weight-complex="normal"/>
    </style:style>
    <style:style style:name="T236" style:family="text">
      <style:text-properties fo:font-style="normal" fo:font-weight="normal" officeooo:rsid="01e88770" style:font-style-asian="normal" style:font-weight-asian="normal" style:font-style-complex="normal" style:font-weight-complex="normal"/>
    </style:style>
    <style:style style:name="T237" style:family="text">
      <style:text-properties fo:font-style="normal" fo:font-weight="normal" officeooo:rsid="01ec62ec" style:font-style-asian="normal" style:font-weight-asian="normal" style:font-style-complex="normal" style:font-weight-complex="normal"/>
    </style:style>
    <style:style style:name="T238" style:family="text">
      <style:text-properties fo:font-style="normal" fo:font-weight="normal" officeooo:rsid="028d3e67" style:font-style-asian="normal" style:font-weight-asian="normal" style:font-style-complex="normal" style:font-weight-complex="normal"/>
    </style:style>
    <style:style style:name="T239" style:family="text">
      <style:text-properties fo:font-style="normal" fo:font-weight="normal" officeooo:rsid="02924917" style:font-style-asian="normal" style:font-weight-asian="normal" style:font-style-complex="normal" style:font-weight-complex="normal"/>
    </style:style>
    <style:style style:name="T240" style:family="text">
      <style:text-properties fo:font-style="normal" fo:font-weight="normal" officeooo:rsid="0292ed78" style:font-style-asian="normal" style:font-weight-asian="normal" style:font-style-complex="normal" style:font-weight-complex="normal"/>
    </style:style>
    <style:style style:name="T241" style:family="text">
      <style:text-properties fo:font-style="normal" fo:font-weight="normal" officeooo:rsid="029444cf" style:font-style-asian="normal" style:font-weight-asian="normal" style:font-style-complex="normal" style:font-weight-complex="normal"/>
    </style:style>
    <style:style style:name="T242" style:family="text">
      <style:text-properties fo:font-style="normal" fo:font-weight="normal" officeooo:rsid="02959b26" style:font-style-asian="normal" style:font-weight-asian="normal" style:font-style-complex="normal" style:font-weight-complex="normal"/>
    </style:style>
    <style:style style:name="T243" style:family="text">
      <style:text-properties fo:font-style="normal" fo:font-weight="normal" officeooo:rsid="02965816" style:font-style-asian="normal" style:font-weight-asian="normal" style:font-style-complex="normal" style:font-weight-complex="normal"/>
    </style:style>
    <style:style style:name="T244" style:family="text">
      <style:text-properties fo:font-style="normal" fo:font-weight="normal" officeooo:rsid="029bafef" style:font-style-asian="normal" style:font-weight-asian="normal" style:font-style-complex="normal" style:font-weight-complex="normal"/>
    </style:style>
    <style:style style:name="T245" style:family="text">
      <style:text-properties fo:font-style="normal" fo:font-weight="normal" officeooo:rsid="029cc3af" style:font-style-asian="normal" style:font-weight-asian="normal" style:font-style-complex="normal" style:font-weight-complex="normal"/>
    </style:style>
    <style:style style:name="T246" style:family="text">
      <style:text-properties fo:font-style="normal" fo:font-weight="normal" officeooo:rsid="02b00026" style:font-style-asian="normal" style:font-weight-asian="normal" style:font-style-complex="normal" style:font-weight-complex="normal"/>
    </style:style>
    <style:style style:name="T247" style:family="text">
      <style:text-properties fo:font-style="normal" fo:font-weight="normal" officeooo:rsid="02b0f2f1" style:font-style-asian="normal" style:font-weight-asian="normal" style:font-style-complex="normal" style:font-weight-complex="normal"/>
    </style:style>
    <style:style style:name="T248" style:family="text">
      <style:text-properties fo:font-style="normal" fo:font-weight="normal" officeooo:rsid="02ce06b0" style:font-style-asian="normal" style:font-weight-asian="normal" style:font-style-complex="normal" style:font-weight-complex="normal"/>
    </style:style>
    <style:style style:name="T249" style:family="text">
      <style:text-properties fo:font-style="normal" style:font-style-asian="normal" style:font-style-complex="normal"/>
    </style:style>
    <style:style style:name="T250" style:family="text">
      <style:text-properties fo:font-style="normal" officeooo:rsid="00197e06" style:font-style-asian="normal" style:font-style-complex="normal"/>
    </style:style>
    <style:style style:name="T251" style:family="text">
      <style:text-properties fo:font-style="normal" officeooo:rsid="001b9fc9" style:font-style-asian="normal" style:font-style-complex="normal"/>
    </style:style>
    <style:style style:name="T252" style:family="text">
      <style:text-properties fo:font-style="normal" officeooo:rsid="001cf473" style:font-style-asian="normal" style:font-style-complex="normal"/>
    </style:style>
    <style:style style:name="T253" style:family="text">
      <style:text-properties fo:font-style="normal" officeooo:rsid="001e6e17" style:font-style-asian="normal" style:font-style-complex="normal"/>
    </style:style>
    <style:style style:name="T254" style:family="text">
      <style:text-properties fo:font-style="normal" officeooo:rsid="004601e9" style:font-style-asian="normal" style:font-style-complex="normal"/>
    </style:style>
    <style:style style:name="T255" style:family="text">
      <style:text-properties fo:font-style="normal" officeooo:rsid="00471c76" style:font-style-asian="normal" style:font-style-complex="normal"/>
    </style:style>
    <style:style style:name="T256" style:family="text">
      <style:text-properties fo:font-style="normal" officeooo:rsid="0047a1f6" style:font-style-asian="normal" style:font-style-complex="normal"/>
    </style:style>
    <style:style style:name="T257" style:family="text">
      <style:text-properties fo:font-style="normal" officeooo:rsid="00492e63" style:font-style-asian="normal" style:font-style-complex="normal"/>
    </style:style>
    <style:style style:name="T258" style:family="text">
      <style:text-properties fo:font-style="normal" officeooo:rsid="004d7180" style:font-style-asian="normal" style:font-style-complex="normal"/>
    </style:style>
    <style:style style:name="T259" style:family="text">
      <style:text-properties fo:font-style="normal" officeooo:rsid="004e01e2" style:font-style-asian="normal" style:font-style-complex="normal"/>
    </style:style>
    <style:style style:name="T260" style:family="text">
      <style:text-properties fo:font-style="normal" officeooo:rsid="005258c5" style:font-style-asian="normal" style:font-style-complex="normal"/>
    </style:style>
    <style:style style:name="T261" style:family="text">
      <style:text-properties fo:font-style="normal" officeooo:rsid="00620ea7" style:font-style-asian="normal" style:font-style-complex="normal"/>
    </style:style>
    <style:style style:name="T262" style:family="text">
      <style:text-properties fo:font-style="normal" officeooo:rsid="006bfd06" style:font-style-asian="normal" style:font-style-complex="normal"/>
    </style:style>
    <style:style style:name="T263" style:family="text">
      <style:text-properties fo:font-style="normal" officeooo:rsid="007d4376" style:font-style-asian="normal" style:font-style-complex="normal"/>
    </style:style>
    <style:style style:name="T264" style:family="text">
      <style:text-properties fo:font-style="normal" officeooo:rsid="008589dc" style:font-style-asian="normal" style:font-style-complex="normal"/>
    </style:style>
    <style:style style:name="T265" style:family="text">
      <style:text-properties fo:font-style="normal" officeooo:rsid="009a9661" style:font-style-asian="normal" style:font-style-complex="normal"/>
    </style:style>
    <style:style style:name="T266" style:family="text">
      <style:text-properties fo:font-style="normal" officeooo:rsid="00a630dd" style:font-style-asian="normal" style:font-style-complex="normal"/>
    </style:style>
    <style:style style:name="T267" style:family="text">
      <style:text-properties fo:font-style="normal" officeooo:rsid="00a65bcf" style:font-style-asian="normal" style:font-style-complex="normal"/>
    </style:style>
    <style:style style:name="T268" style:family="text">
      <style:text-properties fo:font-style="normal" officeooo:rsid="00b345e3" style:font-style-asian="normal" style:font-style-complex="normal"/>
    </style:style>
    <style:style style:name="T269" style:family="text">
      <style:text-properties fo:font-style="normal" officeooo:rsid="002057c9" style:font-style-asian="normal" style:font-style-complex="normal"/>
    </style:style>
    <style:style style:name="T270" style:family="text">
      <style:text-properties fo:font-style="normal" officeooo:rsid="00f733b8" style:font-style-asian="normal" style:font-style-complex="normal"/>
    </style:style>
    <style:style style:name="T271" style:family="text">
      <style:text-properties fo:font-style="normal" officeooo:rsid="00f88ad1" style:font-style-asian="normal" style:font-style-complex="normal"/>
    </style:style>
    <style:style style:name="T272" style:family="text">
      <style:text-properties fo:font-style="normal" officeooo:rsid="0101e41b" style:font-style-asian="normal" style:font-style-complex="normal"/>
    </style:style>
    <style:style style:name="T273" style:family="text">
      <style:text-properties fo:font-style="normal" officeooo:rsid="018d9837" style:font-style-asian="normal" style:font-style-complex="normal"/>
    </style:style>
    <style:style style:name="T274" style:family="text">
      <style:text-properties fo:font-style="normal" officeooo:rsid="01a0bba7" style:font-style-asian="normal" style:font-style-complex="normal"/>
    </style:style>
    <style:style style:name="T275" style:family="text">
      <style:text-properties fo:font-style="normal" officeooo:rsid="01ab3b6e" style:font-style-asian="normal" style:font-style-complex="normal"/>
    </style:style>
    <style:style style:name="T276" style:family="text">
      <style:text-properties fo:font-style="normal" officeooo:rsid="01ac075d" style:font-style-asian="normal" style:font-style-complex="normal"/>
    </style:style>
    <style:style style:name="T277" style:family="text">
      <style:text-properties fo:font-style="normal" officeooo:rsid="01adc4b1" style:font-style-asian="normal" style:font-style-complex="normal"/>
    </style:style>
    <style:style style:name="T278" style:family="text">
      <style:text-properties fo:font-style="normal" officeooo:rsid="01ae0ab2" style:font-style-asian="normal" style:font-style-complex="normal"/>
    </style:style>
    <style:style style:name="T279" style:family="text">
      <style:text-properties fo:font-style="normal" officeooo:rsid="01b0325e" style:font-style-asian="normal" style:font-style-complex="normal"/>
    </style:style>
    <style:style style:name="T280" style:family="text">
      <style:text-properties fo:font-style="normal" officeooo:rsid="01b9ac27" style:font-style-asian="normal" style:font-style-complex="normal"/>
    </style:style>
    <style:style style:name="T281" style:family="text">
      <style:text-properties fo:font-style="normal" officeooo:rsid="01b9e7d3" style:font-style-asian="normal" style:font-style-complex="normal"/>
    </style:style>
    <style:style style:name="T282" style:family="text">
      <style:text-properties fo:font-style="normal" officeooo:rsid="01bb361f" style:font-style-asian="normal" style:font-style-complex="normal"/>
    </style:style>
    <style:style style:name="T283" style:family="text">
      <style:text-properties fo:font-style="normal" officeooo:rsid="01bb54d3" style:font-style-asian="normal" style:font-style-complex="normal"/>
    </style:style>
    <style:style style:name="T284" style:family="text">
      <style:text-properties fo:font-style="normal" officeooo:rsid="01bc0ae2" style:font-style-asian="normal" style:font-style-complex="normal"/>
    </style:style>
    <style:style style:name="T285" style:family="text">
      <style:text-properties fo:font-style="normal" officeooo:rsid="01bda1e8" style:font-style-asian="normal" style:font-style-complex="normal"/>
    </style:style>
    <style:style style:name="T286" style:family="text">
      <style:text-properties fo:font-style="normal" officeooo:rsid="01bf8170" style:font-style-asian="normal" style:font-style-complex="normal"/>
    </style:style>
    <style:style style:name="T287" style:family="text">
      <style:text-properties fo:font-style="normal" officeooo:rsid="01c19540" style:font-style-asian="normal" style:font-style-complex="normal"/>
    </style:style>
    <style:style style:name="T288" style:family="text">
      <style:text-properties fo:font-style="normal" officeooo:rsid="01c19808" style:font-style-asian="normal" style:font-style-complex="normal"/>
    </style:style>
    <style:style style:name="T289" style:family="text">
      <style:text-properties fo:font-style="normal" officeooo:rsid="01c55c12" style:font-style-asian="normal" style:font-style-complex="normal"/>
    </style:style>
    <style:style style:name="T290" style:family="text">
      <style:text-properties fo:font-style="normal" officeooo:rsid="01c8cee4" style:font-style-asian="normal" style:font-style-complex="normal"/>
    </style:style>
    <style:style style:name="T291" style:family="text">
      <style:text-properties fo:font-style="normal" officeooo:rsid="01c91dae" style:font-style-asian="normal" style:font-style-complex="normal"/>
    </style:style>
    <style:style style:name="T292" style:family="text">
      <style:text-properties fo:font-style="normal" officeooo:rsid="01cb5d52" style:font-style-asian="normal" style:font-style-complex="normal"/>
    </style:style>
    <style:style style:name="T293" style:family="text">
      <style:text-properties fo:font-style="normal" officeooo:rsid="01cc224b" style:font-style-asian="normal" style:font-style-complex="normal"/>
    </style:style>
    <style:style style:name="T294" style:family="text">
      <style:text-properties fo:font-style="normal" officeooo:rsid="01d573be" style:font-style-asian="normal" style:font-style-complex="normal"/>
    </style:style>
    <style:style style:name="T295" style:family="text">
      <style:text-properties fo:font-style="normal" officeooo:rsid="01b242a0" style:font-style-asian="normal" style:font-style-complex="normal"/>
    </style:style>
    <style:style style:name="T296" style:family="text">
      <style:text-properties fo:font-style="normal" officeooo:rsid="01f45af0" style:font-style-asian="normal" style:font-style-complex="normal"/>
    </style:style>
    <style:style style:name="T297" style:family="text">
      <style:text-properties fo:font-style="normal" officeooo:rsid="01f68314" style:font-style-asian="normal" style:font-style-complex="normal"/>
    </style:style>
    <style:style style:name="T298" style:family="text">
      <style:text-properties fo:font-style="normal" officeooo:rsid="01fd7164" style:font-style-asian="normal" style:font-style-complex="normal"/>
    </style:style>
    <style:style style:name="T299" style:family="text">
      <style:text-properties fo:font-style="normal" officeooo:rsid="01fe9274" style:font-style-asian="normal" style:font-style-complex="normal"/>
    </style:style>
    <style:style style:name="T300" style:family="text">
      <style:text-properties fo:font-style="normal" officeooo:rsid="01ff646b" style:font-style-asian="normal" style:font-style-complex="normal"/>
    </style:style>
    <style:style style:name="T301" style:family="text">
      <style:text-properties fo:font-style="normal" officeooo:rsid="01fff51b" style:font-style-asian="normal" style:font-style-complex="normal"/>
    </style:style>
    <style:style style:name="T302" style:family="text">
      <style:text-properties fo:font-style="normal" officeooo:rsid="02011ae3" style:font-style-asian="normal" style:font-style-complex="normal"/>
    </style:style>
    <style:style style:name="T303" style:family="text">
      <style:text-properties fo:font-style="normal" officeooo:rsid="02027493" style:font-style-asian="normal" style:font-style-complex="normal"/>
    </style:style>
    <style:style style:name="T304" style:family="text">
      <style:text-properties fo:font-style="normal" officeooo:rsid="0202ade2" style:font-style-asian="normal" style:font-style-complex="normal"/>
    </style:style>
    <style:style style:name="T305" style:family="text">
      <style:text-properties fo:font-style="normal" officeooo:rsid="020805ee" style:font-style-asian="normal" style:font-style-complex="normal"/>
    </style:style>
    <style:style style:name="T306" style:family="text">
      <style:text-properties fo:font-style="normal" officeooo:rsid="020c7f1c" style:font-style-asian="normal" style:font-style-complex="normal"/>
    </style:style>
    <style:style style:name="T307" style:family="text">
      <style:text-properties fo:font-style="normal" officeooo:rsid="020d9f65" style:font-style-asian="normal" style:font-style-complex="normal"/>
    </style:style>
    <style:style style:name="T308" style:family="text">
      <style:text-properties fo:font-style="normal" officeooo:rsid="02147280" style:font-style-asian="normal" style:font-style-complex="normal"/>
    </style:style>
    <style:style style:name="T309" style:family="text">
      <style:text-properties fo:font-style="normal" officeooo:rsid="021f2628" style:font-style-asian="normal" style:font-style-complex="normal"/>
    </style:style>
    <style:style style:name="T310" style:family="text">
      <style:text-properties fo:font-style="normal" officeooo:rsid="0220e252" style:font-style-asian="normal" style:font-style-complex="normal"/>
    </style:style>
    <style:style style:name="T311" style:family="text">
      <style:text-properties fo:font-style="normal" officeooo:rsid="0222d0b7" style:font-style-asian="normal" style:font-style-complex="normal"/>
    </style:style>
    <style:style style:name="T312" style:family="text">
      <style:text-properties fo:font-style="normal" officeooo:rsid="022787fc" style:font-style-asian="normal" style:font-style-complex="normal"/>
    </style:style>
    <style:style style:name="T313" style:family="text">
      <style:text-properties fo:font-style="normal" officeooo:rsid="022821d8" style:font-style-asian="normal" style:font-style-complex="normal"/>
    </style:style>
    <style:style style:name="T314" style:family="text">
      <style:text-properties fo:font-style="normal" officeooo:rsid="022a1264" style:font-style-asian="normal" style:font-style-complex="normal"/>
    </style:style>
    <style:style style:name="T315" style:family="text">
      <style:text-properties fo:font-style="normal" officeooo:rsid="022a6fda" style:font-style-asian="normal" style:font-style-complex="normal"/>
    </style:style>
    <style:style style:name="T316" style:family="text">
      <style:text-properties fo:font-style="normal" officeooo:rsid="022c95b2" style:font-style-asian="normal" style:font-style-complex="normal"/>
    </style:style>
    <style:style style:name="T317" style:family="text">
      <style:text-properties fo:font-style="normal" officeooo:rsid="0230758e" style:font-style-asian="normal" style:font-style-complex="normal"/>
    </style:style>
    <style:style style:name="T318" style:family="text">
      <style:text-properties fo:font-style="normal" officeooo:rsid="023ab066" style:font-style-asian="normal" style:font-style-complex="normal"/>
    </style:style>
    <style:style style:name="T319" style:family="text">
      <style:text-properties fo:font-style="normal" officeooo:rsid="023efadf" style:font-style-asian="normal" style:font-style-complex="normal"/>
    </style:style>
    <style:style style:name="T320" style:family="text">
      <style:text-properties fo:font-style="normal" officeooo:rsid="02475751" style:font-style-asian="normal" style:font-style-complex="normal"/>
    </style:style>
    <style:style style:name="T321" style:family="text">
      <style:text-properties fo:font-style="normal" officeooo:rsid="024e383a" style:font-style-asian="normal" style:font-style-complex="normal"/>
    </style:style>
    <style:style style:name="T322" style:family="text">
      <style:text-properties fo:font-style="normal" officeooo:rsid="024fd27e" style:font-style-asian="normal" style:font-style-complex="normal"/>
    </style:style>
    <style:style style:name="T323" style:family="text">
      <style:text-properties fo:font-style="normal" officeooo:rsid="0250f0b8" style:font-style-asian="normal" style:font-style-complex="normal"/>
    </style:style>
    <style:style style:name="T324" style:family="text">
      <style:text-properties fo:font-style="normal" officeooo:rsid="02525fbe" style:font-style-asian="normal" style:font-style-complex="normal"/>
    </style:style>
    <style:style style:name="T325" style:family="text">
      <style:text-properties fo:font-style="normal" officeooo:rsid="025627cf" style:font-style-asian="normal" style:font-style-complex="normal"/>
    </style:style>
    <style:style style:name="T326" style:family="text">
      <style:text-properties fo:font-style="normal" officeooo:rsid="025941fa" style:font-style-asian="normal" style:font-style-complex="normal"/>
    </style:style>
    <style:style style:name="T327" style:family="text">
      <style:text-properties fo:font-style="normal" officeooo:rsid="0259c6ff" style:font-style-asian="normal" style:font-style-complex="normal"/>
    </style:style>
    <style:style style:name="T328" style:family="text">
      <style:text-properties fo:font-style="normal" officeooo:rsid="025a8791" style:font-style-asian="normal" style:font-style-complex="normal"/>
    </style:style>
    <style:style style:name="T329" style:family="text">
      <style:text-properties fo:font-style="normal" officeooo:rsid="02033c12" style:font-style-asian="normal" style:font-style-complex="normal"/>
    </style:style>
    <style:style style:name="T330" style:family="text">
      <style:text-properties fo:font-style="normal" officeooo:rsid="011081f3" style:font-style-asian="normal" style:font-style-complex="normal"/>
    </style:style>
    <style:style style:name="T331" style:family="text">
      <style:text-properties fo:font-style="normal" officeooo:rsid="0115c151" style:font-style-asian="normal" style:font-style-complex="normal"/>
    </style:style>
    <style:style style:name="T332" style:family="text">
      <style:text-properties fo:font-style="normal" officeooo:rsid="01c11437" style:font-style-asian="normal" style:font-style-complex="normal"/>
    </style:style>
    <style:style style:name="T333" style:family="text">
      <style:text-properties fo:font-style="normal" officeooo:rsid="021ac7b3" style:font-style-asian="normal" style:font-style-complex="normal"/>
    </style:style>
    <style:style style:name="T334" style:family="text">
      <style:text-properties fo:font-style="normal" officeooo:rsid="022244c7" style:font-style-asian="normal" style:font-style-complex="normal"/>
    </style:style>
    <style:style style:name="T335" style:family="text">
      <style:text-properties fo:font-style="normal" officeooo:rsid="0221bded" style:font-style-asian="normal" style:font-style-complex="normal"/>
    </style:style>
    <style:style style:name="T336" style:family="text">
      <style:text-properties fo:font-style="normal" officeooo:rsid="028bd7cf" style:font-style-asian="normal" style:font-style-complex="normal"/>
    </style:style>
    <style:style style:name="T337" style:family="text">
      <style:text-properties fo:font-style="normal" officeooo:rsid="0291a1c3" style:font-style-asian="normal" style:font-style-complex="normal"/>
    </style:style>
    <style:style style:name="T338" style:family="text">
      <style:text-properties fo:font-style="normal" officeooo:rsid="02987475" style:font-style-asian="normal" style:font-style-complex="normal"/>
    </style:style>
    <style:style style:name="T339" style:family="text">
      <style:text-properties fo:font-style="normal" officeooo:rsid="02965816" style:font-style-asian="normal" style:font-style-complex="normal"/>
    </style:style>
    <style:style style:name="T340" style:family="text">
      <style:text-properties fo:font-style="normal" officeooo:rsid="02c24d94" style:font-style-asian="normal" style:font-style-complex="normal"/>
    </style:style>
    <style:style style:name="T341" style:family="text">
      <style:text-properties fo:font-style="normal" officeooo:rsid="02c5ff7d" style:font-style-asian="normal" style:font-style-complex="normal"/>
    </style:style>
    <style:style style:name="T342" style:family="text">
      <style:text-properties fo:font-style="normal" officeooo:rsid="02cddb41" style:font-style-asian="normal" style:font-style-complex="normal"/>
    </style:style>
    <style:style style:name="T343" style:family="text">
      <style:text-properties fo:font-style="normal" officeooo:rsid="02ce06b0" style:font-style-asian="normal" style:font-style-complex="normal"/>
    </style:style>
    <style:style style:name="T344" style:family="text">
      <style:text-properties fo:font-style="normal" officeooo:rsid="02e448dc" style:font-style-asian="normal" style:font-style-complex="normal"/>
    </style:style>
    <style:style style:name="T345" style:family="text">
      <style:text-properties fo:font-style="normal" officeooo:rsid="02ec0c28" style:font-style-asian="normal" style:font-style-complex="normal"/>
    </style:style>
    <style:style style:name="T346" style:family="text">
      <style:text-properties fo:font-style="normal" officeooo:rsid="02ef6e7a" style:font-style-asian="normal" style:font-style-complex="normal"/>
    </style:style>
    <style:style style:name="T347" style:family="text">
      <style:text-properties fo:font-style="normal" officeooo:rsid="02f4b359" style:font-style-asian="normal" style:font-style-complex="normal"/>
    </style:style>
    <style:style style:name="T348" style:family="text">
      <style:text-properties fo:font-style="normal" officeooo:rsid="02fe3ea6" style:font-style-asian="normal" style:font-style-complex="normal"/>
    </style:style>
    <style:style style:name="T349" style:family="text">
      <style:text-properties fo:font-style="normal" officeooo:rsid="0300c364" style:font-style-asian="normal" style:font-style-complex="normal"/>
    </style:style>
    <style:style style:name="T350" style:family="text">
      <style:text-properties fo:font-style="normal" officeooo:rsid="03017e15" style:font-style-asian="normal" style:font-style-complex="normal"/>
    </style:style>
    <style:style style:name="T351" style:family="text">
      <style:text-properties fo:font-size="10pt" fo:language="en" fo:country="US" style:font-size-asian="10pt" style:language-asian="en" style:country-asian="US" style:font-size-complex="10pt" style:language-complex="en" style:country-complex="US"/>
    </style:style>
    <style:style style:name="T352" style:family="text">
      <style:text-properties fo:font-size="10pt" fo:language="en" fo:country="US" officeooo:rsid="00b6b88e" style:font-size-asian="10pt" style:language-asian="en" style:country-asian="US" style:font-size-complex="10pt" style:language-complex="en" style:country-complex="US"/>
    </style:style>
    <style:style style:name="T353" style:family="text">
      <style:text-properties fo:font-size="10pt" fo:language="en" fo:country="US" officeooo:rsid="0242b2be" style:font-size-asian="10pt" style:language-asian="en" style:country-asian="US" style:font-size-complex="10pt" style:language-complex="en" style:country-complex="US"/>
    </style:style>
    <style:style style:name="T354" style:family="text">
      <style:text-properties fo:font-size="10pt" fo:language="en" fo:country="US" fo:font-style="italic" style:font-size-asian="10pt" style:language-asian="en" style:country-asian="US" style:font-style-asian="italic" style:font-size-complex="10pt" style:language-complex="en" style:country-complex="US" style:font-style-complex="italic"/>
    </style:style>
    <style:style style:name="T355" style:family="text">
      <style:text-properties fo:font-size="10pt" fo:language="en" fo:country="US" fo:font-style="italic" officeooo:rsid="00ae48e5" style:font-size-asian="10pt" style:language-asian="en" style:country-asian="US" style:font-style-asian="italic" style:font-size-complex="10pt" style:language-complex="en" style:country-complex="US" style:font-style-complex="italic"/>
    </style:style>
    <style:style style:name="T356" style:family="text">
      <style:text-properties fo:font-size="10pt" fo:language="en" fo:country="US" fo:font-style="italic" fo:font-weight="normal" style:font-size-asian="10pt" style:language-asian="en" style:country-asian="US" style:font-style-asian="italic" style:font-weight-asian="normal" style:font-size-complex="10pt" style:language-complex="en" style:country-complex="US" style:font-style-complex="italic" style:font-weight-complex="normal"/>
    </style:style>
    <style:style style:name="T357" style:family="text">
      <style:text-properties fo:font-size="10pt" fo:language="en" fo:country="US" fo:font-style="italic" fo:font-weight="normal" officeooo:rsid="0009212e" style:font-size-asian="10pt" style:language-asian="en" style:country-asian="US" style:font-style-asian="italic" style:font-weight-asian="normal" style:font-size-complex="10pt" style:language-complex="en" style:country-complex="US" style:font-style-complex="italic" style:font-weight-complex="normal"/>
    </style:style>
    <style:style style:name="T358" style:family="text">
      <style:text-properties fo:font-size="10pt" fo:language="en" fo:country="US" fo:font-style="italic" fo:font-weight="normal" officeooo:rsid="0017cca6" style:font-size-asian="10pt" style:language-asian="en" style:country-asian="US" style:font-style-asian="italic" style:font-weight-asian="normal" style:font-size-complex="10pt" style:language-complex="en" style:country-complex="US" style:font-style-complex="italic" style:font-weight-complex="normal"/>
    </style:style>
    <style:style style:name="T359" style:family="text">
      <style:text-properties fo:font-size="10pt" fo:language="en" fo:country="US" fo:font-style="italic" fo:font-weight="normal" officeooo:rsid="00527a73" style:font-size-asian="10pt" style:language-asian="en" style:country-asian="US" style:font-style-asian="italic" style:font-weight-asian="normal" style:font-size-complex="10pt" style:language-complex="en" style:country-complex="US" style:font-style-complex="italic" style:font-weight-complex="normal"/>
    </style:style>
    <style:style style:name="T360" style:family="text">
      <style:text-properties fo:font-size="10pt" fo:language="en" fo:country="US" fo:font-style="italic" fo:font-weight="normal" officeooo:rsid="0053cf76" style:font-size-asian="10pt" style:language-asian="en" style:country-asian="US" style:font-style-asian="italic" style:font-weight-asian="normal" style:font-size-complex="10pt" style:language-complex="en" style:country-complex="US" style:font-style-complex="italic" style:font-weight-complex="normal"/>
    </style:style>
    <style:style style:name="T361" style:family="text">
      <style:text-properties fo:font-size="10pt" fo:language="en" fo:country="US" fo:font-style="italic" fo:font-weight="normal" officeooo:rsid="0043c0dc" style:font-size-asian="10pt" style:language-asian="en" style:country-asian="US" style:font-style-asian="italic" style:font-weight-asian="normal" style:font-size-complex="10pt" style:language-complex="en" style:country-complex="US" style:font-style-complex="italic" style:font-weight-complex="normal"/>
    </style:style>
    <style:style style:name="T362" style:family="text">
      <style:text-properties fo:font-size="10pt" fo:language="en" fo:country="US" fo:font-style="italic" fo:font-weight="normal" officeooo:rsid="006c1bd2" style:font-size-asian="10pt" style:language-asian="en" style:country-asian="US" style:font-style-asian="italic" style:font-weight-asian="normal" style:font-size-complex="10pt" style:language-complex="en" style:country-complex="US" style:font-style-complex="italic" style:font-weight-complex="normal"/>
    </style:style>
    <style:style style:name="T363" style:family="text">
      <style:text-properties fo:font-size="10pt" fo:language="en" fo:country="US" fo:font-style="italic" fo:font-weight="normal" officeooo:rsid="0098ad46" style:font-size-asian="10pt" style:language-asian="en" style:country-asian="US" style:font-style-asian="italic" style:font-weight-asian="normal" style:font-size-complex="10pt" style:language-complex="en" style:country-complex="US" style:font-style-complex="italic" style:font-weight-complex="normal"/>
    </style:style>
    <style:style style:name="T364" style:family="text">
      <style:text-properties fo:font-size="10pt" fo:language="en" fo:country="US" fo:font-style="italic" fo:font-weight="normal" officeooo:rsid="019d9cb0" style:font-size-asian="10pt" style:language-asian="en" style:country-asian="US" style:font-style-asian="italic" style:font-weight-asian="normal" style:font-size-complex="10pt" style:language-complex="en" style:country-complex="US" style:font-style-complex="italic" style:font-weight-complex="normal"/>
    </style:style>
    <style:style style:name="T365" style:family="text">
      <style:text-properties fo:font-size="10pt" fo:language="en" fo:country="US" fo:font-style="italic" fo:font-weight="normal" officeooo:rsid="01d12c31" style:font-size-asian="10pt" style:language-asian="en" style:country-asian="US" style:font-style-asian="italic" style:font-weight-asian="normal" style:font-size-complex="10pt" style:language-complex="en" style:country-complex="US" style:font-style-complex="italic" style:font-weight-complex="normal"/>
    </style:style>
    <style:style style:name="T366" style:family="text">
      <style:text-properties fo:font-size="10pt" fo:language="en" fo:country="US" fo:font-style="italic" fo:font-weight="normal" officeooo:rsid="01d177f4" style:font-size-asian="10pt" style:language-asian="en" style:country-asian="US" style:font-style-asian="italic" style:font-weight-asian="normal" style:font-size-complex="10pt" style:language-complex="en" style:country-complex="US" style:font-style-complex="italic" style:font-weight-complex="normal"/>
    </style:style>
    <style:style style:name="T367" style:family="text">
      <style:text-properties fo:font-size="10pt" fo:language="en" fo:country="US" fo:font-style="italic" fo:font-weight="normal" officeooo:rsid="02ef6e7a" style:font-size-asian="10pt" style:language-asian="en" style:country-asian="US" style:font-style-asian="italic" style:font-weight-asian="normal" style:font-size-complex="10pt" style:language-complex="en" style:country-complex="US" style:font-style-complex="italic" style:font-weight-complex="normal"/>
    </style:style>
    <style:style style:name="T368" style:family="text">
      <style:text-properties fo:font-size="10pt" fo:language="en" fo:country="US" fo:font-style="italic" fo:font-weight="bold" style:font-size-asian="10pt" style:language-asian="en" style:country-asian="US" style:font-style-asian="italic" style:font-weight-asian="bold" style:font-size-complex="10pt" style:language-complex="en" style:country-complex="US" style:font-style-complex="italic" style:font-weight-complex="bold"/>
    </style:style>
    <style:style style:name="T369" style:family="text">
      <style:text-properties fo:font-size="10pt" fo:language="en" fo:country="US" fo:font-style="normal" style:font-size-asian="10pt" style:language-asian="en" style:country-asian="US" style:font-style-asian="normal" style:font-size-complex="10pt" style:language-complex="en" style:country-complex="US" style:font-style-complex="normal"/>
    </style:style>
    <style:style style:name="T370" style:family="text">
      <style:text-properties fo:font-size="10pt" fo:language="en" fo:country="US" fo:font-style="normal" officeooo:rsid="00b6b88e" style:font-size-asian="10pt" style:language-asian="en" style:country-asian="US" style:font-style-asian="normal" style:font-size-complex="10pt" style:language-complex="en" style:country-complex="US" style:font-style-complex="normal"/>
    </style:style>
    <style:style style:name="T371" style:family="text">
      <style:text-properties fo:font-size="10pt" fo:language="en" fo:country="US" fo:font-style="normal"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T372" style:family="text">
      <style:text-properties fo:font-size="10pt" fo:language="en" fo:country="US" fo:font-style="normal" fo:font-weight="normal" officeooo:rsid="0009212e" style:font-size-asian="10pt" style:language-asian="en" style:country-asian="US" style:font-style-asian="normal" style:font-weight-asian="normal" style:font-size-complex="10pt" style:language-complex="en" style:country-complex="US" style:font-style-complex="normal" style:font-weight-complex="normal"/>
    </style:style>
    <style:style style:name="T373" style:family="text">
      <style:text-properties fo:font-size="10pt" fo:language="en" fo:country="US" fo:font-style="normal" fo:font-weight="normal" officeooo:rsid="0013acf2" style:font-size-asian="10pt" style:language-asian="en" style:country-asian="US" style:font-style-asian="normal" style:font-weight-asian="normal" style:font-size-complex="10pt" style:language-complex="en" style:country-complex="US" style:font-style-complex="normal" style:font-weight-complex="normal"/>
    </style:style>
    <style:style style:name="T374" style:family="text">
      <style:text-properties fo:font-size="10pt" fo:language="en" fo:country="US" fo:font-style="normal" fo:font-weight="normal" officeooo:rsid="0017cca6" style:font-size-asian="10pt" style:language-asian="en" style:country-asian="US" style:font-style-asian="normal" style:font-weight-asian="normal" style:font-size-complex="10pt" style:language-complex="en" style:country-complex="US" style:font-style-complex="normal" style:font-weight-complex="normal"/>
    </style:style>
    <style:style style:name="T375" style:family="text">
      <style:text-properties fo:font-size="10pt" fo:language="en" fo:country="US" fo:font-style="normal" fo:font-weight="normal" officeooo:rsid="0049d52f" style:font-size-asian="10pt" style:language-asian="en" style:country-asian="US" style:font-style-asian="normal" style:font-weight-asian="normal" style:font-size-complex="10pt" style:language-complex="en" style:country-complex="US" style:font-style-complex="normal" style:font-weight-complex="normal"/>
    </style:style>
    <style:style style:name="T376" style:family="text">
      <style:text-properties fo:font-size="10pt" fo:language="en" fo:country="US" fo:font-style="normal" fo:font-weight="normal" officeooo:rsid="00527a73" style:font-size-asian="10pt" style:language-asian="en" style:country-asian="US" style:font-style-asian="normal" style:font-weight-asian="normal" style:font-size-complex="10pt" style:language-complex="en" style:country-complex="US" style:font-style-complex="normal" style:font-weight-complex="normal"/>
    </style:style>
    <style:style style:name="T377" style:family="text">
      <style:text-properties fo:font-size="10pt" fo:language="en" fo:country="US" fo:font-style="normal" fo:font-weight="normal" officeooo:rsid="006c1bd2" style:font-size-asian="10pt" style:language-asian="en" style:country-asian="US" style:font-style-asian="normal" style:font-weight-asian="normal" style:font-size-complex="10pt" style:language-complex="en" style:country-complex="US" style:font-style-complex="normal" style:font-weight-complex="normal"/>
    </style:style>
    <style:style style:name="T378" style:family="text">
      <style:text-properties fo:font-size="10pt" fo:language="en" fo:country="US" fo:font-style="normal" fo:font-weight="normal" officeooo:rsid="006d12aa" style:font-size-asian="10pt" style:language-asian="en" style:country-asian="US" style:font-style-asian="normal" style:font-weight-asian="normal" style:font-size-complex="10pt" style:language-complex="en" style:country-complex="US" style:font-style-complex="normal" style:font-weight-complex="normal"/>
    </style:style>
    <style:style style:name="T379" style:family="text">
      <style:text-properties fo:font-size="10pt" fo:language="en" fo:country="US" fo:font-style="normal" fo:font-weight="normal" officeooo:rsid="0098ad46" style:font-size-asian="10pt" style:language-asian="en" style:country-asian="US" style:font-style-asian="normal" style:font-weight-asian="normal" style:font-size-complex="10pt" style:language-complex="en" style:country-complex="US" style:font-style-complex="normal" style:font-weight-complex="normal"/>
    </style:style>
    <style:style style:name="T380" style:family="text">
      <style:text-properties fo:font-size="10pt" fo:language="en" fo:country="US" fo:font-style="normal" fo:font-weight="normal" officeooo:rsid="00ac8578" style:font-size-asian="10pt" style:language-asian="en" style:country-asian="US" style:font-style-asian="normal" style:font-weight-asian="normal" style:font-size-complex="10pt" style:language-complex="en" style:country-complex="US" style:font-style-complex="normal" style:font-weight-complex="normal"/>
    </style:style>
    <style:style style:name="T381" style:family="text">
      <style:text-properties fo:font-size="10pt" fo:language="en" fo:country="US" fo:font-style="normal" fo:font-weight="normal" officeooo:rsid="00adcaab" style:font-size-asian="10pt" style:language-asian="en" style:country-asian="US" style:font-style-asian="normal" style:font-weight-asian="normal" style:font-size-complex="10pt" style:language-complex="en" style:country-complex="US" style:font-style-complex="normal" style:font-weight-complex="normal"/>
    </style:style>
    <style:style style:name="T382" style:family="text">
      <style:text-properties fo:font-size="10pt" fo:language="en" fo:country="US" fo:font-style="normal" fo:font-weight="normal" officeooo:rsid="00ae48e5" style:font-size-asian="10pt" style:language-asian="en" style:country-asian="US" style:font-style-asian="normal" style:font-weight-asian="normal" style:font-size-complex="10pt" style:language-complex="en" style:country-complex="US" style:font-style-complex="normal" style:font-weight-complex="normal"/>
    </style:style>
    <style:style style:name="T383" style:family="text">
      <style:text-properties fo:font-size="10pt" fo:language="en" fo:country="US" fo:font-style="normal" fo:font-weight="normal" officeooo:rsid="00b23e58" style:font-size-asian="10pt" style:language-asian="en" style:country-asian="US" style:font-style-asian="normal" style:font-weight-asian="normal" style:font-size-complex="10pt" style:language-complex="en" style:country-complex="US" style:font-style-complex="normal" style:font-weight-complex="normal"/>
    </style:style>
    <style:style style:name="T384" style:family="text">
      <style:text-properties fo:font-size="10pt" fo:language="en" fo:country="US" fo:font-style="normal" fo:font-weight="normal" officeooo:rsid="019d9cb0" style:font-size-asian="10pt" style:language-asian="en" style:country-asian="US" style:font-style-asian="normal" style:font-weight-asian="normal" style:font-size-complex="10pt" style:language-complex="en" style:country-complex="US" style:font-style-complex="normal" style:font-weight-complex="normal"/>
    </style:style>
    <style:style style:name="T385" style:family="text">
      <style:text-properties fo:font-size="10pt" fo:language="en" fo:country="US" fo:font-style="normal" fo:font-weight="normal" officeooo:rsid="01c8cee4" style:font-size-asian="10pt" style:language-asian="en" style:country-asian="US" style:font-style-asian="normal" style:font-weight-asian="normal" style:font-size-complex="10pt" style:language-complex="en" style:country-complex="US" style:font-style-complex="normal" style:font-weight-complex="normal"/>
    </style:style>
    <style:style style:name="T386" style:family="text">
      <style:text-properties fo:font-size="10pt" fo:language="en" fo:country="US" fo:font-style="normal" fo:font-weight="normal" officeooo:rsid="01caeb61" style:font-size-asian="10pt" style:language-asian="en" style:country-asian="US" style:font-style-asian="normal" style:font-weight-asian="normal" style:font-size-complex="10pt" style:language-complex="en" style:country-complex="US" style:font-style-complex="normal" style:font-weight-complex="normal"/>
    </style:style>
    <style:style style:name="T387" style:family="text">
      <style:text-properties fo:font-size="10pt" fo:language="en" fo:country="US" fo:font-style="normal" fo:font-weight="normal" officeooo:rsid="01d177f4" style:font-size-asian="10pt" style:language-asian="en" style:country-asian="US" style:font-style-asian="normal" style:font-weight-asian="normal" style:font-size-complex="10pt" style:language-complex="en" style:country-complex="US" style:font-style-complex="normal" style:font-weight-complex="normal"/>
    </style:style>
    <style:style style:name="T388" style:family="text">
      <style:text-properties fo:font-size="10pt" fo:language="en" fo:country="US" fo:font-style="normal" fo:font-weight="normal" officeooo:rsid="023c7f7f" style:font-size-asian="10pt" style:language-asian="en" style:country-asian="US" style:font-style-asian="normal" style:font-weight-asian="normal" style:font-size-complex="10pt" style:language-complex="en" style:country-complex="US" style:font-style-complex="normal" style:font-weight-complex="normal"/>
    </style:style>
    <style:style style:name="T389" style:family="text">
      <style:text-properties fo:font-size="10pt" fo:language="en" fo:country="US" fo:font-style="normal" fo:font-weight="normal" officeooo:rsid="02b0f2f1" style:font-size-asian="10pt" style:language-asian="en" style:country-asian="US" style:font-style-asian="normal" style:font-weight-asian="normal" style:font-size-complex="10pt" style:language-complex="en" style:country-complex="US" style:font-style-complex="normal" style:font-weight-complex="normal"/>
    </style:style>
    <style:style style:name="T390" style:family="text">
      <style:text-properties fo:font-size="10pt" fo:language="en" fo:country="US" fo:font-style="normal" fo:font-weight="normal" officeooo:rsid="02b69a1e" style:font-size-asian="10pt" style:language-asian="en" style:country-asian="US" style:font-style-asian="normal" style:font-weight-asian="normal" style:font-size-complex="10pt" style:language-complex="en" style:country-complex="US" style:font-style-complex="normal" style:font-weight-complex="normal"/>
    </style:style>
    <style:style style:name="T391" style:family="text">
      <style:text-properties fo:font-size="10pt" fo:language="en" fo:country="US" fo:font-style="normal" fo:font-weight="normal" officeooo:rsid="02cddb41" style:font-size-asian="10pt" style:language-asian="en" style:country-asian="US" style:font-style-asian="normal" style:font-weight-asian="normal" style:font-size-complex="10pt" style:language-complex="en" style:country-complex="US" style:font-style-complex="normal" style:font-weight-complex="normal"/>
    </style:style>
    <style:style style:name="T392" style:family="text">
      <style:text-properties fo:font-size="10pt" fo:language="en" fo:country="US" fo:font-style="normal" fo:font-weight="bold" style:font-size-asian="10pt" style:language-asian="en" style:country-asian="US" style:font-style-asian="normal" style:font-weight-asian="bold" style:font-size-complex="10pt" style:language-complex="en" style:country-complex="US" style:font-style-complex="normal" style:font-weight-complex="bold"/>
    </style:style>
    <style:style style:name="T393" style:family="text">
      <style:text-properties fo:font-size="10pt" fo:language="en" fo:country="US" fo:font-style="normal" fo:font-weight="bold" officeooo:rsid="02b0f2f1" style:font-size-asian="10pt" style:language-asian="en" style:country-asian="US" style:font-style-asian="normal" style:font-weight-asian="bold" style:font-size-complex="10pt" style:language-complex="en" style:country-complex="US" style:font-style-complex="normal" style:font-weight-complex="bold"/>
    </style:style>
    <style:style style:name="T394" style:family="tex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T395" style:family="text">
      <style:text-properties fo:font-size="10pt" fo:language="en" fo:country="US" fo:font-weight="normal" officeooo:rsid="0009212e" style:font-size-asian="10pt" style:language-asian="en" style:country-asian="US" style:font-weight-asian="normal" style:font-size-complex="10pt" style:language-complex="en" style:country-complex="US" style:font-weight-complex="normal"/>
    </style:style>
    <style:style style:name="T396" style:family="text">
      <style:text-properties fo:font-size="10pt" fo:language="en" fo:country="US" fo:font-weight="normal" officeooo:rsid="0017cca6" style:font-size-asian="10pt" style:language-asian="en" style:country-asian="US" style:font-weight-asian="normal" style:font-size-complex="10pt" style:language-complex="en" style:country-complex="US" style:font-weight-complex="normal"/>
    </style:style>
    <style:style style:name="T397" style:family="text">
      <style:text-properties fo:font-size="10pt" fo:language="en" fo:country="US" fo:font-weight="normal" officeooo:rsid="0049d52f" style:font-size-asian="10pt" style:language-asian="en" style:country-asian="US" style:font-weight-asian="normal" style:font-size-complex="10pt" style:language-complex="en" style:country-complex="US" style:font-weight-complex="normal"/>
    </style:style>
    <style:style style:name="T398" style:family="text">
      <style:text-properties fo:font-size="10pt" fo:language="en" fo:country="US" fo:font-weight="normal" officeooo:rsid="00527a73" style:font-size-asian="10pt" style:language-asian="en" style:country-asian="US" style:font-weight-asian="normal" style:font-size-complex="10pt" style:language-complex="en" style:country-complex="US" style:font-weight-complex="normal"/>
    </style:style>
    <style:style style:name="T399" style:family="text">
      <style:text-properties fo:font-size="10pt" fo:language="en" fo:country="US" fo:font-weight="normal" officeooo:rsid="0053cf76" style:font-size-asian="10pt" style:language-asian="en" style:country-asian="US" style:font-weight-asian="normal" style:font-size-complex="10pt" style:language-complex="en" style:country-complex="US" style:font-weight-complex="normal"/>
    </style:style>
    <style:style style:name="T400" style:family="text">
      <style:text-properties fo:font-size="10pt" fo:language="en" fo:country="US" fo:font-weight="normal" officeooo:rsid="0043c0dc" style:font-size-asian="10pt" style:language-asian="en" style:country-asian="US" style:font-weight-asian="normal" style:font-size-complex="10pt" style:language-complex="en" style:country-complex="US" style:font-weight-complex="normal"/>
    </style:style>
    <style:style style:name="T401" style:family="text">
      <style:text-properties fo:font-size="10pt" fo:language="en" fo:country="US" fo:font-weight="normal" officeooo:rsid="006c1bd2" style:font-size-asian="10pt" style:language-asian="en" style:country-asian="US" style:font-weight-asian="normal" style:font-size-complex="10pt" style:language-complex="en" style:country-complex="US" style:font-weight-complex="normal"/>
    </style:style>
    <style:style style:name="T402" style:family="text">
      <style:text-properties fo:font-size="10pt" fo:language="en" fo:country="US" fo:font-weight="normal" officeooo:rsid="006d12aa" style:font-size-asian="10pt" style:language-asian="en" style:country-asian="US" style:font-weight-asian="normal" style:font-size-complex="10pt" style:language-complex="en" style:country-complex="US" style:font-weight-complex="normal"/>
    </style:style>
    <style:style style:name="T403" style:family="text">
      <style:text-properties fo:font-size="10pt" fo:language="en" fo:country="US" fo:font-weight="normal" officeooo:rsid="00ac3ee1" style:font-size-asian="10pt" style:language-asian="en" style:country-asian="US" style:font-weight-asian="normal" style:font-size-complex="10pt" style:language-complex="en" style:country-complex="US" style:font-weight-complex="normal"/>
    </style:style>
    <style:style style:name="T404" style:family="text">
      <style:text-properties fo:font-size="10pt" fo:language="en" fo:country="US" fo:font-weight="normal" officeooo:rsid="00ae48e5" style:font-size-asian="10pt" style:language-asian="en" style:country-asian="US" style:font-weight-asian="normal" style:font-size-complex="10pt" style:language-complex="en" style:country-complex="US" style:font-weight-complex="normal"/>
    </style:style>
    <style:style style:name="T405" style:family="text">
      <style:text-properties fo:font-size="10pt" fo:language="en" fo:country="US" fo:font-weight="normal" officeooo:rsid="00b23e58" style:font-size-asian="10pt" style:language-asian="en" style:country-asian="US" style:font-weight-asian="normal" style:font-size-complex="10pt" style:language-complex="en" style:country-complex="US" style:font-weight-complex="normal"/>
    </style:style>
    <style:style style:name="T406" style:family="text">
      <style:text-properties fo:font-size="10pt" fo:language="en" fo:country="US" fo:font-weight="normal" officeooo:rsid="01c8cee4" style:font-size-asian="10pt" style:language-asian="en" style:country-asian="US" style:font-weight-asian="normal" style:font-size-complex="10pt" style:language-complex="en" style:country-complex="US" style:font-weight-complex="normal"/>
    </style:style>
    <style:style style:name="T407" style:family="text">
      <style:text-properties fo:font-size="10pt" fo:language="en" fo:country="US" fo:font-weight="normal" officeooo:rsid="01d12c31" style:font-size-asian="10pt" style:language-asian="en" style:country-asian="US" style:font-weight-asian="normal" style:font-size-complex="10pt" style:language-complex="en" style:country-complex="US" style:font-weight-complex="normal"/>
    </style:style>
    <style:style style:name="T408" style:family="text">
      <style:text-properties fo:font-size="10pt" fo:language="en" fo:country="US" fo:font-weight="normal" officeooo:rsid="01d177f4" style:font-size-asian="10pt" style:language-asian="en" style:country-asian="US" style:font-weight-asian="normal" style:font-size-complex="10pt" style:language-complex="en" style:country-complex="US" style:font-weight-complex="normal"/>
    </style:style>
    <style:style style:name="T409" style:family="text">
      <style:text-properties fo:font-size="10pt" fo:language="en" fo:country="US" fo:font-weight="normal" officeooo:rsid="01a1d2b9" style:font-size-asian="10pt" style:language-asian="en" style:country-asian="US" style:font-weight-asian="normal" style:font-size-complex="10pt" style:language-complex="en" style:country-complex="US" style:font-weight-complex="normal"/>
    </style:style>
    <style:style style:name="T410" style:family="text">
      <style:text-properties fo:font-size="10pt" fo:language="en" fo:country="US" fo:font-weight="bold" style:font-size-asian="10pt" style:language-asian="en" style:country-asian="US" style:font-weight-asian="bold" style:font-size-complex="10pt" style:language-complex="en" style:country-complex="US" style:font-weight-complex="bold"/>
    </style:style>
    <style:style style:name="T411" style:family="text">
      <style:text-properties fo:font-size="10pt" fo:font-weight="normal" style:font-size-asian="10pt" style:font-weight-asian="normal" style:font-size-complex="10pt" style:font-weight-complex="normal"/>
    </style:style>
    <style:style style:name="T412" style:family="text">
      <style:text-properties fo:font-size="10pt" fo:font-weight="normal" officeooo:rsid="01280cf4" style:font-size-asian="10pt" style:font-weight-asian="normal" style:font-size-complex="10pt" style:font-weight-complex="normal"/>
    </style:style>
    <style:style style:name="T413" style:family="text">
      <style:text-properties fo:font-size="10pt" style:font-size-asian="10pt" style:font-size-complex="10pt"/>
    </style:style>
    <style:style style:name="T414" style:family="text">
      <style:text-properties fo:font-size="10pt" officeooo:rsid="01f68314" style:font-size-asian="10pt" style:font-size-complex="10pt"/>
    </style:style>
    <style:style style:name="T415" style:family="text">
      <style:text-properties fo:font-size="10pt" officeooo:rsid="02147280" style:font-size-asian="10pt" style:font-size-complex="10pt"/>
    </style:style>
    <style:style style:name="T416" style:family="text">
      <style:text-properties fo:font-size="10pt" officeooo:rsid="025de960" style:font-size-asian="10pt" style:font-size-complex="10pt"/>
    </style:style>
    <style:style style:name="T417" style:family="text">
      <style:text-properties fo:font-size="10pt" officeooo:rsid="01a3071e" style:font-size-asian="10pt" style:font-size-complex="10pt"/>
    </style:style>
    <style:style style:name="T418" style:family="text">
      <style:text-properties fo:font-size="10pt" officeooo:rsid="01280cf4" style:font-size-asian="10pt" style:font-size-complex="10pt"/>
    </style:style>
    <style:style style:name="T419" style:family="text">
      <style:text-properties fo:font-size="10pt" officeooo:rsid="01a3089a" style:font-size-asian="10pt" style:font-size-complex="10pt"/>
    </style:style>
    <style:style style:name="T420" style:family="text">
      <style:text-properties fo:font-size="10pt" fo:font-weight="bold" style:font-size-asian="10pt" style:font-weight-asian="bold" style:font-size-complex="10pt" style:font-weight-complex="bold"/>
    </style:style>
    <style:style style:name="T421" style:family="text">
      <style:text-properties fo:font-size="10pt" fo:font-weight="bold" officeooo:rsid="01a3071e" style:font-size-asian="10pt" style:font-weight-asian="bold" style:font-size-complex="10pt" style:font-weight-complex="bold"/>
    </style:style>
    <style:style style:name="T422" style:family="text">
      <style:text-properties fo:font-size="10pt" fo:font-weight="bold" style:font-size-asian="10pt" style:font-size-complex="10pt"/>
    </style:style>
    <style:style style:name="T423" style:family="text">
      <style:text-properties fo:font-size="10pt" fo:font-weight="bold" style:font-size-asian="10pt" style:font-weight-asian="normal" style:font-size-complex="10pt" style:font-weight-complex="normal"/>
    </style:style>
    <style:style style:name="T42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25" style:family="text">
      <style:text-properties fo:font-size="10pt" fo:font-style="italic" style:font-size-asian="10pt" style:font-size-complex="10pt"/>
    </style:style>
    <style:style style:name="T426" style:family="text">
      <style:text-properties fo:font-size="10pt" fo:font-style="italic" style:font-size-asian="10pt" style:font-style-asian="italic" style:font-size-complex="10pt" style:font-style-complex="italic"/>
    </style:style>
    <style:style style:name="T427" style:family="text">
      <style:text-properties fo:font-size="10pt" fo:font-style="italic" officeooo:rsid="01d642c3" style:font-size-asian="10pt" style:font-style-asian="italic" style:font-size-complex="10pt" style:font-style-complex="italic"/>
    </style:style>
    <style:style style:name="T428" style:family="text">
      <style:text-properties fo:font-size="10pt" fo:font-style="italic" officeooo:rsid="02174496" style:font-size-asian="10pt" style:font-style-asian="italic" style:font-size-complex="10pt" style:font-style-complex="italic"/>
    </style:style>
    <style:style style:name="T429" style:family="text">
      <style:text-properties fo:font-size="10pt" fo:font-style="italic" officeooo:rsid="021e48b1" style:font-size-asian="10pt" style:font-style-asian="italic" style:font-size-complex="10pt" style:font-style-complex="italic"/>
    </style:style>
    <style:style style:name="T430" style:family="text">
      <style:text-properties fo:font-size="10pt" fo:font-style="italic" officeooo:rsid="01a3071e" style:font-size-asian="10pt" style:font-style-asian="italic" style:font-size-complex="10pt" style:font-style-complex="italic"/>
    </style:style>
    <style:style style:name="T431" style:family="text">
      <style:text-properties fo:font-size="10pt" fo:font-style="italic" officeooo:rsid="01a3089a" style:font-size-asian="10pt" style:font-style-asian="italic" style:font-size-complex="10pt" style:font-style-complex="italic"/>
    </style:style>
    <style:style style:name="T432" style:family="text">
      <style:text-properties fo:font-size="10pt" fo:font-style="italic" officeooo:rsid="019705d7" style:font-size-asian="10pt" style:font-style-asian="italic" style:font-size-complex="10pt" style:font-style-complex="italic"/>
    </style:style>
    <style:style style:name="T433" style:family="text">
      <style:text-properties fo:font-size="10pt" fo:font-style="normal" fo:font-weight="bold" style:font-size-asian="10pt" style:font-style-asian="normal" style:font-weight-asian="bold" style:font-size-complex="10pt" style:font-style-complex="normal" style:font-weight-complex="bold"/>
    </style:style>
    <style:style style:name="T434" style:family="text">
      <style:text-properties fo:font-size="10pt" fo:font-style="normal" fo:font-weight="bold" officeooo:rsid="01a3089a" style:font-size-asian="10pt" style:font-style-asian="normal" style:font-weight-asian="bold" style:font-size-complex="10pt" style:font-style-complex="normal" style:font-weight-complex="bold"/>
    </style:style>
    <style:style style:name="T435" style:family="text">
      <style:text-properties fo:font-size="10pt" fo:font-style="normal" style:font-size-asian="10pt" style:font-style-asian="normal" style:font-size-complex="10pt" style:font-style-complex="normal"/>
    </style:style>
    <style:style style:name="T436" style:family="text">
      <style:text-properties fo:font-size="10pt" fo:font-style="normal" officeooo:rsid="01d642c3" style:font-size-asian="10pt" style:font-style-asian="normal" style:font-size-complex="10pt" style:font-style-complex="normal"/>
    </style:style>
    <style:style style:name="T437" style:family="text">
      <style:text-properties fo:font-size="10pt" fo:font-style="normal" officeooo:rsid="01f68314" style:font-size-asian="10pt" style:font-style-asian="normal" style:font-size-complex="10pt" style:font-style-complex="normal"/>
    </style:style>
    <style:style style:name="T438" style:family="text">
      <style:text-properties fo:font-size="10pt" fo:font-style="normal" officeooo:rsid="02147280" style:font-size-asian="10pt" style:font-style-asian="normal" style:font-size-complex="10pt" style:font-style-complex="normal"/>
    </style:style>
    <style:style style:name="T439" style:family="text">
      <style:text-properties fo:font-size="10pt" fo:font-style="normal" officeooo:rsid="0216487d" style:font-size-asian="10pt" style:font-style-asian="normal" style:font-size-complex="10pt" style:font-style-complex="normal"/>
    </style:style>
    <style:style style:name="T440" style:family="text">
      <style:text-properties fo:font-size="10pt" fo:font-style="normal" officeooo:rsid="02174496" style:font-size-asian="10pt" style:font-style-asian="normal" style:font-size-complex="10pt" style:font-style-complex="normal"/>
    </style:style>
    <style:style style:name="T441" style:family="text">
      <style:text-properties fo:font-size="10pt" fo:font-style="normal" officeooo:rsid="021c5291" style:font-size-asian="10pt" style:font-style-asian="normal" style:font-size-complex="10pt" style:font-style-complex="normal"/>
    </style:style>
    <style:style style:name="T442" style:family="text">
      <style:text-properties fo:font-size="10pt" fo:font-style="normal" officeooo:rsid="021e48b1" style:font-size-asian="10pt" style:font-style-asian="normal" style:font-size-complex="10pt" style:font-style-complex="normal"/>
    </style:style>
    <style:style style:name="T443" style:family="text">
      <style:text-properties fo:font-size="10pt" fo:font-style="normal" officeooo:rsid="0251ab12" style:font-size-asian="10pt" style:font-style-asian="normal" style:font-size-complex="10pt" style:font-style-complex="normal"/>
    </style:style>
    <style:style style:name="T444" style:family="text">
      <style:text-properties fo:font-size="10pt" fo:font-style="normal" officeooo:rsid="02525fbe" style:font-size-asian="10pt" style:font-style-asian="normal" style:font-size-complex="10pt" style:font-style-complex="normal"/>
    </style:style>
    <style:style style:name="T445" style:family="text">
      <style:text-properties fo:font-size="10pt" fo:font-style="normal" officeooo:rsid="025de960" style:font-size-asian="10pt" style:font-style-asian="normal" style:font-size-complex="10pt" style:font-style-complex="normal"/>
    </style:style>
    <style:style style:name="T446" style:family="text">
      <style:text-properties fo:font-size="10pt" fo:font-style="normal" officeooo:rsid="01a3089a" style:font-size-asian="10pt" style:font-style-asian="normal" style:font-size-complex="10pt" style:font-style-complex="normal"/>
    </style:style>
    <style:style style:name="T447" style:family="text">
      <style:text-properties fo:font-size="10pt" fo:font-style="normal" officeooo:rsid="019705d7" style:font-size-asian="10pt" style:font-style-asian="normal" style:font-size-complex="10pt" style:font-style-complex="normal"/>
    </style:style>
    <style:style style:name="T44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49" style:family="text">
      <style:text-properties style:font-name="Courier 10 Pitch1"/>
    </style:style>
    <style:style style:name="T450" style:family="text">
      <style:text-properties style:font-name="Courier 10 Pitch1" fo:font-style="normal" fo:font-weight="normal" style:font-style-asian="normal" style:font-weight-asian="normal" style:font-style-complex="normal" style:font-weight-complex="normal"/>
    </style:style>
    <style:style style:name="T451" style:family="text">
      <style:text-properties style:font-name="Courier 10 Pitch1" fo:font-style="normal" style:font-style-asian="normal" style:font-style-complex="normal"/>
    </style:style>
    <style:style style:name="T452" style:family="text">
      <style:text-properties style:font-name="Courier 10 Pitch1" fo:font-style="normal" officeooo:rsid="01c19540" style:font-style-asian="normal" style:font-style-complex="normal"/>
    </style:style>
    <style:style style:name="T453" style:family="text">
      <style:text-properties style:font-name="Courier 10 Pitch1"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T454" style:family="text">
      <style:text-properties style:font-name="Courier 10 Pitch1" fo:font-size="10pt" fo:language="en" fo:country="US" fo:font-weight="normal" officeooo:rsid="0012502a" style:font-size-asian="10pt" style:language-asian="en" style:country-asian="US" style:font-weight-asian="normal" style:font-size-complex="10pt" style:language-complex="en" style:country-complex="US" style:font-weight-complex="normal"/>
    </style:style>
    <style:style style:name="T455" style:family="text">
      <style:text-properties style:font-name="Courier 10 Pitch1" fo:font-size="10pt" fo:language="en" fo:country="US" fo:font-weight="normal" officeooo:rsid="01d0bdde" style:font-size-asian="10pt" style:language-asian="en" style:country-asian="US" style:font-weight-asian="normal" style:font-size-complex="10pt" style:language-complex="en" style:country-complex="US" style:font-weight-complex="normal"/>
    </style:style>
    <style:style style:name="T456" style:family="text">
      <style:text-properties style:font-name="Courier 10 Pitch1" fo:font-size="10pt" fo:language="en" fo:country="US" fo:font-weight="normal" officeooo:rsid="02ef6e7a" style:font-size-asian="10pt" style:language-asian="en" style:country-asian="US" style:font-weight-asian="normal" style:font-size-complex="10pt" style:language-complex="en" style:country-complex="US" style:font-weight-complex="normal"/>
    </style:style>
    <style:style style:name="T457" style:family="text">
      <style:text-properties style:font-name="Courier 10 Pitch1" fo:font-size="10pt" fo:language="en" fo:country="US" fo:font-style="italic" style:font-size-asian="10pt" style:language-asian="en" style:country-asian="US" style:font-style-asian="italic" style:font-size-complex="10pt" style:language-complex="en" style:country-complex="US" style:font-style-complex="italic"/>
    </style:style>
    <style:style style:name="T458" style:family="text">
      <style:text-properties style:font-name="Courier 10 Pitch1" fo:font-size="10pt" fo:language="en" fo:country="US" fo:font-style="italic" fo:font-weight="bold" style:font-size-asian="10pt" style:language-asian="en" style:country-asian="US" style:font-style-asian="italic" style:font-weight-asian="bold" style:font-size-complex="10pt" style:language-complex="en" style:country-complex="US" style:font-style-complex="italic" style:font-weight-complex="bold"/>
    </style:style>
    <style:style style:name="T459" style:family="text">
      <style:text-properties style:font-name="Courier 10 Pitch1" fo:font-size="10pt" fo:language="en" fo:country="US" fo:font-style="italic" fo:font-weight="normal" style:font-size-asian="10pt" style:language-asian="en" style:country-asian="US" style:font-style-asian="italic" style:font-weight-asian="normal" style:font-size-complex="10pt" style:language-complex="en" style:country-complex="US" style:font-style-complex="italic" style:font-weight-complex="normal"/>
    </style:style>
    <style:style style:name="T460" style:family="text">
      <style:text-properties style:font-name="Courier 10 Pitch1" fo:font-size="10pt" fo:language="en" fo:country="US" fo:font-style="normal"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T461" style:family="text">
      <style:text-properties style:font-name="Courier 10 Pitch1" fo:font-size="10pt" fo:font-style="normal" style:font-size-asian="10pt" style:font-style-asian="normal" style:font-size-complex="10pt" style:font-style-complex="normal"/>
    </style:style>
    <style:style style:name="T462" style:family="text">
      <style:text-properties style:font-name="Courier 10 Pitch1" fo:font-size="10pt" fo:font-style="normal" officeooo:rsid="018b8c97" style:font-size-asian="10pt" style:font-style-asian="normal" style:font-size-complex="10pt" style:font-style-complex="normal"/>
    </style:style>
    <style:style style:name="T463" style:family="text">
      <style:text-properties style:font-name="Courier 10 Pitch1" fo:font-size="10pt" fo:font-style="normal" officeooo:rsid="01bda1e8" style:font-size-asian="10pt" style:font-style-asian="normal" style:font-size-complex="10pt" style:font-style-complex="normal"/>
    </style:style>
    <style:style style:name="T464" style:family="text">
      <style:text-properties style:font-name="Courier 10 Pitch1" fo:font-size="10pt" fo:font-style="normal" officeooo:rsid="01be1e64" style:font-size-asian="10pt" style:font-style-asian="normal" style:font-size-complex="10pt" style:font-style-complex="normal"/>
    </style:style>
    <style:style style:name="T465" style:family="text">
      <style:text-properties style:font-name="Courier 10 Pitch1" fo:font-size="10pt" fo:font-style="normal" officeooo:rsid="01be8733" style:font-size-asian="10pt" style:font-style-asian="normal" style:font-size-complex="10pt" style:font-style-complex="normal"/>
    </style:style>
    <style:style style:name="T466" style:family="text">
      <style:text-properties style:font-name="Courier 10 Pitch1" fo:font-size="10pt" fo:font-style="italic" style:font-size-asian="10pt" style:font-style-asian="italic" style:font-size-complex="10pt" style:font-style-complex="italic"/>
    </style:style>
    <style:style style:name="T467" style:family="text">
      <style:text-properties style:font-name="Courier 10 Pitch1" fo:font-size="10pt" style:font-size-asian="10pt" style:font-size-complex="10pt"/>
    </style:style>
    <style:style style:name="T468" style:family="text">
      <style:text-properties style:font-name="Courier 10 Pitch1" fo:font-size="10pt" officeooo:rsid="018b8c97" style:font-size-asian="10pt" style:font-size-complex="10pt"/>
    </style:style>
    <style:style style:name="T469" style:family="text">
      <style:text-properties style:font-name="Courier 10 Pitch1" fo:font-size="10pt" officeooo:rsid="020b6413" style:font-size-asian="10pt" style:font-size-complex="10pt"/>
    </style:style>
    <style:style style:name="T470" style:family="text">
      <style:text-properties style:font-name="Courier 10 Pitch1" fo:font-size="10pt" officeooo:rsid="02064c12" style:font-size-asian="10pt" style:font-size-complex="10pt"/>
    </style:style>
    <style:style style:name="T471" style:family="text">
      <style:text-properties style:font-name="Courier 10 Pitch1" fo:font-size="10pt" fo:font-weight="normal" style:font-size-asian="10pt" style:font-weight-asian="normal" style:font-size-complex="10pt" style:font-weight-complex="normal"/>
    </style:style>
    <style:style style:name="T472" style:family="text">
      <style:text-properties style:font-name="Courier 10 Pitch1" fo:font-size="10pt" fo:font-weight="normal" officeooo:rsid="0189061e" style:font-size-asian="10pt" style:font-weight-asian="normal" style:font-size-complex="10pt" style:font-weight-complex="normal"/>
    </style:style>
    <style:style style:name="T473" style:family="text">
      <style:text-properties style:font-name="Courier 10 Pitch1" fo:font-size="10pt" fo:font-weight="normal" officeooo:rsid="018a6964" style:font-size-asian="10pt" style:font-weight-asian="normal" style:font-size-complex="10pt" style:font-weight-complex="normal"/>
    </style:style>
    <style:style style:name="T474" style:family="text">
      <style:text-properties style:font-name="Courier 10 Pitch1" fo:font-size="10pt" fo:font-weight="normal" officeooo:rsid="02813683" style:font-size-asian="10pt" style:font-weight-asian="normal" style:font-size-complex="10pt" style:font-weight-complex="normal"/>
    </style:style>
    <style:style style:name="T475" style:family="text">
      <style:text-properties style:font-name="Courier 10 Pitch1" fo:font-style="italic" style:font-style-asian="italic" style:font-style-complex="italic"/>
    </style:style>
    <style:style style:name="T476" style:family="text">
      <style:text-properties style:font-name="Courier 10 Pitch1" fo:language="en" fo:country="US" fo:font-style="normal" style:language-asian="en" style:country-asian="US" style:font-style-asian="normal" style:language-complex="en" style:country-complex="US" style:font-style-complex="normal"/>
    </style:style>
    <style:style style:name="T477" style:family="text">
      <style:text-properties style:font-name="Courier 10 Pitch1" fo:language="en" fo:country="US" fo:font-style="normal" fo:font-weight="normal" officeooo:rsid="01a5da0b" style:language-asian="en" style:country-asian="US" style:font-style-asian="normal" style:font-weight-asian="normal" style:language-complex="en" style:country-complex="US" style:font-style-complex="normal" style:font-weight-complex="normal"/>
    </style:style>
    <style:style style:name="T478" style:family="text">
      <style:text-properties style:font-name="Courier 10 Pitch1" fo:font-size="8pt" fo:font-style="normal" style:font-size-asian="8pt" style:font-style-asian="normal" style:font-size-complex="8pt" style:font-style-complex="normal"/>
    </style:style>
    <style:style style:name="T479" style:family="text">
      <style:text-properties style:font-name="Courier 10 Pitch1" fo:font-size="8pt" fo:font-style="normal" officeooo:rsid="01bda1e8" style:font-size-asian="8pt" style:font-style-asian="normal" style:font-size-complex="8pt" style:font-style-complex="normal"/>
    </style:style>
    <style:style style:name="T480" style:family="text">
      <style:text-properties style:font-name="Courier 10 Pitch1" fo:font-size="8pt" fo:font-style="normal" officeooo:rsid="01be8733" style:font-size-asian="8pt" style:font-style-asian="normal" style:font-size-complex="8pt" style:font-style-complex="normal"/>
    </style:style>
    <style:style style:name="T481" style:family="text">
      <style:text-properties style:font-name="Courier 10 Pitch1" fo:font-size="8pt" style:font-size-asian="8pt" style:font-size-complex="8pt"/>
    </style:style>
    <style:style style:name="T482" style:family="text">
      <style:text-properties style:font-name="Courier 10 Pitch1" officeooo:rsid="0100f104"/>
    </style:style>
    <style:style style:name="T483" style:family="text">
      <style:text-properties style:font-name="Courier 10 Pitch1" officeooo:rsid="01018210"/>
    </style:style>
    <style:style style:name="T484" style:family="text">
      <style:text-properties fo:language="en" fo:country="US" style:language-asian="en" style:country-asian="US" style:language-complex="en" style:country-complex="US"/>
    </style:style>
    <style:style style:name="T485" style:family="text">
      <style:text-properties fo:language="en" fo:country="US" officeooo:rsid="003e43e7" style:language-asian="en" style:country-asian="US" style:language-complex="en" style:country-complex="US"/>
    </style:style>
    <style:style style:name="T486" style:family="text">
      <style:text-properties fo:language="en" fo:country="US" officeooo:rsid="01037fc9" style:language-asian="en" style:country-asian="US" style:language-complex="en" style:country-complex="US"/>
    </style:style>
    <style:style style:name="T487" style:family="text">
      <style:text-properties fo:language="en" fo:country="US" officeooo:rsid="01a5da0b" style:language-asian="en" style:country-asian="US" style:language-complex="en" style:country-complex="US"/>
    </style:style>
    <style:style style:name="T488" style:family="text">
      <style:text-properties fo:language="en" fo:country="US" officeooo:rsid="01cefb63" style:language-asian="en" style:country-asian="US" style:language-complex="en" style:country-complex="US"/>
    </style:style>
    <style:style style:name="T489" style:family="text">
      <style:text-properties fo:language="en" fo:country="US" officeooo:rsid="02668b97" style:language-asian="en" style:country-asian="US" style:language-complex="en" style:country-complex="US"/>
    </style:style>
    <style:style style:name="T490" style:family="text">
      <style:text-properties fo:language="en" fo:country="US" officeooo:rsid="01a2ad1c" style:language-asian="en" style:country-asian="US" style:language-complex="en" style:country-complex="US"/>
    </style:style>
    <style:style style:name="T491" style:family="text">
      <style:text-properties fo:language="en" fo:country="US" fo:font-style="italic" style:language-asian="en" style:country-asian="US" style:font-style-asian="italic" style:language-complex="en" style:country-complex="US" style:font-style-complex="italic"/>
    </style:style>
    <style:style style:name="T492" style:family="text">
      <style:text-properties fo:language="en" fo:country="US" fo:font-style="italic" officeooo:rsid="007bb3fd" style:language-asian="en" style:country-asian="US" style:font-style-asian="italic" style:language-complex="en" style:country-complex="US" style:font-style-complex="italic"/>
    </style:style>
    <style:style style:name="T493" style:family="text">
      <style:text-properties fo:language="en" fo:country="US" fo:font-style="italic" officeooo:rsid="00a28b8c" style:language-asian="en" style:country-asian="US" style:font-style-asian="italic" style:language-complex="en" style:country-complex="US" style:font-style-complex="italic"/>
    </style:style>
    <style:style style:name="T494" style:family="text">
      <style:text-properties fo:language="en" fo:country="US" fo:font-style="italic" officeooo:rsid="008aa2a0" style:language-asian="en" style:country-asian="US" style:font-style-asian="italic" style:language-complex="en" style:country-complex="US" style:font-style-complex="italic"/>
    </style:style>
    <style:style style:name="T495" style:family="text">
      <style:text-properties fo:language="en" fo:country="US" fo:font-style="italic" officeooo:rsid="00a421c4" style:language-asian="en" style:country-asian="US" style:font-style-asian="italic" style:language-complex="en" style:country-complex="US" style:font-style-complex="italic"/>
    </style:style>
    <style:style style:name="T496" style:family="text">
      <style:text-properties fo:language="en" fo:country="US" fo:font-style="italic" officeooo:rsid="003e43e7" style:language-asian="en" style:country-asian="US" style:font-style-asian="italic" style:language-complex="en" style:country-complex="US" style:font-style-complex="italic"/>
    </style:style>
    <style:style style:name="T497" style:family="text">
      <style:text-properties fo:language="en" fo:country="US" fo:font-style="italic" officeooo:rsid="01a2ad1c" style:language-asian="en" style:country-asian="US" style:font-style-asian="italic" style:language-complex="en" style:country-complex="US" style:font-style-complex="italic"/>
    </style:style>
    <style:style style:name="T498" style:family="text">
      <style:text-properties fo:language="en" fo:country="US" fo:font-style="italic" officeooo:rsid="02616ea4" style:language-asian="en" style:country-asian="US" style:font-style-asian="italic" style:language-complex="en" style:country-complex="US" style:font-style-complex="italic"/>
    </style:style>
    <style:style style:name="T499" style:family="text">
      <style:text-properties fo:language="en" fo:country="US" fo:font-style="italic" officeooo:rsid="02b86a15" style:language-asian="en" style:country-asian="US" style:font-style-asian="italic" style:language-complex="en" style:country-complex="US" style:font-style-complex="italic"/>
    </style:style>
    <style:style style:name="T500" style:family="text">
      <style:text-properties fo:language="en" fo:country="US" fo:font-style="italic" officeooo:rsid="02b9b4a1" style:language-asian="en" style:country-asian="US" style:font-style-asian="italic" style:language-complex="en" style:country-complex="US" style:font-style-complex="italic"/>
    </style:style>
    <style:style style:name="T501" style:family="text">
      <style:text-properties fo:language="en" fo:country="US" fo:font-style="italic" officeooo:rsid="02bb868f" style:language-asian="en" style:country-asian="US" style:font-style-asian="italic" style:language-complex="en" style:country-complex="US" style:font-style-complex="italic"/>
    </style:style>
    <style:style style:name="T502" style:family="text">
      <style:text-properties fo:language="en" fo:country="US" fo:font-style="italic" officeooo:rsid="02c5eaca" style:language-asian="en" style:country-asian="US" style:font-style-asian="italic" style:language-complex="en" style:country-complex="US" style:font-style-complex="italic"/>
    </style:style>
    <style:style style:name="T503" style:family="text">
      <style:text-properties fo:language="en" fo:country="US" fo:font-style="italic" officeooo:rsid="02c4510c" style:language-asian="en" style:country-asian="US" style:font-style-asian="italic" style:language-complex="en" style:country-complex="US" style:font-style-complex="italic"/>
    </style:style>
    <style:style style:name="T504" style:family="text">
      <style:text-properties fo:language="en" fo:country="US" fo:font-style="italic" officeooo:rsid="02c54564" style:language-asian="en" style:country-asian="US" style:font-style-asian="italic" style:language-complex="en" style:country-complex="US" style:font-style-complex="italic"/>
    </style:style>
    <style:style style:name="T505" style:family="text">
      <style:text-properties fo:language="en" fo:country="US" fo:font-style="italic" fo:font-weight="normal" style:language-asian="en" style:country-asian="US" style:font-style-asian="italic" style:font-weight-asian="normal" style:language-complex="en" style:country-complex="US" style:font-style-complex="italic" style:font-weight-complex="normal"/>
    </style:style>
    <style:style style:name="T506" style:family="text">
      <style:text-properties fo:language="en" fo:country="US" fo:font-style="italic" fo:font-weight="normal" officeooo:rsid="01a5da0b" style:language-asian="en" style:country-asian="US" style:font-style-asian="italic" style:font-weight-asian="normal" style:language-complex="en" style:country-complex="US" style:font-style-complex="italic" style:font-weight-complex="normal"/>
    </style:style>
    <style:style style:name="T507" style:family="text">
      <style:text-properties fo:language="en" fo:country="US" fo:font-style="italic" fo:font-weight="normal" officeooo:rsid="01b8d550" style:language-asian="en" style:country-asian="US" style:font-style-asian="italic" style:font-weight-asian="normal" style:language-complex="en" style:country-complex="US" style:font-style-complex="italic" style:font-weight-complex="normal"/>
    </style:style>
    <style:style style:name="T508" style:family="text">
      <style:text-properties fo:language="en" fo:country="US" fo:font-style="italic" fo:font-weight="normal" officeooo:rsid="023200c5" style:language-asian="en" style:country-asian="US" style:font-style-asian="italic" style:font-weight-asian="normal" style:language-complex="en" style:country-complex="US" style:font-style-complex="italic" style:font-weight-complex="normal"/>
    </style:style>
    <style:style style:name="T509" style:family="text">
      <style:text-properties fo:language="en" fo:country="US" fo:font-style="italic" fo:font-weight="normal" officeooo:rsid="023dc8a1" style:language-asian="en" style:country-asian="US" style:font-style-asian="italic" style:font-weight-asian="normal" style:language-complex="en" style:country-complex="US" style:font-style-complex="italic" style:font-weight-complex="normal"/>
    </style:style>
    <style:style style:name="T510" style:family="text">
      <style:text-properties fo:language="en" fo:country="US" fo:font-style="italic" fo:font-weight="normal" officeooo:rsid="02bb868f" style:language-asian="en" style:country-asian="US" style:font-style-asian="italic" style:font-weight-asian="normal" style:language-complex="en" style:country-complex="US" style:font-style-complex="italic" style:font-weight-complex="normal"/>
    </style:style>
    <style:style style:name="T511" style:family="text">
      <style:text-properties fo:language="en" fo:country="US" fo:font-style="normal" style:language-asian="en" style:country-asian="US" style:font-style-asian="normal" style:language-complex="en" style:country-complex="US" style:font-style-complex="normal"/>
    </style:style>
    <style:style style:name="T512" style:family="text">
      <style:text-properties fo:language="en" fo:country="US" fo:font-style="normal" officeooo:rsid="0024c1c1" style:language-asian="en" style:country-asian="US" style:font-style-asian="normal" style:language-complex="en" style:country-complex="US" style:font-style-complex="normal"/>
    </style:style>
    <style:style style:name="T513" style:family="text">
      <style:text-properties fo:language="en" fo:country="US" fo:font-style="normal" officeooo:rsid="00620ea7" style:language-asian="en" style:country-asian="US" style:font-style-asian="normal" style:language-complex="en" style:country-complex="US" style:font-style-complex="normal"/>
    </style:style>
    <style:style style:name="T514" style:family="text">
      <style:text-properties fo:language="en" fo:country="US" fo:font-style="normal" officeooo:rsid="0062b472" style:language-asian="en" style:country-asian="US" style:font-style-asian="normal" style:language-complex="en" style:country-complex="US" style:font-style-complex="normal"/>
    </style:style>
    <style:style style:name="T515" style:family="text">
      <style:text-properties fo:language="en" fo:country="US" fo:font-style="normal" officeooo:rsid="007bb3fd" style:language-asian="en" style:country-asian="US" style:font-style-asian="normal" style:language-complex="en" style:country-complex="US" style:font-style-complex="normal"/>
    </style:style>
    <style:style style:name="T516" style:family="text">
      <style:text-properties fo:language="en" fo:country="US" fo:font-style="normal" officeooo:rsid="0084218a" style:language-asian="en" style:country-asian="US" style:font-style-asian="normal" style:language-complex="en" style:country-complex="US" style:font-style-complex="normal"/>
    </style:style>
    <style:style style:name="T517" style:family="text">
      <style:text-properties fo:language="en" fo:country="US" fo:font-style="normal" officeooo:rsid="0085683b" style:language-asian="en" style:country-asian="US" style:font-style-asian="normal" style:language-complex="en" style:country-complex="US" style:font-style-complex="normal"/>
    </style:style>
    <style:style style:name="T518" style:family="text">
      <style:text-properties fo:language="en" fo:country="US" fo:font-style="normal" officeooo:rsid="008aa2a0" style:language-asian="en" style:country-asian="US" style:font-style-asian="normal" style:language-complex="en" style:country-complex="US" style:font-style-complex="normal"/>
    </style:style>
    <style:style style:name="T519" style:family="text">
      <style:text-properties fo:language="en" fo:country="US" fo:font-style="normal" officeooo:rsid="008bef2e" style:language-asian="en" style:country-asian="US" style:font-style-asian="normal" style:language-complex="en" style:country-complex="US" style:font-style-complex="normal"/>
    </style:style>
    <style:style style:name="T520" style:family="text">
      <style:text-properties fo:language="en" fo:country="US" fo:font-style="normal" officeooo:rsid="008f4561" style:language-asian="en" style:country-asian="US" style:font-style-asian="normal" style:language-complex="en" style:country-complex="US" style:font-style-complex="normal"/>
    </style:style>
    <style:style style:name="T521" style:family="text">
      <style:text-properties fo:language="en" fo:country="US" fo:font-style="normal" officeooo:rsid="00912015" style:language-asian="en" style:country-asian="US" style:font-style-asian="normal" style:language-complex="en" style:country-complex="US" style:font-style-complex="normal"/>
    </style:style>
    <style:style style:name="T522" style:family="text">
      <style:text-properties fo:language="en" fo:country="US" fo:font-style="normal" officeooo:rsid="009e6d42" style:language-asian="en" style:country-asian="US" style:font-style-asian="normal" style:language-complex="en" style:country-complex="US" style:font-style-complex="normal"/>
    </style:style>
    <style:style style:name="T523" style:family="text">
      <style:text-properties fo:language="en" fo:country="US" fo:font-style="normal" officeooo:rsid="009f7531" style:language-asian="en" style:country-asian="US" style:font-style-asian="normal" style:language-complex="en" style:country-complex="US" style:font-style-complex="normal"/>
    </style:style>
    <style:style style:name="T524" style:family="text">
      <style:text-properties fo:language="en" fo:country="US" fo:font-style="normal" officeooo:rsid="009f82d8" style:language-asian="en" style:country-asian="US" style:font-style-asian="normal" style:language-complex="en" style:country-complex="US" style:font-style-complex="normal"/>
    </style:style>
    <style:style style:name="T525" style:family="text">
      <style:text-properties fo:language="en" fo:country="US" fo:font-style="normal" officeooo:rsid="00a03a55" style:language-asian="en" style:country-asian="US" style:font-style-asian="normal" style:language-complex="en" style:country-complex="US" style:font-style-complex="normal"/>
    </style:style>
    <style:style style:name="T526" style:family="text">
      <style:text-properties fo:language="en" fo:country="US" fo:font-style="normal" officeooo:rsid="00a21d08" style:language-asian="en" style:country-asian="US" style:font-style-asian="normal" style:language-complex="en" style:country-complex="US" style:font-style-complex="normal"/>
    </style:style>
    <style:style style:name="T527" style:family="text">
      <style:text-properties fo:language="en" fo:country="US" fo:font-style="normal" officeooo:rsid="00a28b8c" style:language-asian="en" style:country-asian="US" style:font-style-asian="normal" style:language-complex="en" style:country-complex="US" style:font-style-complex="normal"/>
    </style:style>
    <style:style style:name="T528" style:family="text">
      <style:text-properties fo:language="en" fo:country="US" fo:font-style="normal" officeooo:rsid="00a3c09d" style:language-asian="en" style:country-asian="US" style:font-style-asian="normal" style:language-complex="en" style:country-complex="US" style:font-style-complex="normal"/>
    </style:style>
    <style:style style:name="T529" style:family="text">
      <style:text-properties fo:language="en" fo:country="US" fo:font-style="normal" officeooo:rsid="00a421c4" style:language-asian="en" style:country-asian="US" style:font-style-asian="normal" style:language-complex="en" style:country-complex="US" style:font-style-complex="normal"/>
    </style:style>
    <style:style style:name="T530" style:family="text">
      <style:text-properties fo:language="en" fo:country="US" fo:font-style="normal" officeooo:rsid="00a5598f" style:language-asian="en" style:country-asian="US" style:font-style-asian="normal" style:language-complex="en" style:country-complex="US" style:font-style-complex="normal"/>
    </style:style>
    <style:style style:name="T531" style:family="text">
      <style:text-properties fo:language="en" fo:country="US" fo:font-style="normal" officeooo:rsid="01a1cc4b" style:language-asian="en" style:country-asian="US" style:font-style-asian="normal" style:language-complex="en" style:country-complex="US" style:font-style-complex="normal"/>
    </style:style>
    <style:style style:name="T532" style:family="text">
      <style:text-properties fo:language="en" fo:country="US" fo:font-style="normal" officeooo:rsid="01a1d2b9" style:language-asian="en" style:country-asian="US" style:font-style-asian="normal" style:language-complex="en" style:country-complex="US" style:font-style-complex="normal"/>
    </style:style>
    <style:style style:name="T533" style:family="text">
      <style:text-properties fo:language="en" fo:country="US" fo:font-style="normal" officeooo:rsid="01a2ad1c" style:language-asian="en" style:country-asian="US" style:font-style-asian="normal" style:language-complex="en" style:country-complex="US" style:font-style-complex="normal"/>
    </style:style>
    <style:style style:name="T534" style:family="text">
      <style:text-properties fo:language="en" fo:country="US" fo:font-style="normal" officeooo:rsid="01a323f8" style:language-asian="en" style:country-asian="US" style:font-style-asian="normal" style:language-complex="en" style:country-complex="US" style:font-style-complex="normal"/>
    </style:style>
    <style:style style:name="T535" style:family="text">
      <style:text-properties fo:language="en" fo:country="US" fo:font-style="normal" officeooo:rsid="01a42bd2" style:language-asian="en" style:country-asian="US" style:font-style-asian="normal" style:language-complex="en" style:country-complex="US" style:font-style-complex="normal"/>
    </style:style>
    <style:style style:name="T536" style:family="text">
      <style:text-properties fo:language="en" fo:country="US" fo:font-style="normal" officeooo:rsid="01b8d550" style:language-asian="en" style:country-asian="US" style:font-style-asian="normal" style:language-complex="en" style:country-complex="US" style:font-style-complex="normal"/>
    </style:style>
    <style:style style:name="T537" style:family="text">
      <style:text-properties fo:language="en" fo:country="US" fo:font-style="normal" officeooo:rsid="024067be" style:language-asian="en" style:country-asian="US" style:font-style-asian="normal" style:language-complex="en" style:country-complex="US" style:font-style-complex="normal"/>
    </style:style>
    <style:style style:name="T538" style:family="text">
      <style:text-properties fo:language="en" fo:country="US" fo:font-style="normal" officeooo:rsid="024087fd" style:language-asian="en" style:country-asian="US" style:font-style-asian="normal" style:language-complex="en" style:country-complex="US" style:font-style-complex="normal"/>
    </style:style>
    <style:style style:name="T539" style:family="text">
      <style:text-properties fo:language="en" fo:country="US" fo:font-style="normal" officeooo:rsid="02616ea4" style:language-asian="en" style:country-asian="US" style:font-style-asian="normal" style:language-complex="en" style:country-complex="US" style:font-style-complex="normal"/>
    </style:style>
    <style:style style:name="T540" style:family="text">
      <style:text-properties fo:language="en" fo:country="US" fo:font-style="normal" officeooo:rsid="02688889" style:language-asian="en" style:country-asian="US" style:font-style-asian="normal" style:language-complex="en" style:country-complex="US" style:font-style-complex="normal"/>
    </style:style>
    <style:style style:name="T541" style:family="text">
      <style:text-properties fo:language="en" fo:country="US" fo:font-style="normal" officeooo:rsid="02ad6585" style:language-asian="en" style:country-asian="US" style:font-style-asian="normal" style:language-complex="en" style:country-complex="US" style:font-style-complex="normal"/>
    </style:style>
    <style:style style:name="T542" style:family="text">
      <style:text-properties fo:language="en" fo:country="US" fo:font-style="normal" officeooo:rsid="02b436c3" style:language-asian="en" style:country-asian="US" style:font-style-asian="normal" style:language-complex="en" style:country-complex="US" style:font-style-complex="normal"/>
    </style:style>
    <style:style style:name="T543" style:family="text">
      <style:text-properties fo:language="en" fo:country="US" fo:font-style="normal" officeooo:rsid="02b86a15" style:language-asian="en" style:country-asian="US" style:font-style-asian="normal" style:language-complex="en" style:country-complex="US" style:font-style-complex="normal"/>
    </style:style>
    <style:style style:name="T544" style:family="text">
      <style:text-properties fo:language="en" fo:country="US" fo:font-style="normal" officeooo:rsid="02bff5cf" style:language-asian="en" style:country-asian="US" style:font-style-asian="normal" style:language-complex="en" style:country-complex="US" style:font-style-complex="normal"/>
    </style:style>
    <style:style style:name="T545" style:family="text">
      <style:text-properties fo:language="en" fo:country="US" fo:font-style="normal" officeooo:rsid="02c5eaca" style:language-asian="en" style:country-asian="US" style:font-style-asian="normal" style:language-complex="en" style:country-complex="US" style:font-style-complex="normal"/>
    </style:style>
    <style:style style:name="T546" style:family="text">
      <style:text-properties fo:language="en" fo:country="US" fo:font-style="normal" officeooo:rsid="02b33b3a" style:language-asian="en" style:country-asian="US" style:font-style-asian="normal" style:language-complex="en" style:country-complex="US" style:font-style-complex="normal"/>
    </style:style>
    <style:style style:name="T547" style:family="text">
      <style:text-properties fo:language="en" fo:country="US" fo:font-style="normal" officeooo:rsid="02c96f22" style:language-asian="en" style:country-asian="US" style:font-style-asian="normal" style:language-complex="en" style:country-complex="US" style:font-style-complex="normal"/>
    </style:style>
    <style:style style:name="T548" style:family="text">
      <style:text-properties fo:language="en" fo:country="US" fo:font-style="normal" fo:font-weight="normal" style:language-asian="en" style:country-asian="US" style:font-style-asian="normal" style:font-weight-asian="normal" style:language-complex="en" style:country-complex="US" style:font-style-complex="normal" style:font-weight-complex="normal"/>
    </style:style>
    <style:style style:name="T549" style:family="text">
      <style:text-properties fo:language="en" fo:country="US" fo:font-style="normal" fo:font-weight="normal" officeooo:rsid="01a52ead" style:language-asian="en" style:country-asian="US" style:font-style-asian="normal" style:font-weight-asian="normal" style:language-complex="en" style:country-complex="US" style:font-style-complex="normal" style:font-weight-complex="normal"/>
    </style:style>
    <style:style style:name="T550" style:family="text">
      <style:text-properties fo:language="en" fo:country="US" fo:font-style="normal" fo:font-weight="normal" officeooo:rsid="01a5da0b" style:language-asian="en" style:country-asian="US" style:font-style-asian="normal" style:font-weight-asian="normal" style:language-complex="en" style:country-complex="US" style:font-style-complex="normal" style:font-weight-complex="normal"/>
    </style:style>
    <style:style style:name="T551" style:family="text">
      <style:text-properties fo:language="en" fo:country="US" fo:font-style="normal" fo:font-weight="normal" officeooo:rsid="01b8d550" style:language-asian="en" style:country-asian="US" style:font-style-asian="normal" style:font-weight-asian="normal" style:language-complex="en" style:country-complex="US" style:font-style-complex="normal" style:font-weight-complex="normal"/>
    </style:style>
    <style:style style:name="T552" style:family="text">
      <style:text-properties fo:language="en" fo:country="US" fo:font-style="normal" fo:font-weight="normal" officeooo:rsid="023200c5" style:language-asian="en" style:country-asian="US" style:font-style-asian="normal" style:font-weight-asian="normal" style:language-complex="en" style:country-complex="US" style:font-style-complex="normal" style:font-weight-complex="normal"/>
    </style:style>
    <style:style style:name="T553" style:family="text">
      <style:text-properties fo:language="en" fo:country="US" fo:font-style="normal" fo:font-weight="normal" officeooo:rsid="023dc8a1" style:language-asian="en" style:country-asian="US" style:font-style-asian="normal" style:font-weight-asian="normal" style:language-complex="en" style:country-complex="US" style:font-style-complex="normal" style:font-weight-complex="normal"/>
    </style:style>
    <style:style style:name="T554" style:family="text">
      <style:text-properties fo:language="en" fo:country="US" fo:font-style="normal" fo:font-weight="normal" officeooo:rsid="02460423" style:language-asian="en" style:country-asian="US" style:font-style-asian="normal" style:font-weight-asian="normal" style:language-complex="en" style:country-complex="US" style:font-style-complex="normal" style:font-weight-complex="normal"/>
    </style:style>
    <style:style style:name="T555" style:family="text">
      <style:text-properties fo:language="en" fo:country="US" fo:font-style="normal" fo:font-weight="bold" officeooo:rsid="02af31a5" style:language-asian="en" style:country-asian="US" style:font-style-asian="normal" style:font-weight-asian="bold" style:language-complex="en" style:country-complex="US" style:font-style-complex="normal" style:font-weight-complex="bold"/>
    </style:style>
    <style:style style:name="T556" style:family="text">
      <style:text-properties officeooo:rsid="000ad9d7"/>
    </style:style>
    <style:style style:name="T557" style:family="text">
      <style:text-properties officeooo:rsid="001b9fc9"/>
    </style:style>
    <style:style style:name="T558" style:family="text">
      <style:text-properties officeooo:rsid="0023a9a6"/>
    </style:style>
    <style:style style:name="T559" style:family="text">
      <style:text-properties officeooo:rsid="0024711c"/>
    </style:style>
    <style:style style:name="T560" style:family="text">
      <style:text-properties officeooo:rsid="0027404e"/>
    </style:style>
    <style:style style:name="T561" style:family="text">
      <style:text-properties officeooo:rsid="00293c82"/>
    </style:style>
    <style:style style:name="T562" style:family="text">
      <style:text-properties officeooo:rsid="002c4a05"/>
    </style:style>
    <style:style style:name="T563" style:family="text">
      <style:text-properties officeooo:rsid="0033e303"/>
    </style:style>
    <style:style style:name="T564" style:family="text">
      <style:text-properties officeooo:rsid="003e218d"/>
    </style:style>
    <style:style style:name="T565" style:family="text">
      <style:text-properties officeooo:rsid="003e43e7"/>
    </style:style>
    <style:style style:name="T566" style:family="text">
      <style:text-properties officeooo:rsid="00403091"/>
    </style:style>
    <style:style style:name="T567" style:family="text">
      <style:text-properties officeooo:rsid="0041d340"/>
    </style:style>
    <style:style style:name="T568" style:family="text">
      <style:text-properties officeooo:rsid="004231fc"/>
    </style:style>
    <style:style style:name="T569" style:family="text">
      <style:text-properties officeooo:rsid="00431167"/>
    </style:style>
    <style:style style:name="T570" style:family="text">
      <style:text-properties officeooo:rsid="004601e9"/>
    </style:style>
    <style:style style:name="T571" style:family="text">
      <style:text-properties officeooo:rsid="00471c76"/>
    </style:style>
    <style:style style:name="T572" style:family="text">
      <style:text-properties officeooo:rsid="0047a1f6"/>
    </style:style>
    <style:style style:name="T573" style:family="text">
      <style:text-properties officeooo:rsid="00492e63"/>
    </style:style>
    <style:style style:name="T574" style:family="text">
      <style:text-properties officeooo:rsid="004d7180"/>
    </style:style>
    <style:style style:name="T575" style:family="text">
      <style:text-properties officeooo:rsid="004ee8f0"/>
    </style:style>
    <style:style style:name="T576" style:family="text">
      <style:text-properties officeooo:rsid="00507cc9"/>
    </style:style>
    <style:style style:name="T577" style:family="text">
      <style:text-properties officeooo:rsid="005258c5"/>
    </style:style>
    <style:style style:name="T578" style:family="text">
      <style:text-properties officeooo:rsid="0053cf76"/>
    </style:style>
    <style:style style:name="T579" style:family="text">
      <style:text-properties officeooo:rsid="005962a4"/>
    </style:style>
    <style:style style:name="T580" style:family="text">
      <style:text-properties officeooo:rsid="005a3f5e"/>
    </style:style>
    <style:style style:name="T581" style:family="text">
      <style:text-properties officeooo:rsid="00620ea7"/>
    </style:style>
    <style:style style:name="T582" style:family="text">
      <style:text-properties officeooo:rsid="00658171"/>
    </style:style>
    <style:style style:name="T583" style:family="text">
      <style:text-properties officeooo:rsid="0069812e"/>
    </style:style>
    <style:style style:name="T584" style:family="text">
      <style:text-properties officeooo:rsid="006bfd06"/>
    </style:style>
    <style:style style:name="T585" style:family="text">
      <style:text-properties officeooo:rsid="007d4376"/>
    </style:style>
    <style:style style:name="T586" style:family="text">
      <style:text-properties officeooo:rsid="0084218a"/>
    </style:style>
    <style:style style:name="T587" style:family="text">
      <style:text-properties officeooo:rsid="008589dc"/>
    </style:style>
    <style:style style:name="T588" style:family="text">
      <style:text-properties officeooo:rsid="00891d3c"/>
    </style:style>
    <style:style style:name="T589" style:family="text">
      <style:text-properties officeooo:rsid="008a08ab"/>
    </style:style>
    <style:style style:name="T590" style:family="text">
      <style:text-properties officeooo:rsid="0080815f"/>
    </style:style>
    <style:style style:name="T591" style:family="text">
      <style:text-properties officeooo:rsid="00959636"/>
    </style:style>
    <style:style style:name="T592" style:family="text">
      <style:text-properties officeooo:rsid="0098ad46"/>
    </style:style>
    <style:style style:name="T593" style:family="text">
      <style:text-properties officeooo:rsid="0098dacc"/>
    </style:style>
    <style:style style:name="T594" style:family="text">
      <style:text-properties officeooo:rsid="009a9661"/>
    </style:style>
    <style:style style:name="T595" style:family="text">
      <style:text-properties officeooo:rsid="009c0617"/>
    </style:style>
    <style:style style:name="T596" style:family="text">
      <style:text-properties officeooo:rsid="009cd119"/>
    </style:style>
    <style:style style:name="T597" style:family="text">
      <style:text-properties officeooo:rsid="009d3c24"/>
    </style:style>
    <style:style style:name="T598" style:family="text">
      <style:text-properties officeooo:rsid="009f7531"/>
    </style:style>
    <style:style style:name="T599" style:family="text">
      <style:text-properties officeooo:rsid="00a421c4"/>
    </style:style>
    <style:style style:name="T600" style:family="text">
      <style:text-properties officeooo:rsid="00a6c1ec"/>
    </style:style>
    <style:style style:name="T601" style:family="text">
      <style:text-properties officeooo:rsid="00ac8578"/>
    </style:style>
    <style:style style:name="T602" style:family="text">
      <style:text-properties officeooo:rsid="00ae48e5"/>
    </style:style>
    <style:style style:name="T603" style:family="text">
      <style:text-properties officeooo:rsid="00b18428"/>
    </style:style>
    <style:style style:name="T604" style:family="text">
      <style:text-properties officeooo:rsid="00b345e3"/>
    </style:style>
    <style:style style:name="T605" style:family="text">
      <style:text-properties officeooo:rsid="00b504d6"/>
    </style:style>
    <style:style style:name="T606" style:family="text">
      <style:text-properties officeooo:rsid="00b7d72d"/>
    </style:style>
    <style:style style:name="T607" style:family="text">
      <style:text-properties officeooo:rsid="00b7d97f"/>
    </style:style>
    <style:style style:name="T608" style:family="text">
      <style:text-properties officeooo:rsid="00ecf8f5"/>
    </style:style>
    <style:style style:name="T609" style:family="text">
      <style:text-properties officeooo:rsid="00ed531d"/>
    </style:style>
    <style:style style:name="T610" style:family="text">
      <style:text-properties officeooo:rsid="00f3b77a"/>
    </style:style>
    <style:style style:name="T611" style:family="text">
      <style:text-properties style:text-position="super 58%" fo:font-style="normal" officeooo:rsid="00f733b8" style:font-style-asian="normal" style:font-style-complex="normal"/>
    </style:style>
    <style:style style:name="T612" style:family="text">
      <style:text-properties style:text-position="super 58%" fo:font-style="normal" officeooo:rsid="00f88ad1" style:font-style-asian="normal" style:font-style-complex="normal"/>
    </style:style>
    <style:style style:name="T613" style:family="text">
      <style:text-properties style:text-position="super 58%" officeooo:rsid="01f68314"/>
    </style:style>
    <style:style style:name="T614" style:family="text">
      <style:text-properties style:text-position="super 58%" style:text-underline-style="none" fo:font-weight="normal" officeooo:rsid="0172b9ec" style:font-weight-asian="normal" style:font-weight-complex="normal"/>
    </style:style>
    <style:style style:name="T615" style:family="text">
      <style:text-properties style:text-position="super 58%" fo:font-size="10pt" style:text-underline-style="solid" style:text-underline-width="auto" style:text-underline-color="font-color" officeooo:rsid="01a3089a" style:font-size-asian="10pt" style:font-size-complex="10pt"/>
    </style:style>
    <style:style style:name="T616" style:family="text">
      <style:text-properties style:text-position="super 58%" fo:font-weight="normal" officeooo:rsid="01dcf87a" style:font-weight-asian="normal" style:font-weight-complex="normal"/>
    </style:style>
    <style:style style:name="T617" style:family="text">
      <style:text-properties style:text-position="super 58%" fo:font-size="11pt" officeooo:rsid="0308c035" style:font-size-asian="11pt" style:font-size-complex="11pt"/>
    </style:style>
    <style:style style:name="T618" style:family="text">
      <style:text-properties officeooo:rsid="00f88ad1"/>
    </style:style>
    <style:style style:name="T619" style:family="text">
      <style:text-properties style:text-position="0% 100%"/>
    </style:style>
    <style:style style:name="T620" style:family="text">
      <style:text-properties style:text-position="0% 100%" fo:font-style="normal" style:font-style-asian="normal" style:font-style-complex="normal"/>
    </style:style>
    <style:style style:name="T621" style:family="text">
      <style:text-properties style:text-position="0% 100%" fo:font-style="normal" officeooo:rsid="00f88ad1" style:font-style-asian="normal" style:font-style-complex="normal"/>
    </style:style>
    <style:style style:name="T622" style:family="text">
      <style:text-properties style:text-position="0% 100%" fo:font-style="normal" officeooo:rsid="00fa0ec9" style:font-style-asian="normal" style:font-style-complex="normal"/>
    </style:style>
    <style:style style:name="T623" style:family="text">
      <style:text-properties style:text-position="0% 100%" fo:font-style="normal" officeooo:rsid="00fd2302" style:font-style-asian="normal" style:font-style-complex="normal"/>
    </style:style>
    <style:style style:name="T624" style:family="text">
      <style:text-properties style:text-position="0% 100%" fo:font-style="normal" officeooo:rsid="017c0067" style:font-style-asian="normal" style:font-style-complex="normal"/>
    </style:style>
    <style:style style:name="T625" style:family="text">
      <style:text-properties style:text-position="0% 100%" fo:font-style="normal" officeooo:rsid="024b2314" style:font-style-asian="normal" style:font-style-complex="normal"/>
    </style:style>
    <style:style style:name="T626" style:family="text">
      <style:text-properties style:text-position="0% 100%" fo:font-style="normal" officeooo:rsid="02033c12" style:font-style-asian="normal" style:font-style-complex="normal"/>
    </style:style>
    <style:style style:name="T627" style:family="text">
      <style:text-properties style:text-position="0% 100%" fo:font-style="normal" officeooo:rsid="02d793ec" style:font-style-asian="normal" style:font-style-complex="normal"/>
    </style:style>
    <style:style style:name="T628" style:family="text">
      <style:text-properties style:text-position="0% 100%" fo:font-style="normal" officeooo:rsid="02d9fcb0" style:font-style-asian="normal" style:font-style-complex="normal"/>
    </style:style>
    <style:style style:name="T629" style:family="text">
      <style:text-properties style:text-position="0% 100%" fo:font-style="normal" officeooo:rsid="02d99e09" style:font-style-asian="normal" style:font-style-complex="normal"/>
    </style:style>
    <style:style style:name="T630" style:family="text">
      <style:text-properties style:text-position="0% 100%" fo:font-style="normal" officeooo:rsid="02dc952a" style:font-style-asian="normal" style:font-style-complex="normal"/>
    </style:style>
    <style:style style:name="T631" style:family="text">
      <style:text-properties style:text-position="0% 100%" fo:font-style="normal" officeooo:rsid="02de727c" style:font-style-asian="normal" style:font-style-complex="normal"/>
    </style:style>
    <style:style style:name="T632" style:family="text">
      <style:text-properties style:text-position="0% 100%" fo:font-style="normal" officeooo:rsid="02e448dc" style:font-style-asian="normal" style:font-style-complex="normal"/>
    </style:style>
    <style:style style:name="T633" style:family="text">
      <style:text-properties style:text-position="0% 100%" fo:font-style="normal" officeooo:rsid="02e5477f" style:font-style-asian="normal" style:font-style-complex="normal"/>
    </style:style>
    <style:style style:name="T634" style:family="text">
      <style:text-properties style:text-position="0% 100%" fo:font-style="normal" officeooo:rsid="0308c035" style:font-style-asian="normal" style:font-style-complex="normal"/>
    </style:style>
    <style:style style:name="T635" style:family="text">
      <style:text-properties style:text-position="0% 100%" fo:font-style="normal" officeooo:rsid="030a6007" style:font-style-asian="normal" style:font-style-complex="normal"/>
    </style:style>
    <style:style style:name="T636" style:family="text">
      <style:text-properties style:text-position="0% 100%" fo:font-style="normal" officeooo:rsid="030ab434" style:font-style-asian="normal" style:font-style-complex="normal"/>
    </style:style>
    <style:style style:name="T637" style:family="text">
      <style:text-properties style:text-position="0% 100%" fo:font-style="normal" officeooo:rsid="030e431a" style:font-style-asian="normal" style:font-style-complex="normal"/>
    </style:style>
    <style:style style:name="T638" style:family="text">
      <style:text-properties style:text-position="0% 100%" fo:font-style="normal" fo:font-weight="normal" style:font-style-asian="normal" style:font-weight-asian="normal" style:font-style-complex="normal" style:font-weight-complex="normal"/>
    </style:style>
    <style:style style:name="T639" style:family="text">
      <style:text-properties style:text-position="0% 100%" fo:font-style="normal" fo:font-weight="normal" officeooo:rsid="00fa0ec9" style:font-style-asian="normal" style:font-weight-asian="normal" style:font-style-complex="normal" style:font-weight-complex="normal"/>
    </style:style>
    <style:style style:name="T640" style:family="text">
      <style:text-properties style:text-position="0% 100%" fo:font-style="normal" fo:font-weight="normal" officeooo:rsid="00fd2302" style:font-style-asian="normal" style:font-weight-asian="normal" style:font-style-complex="normal" style:font-weight-complex="normal"/>
    </style:style>
    <style:style style:name="T641" style:family="text">
      <style:text-properties style:text-position="0% 100%" fo:font-style="normal" fo:font-weight="normal" officeooo:rsid="024b2314" style:font-style-asian="normal" style:font-weight-asian="normal" style:font-style-complex="normal" style:font-weight-complex="normal"/>
    </style:style>
    <style:style style:name="T642" style:family="text">
      <style:text-properties style:text-position="0% 100%" fo:font-style="italic" style:font-style-asian="italic" style:font-style-complex="italic"/>
    </style:style>
    <style:style style:name="T643" style:family="text">
      <style:text-properties style:text-position="0% 100%" fo:font-style="italic" officeooo:rsid="024b2314" style:font-style-asian="italic" style:font-style-complex="italic"/>
    </style:style>
    <style:style style:name="T644" style:family="text">
      <style:text-properties style:text-position="0% 100%" fo:font-style="italic" officeooo:rsid="02d99e09" style:font-style-asian="italic" style:font-style-complex="italic"/>
    </style:style>
    <style:style style:name="T645" style:family="text">
      <style:text-properties style:text-position="0% 100%" fo:font-style="italic" officeooo:rsid="00fd2302" style:font-style-asian="italic" style:font-style-complex="italic"/>
    </style:style>
    <style:style style:name="T646" style:family="text">
      <style:text-properties style:text-position="0% 100%" fo:font-style="italic" officeooo:rsid="02dc952a" style:font-style-asian="italic" style:font-style-complex="italic"/>
    </style:style>
    <style:style style:name="T647" style:family="text">
      <style:text-properties style:text-position="0% 100%" fo:font-style="italic" officeooo:rsid="02de727c" style:font-style-asian="italic" style:font-style-complex="italic"/>
    </style:style>
    <style:style style:name="T648" style:family="text">
      <style:text-properties style:text-position="0% 100%" fo:font-style="italic" officeooo:rsid="02e29014" style:font-style-asian="italic" style:font-style-complex="italic"/>
    </style:style>
    <style:style style:name="T649" style:family="text">
      <style:text-properties style:text-position="0% 100%" fo:font-style="italic" officeooo:rsid="02e5477f" style:font-style-asian="italic" style:font-style-complex="italic"/>
    </style:style>
    <style:style style:name="T650" style:family="text">
      <style:text-properties style:text-position="0% 100%" fo:font-style="italic" officeooo:rsid="030ab434" style:font-style-asian="italic" style:font-style-complex="italic"/>
    </style:style>
    <style:style style:name="T651" style:family="text">
      <style:text-properties style:text-position="0% 100%" fo:font-style="italic" officeooo:rsid="030e431a" style:font-style-asian="italic" style:font-style-complex="italic"/>
    </style:style>
    <style:style style:name="T652" style:family="text">
      <style:text-properties style:text-position="0% 100%" fo:font-style="italic" fo:font-weight="bold" officeooo:rsid="00fd2302" style:font-style-asian="italic" style:font-weight-asian="bold" style:font-style-complex="italic" style:font-weight-complex="bold"/>
    </style:style>
    <style:style style:name="T653" style:family="text">
      <style:text-properties style:text-position="0% 100%" fo:background-color="transparent" loext:char-shading-value="0"/>
    </style:style>
    <style:style style:name="T654" style:family="text">
      <style:text-properties style:text-position="0% 100%" officeooo:rsid="0179d6f1" fo:background-color="transparent" loext:char-shading-value="0"/>
    </style:style>
    <style:style style:name="T655" style:family="text">
      <style:text-properties style:text-position="0% 100%" fo:font-weight="bold" officeooo:rsid="0179d6f1" fo:background-color="transparent" loext:char-shading-value="0" style:font-weight-asian="bold" style:font-weight-complex="bold"/>
    </style:style>
    <style:style style:name="T656" style:family="text">
      <style:text-properties style:text-position="0% 100%" fo:font-weight="normal" officeooo:rsid="0179d6f1" fo:background-color="transparent" loext:char-shading-value="0" style:font-weight-asian="normal" style:font-weight-complex="normal"/>
    </style:style>
    <style:style style:name="T657" style:family="text">
      <style:text-properties style:text-position="0% 100%" officeooo:rsid="02dc952a"/>
    </style:style>
    <style:style style:name="T658" style:family="text">
      <style:text-properties style:text-position="0% 100%" officeooo:rsid="02d793ec"/>
    </style:style>
    <style:style style:name="T659" style:family="text">
      <style:text-properties style:text-position="0% 100%" officeooo:rsid="02de727c"/>
    </style:style>
    <style:style style:name="T660" style:family="text">
      <style:text-properties style:text-position="0% 100%" officeooo:rsid="02e29014"/>
    </style:style>
    <style:style style:name="T661" style:family="text">
      <style:text-properties style:text-position="0% 100%" fo:font-size="11pt" officeooo:rsid="0308c035" style:font-size-asian="11pt" style:font-size-complex="11pt"/>
    </style:style>
    <style:style style:name="T662" style:family="text">
      <style:text-properties style:text-position="0% 100%" officeooo:rsid="030ab434"/>
    </style:style>
    <style:style style:name="T663" style:family="text">
      <style:text-properties officeooo:rsid="00fa0ec9"/>
    </style:style>
    <style:style style:name="T664" style:family="text">
      <style:text-properties officeooo:rsid="00e9fa4c"/>
    </style:style>
    <style:style style:name="T665" style:family="text">
      <style:text-properties officeooo:rsid="01037fc9"/>
    </style:style>
    <style:style style:name="T666" style:family="text">
      <style:text-properties officeooo:rsid="010888d2"/>
    </style:style>
    <style:style style:name="T667" style:family="text">
      <style:text-properties officeooo:rsid="010bb1f5"/>
    </style:style>
    <style:style style:name="T668" style:family="text">
      <style:text-properties officeooo:rsid="017d208e"/>
    </style:style>
    <style:style style:name="T669" style:family="text">
      <style:text-properties officeooo:rsid="017e5307"/>
    </style:style>
    <style:style style:name="T670" style:family="text">
      <style:text-properties officeooo:rsid="0189061e"/>
    </style:style>
    <style:style style:name="T671" style:family="text">
      <style:text-properties officeooo:rsid="018a6964"/>
    </style:style>
    <style:style style:name="T672" style:family="text">
      <style:text-properties officeooo:rsid="018b8c97"/>
    </style:style>
    <style:style style:name="T673" style:family="text">
      <style:text-properties officeooo:rsid="018d9837"/>
    </style:style>
    <style:style style:name="T674" style:family="text">
      <style:text-properties officeooo:rsid="018fbed4"/>
    </style:style>
    <style:style style:name="T675" style:family="text">
      <style:text-properties officeooo:rsid="0194cd9e"/>
    </style:style>
    <style:style style:name="T676" style:family="text">
      <style:text-properties officeooo:rsid="0195250f"/>
    </style:style>
    <style:style style:name="T677" style:family="text">
      <style:text-properties officeooo:rsid="019f99c6"/>
    </style:style>
    <style:style style:name="T678" style:family="text">
      <style:text-properties officeooo:rsid="01a0bba7"/>
    </style:style>
    <style:style style:name="T679" style:family="text">
      <style:text-properties officeooo:rsid="01a1cc4b"/>
    </style:style>
    <style:style style:name="T680" style:family="text">
      <style:text-properties officeooo:rsid="01a1d2b9"/>
    </style:style>
    <style:style style:name="T681" style:family="text">
      <style:text-properties officeooo:rsid="01a9d752"/>
    </style:style>
    <style:style style:name="T682" style:family="text">
      <style:text-properties officeooo:rsid="01b242a0"/>
    </style:style>
    <style:style style:name="T683" style:family="text">
      <style:text-properties officeooo:rsid="01bb54d3"/>
    </style:style>
    <style:style style:name="T684" style:family="text">
      <style:text-properties officeooo:rsid="01be1e64"/>
    </style:style>
    <style:style style:name="T685" style:family="text">
      <style:text-properties officeooo:rsid="01be8733"/>
    </style:style>
    <style:style style:name="T686" style:family="text">
      <style:text-properties officeooo:rsid="01bf1292"/>
    </style:style>
    <style:style style:name="T687" style:family="text">
      <style:text-properties officeooo:rsid="01c19540"/>
    </style:style>
    <style:style style:name="T688" style:family="text">
      <style:text-properties officeooo:rsid="01c55c12"/>
    </style:style>
    <style:style style:name="T689" style:family="text">
      <style:text-properties officeooo:rsid="01c66b79"/>
    </style:style>
    <style:style style:name="T690" style:family="text">
      <style:text-properties officeooo:rsid="01c7004f"/>
    </style:style>
    <style:style style:name="T691" style:family="text">
      <style:text-properties officeooo:rsid="01c75656"/>
    </style:style>
    <style:style style:name="T692" style:family="text">
      <style:text-properties officeooo:rsid="01c8cee4"/>
    </style:style>
    <style:style style:name="T693" style:family="text">
      <style:text-properties officeooo:rsid="01ca665e"/>
    </style:style>
    <style:style style:name="T694" style:family="text">
      <style:text-properties officeooo:rsid="01caeb61"/>
    </style:style>
    <style:style style:name="T695" style:family="text">
      <style:text-properties officeooo:rsid="01d2bdac"/>
    </style:style>
    <style:style style:name="T696" style:family="text">
      <style:text-properties officeooo:rsid="01d573be"/>
    </style:style>
    <style:style style:name="T697" style:family="text">
      <style:text-properties officeooo:rsid="01d642c3"/>
    </style:style>
    <style:style style:name="T698" style:family="text">
      <style:text-properties officeooo:rsid="01d80f8d"/>
    </style:style>
    <style:style style:name="T699" style:family="text">
      <style:text-properties officeooo:rsid="01daaf00"/>
    </style:style>
    <style:style style:name="T700" style:family="text">
      <style:text-properties officeooo:rsid="01f68314"/>
    </style:style>
    <style:style style:name="T701" style:family="text">
      <style:text-properties officeooo:rsid="01f84112"/>
    </style:style>
    <style:style style:name="T702" style:family="text">
      <style:text-properties officeooo:rsid="01fd7164"/>
    </style:style>
    <style:style style:name="T703" style:family="text">
      <style:text-properties officeooo:rsid="01ff646b"/>
    </style:style>
    <style:style style:name="T704" style:family="text">
      <style:text-properties officeooo:rsid="020c7f1c"/>
    </style:style>
    <style:style style:name="T705" style:family="text">
      <style:text-properties officeooo:rsid="0212de1a"/>
    </style:style>
    <style:style style:name="T706" style:family="text">
      <style:text-properties officeooo:rsid="02147280"/>
    </style:style>
    <style:style style:name="T707" style:family="text">
      <style:text-properties officeooo:rsid="021e48b1"/>
    </style:style>
    <style:style style:name="T708" style:family="text">
      <style:text-properties officeooo:rsid="021f2628"/>
    </style:style>
    <style:style style:name="T709" style:family="text">
      <style:text-properties officeooo:rsid="022497c8"/>
    </style:style>
    <style:style style:name="T710" style:family="text">
      <style:text-properties officeooo:rsid="022a1264"/>
    </style:style>
    <style:style style:name="T711" style:family="text">
      <style:text-properties officeooo:rsid="0230758e"/>
    </style:style>
    <style:style style:name="T712" style:family="text">
      <style:text-properties officeooo:rsid="0236bf81"/>
    </style:style>
    <style:style style:name="T713" style:family="text">
      <style:text-properties officeooo:rsid="023ab066"/>
    </style:style>
    <style:style style:name="T714" style:family="text">
      <style:text-properties officeooo:rsid="023bd71d"/>
    </style:style>
    <style:style style:name="T715" style:family="text">
      <style:text-properties officeooo:rsid="023c7f7f"/>
    </style:style>
    <style:style style:name="T716" style:family="text">
      <style:text-properties officeooo:rsid="023dc8a1"/>
    </style:style>
    <style:style style:name="T717" style:family="text">
      <style:text-properties officeooo:rsid="024446e2"/>
    </style:style>
    <style:style style:name="T718" style:family="text">
      <style:text-properties officeooo:rsid="02475751"/>
    </style:style>
    <style:style style:name="T719" style:family="text">
      <style:text-properties officeooo:rsid="02494ed7"/>
    </style:style>
    <style:style style:name="T720" style:family="text">
      <style:text-properties officeooo:rsid="024cabd8"/>
    </style:style>
    <style:style style:name="T721" style:family="text">
      <style:text-properties officeooo:rsid="0251ab12"/>
    </style:style>
    <style:style style:name="T722" style:family="text">
      <style:text-properties officeooo:rsid="02525fbe"/>
    </style:style>
    <style:style style:name="T723" style:family="text">
      <style:text-properties officeooo:rsid="025627cf"/>
    </style:style>
    <style:style style:name="T724" style:family="text">
      <style:text-properties officeooo:rsid="02567db5"/>
    </style:style>
    <style:style style:name="T725" style:family="text">
      <style:text-properties officeooo:rsid="025941fa"/>
    </style:style>
    <style:style style:name="T726" style:family="text">
      <style:text-properties officeooo:rsid="025de960"/>
    </style:style>
    <style:style style:name="T727" style:family="text">
      <style:text-properties officeooo:rsid="02616ea4"/>
    </style:style>
    <style:style style:name="T728" style:family="text">
      <style:text-properties officeooo:rsid="0262da35"/>
    </style:style>
    <style:style style:name="T729" style:family="text">
      <style:text-properties officeooo:rsid="02648d39"/>
    </style:style>
    <style:style style:name="T730" style:family="text">
      <style:text-properties officeooo:rsid="010d8a89"/>
    </style:style>
    <style:style style:name="T731" style:family="text">
      <style:text-properties officeooo:rsid="01168d1e"/>
    </style:style>
    <style:style style:name="T732" style:family="text">
      <style:text-properties officeooo:rsid="011748df"/>
    </style:style>
    <style:style style:name="T733" style:family="text">
      <style:text-properties officeooo:rsid="010f7398"/>
    </style:style>
    <style:style style:name="T734" style:family="text">
      <style:text-properties officeooo:rsid="0117bf00"/>
    </style:style>
    <style:style style:name="T735" style:family="text">
      <style:text-properties officeooo:rsid="0111c9ce"/>
    </style:style>
    <style:style style:name="T736" style:family="text">
      <style:text-properties officeooo:rsid="02054450"/>
    </style:style>
    <style:style style:name="T737" style:family="text">
      <style:text-properties officeooo:rsid="02033c12"/>
    </style:style>
    <style:style style:name="T738" style:family="text">
      <style:text-properties officeooo:rsid="014c3a05"/>
    </style:style>
    <style:style style:name="T739" style:family="text">
      <style:text-properties officeooo:rsid="01100c27"/>
    </style:style>
    <style:style style:name="T740" style:family="text">
      <style:text-properties officeooo:rsid="012e1c22"/>
    </style:style>
    <style:style style:name="T741" style:family="text">
      <style:text-properties officeooo:rsid="020574de"/>
    </style:style>
    <style:style style:name="T742" style:family="text">
      <style:text-properties officeooo:rsid="013b233f"/>
    </style:style>
    <style:style style:name="T743" style:family="text">
      <style:text-properties officeooo:rsid="01375f37"/>
    </style:style>
    <style:style style:name="T744" style:family="text">
      <style:text-properties fo:color="#000000" style:font-name="Courier 10 Pitch1" fo:font-size="10pt" fo:background-color="transparent" loext:char-shading-value="0" style:font-size-asian="10pt" style:font-size-complex="10pt"/>
    </style:style>
    <style:style style:name="T745" style:family="text">
      <style:text-properties fo:color="#000000" style:font-name="Courier 10 Pitch1" fo:font-size="10pt" officeooo:rsid="01bc7205" fo:background-color="transparent" loext:char-shading-value="0" style:font-size-asian="10pt" style:font-size-complex="10pt"/>
    </style:style>
    <style:style style:name="T746" style:family="text">
      <style:text-properties fo:color="#000000" style:font-name="Courier 10 Pitch1" fo:font-size="10pt" officeooo:rsid="01feaa4b" fo:background-color="transparent" loext:char-shading-value="0" style:font-size-asian="10pt" style:font-size-complex="10pt"/>
    </style:style>
    <style:style style:name="T747" style:family="text">
      <style:text-properties fo:color="#000000" style:font-name="Courier 10 Pitch1" fo:font-size="10pt" fo:font-style="italic" fo:background-color="transparent" loext:char-shading-value="0" style:font-size-asian="10pt" style:font-size-complex="10pt"/>
    </style:style>
    <style:style style:name="T748" style:family="text">
      <style:text-properties fo:color="#000000" style:font-name="Courier 10 Pitch1" fo:font-size="10pt" style:font-size-asian="10pt" style:font-size-complex="10pt"/>
    </style:style>
    <style:style style:name="T749" style:family="text">
      <style:text-properties fo:color="#000000" style:font-name="Courier 10 Pitch1" fo:font-size="10pt" style:text-underline-style="none" fo:background-color="transparent" loext:char-shading-value="0" style:font-size-asian="10pt" style:font-size-complex="10pt"/>
    </style:style>
    <style:style style:name="T750" style:family="text">
      <style:text-properties fo:color="#000000" style:text-underline-style="none"/>
    </style:style>
    <style:style style:name="T751" style:family="text">
      <style:text-properties fo:color="#000000" style:text-line-through-style="none" style:text-line-through-type="none" style:text-underline-style="none" style:text-blinking="false"/>
    </style:style>
    <style:style style:name="T752" style:family="text">
      <style:text-properties fo:color="#000000" style:text-line-through-style="none" style:text-line-through-type="none" fo:font-size="10pt" style:text-underline-style="none" style:text-blinking="false" style:font-size-asian="10pt" style:font-size-complex="10pt"/>
    </style:style>
    <style:style style:name="T753" style:family="text">
      <style:text-properties fo:color="#000000" style:text-position="super 58%" style:text-underline-style="none"/>
    </style:style>
    <style:style style:name="T754" style:family="text">
      <style:text-properties fo:color="#000000" style:text-position="super 58%" fo:font-size="10pt" style:text-underline-style="none" style:font-size-asian="10pt" style:font-size-complex="10pt"/>
    </style:style>
    <style:style style:name="T755" style:family="text">
      <style:text-properties fo:color="#000000" fo:font-size="10pt" style:text-underline-style="none" style:font-size-asian="10pt" style:font-size-complex="10pt"/>
    </style:style>
    <style:style style:name="T756" style:family="text">
      <style:text-properties officeooo:rsid="0150d1d1"/>
    </style:style>
    <style:style style:name="T757" style:family="text">
      <style:text-properties officeooo:rsid="0137c651"/>
    </style:style>
    <style:style style:name="T758" style:family="text">
      <style:text-properties officeooo:rsid="02067966"/>
    </style:style>
    <style:style style:name="T759" style:family="text">
      <style:text-properties officeooo:rsid="01516142"/>
    </style:style>
    <style:style style:name="T760" style:family="text">
      <style:text-properties officeooo:rsid="0141238b"/>
    </style:style>
    <style:style style:name="T761" style:family="text">
      <style:text-properties officeooo:rsid="0146650c"/>
    </style:style>
    <style:style style:name="T762" style:family="text">
      <style:text-properties officeooo:rsid="0152b931"/>
    </style:style>
    <style:style style:name="T763" style:family="text">
      <style:text-properties officeooo:rsid="0141a418"/>
    </style:style>
    <style:style style:name="T764" style:family="text">
      <style:text-properties officeooo:rsid="0154a44b"/>
    </style:style>
    <style:style style:name="T765" style:family="text">
      <style:text-properties officeooo:rsid="01bc7205"/>
    </style:style>
    <style:style style:name="T766" style:family="text">
      <style:text-properties officeooo:rsid="01b75b8c"/>
    </style:style>
    <style:style style:name="T767" style:family="text">
      <style:text-properties officeooo:rsid="01c11437"/>
    </style:style>
    <style:style style:name="T768" style:family="text">
      <style:text-properties officeooo:rsid="0224267b"/>
    </style:style>
    <style:style style:name="T769" style:family="text">
      <style:text-properties officeooo:rsid="014cebb4"/>
    </style:style>
    <style:style style:name="T770" style:family="text">
      <style:text-properties officeooo:rsid="014e1789"/>
    </style:style>
    <style:style style:name="T771" style:family="text">
      <style:text-properties officeooo:rsid="020041de"/>
    </style:style>
    <style:style style:name="T772" style:family="text">
      <style:text-properties officeooo:rsid="01810f8d"/>
    </style:style>
    <style:style style:name="T773" style:family="text">
      <style:text-properties officeooo:rsid="0156dc8d"/>
    </style:style>
    <style:style style:name="T774" style:family="text">
      <style:text-properties officeooo:rsid="0189ed4c"/>
    </style:style>
    <style:style style:name="T775" style:family="text">
      <style:text-properties officeooo:rsid="01ee2a59"/>
    </style:style>
    <style:style style:name="T776" style:family="text">
      <style:text-properties officeooo:rsid="01f1b89d"/>
    </style:style>
    <style:style style:name="T777" style:family="text">
      <style:text-properties officeooo:rsid="015c0bb4"/>
    </style:style>
    <style:style style:name="T778" style:family="text">
      <style:text-properties officeooo:rsid="018da84a"/>
    </style:style>
    <style:style style:name="T779" style:family="text">
      <style:text-properties officeooo:rsid="017d4471"/>
    </style:style>
    <style:style style:name="T780" style:family="text">
      <style:text-properties officeooo:rsid="01859ff1"/>
    </style:style>
    <style:style style:name="T781" style:family="text">
      <style:text-properties style:text-underline-style="none" fo:font-weight="normal" officeooo:rsid="0172b9ec" style:font-weight-asian="normal" style:font-weight-complex="normal"/>
    </style:style>
    <style:style style:name="T782" style:family="text">
      <style:text-properties style:text-underline-style="none" fo:font-weight="normal" officeooo:rsid="017d4471" style:font-weight-asian="normal" style:font-weight-complex="normal"/>
    </style:style>
    <style:style style:name="T783" style:family="text">
      <style:text-properties style:text-underline-style="none" fo:font-weight="normal" officeooo:rsid="01766df8" style:font-weight-asian="normal" style:font-weight-complex="normal"/>
    </style:style>
    <style:style style:name="T784" style:family="text">
      <style:text-properties officeooo:rsid="0196c12a"/>
    </style:style>
    <style:style style:name="T785" style:family="text">
      <style:text-properties style:text-position="sub 58%"/>
    </style:style>
    <style:style style:name="T786" style:family="text">
      <style:text-properties style:text-position="sub 58%" fo:font-style="italic" style:font-style-asian="italic" style:font-style-complex="italic"/>
    </style:style>
    <style:style style:name="T787" style:family="text">
      <style:text-properties style:text-position="sub 58%" fo:font-size="11pt" officeooo:rsid="0308c035" style:font-size-asian="11pt" style:font-size-complex="11pt"/>
    </style:style>
    <style:style style:name="T788" style:family="text">
      <style:text-properties officeooo:rsid="015e8f27"/>
    </style:style>
    <style:style style:name="T789" style:family="text">
      <style:text-properties officeooo:rsid="01867509"/>
    </style:style>
    <style:style style:name="T790" style:family="text">
      <style:text-properties officeooo:rsid="0120bb66"/>
    </style:style>
    <style:style style:name="T791" style:family="text">
      <style:text-properties officeooo:rsid="01268ea1"/>
    </style:style>
    <style:style style:name="T792" style:family="text">
      <style:text-properties officeooo:rsid="01981bdb"/>
    </style:style>
    <style:style style:name="T793" style:family="text">
      <style:text-properties officeooo:rsid="015a99be"/>
    </style:style>
    <style:style style:name="T794" style:family="text">
      <style:text-properties officeooo:rsid="0188c1d5"/>
    </style:style>
    <style:style style:name="T795" style:family="text">
      <style:text-properties officeooo:rsid="01c4c0c1"/>
    </style:style>
    <style:style style:name="T796" style:family="text">
      <style:text-properties officeooo:rsid="0158f415"/>
    </style:style>
    <style:style style:name="T797" style:family="text">
      <style:text-properties officeooo:rsid="0188483d"/>
    </style:style>
    <style:style style:name="T798" style:family="text">
      <style:text-properties officeooo:rsid="01a202cc"/>
    </style:style>
    <style:style style:name="T799" style:family="text">
      <style:text-properties officeooo:rsid="015df7e2"/>
    </style:style>
    <style:style style:name="T800" style:family="text">
      <style:text-properties officeooo:rsid="01dcf87a"/>
    </style:style>
    <style:style style:name="T801" style:family="text">
      <style:text-properties officeooo:rsid="01cf2309"/>
    </style:style>
    <style:style style:name="T802" style:family="text">
      <style:text-properties officeooo:rsid="01d090c5"/>
    </style:style>
    <style:style style:name="T803" style:family="text">
      <style:text-properties officeooo:rsid="01df769a"/>
    </style:style>
    <style:style style:name="T804" style:family="text">
      <style:text-properties officeooo:rsid="01d2f438"/>
    </style:style>
    <style:style style:name="T805" style:family="text">
      <style:text-properties officeooo:rsid="01d5fa1e"/>
    </style:style>
    <style:style style:name="T806" style:family="text">
      <style:text-properties officeooo:rsid="01577ee5"/>
    </style:style>
    <style:style style:name="T807" style:family="text">
      <style:text-properties officeooo:rsid="021ac7b3"/>
    </style:style>
    <style:style style:name="T808" style:family="text">
      <style:text-properties officeooo:rsid="021c8f19"/>
    </style:style>
    <style:style style:name="T809" style:family="text">
      <style:text-properties officeooo:rsid="01e88770"/>
    </style:style>
    <style:style style:name="T810" style:family="text">
      <style:text-properties officeooo:rsid="01e6c531"/>
    </style:style>
    <style:style style:name="T811" style:family="text">
      <style:text-properties officeooo:rsid="021719ce"/>
    </style:style>
    <style:style style:name="T812" style:family="text">
      <style:text-properties officeooo:rsid="01e33399"/>
    </style:style>
    <style:style style:name="T813" style:family="text">
      <style:text-properties officeooo:rsid="019c8f22"/>
    </style:style>
    <style:style style:name="T814" style:family="text">
      <style:text-properties officeooo:rsid="01e13ae5"/>
    </style:style>
    <style:style style:name="T815" style:family="text">
      <style:text-properties officeooo:rsid="022ba777"/>
    </style:style>
    <style:style style:name="T816" style:family="text">
      <style:text-properties officeooo:rsid="022a3ff6"/>
    </style:style>
    <style:style style:name="T817" style:family="text">
      <style:text-properties officeooo:rsid="026e561a"/>
    </style:style>
    <style:style style:name="T818" style:family="text">
      <style:text-properties officeooo:rsid="0276a1e7"/>
    </style:style>
    <style:style style:name="T819" style:family="text">
      <style:text-properties officeooo:rsid="027831c3"/>
    </style:style>
    <style:style style:name="T820" style:family="text">
      <style:text-properties officeooo:rsid="0279bd50"/>
    </style:style>
    <style:style style:name="T821" style:family="text">
      <style:text-properties officeooo:rsid="027c66a7"/>
    </style:style>
    <style:style style:name="T822" style:family="text">
      <style:text-properties officeooo:rsid="027de842"/>
    </style:style>
    <style:style style:name="T823" style:family="text">
      <style:text-properties officeooo:rsid="027e73cf"/>
    </style:style>
    <style:style style:name="T824" style:family="text">
      <style:text-properties officeooo:rsid="027e9608"/>
    </style:style>
    <style:style style:name="T825" style:family="text">
      <style:text-properties officeooo:rsid="02813683"/>
    </style:style>
    <style:style style:name="T826" style:family="text">
      <style:text-properties officeooo:rsid="0287a8c4"/>
    </style:style>
    <style:style style:name="T827" style:family="text">
      <style:text-properties officeooo:rsid="02880776"/>
    </style:style>
    <style:style style:name="T828" style:family="text">
      <style:text-properties officeooo:rsid="02885f95"/>
    </style:style>
    <style:style style:name="T829" style:family="text">
      <style:text-properties officeooo:rsid="0288d880"/>
    </style:style>
    <style:style style:name="T830" style:family="text">
      <style:text-properties officeooo:rsid="028bd7cf"/>
    </style:style>
    <style:style style:name="T831" style:family="text">
      <style:text-properties officeooo:rsid="02924917"/>
    </style:style>
    <style:style style:name="T832" style:family="text">
      <style:text-properties officeooo:rsid="02987475"/>
    </style:style>
    <style:style style:name="T833" style:family="text">
      <style:text-properties officeooo:rsid="02ac5500"/>
    </style:style>
    <style:style style:name="T834" style:family="text">
      <style:text-properties officeooo:rsid="02b27534"/>
    </style:style>
    <style:style style:name="T835" style:family="text">
      <style:text-properties officeooo:rsid="02b33b3a"/>
    </style:style>
    <style:style style:name="T836" style:family="text">
      <style:text-properties officeooo:rsid="02b9b4a1"/>
    </style:style>
    <style:style style:name="T837" style:family="text">
      <style:text-properties officeooo:rsid="02bb868f"/>
    </style:style>
    <style:style style:name="T838" style:family="text">
      <style:text-properties officeooo:rsid="02c05ae4"/>
    </style:style>
    <style:style style:name="T839" style:family="text">
      <style:text-properties officeooo:rsid="02c4510c"/>
    </style:style>
    <style:style style:name="T840" style:family="text">
      <style:text-properties officeooo:rsid="02c54564"/>
    </style:style>
    <style:style style:name="T841" style:family="text">
      <style:text-properties officeooo:rsid="02c5eaca"/>
    </style:style>
    <style:style style:name="T842" style:family="text">
      <style:text-properties officeooo:rsid="02c5ff7d"/>
    </style:style>
    <style:style style:name="T843" style:family="text">
      <style:text-properties officeooo:rsid="02c88b36"/>
    </style:style>
    <style:style style:name="T844" style:family="text">
      <style:text-properties officeooo:rsid="02cbeeb5"/>
    </style:style>
    <style:style style:name="T845" style:family="text">
      <style:text-properties officeooo:rsid="02cddb41"/>
    </style:style>
    <style:style style:name="T846" style:family="text">
      <style:text-properties officeooo:rsid="02cf0f6c"/>
    </style:style>
    <style:style style:name="T847" style:family="text">
      <style:text-properties style:font-name="DejaVu Sans Mono"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T848" style:family="text">
      <style:text-properties officeooo:rsid="02d27111"/>
    </style:style>
    <style:style style:name="T849" style:family="text">
      <style:text-properties officeooo:rsid="02d415f6"/>
    </style:style>
    <style:style style:name="T850" style:family="text">
      <style:text-properties fo:font-variant="normal" fo:text-transform="none" fo:color="#222222" style:text-position="0% 100%" style:font-name="sans-serif" fo:font-size="10.5pt" fo:letter-spacing="normal" fo:font-style="normal" fo:font-weight="normal" officeooo:rsid="02d9fcb0" style:font-style-asian="normal" style:font-style-complex="normal"/>
    </style:style>
    <style:style style:name="T851" style:family="text">
      <style:text-properties fo:font-variant="normal" fo:text-transform="none" fo:color="#222222" style:text-position="0% 100%" style:font-name="Garamond2" fo:font-size="10pt" fo:letter-spacing="normal" fo:font-style="normal" fo:font-weight="normal" officeooo:rsid="02d9fcb0" style:font-size-asian="10pt" style:font-style-asian="normal" style:font-size-complex="10pt" style:font-style-complex="normal"/>
    </style:style>
    <style:style style:name="T852" style:family="text">
      <style:text-properties fo:font-variant="normal" fo:text-transform="none" fo:color="#222222" style:text-position="0% 100%" style:font-name="Garamond2" fo:font-size="10pt" fo:letter-spacing="normal" fo:font-style="normal" fo:font-weight="normal" officeooo:rsid="02e70c36" style:font-size-asian="10pt" style:font-style-asian="normal" style:font-size-complex="10pt" style:font-style-complex="normal"/>
    </style:style>
    <style:style style:name="T853" style:family="text">
      <style:text-properties fo:font-variant="normal" fo:text-transform="none" fo:color="#222222" style:text-position="0% 100%" style:font-name="Garamond2" fo:font-size="10pt" fo:letter-spacing="normal" fo:font-style="italic" fo:font-weight="normal" officeooo:rsid="02e70c36" style:font-size-asian="10pt" style:font-style-asian="italic" style:font-size-complex="10pt" style:font-style-complex="italic"/>
    </style:style>
    <style:style style:name="T854" style:family="text">
      <style:text-properties fo:font-variant="normal" fo:text-transform="none" fo:color="#222222" style:text-position="super 58%" style:font-name="Garamond2" fo:font-size="10pt" fo:letter-spacing="normal" fo:font-style="normal" style:text-underline-style="none" officeooo:rsid="02d9fcb0" style:font-size-asian="10pt" style:font-style-asian="normal" style:font-size-complex="10pt" style:font-style-complex="normal"/>
    </style:style>
    <style:style style:name="T855" style:family="text">
      <style:text-properties fo:font-variant="normal" fo:text-transform="none" fo:color="#222222" style:text-position="super 58%" style:font-name="Garamond2" fo:font-size="10pt" fo:letter-spacing="normal" fo:font-style="normal" style:text-underline-style="none" fo:font-weight="normal" officeooo:rsid="02d9fcb0" style:font-size-asian="10pt" style:font-style-asian="normal" style:font-size-complex="10pt" style:font-style-complex="normal"/>
    </style:style>
    <style:style style:name="T856" style:family="text">
      <style:text-properties fo:font-variant="normal" fo:text-transform="none" fo:color="#222222" style:text-position="super 58%" style:font-name="Garamond2" fo:font-size="10pt" fo:letter-spacing="normal" fo:font-style="normal" fo:font-weight="normal" officeooo:rsid="02d9fcb0" style:font-size-asian="10pt" style:font-style-asian="normal" style:font-size-complex="10pt" style:font-style-complex="normal"/>
    </style:style>
    <style:style style:name="T857" style:family="text">
      <style:text-properties fo:font-variant="normal" fo:text-transform="none" style:text-position="0% 100%" style:font-name="Garamond2" fo:font-size="10pt" fo:letter-spacing="normal" fo:font-style="normal" fo:font-weight="normal" style:font-size-asian="10pt" style:font-style-asian="normal" style:font-size-complex="10pt" style:font-style-complex="normal"/>
    </style:style>
    <style:style style:name="T858" style:family="text">
      <style:text-properties fo:font-variant="normal" fo:text-transform="none" style:text-position="0% 100%" style:font-name="Garamond2" fo:font-size="10pt" fo:letter-spacing="normal" fo:font-style="normal" fo:font-weight="normal" officeooo:rsid="02dbade5" style:font-size-asian="10pt" style:font-style-asian="normal" style:font-size-complex="10pt" style:font-style-complex="normal"/>
    </style:style>
    <style:style style:name="T859" style:family="text">
      <style:text-properties fo:font-variant="normal" fo:text-transform="none" style:text-position="0% 100%" style:font-name="Garamond2" fo:font-size="10pt" fo:letter-spacing="normal" fo:font-style="normal" fo:font-weight="normal" officeooo:rsid="02e448dc" style:font-size-asian="10pt" style:font-style-asian="normal" style:font-size-complex="10pt" style:font-style-complex="normal"/>
    </style:style>
    <style:style style:name="T860" style:family="text">
      <style:text-properties fo:font-variant="normal" fo:text-transform="none" style:text-position="0% 100%" style:font-name="Garamond2" fo:font-size="10pt" fo:letter-spacing="normal" fo:font-style="normal" fo:font-weight="normal" officeooo:rsid="030e431a" style:font-size-asian="10pt" style:font-style-asian="normal" style:font-size-complex="10pt" style:font-style-complex="normal"/>
    </style:style>
    <style:style style:name="T861" style:family="text">
      <style:text-properties fo:font-variant="normal" fo:text-transform="none" style:text-position="0% 100%" style:font-name="Garamond2" fo:font-size="10pt" fo:letter-spacing="normal" fo:font-style="italic" fo:font-weight="normal" style:font-size-asian="10pt" style:font-style-asian="italic" style:font-size-complex="10pt" style:font-style-complex="italic"/>
    </style:style>
    <style:style style:name="T862" style:family="text">
      <style:text-properties fo:font-variant="normal" fo:text-transform="none" style:text-position="0% 100%" style:font-name="Garamond2" fo:font-size="10pt" fo:letter-spacing="normal" fo:font-style="italic" fo:font-weight="normal" officeooo:rsid="030e07df" style:font-size-asian="10pt" style:font-style-asian="italic" style:font-size-complex="10pt" style:font-style-complex="italic"/>
    </style:style>
    <style:style style:name="T863" style:family="text">
      <style:text-properties fo:font-variant="normal" fo:text-transform="none" style:text-position="0% 100%" style:font-name="Garamond2" fo:font-size="10pt" fo:letter-spacing="normal" fo:font-style="italic" fo:font-weight="normal" officeooo:rsid="030e431a" style:font-size-asian="10pt" style:font-style-asian="italic" style:font-size-complex="10pt" style:font-style-complex="italic"/>
    </style:style>
    <style:style style:name="T864" style:family="text">
      <style:text-properties officeooo:rsid="02e448dc"/>
    </style:style>
    <style:style style:name="T865" style:family="text">
      <style:text-properties officeooo:rsid="02ec0c28"/>
    </style:style>
    <style:style style:name="T866" style:family="text">
      <style:text-properties officeooo:rsid="02ef6e7a"/>
    </style:style>
    <style:style style:name="T867" style:family="text">
      <style:text-properties officeooo:rsid="02f8cced"/>
    </style:style>
    <style:style style:name="T868" style:family="text">
      <style:text-properties officeooo:rsid="02fa65e7"/>
    </style:style>
    <style:style style:name="T869" style:family="text">
      <style:text-properties officeooo:rsid="02fd7625"/>
    </style:style>
    <style:style style:name="T870" style:family="text">
      <style:text-properties officeooo:rsid="02fe3ea6"/>
    </style:style>
    <style:style style:name="T871" style:family="text">
      <style:text-properties officeooo:rsid="02ff227a"/>
    </style:style>
    <style:style style:name="T872" style:family="text">
      <style:text-properties officeooo:rsid="0300c364"/>
    </style:style>
    <style:style style:name="T873" style:family="text">
      <style:text-properties officeooo:rsid="03017e15"/>
    </style:style>
    <style:style style:name="T874" style:family="text">
      <style:text-properties officeooo:rsid="0302a211"/>
    </style:style>
    <style:style style:name="T875" style:family="text">
      <style:text-properties officeooo:rsid="0304a114"/>
    </style:style>
    <style:style style:name="T876" style:family="text">
      <style:text-properties officeooo:rsid="030695e6"/>
    </style:style>
    <style:style style:name="T877" style:family="text">
      <style:text-properties officeooo:rsid="0307096b"/>
    </style:style>
    <style:style style:name="T878" style:family="text">
      <style:text-properties fo:font-size="11pt" officeooo:rsid="0308c035" style:font-size-asian="11pt" style:font-size-complex="11pt"/>
    </style:style>
    <style:style style:name="T879" style:family="text">
      <style:text-properties officeooo:rsid="031357df"/>
    </style:style>
    <style:style style:name="T880" style:family="text">
      <style:text-properties officeooo:rsid="0313fae3"/>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top" style:vertical-rel="paragraph-content" style:horizontal-pos="center" style:horizontal-rel="paragraph" fo:padding="0in" fo:border="none" style:shadow="none" draw:shadow-opacity="100%" loext:rel-width-rel="paragraph"/>
    </style:style>
    <style:style style:name="fr3" style:family="graphic" style:parent-style-name="Frame">
      <style:graphic-properties style:vertical-pos="top" style:vertical-rel="paragraph-content" style:horizontal-pos="center" style:horizontal-rel="paragraph" fo:background-color="#e6e6e6" style:background-transparency="0%" draw:fill="solid" draw:fill-color="#e6e6e6" draw:opacity="100%" loext:rel-width-rel="paragraph"/>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52in"/>
          <style:column style:rel-width="32768*" fo:start-indent="0.0252in" fo:end-indent="0in"/>
        </style:columns>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0.6811in" fo:text-indent="-0.25in" fo:margin-left="0.6811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9311in" fo:text-indent="-0.25in" fo:margin-left="0.9311in"/>
        </style:list-level-properties>
      </text:list-level-style-number>
      <text:list-level-style-bullet text:level="3" text:bullet-char="•">
        <style:list-level-properties text:list-level-position-and-space-mode="label-alignment">
          <style:list-level-label-alignment text:label-followed-by="listtab" text:list-tab-stop-position="1.1811in" fo:text-indent="-0.25in" fo:margin-left="1.181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4311in" fo:text-indent="-0.25in" fo:margin-left="1.4311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6811in" fo:text-indent="-0.25in" fo:margin-left="1.6811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9311in" fo:text-indent="-0.25in" fo:margin-left="1.9311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1811in" fo:text-indent="-0.25in" fo:margin-left="2.1811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4311in" fo:text-indent="-0.25in" fo:margin-left="2.4311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6811in" fo:text-indent="-0.25in" fo:margin-left="2.6811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9311in" fo:text-indent="-0.25in" fo:margin-left="2.9311in"/>
        </style:list-level-properties>
        <style:text-properties style:font-name="StarSymbol1"/>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Line_20_numbering"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1">
        <style:list-level-properties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Line_20_numbering"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2"/>
      </text:list-level-style-bullet>
      <text:list-level-style-bullet text:level="3" text:style-name="Bullet_20_Symbols" text:bullet-char="■">
        <style:list-level-properties text:space-before="0.75in" text:min-label-width="0.25in"/>
        <style:text-properties style:font-name="StarSymbol2"/>
      </text:list-level-style-bullet>
      <text:list-level-style-bullet text:level="4" text:style-name="Bullet_20_Symbols" text:bullet-char="●">
        <style:list-level-properties text:space-before="1in" text:min-label-width="0.25in"/>
        <style:text-properties style:font-name="StarSymbol2"/>
      </text:list-level-style-bullet>
      <text:list-level-style-bullet text:level="5" text:style-name="Bullet_20_Symbols" text:bullet-char="○">
        <style:list-level-properties text:space-before="1.25in" text:min-label-width="0.25in"/>
        <style:text-properties style:font-name="StarSymbol2"/>
      </text:list-level-style-bullet>
      <text:list-level-style-bullet text:level="6" text:style-name="Bullet_20_Symbols" text:bullet-char="■">
        <style:list-level-properties text:space-before="1.5in" text:min-label-width="0.25in"/>
        <style:text-properties style:font-name="StarSymbol2"/>
      </text:list-level-style-bullet>
      <text:list-level-style-bullet text:level="7" text:style-name="Bullet_20_Symbols" text:bullet-char="●">
        <style:list-level-properties text:space-before="1.75in" text:min-label-width="0.25in"/>
        <style:text-properties style:font-name="StarSymbol2"/>
      </text:list-level-style-bullet>
      <text:list-level-style-bullet text:level="8" text:style-name="Bullet_20_Symbols" text:bullet-char="○">
        <style:list-level-properties text:space-before="2in" text:min-label-width="0.25in"/>
        <style:text-properties style:font-name="StarSymbol2"/>
      </text:list-level-style-bullet>
      <text:list-level-style-bullet text:level="9" text:style-name="Bullet_20_Symbols" text:bullet-char="■">
        <style:list-level-properties text:space-before="2.25in" text:min-label-width="0.25in"/>
        <style:text-properties style:font-name="StarSymbol2"/>
      </text:list-level-style-bullet>
      <text:list-level-style-bullet text:level="10" text:style-name="Bullet_20_Symbols" text:bullet-char="●">
        <style:list-level-properties text:space-before="2.5in" text:min-label-width="0.25in"/>
        <style:text-properties style:font-name="StarSymbol2"/>
      </text:list-level-style-bullet>
    </text:list-style>
    <text:list-style style:name="L19">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6">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number text:level="1" text:style-name="Numbering_20_Symbols" style:num-format="1">
        <style:list-level-properties/>
      </text:list-level-style-number>
      <text:list-level-style-number text:level="2" text:style-name="Numbering_20_Symbols" style:num-suffix="." style:num-format="1">
        <style:list-level-properties text:space-before="0.5799in" text:min-label-width="0.25in"/>
      </text:list-level-style-number>
      <text:list-level-style-number text:level="3" text:style-name="Numbering_20_Symbols" style:num-suffix="." style:num-format="1">
        <style:list-level-properties text:space-before="1.0799in" text:min-label-width="0.25in"/>
      </text:list-level-style-number>
      <text:list-level-style-number text:level="4" text:style-name="Numbering_20_Symbols" style:num-suffix="." style:num-format="1">
        <style:list-level-properties text:space-before="1.5799in" text:min-label-width="0.25in"/>
      </text:list-level-style-number>
      <text:list-level-style-number text:level="5" text:style-name="Numbering_20_Symbols" style:num-suffix="." style:num-format="1">
        <style:list-level-properties text:space-before="2.0799in" text:min-label-width="0.25in"/>
      </text:list-level-style-number>
      <text:list-level-style-number text:level="6" text:style-name="Numbering_20_Symbols" style:num-suffix="." style:num-format="1">
        <style:list-level-properties text:space-before="2.5799in" text:min-label-width="0.25in"/>
      </text:list-level-style-number>
      <text:list-level-style-number text:level="7" text:style-name="Numbering_20_Symbols" style:num-suffix="." style:num-format="1">
        <style:list-level-properties text:space-before="3.0799in" text:min-label-width="0.25in"/>
      </text:list-level-style-number>
      <text:list-level-style-number text:level="8" text:style-name="Numbering_20_Symbols" style:num-suffix="." style:num-format="1">
        <style:list-level-properties text:space-before="3.5799in" text:min-label-width="0.25in"/>
      </text:list-level-style-number>
      <text:list-level-style-number text:level="9" text:style-name="Numbering_20_Symbols" style:num-suffix="." style:num-format="1">
        <style:list-level-properties text:space-before="4.0799in" text:min-label-width="0.25in"/>
      </text:list-level-style-number>
      <text:list-level-style-number text:level="10" text:style-name="Numbering_20_Symbols" style:num-suffix="." style:num-format="1">
        <style:list-level-properties text:space-before="4.5799in" text:min-label-width="0.2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4">Mumps <text:span text:style-name="T729">Programming Language Interpreter, </text:span></text:p>
      <text:p text:style-name="P425">Compiler, and C++ Class Library</text:p>
      <text:p text:style-name="P421">User's Guide</text:p>
      <text:p text:style-name="P424">Including</text:p>
      <text:p text:style-name="P424">PostgreSQL and MySQL</text:p>
      <text:p text:style-name="P423"><text:span text:style-name="T817">Global Array </text:span>Database <text:span text:style-name="T817">Storage Facility</text:span></text:p>
      <text:p text:style-name="P422">Version 17</text:p>
      <text:p text:style-name="P420"/>
      <text:p text:style-name="P410">Kevin C. O'Kane</text:p>
      <text:p text:style-name="P410"/>
      <text:p text:style-name="P410">kc.okane@gmail.com</text:p>
      <text:p text:style-name="P410"/>
      <text:p text:style-name="P414"><text:a xlink:type="simple" xlink:href="http://threadsafebooks.com/" text:style-name="Internet_20_link" text:visited-style-name="Visited_20_Internet_20_Link">http://threadsafebooks.com/</text:a></text:p>
      <text:p text:style-name="P435"><text:a xlink:type="simple" xlink:href="http://www.cs.uni.edu/~okane/" text:style-name="Internet_20_link" text:visited-style-name="Visited_20_Internet_20_Link"><text:span text:style-name="T390">http://www.cs.uni.edu/~okane/</text:span></text:a></text:p>
      <text:p text:style-name="P414"/>
      <text:p text:style-name="P415"><text:span text:style-name="T880">June 4</text:span>, 201<text:span text:style-name="T879">8</text:span></text:p>
      <text:p text:style-name="P40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3">1 Installation<text:tab/>7</text:p>
          <text:p text:style-name="P684">1.1 Installation Overview<text:tab/>7</text:p>
          <text:p text:style-name="P684">1.2 Interpreter vs Compiler<text:tab/>7</text:p>
          <text:p text:style-name="P684">1.3 Required System Software<text:tab/>7</text:p>
          <text:p text:style-name="P684">1.4 Basic Software Installation<text:tab/>7</text:p>
          <text:p text:style-name="P684">1.5 PostgreSQL Software<text:tab/>8</text:p>
          <text:p text:style-name="P684">1.6 MySQL Software<text:tab/>8</text:p>
          <text:p text:style-name="P684">1.7 Windows (Cygwin) Software<text:tab/>8</text:p>
          <text:p text:style-name="P684">1.8 Building the Software<text:tab/>8</text:p>
          <text:p text:style-name="P685">1.8.1 Quick Start<text:tab/>9</text:p>
          <text:p text:style-name="P684">1.9 Databases<text:tab/>9</text:p>
          <text:p text:style-name="P685">1.9.1 Native B-tree Database<text:tab/>10</text:p>
          <text:p text:style-name="P687">1.9.1.1 Native B-tree Client-Server Database<text:tab/>10</text:p>
          <text:p text:style-name="P687">1.9.1.2 Native B-tree Database witout Server<text:tab/>11</text:p>
          <text:p text:style-name="P686">1.9.1.2.1 Shared Database<text:tab/>11</text:p>
          <text:p text:style-name="P686">1.9.1.2.2 Single User Mode<text:tab/>12</text:p>
          <text:p text:style-name="P685">1.9.2 Relational Database Server Resident Global Arrays<text:tab/>12</text:p>
          <text:p text:style-name="P687">1.9.2.1 Overview<text:tab/>12</text:p>
          <text:p text:style-name="P687">1.9.2.2 Basic Database Configuration<text:tab/>14</text:p>
          <text:p text:style-name="P687">1.9.2.3 Running Mumps as <text:span text:style-name="T32">root<text:tab/>14</text:span></text:p>
          <text:p text:style-name="P687">1.9.2.4 <text:span text:style-name="T249"><text:s/>Relational Database Configure </text:span><text:span text:style-name="T249">O</text:span><text:span text:style-name="T249">ptions </text:span><text:span text:style-name="T249">Common to All Servers</text:span><text:tab/>14</text:p>
          <text:p text:style-name="P686">1.9.2.4.1<text:span text:style-name="T249"> --with-datasize=</text:span><text:span text:style-name="T32">numeric-value</text:span><text:tab/>14</text:p>
          <text:p text:style-name="P686">1.9.2.4.2<text:span text:style-name="T249"> --with-dbname=</text:span><text:span text:style-name="T32">name</text:span><text:tab/>14</text:p>
          <text:p text:style-name="P686">1.9.2.4.3<text:span text:style-name="T249"> --with-indexsize</text:span><text:span text:style-name="T32">=numeric-value</text:span><text:tab/>14</text:p>
          <text:p text:style-name="P686">1.9.2.4.4<text:span text:style-name="T249"> --</text:span><text:span text:style-name="T249">with-tabsize=</text:span><text:span text:style-name="T32">number</text:span><text:tab/>14</text:p>
          <text:p text:style-name="P687">1.9.2.5 Initialization of a Mumps Relational Database<text:tab/>14</text:p>
          <text:p text:style-name="P685">1.9.3 Relational Database Server Connection for Mumps Global Arrays<text:tab/>15</text:p>
          <text:p text:style-name="P685">1.9.4 MySQL Database Option<text:tab/>15</text:p>
          <text:p text:style-name="P687">1.9.4.1 <text:s/>MySQL Manual Installation<text:tab/>16</text:p>
          <text:p text:style-name="P687">1.9.4.2 <text:s/>MySQL Installation Options<text:tab/>16</text:p>
          <text:p text:style-name="P687">1.9.4.3 <text:s/>Mumps Build for MySQL Resident Global Arrays<text:tab/>17</text:p>
          <text:p text:style-name="P687">1.9.4.4 <text:s/>Configuring a Remote MySQL Server<text:tab/>17</text:p>
          <text:p text:style-name="P687">1.9.4.5 <text:s/>Using MySQL Resident Global Arrays from Mumps<text:tab/>17</text:p>
          <text:p text:style-name="P687">1.9.4.6 <text:s/>Command Line Interpreter <text:span text:style-name="T32">mysql</text:span><text:tab/>17</text:p>
          <text:p text:style-name="P687">1.9.4.7 <text:span text:style-name="T249">K</text:span><text:span text:style-name="T249">ill Command </text:span><text:span text:style-name="T249">in MySQL</text:span><text:tab/>17</text:p>
          <text:p text:style-name="P687">1.9.4.8 MySQL Performance Tuning<text:tab/>17</text:p>
          <text:p text:style-name="P685">1.9.5 PostgreSQL Database Option<text:tab/>17</text:p>
          <text:p text:style-name="P687">1.9.5.1 PostgreSQL Options<text:tab/>18</text:p>
          <text:p text:style-name="P687"><text:soft-page-break/>1.9.5.2 <text:s/>Command Line Interpreter <text:span text:style-name="T32">psql</text:span><text:tab/>18</text:p>
          <text:p text:style-name="P687">1.9.5.3 <text:s/>Installing PostgreSQL<text:tab/>19</text:p>
          <text:p text:style-name="P686">1.9.5.3.1 Quick PostgreSQL Installation<text:tab/>19</text:p>
          <text:p text:style-name="P687">1.9.5.4 <text:span text:style-name="T249"><text:s/></text:span><text:span text:style-name="T249">PostgreSQL Configuration</text:span><text:tab/>19</text:p>
          <text:p text:style-name="P686">1.9.5.4.1<text:span text:style-name="T249"> </text:span><text:span text:style-name="T249">PostgreSQL </text:span><text:span text:style-name="T249">Specific</text:span><text:span text:style-name="T249"> </text:span><text:span text:style-name="T249">Mumps </text:span><text:span text:style-name="T249">Install Options</text:span><text:tab/>19</text:p>
          <text:p text:style-name="P686">1.9.5.4.2 Configuring the <text:span text:style-name="T32">listen_address</text:span><text:tab/>20</text:p>
          <text:p text:style-name="P686">1.9.5.4.3 Performance Tuning<text:tab/>21</text:p>
          <text:p text:style-name="P686">1.9.5.4.4 PostgreSQL Server Connections<text:tab/>22</text:p>
          <text:p text:style-name="P686">1.9.5.4.5 PostgreSQL Transaction Limit<text:tab/>23</text:p>
          <text:p text:style-name="P684">1.10 <text:s/>Use with Apache<text:tab/>23</text:p>
          <text:p text:style-name="P684">1.11 Use with Windows<text:tab/>23</text:p>
          <text:p text:style-name="P685">1.11.1 Windows/Cygwin Install<text:tab/>23</text:p>
          <text:p text:style-name="P684">1.12 Math Options<text:tab/>23</text:p>
          <text:p text:style-name="P684">1.13 Numeric Configuration Options<text:tab/>24</text:p>
          <text:p text:style-name="P685">1.13.1 Hardware Math<text:tab/>24</text:p>
          <text:p text:style-name="P685">1.13.2 Extended Precision Math<text:tab/>25</text:p>
          <text:p text:style-name="P684">1.14 All Configure Options<text:tab/>25</text:p>
          <text:p text:style-name="P683">2 Running a Mumps Program<text:tab/>28</text:p>
          <text:p text:style-name="P684">2.1 Start the Global Array Server<text:tab/>28</text:p>
          <text:p text:style-name="P684">2.2 Mumps CLI Interpreter<text:tab/>28</text:p>
          <text:p text:style-name="P685">2.2.1 Mumps CLI Special Commands<text:tab/>28</text:p>
          <text:p text:style-name="P687">2.2.1.1 \globals<text:tab/>28</text:p>
          <text:p text:style-name="P687">2.2.1.2 \halt \quit \h \q<text:tab/>28</text:p>
          <text:p text:style-name="P687">2.2.1.3 \sys <text:span text:style-name="T32">cmd</text:span><text:tab/>28</text:p>
          <text:p text:style-name="P687">2.2.1.4 <text:span text:style-name="T249">\</text:span><text:span text:style-name="T249">mumps</text:span><text:span text:style-name="T249"> </text:span><text:span text:style-name="T32">pgm</text:span><text:tab/>29</text:p>
          <text:p text:style-name="P687">2.2.1.5 \sql <text:span text:style-name="T32">sqlCommand</text:span><text:tab/>29</text:p>
          <text:p text:style-name="P684">2.3 Mumps Programs (scripts)<text:tab/>30</text:p>
          <text:p text:style-name="P683">3 Relational Database Commands &amp; Variables<text:tab/>31</text:p>
          <text:p text:style-name="P684">3.1 Creating Global Array Relational Database Tables<text:tab/>31</text:p>
          <text:p text:style-name="P684">3.2 Mumps Access to Relational Tables Not Created by Mumps<text:tab/>31</text:p>
          <text:p text:style-name="P684">3.3 SQL Commands in Mumps<text:tab/>33</text:p>
          <text:p text:style-name="P685">3.3.1 sql <text:span text:style-name="T32">string</text:span><text:tab/>33</text:p>
          <text:p text:style-name="P685">3.3.2 sql/c SQL Disconnect<text:tab/>33</text:p>
          <text:p text:style-name="P685">3.3.3 sql/f Format SQL Table<text:tab/>33</text:p>
          <text:p text:style-name="P685">3.3.4 Added Builtin SQL Variables<text:tab/>34</text:p>
          <text:p text:style-name="P687">3.3.4.1 <text:span text:style-name="T32">$zsql<text:tab/>34</text:span></text:p>
          <text:p text:style-name="P687">3.3.4.2 <text:span text:style-name="T32">$zsqlOpen</text:span><text:tab/>34</text:p>
          <text:p text:style-name="P687">3.3.4.3 <text:span text:style-name="T32">$znative<text:tab/>34</text:span></text:p>
          <text:p text:style-name="P687">3.3.4.4 <text:span text:style-name="T32">$zmysql<text:tab/>34</text:span></text:p>
          <text:p text:style-name="P687">3.3.4.5 <text:span text:style-name="T32">$zpostgres</text:span><text:tab/>34</text:p>
          <text:p text:style-name="P687">3.3.4.6 <text:span text:style-name="T32">$ztable</text:span><text:tab/>34</text:p>
          <text:p text:style-name="P687">3.3.4.7 <text:span text:style-name="T32">$ztabsize<text:tab/>34</text:span></text:p>
          <text:p text:style-name="P687">3.3.4.8 $zsqlOutput<text:tab/>34</text:p>
          <text:p text:style-name="P687">3.3.4.9 %globals()<text:span text:style-name="T249"><text:tab/>34</text:span></text:p>
          <text:p text:style-name="P685">3.3.5 SQL Command Output<text:tab/>34</text:p>
          <text:p text:style-name="P683">4 <text:span text:style-name="T249">M</text:span><text:span text:style-name="T249">ixing Mumps and SQL Code</text:span><text:tab/>36</text:p>
          <text:p text:style-name="P683">5 Implementation Notes<text:tab/>40</text:p>
          <text:p text:style-name="P684">5.1 Modulo Operator<text:tab/>40</text:p>
          <text:p text:style-name="P684">5.2 GOTO Command<text:tab/>40</text:p>
          <text:p text:style-name="P684">5.3 Notes on Arithmetic Precision<text:tab/>40</text:p>
          <text:p text:style-name="P685">5.3.1 $fnumber()<text:tab/>40</text:p>
          <text:p text:style-name="P685">5.3.2 Exponential format numbers<text:tab/>40</text:p>
          <text:p text:style-name="P685">5.3.3 Arithmetic Precision<text:tab/>40</text:p>
          <text:p text:style-name="P687">5.3.3.1 Floating Point Precision<text:tab/>40</text:p>
          <text:p text:style-name="P687">5.3.3.2 Integer Precision<text:tab/>40</text:p>
          <text:p text:style-name="P687">5.3.3.3 Performance<text:tab/>40</text:p>
          <text:p text:style-name="P685"><text:soft-page-break/>5.3.4 Rounding<text:tab/>40</text:p>
          <text:p text:style-name="P684">5.4 <text:span text:style-name="T249">N</text:span><text:span text:style-name="T249">ew Command</text:span><text:tab/>40</text:p>
          <text:p text:style-name="P685">5.4.1 Runtime Symbol Table<text:tab/>41</text:p>
          <text:p text:style-name="P685">5.4.2 Forms of the New Command<text:tab/>41</text:p>
          <text:p text:style-name="P687">5.4.2.1 New Command with No Arguments<text:tab/>41</text:p>
          <text:p text:style-name="P687">5.4.2.2 New Command with Arguments<text:tab/>42</text:p>
          <text:p text:style-name="P686">5.4.2.2.1<text:span text:style-name="T249">N</text:span><text:span text:style-name="T249">ew Command with Comma List of Variable </text:span><text:span text:style-name="T249">Names</text:span><text:tab/>42</text:p>
          <text:p text:style-name="P686">5.4.2.2.2<text:span text:style-name="T249"> </text:span><text:span text:style-name="T249">N</text:span><text:span text:style-name="T249">ew Command with Parenthesized List of Variable Names</text:span><text:tab/>43</text:p>
          <text:p text:style-name="P684">5.5 Kill Command<text:tab/>44</text:p>
          <text:p text:style-name="P684">5.6 Lock Command with PostgreSQL or MySQL<text:tab/>44</text:p>
          <text:p text:style-name="P684">5.7 Lock command in client/server mode<text:tab/>44</text:p>
          <text:p text:style-name="P684">5.8 Line Continuation<text:tab/>44</text:p>
          <text:p text:style-name="P684">5.9 Naked indicator<text:tab/>44</text:p>
          <text:p text:style-name="P684">5.10 Job command<text:tab/>45</text:p>
          <text:p text:style-name="P684">5.11 File Names Containing Directory Information<text:tab/>45</text:p>
          <text:p text:style-name="P684">5.12 File Names<text:tab/>45</text:p>
          <text:p text:style-name="P684">5.13 Array Index Collating Sequence<text:tab/>45</text:p>
          <text:p text:style-name="P684">5.14 Subroutine &amp; Function Calls<text:tab/>45</text:p>
          <text:p text:style-name="P684">5.15 $Fnumber() Function<text:tab/>47</text:p>
          <text:p text:style-name="P684">5.16 $select() Function<text:tab/>47</text:p>
          <text:p text:style-name="P684">5.17 Compiling Large Programs<text:tab/>47</text:p>
          <text:p text:style-name="P684">5.18 Embedded Expressions<text:tab/>47</text:p>
          <text:p text:style-name="P684">5.19 Functions<text:tab/>47</text:p>
          <text:p text:style-name="P685">5.19.1 Call by Value<text:tab/>48</text:p>
          <text:p text:style-name="P685">5.19.2 Call by Reference.<text:tab/>49</text:p>
          <text:p text:style-name="P683">6 Shell Command<text:tab/>51</text:p>
          <text:p text:style-name="P684">6.1 shell<text:tab/>51</text:p>
          <text:p text:style-name="P684">6.2 shell/g<text:tab/>51</text:p>
          <text:p text:style-name="P684">6.3 shell/p<text:tab/>51</text:p>
          <text:p text:style-name="P683">7 Added Commands<text:tab/>52</text:p>
          <text:p text:style-name="P684">7.1 Database <text:span text:style-name="T32">expr</text:span><text:tab/>52</text:p>
          <text:p text:style-name="P684">7.2 Zhalt return_code<text:tab/>52</text:p>
          <text:p text:style-name="P683">8 Z Functions and System Variables<text:tab/>53</text:p>
          <text:p text:style-name="P684">8.1 System Variables<text:tab/>53</text:p>
          <text:p text:style-name="P685">8.1.1 $ztable<text:tab/>53</text:p>
          <text:p text:style-name="P685">8.1.2 $zTabSize<text:tab/>53</text:p>
          <text:p text:style-name="P685">8.1.3 $zProgram<text:tab/>53</text:p>
          <text:p text:style-name="P684">8.2 Bash Functions<text:tab/>53</text:p>
          <text:p text:style-name="P685">8.2.1 $zbasename(arg1[,arg2])<text:tab/>53</text:p>
          <text:p text:style-name="P685">8.2.2 $zfiletest(arg1,arg2)<text:tab/>54</text:p>
          <text:p text:style-name="P684">8.3 Math Functions<text:tab/>54</text:p>
          <text:p text:style-name="P685">8.3.1 $zabs(arg) absolute value<text:tab/>54</text:p>
          <text:p text:style-name="P685">8.3.2 $zacos(arg) arc cosine<text:tab/>54</text:p>
          <text:p text:style-name="P685">8.3.3 $zasin(arg) Arc sine<text:tab/>54</text:p>
          <text:p text:style-name="P685">8.3.4 $atan(arg) Arc tangent<text:tab/>54</text:p>
          <text:p text:style-name="P685">8.3.5 $zcos(arg) Cosine<text:tab/>54</text:p>
          <text:p text:style-name="P685">8.3.6 $zexp(arg) Exponential<text:tab/>54</text:p>
          <text:p text:style-name="P685">8.3.7 $zexp2(arg) Exponential base 2<text:tab/>54</text:p>
          <text:p text:style-name="P685">8.3.8 $zexp10(arg) Exponential base 10<text:tab/>55</text:p>
          <text:p text:style-name="P685">8.3.9 $zlog(arg) Natural log<text:tab/>55</text:p>
          <text:p text:style-name="P685">8.3.10 $zlog2(arg) Base 2 log<text:tab/>55</text:p>
          <text:p text:style-name="P685">8.3.11 $zlog10(arg) Base 10 log<text:tab/>55</text:p>
          <text:p text:style-name="P685">8.3.12 $zpow(arg1,arg2) Power function<text:tab/>55</text:p>
          <text:p text:style-name="P685">8.3.13 $zsqrt(<text:span text:style-name="T31">arg</text:span>) Square root<text:tab/>55</text:p>
          <text:p text:style-name="P685">8.3.14 $zsin(arg) Sine function<text:tab/>55</text:p>
          <text:p text:style-name="P685">8.3.15 $ztan(arg) Tangent function<text:tab/>55</text:p>
          <text:p text:style-name="P684">8.4 Date functions<text:tab/>55</text:p>
          <text:p text:style-name="P685"><text:soft-page-break/>8.4.1 $zdate(or $zd ) formatted date string<text:tab/>55</text:p>
          <text:p text:style-name="P685">8.4.2 $zd1 numeric internal date<text:tab/>55</text:p>
          <text:p text:style-name="P685">8.4.3 $zd2(<text:span text:style-name="T31">InternalDate</text:span>) date conversion<text:tab/>55</text:p>
          <text:p text:style-name="P685">8.4.4 $zd3(<text:span text:style-name="T31">Year,Month,Day</text:span>) Julian date<text:tab/>55</text:p>
          <text:p text:style-name="P685">8.4.5 $zd4(<text:span text:style-name="T31">Year,DayOfYear</text:span>) Julian to Gregorian<text:tab/>55</text:p>
          <text:p text:style-name="P685">8.4.6 $zd5(<text:span text:style-name="T31">Year, Month, Day</text:span>) comma listed date<text:tab/>55</text:p>
          <text:p text:style-name="P685">8.4.7 $zd6 hour:minute<text:tab/>55</text:p>
          <text:p text:style-name="P685">8.4.8 $zd7 hyphenated date<text:tab/>56</text:p>
          <text:p text:style-name="P685">8.4.9 $zd8 hyphenated date with time<text:tab/>56</text:p>
          <text:p text:style-name="P684">8.5 Special Purpose Functions<text:tab/>56</text:p>
          <text:p text:style-name="P685">8.5.1 $zb(arg) remove blanks<text:tab/>56</text:p>
          <text:p text:style-name="P685">8.5.2 $zchdir(directory_path) change directory<text:tab/>56</text:p>
          <text:p text:style-name="P685">8.5.3 $zCurrentFile Current Mumps File<text:tab/>56</text:p>
          <text:p text:style-name="P685">8.5.4 $zdump[(filename)] dump global arrays<text:tab/>56</text:p>
          <text:p text:style-name="P685">8.5.5 $zrestore[(arg)] restore globals<text:tab/>56</text:p>
          <text:p text:style-name="P685">8.5.6 $zfile(<text:span text:style-name="T31">arg</text:span>) file exists test<text:tab/>56</text:p>
          <text:p text:style-name="P685">8.5.7 $zflush flush Btree buffers<text:tab/>57</text:p>
          <text:p text:style-name="P685">8.5.8 $zgetenv(<text:span text:style-name="T32">arg</text:span>) get environment variable<text:tab/>57</text:p>
          <text:p text:style-name="P685">8.5.9 $zhtml(ar<text:span text:style-name="T31">g) </text:span>encode HTML string<text:tab/>57</text:p>
          <text:p text:style-name="P685">8.5.10 $zhit global array cache hit ratio<text:tab/>57</text:p>
          <text:p text:style-name="P685">8.5.11 $zlower(string) convert to lower case<text:tab/>57</text:p>
          <text:p text:style-name="P685">8.5.12 $znormal(<text:span text:style-name="T31">arg1</text:span>[,arg2]) word normalization<text:tab/>57</text:p>
          <text:p text:style-name="P685">8.5.13 $zNoBlanks(<text:span text:style-name="T249">arg</text:span><text:span text:style-name="T32">) </text:span><text:span text:style-name="T249">remove all blanks</text:span><text:tab/>57</text:p>
          <text:p text:style-name="P685">8.5.14 $zpad(<text:span text:style-name="T249">arg1,arg2</text:span>) left justify with padding<text:tab/>57</text:p>
          <text:p text:style-name="P685">8.5.15 $zseek(<text:span text:style-name="T249">arg</text:span>)<text:tab/>57</text:p>
          <text:p text:style-name="P685">8.5.16 $zsrand(<text:span text:style-name="T249">arg</text:span>)<text:tab/>58</text:p>
          <text:p text:style-name="P685">8.5.17 $zstem(<text:span text:style-name="T249">arg</text:span>)<text:tab/>58</text:p>
          <text:p text:style-name="P685">8.5.18 $zsystem(<text:span text:style-name="T249">arg</text:span>)<text:tab/>58</text:p>
          <text:p text:style-name="P685">8.5.19 $ztell<text:tab/>58</text:p>
          <text:p text:style-name="P685">8.5.20 $zu(<text:span text:style-name="T249">expression</text:span>)<text:tab/>58</text:p>
          <text:p text:style-name="P685">8.5.21 $zwi(<text:span text:style-name="T249">arg</text:span>)<text:tab/>58</text:p>
          <text:p text:style-name="P685">8.5.22 $zwn extract words from buffer<text:tab/>58</text:p>
          <text:p text:style-name="P685">8.5.23 $zwp extract words from buffer<text:tab/>59</text:p>
          <text:p text:style-name="P685">8.5.24 $zws(string) initialize internal buffer<text:tab/>59</text:p>
          <text:p text:style-name="P685">8.5.25 Scan Functions<text:tab/>59</text:p>
          <text:p text:style-name="P686">8.5.25.1.1 $zzScan<text:tab/>59</text:p>
          <text:p text:style-name="P686">8.5.25.1.2 $zzScanAlnum<text:tab/>59</text:p>
          <text:p text:style-name="P686">8.5.25.1.3 $zzInput(var)<text:tab/>59</text:p>
          <text:p text:style-name="P684">8.6 Vector and Matrix Functions<text:tab/>61</text:p>
          <text:p text:style-name="P685">8.6.1 <text:s/>$zzAvg(vector)<text:tab/>61</text:p>
          <text:p text:style-name="P685">8.6.2 <text:s/>$zzCentroid(gblMatrix,gblRef)<text:tab/>61</text:p>
          <text:p text:style-name="P685">8.6.3 <text:s/>$zzCount(gblVector)<text:tab/>61</text:p>
          <text:p text:style-name="P685">8.6.4 <text:s/>$zzMax(gbl)<text:tab/>62</text:p>
          <text:p text:style-name="P685">8.6.5 <text:s/>$zzMin(gbl)<text:tab/>62</text:p>
          <text:p text:style-name="P685">8.6.6 <text:s/>$zzMultiply(gbl1,gbl2,gbl3)<text:tab/>62</text:p>
          <text:p text:style-name="P685">8.6.7 <text:s/>$zzSum(gblVector)<text:tab/>62</text:p>
          <text:p text:style-name="P685">8.6.8 <text:s/>$zzTranspose(gblMatrix1,gblMatrix2)<text:tab/>62</text:p>
          <text:p text:style-name="P684">8.7 Text Processing Functions<text:tab/>62</text:p>
          <text:p text:style-name="P685">8.7.1 Similarity Functions<text:tab/>63</text:p>
          <text:p text:style-name="P687">8.7.1.1 <text:s/>$zzCosine(gbl1,gbl2)<text:tab/>63</text:p>
          <text:p text:style-name="P687">8.7.1.2 <text:s/>$zzSim1(gbl1,gbl2)<text:tab/>63</text:p>
          <text:p text:style-name="P687">8.7.1.3 <text:s/>$zzDice(gbl1,gbl2)<text:tab/>63</text:p>
          <text:p text:style-name="P687">8.7.1.4 <text:s/>$zzJaccard(gbl1,gbl2)<text:tab/>63</text:p>
          <text:p text:style-name="P685">8.7.2 $zzBMGSearch(arg1,arg2)<text:tab/>64</text:p>
          <text:p text:style-name="P685">8.7.3 <text:s/>$zPerlMatch(string,pattern)<text:tab/>64</text:p>
          <text:p text:style-name="P685">8.7.4 $zReplace(string,pattern,replacement)<text:tab/>66</text:p>
          <text:p text:style-name="P685">8.7.5 <text:s/>$zShred(string,length)<text:tab/>66</text:p>
          <text:p text:style-name="P685">8.7.6 <text:s/>$zShredQuery(string,length)<text:tab/>66</text:p>
          <text:p text:style-name="P685">8.7.7 $zzSoundex(s1)<text:tab/>68</text:p>
          <text:p text:style-name="P685">8.7.8 $zSmithWaterman(s1,s2,algn,mat,gap,noMatch,match)<text:tab/>68</text:p>
          <text:p text:style-name="P685">8.7.9 $zzIDF(global,doccount)<text:tab/>68</text:p>
          <text:p text:style-name="P685">8.7.10 Correlation Functions<text:tab/>69</text:p>
          <text:p text:style-name="P687"><text:soft-page-break/>8.7.10.1 <text:s/>$zzTermCorrelate(global1,global2)<text:tab/>69</text:p>
          <text:p text:style-name="P687">8.7.10.2 <text:s/>$zzDocCorrelate(gblref1,gblref2,mthd,thrshld)<text:tab/>70</text:p>
          <text:p text:style-name="P685">8.7.11 Stop and Synonym Functions<text:tab/>70</text:p>
          <text:p text:style-name="P687">8.7.11.1 <text:s/>$zStopInit(arg)<text:tab/>70</text:p>
          <text:p text:style-name="P687">8.7.11.2 <text:s/>$zStopLookup(word)<text:tab/>70</text:p>
          <text:p text:style-name="P687">8.7.11.3 <text:s/>$zSynInit(fileName)<text:tab/>70</text:p>
          <text:p text:style-name="P687">8.7.11.4 <text:s/>$zSynLookup(word)<text:tab/>70</text:p>
          <text:p text:style-name="P684">8.8 SQL functions<text:tab/>71</text:p>
          <text:p text:style-name="P685">8.8.1 $zsql<text:tab/>71</text:p>
          <text:p text:style-name="P685">8.8.2 $zsqlCols<text:tab/>72</text:p>
          <text:p text:style-name="P685">8.8.3 $zsqlOpen<text:tab/>72</text:p>
          <text:p text:style-name="P685">8.8.4 $zNative<text:tab/>72</text:p>
          <text:p text:style-name="P685">8.8.5 $zMysql<text:tab/>72</text:p>
          <text:p text:style-name="P685">8.8.6 $zPostgres<text:tab/>72</text:p>
          <text:p text:style-name="P687">8.8.6.1 $zTable<text:tab/>72</text:p>
          <text:p text:style-name="P685">8.8.7 $zTabsize<text:tab/>72</text:p>
          <text:p text:style-name="P685">8.8.8 $zsqlOutput<text:tab/>72</text:p>
          <text:p text:style-name="P683">9 Pattern Matching<text:tab/>73</text:p>
          <text:p text:style-name="P684">9.1 Mumps 95 Pattern Matching<text:tab/>73</text:p>
          <text:p text:style-name="P684">9.2 Using Perl Regular Expressions<text:tab/>73</text:p>
          <text:p text:style-name="P683">10 Mumps Compiler<text:tab/>75</text:p>
          <text:p text:style-name="P684">10.1 Compiling Programs<text:tab/>75</text:p>
          <text:p text:style-name="P684">10.2 How to Compile and Run a Mumps or MDH Program.<text:tab/>75</text:p>
          <text:p text:style-name="P684">10.3 Compiler Error Messages<text:tab/>75</text:p>
          <text:p text:style-name="P684">10.4 Global Array Storage in Compiled Programs<text:tab/>76</text:p>
          <text:p text:style-name="P684">10.5 Compiler Implementation Overview<text:tab/>76</text:p>
          <text:p text:style-name="P683">11 Multi-Dimensional and Hierarchical Database Class Library (MDH)<text:tab/>77</text:p>
          <text:p text:style-name="P684">11.1 MDH Class Library Header File<text:tab/>77</text:p>
          <text:p text:style-name="P684">11.2 MDH Data Types<text:tab/>77</text:p>
          <text:p text:style-name="P685">11.2.1 Mstring Data Objects<text:tab/>77</text:p>
          <text:p text:style-name="P687">11.2.1.1 Arithmetic Operations on Mstring Objects<text:tab/>78</text:p>
          <text:p text:style-name="P684">11.3 Global Data Objects<text:tab/>78</text:p>
          <text:p text:style-name="P684">11.4 <text:s/>Operators Defined on Mstring &amp; Global Objects<text:tab/>79</text:p>
          <text:p text:style-name="P684">11.5 Example Arithmetic Operations on global and mstring Objects<text:tab/>80</text:p>
          <text:p text:style-name="P684">11.6 Functions for Global and Mstring Objects<text:tab/>81</text:p>
          <text:p text:style-name="P684">11.7 Examples<text:tab/>98</text:p>
          <text:p text:style-name="P683">12 Licenses<text:tab/>100</text:p>
          <text:p text:style-name="P684">12.1 GNU Licenses<text:tab/>100</text:p>
          <text:p text:style-name="P685">12.1.1 GNU General Public License<text:tab/>100</text:p>
          <text:p text:style-name="P685">12.1.2 GNU Free Documentation License<text:tab/>105</text:p>
          <text:p text:style-name="P685">12.1.3 GNU LESSER GENERAL PUBLIC LICENSE<text:tab/>111</text:p>
          <text:p text:style-name="P684">12.2 Perl Compatible Regular Expression Library License<text:tab/>120</text:p>
        </text:index-body>
      </text:table-of-content>
      <text:p text:style-name="P404"/>
      <text:illustration-index text:style-name="Sect1" text:protected="true" text:name="Illustration Index1">
        <text:illustration-index-source text:caption-sequence-name="Illustration"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719">Figure 1 Creating a View<text:tab/>32</text:p>
          <text:p text:style-name="P719">Figure 2 Mumps View Access<text:tab/>32</text:p>
          <text:p text:style-name="P719">Figure 3 View with Data Conversion<text:tab/>32</text:p>
          <text:p text:style-name="P719">Figure 4 Mixing Mumps and SQL<text:tab/>36</text:p>
          <text:p text:style-name="P719">Figure 5 Expensive Iterative Mumps Code<text:tab/>36</text:p>
          <text:p text:style-name="P719">Figure 6 SQL Equivalent<text:tab/>37</text:p>
          <text:p text:style-name="P719">Figure 7 Merged Mumps/SQL Code<text:tab/>38</text:p>
          <text:p text:style-name="P719">Figure 8 Alternative Mumps/SQL Code<text:tab/>39</text:p>
          <text:p text:style-name="P719">Figure 9 new Command without Arguments<text:tab/>42</text:p>
          <text:p text:style-name="P719">Figure 10 new Command with Comma List<text:tab/>43</text:p>
          <text:p text:style-name="P719"><text:soft-page-break/>Figure 11 new Command with Parenthesized List<text:tab/>44</text:p>
          <text:p text:style-name="P719">Figure 12 Subroutine/Function Calls<text:tab/>47</text:p>
          <text:p text:style-name="P719">Figure 13 Inline Functions<text:tab/>48</text:p>
          <text:p text:style-name="P719">Figure 14 Call by Value Functions<text:tab/>49</text:p>
          <text:p text:style-name="P719">Figure 15 Call by Reference Functions<text:tab/>49</text:p>
          <text:p text:style-name="P719">Figure 16 Function Return Values<text:tab/>50</text:p>
          <text:p text:style-name="P719">Figure 17 Shell Command Example<text:tab/>51</text:p>
          <text:p text:style-name="P719">Figure 18 $Zb() Examples<text:tab/>56</text:p>
          <text:p text:style-name="P719">Figure 19 $Zseek() Examples<text:tab/>58</text:p>
          <text:p text:style-name="P719">Figure 20 $Zwi() Examples<text:tab/>59</text:p>
          <text:p text:style-name="P719">Figure 21 Scan Functions Examples<text:tab/>60</text:p>
          <text:p text:style-name="P719">Figure 22 $zzAvg() Example<text:tab/>61</text:p>
          <text:p text:style-name="P719">Figure 23 $zzCentroid() Example<text:tab/>61</text:p>
          <text:p text:style-name="P719">Figure 24 $zzCount() Example<text:tab/>61</text:p>
          <text:p text:style-name="P719">Figure 25 $zzMax() Example<text:tab/>62</text:p>
          <text:p text:style-name="P719">Figure 26 $zzMin() Example<text:tab/>62</text:p>
          <text:p text:style-name="P719">Figure 27 Similarity Formulae<text:tab/>63</text:p>
          <text:p text:style-name="P719">Figure 28 Similarity Functions<text:tab/>64</text:p>
          <text:p text:style-name="P719">Figure 29 $zzBMGSearch() Example<text:tab/>64</text:p>
          <text:p text:style-name="P719">Figure 30 $zzMultiply() Example<text:tab/>65</text:p>
          <text:p text:style-name="P719">Figure 31 $zzSum() Example<text:tab/>65</text:p>
          <text:p text:style-name="P719">Figure 32 $zzTranspose() Example<text:tab/>66</text:p>
          <text:p text:style-name="P719">Figure 33 $zPerlMatch() Example<text:tab/>66</text:p>
          <text:p text:style-name="P719">Figure 34 $zReplace() Example<text:tab/>67</text:p>
          <text:p text:style-name="P719">Figure 35 $zShred() Example<text:tab/>67</text:p>
          <text:p text:style-name="P719">Figure 36 $ShredQuery() Example<text:tab/>68</text:p>
          <text:p text:style-name="P719">Figure 37 $zSmithWaterman() Example<text:tab/>68</text:p>
          <text:p text:style-name="P719">Figure 38 $zzIDF() Example<text:tab/>69</text:p>
          <text:p text:style-name="P719">Figure 39 $zTermCorrelate() Example<text:tab/>70</text:p>
          <text:p text:style-name="P719">Figure 40 $zDocCorrelate()Example<text:tab/>71</text:p>
          <text:p text:style-name="P719">Figure 41 Stop List Functions<text:tab/>72</text:p>
          <text:p text:style-name="P719">Figure 42 Example C++ Code<text:tab/>76</text:p>
          <text:p text:style-name="P719">Figure 43 Operators Defined on mstring and global<text:tab/>80</text:p>
          <text:p text:style-name="P719">Figure 44 Code Examples<text:tab/>81</text:p>
          <text:p text:style-name="P719">Figure 45 Functions Defined on mstring and global<text:tab/>93</text:p>
          <text:p text:style-name="P719">Figure 46 Function Examples<text:tab/>96</text:p>
          <text:p text:style-name="P719">Figure 47 Query(), Qsububscript() and Qlength() Example<text:tab/>97</text:p>
          <text:p text:style-name="P719">Figure 48 Document Weighting<text:tab/>99</text:p>
        </text:index-body>
      </text:illustration-index>
      <text:h text:style-name="P615" text:outline-level="1"/>
      <text:h text:style-name="P616" text:outline-level="1">Installation</text:h>
      <text:h text:style-name="P593" text:outline-level="2">Installation Overview</text:h>
      <text:h text:style-name="Heading_20_2" text:outline-level="2">Interpreter <text:span text:style-name="T699">vs</text:span> Compiler</text:h>
      <text:p text:style-name="Standard">Please do not use the Mumps <text:span text:style-name="T4">compiler</text:span>. It has not been updated and there are possible errors. If you insist upon using it, do not send error reports. It will be brought up to date in a later release. Use the Mumps<text:span text:style-name="T4"> interpreter</text:span> instead.</text:p>
      <text:h text:style-name="Heading_20_2" text:outline-level="2">Required <text:span text:style-name="T699">System </text:span>Software</text:h>
      <text:p text:style-name="P405">Building mumps requires <text:span text:style-name="T677">that your system have certain software installed. For the most part, these are available through the Synaptic Package Manager or </text:span><text:span text:style-name="T93">apt-get</text:span><text:span text:style-name="T677">. Installation of the </text:span><text:span text:style-name="T95">MySQL</text:span><text:span text:style-name="T846">, </text:span><text:span text:style-name="T95">PostgreSQL</text:span><text:span text:style-name="T846">, and </text:span><text:span text:style-name="T95">Cygwin</text:span><text:span text:style-name="T846"> software is only required if you will be using these packages (details below). Normally, you probably won't.</text:span></text:p>
      <text:p text:style-name="P405"/>
      <text:list xml:id="list8592872692949686282" text:style-name="L1">
        <text:list-item>
          <text:p text:style-name="P625">Linux, preferably a <text:alphabetical-index-mark-start text:id="IMark106793880"/>Debian<text:alphabetical-index-mark-end text:id="IMark106793880"/> based version such as Debian, Ubuntu or Mint.<text:line-break/></text:p>
        </text:list-item>
        <text:list-item>
          <text:p text:style-name="P630"><text:span text:style-name="T371">The </text:span><text:span text:style-name="T356">g++/gcc</text:span><text:span text:style-name="T371"> compilers and related libraries. <text:line-break/></text:span></text:p>
        </text:list-item>
        <text:list-item>
          <text:p text:style-name="P630"><text:span text:style-name="T371">The </text:span><text:span text:style-name="T356">pcre</text:span><text:span text:style-name="T371"> (Perl Compatible Regular Expression) development libraries. The pcre libs should be in </text:span><text:span text:style-name="T356">/usr/lib</text:span><text:span text:style-name="T371"> and the <text:s/>include files in </text:span><text:span text:style-name="T356">/usr/include</text:span><text:span text:style-name="T371">. Be certain to install the </text:span><text:span text:style-name="T356">pcre</text:span><text:span text:style-name="T371"> </text:span><text:span text:style-name="T392">development</text:span><text:span text:style-name="T371"> libraries. <text:line-break/></text:span></text:p>
        </text:list-item>
        <text:list-item>
          <text:p text:style-name="P630"><text:span text:style-name="T356">PostgreSQL</text:span><text:span text:style-name="T371"> </text:span><text:span text:style-name="T379">and/or </text:span><text:span text:style-name="T363">MySQL (optional) </text:span><text:span text:style-name="T371">to store global arrays. </text:span><text:span text:style-name="T379">Installation </text:span><text:span text:style-name="T363">must</text:span><text:span text:style-name="T371"> includ</text:span><text:span text:style-name="T379">e</text:span><text:span text:style-name="T371"> the client </text:span><text:span text:style-name="T392">development</text:span><text:span text:style-name="T371"> libraries. <text:line-break/></text:span></text:p>
        </text:list-item>
        <text:list-item>
          <text:p text:style-name="P631"><text:span text:style-name="T371">The </text:span><text:span text:style-name="T356">bash shell</text:span><text:span text:style-name="T371"> interpreter located in </text:span><text:span text:style-name="T356">/bin</text:span><text:span text:style-name="T371">. <text:line-break/></text:span></text:p>
        </text:list-item>
        <text:list-item>
          <text:p text:style-name="P631"><text:span text:style-name="T384">The </text:span><text:span text:style-name="T364">GNU readline <text:s/></text:span><text:span text:style-name="T384">and </text:span><text:span text:style-name="T364">readline-dev</text:span><text:span text:style-name="T384"> packages.</text:span><text:span text:style-name="T391"> </text:span><text:span text:style-name="T371"><text:line-break/></text:span></text:p>
        </text:list-item>
        <text:list-item>
          <text:p text:style-name="P628">Autoconf<text:line-break/></text:p>
        </text:list-item>
        <text:list-item>
          <text:p text:style-name="P626">The following libraries are needed for the extended precision mathematics. If they are not installed by default, you will need to do so. Be sure to install the <text:span text:style-name="T4">development</text:span> versions of the libraries:<text:line-break/></text:p>
          <text:list>
            <text:list-item>
              <text:p text:style-name="P633">The GNU Multiple precision floating point computation library<text:line-break/><text:tab/>http://www.mpfr.org/<text:line-break/><text:tab/>libmpfr-dev<text:line-break/></text:p>
            </text:list-item>
            <text:list-item>
              <text:p text:style-name="P634">The GNU <text:span text:style-name="T609">Multiprecision arithmetic library development tools</text:span><text:line-break/><text:tab/><text:span text:style-name="T608">https://gmplib.org/<text:line-break/><text:tab/>libgmp-dev<text:line-break/></text:span></text:p>
            </text:list-item>
          </text:list>
        </text:list-item>
        <text:list-item>
          <text:p text:style-name="P627">Cygwin DLLs (see below) for use with Windows<text:span text:style-name="T844"> if you build a windows version of the code. These are not required for Linux versions</text:span>.</text:p>
        </text:list-item>
      </text:list>
      <text:h text:style-name="Heading_20_2" text:outline-level="2">Basic Software <text:span text:style-name="T699">Installation</text:span></text:h>
      <text:p text:style-name="Text_20_body">There are Bash script files (see below) that will install any needed software. You may wish to use these rather than manually installing each software package.<text:span text:style-name="T845"> The names of these files all begin with the prefix </text:span><text:span text:style-name="T94">Configure</text:span><text:span text:style-name="T342">.</text:span><text:span text:style-name="T343"> A related set of files to compile and build various versions, begin with the prefix </text:span><text:span text:style-name="T122">Build</text:span><text:span text:style-name="T248">.</text:span></text:p>
      <text:p text:style-name="Text_20_body"><text:span text:style-name="T682">The following are the </text:span><text:span text:style-name="T61">apt-get</text:span><text:span text:style-name="T295"> tool </text:span><text:span text:style-name="T340">install commands for required software used by </text:span><text:span text:style-name="T682">Debian GNU/Linux and related distributions (such as Ubuntu and Mint). Other Linux systems use different but similar tools. You need to i</text:span>nstall these packages for all versions of Mumps<text:note text:id="ftn1" text:note-class="footnote"><text:note-citation>1</text:note-citation><text:note-body><text:p text:style-name="P523"><text:s/><text:span text:style-name="T713">Note: these are automatically installed if you use </text:span><text:span text:style-name="T78">Configure</text:span><text:span text:style-name="T89">Mysql</text:span><text:span text:style-name="T78">.script</text:span><text:span text:style-name="T713"> , </text:span><text:span text:style-name="T78">Configure</text:span><text:span text:style-name="T89">Native</text:span><text:span text:style-name="T78">.scrip</text:span><text:span text:style-name="T713">t, </text:span><text:span text:style-name="T78">Configure</text:span><text:span text:style-name="T89">NativeClientServer</text:span><text:span text:style-name="T78">.scrip</text:span><text:span text:style-name="T713">t, or </text:span><text:span text:style-name="T78">Configure</text:span><text:span text:style-name="T89">Postgresql</text:span><text:span text:style-name="T78">.script -- </text:span><text:span text:style-name="T318">see below for details.</text:span></text:p></text:note-body></text:note>:</text:p>
      <text:p text:style-name="P104"/>
      <text:p text:style-name="Preformatted_20_Text"><text:soft-page-break/><text:s text:c="8"/>apt-get -q -y install autoconf </text:p>
      <text:p text:style-name="Preformatted_20_Text"/>
      <text:p text:style-name="Preformatted_20_Text"><text:s text:c="8"/>apt-get install libreadline6 libreadline6-dev </text:p>
      <text:p text:style-name="Preformatted_20_Text"/>
      <text:p text:style-name="Preformatted_20_Text"><text:s text:c="8"/>apt-get -q -y install libpcre3 </text:p>
      <text:p text:style-name="Preformatted_20_Text"><text:s text:c="8"/>apt-get -q -y install libpcre3-dev </text:p>
      <text:p text:style-name="Preformatted_20_Text"/>
      <text:p text:style-name="Preformatted_20_Text"><text:s text:c="8"/>apt-get -q -y install g++ </text:p>
      <text:p text:style-name="Preformatted_20_Text"><text:s text:c="8"/>apt-get -q -y install gcc-doc </text:p>
      <text:p text:style-name="Preformatted_20_Text"/>
      <text:p text:style-name="Preformatted_20_Text"><text:s text:c="8"/>apt-get -q -y install libgmp-dev </text:p>
      <text:p text:style-name="Preformatted_20_Text"><text:s text:c="8"/>apt-get -q -y install libmpfr-dev </text:p>
      <text:p text:style-name="Preformatted_20_Text"><text:s text:c="8"/><text:span text:style-name="T869">apt-get -q -y install astyle</text:span></text:p>
      <text:p text:style-name="Preformatted_20_Text"/>
      <text:h text:style-name="Heading_20_2" text:outline-level="2"><text:bookmark-start text:name="__RefHeading__16660_1627059566"/>PostgreSQL Software<text:bookmark-end text:name="__RefHeading__16660_1627059566"/></text:h>
      <text:p text:style-name="P103">Install these packages if you will be using PostgreSQL to store the global arrays. <text:span text:style-name="T713">These are automatically installed if you use </text:span><text:span text:style-name="T78">Configure</text:span><text:span text:style-name="T90">Postgresql</text:span><text:span text:style-name="T78">.script.</text:span></text:p>
      <text:p text:style-name="P102"/>
      <text:p text:style-name="Preformatted_20_Text"><text:s text:c="8"/>VERSION=9.<text:span text:style-name="T866">5</text:span> </text:p>
      <text:p text:style-name="Preformatted_20_Text"><text:s text:c="8"/>apt-get update </text:p>
      <text:p text:style-name="Preformatted_20_Text"><text:s text:c="8"/>apt-get -y install postgresql </text:p>
      <text:p text:style-name="Preformatted_20_Text"><text:s text:c="8"/>apt-get -y install libpq-dev </text:p>
      <text:p text:style-name="Preformatted_20_Text"><text:s text:c="8"/>apt-get -y install libpq5 </text:p>
      <text:p text:style-name="Preformatted_20_Text"><text:s text:c="8"/>apt-get -y install postgresql-doc-$VERSION </text:p>
      <text:h text:style-name="Heading_20_2" text:outline-level="2"><text:bookmark-start text:name="__RefHeading__16658_1627059566"/>MySQL Software<text:bookmark-end text:name="__RefHeading__16658_1627059566"/></text:h>
      <text:p text:style-name="P103">Install these packages if you will be using MySQL to store the global arrays. <text:span text:style-name="T713">These are automatically installed if you use </text:span><text:span text:style-name="T78">Configure</text:span><text:span text:style-name="T90">Mysql</text:span><text:span text:style-name="T78">.script.</text:span></text:p>
      <text:p text:style-name="P102"/>
      <text:p text:style-name="Preformatted_20_Text"><text:s text:c="8"/>apt-get -q -y install mysql-client </text:p>
      <text:p text:style-name="Preformatted_20_Text"><text:s text:c="8"/>apt-get -q -y install mysql-server </text:p>
      <text:p text:style-name="Preformatted_20_Text"><text:s text:c="8"/>apt-get -q -y install mysql-common </text:p>
      <text:p text:style-name="Preformatted_20_Text"><text:s text:c="8"/>apt-get -q -y install mysql-utilities </text:p>
      <text:p text:style-name="Preformatted_20_Text"><text:s text:c="8"/>apt-get -q -y install mysql-workbench </text:p>
      <text:p text:style-name="Preformatted_20_Text"><text:s text:c="8"/>apt-get -q -y install libmysqlclient-dev </text:p>
      <text:p text:style-name="Preformatted_20_Text"><text:s text:c="8"/>apt-get -q -y install libmysqld-dev </text:p>
      <text:h text:style-name="Heading_20_2" text:outline-level="2">Windows (Cygwin) Software</text:h>
      <text:p text:style-name="P105">These DLLs are required for the <text:span text:style-name="T713">Cygwin for </text:span>Windows version (see section <text:bookmark-ref text:reference-format="number" text:ref-name="__RefHeading__15124_1825335451">1.11</text:bookmark-ref>).</text:p>
      <text:p text:style-name="P105"/>
      <text:p text:style-name="Preformatted_20_Text"><text:s text:c="8"/><text:span text:style-name="T394">cygcrypto-1.0.0.dll <text:s text:c="3"/><text:line-break/> <text:s text:c="7"/>cygpcre-1.dll<text:tab/> <text:line-break/> <text:s text:c="7"/>cygstdc++-6.dll <text:s/><text:line-break/> <text:s text:c="7"/>cygz.dll <text:line-break/> <text:s text:c="7"/></text:span><text:span text:style-name="T847">cygmysqlclient</text:span><text:span text:style-name="T394">-18.dll <text:s/><text:line-break/> <text:s text:c="7"/>cygssl-1.0.0.dll <text:s/><text:line-break/> <text:s text:c="7"/>cygwin1.dll <text:line-break/> <text:s text:c="7"/>cyggcc_s-1.dll</text:span></text:p>
      <text:h text:style-name="P594" text:outline-level="2">Building the Software</text:h>
      <text:p text:style-name="Text_20_body">The distribution consists of source code. The source code must be compiled and linked to create executable versions of the interpreter. There are several options that must be set before compilation. To set these, there is a program named <text:span text:style-name="T32">configure</text:span><text:span text:style-name="T249"> which can be used to set all the possible options.</text:span></text:p>
      <text:p text:style-name="P452"><text:span text:style-name="T249">However, for the most part, you will use Bash script files that will invoke </text:span><text:span text:style-name="T32">configure</text:span><text:span text:style-name="T249">, configure the source code, and build the resulting executables according to pre-set templates. Each of these begins with prefix </text:span><text:span text:style-name="T96">Build</text:span><text:span text:style-name="T249">. They are discussed below.</text:span></text:p>
      <text:h text:style-name="P639" text:outline-level="3"><text:soft-page-break/>Quick Start</text:h>
      <text:p text:style-name="P453">If you want to build the most basic version of the Mumps interpreter, run:</text:p>
      <text:p text:style-name="P454"><text:s/>ConfigureNative.script</text:p>
      <text:p text:style-name="P455"><text:s/>followed by:</text:p>
      <text:p text:style-name="P454">BuildMumpsWithGlobalsInSingleUserNative.script</text:p>
      <text:p text:style-name="P453"><text:span text:style-name="T249">The first script file installs any necessary software and the second compiles and builds the most basic version of the interpreter. If you have already installed the necessary software, the first step is not needed. You must be </text:span><text:span text:style-name="T178">root</text:span><text:span text:style-name="T193"> to run these scripts.</text:span></text:p>
      <text:p text:style-name="P453"><text:span text:style-name="T249">The resulting interpreter is named </text:span><text:span text:style-name="T32">mumps</text:span><text:span text:style-name="T249"> and is located in /usr/bin/mumps.</text:span></text:p>
      <text:h text:style-name="P595" text:outline-level="2"><text:bookmark-start text:name="__RefHeading__23364_599480597"/>Database<text:span text:style-name="T848">s</text:span><text:bookmark-end text:name="__RefHeading__23364_599480597"/></text:h>
      <text:p text:style-name="P88"><text:span text:style-name="T593">The </text:span><text:span text:style-name="T45">configure</text:span><text:span text:style-name="T593"> program tailors the code to set a number of options most of which you will probably not change (see section </text:span><text:span text:style-name="T593"><text:bookmark-ref text:reference-format="number" text:ref-name="__RefHeading___Toc14890_1932656894">1.14</text:bookmark-ref></text:span><text:span text:style-name="T593"> on page </text:span><text:span text:style-name="T593"><text:bookmark-ref text:reference-format="page" text:ref-name="__RefHeading___Toc14890_1932656894">25</text:bookmark-ref></text:span><text:span text:style-name="T593"> for a complete list of options). Included in the distribution are a set of </text:span><text:span text:style-name="T46">bash</text:span><text:span text:style-name="T265"> scripts that configure and build Mumps. </text:span></text:p>
      <text:p text:style-name="P88"/>
      <text:p text:style-name="P89">This Mumps <text:span text:style-name="T714">distribution </text:span>has four options with regard to storing the global arrays:</text:p>
      <text:p text:style-name="P87"/>
      <text:list xml:id="list1025088110836245340" text:style-name="L2">
        <text:list-item>
          <text:p text:style-name="P569">Store the global arrays in the native B-tree database.<text:line-break/></text:p>
          <text:list>
            <text:list-item>
              <text:p text:style-name="P569">single user version</text:p>
            </text:list-item>
            <text:list-item>
              <text:p text:style-name="P570">multi-user shared database version</text:p>
            </text:list-item>
            <text:list-item>
              <text:p text:style-name="P569">multi-user <text:span text:style-name="T566">client-server </text:span>version<text:line-break/></text:p>
            </text:list-item>
          </text:list>
        </text:list-item>
        <text:list-item>
          <text:p text:style-name="P569">Store the global arrays in a <text:span text:style-name="T594">local or remote </text:span>PostgreSQL data base.<text:line-break/></text:p>
        </text:list-item>
        <text:list-item>
          <text:p text:style-name="P569">Store the global arrays in a <text:span text:style-name="T594">local or remote </text:span>MySQL data base.</text:p>
        </text:list-item>
      </text:list>
      <text:p text:style-name="P87"/>
      <text:p text:style-name="P90"><text:span text:style-name="T595">Option 1, referred to as the native database, is</text:span> quite fast with a minimum of overhead and it can efficiently manage very large databases <text:span text:style-name="T595">but it lacks a number of features normally found on modern database systems. It</text:span> <text:span text:style-name="T595">is </text:span>sensitive to system <text:span text:style-name="T595">and programming </text:span>errors. <text:span text:style-name="T595">I</text:span>t does a minimum of checkpointing and maintains a large part of the global array tree in volatile memory. If the <text:span text:style-name="T595">host </text:span>system crashes or the program using the global arrays terminates unexpectedly, the contents of the <text:span text:style-name="T595">entire </text:span>global array <text:span text:style-name="T595">database </text:span>are likely <text:span text:style-name="T678">to be </text:span>lost. </text:p>
      <text:p text:style-name="P90"/>
      <text:p text:style-name="P90">However, in applications where speed is important and, in the event of a crash, the program can be re-run without loss of data, th<text:span text:style-name="T567">e native database is</text:span> a good choice.</text:p>
      <text:p text:style-name="P90"/>
      <text:p text:style-name="P91"><text:span text:style-name="T596">The native database has two configurations. The first of these is </text:span>a <text:span text:style-name="T32">single user</text:span> global array facility <text:span text:style-name="T678">where t</text:span>he global arrays <text:span text:style-name="T678">are </text:span>stored in one directory, usually the one in which the Mumps program is itself running. <text:span text:style-name="T596">In this mode, o</text:span>nly one <text:span text:style-name="T50">read-write</text:span><text:span text:style-name="T50"><text:note text:id="ftn2" text:note-class="footnote"><text:note-citation>2</text:note-citation><text:note-body><text:p text:style-name="Footnote"><text:s/><text:span text:style-name="T678">The native database Mumps comes in two versions: a </text:span><text:span text:style-name="T49">read-write</text:span><text:span text:style-name="T274"> version which may both read and write global arrays and an </text:span><text:span text:style-name="T49">read-only </text:span><text:span text:style-name="T274">version where each Mumps program may only read the global arrays. Multiple </text:span><text:span text:style-name="T49">read-only</text:span><text:span text:style-name="T274"> instances may operate concurrently on the same global array data sets.</text:span></text:p></text:note-body></text:note></text:span><text:span text:style-name="T586"> Mumps </text:span>program may access the global arrays in a given directory at a time <text:span text:style-name="T596">although</text:span> other Mumps programs may run concurrently in other directories operating on other global array data sets. <text:span text:style-name="T596">This is </text:span>the fastest but most restrictive option.</text:p>
      <text:p text:style-name="P91"/>
      <text:p text:style-name="P91"><text:span text:style-name="T596">A second native database configures </text:span>involves running a <text:span text:style-name="T569">local</text:span> global array server. The server <text:span text:style-name="T569">accepts</text:span> global array access requests by means of internal operating system pipes from one or more Mumps client programs operating concurrently. This option is slightly slower <text:span text:style-name="T596">(about 30%) </text:span>due to additional system overhead but it permits multiple concurrent program execution. Only clients running on the same machine as the server, <text:span text:style-name="T596">however,</text:span> may access the <text:span text:style-name="T596">database as there is no networking option</text:span>. The server's global array files are slightly better protected as the server is not affected by client program crashes and the server does periodic flushing of it's buffers and journaling is possible. <text:span text:style-name="T679">However, s</text:span>ynchronization of array access is more tricky and requires use of the awkward <text:span text:style-name="T582">and error prone </text:span>Mumps <text:span text:style-name="T4">lock</text:span><text:span text:style-name="T129"> command. </text:span><text:span text:style-name="T141">Also, the global array database may be lost due to host system crash or failure of the Mumps server.</text:span></text:p>
      <text:p text:style-name="P87"/>
      <text:p text:style-name="P101"><text:soft-page-break/>If data integrity, remote and multi-user access are important, options 2 and 3 are better. These use PostgreSQL and MySQL, respectively, to store the global arrays. However, while the global array access is slower there are several other advantages.</text:p>
      <text:p text:style-name="P41"/>
      <text:p text:style-name="P41"><text:span text:style-name="T597">While </text:span>options 2 and 3 are slower than option 1, <text:span text:style-name="T597">due to relational data base system overhead</text:span>, using a relational database has <text:span text:style-name="T32">significant advantages</text:span> with regard to reliability and flexibility. <text:span text:style-name="T597">These include:</text:span></text:p>
      <text:p text:style-name="P41"/>
      <text:list xml:id="list6778183329926390153" text:style-name="L3">
        <text:list-item>
          <text:p text:style-name="P571"><text:span text:style-name="T129">All database transactions are </text:span><text:alphabetical-index-mark-start text:id="IMark107072072"/><text:span text:style-name="T129">ACID</text:span><text:alphabetical-index-mark-end text:id="IMark107072072"/><text:span text:style-name="T129"> (</text:span><text:span text:style-name="Emphasis"><text:span text:style-name="T129">Atomicity, Consistency, Isolation, Durability</text:span></text:span><text:span text:style-name="Emphasis"><text:span text:style-name="T193">) compliant.</text:span></text:span></text:p>
        </text:list-item>
        <text:list-item>
          <text:p text:style-name="P571"><text:alphabetical-index-mark-start text:id="IMark107163960"/><text:span text:style-name="Emphasis"><text:span text:style-name="T193">SQL</text:span></text:span><text:alphabetical-index-mark-end text:id="IMark107163960"/><text:span text:style-name="Emphasis"><text:span text:style-name="T193"> commands such as </text:span></text:span><text:alphabetical-index-mark-start text:id="IMark106945016"/><text:span text:style-name="Emphasis"><text:span text:style-name="T193">Begin Transaction</text:span></text:span><text:alphabetical-index-mark-end text:id="IMark106945016"/><text:span text:style-name="Emphasis"><text:span text:style-name="T193">, </text:span></text:span><text:alphabetical-index-mark-start text:id="IMark107072072"/><text:span text:style-name="Emphasis"><text:span text:style-name="T193">Commit</text:span></text:span><text:alphabetical-index-mark-end text:id="IMark107072072"/><text:span text:style-name="Emphasis"><text:span text:style-name="T193"> and </text:span></text:span><text:alphabetical-index-mark-start text:id="IMark107210824"/><text:span text:style-name="Emphasis"><text:span text:style-name="T193">Rollback</text:span></text:span><text:alphabetical-index-mark-end text:id="IMark107210824"/><text:span text:style-name="Emphasis"><text:span text:style-name="T193"> are available.</text:span></text:span></text:p>
        </text:list-item>
        <text:list-item>
          <text:p text:style-name="P571"><text:span text:style-name="Emphasis"><text:span text:style-name="T193">The Mumps global arrays </text:span></text:span><text:span text:style-name="Emphasis"><text:span text:style-name="T207">ca</text:span></text:span><text:span text:style-name="Emphasis"><text:span text:style-name="T193">n be queried with SQL commands </text:span></text:span><text:span text:style-name="Emphasis"><text:span text:style-name="T207">from non-Mumps environments</text:span></text:span><text:span text:style-name="Emphasis"><text:span text:style-name="T193">.</text:span></text:span></text:p>
        </text:list-item>
        <text:list-item>
          <text:p text:style-name="P571"><text:span text:style-name="Emphasis"><text:span text:style-name="T199">SQL v</text:span></text:span><text:span text:style-name="Emphasis"><text:span text:style-name="T193">iews of the Mumps database </text:span></text:span><text:span text:style-name="Emphasis"><text:span text:style-name="T202">may be constructed</text:span></text:span><text:span text:style-name="Emphasis"><text:span text:style-name="T193">.</text:span></text:span></text:p>
        </text:list-item>
        <text:list-item>
          <text:p text:style-name="P571"><text:span text:style-name="Emphasis"><text:span text:style-name="T193">The Mumps global array database can be remote and distributed.</text:span></text:span></text:p>
        </text:list-item>
        <text:list-item>
          <text:p text:style-name="P572"><text:span text:style-name="Emphasis"><text:span text:style-name="T202">Mumps programs can execute SQL commands on the server </text:span></text:span><text:span text:style-name="Emphasis"><text:span text:style-name="T207">on any accessible database table.</text:span></text:span></text:p>
        </text:list-item>
        <text:list-item>
          <text:p text:style-name="P573"><text:span text:style-name="Emphasis"><text:span text:style-name="T207">Multiple concurrent Mumps programs may </text:span></text:span><text:span text:style-name="Emphasis"><text:span text:style-name="T217">run</text:span></text:span><text:span text:style-name="Emphasis"><text:span text:style-name="T207"> at the same time.</text:span></text:span></text:p>
        </text:list-item>
      </text:list>
      <text:p text:style-name="P74"/>
      <text:p text:style-name="P92"><text:span text:style-name="T522">T</text:span><text:span text:style-name="T511">he distribution </text:span><text:span text:style-name="T522">contains several scripts </text:span><text:span text:style-name="T511">that will build various versions of the system. </text:span><text:span text:style-name="T522">These are detailed next. </text:span><text:span text:style-name="T511">You </text:span><text:span text:style-name="T512">must</text:span><text:span text:style-name="T511"> be </text:span><text:span text:style-name="T491">root</text:span><text:span text:style-name="T511"> to run these. </text:span></text:p>
      <text:p text:style-name="P92"/>
      <text:p text:style-name="P93"><text:span text:style-name="T511">The scripts assume a Debian (</text:span><text:span text:style-name="T491">apt-get</text:span><text:span text:style-name="T511">)</text:span><text:span text:style-name="T491"> </text:span><text:span text:style-name="T511">based Linux installation. If you are using a version of Linux not based on Debian, you will need to install and configure the required system software manually </text:span><text:span text:style-name="T531">according to the procedures on your system.</text:span></text:p>
      <text:p text:style-name="P71"/>
      <text:p text:style-name="P72"><text:span text:style-name="T679">Some of the scripts provided with the distribution may install system software as needed. Consequently, w</text:span>hen using <text:span text:style-name="T679">these </text:span>scripts, your machine needs to have a reliable Internet connection. Also, due to Internet load factors, it is possible that software installations may take a long time or, in some cases, fail <text:span text:style-name="T679">in the unlikely event that the servers from which the software to be downloaded are unavailable.<text:line-break/><text:line-break/>The Mumps interpreters and libraries built as a result of the scripts will be stored in </text:span><text:span text:style-name="T44">/usr/bin, /</text:span><text:span text:style-name="T51">usr/lib,</text:span><text:span text:style-name="T679"> </text:span><text:span text:style-name="T51">/usr/include</text:span><text:span text:style-name="T679"> and, in the case of the native file system server code, </text:span><text:span text:style-name="T44">/etc/mumps</text:span><text:span text:style-name="T590">.</text:span></text:p>
      <text:p text:style-name="P72"/>
      <text:p text:style-name="P73"><text:span text:style-name="T680">For the most part, </text:span>except for the Cygwin build,<text:span text:style-name="T680"> </text:span>there are two scripts <text:span text:style-name="T680">for each option</text:span>. On<text:span text:style-name="T680">e</text:span> of these installs all necessary system software and then build<text:span text:style-name="T680">s</text:span> the Mumps interpreter. The second only configures and builds Mumps, it does not install system software.</text:p>
      <text:p text:style-name="P73"/>
      <text:p text:style-name="P73">In the case of the scripts used with the relational databases, you will need to know the root password for the relational system if it is already installed or, if the script installs it, you will need to give the relational system a root password. In the case of the relational databases, the scripts will create a user named <text:span text:style-name="T32">mumps</text:span> and a database named <text:span text:style-name="T32">mumps</text:span>. The <text:span text:style-name="T32">mumps</text:span> user <text:span text:style-name="T598">is</text:span> granted superuser rights. </text:p>
      <text:h text:style-name="P640" text:outline-level="3">Native B-tree Database</text:h>
      <text:h text:style-name="Heading_20_4" text:outline-level="4">Native B-tree Client-Server Database</text:h>
      <text:p text:style-name="P487"><text:alphabetical-index-mark-start text:id="IMark107210824"/><text:span text:style-name="T529">Configure</text:span><text:span text:style-name="T543">Native</text:span><text:span text:style-name="T518">.script</text:span><text:alphabetical-index-mark-end text:id="IMark107210824"/></text:p>
      <text:p text:style-name="P484"><text:alphabetical-index-mark-start text:id="IMark107172440"/>BuildMumpsWithNativeClientServer.script<text:alphabetical-index-mark-end text:id="IMark107172440"/></text:p>
      <text:p text:style-name="Standard"><text:span text:style-name="T511"><text:line-break/></text:span><text:span text:style-name="T519">These b</text:span><text:span text:style-name="T511">uild </text:span><text:span text:style-name="T519">the</text:span><text:span text:style-name="T511"> client-server </text:span><text:span text:style-name="T523">native database </text:span><text:span text:style-name="T519">global array file system</text:span><text:span text:style-name="T511">. <text:line-break/><text:line-break/></text:span><text:span text:style-name="T532">The script ultimately create t</text:span><text:span text:style-name="T511">wo binary executable programs: </text:span><text:span text:style-name="T491">mumpsd,</text:span><text:span text:style-name="T511"> which is the database server, and </text:span><text:span text:style-name="T491">mumps,</text:span><text:span text:style-name="T511"> which is the interpreter client. See below for details.</text:span><text:span text:style-name="T516"><text:line-break/><text:line-break/></text:span><text:span text:style-name="T519">The first script, </text:span><text:alphabetical-index-mark-start text:id="IMark107210824"/><text:span text:style-name="T495">Configure</text:span><text:span text:style-name="T499">Native</text:span><text:span text:style-name="T494">.script</text:span><text:alphabetical-index-mark-end text:id="IMark107210824"/><text:span text:style-name="T519">, will install any </text:span><text:span text:style-name="T532">missing </text:span><text:span text:style-name="T519">system software and then </text:span><text:span text:style-name="T545">you </text:span><text:span text:style-name="T519">invoke the second script </text:span><text:span text:style-name="T545">(</text:span><text:span text:style-name="T502">BuildMumpsWithNativeClientServer.script</text:span><text:span text:style-name="T545">) </text:span><text:span text:style-name="T519">which actually compiles and installs the Mumps programs. <text:line-break/><text:line-break/>If </text:span><text:span text:style-name="T526">required</text:span><text:span text:style-name="T519"> system software is </text:span><text:span text:style-name="T523">already </text:span><text:span text:style-name="T519">installed, you </text:span><text:span text:style-name="T523">only </text:span><text:span text:style-name="T544">need to </text:span><text:span text:style-name="T532">use the second script, </text:span><text:span text:style-name="T519"><text:s/></text:span><text:alphabetical-index-mark-start text:id="IMark107163960"/><text:span text:style-name="T496">BuildMumpsWithNativeClientServer.script</text:span><text:alphabetical-index-mark-end text:id="IMark107163960"/><text:span text:style-name="T519"><text:line-break/><text:line-break/></text:span><text:soft-page-break/><text:span text:style-name="T519">If </text:span><text:span text:style-name="T523">required</text:span><text:span text:style-name="T519"> system software is not installed, </text:span><text:span text:style-name="T524">you must </text:span><text:span text:style-name="T544">first </text:span><text:span text:style-name="T524">install the software </text:span><text:span text:style-name="T544">either </text:span><text:span text:style-name="T524">manually or </text:span><text:span text:style-name="T544">by</text:span><text:span text:style-name="T524"> </text:span><text:span text:style-name="T519">use the first </text:span><text:span text:style-name="T532">script.</text:span></text:p>
      <text:p text:style-name="P121"/>
      <text:p text:style-name="P412">The executable Mumps client interpreter is place in <text:span text:style-name="T32">/usr/bin</text:span> while the Mumps global array server is placed in <text:span text:style-name="T32">/etc/mumps</text:span>.</text:p>
      <text:p text:style-name="P412"/>
      <text:p text:style-name="P407">The Mumps global array server permits multiple, <text:span text:style-name="T576">local</text:span> Mumps client programs to <text:span text:style-name="T599">access the global arrays</text:span> concurrently. There is approximately a 30% performance penalty on global array accesses <text:span text:style-name="T838">done </text:span>through the <text:span text:style-name="T599">server</text:span> as opposed to <text:span text:style-name="T838">accesses </text:span>using the stand-alone, <text:span text:style-name="T599">single user file system</text:span>.</text:p>
      <text:p text:style-name="P407"/>
      <text:p text:style-name="P407"><text:span text:style-name="T599">The build scripts described above </text:span>will create the global array libraries so that global array accesses will be made through the mumps server (<text:alphabetical-index-mark-start text:id="IMark107163960"/><text:span text:style-name="T32">mumpsd</text:span><text:alphabetical-index-mark-end text:id="IMark107163960"/>).</text:p>
      <text:p text:style-name="P407"/>
      <text:p text:style-name="P407"><text:span text:style-name="T599">To start the server, </text:span>change directory to <text:span text:style-name="T32">/etc/mumps and </text:span>start the <text:span text:style-name="T599">server</text:span>, as root, with the command</text:p>
      <text:p text:style-name="P407"/>
      <text:p text:style-name="P427"><text:tab/>./mumpsd &gt; log &amp;</text:p>
      <text:p text:style-name="P407"/>
      <text:p text:style-name="P407">To halt the server, send it a <text:span text:style-name="T32">SIGINT</text:span> (^C) such as<text:note text:id="ftn3" text:note-class="footnote"><text:note-citation>3</text:note-citation><text:note-body><text:p text:style-name="P524"><text:s/><text:span text:style-name="T371">Note: during normal Linux shutdown, this signal is </text:span><text:span text:style-name="T388">automatically </text:span><text:span text:style-name="T371">sent to each process so </text:span><text:span text:style-name="T356">mumpsd</text:span><text:span text:style-name="T371"> will be properly shutdown.</text:span></text:p></text:note-body></text:note>:</text:p>
      <text:p text:style-name="P407"/>
      <text:p text:style-name="P427"><text:tab/>kill -2 1234</text:p>
      <text:p text:style-name="P407"/>
      <text:p text:style-name="P407">where 1234 is the <text:span text:style-name="T32">mumpsd</text:span> process id. If you do not start the Mumps server, global array access will be unavailable.</text:p>
      <text:p text:style-name="P407"/>
      <text:p text:style-name="P407"><text:span text:style-name="T715">I</text:span>f you do a proper <text:span text:style-name="T588">Mumps demon </text:span>shutdown, the <text:span text:style-name="T715">database will be intact</text:span>. However, failure to properly close the <text:span text:style-name="T599">server could lead to catastrophic data loss.</text:span></text:p>
      <text:p text:style-name="P407"/>
      <text:p text:style-name="P408">The server communicates with the clients by means of sockets. </text:p>
      <text:p text:style-name="P408"/>
      <text:p text:style-name="P408">The Mumps global array data base <text:span text:style-name="T715">(</text:span><text:span text:style-name="T79">key.dat</text:span><text:span text:style-name="T715"> and </text:span><text:span text:style-name="T79">data.dat</text:span><text:span text:style-name="T715">) </text:span>will be in <text:span text:style-name="T32">/etc/mumps</text:span>.</text:p>
      <text:p text:style-name="P407"/>
      <text:p text:style-name="P408"><text:span text:style-name="T589">On some multi-core systems, a</text:span> slight performance <text:span text:style-name="T589">improvement</text:span> may be gained by attaching the <text:span text:style-name="T589">Mumps </text:span>demon to one CPU. To do so, use the following command <text:span text:style-name="T589">as root</text:span>:</text:p>
      <text:p text:style-name="P407"/>
      <text:p text:style-name="P427"><text:tab/>schedtool -a 0x1 PID</text:p>
      <text:p text:style-name="P407"/>
      <text:p text:style-name="P433"><text:span text:style-name="T409">where PID is the process id of the demon and 0x1 means the first (cpu0) processor core </text:span><text:span text:style-name="T400">(0x2 means cpu1 </text:span><text:span text:style-name="T361">etc</text:span><text:span text:style-name="T400">.)</text:span><text:span text:style-name="T409">.</text:span></text:p>
      <text:h text:style-name="P666" text:outline-level="4">Native B-tree Database <text:span text:style-name="T849">witout Server</text:span></text:h>
      <text:p text:style-name="P483"><text:alphabetical-index-mark-start text:id="IMark107249864"/>Configure<text:span text:style-name="T836">Native</text:span>.script<text:alphabetical-index-mark-end text:id="IMark107249864"/></text:p>
      <text:p text:style-name="P485"><text:alphabetical-index-mark-start text:id="IMark107163960"/>BuildMumpsWithGlobalsIn<text:span text:style-name="T839">Shared</text:span>Native.script<text:alphabetical-index-mark-end text:id="IMark107163960"/></text:p>
      <text:p text:style-name="P486"><text:alphabetical-index-mark-start text:id="IMark107072072"/>BuildMumpsWithGlobals<text:span text:style-name="T840">SingleUser</text:span>Native.script<text:alphabetical-index-mark-end text:id="IMark107072072"/></text:p>
      <text:p text:style-name="P399"/>
      <text:p text:style-name="Text_20_body">These scripts build two stand-alone versions of the mumps interpreter both of which use the native B-tree global array file system, the fastest global array database option. </text:p>
      <text:p text:style-name="Text_20_body">When using a native btree global array database, the database is stored in two files: <text:span text:style-name="T32">key.dat</text:span> (the B-tree) and <text:span text:style-name="T32">data.dat</text:span> (the stored data). Normally these reside in the same system directory as the executing Mumps program. </text:p>
      <text:p text:style-name="Text_20_body">A given system may have multiple global array databases in multiple directories. <text:span text:style-name="T835">E</text:span>ach <text:span text:style-name="T835">such </text:span>database is completely separate <text:span text:style-name="T835">and independent </text:span>from each other <text:span text:style-name="T835">database</text:span>.</text:p>
      <text:h text:style-name="P680" text:outline-level="5"><text:span text:style-name="T843"><text:s/></text:span>Shared Database</text:h>
      <text:p text:style-name="P566"><text:span text:style-name="T491">BuildMumpsWithGlobalsIn</text:span><text:span text:style-name="T503">Shared</text:span><text:span text:style-name="T491">Native.script</text:span><text:span text:style-name="T841"> creates a </text:span>version <text:span text:style-name="T841">that </text:span>do<text:span text:style-name="T841">es</text:span> not require a server. <text:span text:style-name="T841">Instances of the Mumps interpreter share the database.</text:span></text:p>
      <text:p text:style-name="P451"><text:soft-page-break/><text:span text:style-name="T528">I</text:span><text:span text:style-name="T511">n </text:span><text:span text:style-name="T545">shared</text:span><text:span text:style-name="T511"> mode, </text:span><text:span text:style-name="T542">there may be </text:span><text:span text:style-name="T540">multiple </text:span><text:span text:style-name="T511">instances of Mumps </text:span><text:span text:style-name="T542">interpreters</text:span><text:span text:style-name="T511"> operating </text:span><text:span text:style-name="T542">concurrently </text:span><text:span text:style-name="T511">on the same database files (</text:span><text:span text:style-name="T491">key.dat</text:span><text:span text:style-name="T511"> and </text:span><text:span text:style-name="T491">data.dat</text:span><text:span text:style-name="T539">). </text:span><text:span text:style-name="T542">They</text:span><text:span text:style-name="T539"> cooperatively share the database. Each instance is given a </text:span><text:span text:style-name="T498">slice</text:span><text:span text:style-name="T539"> of </text:span><text:span text:style-name="T542">operations</text:span><text:span text:style-name="T539"> on the database before it relinquish</text:span><text:span text:style-name="T542">es</text:span><text:span text:style-name="T539"> control. Th</text:span><text:span text:style-name="T542">e size of this slice can be </text:span><text:span text:style-name="T539">set by </text:span><text:span text:style-name="T498">configure </text:span><text:span text:style-name="T540">(see page </text:span><text:span text:style-name="T540"><text:bookmark-ref text:reference-format="page" text:ref-name="__RefHeading___Toc14890_1932656894">25</text:bookmark-ref></text:span><text:span text:style-name="T540">)</text:span><text:span text:style-name="T539">.</text:span></text:p>
      <text:h text:style-name="P681" text:outline-level="5"><text:s/>Single User Mode</text:h>
      <text:p text:style-name="Text_20_body">The script <text:span text:style-name="T503">BuildMumpsWithGlobals</text:span><text:span text:style-name="T504">SingleUser</text:span><text:span text:style-name="T503">Native.script</text:span><text:span text:style-name="T491"> </text:span><text:span text:style-name="T511">creates a single user version of Mumps. The database in read-write mode is not shared. Programs must acquire access to the database serially. This is the fasted version of the database.</text:span></text:p>
      <text:p text:style-name="P451"><text:span text:style-name="T511">Because many applications tend to write </text:span><text:span text:style-name="T546">or </text:span><text:span text:style-name="T511">update the database infrequently but read it frequently, one version of the Mumps interpreter </text:span><text:span text:style-name="T547">built by this script </text:span><text:span text:style-name="T546">is</text:span><text:span text:style-name="T511"> </text:span><text:span text:style-name="T491">read-only</text:span><text:span text:style-name="T511"> </text:span><text:span text:style-name="T546">with respect to the database </text:span><text:span text:style-name="T511">while the other is r</text:span><text:span text:style-name="T491">ead-write.</text:span><text:span text:style-name="T842"> In the read-only version (</text:span><text:span text:style-name="T92">mumpsRO</text:span><text:span text:style-name="T341">), the same database may be accessed by any number of Mumps programs concurrently.</text:span></text:p>
      <text:h text:style-name="P641" text:outline-level="3">Relational Database Server Resident Global Arrays</text:h>
      <text:h text:style-name="P668" text:outline-level="4">Overview</text:h>
      <text:p text:style-name="P127"><text:span text:style-name="T570">The Mumps g</text:span>lobal arrays my be stored in <text:span text:style-name="T570">a </text:span>relational database system. The two currently supported are MySQL (Oracle Corporation) and PostgreSQL (PostgreSQL Global Development Group). With simple code changes, other servers c<text:span text:style-name="T557">ould</text:span> also be accommodated. </text:p>
      <text:p text:style-name="P127"/>
      <text:p text:style-name="P127">There are advantages and disadvantages to storing globals arrays in a relational database. The hierarchical nature of the Mumps database is <text:span text:style-name="T557">ordinarily </text:span>not well suited to the tabular structure of a relational database <text:span text:style-name="T557">and access is</text:span> slower. </text:p>
      <text:p text:style-name="P127"/>
      <text:p text:style-name="P127">On the other hand, relational databases provide flexible multi-user, robust, fully ACID (<text:span text:style-name="Emphasis">Atomicity, Consistency, Isolation, Durability)</text:span><text:span text:style-name="Emphasis"><text:span text:style-name="T249"> compliant data storage along with a complete suite of transaction processing functions not otherwise available in the Mumps language definition. </text:span></text:span></text:p>
      <text:p text:style-name="P127"/>
      <text:p text:style-name="P127"><text:span text:style-name="Emphasis"><text:span text:style-name="T249">A further advantage is that global array data may be interrogated and manipulated by ordinary, standard SQL commands.</text:span></text:span></text:p>
      <text:p text:style-name="P127"><text:span text:style-name="Emphasis"><text:span text:style-name="T249"/></text:span></text:p>
      <text:p text:style-name="P127"><text:span text:style-name="Emphasis"><text:span text:style-name="T251">By default, t</text:span></text:span><text:span text:style-name="Emphasis"><text:span text:style-name="T249">he Mumps </text:span></text:span><text:span text:style-name="Emphasis"><text:span text:style-name="T280">interpreter </text:span></text:span><text:span text:style-name="Emphasis"><text:span text:style-name="T249">maps global array references to a </text:span></text:span><text:span text:style-name="Emphasis"><text:span text:style-name="T280">multi-</text:span></text:span><text:span text:style-name="Emphasis"><text:span text:style-name="T249">column relational database table </text:span></text:span><text:span text:style-name="Emphasis"><text:span text:style-name="T280">with the same name as the global array.</text:span></text:span><text:span text:style-name="Emphasis"><text:span text:style-name="T249"> <text:s/></text:span></text:span><text:span text:style-name="Emphasis"><text:span text:style-name="T280">The c</text:span></text:span><text:span text:style-name="Emphasis"><text:span text:style-name="T249">olumns </text:span></text:span><text:span text:style-name="Emphasis"><text:span text:style-name="T280">of the table are </text:span></text:span><text:span text:style-name="Emphasis"><text:span text:style-name="T249">named</text:span></text:span><text:span text:style-name="Emphasis"><text:span text:style-name="T32"> a1</text:span></text:span><text:span text:style-name="Emphasis"><text:span text:style-name="T249">, </text:span></text:span><text:span text:style-name="Emphasis"><text:span text:style-name="T32">a2</text:span></text:span><text:span text:style-name="Emphasis"><text:span text:style-name="T249">, … </text:span></text:span><text:span text:style-name="Emphasis"><text:span text:style-name="T32">a10</text:span></text:span><text:span text:style-name="Emphasis"><text:span text:style-name="T249"> </text:span></text:span><text:span text:style-name="Emphasis"><text:span text:style-name="T280">and so forth. The values in the columns are </text:span></text:span><text:span text:style-name="Emphasis"><text:span text:style-name="T249">the indices from </text:span></text:span><text:span text:style-name="Emphasis"><text:span text:style-name="T280">a</text:span></text:span><text:span text:style-name="Emphasis"><text:span text:style-name="T249"> global array reference. </text:span></text:span></text:p>
      <text:p text:style-name="P127"/>
      <text:p text:style-name="P127"><text:span text:style-name="Emphasis"><text:span text:style-name="T280">The final column </text:span></text:span><text:span text:style-name="Emphasis"><text:span text:style-name="T249">contains the value </text:span></text:span><text:span text:style-name="Emphasis"><text:span text:style-name="T280">stored at the reference</text:span></text:span><text:span text:style-name="Emphasis"><text:span text:style-name="T249">, if any. For example, the code:</text:span></text:span></text:p>
      <text:p text:style-name="P127"><text:span text:style-name="Emphasis"><text:span text:style-name="T249"/></text:span></text:p>
      <text:p text:style-name="P127"><text:span text:style-name="Emphasis"><text:span text:style-name="T478"><text:tab/></text:span></text:span><text:span text:style-name="Emphasis"><text:span text:style-name="T461">set ^birds(1,2,3,4,5)=”ducks”</text:span></text:span></text:p>
      <text:p text:style-name="P127"><text:span text:style-name="Emphasis"><text:span text:style-name="T249"/></text:span></text:p>
      <text:p text:style-name="P127"><text:span text:style-name="Emphasis"><text:span text:style-name="T249">would map to a </text:span></text:span><text:span text:style-name="Emphasis"><text:span text:style-name="T280">table named </text:span></text:span><text:span text:style-name="Emphasis"><text:span text:style-name="T52">birds</text:span></text:span><text:span text:style-name="Emphasis"><text:span text:style-name="T280"> </text:span></text:span><text:span text:style-name="Emphasis"><text:span text:style-name="T249">in the </text:span></text:span><text:span text:style-name="Emphasis"><text:span text:style-name="T254">relational </text:span></text:span><text:span text:style-name="Emphasis"><text:span text:style-name="T249">database as </text:span></text:span><text:span text:style-name="Emphasis"><text:span text:style-name="T280">follows</text:span></text:span><text:span text:style-name="Emphasis"><text:span text:style-name="T280"><text:note text:id="ftn4" text:note-class="footnote"><text:note-citation>4</text:note-citation><text:note-body><text:p text:style-name="P520"><text:s/><text:span text:style-name="Emphasis"><text:span text:style-name="T249">By default, the columns </text:span></text:span><text:span text:style-name="Emphasis"><text:span text:style-name="T32">varchar</text:span></text:span><text:span text:style-name="Emphasis"><text:span text:style-name="T249"> </text:span></text:span><text:span text:style-name="Emphasis"><text:span text:style-name="T281">(note: the character length is a settable option but the index columns are normally </text:span></text:span><text:span text:style-name="Emphasis"><text:span text:style-name="T53">varchar(64) </text:span></text:span><text:span text:style-name="Emphasis"><text:span text:style-name="T281">while the data column, the last column, is normally </text:span></text:span><text:span text:style-name="Emphasis"><text:span text:style-name="T53">varchar(512)</text:span></text:span><text:span text:style-name="Emphasis"><text:span text:style-name="T281"> ). </text:span></text:span><text:span text:style-name="Emphasis"><text:span text:style-name="T249">The </text:span></text:span><text:span text:style-name="Emphasis"><text:span text:style-name="T281">character </text:span></text:span><text:span text:style-name="Emphasis"><text:span text:style-name="T249">size of columns can be set to other values by </text:span></text:span><text:span text:style-name="Emphasis"><text:span text:style-name="T32">configure</text:span></text:span><text:span text:style-name="Emphasis"><text:span text:style-name="T249">. Smaller values </text:span></text:span><text:span text:style-name="Emphasis"><text:span text:style-name="T254">may</text:span></text:span><text:span text:style-name="Emphasis"><text:span text:style-name="T249"> improve performance.</text:span></text:span></text:p></text:note-body></text:note></text:span></text:span><text:span text:style-name="Emphasis"><text:span text:style-name="T280">:</text:span></text:span></text:p>
      <text:p text:style-name="P127"/>
      <text:p text:style-name="P127"><text:span text:style-name="Emphasis"><text:span text:style-name="T280">birds</text:span></text:span></text:p>
      <text:p text:style-name="P127"><text:span text:style-name="Emphasis"><text:span text:style-name="T478">+------+------+------+------+------+------+ </text:span></text:span></text:p>
      <text:p text:style-name="P127"><text:span text:style-name="Emphasis"><text:span text:style-name="T478">| a1 <text:s text:c="2"/>| a2 <text:s text:c="2"/>| a3 <text:s text:c="2"/>| a4 <text:s text:c="2"/>| a5 <text:s text:c="2"/>| a6 <text:s text:c="2"/>| </text:span></text:span></text:p>
      <text:p text:style-name="P127"><text:span text:style-name="Emphasis"><text:span text:style-name="T478">+------+------+------+------+------+------+ </text:span></text:span></text:p>
      <text:p text:style-name="P127"><text:span text:style-name="Emphasis"><text:span text:style-name="T478">| 1 <text:s text:c="3"/>| 2 <text:s text:c="3"/>| 3 <text:s text:c="3"/>| 4 <text:s text:c="3"/>| 5 <text:s text:c="3"/>|ducks | </text:span></text:span></text:p>
      <text:p text:style-name="P127"><text:span text:style-name="Emphasis"><text:span text:style-name="T478">+------+------+------+------+------+------+ </text:span></text:span></text:p>
      <text:p text:style-name="P127"><text:span text:style-name="Emphasis"><text:span text:style-name="T249"/></text:span></text:p>
      <text:p text:style-name="P127"><text:span text:style-name="Emphasis"><text:span text:style-name="T249">The total number of columns </text:span></text:span><text:span text:style-name="Emphasis"><text:span text:style-name="T282">for a global array </text:span></text:span><text:span text:style-name="Emphasis"><text:span text:style-name="T249">is </text:span></text:span><text:span text:style-name="Emphasis"><text:span text:style-name="T282">set either to a default number (</text:span></text:span><text:span text:style-name="Emphasis"><text:span text:style-name="T249">a </text:span></text:span><text:span text:style-name="Emphasis"><text:span text:style-name="T32">configure</text:span></text:span><text:span text:style-name="Emphasis"><text:span text:style-name="T249"> option</text:span></text:span><text:span text:style-name="Emphasis"><text:span text:style-name="T282">) or by the </text:span></text:span><text:span text:style-name="Emphasis"><text:span text:style-name="T54">sql/f</text:span></text:span><text:span text:style-name="Emphasis"><text:span text:style-name="T282"> <text:s/>Mumps command. </text:span></text:span><text:span text:style-name="Emphasis"><text:span text:style-name="T283">The </text:span></text:span><text:span text:style-name="Emphasis"><text:span text:style-name="T55">sql/f</text:span></text:span><text:span text:style-name="Emphasis"><text:span text:style-name="T283"> command for the above would look like:</text:span></text:span></text:p>
      <text:p text:style-name="P127"/>
      <text:p text:style-name="P293"><text:tab/><text:span text:style-name="T683">sql/f birds 6</text:span></text:p>
      <text:p text:style-name="P127"/>
      <text:p text:style-name="P127"><text:span text:style-name="Emphasis"><text:span text:style-name="T283">where the first operand is the table name to be created and the second is the number of columns (including the final column for data values).</text:span></text:span></text:p>
      <text:p text:style-name="P127"/>
      <text:p text:style-name="P122"><text:soft-page-break/><text:span text:style-name="Emphasis"><text:span text:style-name="T284">If you do not predefine a table, a default number of columns will be used (currently 11).</text:span></text:span></text:p>
      <text:p text:style-name="P122"/>
      <text:p text:style-name="P122"><text:span text:style-name="Emphasis"><text:span text:style-name="T285">If your program instantiates array elements like the following:</text:span></text:span></text:p>
      <text:p text:style-name="P122"/>
      <text:p text:style-name="P122"><text:span text:style-name="Emphasis"><text:span text:style-name="T479"><text:tab/></text:span></text:span><text:span text:style-name="Emphasis"><text:span text:style-name="T463">set ^birds(1)=”all”</text:span></text:span></text:p>
      <text:p text:style-name="P122"><text:span text:style-name="Emphasis"><text:span text:style-name="T479"><text:tab/></text:span></text:span><text:span text:style-name="Emphasis"><text:span text:style-name="T463">set ^birds(1,2)=”flying”</text:span></text:span></text:p>
      <text:p text:style-name="P122"><text:span text:style-name="Emphasis"><text:span text:style-name="T479"><text:tab/></text:span></text:span><text:span text:style-name="Emphasis"><text:span text:style-name="T463">set ^birds(1,2,3)=”water”</text:span></text:span></text:p>
      <text:p text:style-name="P122"><text:span text:style-name="Emphasis"><text:span text:style-name="T479"><text:tab/></text:span></text:span><text:span text:style-name="Emphasis"><text:span text:style-name="T463">set ^birds(1,2,3,4)=”large”</text:span></text:span></text:p>
      <text:p text:style-name="P122"><text:span text:style-name="Emphasis"><text:span text:style-name="T479"><text:tab/></text:span></text:span><text:span text:style-name="Emphasis"><text:span text:style-name="T463">set ^birds(1,2,3,4,5)=”ducks”</text:span></text:span></text:p>
      <text:p text:style-name="P122"><text:span text:style-name="Emphasis"><text:span text:style-name="T479"><text:tab/></text:span></text:span><text:span text:style-name="Emphasis"><text:span text:style-name="T463">set ^birds(1,</text:span></text:span><text:span text:style-name="Emphasis"><text:span text:style-name="T465">3</text:span></text:span><text:span text:style-name="Emphasis"><text:span text:style-name="T463">)=”</text:span></text:span><text:span text:style-name="Emphasis"><text:span text:style-name="T465">flightless</text:span></text:span><text:span text:style-name="Emphasis"><text:span text:style-name="T463">”</text:span></text:span></text:p>
      <text:p text:style-name="P122"><text:span text:style-name="Emphasis"><text:span text:style-name="T479"><text:tab/></text:span></text:span><text:span text:style-name="Emphasis"><text:span text:style-name="T463">set ^birds(1,</text:span></text:span><text:span text:style-name="Emphasis"><text:span text:style-name="T465">3</text:span></text:span><text:span text:style-name="Emphasis"><text:span text:style-name="T463">,3)=”water”</text:span></text:span></text:p>
      <text:p text:style-name="P122"><text:span text:style-name="Emphasis"><text:span text:style-name="T479"><text:tab/></text:span></text:span><text:span text:style-name="Emphasis"><text:span text:style-name="T463">set ^birds(1,</text:span></text:span><text:span text:style-name="Emphasis"><text:span text:style-name="T465">3</text:span></text:span><text:span text:style-name="Emphasis"><text:span text:style-name="T463">,3,4)=”large”</text:span></text:span></text:p>
      <text:p text:style-name="P122"><text:span text:style-name="Emphasis"><text:span text:style-name="T479"><text:tab/></text:span></text:span><text:span text:style-name="Emphasis"><text:span text:style-name="T463">set ^birds(1,</text:span></text:span><text:span text:style-name="Emphasis"><text:span text:style-name="T465">3</text:span></text:span><text:span text:style-name="Emphasis"><text:span text:style-name="T463">,3,4,5)=”</text:span></text:span><text:span text:style-name="Emphasis"><text:span text:style-name="T465">penguins</text:span></text:span><text:span text:style-name="Emphasis"><text:span text:style-name="T463">”</text:span></text:span></text:p>
      <text:p text:style-name="P127"/>
      <text:p text:style-name="P123">The relational table will look like<text:note text:id="ftn5" text:note-class="footnote"><text:note-citation>5</text:note-citation><text:note-body><text:p text:style-name="Footnote"><text:s/><text:span text:style-name="T684">Table row order may differ but this is not important.</text:span></text:p></text:note-body></text:note>:</text:p>
      <text:p text:style-name="P123"/>
      <text:p text:style-name="P127"><text:span text:style-name="Emphasis"><text:span text:style-name="T180">birds</text:span></text:span></text:p>
      <text:p text:style-name="P127"><text:span text:style-name="Emphasis"><text:span text:style-name="T478">+------+------+------+------+------+-----------+ </text:span></text:span></text:p>
      <text:p text:style-name="P127"><text:span text:style-name="Emphasis"><text:span text:style-name="T478">| a1 <text:s text:c="2"/>| a2 <text:s text:c="2"/>| a3 <text:s text:c="2"/>| a4 <text:s text:c="2"/>| a5 <text:s text:c="2"/>| a6 <text:s text:c="7"/>| </text:span></text:span></text:p>
      <text:p text:style-name="P127"><text:span text:style-name="Emphasis"><text:span text:style-name="T478">+------+------+------+------+------+-----------+ </text:span></text:span></text:p>
      <text:p text:style-name="P127"><text:span text:style-name="Emphasis"><text:span text:style-name="T478">| 1 <text:s text:c="3"/>|</text:span></text:span><text:span text:style-name="Emphasis"><text:span text:style-name="T479">(null)</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all <text:s/></text:span></text:span><text:span text:style-name="Emphasis"><text:span text:style-name="T478"><text:s text:c="6"/>| </text:span></text:span></text:p>
      <text:p text:style-name="P123"><text:span text:style-name="Emphasis"><text:span text:style-name="T478">+------+------+------+------+------+-----------+ </text:span></text:span></text:p>
      <text:p text:style-name="P127"><text:span text:style-name="Emphasis"><text:span text:style-name="T478">| 1 <text:s text:c="3"/>|</text:span></text:span><text:span text:style-name="Emphasis"><text:span text:style-name="T479"> 2 <text:s text:c="3"/></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flying <text:s text:c="4"/></text:span></text:span><text:span text:style-name="Emphasis"><text:span text:style-name="T478">| </text:span></text:span></text:p>
      <text:p text:style-name="P123"><text:span text:style-name="Emphasis"><text:span text:style-name="T478">+------+------+------+------+------+-----------+ </text:span></text:span></text:p>
      <text:p text:style-name="P127"><text:span text:style-name="Emphasis"><text:span text:style-name="T478">| 1 <text:s text:c="3"/>|</text:span></text:span><text:span text:style-name="Emphasis"><text:span text:style-name="T479"> 2 <text:s text:c="3"/></text:span></text:span><text:span text:style-name="Emphasis"><text:span text:style-name="T478">| </text:span></text:span><text:span text:style-name="Emphasis"><text:span text:style-name="T479">3 <text:s text:c="3"/></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water</text:span></text:span><text:span text:style-name="Emphasis"><text:span text:style-name="T478"> <text:s text:c="5"/>| </text:span></text:span></text:p>
      <text:p text:style-name="P123"><text:span text:style-name="Emphasis"><text:span text:style-name="T478">+------+------+------+------+------+-----------+ </text:span></text:span></text:p>
      <text:p text:style-name="P127"><text:span text:style-name="Emphasis"><text:span text:style-name="T478">| 1 <text:s text:c="3"/>|</text:span></text:span><text:span text:style-name="Emphasis"><text:span text:style-name="T479"> 2 <text:s text:c="3"/></text:span></text:span><text:span text:style-name="Emphasis"><text:span text:style-name="T478">| </text:span></text:span><text:span text:style-name="Emphasis"><text:span text:style-name="T479">3 <text:s text:c="3"/></text:span></text:span><text:span text:style-name="Emphasis"><text:span text:style-name="T478">|</text:span></text:span><text:span text:style-name="Emphasis"><text:span text:style-name="T479">4 <text:s text:c="4"/></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large</text:span></text:span><text:span text:style-name="Emphasis"><text:span text:style-name="T478"> <text:s text:c="5"/>| </text:span></text:span></text:p>
      <text:p text:style-name="P123"><text:span text:style-name="Emphasis"><text:span text:style-name="T478">+------+------+------+------+------+-----------+ </text:span></text:span></text:p>
      <text:p text:style-name="P127"><text:span text:style-name="Emphasis"><text:span text:style-name="T478">| 1 <text:s text:c="3"/>| 2 <text:s text:c="3"/>| 3 <text:s text:c="3"/>| 4 <text:s text:c="3"/>| 5 <text:s text:c="3"/>|ducks <text:s text:c="5"/>| </text:span></text:span></text:p>
      <text:p text:style-name="P123"><text:span text:style-name="Emphasis"><text:span text:style-name="T478">+------+------+------+------+------+-----------+ </text:span></text:span></text:p>
      <text:p text:style-name="P127"><text:span text:style-name="Emphasis"><text:span text:style-name="T478">| 1 <text:s text:c="3"/>|</text:span></text:span><text:span text:style-name="Emphasis"><text:span text:style-name="T479"> </text:span></text:span><text:span text:style-name="Emphasis"><text:span text:style-name="T480">3</text:span></text:span><text:span text:style-name="Emphasis"><text:span text:style-name="T479"> <text:s text:c="3"/></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80">flightless </text:span></text:span><text:span text:style-name="Emphasis"><text:span text:style-name="T478">| </text:span></text:span></text:p>
      <text:p text:style-name="P123"><text:span text:style-name="Emphasis"><text:span text:style-name="T478">+------+------+------+------+------+-----------+ </text:span></text:span></text:p>
      <text:p text:style-name="P127"><text:span text:style-name="Emphasis"><text:span text:style-name="T478">| 1 <text:s text:c="3"/>|</text:span></text:span><text:span text:style-name="Emphasis"><text:span text:style-name="T479"> </text:span></text:span><text:span text:style-name="Emphasis"><text:span text:style-name="T480">3</text:span></text:span><text:span text:style-name="Emphasis"><text:span text:style-name="T479"> <text:s text:c="3"/></text:span></text:span><text:span text:style-name="Emphasis"><text:span text:style-name="T478">| </text:span></text:span><text:span text:style-name="Emphasis"><text:span text:style-name="T479">3 <text:s text:c="3"/></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water</text:span></text:span><text:span text:style-name="Emphasis"><text:span text:style-name="T478"> <text:s text:c="5"/>| </text:span></text:span></text:p>
      <text:p text:style-name="P123"><text:span text:style-name="Emphasis"><text:span text:style-name="T478">+------+------+------+------+------+-----------+ </text:span></text:span></text:p>
      <text:p text:style-name="P127"><text:span text:style-name="Emphasis"><text:span text:style-name="T478">| 1 <text:s text:c="3"/>|</text:span></text:span><text:span text:style-name="Emphasis"><text:span text:style-name="T479"> </text:span></text:span><text:span text:style-name="Emphasis"><text:span text:style-name="T480">3</text:span></text:span><text:span text:style-name="Emphasis"><text:span text:style-name="T479"> <text:s text:c="3"/></text:span></text:span><text:span text:style-name="Emphasis"><text:span text:style-name="T478">| </text:span></text:span><text:span text:style-name="Emphasis"><text:span text:style-name="T479">3 <text:s text:c="3"/></text:span></text:span><text:span text:style-name="Emphasis"><text:span text:style-name="T478">|</text:span></text:span><text:span text:style-name="Emphasis"><text:span text:style-name="T479">4 <text:s text:c="4"/></text:span></text:span><text:span text:style-name="Emphasis"><text:span text:style-name="T478">|</text:span></text:span><text:span text:style-name="Emphasis"><text:span text:style-name="T479">(null)</text:span></text:span><text:span text:style-name="Emphasis"><text:span text:style-name="T478">|</text:span></text:span><text:span text:style-name="Emphasis"><text:span text:style-name="T479">large</text:span></text:span><text:span text:style-name="Emphasis"><text:span text:style-name="T478"> <text:s text:c="5"/>| </text:span></text:span></text:p>
      <text:p text:style-name="P123"><text:span text:style-name="Emphasis"><text:span text:style-name="T478">+------+------+------+------+------+-----------+ </text:span></text:span></text:p>
      <text:p text:style-name="P127"><text:span text:style-name="Emphasis"><text:span text:style-name="T478">| 1 <text:s text:c="3"/>| </text:span></text:span><text:span text:style-name="Emphasis"><text:span text:style-name="T480">3</text:span></text:span><text:span text:style-name="Emphasis"><text:span text:style-name="T478"> <text:s text:c="3"/>| 3 <text:s text:c="3"/>| 4 <text:s text:c="3"/>| 5 <text:s text:c="3"/>|penguins <text:s text:c="2"/>|</text:span></text:span></text:p>
      <text:p text:style-name="P123"><text:span text:style-name="Emphasis"><text:span text:style-name="T478">+------+------+------+------+------+-----------+ </text:span></text:span></text:p>
      <text:p text:style-name="P127"><text:span text:style-name="Emphasis"><text:span text:style-name="T249"/></text:span></text:p>
      <text:p text:style-name="P124"><text:span text:style-name="T687">Mumps a</text:span>ccess requests produce the expected results:</text:p>
      <text:p text:style-name="P124"/>
      <text:p text:style-name="P293"><text:span text:style-name="Emphasis"><text:span text:style-name="T463"><text:tab/></text:span></text:span><text:span text:style-name="Emphasis"><text:span text:style-name="T464">write</text:span></text:span><text:span text:style-name="Emphasis"><text:span text:style-name="T463"> ^birds(1) <text:s text:c="12"/>=</text:span></text:span><text:span text:style-name="Emphasis"><text:span text:style-name="T464">&gt; </text:span></text:span><text:span text:style-name="Emphasis"><text:span text:style-name="T463">all</text:span></text:span></text:p>
      <text:p text:style-name="P293"><text:span text:style-name="Emphasis"><text:span text:style-name="T463"><text:tab/></text:span></text:span><text:span text:style-name="Emphasis"><text:span text:style-name="T464">write</text:span></text:span><text:span text:style-name="Emphasis"><text:span text:style-name="T463"> ^birds(1,2) <text:s text:c="10"/>=</text:span></text:span><text:span text:style-name="Emphasis"><text:span text:style-name="T464">&gt; </text:span></text:span><text:span text:style-name="Emphasis"><text:span text:style-name="T463">flying</text:span></text:span></text:p>
      <text:p text:style-name="P293"><text:span text:style-name="Emphasis"><text:span text:style-name="T463"><text:tab/></text:span></text:span><text:span text:style-name="Emphasis"><text:span text:style-name="T464">write</text:span></text:span><text:span text:style-name="Emphasis"><text:span text:style-name="T463"> ^birds(1,2,3) <text:s text:c="8"/>=</text:span></text:span><text:span text:style-name="Emphasis"><text:span text:style-name="T464">&gt; </text:span></text:span><text:span text:style-name="Emphasis"><text:span text:style-name="T463">water</text:span></text:span></text:p>
      <text:p text:style-name="P293"><text:span text:style-name="Emphasis"><text:span text:style-name="T463"><text:tab/></text:span></text:span><text:span text:style-name="Emphasis"><text:span text:style-name="T464">write</text:span></text:span><text:span text:style-name="Emphasis"><text:span text:style-name="T463"> ^birds(1,2,3,4) <text:s text:c="6"/>=</text:span></text:span><text:span text:style-name="Emphasis"><text:span text:style-name="T464">&gt; </text:span></text:span><text:span text:style-name="Emphasis"><text:span text:style-name="T463">large</text:span></text:span></text:p>
      <text:p text:style-name="P293"><text:span text:style-name="Emphasis"><text:span text:style-name="T463"><text:tab/></text:span></text:span><text:span text:style-name="Emphasis"><text:span text:style-name="T464">write</text:span></text:span><text:span text:style-name="Emphasis"><text:span text:style-name="T463"> ^birds(1,2,3,4,5) <text:s text:c="4"/>=</text:span></text:span><text:span text:style-name="Emphasis"><text:span text:style-name="T464">&gt; </text:span></text:span><text:span text:style-name="Emphasis"><text:span text:style-name="T463">ducks</text:span></text:span></text:p>
      <text:p text:style-name="P293"/>
      <text:p text:style-name="P293"><text:tab/><text:span text:style-name="T686">write $order(^birds(1,2)) <text:s text:c="3"/>=&gt; 3</text:span></text:p>
      <text:p text:style-name="P293"><text:tab/><text:span text:style-name="T685">write $order(^birds(1,2,"")) =&gt; 3</text:span></text:p>
      <text:p text:style-name="P127"/>
      <text:p text:style-name="P127">The <text:span text:style-name="T249">row-wise duplication in the above is also present in </text:span><text:span text:style-name="T286">many </text:span><text:span text:style-name="T249">other Mumps systems </text:span><text:span text:style-name="T286">and the </text:span><text:span text:style-name="T56">nulls</text:span><text:span text:style-name="T286"> have little effect on overall performance. Ideally, however, a more dense table is easier to deal with from a SQL frame of reference.</text:span></text:p>
      <text:p text:style-name="P21"/>
      <text:p text:style-name="P127"><text:span text:style-name="Emphasis"><text:span text:style-name="T254">An advantage, as mentioned above, is that d</text:span></text:span><text:span text:style-name="Emphasis"><text:span text:style-name="T249">ata stored in </text:span></text:span><text:span text:style-name="Emphasis"><text:span text:style-name="T287">such a </text:span></text:span><text:span text:style-name="Emphasis"><text:span text:style-name="T249">table </text:span></text:span><text:span text:style-name="Emphasis"><text:span text:style-name="T254">may</text:span></text:span><text:span text:style-name="Emphasis"><text:span text:style-name="T249"> be queried by </text:span></text:span><text:span text:style-name="Emphasis"><text:span text:style-name="T254">an </text:span></text:span><text:span text:style-name="Emphasis"><text:span text:style-name="T249">ordinary SQL </text:span></text:span><text:span text:style-name="Emphasis"><text:span text:style-name="T254">command </text:span></text:span><text:span text:style-name="Emphasis"><text:span text:style-name="T249">such as:</text:span></text:span></text:p>
      <text:p text:style-name="P127"><text:span text:style-name="Emphasis"><text:span text:style-name="T249"/></text:span></text:p>
      <text:p text:style-name="P127"><text:span text:style-name="Emphasis"><text:span text:style-name="T451"><text:tab/>select a</text:span></text:span><text:span text:style-name="Emphasis"><text:span text:style-name="T452">6</text:span></text:span><text:span text:style-name="Emphasis"><text:span text:style-name="T451"> from </text:span></text:span><text:span text:style-name="Emphasis"><text:span text:style-name="T452">birds</text:span></text:span><text:span text:style-name="Emphasis"><text:span text:style-name="T451"> where a1='1' and a2='2' </text:span></text:span><text:span text:style-name="Emphasis"><text:span text:style-name="T452">and a3='' and a4='' and a5=''</text:span></text:span><text:span text:style-name="Emphasis"><text:span text:style-name="T451">;</text:span></text:span></text:p>
      <text:p text:style-name="P127"/>
      <text:p text:style-name="P125">which yields <text:span text:style-name="T32">flying</text:span><text:span text:style-name="T249">. Note the specific use of null strings.</text:span></text:p>
      <text:p text:style-name="P17"/>
      <text:p text:style-name="P126">Similarly, SQL <text:span text:style-name="T32">views</text:span><text:span text:style-name="T249"> may be established on the </text:span><text:span text:style-name="T57">birds</text:span><text:span text:style-name="T249"> table </text:span><text:span text:style-name="T288">to facilitate access.</text:span></text:p>
      <text:h text:style-name="P668" text:outline-level="4"><text:soft-page-break/><text:span text:style-name="T610">Basic </text:span>Database <text:span text:style-name="T591">Configuration </text:span></text:h>
      <text:p text:style-name="P108">By default, in order for Mumps to store and retrieve global arrays from a relational server the following requirements must be met:</text:p>
      <text:p text:style-name="P108"/>
      <text:list xml:id="list3166034126834584229" text:style-name="L4">
        <text:list-item>
          <text:p text:style-name="P574">There must be a database user named <text:span text:style-name="T32">mumps</text:span><text:span text:style-name="T249"> authorized to create, drop, read and write tables </text:span><text:span text:style-name="T347">(you may alter the default </text:span><text:span text:style-name="T102">username</text:span><text:span text:style-name="T347"> in </text:span><text:span text:style-name="T102">configure</text:span><text:span text:style-name="T249">;<text:line-break/></text:span></text:p>
        </text:list-item>
        <text:list-item>
          <text:p text:style-name="P574"><text:span text:style-name="T249">There must be a database named </text:span><text:span text:style-name="T32">mumps</text:span><text:span text:style-name="T249"> </text:span><text:span text:style-name="T266">with privileges sufficient to create, destroy, read and write tables</text:span><text:span text:style-name="T347">i (you may alter the default database name in </text:span><text:span text:style-name="T102">configure</text:span><text:span text:style-name="T347">)</text:span><text:span text:style-name="T266">.</text:span></text:p>
        </text:list-item>
      </text:list>
      <text:p text:style-name="P127"/>
      <text:p text:style-name="P108">The user name <text:span text:style-name="T32">mumps</text:span><text:span text:style-name="T249"> and the database name </text:span><text:span text:style-name="T32">mumps</text:span><text:span text:style-name="T249"> may be changed in the </text:span><text:span text:style-name="T32">configure</text:span><text:span text:style-name="T249"> procedure. </text:span><text:span text:style-name="T288">By </text:span><text:span text:style-name="T249">default, </text:span><text:span text:style-name="T288">user</text:span><text:span text:style-name="T249"> </text:span><text:span text:style-name="T32">mumps</text:span><text:span text:style-name="T249"> </text:span><text:span text:style-name="T288">has</text:span><text:span text:style-name="T249"> the default password </text:span><text:span text:style-name="T32">abc123</text:span><text:span text:style-name="T249"> which </text:span><text:span text:style-name="T266">may</text:span><text:span text:style-name="T249"> also be changed with </text:span><text:span text:style-name="T32">configure.</text:span></text:p>
      <text:p text:style-name="P114"/>
      <text:p text:style-name="P188"><text:span text:style-name="T293">Note: i</text:span><text:span text:style-name="T249">f you want to experiment with this before committing it to your main host, you might try building a virtual Linux machine with Linux Mint and Oracle's Virtual Box (both are free).</text:span></text:p>
      <text:p text:style-name="P36"/>
      <text:p text:style-name="P37">The default PostgreSQL and MySQL installations provided by the configuration scripts are generic. You will probably want to tune them to your particular needs.</text:p>
      <text:h text:style-name="P669" text:outline-level="4">Running Mumps as <text:span text:style-name="T32">root </text:span></text:h>
      <text:p text:style-name="P32">Generally speaking, you should not attempt to run <text:span text:style-name="T32">mumps</text:span> as <text:span text:style-name="T32">root</text:span> if you are using either MySql or PostgreSQL. The database systems will reject your transactions.</text:p>
      <text:h text:style-name="P668" text:outline-level="4"><text:span text:style-name="Emphasis"><text:span text:style-name="T249"><text:s/>Relational Database Configure </text:span></text:span><text:span text:style-name="Emphasis"><text:span text:style-name="T296">O</text:span></text:span><text:span text:style-name="Emphasis"><text:span text:style-name="T249">ptions </text:span></text:span><text:span text:style-name="Emphasis"><text:span text:style-name="T296">Common to All Servers</text:span></text:span></text:h>
      <text:p text:style-name="P127"><text:span text:style-name="Emphasis"><text:span text:style-name="T249">The following </text:span></text:span><text:span text:style-name="Emphasis"><text:span text:style-name="T32">configure</text:span></text:span><text:span text:style-name="Emphasis"><text:span text:style-name="T249"> options are common to all relational database </text:span></text:span><text:span text:style-name="Emphasis"><text:span text:style-name="T267">clients</text:span></text:span><text:span text:style-name="Emphasis"><text:span text:style-name="T249">. </text:span></text:span><text:span text:style-name="Emphasis"><text:span text:style-name="T260">You probably do not want to change the</text:span></text:span><text:span text:style-name="Emphasis"><text:span text:style-name="T267">se</text:span></text:span><text:span text:style-name="Emphasis"><text:span text:style-name="T260">.</text:span></text:span></text:p>
      <text:h text:style-name="P682" text:outline-level="5"><text:span text:style-name="Emphasis"><text:span text:style-name="T249"><text:s/></text:span></text:span><text:alphabetical-index-mark-start text:id="IMark107172440"/><text:span text:style-name="Emphasis"><text:span text:style-name="T249">--with-datasize</text:span></text:span><text:alphabetical-index-mark-end text:id="IMark107172440"/><text:span text:style-name="Emphasis"><text:span text:style-name="T249">=</text:span></text:span><text:span text:style-name="Emphasis"><text:span text:style-name="T32">numeric-value</text:span></text:span></text:h>
      <text:p text:style-name="P127"><text:span text:style-name="Emphasis"><text:span text:style-name="T249">The maximum length of a string stored at a global array node </text:span></text:span><text:span text:style-name="Emphasis"><text:span text:style-name="T288">in the last column</text:span></text:span><text:span text:style-name="Emphasis"><text:span text:style-name="T249">. Performance is improved if this value is as small as possible. If an element stored at a global array node exceeds this length, it will be truncated. Default: 512.</text:span></text:span></text:p>
      <text:h text:style-name="P682" text:outline-level="5"><text:span text:style-name="Emphasis"><text:span text:style-name="T249"><text:s/></text:span></text:span><text:alphabetical-index-mark-start text:id="IMark106945016"/><text:span text:style-name="Emphasis"><text:span text:style-name="T249">--with-dbname</text:span></text:span><text:alphabetical-index-mark-end text:id="IMark106945016"/><text:span text:style-name="Emphasis"><text:span text:style-name="T249">=</text:span></text:span><text:span text:style-name="Emphasis"><text:span text:style-name="T32">name</text:span></text:span></text:h>
      <text:p text:style-name="P127"><text:span text:style-name="Emphasis"><text:span text:style-name="T249">The name of the </text:span></text:span><text:span text:style-name="Emphasis"><text:span text:style-name="T32">database</text:span></text:span><text:span text:style-name="Emphasis"><text:span text:style-name="T249"> in the relational database server </text:span></text:span><text:span text:style-name="Emphasis"><text:span text:style-name="T288">where Mumps will store the global arrays</text:span></text:span><text:span text:style-name="Emphasis"><text:span text:style-name="T249">. Default: </text:span></text:span><text:span text:style-name="Emphasis"><text:span text:style-name="T32">mumps.</text:span></text:span></text:p>
      <text:h text:style-name="P682" text:outline-level="5"><text:span text:style-name="Emphasis"><text:span text:style-name="T249"><text:s/></text:span></text:span><text:alphabetical-index-mark-start text:id="IMark107072072"/><text:span text:style-name="Emphasis"><text:span text:style-name="T249">--with-indexsize</text:span></text:span><text:alphabetical-index-mark-end text:id="IMark107072072"/><text:span text:style-name="Emphasis"><text:span text:style-name="T32">=numeric-value</text:span></text:span></text:h>
      <text:p text:style-name="P127"><text:span text:style-name="Emphasis"><text:span text:style-name="T249">Specify the size of the </text:span></text:span><text:span text:style-name="Emphasis"><text:span text:style-name="T32">varchar </text:span></text:span><text:span text:style-name="Emphasis"><text:span text:style-name="T249">declaration of columns </text:span></text:span><text:span text:style-name="Emphasis"><text:span text:style-name="T32">a1, </text:span></text:span><text:span text:style-name="Emphasis"><text:span text:style-name="T58">a2, ...</text:span></text:span><text:span text:style-name="Emphasis"><text:span text:style-name="T249"> </text:span></text:span><text:span text:style-name="Emphasis"><text:span text:style-name="T32">.</text:span></text:span><text:span text:style-name="Emphasis"><text:span text:style-name="T249"> This is the maximum string length of any individual global array index </text:span></text:span><text:span text:style-name="Emphasis"><text:span text:style-name="T252">element</text:span></text:span><text:span text:style-name="Emphasis"><text:span text:style-name="T249">. </text:span></text:span><text:span text:style-name="Emphasis"><text:span text:style-name="T252">For example, if your global array reference is: </text:span></text:span><text:span text:style-name="Emphasis"><text:span text:style-name="T35">^a(1,2,3),</text:span></text:span><text:span text:style-name="Emphasis"><text:span text:style-name="T252"> you have </text:span></text:span><text:span text:style-name="Emphasis"><text:span text:style-name="T289">three</text:span></text:span><text:span text:style-name="Emphasis"><text:span text:style-name="T252"> index </text:span></text:span><text:span text:style-name="Emphasis"><text:span text:style-name="T289">columns, (</text:span></text:span><text:span text:style-name="Emphasis"><text:span text:style-name="T58">a1, a2, </text:span></text:span><text:span text:style-name="Emphasis"><text:span text:style-name="T289">and </text:span></text:span><text:span text:style-name="Emphasis"><text:span text:style-name="T58">a3</text:span></text:span><text:span text:style-name="Emphasis"><text:span text:style-name="T289">) and a data columns (</text:span></text:span><text:span text:style-name="Emphasis"><text:span text:style-name="T58">a4</text:span></text:span><text:span text:style-name="Emphasis"><text:span text:style-name="T289">).</text:span></text:span><text:span text:style-name="Emphasis"><text:span text:style-name="T252"> </text:span></text:span><text:span text:style-name="Emphasis"><text:span text:style-name="T289">This option sets the maximum string length of columns </text:span></text:span><text:span text:style-name="Emphasis"><text:span text:style-name="T58">a1, a2, </text:span></text:span><text:span text:style-name="Emphasis"><text:span text:style-name="T289">and</text:span></text:span><text:span text:style-name="Emphasis"><text:span text:style-name="T58"> a3.</text:span></text:span><text:span text:style-name="Emphasis"><text:span text:style-name="T252"> </text:span></text:span><text:span text:style-name="Emphasis"><text:span text:style-name="T249">Performance is improved if this value is as small as possible. If an individual element of a global array index exceeds this length, it will be truncated. Default: 64.</text:span></text:span></text:p>
      <text:h text:style-name="P682" text:outline-level="5"><text:span text:style-name="Emphasis"><text:span text:style-name="T249"><text:s/></text:span></text:span><text:alphabetical-index-mark-start text:id="IMark107210824"/><text:span text:style-name="Emphasis"><text:span text:style-name="T249">--</text:span></text:span><text:span text:style-name="Emphasis"><text:span text:style-name="T253">with-tabsize</text:span></text:span><text:alphabetical-index-mark-end text:id="IMark107210824"/><text:span text:style-name="Emphasis"><text:span text:style-name="T253">=</text:span></text:span><text:span text:style-name="Emphasis"><text:span text:style-name="T36">number</text:span></text:span></text:h>
      <text:p text:style-name="P127"><text:span text:style-name="Emphasis"><text:span text:style-name="T253">Maximum number of index elements in a global array reference not counting the name of the global array itself. Default: 10. This is the maximum depth of any global array tree. The maximum </text:span></text:span><text:span text:style-name="Emphasis"><text:span text:style-name="T289">permitted </text:span></text:span><text:span text:style-name="Emphasis"><text:span text:style-name="T253">value is 31.</text:span></text:span></text:p>
      <text:h text:style-name="P667" text:outline-level="4"><text:bookmark-start text:name="__RefHeading__21588_1627059566"/><text:alphabetical-index-mark-start text:id="IMark107249864"/>Initialization of <text:span text:style-name="T666">a</text:span> Mumps Relational Database<text:bookmark-end text:name="__RefHeading__21588_1627059566"/><text:alphabetical-index-mark-end text:id="IMark107249864"/></text:h>
      <text:p text:style-name="P431"><text:span text:style-name="T394">The </text:span><text:span text:style-name="T368">first time</text:span><text:span text:style-name="T394"> you use </text:span><text:span text:style-name="T407">a </text:span><text:span text:style-name="T399">table in the relational </text:span><text:span text:style-name="T394">database, you </text:span><text:span text:style-name="T368">must</text:span><text:span text:style-name="T394"> initialize it with the Mumps command:<text:line-break/><text:line-break/><text:tab/></text:span><text:span text:style-name="T453">sql/f </text:span><text:span text:style-name="T455">global_name columns</text:span><text:span text:style-name="T394"><text:line-break/><text:line-break/></text:span><text:span text:style-name="T408">where </text:span><text:span text:style-name="T366">global_name </text:span><text:span text:style-name="T387">is the name of the global array. </text:span><text:span text:style-name="T394">When you do this, you may see a </text:span><text:span text:style-name="T399">warning </text:span><text:soft-page-break/><text:span text:style-name="T394">message that the </text:span><text:span text:style-name="T365">global_name</text:span><text:span text:style-name="T394"> table do</text:span><text:span text:style-name="T407">es</text:span><text:span text:style-name="T394"> not exist. Th</text:span><text:span text:style-name="T396">is</text:span><text:span text:style-name="T394"> can be ignored. A second running of the initialization command will not show the message</text:span><text:span text:style-name="T394"><text:note text:id="ftn6" text:note-class="footnote"><text:note-citation>6</text:note-citation><text:note-body><text:p text:style-name="P521"><text:s/><text:span text:style-name="T394">It is due to a</text:span><text:span text:style-name="T396">n</text:span><text:span text:style-name="T394"> </text:span><text:span text:style-name="T356">SQL DROP</text:span><text:span text:style-name="T394"> statement on the </text:span><text:span text:style-name="T407">table </text:span><text:span text:style-name="T394">relation before </text:span><text:span text:style-name="T407">table is built</text:span><text:span text:style-name="T394">.</text:span></text:p></text:note-body></text:note></text:span><text:span text:style-name="T394">. </text:span></text:p>
      <text:p text:style-name="P431"/>
      <text:p text:style-name="P413">If you do not initialize a gloabl array before using it, a default ten column arrray will be constructed.</text:p>
      <text:h text:style-name="P642" text:outline-level="3">Relational Database Server <text:span text:style-name="T716">Connection </text:span>for Mumps Global Arrays</text:h>
      <text:p text:style-name="Standard"><text:span text:style-name="T551">In order to store the global arrays in a database server, </text:span><text:span text:style-name="T550">you need to create a user named </text:span><text:span text:style-name="T506">mumps</text:span><text:span text:style-name="T550"> and a database named </text:span><text:span text:style-name="T506">mumps</text:span><text:span text:style-name="T550"> (these </text:span><text:span text:style-name="T551">defaults </text:span><text:span text:style-name="T550">can be changed </text:span><text:span text:style-name="T553">by means of</text:span><text:span text:style-name="T550"> </text:span><text:span text:style-name="T509">configure</text:span><text:span text:style-name="T550">). <text:line-break/><text:line-break/>You also need to inform the Mumps client code of the password for the </text:span><text:span text:style-name="T506">mumps</text:span><text:span text:style-name="T550"> user. This can be set </text:span><text:span text:style-name="T551">by means of</text:span><text:span text:style-name="T550"> </text:span><text:span text:style-name="T506">configure </text:span><text:span text:style-name="T550">or in </text:span><text:span text:style-name="T506">btree.cpp.in</text:span><text:span text:style-name="T550"> </text:span><text:span text:style-name="T551">(</text:span><text:span text:style-name="T550">in the section corresponding to the server </text:span><text:span text:style-name="T553">(MySQL or PostgreSQL) </text:span><text:span text:style-name="T550">you are using - </text:span><text:span text:style-name="T551">see below)</text:span><text:span text:style-name="T550">. The default </text:span><text:span text:style-name="T551">password for </text:span><text:span text:style-name="T553">user</text:span><text:span text:style-name="T551"> </text:span><text:span text:style-name="T507">mumps </text:span><text:span text:style-name="T550">is </text:span><text:span text:style-name="T506">abc123</text:span><text:span text:style-name="T550">.<text:line-break/><text:line-break/>For PostgreS</text:span><text:span text:style-name="T553">QL</text:span><text:span text:style-name="T550">, the connection information, including </text:span><text:span text:style-name="T506">user</text:span><text:span text:style-name="T550">, </text:span><text:span text:style-name="T506">database</text:span><text:span text:style-name="T550"> and </text:span><text:span text:style-name="T506">password</text:span><text:span text:style-name="T550">, is found in function </text:span><text:span text:style-name="T506">AllocSV()</text:span><text:span text:style-name="T550"> in file </text:span><text:span text:style-name="T506">sysfunc.cpp.in</text:span><text:span text:style-name="T550">:<text:line-break/><text:line-break/></text:span><text:span text:style-name="T477">strcpy(p1-&gt;Connection,"host=@remotehost@ dbname=@dbname@ user=@user@ <text:tab/>password=@passwd@ <text:s/>")</text:span><text:span text:style-name="T549"><text:line-break/><text:line-break/></text:span><text:span text:style-name="T550">For MySql, </text:span><text:span text:style-name="T551">this information</text:span><text:span text:style-name="T550"> is found in file </text:span><text:span text:style-name="T506">btree.cpp.in </text:span><text:span text:style-name="T550">the code</text:span><text:span text:style-name="T506">:<text:line-break/><text:line-break/><text:tab/></text:span><text:span text:style-name="T477">char host[128]="@host@"; <text:line-break/><text:tab/>char user[128]="@user@"; <text:line-break/><text:tab/>char passwd[128]="@passwd@"; <text:line-break/><text:tab/>char dbname[128]="@dbname@"; <text:line-break/><text:tab/>unsigned int port=@port@; <text:line-break/><text:tab/>char socket[128]="@socket@"; </text:span><text:span text:style-name="T506"><text:line-break/><text:line-break/></text:span><text:span text:style-name="T551">I</text:span><text:span text:style-name="T550">tems enclosed in @-signs are replaced by </text:span><text:span text:style-name="T506">configure</text:span><text:span text:style-name="T550">. The values refer to connection options for the respective database servers. The defaults are database name: </text:span><text:span text:style-name="T506">mumps;</text:span><text:span text:style-name="T550"> user: </text:span><text:span text:style-name="T506">mumps;</text:span><text:span text:style-name="T550"> password: </text:span><text:span text:style-name="T506">abc123;</text:span><text:span text:style-name="T550"> and </text:span><text:span text:style-name="T553">host:</text:span><text:span text:style-name="T550"> </text:span><text:span text:style-name="T506">localhost</text:span><text:span text:style-name="T550">. <text:line-break/><text:line-break/>These options can be set by </text:span><text:span text:style-name="T506">configure</text:span><text:span text:style-name="T550">.</text:span></text:p>
      <text:h text:style-name="Heading_20_3" text:outline-level="3"><text:span text:style-name="T487">M</text:span><text:span text:style-name="T484">ySQL Database Option</text:span></text:h>
      <text:p text:style-name="P382"><text:alphabetical-index-mark-start text:id="IMark107718184"/>Configure<text:span text:style-name="T836">Mysql</text:span>.script<text:alphabetical-index-mark-end text:id="IMark107718184"/></text:p>
      <text:p text:style-name="P384"><text:alphabetical-index-mark-start text:id="IMark106945016"/>BuildMumpsWithGlobalsInMySQL.script<text:alphabetical-index-mark-end text:id="IMark106945016"/></text:p>
      <text:p text:style-name="P107"/>
      <text:p text:style-name="Standard"><text:span text:style-name="T521">The script </text:span><text:span text:style-name="T492">Configure</text:span><text:span text:style-name="T500">Mysql</text:span><text:span text:style-name="T492">.script </text:span><text:span text:style-name="T533">(1)</text:span><text:span text:style-name="T497"> </text:span><text:span text:style-name="T515">installs </text:span><text:span text:style-name="T520">any</text:span><text:span text:style-name="T515"> </text:span><text:span text:style-name="T527">required</text:span><text:span text:style-name="T515"> </text:span><text:span text:style-name="T520">system software (includin</text:span><text:span text:style-name="T521">g</text:span><text:span text:style-name="T520"> MySQL),</text:span><text:span text:style-name="T515"> </text:span><text:span text:style-name="T517">configures </text:span><text:span text:style-name="T515">MySQL, </text:span><text:span text:style-name="T533">and (2) </text:span><text:span text:style-name="T520">invokes the second script to </text:span><text:span text:style-name="T515">compile and build </text:span><text:span text:style-name="T525">the</text:span><text:span text:style-name="T515"> </text:span><text:span text:style-name="T520">MySQL </text:span><text:span text:style-name="T515">client </text:span><text:span text:style-name="T492">mumps</text:span><text:span text:style-name="T515"> interpreter.<text:line-break/><text:line-break/></text:span><text:span text:style-name="T536">The MySQL required software is listed in section </text:span><text:span text:style-name="T536"><text:bookmark-ref text:reference-format="number" text:ref-name="__RefHeading__16658_1627059566">1.6</text:bookmark-ref></text:span><text:span text:style-name="T536"> on page </text:span><text:span text:style-name="T536"><text:bookmark-ref text:reference-format="page" text:ref-name="__RefHeading__16658_1627059566">8</text:bookmark-ref></text:span><text:span text:style-name="T536">.</text:span><text:span text:style-name="T515"><text:line-break/></text:span><text:span text:style-name="T511"><text:line-break/></text:span><text:span text:style-name="T492">BuildMumpsWithGlobalsInMysql.script</text:span><text:span text:style-name="T515"> compiles and b</text:span><text:span text:style-name="T511">uilds a </text:span><text:span text:style-name="T520">MySQL </text:span><text:span text:style-name="T511">client </text:span><text:span text:style-name="T491">mumps</text:span><text:span text:style-name="T511"> interpreter. </text:span><text:span text:style-name="T525">It assumes that required system software has already been installed.</text:span><text:span text:style-name="T511"><text:line-break/><text:line-break/></text:span><text:span text:style-name="T520">The MySQL client </text:span><text:span text:style-name="T533">M</text:span><text:span text:style-name="T520">umps interpreter r</text:span><text:span text:style-name="T511">equires a </text:span><text:span text:style-name="T520">properly configured and </text:span><text:span text:style-name="T511">running MySQL server </text:span><text:span text:style-name="T533">for </text:span><text:span text:style-name="T520">global array </text:span><text:span text:style-name="T533">access.<text:line-break/><text:line-break/>The script </text:span><text:span text:style-name="T497">Configure</text:span><text:span text:style-name="T500">Mysql</text:span><text:span text:style-name="T497">.script</text:span><text:span text:style-name="T533"> is mainly useful as a quick start for an installation which does not already have a MySql server running on it. If the script detects the directory </text:span><text:span text:style-name="T497">/usr/lib/mysql</text:span><text:span text:style-name="T533"> it assumes that MySql is present and does not attempt to install MySql. It proceeds, instead, to determine if any system software is missing and install as necessary. It then invokes the second script.<text:line-break/><text:line-break/>If you have an existing MySql server, you may want to manually set up the necessary </text:span><text:span text:style-name="T497">mumps</text:span><text:span text:style-name="T533"> user and password </text:span><text:span text:style-name="T534">along with any missing </text:span><text:span text:style-name="T533">system software.</text:span></text:p>
      <text:p text:style-name="Standard"><text:soft-page-break/></text:p>
      <text:p text:style-name="P111">Depending on whether your host machine will be client, server, or both, you will need to install the appropriate MySQL software. This will include the appropriate development libraries. If you receive an error message during compilation of link edit, it is probably due to missing libraries.</text:p>
      <text:h text:style-name="Heading_20_4" text:outline-level="4"><text:s/><text:span text:style-name="T681">MySQL Manual Installation</text:span></text:h>
      <text:p text:style-name="P112">The script file <text:span text:style-name="T32">Configure</text:span><text:span text:style-name="T91">Mysql</text:span><text:span text:style-name="T32">.script</text:span><text:span text:style-name="T249"> can be used to install and configure Mumps and MySQL on a system that does not already have MySQL or Mumps installed. It identifies and installs missing system software, </text:span><text:span text:style-name="T275">configures Mumps, and initializes the MySQL database.</text:span></text:p>
      <text:p text:style-name="P112"/>
      <text:p text:style-name="P113"><text:span text:style-name="T275">T</text:span><text:span text:style-name="T249">he script assumes you are working on a version of Linux (such as Mint, Ubuntu, Debian, etc.) that uses the </text:span><text:span text:style-name="T32">apt-get</text:span><text:span text:style-name="T249"> to install and upgrade software. If you are not, you will need to manually install the packages itemized in the script.</text:span></text:p>
      <text:p text:style-name="P112"/>
      <text:p text:style-name="P115"><text:span text:style-name="T249">If you already have MySQL installed, </text:span><text:span text:style-name="T276">this script will install any parts that are missing (such as the development libraries) </text:span><text:span text:style-name="T278">and upgrade others</text:span><text:span text:style-name="T276">. </text:span><text:span text:style-name="T277">The script will also install or upgrade other system software needed by Mumps.</text:span></text:p>
      <text:p text:style-name="P115"/>
      <text:p text:style-name="P113"><text:span text:style-name="T277">I</text:span><text:span text:style-name="T249">f you do not want some or all of the packages upgraded, do not use this script. Manually install the missing software.</text:span></text:p>
      <text:p text:style-name="P115"/>
      <text:p text:style-name="P115"><text:span text:style-name="T277">If MySQL was not previously installed, you will be prompted to give a password </text:span><text:span text:style-name="T278">to be used </text:span><text:span text:style-name="T277">for the MySQL root user. You must do so since you will need this password later in the procedure. </text:span><text:span text:style-name="T279">The installation will </text:span><text:span text:style-name="T292">otherwise </text:span><text:span text:style-name="T279">use standard MySQL defaults.</text:span></text:p>
      <text:p text:style-name="P112"/>
      <text:p text:style-name="P113">After the software is installed, the script to configure Mumps is called (<text:span text:style-name="T32">BuildMumpsWithGlobalsInMySQL.script</text:span><text:span text:style-name="T249">). If, after the initial MySQL installation, you need to change a configuration setting in Mumps, you may invoke this script directly. Its options are given in section </text:span><text:span text:style-name="T249"><text:bookmark-ref text:reference-format="number" text:ref-name="__RefHeading__16380_85864396">1.9.4.2</text:bookmark-ref></text:span><text:span text:style-name="T249"> </text:span><text:span text:style-name="T292">on page </text:span><text:span text:style-name="T249"><text:bookmark-ref text:reference-format="page" text:ref-name="__RefHeading__16380_85864396">16</text:bookmark-ref></text:span><text:span text:style-name="T249"> below.</text:span></text:p>
      <text:h text:style-name="Heading_20_4" text:outline-level="4"><text:bookmark-start text:name="__RefHeading__16380_85864396"/><text:alphabetical-index-mark-start text:id="IMark107722296"/><text:s/>MySQL Installation Options<text:bookmark-end text:name="__RefHeading__16380_85864396"/><text:alphabetical-index-mark-end text:id="IMark107722296"/></text:h>
      <text:p text:style-name="P110">The following are the <text:span text:style-name="T32">configure</text:span><text:span text:style-name="T249"> options for MySQL </text:span><text:span text:style-name="T268">and their default</text:span><text:span text:style-name="T249"> values.</text:span></text:p>
      <text:p text:style-name="P19"/>
      <text:list xml:id="list948853267947968597" text:style-name="L5">
        <text:list-item>
          <text:p text:style-name="P575"><text:alphabetical-index-mark-start text:id="IMark107718184"/>--with-<text:span text:style-name="T681">my</text:span>sql-user<text:alphabetical-index-mark-end text:id="IMark107718184"/>=user <text:s/><text:line-break/><text:line-break/>The MySQL userid of the client Mumps program to be used when establishing a connection. May be set in the <text:span text:style-name="T4">sql/d</text:span><text:span text:style-name="T129"> connection string. D</text:span>efault: <text:span text:style-name="T32">mumps</text:span><text:line-break/></text:p>
        </text:list-item>
        <text:list-item>
          <text:p text:style-name="P575"><text:alphabetical-index-mark-start text:id="IMark107172440"/>--with-mysql-host<text:alphabetical-index-mark-end text:id="IMark107172440"/>=nbr<text:line-break/><text:line-break/>The IP number of the MySQL server. May be set in the <text:span text:style-name="T4">sql/d</text:span><text:span text:style-name="T129"> connection string. </text:span>Default: <text:span text:style-name="T32">localhost</text:span><text:line-break/></text:p>
        </text:list-item>
        <text:list-item>
          <text:p text:style-name="P575"><text:alphabetical-index-mark-start text:id="IMark107676840"/>--with-mysqldb<text:alphabetical-index-mark-end text:id="IMark107676840"/><text:line-break/><text:line-break/>Enables MySQL database storage of globals. MySQL is not enabled unless this option is specified. May not be set by <text:span text:style-name="T4">sql/d</text:span><text:span text:style-name="T129"> connection string. Incompatible with the corresponding PostgreSQL enabling option.</text:span><text:line-break/></text:p>
        </text:list-item>
        <text:list-item>
          <text:p text:style-name="P575"><text:alphabetical-index-mark-start text:id="IMark107722296"/>--with-mysql-passwd<text:alphabetical-index-mark-end text:id="IMark107722296"/>=val<text:line-break/><text:line-break/>Specify, if needed, the MySQL user passwd. <text:s/>May be set in the <text:span text:style-name="T4">sql/d</text:span><text:span text:style-name="T129"> connection string. Default: the </text:span><text:span text:style-name="T107">empty string</text:span><text:span text:style-name="T129"> (no password).<text:line-break/></text:span> </text:p>
        </text:list-item>
        <text:list-item>
          <text:p text:style-name="P575"><text:alphabetical-index-mark-start text:id="IMark107722296"/>--with-mysql-port<text:alphabetical-index-mark-end text:id="IMark107722296"/>=nbr<text:line-break/><text:line-break/>Port number to acce<text:span text:style-name="T604">s</text:span>s the MySQL server. Default: 0.<text:line-break/> </text:p>
        </text:list-item>
        <text:list-item>
          <text:p text:style-name="P575"><text:alphabetical-index-mark-start text:id="IMark107163960"/>--with-mysql-socket<text:alphabetical-index-mark-end text:id="IMark107163960"/>=nbr<text:line-break/><text:line-break/>Socket through which to access the MySQL server. Default: NULL. </text:p>
        </text:list-item>
      </text:list>
      <text:h text:style-name="Heading_20_4" text:outline-level="4"><text:soft-page-break/><text:s/>Mumps Build for <text:alphabetical-index-mark-start text:id="IMark107722296"/>MySQL Resident Global Arrays<text:alphabetical-index-mark-end text:id="IMark107722296"/></text:h>
      <text:p text:style-name="P110">The script <text:span text:style-name="T32">BuildMumpsWithGlobalsInMy</text:span><text:span text:style-name="T42">SQL</text:span><text:span text:style-name="T32">.script</text:span><text:span text:style-name="T249"> contains the code to build and configure Mumps to use a MySQL server. This script also sets the MySQL option for the compiler and the toolkit. </text:span></text:p>
      <text:p text:style-name="P110"/>
      <text:p text:style-name="P153"><text:span text:style-name="T268">The script file</text:span><text:span text:style-name="T47"> Configure</text:span><text:span text:style-name="T91">Mysql</text:span><text:span text:style-name="T47">.script</text:span><text:span text:style-name="T268"> can be used to install and configure MySQL software. It then invokes </text:span><text:span text:style-name="T47">BuildMumpsWithGlobalsInMy</text:span><text:span text:style-name="T42">SQL</text:span><text:span text:style-name="T47">.script.</text:span><text:span text:style-name="T268"> </text:span><text:span text:style-name="T319">After you have installed MySQL, use <text:s/></text:span><text:span text:style-name="T47">BuildMumpsWithGlobalsInMy</text:span><text:span text:style-name="T42">SQL</text:span><text:span text:style-name="T47">.script</text:span><text:span text:style-name="T268"> </text:span><text:span text:style-name="T319">to make configuration changes.</text:span></text:p>
      <text:h text:style-name="Heading_20_4" text:outline-level="4"><text:bookmark-start text:name="__RefHeading__16277_1673217560"/><text:s/>Configuring a Remote MySQL Server<text:bookmark-end text:name="__RefHeading__16277_1673217560"/></text:h>
      <text:p text:style-name="P110">See MySQL documentation.</text:p>
      <text:h text:style-name="Heading_20_4" text:outline-level="4"><text:s/>Using MySQL Resident Global Arrays from Mumps</text:h>
      <text:p text:style-name="P110">Same as for Postgre<text:span text:style-name="T600">SQL</text:span> with the exception of differences in the connection string used by <text:span text:style-name="T4">sql/d</text:span><text:span text:style-name="T129">.</text:span></text:p>
      <text:h text:style-name="Heading_20_4" text:outline-level="4"><text:span text:style-name="T129"><text:s/></text:span><text:alphabetical-index-mark-start text:id="IMark107249864"/><text:span text:style-name="T6">Command Line Interpreter </text:span><text:span text:style-name="T125">mysql</text:span><text:alphabetical-index-mark-end text:id="IMark107249864"/></text:h>
      <text:p text:style-name="P4">The MySQL command line interpreter is named <text:span text:style-name="T32">mysql</text:span>. You may invoke it for user <text:span text:style-name="T32">mumps</text:span> and password <text:span text:style-name="T32">abc123 </text:span>with:</text:p>
      <text:p text:style-name="P4"/>
      <text:p text:style-name="P291"><text:tab/>mysql -u mumps -pabc123</text:p>
      <text:p text:style-name="P5"/>
      <text:p text:style-name="P4">To use the <text:span text:style-name="T32">mumps</text:span> database, type:</text:p>
      <text:p text:style-name="P4"/>
      <text:p text:style-name="P291"><text:tab/>use mumps;</text:p>
      <text:p text:style-name="P5"/>
      <text:p text:style-name="P4">Other options are:</text:p>
      <text:p text:style-name="P4"/>
      <text:list xml:id="list21046687744979283" text:style-name="L6">
        <text:list-item>
          <text:p text:style-name="P576"><text:span text:style-name="T143">show tables; </text:span><text:span text:style-name="T210">Displays the tables in the database.</text:span></text:p>
        </text:list-item>
        <text:list-item>
          <text:p text:style-name="P576"><text:span text:style-name="T143">show columns from </text:span><text:span text:style-name="T144">abc</text:span><text:span text:style-name="T143">;</text:span><text:span text:style-name="T209"> </text:span><text:span text:style-name="T210">Displays the columns from table </text:span><text:span text:style-name="T144">abc.</text:span></text:p>
        </text:list-item>
        <text:list-item>
          <text:p text:style-name="P576"><text:span text:style-name="T145">set global innodb_flush_log_at_trx_commit=0;</text:span><text:span text:style-name="T211"> </text:span><text:span text:style-name="T210">Improves transaction speed at the expense of reliability (see MySQL documentation).</text:span></text:p>
        </text:list-item>
      </text:list>
      <text:p text:style-name="P6"/>
      <text:p text:style-name="P12"><text:span text:style-name="T488">Note: in MySQL you may not use </text:span><text:span text:style-name="T489">some </text:span><text:span text:style-name="T488">table name</text:span><text:span text:style-name="T489">s. One of these is</text:span><text:span text:style-name="T488"> </text:span><text:span text:style-name="T497">index</text:span><text:span text:style-name="T490">.</text:span></text:p>
      <text:h text:style-name="P670" text:outline-level="4"><text:alphabetical-index-mark-start text:id="IMark107684328"/><text:span text:style-name="T533">K</text:span><text:span text:style-name="T511">ill Command </text:span><text:span text:style-name="T541">in MySQL</text:span><text:alphabetical-index-mark-end text:id="IMark107684328"/></text:h>
      <text:p text:style-name="P75">In MySql, a table must exist before you can delete it's contents. Thus, if you execute a command such as:</text:p>
      <text:p text:style-name="P181"/>
      <text:p text:style-name="Preformatted_20_Text"><text:tab/><text:span text:style-name="T833">Kill ^A</text:span></text:p>
      <text:p text:style-name="P181"/>
      <text:p text:style-name="P181"><text:span text:style-name="T511">Where global array variable </text:span><text:span text:style-name="T491">^A</text:span><text:span text:style-name="T511"> does not exist (that is, there is no MySQL table for the variable), MySQL will generate an error message and your program will halt.</text:span></text:p>
      <text:h text:style-name="P671" text:outline-level="4"><text:alphabetical-index-mark-start text:id="IMark107163960"/>MySQL Performance Tuning<text:alphabetical-index-mark-end text:id="IMark107163960"/></text:h>
      <text:p text:style-name="P190">The following MySQL command entered from a <text:span text:style-name="T32">mysql</text:span> root account makes database updates much faster but at the expense of <text:s/>integrity in the case of a system failure:</text:p>
      <text:p text:style-name="P190"/>
      <text:p text:style-name="P70">set global innodb_flush_log_at_trx_commit=0;</text:p>
      <text:h text:style-name="Heading_20_3" text:outline-level="3"><text:alphabetical-index-mark-start text:id="IMark106945016"/>PostgreSQL Database Option<text:alphabetical-index-mark-end text:id="IMark106945016"/></text:h>
      <text:p text:style-name="P383"><text:alphabetical-index-mark-start text:id="IMark107676840"/>Configure<text:span text:style-name="T837">Postgresql</text:span>.script<text:alphabetical-index-mark-end text:id="IMark107676840"/></text:p>
      <text:p text:style-name="P384"><text:alphabetical-index-mark-start text:id="IMark107726920"/>BuildMumpsWithGlobalsInPostgreSQL.script<text:alphabetical-index-mark-end text:id="IMark107726920"/></text:p>
      <text:p text:style-name="P107"/>
      <text:p text:style-name="P182"><text:span text:style-name="T521">The script </text:span><text:span text:style-name="T492">Configire</text:span><text:span text:style-name="T501">Postgresql</text:span><text:span text:style-name="T492">.script</text:span><text:span text:style-name="T515"> </text:span><text:span text:style-name="T514">installs </text:span><text:span text:style-name="T527">required </text:span><text:span text:style-name="T520">system software (includin</text:span><text:span text:style-name="T521">g</text:span><text:span text:style-name="T520"> </text:span><text:span text:style-name="T521">PostgreSQL</text:span><text:span text:style-name="T520">),</text:span><text:span text:style-name="T515"> </text:span><text:span text:style-name="T517">configures </text:span><text:span text:style-name="T521">PostgreSQL</text:span><text:span text:style-name="T515">, </text:span><text:span text:style-name="T517">and </text:span><text:span text:style-name="T520">then invokes the second script to </text:span><text:span text:style-name="T515">compile and build a </text:span><text:span text:style-name="T521">PostgreSQL</text:span><text:span text:style-name="T520"> </text:span><text:span text:style-name="T515">client </text:span><text:span text:style-name="T492">mumps</text:span><text:span text:style-name="T515"> interpreter. </text:span><text:span text:style-name="T514"><text:line-break/></text:span><text:span text:style-name="T511"><text:line-break/></text:span><text:span text:style-name="T514">The </text:span><text:span text:style-name="T521">second script, </text:span><text:span text:style-name="T493">BuildMumpsWithGlobalsInPostgreSQL.script</text:span><text:span text:style-name="T527">,</text:span><text:span text:style-name="T514"> b</text:span><text:span text:style-name="T511">uilds a </text:span><text:span text:style-name="T514">Mumps</text:span><text:span text:style-name="T511"> </text:span><text:span text:style-name="T521">PostgreSQL </text:span><text:span text:style-name="T514">client</text:span><text:span text:style-name="T511">. </text:span><text:soft-page-break/><text:span text:style-name="T520">The </text:span><text:span text:style-name="T521">PostgreSQL</text:span><text:span text:style-name="T520"> client mumps interpreter r</text:span><text:span text:style-name="T511">equires a </text:span><text:span text:style-name="T520">properly configured and </text:span><text:span text:style-name="T511">running </text:span><text:span text:style-name="T521">PostgreSQL</text:span><text:span text:style-name="T511"> server </text:span><text:span text:style-name="T520">if access is made to a global array</text:span><text:span text:style-name="T511">. </text:span><text:span text:style-name="T537">After you have installed PostgreSQL, use </text:span><text:span text:style-name="T493">BuildMumpsWithGlobalsInPostgreSQL.script</text:span><text:span text:style-name="T527"> </text:span><text:span text:style-name="T537">to make any configuration changes.</text:span><text:span text:style-name="T511"><text:line-break/><text:line-break/></text:span><text:span text:style-name="T536">The required PostgreSQL software is listed in section </text:span><text:span text:style-name="T536"><text:bookmark-ref text:reference-format="number" text:ref-name="__RefHeading__16660_1627059566">1.5</text:bookmark-ref></text:span><text:span text:style-name="T536"> on page </text:span><text:span text:style-name="T536"><text:bookmark-ref text:reference-format="page" text:ref-name="__RefHeading__16660_1627059566">8</text:bookmark-ref></text:span><text:span text:style-name="T536">.</text:span></text:p>
      <text:p text:style-name="P182"/>
      <text:p text:style-name="P182"><text:span text:style-name="T555">Note: In PostgreSQL, tables names are stored in lower case. Thus, a table or Mumps global array named AAA is the same as aaa.</text:span><text:span text:style-name="T535"><text:line-break/></text:span><text:span text:style-name="T511"><text:line-break/></text:span><text:span text:style-name="T530">In general, </text:span><text:span text:style-name="T538">overall </text:span><text:span text:style-name="T530">performance </text:span><text:span text:style-name="T538">appears to be </text:span><text:span text:style-name="T530">better if you use PostgreSQL rather than MySQL.</text:span></text:p>
      <text:h text:style-name="P672" text:outline-level="4"><text:alphabetical-index-mark-start text:id="IMark107163960"/>PostgreSQL Options<text:alphabetical-index-mark-end text:id="IMark107163960"/></text:h>
      <text:p text:style-name="P109">Mumps permits storage of global arrays in PostgreSQL database tables. <text:span text:style-name="T557">Using PostgreSQL gives the Mumps user a fully </text:span><text:alphabetical-index-mark-start text:id="IMark107882120"/><text:span text:style-name="T557">ACID</text:span><text:alphabetical-index-mark-end text:id="IMark107882120"/><text:span text:style-name="T557"> (</text:span><text:span text:style-name="Emphasis"><text:span text:style-name="T557">Atomicity, Consistency, Isolation, Durability)</text:span></text:span><text:span text:style-name="T557"> compliant database but database access will be slower overall.</text:span></text:p>
      <text:p text:style-name="P109"/>
      <text:p text:style-name="P109">When you create/store global arrays, they will be stored, <text:span text:style-name="T557">by default,</text:span> in a <text:span text:style-name="T688">database</text:span> known as <text:span text:style-name="T32">mumps</text:span> on the PostgreSQL server. <text:span text:style-name="T688">The tables created in this database will have the same names as the corresponding Mumps global arrays and may </text:span>also be accessed from non-Mumps clients by <text:span text:style-name="T571">means of</text:span> <text:span text:style-name="T557">SQL</text:span> <text:span text:style-name="T32">SELECT</text:span> <text:span text:style-name="T557">and related </text:span>statements. </text:p>
      <text:p text:style-name="P109"/>
      <text:p text:style-name="P109">When using <text:span text:style-name="T571">a</text:span> PostgreSQL server, it is possible to construct views of <text:span text:style-name="T255">database</text:span><text:span text:style-name="T571"> </text:span>table<text:span text:style-name="T571">s</text:span> <text:span text:style-name="T689">so </text:span>that <text:span text:style-name="T689">they </text:span>can be directly accessed <text:span text:style-name="T557">by Mumps </text:span>as global arrays. An example of this is given below. </text:p>
      <text:p text:style-name="P109"/>
      <text:p text:style-name="P109">When storing global arrays on a PostgreSQL server it may be desirable, when beginning a <text:span text:style-name="T690">series of related</text:span> <text:span text:style-name="T571">global </text:span><text:span text:style-name="T32">create/store/update</text:span><text:span text:style-name="T249"> </text:span><text:span text:style-name="T255">transactions</text:span>, to <text:span text:style-name="T571">precede the Mumps code with:</text:span> <text:line-break/><text:line-break/><text:tab/><text:alphabetical-index-mark-start text:id="IMark107163960"/><text:span text:style-name="T475">SQL BEGIN TRANSACTION;</text:span><text:alphabetical-index-mark-end text:id="IMark107163960"/><text:span text:style-name="T449"> </text:span></text:p>
      <text:p text:style-name="P109"/>
      <text:p text:style-name="P109">ultimately <text:span text:style-name="T583">to be </text:span>followed by: </text:p>
      <text:p text:style-name="P109"/>
      <text:p text:style-name="P292"><text:span text:style-name="T32"><text:tab/></text:span><text:alphabetical-index-mark-start text:id="IMark107726920"/><text:span text:style-name="T32">SQL COMMIT;</text:span><text:alphabetical-index-mark-end text:id="IMark107726920"/> </text:p>
      <text:p text:style-name="P109"/>
      <text:p text:style-name="P109">This permit<text:span text:style-name="T583">s</text:span> the Mumps global array create/store/updates to run faster. <text:span text:style-name="T690">It also insures that the all the transactions will run without interference from other users. This eliminates the need for the Mumps </text:span><text:span text:style-name="T7">lock</text:span><text:span text:style-name="T142"> command.</text:span></text:p>
      <text:p text:style-name="P109"/>
      <text:p text:style-name="P109">However, should there be a failure before the final <text:span text:style-name="T32">COMMIT</text:span>, the uncommitted data may be lost. </text:p>
      <text:h text:style-name="Heading_20_4" text:outline-level="4"><text:s/><text:alphabetical-index-mark-start text:id="IMark107722296"/><text:span text:style-name="T674">Command Line Interpreter </text:span><text:span text:style-name="T48">psql</text:span><text:alphabetical-index-mark-end text:id="IMark107722296"/></text:h>
      <text:p text:style-name="P116">Assuming the default <text:span text:style-name="T691">database </text:span>configuration (see <text:span text:style-name="T107"><text:bookmark-ref text:reference-format="text" text:ref-name="__RefHeading___Toc14715_81770930"> Quick PostgreSQL Installation</text:bookmark-ref></text:span> in section <text:bookmark-ref text:reference-format="number" text:ref-name="__RefHeading___Toc14715_81770930">1.9.5.3.1</text:bookmark-ref>), you may access the Postgre<text:span text:style-name="T691">SQL</text:span> command line interpreter <text:span text:style-name="T691">with</text:span>:</text:p>
      <text:p text:style-name="P116"/>
      <text:p text:style-name="P292"><text:tab/><text:alphabetical-index-mark-start text:id="IMark107881704"/><text:span text:style-name="T674">psql</text:span><text:alphabetical-index-mark-end text:id="IMark107881704"/><text:span text:style-name="T674"> mumps</text:span></text:p>
      <text:p text:style-name="P116"/>
      <text:p text:style-name="P186"><text:span text:style-name="T865">Note: you </text:span><text:span text:style-name="T30">must not be </text:span><text:span text:style-name="T127">root</text:span><text:span text:style-name="T99"> </text:span><text:span text:style-name="T345">when you run </text:span><text:span text:style-name="T99">psql. </text:span>From this program, you may access the Mumps tables. <text:span text:style-name="T865">To see the tables in the </text:span><text:span text:style-name="T99">mumps</text:span><text:span text:style-name="T345"> database enter:</text:span></text:p>
      <text:p text:style-name="P31"/>
      <text:p text:style-name="P60"><text:tab/>\dt</text:p>
      <text:p text:style-name="P31"/>
      <text:p text:style-name="P31">To see the columns and attributes of a table, enter:</text:p>
      <text:p text:style-name="P31"/>
      <text:p text:style-name="P69"><text:span text:style-name="T249"><text:tab/>\d </text:span><text:span text:style-name="T32">table_name</text:span></text:p>
      <text:p text:style-name="P31"/>
      <text:p text:style-name="P187"><text:span text:style-name="T249">To see the contents of a table, for example, </text:span><text:span text:style-name="T32">labs</text:span><text:span text:style-name="T249">, enter:</text:span></text:p>
      <text:p text:style-name="P31"/>
      <text:p text:style-name="P60"><text:tab/>select * from labs;</text:p>
      <text:p text:style-name="P186"/>
      <text:p text:style-name="P186"><text:span text:style-name="T865">N</text:span>ote that there is a modified version of <text:span text:style-name="T32">psql</text:span><text:span text:style-name="T249"> that permits execution of Mumps commands from the CLI.</text:span></text:p>
      <text:h text:style-name="Heading_20_4" text:outline-level="4"><text:soft-page-break/><text:s/><text:alphabetical-index-mark-start text:id="IMark107726920"/><text:span text:style-name="T692">Installing </text:span>PostgreSQL<text:alphabetical-index-mark-end text:id="IMark107726920"/></text:h>
      <text:p text:style-name="P401"><text:span text:style-name="T249">Note: as of this writing, the PostgreSQL release is 9.</text:span><text:span text:style-name="T346">5</text:span><text:span text:style-name="T249"> and this number is used in the following documentation. Check which version you have and adjust the following accordingly. </text:span><text:span text:style-name="T269">Subsequent versions of PostgreSQL may have different interfaces and may use different libraries which may invalidate some or all of the following.</text:span></text:p>
      <text:h text:style-name="Heading_20_5" text:outline-level="5"><text:bookmark-start text:name="__RefHeading___Toc14715_81770930"/><text:s/><text:alphabetical-index-mark-start text:id="IMark107987656"/><text:span text:style-name="T572">Quick PostgreSQL Installation</text:span><text:bookmark-end text:name="__RefHeading___Toc14715_81770930"/><text:alphabetical-index-mark-end text:id="IMark107987656"/></text:h>
      <text:p text:style-name="P117">If your system is Ubuntu-based and you do not presently have PostgreSQL installed or you have a more or less standard PostgreSQL installation, there is a script file in the distribution that should be able to build and install both Mumps and PostgreSQL. The script is named:</text:p>
      <text:p text:style-name="P117"/>
      <text:p text:style-name="P66"><text:tab/><text:alphabetical-index-mark-start text:id="IMark107172440"/>Configure<text:span text:style-name="T837">Postgresql</text:span>.script<text:alphabetical-index-mark-end text:id="IMark107172440"/></text:p>
      <text:p text:style-name="P401"/>
      <text:p text:style-name="P402">You will want to edit this script to tailor it to your needs. Instructions are contained in the comments. This script <text:span text:style-name="T32">must</text:span><text:span text:style-name="T249"> be run as </text:span><text:span text:style-name="T32">root</text:span><text:span text:style-name="T249">. It was developed using Linux Mint 17.2 and PostgreSQL version 9.</text:span><text:span text:style-name="T346">5</text:span><text:span text:style-name="T249"> </text:span><text:span text:style-name="T260">and should work with related distributions </text:span><text:span text:style-name="T290">with a change of version number as needed.</text:span></text:p>
      <text:h text:style-name="Heading_20_4" text:outline-level="4"><text:span text:style-name="T260"><text:s/></text:span><text:alphabetical-index-mark-start text:id="IMark107882120"/><text:span text:style-name="T273">PostgreSQL Configuration</text:span><text:alphabetical-index-mark-end text:id="IMark107882120"/></text:h>
      <text:p text:style-name="P20"><text:span text:style-name="T692">You may want to modify some PostgreSQL configuration options. These </text:span>configuration options are usually found in:</text:p>
      <text:p text:style-name="P118"/>
      <text:p text:style-name="P292"><text:tab/><text:span text:style-name="T673">/etc/postgresql/9.5/main/postgresql.conf</text:span></text:p>
      <text:p text:style-name="P109"/>
      <text:p text:style-name="P118">Note: replace <text:span text:style-name="T32">9.</text:span><text:span text:style-name="T100">5</text:span><text:span text:style-name="T249"> </text:span><text:span text:style-name="T346">with</text:span><text:span text:style-name="T249"> the current version of your installation. </text:span></text:p>
      <text:p text:style-name="P118"/>
      <text:p text:style-name="P20"><text:span text:style-name="T692">For example, i</text:span>n order to suppress extraneous notices <text:span text:style-name="T692">(as opposed to warning and error messages) </text:span>from <text:span text:style-name="T692">appearing in the output of a </text:span>PostgreSQL client <text:span text:style-name="T692">(</text:span><text:span text:style-name="T101">e.g.</text:span><text:span text:style-name="T692">, Mumps)</text:span>, you may want to set the following configuration parameter:</text:p>
      <text:p text:style-name="P118"/>
      <text:p text:style-name="P292"><text:tab/><text:span text:style-name="T673">client_min_messages = warning</text:span></text:p>
      <text:p text:style-name="P292"/>
      <text:h text:style-name="Heading_20_5" text:outline-level="5"><text:bookmark-start text:name="__RefHeading___Toc16405_81770930"/><text:span text:style-name="T249"><text:s/></text:span><text:alphabetical-index-mark-start text:id="IMark107684328"/><text:span text:style-name="T256">PostgreSQL </text:span><text:span text:style-name="T290">Specific</text:span><text:span text:style-name="T267"> </text:span><text:span text:style-name="T290">Mumps </text:span><text:span text:style-name="T257">Install Options</text:span><text:bookmark-end text:name="__RefHeading___Toc16405_81770930"/><text:alphabetical-index-mark-end text:id="IMark107684328"/></text:h>
      <text:p text:style-name="P401">The following <text:span text:style-name="T601">detailed </text:span>setup instructions apply to Ubuntu and Ubuntu-like distros such as Mint. In Red Hat based distros, some PostgreSQL files may be located in different directories and this may affect the installation procedures. <text:span text:style-name="T563">The instructions here are based on Linux Mint Mate 17. </text:span></text:p>
      <text:p text:style-name="P401"/>
      <text:p text:style-name="P401"><text:span text:style-name="T573">If you have not installed PostgreSQL or only have a basic PostgreSQL installation, see section </text:span><text:span text:style-name="T573"><text:bookmark-ref text:reference-format="number" text:ref-name="__RefHeading___Toc14715_81770930">1.9.5.3.1</text:bookmark-ref></text:span><text:span text:style-name="T573"> above which does most of the following automatically.</text:span></text:p>
      <text:p text:style-name="P401"/>
      <text:p text:style-name="P401"><text:span text:style-name="T584">The primary purpose of the following is to create a database named </text:span><text:span text:style-name="T41">mumps</text:span><text:span text:style-name="T262">, a PostgreSQL user named </text:span><text:span text:style-name="T41">mumps</text:span><text:span text:style-name="T262"> with an initial password of </text:span><text:span text:style-name="T41">abc123</text:span><text:span text:style-name="T262">. The Mumps PostgreSQL, by default, logs into the server as </text:span><text:span text:style-name="T41">mumps</text:span><text:span text:style-name="T262"> and creates it's relational table</text:span><text:span text:style-name="T290">s</text:span><text:span text:style-name="T262"> in the </text:span><text:span text:style-name="T41">mumps</text:span><text:span text:style-name="T262"> database.</text:span><text:line-break/></text:p>
      <text:list xml:id="list3019929840825154407" text:style-name="L7">
        <text:list-item>
          <text:p text:style-name="P632"><text:span text:style-name="T394"><text:s/>Using your package manager (e.g., Synaptic) install the latest version of PostgreSQL including the development <text:s/>libraries. </text:span><text:span text:style-name="T406">See section </text:span><text:span text:style-name="T406"><text:bookmark-ref text:reference-format="number" text:ref-name="__RefHeading__16660_1627059566">1.5</text:bookmark-ref></text:span><text:span text:style-name="T406"> on page </text:span><text:span text:style-name="T406"><text:bookmark-ref text:reference-format="page" text:ref-name="__RefHeading__16660_1627059566">8</text:bookmark-ref></text:span><text:span text:style-name="T406">.</text:span><text:span text:style-name="T394"><text:line-break/></text:span></text:p>
        </text:list-item>
        <text:list-item>
          <text:p text:style-name="P578"><text:span text:style-name="T373"><text:s/></text:span><text:span text:style-name="T375">Configure </text:span><text:span text:style-name="T380">PostgreSQL</text:span><text:span text:style-name="T375"> options </text:span><text:span text:style-name="T397">are</text:span><text:span text:style-name="T394">:<text:line-break/><text:line-break/><text:tab/></text:span><text:span text:style-name="T454">configure prefix=/usr \ </text:span></text:p>
        </text:list-item>
      </text:list>
      <text:p text:style-name="P429"><text:tab/><text:tab/>--with-pgdb=/usr/include/postgresql \ </text:p>
      <text:p text:style-name="P429"><text:tab/><text:tab/>--with-dbname=mumps \ </text:p>
      <text:p text:style-name="P429"><text:tab/><text:tab/>--with-pgsql-host=127.0.0.1 <text:s/>\ </text:p>
      <text:p text:style-name="P429"><text:tab/><text:tab/>--with-pgsql-user=mumps \ </text:p>
      <text:p text:style-name="P430"><text:span text:style-name="T454"><text:tab/><text:tab/>--with-pgsql-passwd=abc123 </text:span><text:span text:style-name="T453"><text:line-break/><text:tab/><text:tab/>make<text:line-break/><text:tab/><text:tab/>make install</text:span><text:span text:style-name="T394"><text:line-break/><text:line-break/></text:span><text:span text:style-name="T395">Note: different versions of PostgreSQL have </text:span><text:span text:style-name="T403">had </text:span><text:span text:style-name="T395">a habit of playing </text:span><text:span text:style-name="T357">hide the files</text:span><text:span text:style-name="T372"> which may cause problems. </text:span><text:span text:style-name="T381">Check for updates if you experience problems. </text:span><text:span text:style-name="T385">The line:</text:span></text:p>
      <text:p text:style-name="P430"><text:soft-page-break/></text:p>
      <text:p text:style-name="P285"><text:tab/>--with-pgdb=/usr/include/postgresql</text:p>
      <text:p text:style-name="P430"/>
      <text:p text:style-name="P434">Tells <text:span text:style-name="T32">configure</text:span><text:span text:style-name="T249"> where the include files are located. This is currently the default location.</text:span></text:p>
      <text:p text:style-name="P434"/>
      <text:p text:style-name="P434">The other options indicate:</text:p>
      <text:p text:style-name="P434"/>
      <text:list xml:id="list8745026502666024379" text:style-name="L8">
        <text:list-item>
          <text:p text:style-name="P635">prefix<text:span text:style-name="T249">: where to place the Mumps executables.</text:span></text:p>
        </text:list-item>
        <text:list-item>
          <text:p text:style-name="P635">--with-dbname:<text:span text:style-name="T249"> the name of the database in which to store the global arrays.</text:span></text:p>
        </text:list-item>
        <text:list-item>
          <text:p text:style-name="P635">--with-pgsql-host:<text:span text:style-name="T249"> the IP number of the machine hosting the server (127.0.0.1 is </text:span>localhost<text:span text:style-name="T249">)</text:span></text:p>
        </text:list-item>
        <text:list-item>
          <text:p text:style-name="P635">--with-pgsql-user:<text:span text:style-name="T249"> the user name that Mumps will login to the server as.</text:span></text:p>
        </text:list-item>
        <text:list-item>
          <text:p text:style-name="P635">--with-pgsql-passwd:<text:span text:style-name="T249"> the password to be used by Mumps when logging in.</text:span></text:p>
        </text:list-item>
      </text:list>
      <text:p text:style-name="P432"/>
      <text:p text:style-name="P430"><text:span text:style-name="T394">The sever </text:span><text:span text:style-name="T368">must</text:span><text:span text:style-name="T394"> be running and properly configured in order for the Mumps global array facility to function</text:span><text:span text:style-name="T394"><text:note text:id="ftn7" text:note-class="footnote"><text:note-citation>7</text:note-citation><text:note-body><text:p text:style-name="P519"><text:s/><text:span text:style-name="T356">Note:</text:span><text:span text:style-name="T394"> it appears that some Synaptic package manager installs </text:span><text:span text:style-name="T356">may</text:span><text:span text:style-name="T394"> incorrectly address the location of the Postgresql socket. If, upon starting mumps, you get a message that the connection could not be opened and to check the socket, you will need to correct an entry in the file:<text:line-break/><text:line-break/><text:tab/></text:span><text:span text:style-name="T453">/etc/postgresql/9.</text:span><text:span text:style-name="T456">5</text:span><text:span text:style-name="T453">/main/postgresql.conf </text:span><text:span text:style-name="T394"><text:line-break/><text:line-break/>In this file, change the value for the entry </text:span><text:span text:style-name="T356">unix_socket_directory </text:span><text:span text:style-name="T371">to point to the directory in the error message (probably: </text:span><text:span text:style-name="T459">/var/run/postgresql</text:span><text:span text:style-name="T371">). This is a PostgreSQL issue, not a Mumps issue. You will need to restart the database after this or any other configuration changes:<text:line-break/><text:line-break/><text:tab/></text:span><text:span text:style-name="T460">/etc/init.d/postgresql restart</text:span></text:p></text:note-body></text:note></text:span><text:span text:style-name="T394">. </text:span></text:p>
      <text:p text:style-name="P401"/>
      <text:p text:style-name="P430"><text:span text:style-name="T394">Once you have built a Mumps database in PostgreSQL, you may query it with general purpose SQL commands (such as </text:span><text:span text:style-name="T356">SELECT, </text:span><text:span text:style-name="T394">discussed elsewhere).</text:span></text:p>
      <text:h text:style-name="Heading_20_5" text:outline-level="5"><text:s/>Configuring <text:span text:style-name="T556">the </text:span><text:alphabetical-index-mark-start text:id="IMark107163960"/><text:span text:style-name="T33">listen_address</text:span><text:alphabetical-index-mark-end text:id="IMark107163960"/></text:h>
      <text:p text:style-name="P401">By default, Mumps <text:span text:style-name="T602">logs into</text:span> the PostgreSQL server on the <text:span text:style-name="T32">current</text:span> machine. If you want to run Mumps programs on a different machine than the one running Mumps, you need to enable, on the <text:span text:style-name="T32">server</text:span> machine, connections to its PostgreSQL server. </text:p>
      <text:p text:style-name="P401"/>
      <text:p text:style-name="P401">The following are some brief instructions on how to permit a remote server to process Mumps requests. You should consult the PostgreSQL manuals for details which would be more appropriate to your application:</text:p>
      <text:p text:style-name="P401"/>
      <text:p text:style-name="P430"><text:span text:style-name="T394">To accept connections, you should set, </text:span><text:span text:style-name="T404">on the host machine,</text:span><text:span text:style-name="T394"> as root, the </text:span><text:span text:style-name="T458">listen_address</text:span><text:span text:style-name="T394"> option in the file:<text:line-break/><text:line-break/><text:tab/></text:span><text:span text:style-name="T453">/etc/postgresql/9.</text:span><text:span text:style-name="T456">5</text:span><text:span text:style-name="T453">/main/postgresql.conf</text:span><text:span text:style-name="T394"><text:line-break/><text:line-break/>to contain the IP numbers of the systems from which you are willing to accept connections. Note: the intermediate directory </text:span><text:span text:style-name="T356">9.</text:span><text:span text:style-name="T367">5</text:span><text:span text:style-name="T356"> </text:span><text:span text:style-name="T371">in the above refers to the </text:span><text:span text:style-name="T382">current </text:span><text:span text:style-name="T371">PostgreSQL release number. This will change with time.<text:line-break/><text:line-break/>For example:<text:line-break/><text:line-break/><text:tab/></text:span><text:span text:style-name="T460">listen_addresses = 'localhost,*' </text:span><text:span text:style-name="T394"><text:line-break/><text:line-break/>The above, note the quotes, permits connections from all remote addresses. </text:span><text:span text:style-name="T404">After altering this setting a</text:span><text:span text:style-name="T394"> restart is required:<text:line-break/><text:line-break/><text:tab/></text:span><text:span text:style-name="T460">/etc/init.d/postgresql restart</text:span><text:span text:style-name="T394"><text:line-break/></text:span></text:p>
      <text:p text:style-name="P430"><text:span text:style-name="T394">The connecting clients' IP numbers should identified be in the file</text:span><text:span text:style-name="T453"> </text:span><text:span text:style-name="T458">pg_hba.conf</text:span><text:span text:style-name="T394"> found in the same directory. To enable a network connection, you should insert a line into this file. If you are using IPV4 addresses, it should look something like:<text:line-break/><text:line-break/></text:span><text:soft-page-break/><text:span text:style-name="T394"><text:tab/></text:span><text:span text:style-name="T453">host <text:s text:c="3"/>all <text:s text:c="8"/>all <text:s text:c="8"/>10.42.0.0/16 <text:s text:c="5"/>trust</text:span><text:span text:style-name="T394"><text:line-break/><text:line-break/>which means that the the high order 16 bits of the IPV4 of the incoming request IP number must match </text:span><text:span text:style-name="T356">10.42</text:span><text:span text:style-name="T394"> but the remaining 16 bits can be any value. The server will accept connections from any machine with the </text:span><text:span text:style-name="T356">10.42</text:span><text:span text:style-name="T371"> prefix. The</text:span><text:span text:style-name="T394"> </text:span><text:span text:style-name="T356">trust</text:span><text:span text:style-name="T371"> option means that a password will not be required from the connecting client. If you want the user to supply a password, use:<text:line-break/><text:line-break/><text:tab/></text:span><text:span text:style-name="T460">host <text:s text:c="3"/>all <text:s text:c="8"/>all <text:s text:c="8"/>10.42.0.0/16 <text:s text:c="5"/>md5</text:span><text:span text:style-name="T371"><text:line-break/><text:line-break/>There are other security options. Consult the PostgreSQL documentation </text:span><text:span text:style-name="T382">or your system administrator.</text:span><text:span text:style-name="T371"><text:line-break/><text:line-break/>You can test the connection to the server from a remote machine with the command:</text:span><text:span text:style-name="T394"><text:line-break/><text:line-break/><text:tab/></text:span><text:span text:style-name="T453">psql -h 10.42.0.26 -d mumps</text:span><text:span text:style-name="T394"><text:line-break/><text:line-break/></text:span><text:span text:style-name="T351">where the '-h' option specifies the remote host to connect to and the </text:span><text:span text:style-name="T354">-d </text:span><text:span text:style-name="T355">mumps</text:span><text:span text:style-name="T351"> specifies the name of the database. This command assumes that the </text:span><text:span text:style-name="T354">trust</text:span><text:span text:style-name="T369"> option was used and that the login_userid of the user on the remote (client) system is the same as an authorized user on the remote (server) system. The server machine is at address </text:span><text:span text:style-name="T354">10.42.0.26.</text:span><text:span text:style-name="T369"> To exit from </text:span><text:span text:style-name="T354">psql</text:span><text:span text:style-name="T369">, type </text:span><text:span text:style-name="T354">\q</text:span><text:span text:style-name="T369">. (backslash-q).</text:span><text:span text:style-name="T351"><text:line-break/></text:span></text:p>
      <text:p text:style-name="P430"><text:span text:style-name="T351">If you attempt to use </text:span><text:span text:style-name="T353">M</text:span><text:span text:style-name="T351">umps with PostgreSQL as the database from an account not recognized by PostgreSQL, you will receive the error messages </text:span><text:span text:style-name="T353">of the form</text:span><text:span text:style-name="T351">:<text:line-break/><text:line-break/></text:span><text:span text:style-name="T457">*** Connection to database server failed in or near line 0 <text:line-break/>Error msg: FATAL: <text:s/>role "root" does not exist <text:line-break/>Connection string=dbname=mumps<text:line-break/></text:span></text:p>
      <text:p text:style-name="P109">The PostgreSQL server can be started with SSL enabled by setting the parameter <text:span text:style-name="T32">ssl</text:span> to <text:span text:style-name="T4">on</text:span> in <text:span text:style-name="T32">postgresql.conf.</text:span></text:p>
      <text:h text:style-name="Heading_20_5" text:outline-level="5"><text:s/>Performance Tuning</text:h>
      <text:p text:style-name="P34">By default, PostgreSQL is set for stringent data protection. This results in considerable disk activity to insure that data is never lost. However, many of these procedures slow the operation of the database during update to a considerable extent. They can, in many cases, be dispensed with with only minimal effect on database integrity.</text:p>
      <text:p text:style-name="P34"/>
      <text:p text:style-name="P35">In order for these changes to become effective, you must restart PostgreSQL or re-boot.</text:p>
      <text:p text:style-name="P119"/>
      <text:p text:style-name="P119"><text:span text:style-name="T249">The main configuration file is </text:span><text:span text:style-name="T32">postgresql.conf</text:span><text:span text:style-name="T249">. For a server started by the operating system, </text:span><text:span text:style-name="T291">this file</text:span><text:span text:style-name="T249"> will, by default, be in </text:span><text:span text:style-name="T34">/etc/postgresql/9.</text:span><text:span text:style-name="T100">5</text:span><text:span text:style-name="T34">/main. </text:span></text:p>
      <text:p text:style-name="P18"/>
      <text:p text:style-name="P18">Alter the settings as follows:</text:p>
      <text:p text:style-name="P120"/>
      <text:p text:style-name="P67"><text:tab/>wal_level = minimal <text:s/></text:p>
      <text:p text:style-name="P67"/>
      <text:p text:style-name="P67"><text:tab/>fsync = off <text:s text:c="9"/></text:p>
      <text:p text:style-name="P67"/>
      <text:p text:style-name="P67"><text:tab/>synchronous_commit = off </text:p>
      <text:p text:style-name="P67"/>
      <text:p text:style-name="P67"><text:tab/>full_page_writes = off <text:s text:c="2"/></text:p>
      <text:p text:style-name="P67"/>
      <text:p text:style-name="P67"><text:tab/>archive_mode = off</text:p>
      <text:p text:style-name="P120"/>
      <text:p text:style-name="P18">The result <text:span text:style-name="T577">may </text:span>be a considerable improvement in speed.</text:p>
      <text:p text:style-name="P18"/>
      <text:p text:style-name="P33">To eliminate unnecessary PostgreSQL messages, set the following:</text:p>
      <text:p text:style-name="P33"/>
      <text:p text:style-name="P238"><text:tab/>client_min_messages = warning</text:p>
      <text:p text:style-name="P7"/>
      <text:p text:style-name="P7"><text:soft-page-break/><text:span text:style-name="T580">I</text:span>n cases where speed i<text:span text:style-name="T603">s</text:span> important, a series of inserts into the database that are done as one transaction <text:span text:style-name="T693">is</text:span> faster than individual <text:alphabetical-index-mark-start text:id="IMark107879048"/>transactions<text:alphabetical-index-mark-end text:id="IMark107879048"/> (the default<text:span text:style-name="T603">)</text:span>. For example:</text:p>
      <text:p text:style-name="P7"/>
      <text:p text:style-name="P7"><draw:frame draw:style-name="fr1" draw:name="Frame42" text:anchor-type="paragraph" svg:width="4.7098in" style:rel-width="100%" draw:z-index="7"><draw:text-box fo:min-height="0.2in"><text:list xml:id="list779911583120911281" text:style-name="L9"><text:list-item><text:p text:style-name="P688">#!/usr/bin/mumps</text:p></text:list-item><text:list-item><text:p text:style-name="P688"/></text:list-item><text:list-item><text:p text:style-name="P688"><text:s/>sql/f <text:span text:style-name="T693">a 4</text:span></text:p></text:list-item><text:list-item><text:p text:style-name="P688"/></text:list-item><text:list-item><text:p text:style-name="P688"><text:s/>set k=0</text:p></text:list-item><text:list-item><text:p text:style-name="P688"/></text:list-item><text:list-item><text:p text:style-name="P688"><text:s/>sql SET LOCAL <text:alphabetical-index-mark-start text:id="IMark107718184"/>synchronous_commit<text:alphabetical-index-mark-end text:id="IMark107718184"/> TO OFF;</text:p></text:list-item><text:list-item><text:p text:style-name="P688"><text:s/>sql begin transaction;</text:p></text:list-item><text:list-item><text:p text:style-name="P688"/></text:list-item><text:list-item><text:p text:style-name="P688"><text:s/>for i=1:1:100 do</text:p></text:list-item><text:list-item><text:p text:style-name="P688"><text:s/>. s k=k+1</text:p></text:list-item><text:list-item><text:p text:style-name="P688"><text:s/>. s ^a(i)=k</text:p></text:list-item><text:list-item><text:p text:style-name="P688"><text:s/>. for j=1:1:100 do</text:p></text:list-item><text:list-item><text:p text:style-name="P688"><text:s/>.. set k=k+1</text:p></text:list-item><text:list-item><text:p text:style-name="P688"><text:s/>.. set ^a(i,j)=k</text:p></text:list-item><text:list-item><text:p text:style-name="P688"><text:s/>.. for m=1:1:10 do</text:p></text:list-item><text:list-item><text:p text:style-name="P688"><text:s/>... s k=k+1</text:p></text:list-item><text:list-item><text:p text:style-name="P688"><text:s/>... s ^a(i,j,m)=k</text:p></text:list-item><text:list-item><text:p text:style-name="P688"><text:s/>sql <text:alphabetical-index-mark-start text:id="IMark107210824"/>commit<text:alphabetical-index-mark-end text:id="IMark107210824"/></text:p></text:list-item><text:list-item><text:p text:style-name="P688"><text:s/>halt</text:p></text:list-item></text:list></draw:text-box></draw:frame></text:p>
      <text:p text:style-name="P109"><text:span text:style-name="T193">One line 3 the </text:span><text:span text:style-name="T208">table </text:span><text:span text:style-name="T111">a</text:span><text:span text:style-name="T208"> </text:span><text:span text:style-name="T193">is cleared and initialized </text:span><text:span text:style-name="T208">to four columns</text:span><text:span text:style-name="T193">. On line </text:span><text:span text:style-name="T203">7</text:span><text:span text:style-name="T193"> the SQL command disables the </text:span><text:span text:style-name="T208">PostgreSQL </text:span><text:span text:style-name="T193">server's </text:span><text:span text:style-name="T208">from </text:span>wait<text:span text:style-name="T693">ing</text:span> for the transaction's records to be flushed to permanent storage before returning a success indication to the client. This causes the inserts to proceed very much faster but at some risk of data loss (but not data corruption) should the system fail during updates.</text:p>
      <text:p text:style-name="P109"/>
      <text:p text:style-name="P109">Line <text:span text:style-name="T603">8</text:span> <text:span text:style-name="T603">initiates</text:span> a transaction and line 19 commits the transaction <text:span text:style-name="T603">that</text:span> finalizes the values <text:span text:style-name="T693">stored</text:span> in the intervening lines.</text:p>
      <text:h text:style-name="Heading_20_5" text:outline-level="5"><text:bookmark-start text:name="__RefHeading___Toc16289_81770930"/><text:alphabetical-index-mark-start text:id="IMark108205656"/><text:alphabetical-index-mark-start text:id="IMark107676840"/><text:s/>PostgreSQL<text:alphabetical-index-mark-end text:id="IMark107676840"/> <text:span text:style-name="T578">Server Connections</text:span><text:bookmark-end text:name="__RefHeading___Toc16289_81770930"/><text:alphabetical-index-mark-end text:id="IMark108205656"/></text:h>
      <text:p text:style-name="P430"><text:span text:style-name="T394">Each time you start Mumps you </text:span><text:span text:style-name="T368">must</text:span><text:span text:style-name="T394"> establish a connection with </text:span><text:span text:style-name="T399">a</text:span><text:span text:style-name="T394"> PostgreSQL server. </text:span><text:span text:style-name="T401">The command to do this is </text:span><text:span text:style-name="T356">sql/d</text:span><text:span text:style-name="T371"> </text:span><text:span text:style-name="T377">but this is normally done automatically </text:span><text:span text:style-name="T383">the first time a Mumps program references a global array</text:span><text:span text:style-name="T394">. </text:span><text:span text:style-name="T405">The default connection settings are normally used.</text:span></text:p>
      <text:p text:style-name="P430"/>
      <text:p text:style-name="P430"><text:span text:style-name="T401">The </text:span><text:span text:style-name="T362">sql/d</text:span><text:span text:style-name="T377"> command is only used to connect with a server other than the default or to reconnect with the default server if the original connection was terminated.</text:span></text:p>
      <text:p text:style-name="P403"/>
      <text:p text:style-name="P430"><text:span text:style-name="T398">Normally, a default connection is made automatically when </text:span><text:span text:style-name="T399">anytime </text:span><text:span text:style-name="T398">you attempt to use a global array. </text:span><text:span text:style-name="T399">The defaults are established by </text:span><text:span text:style-name="T360">configure.</text:span></text:p>
      <text:p text:style-name="P403"/>
      <text:p text:style-name="P430"><text:span text:style-name="T398">Th</text:span><text:span text:style-name="T399">e </text:span><text:span text:style-name="T360">sql/d</text:span><text:span text:style-name="T398"> command should </text:span><text:span text:style-name="T399">only </text:span><text:span text:style-name="T398">be used when you are making a non-default connection.</text:span></text:p>
      <text:p text:style-name="P403"/>
      <text:p text:style-name="P430"><text:span text:style-name="T396">The prototype for the connection </text:span><text:span text:style-name="T398">command sent by a Mumps program </text:span><text:span text:style-name="T396">(found in </text:span><text:span text:style-name="T402">the code module</text:span><text:span text:style-name="T396"> </text:span><text:span text:style-name="T358">sysfunc.cpp.in</text:span><text:span text:style-name="T374">) </text:span><text:span text:style-name="T376">to the serve</text:span><text:span text:style-name="T378">r</text:span><text:span text:style-name="T376"> </text:span><text:span text:style-name="T374">is</text:span><text:span text:style-name="T396">:</text:span></text:p>
      <text:p text:style-name="P401"/>
      <text:p text:style-name="P430"><text:span text:style-name="T394">The </text:span><text:span text:style-name="T356">sql/d</text:span><text:span text:style-name="T394"> command </text:span><text:span text:style-name="T398">is used when you want to make a connection using connection parameters other than those established as defaults. Normally, you will not use this command.</text:span></text:p>
      <text:p text:style-name="P403"/>
      <text:p text:style-name="P430"><text:span text:style-name="T359">Sql/d </text:span><text:span text:style-name="T394">may be entered in interactive mode or as part of a Mumps script file. </text:span><text:span text:style-name="T396">If you want parameters other than the defaults, you must place them on the </text:span><text:span text:style-name="T358">sql/d </text:span><text:span text:style-name="T374">line and execute the line </text:span><text:span text:style-name="T358">before</text:span><text:span text:style-name="T374"> any attempt to access the global arrays. </text:span><text:span text:style-name="T386">Once you attempt to access a global array, the default connection is automatically established.</text:span></text:p>
      <text:p text:style-name="P411"/>
      <text:p text:style-name="P430"><text:span text:style-name="T374">The options available </text:span><text:span text:style-name="T376">in </text:span><text:span text:style-name="T359">sql/d</text:span><text:span text:style-name="T376"> </text:span><text:span text:style-name="T374">and their keywords are the same is given in the PostgreSQL documentation for the </text:span><text:span text:style-name="T358">PQconnectdb()</text:span><text:span text:style-name="T374"> function.</text:span></text:p>
      <text:p text:style-name="P411"/>
      <text:p text:style-name="P109"><text:span text:style-name="T200">The </text:span><text:span text:style-name="T109">sql/d</text:span><text:span text:style-name="T200"> command </text:span><text:span text:style-name="T195">causes a</text:span><text:span text:style-name="T249">ny current database connection </text:span><text:span text:style-name="T250">to be</text:span><text:span text:style-name="T249"> closed. The remainder of the line consists of the new connection arguments, some of which may be of the &amp;~</text:span><text:span text:style-name="T32">exp</text:span><text:span text:style-name="T249">~ format</text:span><text:span text:style-name="T249"><text:note text:id="ftn8" text:note-class="footnote"><text:note-citation>8</text:note-citation><text:note-body><text:p text:style-name="Footnote"><text:s/><text:span text:style-name="T694">See section </text:span><text:span text:style-name="T694"><text:bookmark-ref text:reference-format="number" text:ref-name="__RefHeading__19993_1627059566">5.18</text:bookmark-ref></text:span><text:span text:style-name="T694"> on page </text:span><text:span text:style-name="T694"><text:bookmark-ref text:reference-format="page" text:ref-name="__RefHeading__19993_1627059566">47</text:bookmark-ref></text:span><text:span text:style-name="T694">.</text:span></text:p></text:note-body></text:note></text:span><text:span text:style-name="T249">. If successful, </text:span><text:span text:style-name="T178">$t</text:span><text:span text:style-name="T193"> will be true. This connection information will be used until changed or the Mumps client terminates. Examples:<text:line-break/></text:span><text:soft-page-break/><text:span text:style-name="T193"><text:line-break/><text:tab/></text:span><text:span text:style-name="T450">sql/d dbname=mumps <text:line-break/><text:line-break/><text:tab/>sql/d host=abc.def.xyz.edu dbname=mumps<text:line-break/><text:tab/></text:span></text:p>
      <text:p text:style-name="P58"><text:tab/>sql/d hostaddr=123.321.432.321 dbname=mumps</text:p>
      <text:list xml:id="list6981075966884133398" text:style-name="L10">
        <text:list-item>
          <text:list>
            <text:list-item>
              <text:list>
                <text:list-item>
                  <text:list>
                    <text:list-header>
                      <text:p text:style-name="P636"/>
                    </text:list-header>
                  </text:list>
                </text:list-item>
              </text:list>
            </text:list-item>
          </text:list>
        </text:list-item>
      </text:list>
      <text:p text:style-name="P428"><text:tab/>sql/d user=joe password=abc123 dbname=mumps host=abc.def.xyz.edu</text:p>
      <text:h text:style-name="Heading_20_5" text:outline-level="5"><text:s/><text:alphabetical-index-mark-start text:id="IMark107882120"/>PostgreSQL Transaction Limit<text:alphabetical-index-mark-end text:id="IMark107882120"/></text:h>
      <text:p text:style-name="P444">The number of pending transactions between SQL Begin and SQL Commit commands is limited by PostgreSQL. If this number (implementation defined) is exceeded, transactions will be lost. Check the PostgreSQL log in <text:span text:style-name="T32">/var/log/postgresql</text:span>.</text:p>
      <text:h text:style-name="Heading_20_2" text:outline-level="2"><text:s/>Use with <text:alphabetical-index-mark-start text:id="IMark107684328"/>Apache<text:alphabetical-index-mark-end text:id="IMark107684328"/></text:h>
      <text:p text:style-name="P94"><text:span text:style-name="T394">When running through the CGI-BIN interface with the Apache web server, be sure your files and directories are not owned by </text:span><text:span text:style-name="T356">root</text:span><text:span text:style-name="T394">. </text:span><text:span text:style-name="T129">Make them owned by Apache (user </text:span><text:span text:style-name="T107">www-data </text:span><text:span text:style-name="T193">in Linux Mint 13</text:span><text:span text:style-name="T129">) and in the Apache group (also </text:span><text:span text:style-name="T107">www-data</text:span><text:span text:style-name="T129">). Apache's default cgi-bin directory is /usr/lib/cgi-bin. You will need to be </text:span><text:span text:style-name="T107">root</text:span><text:span text:style-name="T129"> to add/modify files in this directory. Be sure to make Apache (</text:span><text:span text:style-name="T107">www-data</text:span><text:span text:style-name="T129">) an authorized PostgreSQL user with the </text:span><text:span text:style-name="T107">createuser</text:span><text:span text:style-name="T129"> command (see </text:span><text:span text:style-name="T129"><text:bookmark-ref text:reference-format="number" text:ref-name="__RefHeading___Toc16405_81770930">1.9.5.4.1</text:bookmark-ref></text:span><text:span text:style-name="T129"> above). </text:span></text:p>
      <text:h text:style-name="Heading_20_2" text:outline-level="2"><text:bookmark-start text:name="__RefHeading__15124_1825335451"/>Use with <text:alphabetical-index-mark-start text:id="IMark107881704"/>Windows<text:bookmark-end text:name="__RefHeading__15124_1825335451"/><text:alphabetical-index-mark-end text:id="IMark107881704"/></text:h>
      <text:p text:style-name="Standard"><text:span text:style-name="T717">If you install all the relevant Cygwin software, y</text:span>ou may build a native database version of Mumps in Windows<text:note text:id="ftn9" text:note-class="footnote"><text:note-citation>9</text:note-citation><text:note-body><text:p text:style-name="Footnote"><text:s/><text:span text:style-name="T604">Only limited testing is done on Windows. If you want to run Mumps on Windows, use a virtual machine package such as Oracle's Virtual Box and install Linux Mint Mate.</text:span></text:p></text:note-body></text:note> using Cygwin for the native and <text:span text:style-name="T717">relational</text:span> database versions. An executable (<text:span text:style-name="T32">mumps.exe</text:span><text:span text:style-name="T249">) so built, </text:span><text:span text:style-name="T268">and </text:span><text:span text:style-name="T249">m</text:span><text:span text:style-name="T268">a</text:span><text:span text:style-name="T249">y be copied to another directory and executed from a normal Windows command prompt</text:span><text:span text:style-name="T178"> </text:span><text:span text:style-name="T123">if</text:span><text:span text:style-name="T249"> you copy several Cygwin DLLs to your system (\Windows) directory. These are</text:span><text:span text:style-name="T249"><text:note text:id="ftn10" text:note-class="footnote"><text:note-citation>10</text:note-citation><text:note-body><text:p text:style-name="Footnote"><text:s/><text:span text:style-name="T717">Note: version numbers may change with time.</text:span></text:p></text:note-body></text:note></text:span><text:span text:style-name="T249">:</text:span></text:p>
      <text:p text:style-name="P14"/>
      <text:p text:style-name="P59"><text:s/><text:tab/><text:span text:style-name="T394">cygcrypto-1.0.0.dll <text:s text:c="3"/><text:line-break/><text:tab/>cygpcre-1.dll<text:tab/> <text:line-break/><text:tab/>cygstdc++-6.dll <text:s/><text:line-break/><text:tab/>cygz.dll <text:line-break/><text:tab/>cygmysqlclient-18.dll <text:s/><text:line-break/><text:tab/>cygssl-1.0.0.dll <text:s/><text:line-break/><text:tab/>cygwin1.dll <text:line-break/><text:tab/>cyggcc_s-1.dll</text:span></text:p>
      <text:p text:style-name="Standard"/>
      <text:p text:style-name="Standard">The first group is needed for all versions while the second group is also needed for MySSQL versions. These can Be found in the Cygwin <text:span text:style-name="T32">/bin</text:span><text:span text:style-name="T249"> directory.</text:span></text:p>
      <text:p text:style-name="Standard"/>
      <text:p text:style-name="P128"><text:span text:style-name="Emphasis"><text:span text:style-name="T548">The </text:span></text:span><text:span text:style-name="Emphasis"><text:span text:style-name="T505">cygmysqlclient-18.dll </text:span></text:span><text:span text:style-name="Emphasis"><text:span text:style-name="T548">is only needed for the MySQL build. </text:span></text:span><text:span text:style-name="Emphasis"><text:span text:style-name="T551">(Note: version numbers may bedifferent when you read this).</text:span></text:span></text:p>
      <text:p text:style-name="P14"/>
      <text:p text:style-name="P14">If you build a MySQL version in Cygwin, even though it is running under Cygqin, Mumps will access the MySQL server running on Windows (or at a remote machine if you specify a remote IP number). You may run Mumps natively in a Windows command prompt box without Cygwin if you install the DLLs noted above in your Windows folder.</text:p>
      <text:h text:style-name="P643" text:outline-level="3">Windows/Cygwin Install</text:h>
      <text:p text:style-name="P142"><text:span text:style-name="Emphasis"><text:span text:style-name="T552">The install</text:span></text:span><text:span text:style-name="Emphasis"><text:span text:style-name="T554">ation</text:span></text:span><text:span text:style-name="Emphasis"><text:span text:style-name="T552"> scripts </text:span></text:span><text:span text:style-name="Emphasis"><text:span text:style-name="T508">Build...</text:span></text:span><text:span text:style-name="Emphasis"><text:span text:style-name="T552"> will work with </text:span></text:span><text:span text:style-name="Emphasis"><text:span text:style-name="T508">Cygwin</text:span></text:span><text:span text:style-name="Emphasis"><text:span text:style-name="T552"> if the appropriate software is installed. </text:span></text:span><text:span text:style-name="Emphasis"><text:span text:style-name="T554">However, t</text:span></text:span><text:span text:style-name="Emphasis"><text:span text:style-name="T552">he configuration scripts </text:span></text:span><text:span text:style-name="Emphasis"><text:span text:style-name="T508">Configure</text:span></text:span><text:span text:style-name="Emphasis"><text:span text:style-name="T510">NativeClientServer</text:span></text:span><text:span text:style-name="Emphasis"><text:span text:style-name="T508">.script</text:span></text:span><text:span text:style-name="Emphasis"><text:span text:style-name="T552">, </text:span></text:span><text:span text:style-name="Emphasis"><text:span text:style-name="T508">Configure</text:span></text:span><text:span text:style-name="Emphasis"><text:span text:style-name="T510">Native</text:span></text:span><text:span text:style-name="Emphasis"><text:span text:style-name="T508">.script</text:span></text:span><text:span text:style-name="Emphasis"><text:span text:style-name="T552">, </text:span></text:span><text:span text:style-name="Emphasis"><text:span text:style-name="T508">Configure</text:span></text:span><text:span text:style-name="Emphasis"><text:span text:style-name="T510">Postgresql</text:span></text:span><text:span text:style-name="Emphasis"><text:span text:style-name="T508">.script</text:span></text:span><text:span text:style-name="Emphasis"><text:span text:style-name="T552"> and </text:span></text:span><text:span text:style-name="Emphasis"><text:span text:style-name="T508">Configure</text:span></text:span><text:span text:style-name="Emphasis"><text:span text:style-name="T510">Mysql</text:span></text:span><text:span text:style-name="Emphasis"><text:span text:style-name="T508">.script </text:span></text:span><text:span text:style-name="Emphasis"><text:span text:style-name="T552">will not work.</text:span></text:span></text:p>
      <text:h text:style-name="P596" text:outline-level="2"><text:bookmark-start text:name="__RefHeading__15501_1950968792"/>Math Options<text:bookmark-end text:name="__RefHeading__15501_1950968792"/></text:h>
      <text:p text:style-name="P144">Arithmetic <text:span text:style-name="T718">in this Mumps distribution </text:span>can be performed either by hardware or <text:span text:style-name="T718">by </text:span>a library of extended precision software. </text:p>
      <text:p text:style-name="P144"><text:soft-page-break/></text:p>
      <text:p text:style-name="P144">In extended precision mode, the precision of both floating point and integer numbers can <text:span text:style-name="T718">be</text:span> significantly larger than is the case with <text:span text:style-name="T718">standard </text:span>hardware arithmetic with minimal performance penalty. </text:p>
      <text:p text:style-name="P143"/>
      <text:p text:style-name="P154">The several Build scripts look for <text:span text:style-name="T718">files </text:span><text:span text:style-name="T32">gmp.h</text:span><text:span text:style-name="T249"> and </text:span><text:span text:style-name="T32">mpfr.h</text:span><text:span text:style-name="T249">. If these are found, they cause the build to use the extended math packages. If not, the builds will use hardware arithmetic. </text:span></text:p>
      <text:p text:style-name="P154"/>
      <text:p text:style-name="P154"><text:span text:style-name="T249">You may override this </text:span><text:span text:style-name="T320">and force hardware arithmetic </text:span><text:span text:style-name="T249">by modifying the scripts </text:span><text:span text:style-name="T320">to add </text:span><text:span text:style-name="T249">the </text:span><text:span text:style-name="T32">--with-hardware-math</text:span><text:span text:style-name="T249"> option.</text:span></text:p>
      <text:h text:style-name="P597" text:outline-level="2">Numeric Configuration Options</text:h>
      <text:p text:style-name="Text_20_body">Both extended precision and basic hardware precision are available <text:span text:style-name="T719">as noted above.</text:span></text:p>
      <text:p text:style-name="P474">In this version of Mumps, as is the case with many others, numeric values are stored in variables as character strings. When a variable participates in an arithmetic operation, the value is converted to a numeric format, the operation performed (for example, addition), and the result converted back to character string. Not only are numeric values stored in variables as strings, but also, intermediate results are in string format.</text:p>
      <text:p text:style-name="P474">In this version of Mumps, there are several options with regard to handling numeric data. As an option, you may process numeric data either by means of builtin hardware operations or by means of extended precision software. Hardware is quicker while extended precision permits a greater range of values. The following discusses the <text:span text:style-name="T32">configure</text:span><text:span text:style-name="T249"> options available.</text:span></text:p>
      <text:h text:style-name="P644" text:outline-level="3">Hardware Math</text:h>
      <text:p text:style-name="Text_20_body">In hardware <text:span text:style-name="T864">math</text:span> mode,<text:span text:style-name="T864"> integer and</text:span> <text:alphabetical-index-mark-start text:id="IMark107676840"/>floating point numbers<text:alphabetical-index-mark-end text:id="IMark107676840"/> are processed <text:span text:style-name="T618">by your machine's arithmetic processing hardware. Floating point numbers are treated </text:span>as <text:span text:style-name="T864">either </text:span><text:span text:style-name="T97">long </text:span><text:span text:style-name="T32">double</text:span><text:span text:style-name="T249"> </text:span><text:span text:style-name="T344">or </text:span><text:span text:style-name="T98">double </text:span><text:span text:style-name="T271">values</text:span><text:span text:style-name="T249"> and integers are treated as </text:span><text:span text:style-name="T344">either </text:span><text:span text:style-name="T270">signed</text:span><text:span text:style-name="T249"> 64-bit </text:span><text:span text:style-name="T32">l</text:span><text:span text:style-name="T97">ong l</text:span><text:span text:style-name="T32">ong</text:span><text:span text:style-name="T249"> </text:span><text:span text:style-name="T344">or signed 32-bit </text:span><text:span text:style-name="T98">long </text:span><text:span text:style-name="T249">integer </text:span><text:span text:style-name="T271">values</text:span><text:span text:style-name="T249">. </text:span></text:p>
      <text:p text:style-name="P465"><text:span text:style-name="T249">To enable hardware math, you must specify the following as a </text:span><text:span text:style-name="T32">configure </text:span><text:span text:style-name="T249">option:</text:span></text:p>
      <text:p text:style-name="P458"><text:alphabetical-index-mark-start text:id="IMark108205656"/>--with-hardware-math<text:alphabetical-index-mark-end text:id="IMark108205656"/></text:p>
      <text:p text:style-name="P462"><text:alphabetical-index-mark-start text:id="IMark108074312"/><text:span text:style-name="T858">I</text:span><text:span text:style-name="T857">nteger arithmetic</text:span><text:alphabetical-index-mark-end text:id="IMark108074312"/><text:span text:style-name="T857"> may be performed in </text:span><text:alphabetical-index-mark-start text:id="IMark107249864"/><text:span text:style-name="T862">int</text:span><text:alphabetical-index-mark-end text:id="IMark107249864"/><text:span text:style-name="T857"> (32 bit) or </text:span><text:span text:style-name="T861">long long</text:span><text:span text:style-name="T857"> (64 bit</text:span><text:span text:style-name="T860">s in the gcc compiler</text:span><text:span text:style-name="T859">)</text:span><text:span text:style-name="T857"> mode. The default is </text:span><text:span text:style-name="T861">long long</text:span><text:span text:style-name="T857">. The </text:span><text:span text:style-name="T863">int</text:span><text:span text:style-name="T857"> mode may be turned on with the </text:span><text:span text:style-name="T861">configure</text:span><text:span text:style-name="T857"> option:</text:span></text:p>
      <text:p text:style-name="P459"><text:alphabetical-index-mark-start text:id="IMark108208920"/>--with-int-32<text:alphabetical-index-mark-end text:id="IMark108208920"/></text:p>
      <text:p text:style-name="P463"><text:span text:style-name="T620">If the above is not specified, </text:span><text:span text:style-name="T642">long long</text:span><text:span text:style-name="T620"> is used. </text:span><text:span text:style-name="T637">The gcc compiler implements </text:span><text:span text:style-name="T651">long long </text:span><text:span text:style-name="T637">as 64 bits. The data type </text:span><text:span text:style-name="T651">int</text:span><text:span text:style-name="T637"> is implemented as 32 bits.</text:span></text:p>
      <text:p text:style-name="P463"><text:span text:style-name="T620">Floating point arithmetic may be performed in either </text:span><text:span text:style-name="T642">long double</text:span><text:span text:style-name="T620"> or </text:span><text:span text:style-name="T642">double</text:span><text:span text:style-name="T620"> mode.</text:span><text:span text:style-name="T633"> The </text:span><text:span text:style-name="T649">long double</text:span><text:span text:style-name="T633"> mode may be enabled with the </text:span><text:span text:style-name="T649">configure</text:span><text:span text:style-name="T633"> option:</text:span></text:p>
      <text:p text:style-name="P466"><text:alphabetical-index-mark-start text:id="IMark108204168"/>--with-long-double<text:alphabetical-index-mark-end text:id="IMark108204168"/></text:p>
      <text:p text:style-name="P464"><text:span text:style-name="T632">I</text:span><text:span text:style-name="T620">f the above is not specified, floating point arithmetic will be performed in </text:span><text:span text:style-name="T642">double</text:span><text:span text:style-name="T620"> mode.</text:span></text:p>
      <text:p text:style-name="P467">All numeric values are stored internally as strings. They are converted to binary numeric integer or floating point format just prior to an arithmetic operation and then converted back to strings. </text:p>
      <text:p text:style-name="P461"><text:span text:style-name="T630">By default, the string format</text:span><text:span text:style-name="T627"> </text:span><text:span text:style-name="T630">of a floating point number will have </text:span><text:span text:style-name="T627">with </text:span><text:span text:style-name="T630">8</text:span><text:span text:style-name="T627"> digits of precision. This can be altered </text:span><text:span text:style-name="T630">by </text:span><text:span text:style-name="T646">configure</text:span><text:span text:style-name="T630"> using the </text:span><text:span text:style-name="T646">–</text:span><text:alphabetical-index-mark-start text:id="IMark107987656"/><text:span text:style-name="T650">with-</text:span><text:span text:style-name="T647">float</text:span><text:span text:style-name="T646">_digits</text:span><text:alphabetical-index-mark-end text:id="IMark107987656"/><text:span text:style-name="T630"> option (default is 8). For example, if you want 16 digits of precision, add</text:span></text:p>
      <text:p text:style-name="P457"><text:span text:style-name="T657">-</text:span><text:span text:style-name="T619">-</text:span><text:span text:style-name="T662">with-</text:span><text:span text:style-name="T619">f</text:span><text:span text:style-name="T659">loat-</text:span><text:span text:style-name="T619">digits=16</text:span></text:p>
      <text:p text:style-name="P456"><text:span text:style-name="T658">t</text:span><text:span text:style-name="T619">o the </text:span><text:span text:style-name="T642">configure</text:span><text:span text:style-name="T619"> parameters.</text:span><text:span text:style-name="T660"> The number of digits specified should be consistent with the hardware data type (</text:span><text:span text:style-name="T648">double</text:span><text:span text:style-name="T660"> or </text:span><text:span text:style-name="T648">long double</text:span><text:span text:style-name="T660">).</text:span></text:p>
      <text:p text:style-name="Text_20_body"><text:span text:style-name="T627">O</text:span><text:span text:style-name="T629">n x86 architectures, </text:span><text:span text:style-name="T644">long double</text:span><text:span text:style-name="T629"> is </text:span><text:span text:style-name="T635">usually</text:span><text:span text:style-name="T629"> implemented as an 80 bit number with a sign bit, an 15 bit exponent and 63 bit fractional part</text:span><text:span text:style-name="T628"> with a range of </text:span><text:span text:style-name="T850">approximately</text:span><text:span text:style-name="T851"> 3.65×10</text:span><text:span text:style-name="T854">−</text:span><text:span text:style-name="T855">4951</text:span><text:span text:style-name="T851"> to 1.18×10</text:span><text:span text:style-name="T856">4932</text:span><text:span text:style-name="T852"> while </text:span><text:span text:style-name="T853">double</text:span><text:span text:style-name="T852"> is implemented as a 64 bit number. </text:span></text:p>
      <text:p text:style-name="P460"/>
      <text:h text:style-name="P644" text:outline-level="3"><text:soft-page-break/>Extended Precision Math</text:h>
      <text:p text:style-name="Text_20_body"><text:span text:style-name="T620">Extended prec</text:span><text:span text:style-name="T638">ision is avail</text:span><text:span text:style-name="T639">a</text:span><text:span text:style-name="T638">ble through use of </text:span><text:span text:style-name="T639">the </text:span><text:alphabetical-index-mark-start text:id="IMark108205656"/><text:span text:style-name="T639">GNU multiple precision arithmetic library</text:span><text:span text:style-name="T639"><text:note text:id="ftn11" text:note-class="footnote"><text:note-citation>11</text:note-citation><text:note-body><text:p text:style-name="P522"><text:s/><text:span text:style-name="T663">http://www.mpfr.org/</text:span></text:p></text:note-body></text:note></text:span><text:alphabetical-index-mark-end text:id="IMark108205656"/><text:span text:style-name="T639"> and the </text:span><text:alphabetical-index-mark-start text:id="IMark107676840"/><text:span text:style-name="T639">GNU MPFR library</text:span><text:span text:style-name="T639"><text:note text:id="ftn12" text:note-class="footnote"><text:note-citation>12</text:note-citation><text:note-body><text:p text:style-name="P522"><text:s/><text:span text:style-name="T663">http://gmplib.org/manual/index.html</text:span></text:p></text:note-body></text:note></text:span><text:alphabetical-index-mark-end text:id="IMark107676840"/><text:span text:style-name="T639">. </text:span><text:span text:style-name="T640">For integers, this means effectively unlimited </text:span><text:alphabetical-index-mark-start text:id="IMark107722296"/><text:span text:style-name="T640">precision</text:span><text:alphabetical-index-mark-end text:id="IMark107722296"/><text:span text:style-name="T640">. For floating point </text:span><text:span text:style-name="T641">numbers</text:span><text:span text:style-name="T640">, the exponent is 64 bits and the fraction is user specified (default of 72 bits in Mumps - </text:span><text:span text:style-name="T641">this option may be </text:span><text:span text:style-name="T625">set by </text:span><text:span text:style-name="T643">configure</text:span><text:span text:style-name="T623">).</text:span></text:p>
      <text:p text:style-name="P185"><text:span text:style-name="T623">Hardware arithmetic will be selected during compilation of the interpreter if (1) </text:span><text:span text:style-name="T645">configure</text:span><text:span text:style-name="T623"> does </text:span><text:span text:style-name="T652">not</text:span><text:span text:style-name="T623"> find the extended precision libraries or the user </text:span><text:span text:style-name="T636">affirmatively </text:span><text:span text:style-name="T623">specifies the configuration option:</text:span></text:p>
      <text:p text:style-name="P147"/>
      <text:p text:style-name="P147"><text:alphabetical-index-mark-start text:id="IMark107249864"/><text:span text:style-name="T620"><text:s/></text:span><text:span text:style-name="T642">--with-hardware-math</text:span><text:alphabetical-index-mark-end text:id="IMark107249864"/><text:span text:style-name="T642">.</text:span></text:p>
      <text:p text:style-name="P147"/>
      <text:p text:style-name="P149">If extended precision is used, the number of bits in the fraction of a floating point number can be set with:</text:p>
      <text:p text:style-name="P147"/>
      <text:p text:style-name="P84"><text:alphabetical-index-mark-start text:id="IMark107676840"/><text:span text:style-name="T619">--with-float-bits</text:span><text:alphabetical-index-mark-end text:id="IMark107676840"/><text:span text:style-name="T619">=value<text:line-break/><text:line-break/></text:span><text:span text:style-name="T620">where </text:span><text:span text:style-name="T619">value</text:span><text:span text:style-name="T620"> is the number of bits. The default value is 72. </text:span><text:span text:style-name="T634">The number of decimal digits for a given number of bits (nbits) is approximately:</text:span></text:p>
      <text:p text:style-name="P151"/>
      <text:p text:style-name="Preformatted_20_Text"><text:tab/><text:span text:style-name="T878">log</text:span><text:span text:style-name="T787">10</text:span><text:span text:style-name="T661">(2</text:span><text:span text:style-name="T617">nbits</text:span><text:span text:style-name="T661">)</text:span></text:p>
      <text:p text:style-name="P86"/>
      <text:p text:style-name="P38">Thus, 72 bits corresponds to approximately 21 decimal digits.</text:p>
      <text:p text:style-name="P38"/>
      <text:p text:style-name="P149">For extended precision floating point numbers, the number of digits of precision to print is controlled by:</text:p>
      <text:p text:style-name="P84"/>
      <text:p text:style-name="P84"><text:alphabetical-index-mark-start text:id="IMark108097512"/><text:span text:style-name="T619">--with-float-digits</text:span><text:alphabetical-index-mark-end text:id="IMark108097512"/><text:span text:style-name="T619">=value</text:span></text:p>
      <text:p text:style-name="P84"/>
      <text:p text:style-name="P84"><text:span text:style-name="T620">where </text:span><text:span text:style-name="T619">value</text:span><text:span text:style-name="T620"> is the number of digits. The default is </text:span><text:span text:style-name="T631">8</text:span><text:span text:style-name="T620">.</text:span></text:p>
      <text:p text:style-name="P84"/>
      <text:p text:style-name="Text_20_body"><text:span text:style-name="T636">T</text:span><text:span text:style-name="T620">he number of digits </text:span><text:span text:style-name="T636">specified</text:span><text:span text:style-name="T620"> should be consistent with the number of bits in the fraction. If the number of digits </text:span><text:span text:style-name="T636">specified</text:span><text:span text:style-name="T625"> </text:span><text:span text:style-name="T620">is too large, random low-order digits </text:span><text:span text:style-name="T636">will</text:span><text:span text:style-name="T620"> appear in numbers.</text:span></text:p>
      <text:p text:style-name="P468">If extended precision mode is in effect, integer numbers have no upper or lower bound.</text:p>
      <text:h text:style-name="P598" text:outline-level="2"><text:bookmark-start text:name="__RefHeading___Toc14890_1932656894"/><text:alphabetical-index-mark-start text:id="IMark107163960"/><text:span text:style-name="T592">All </text:span>Configure Options<text:bookmark-end text:name="__RefHeading___Toc14890_1932656894"/><text:alphabetical-index-mark-end text:id="IMark107163960"/></text:h>
      <text:p text:style-name="P76">The basic install sequence, as is the case with many Linux based packages is <text:span text:style-name="T581">to run something similar to the following as </text:span><text:span text:style-name="T40">root</text:span><text:span text:style-name="T261">:</text:span></text:p>
      <text:p text:style-name="P76"/>
      <text:p text:style-name="P65"><text:tab/>./configure <text:span text:style-name="T581">prefix=/usr</text:span></text:p>
      <text:p text:style-name="P65"><text:tab/>./make</text:p>
      <text:p text:style-name="P65"><text:tab/>./make install</text:p>
      <text:p text:style-name="P76"/>
      <text:p text:style-name="P76">The configure step, however, as is typical, contains many options. Specifying these causes modification to the source code <text:span text:style-name="T585">and changes the final product</text:span>. </text:p>
      <text:p text:style-name="P76"/>
      <text:p text:style-name="P76"><text:span text:style-name="T585">The distribution, as noted above, contains several </text:span><text:span text:style-name="T43">bash </text:span><text:span text:style-name="T263">script files with pre-configured </text:span><text:span text:style-name="T43">configure</text:span><text:span text:style-name="T263"> </text:span><text:span text:style-name="T264">commands</text:span><text:span text:style-name="T263">. </text:span><text:span text:style-name="T585">For the most part, you probably don't want to write your own </text:span><text:span text:style-name="T43">configure </text:span><text:span text:style-name="T263">options except in limited cases</text:span><text:span text:style-name="T585">. You may, however, want to edit the files provided to set details such as passwords and so on. This is discussed below.</text:span></text:p>
      <text:p text:style-name="P76"/>
      <text:p text:style-name="P76"><text:span text:style-name="T587">T</text:span>he <text:span text:style-name="T585">full set of </text:span>options to <text:span text:style-name="T32">configure</text:span> are:</text:p>
      <text:p text:style-name="P76"/>
      <text:list xml:id="list2423295436028889771" text:style-name="L11">
        <text:list-item>
          <text:p text:style-name="P579"><text:span text:style-name="T484">configure prefix=/usr<text:line-break/><text:line-break/>The directory where the runtime modules will be stored. If this is not specified, the default location is in a directory named </text:span><text:span text:style-name="T491">mumps_compiler</text:span><text:span text:style-name="T511"> in the user's home directory. Normally, if you want Mumps available to all users, you will specify the option as shown and run </text:span><text:span text:style-name="T491">make</text:span><text:span text:style-name="T511"> and </text:span><text:span text:style-name="T491">make install</text:span><text:span text:style-name="T511"> as </text:span><text:span text:style-name="T491">root</text:span><text:span text:style-name="T511">. If you specify </text:span><text:span text:style-name="T491">/usr</text:span><text:span text:style-name="T511"> as shown, the Mumps routines will be placed in </text:span><text:soft-page-break/><text:span text:style-name="T491">/usr/bin/mumps</text:span><text:span text:style-name="T511">.<text:line-break/></text:span></text:p>
        </text:list-item>
        <text:list-item>
          <text:p text:style-name="P580"><text:alphabetical-index-mark-start text:id="IMark107726920"/>PostgreSQL options<text:alphabetical-index-mark-end text:id="IMark107726920"/><text:line-break/></text:p>
          <text:list>
            <text:list-item>
              <text:p text:style-name="P580"><text:alphabetical-index-mark-start text:id="IMark106945016"/>--with-pgsql-user<text:alphabetical-index-mark-end text:id="IMark106945016"/>=userid <text:s/><text:tab/><text:tab/> <text:s text:c="2"/>userid for PostgreSQL server account [<text:span text:style-name="T558">mumps</text:span>] </text:p>
            </text:list-item>
            <text:list-item>
              <text:p text:style-name="P580"><text:alphabetical-index-mark-start text:id="IMark107881704"/>--<text:span text:style-name="T558">with-pgsql-passwd</text:span><text:alphabetical-index-mark-end text:id="IMark107881704"/><text:span text:style-name="T558">=password<text:tab/> <text:s text:c="2"/>password to access database [“abc123”]</text:span></text:p>
            </text:list-item>
            <text:list-item>
              <text:p text:style-name="P580"><text:alphabetical-index-mark-start text:id="IMark108208920"/>--with-pgsql-host<text:alphabetical-index-mark-end text:id="IMark108208920"/><text:span text:style-name="T559">=IP<text:tab/></text:span><text:tab/><text:tab/> <text:s text:c="2"/>select host IP number <text:span text:style-name="T564">[127.0.0.1]</text:span></text:p>
            </text:list-item>
            <text:list-item>
              <text:p text:style-name="P580"><text:alphabetical-index-mark-start text:id="IMark107718184"/><text:span text:style-name="T559">--with-pgdb</text:span><text:alphabetical-index-mark-end text:id="IMark107718184"/><text:span text:style-name="T559">=<text:tab/> <text:s text:c="36"/>location of libraries [/usr/include/postgresql]</text:span><text:line-break/></text:p>
            </text:list-item>
          </text:list>
        </text:list-item>
        <text:list-item>
          <text:p text:style-name="P580"><text:alphabetical-index-mark-start text:id="IMark108074312"/>MySQL options<text:alphabetical-index-mark-end text:id="IMark108074312"/><text:line-break/></text:p>
          <text:list>
            <text:list-item>
              <text:p text:style-name="P580"><text:alphabetical-index-mark-start text:id="IMark107172440"/>--with-mysql-user<text:alphabetical-index-mark-end text:id="IMark107172440"/>=userid <text:s/><text:tab/>userid for MySQL server account [<text:span text:style-name="T581">mumps</text:span>] </text:p>
            </text:list-item>
            <text:list-item>
              <text:p text:style-name="P580"><text:alphabetical-index-mark-start text:id="IMark107249864"/>--with-mysql-host<text:alphabetical-index-mark-end text:id="IMark107249864"/>=<text:span text:style-name="T581">IP<text:tab/></text:span><text:tab/>IP number of remote host [<text:span text:style-name="T581">127.0.0.1</text:span>]</text:p>
            </text:list-item>
            <text:list-item>
              <text:p text:style-name="P580"><text:alphabetical-index-mark-start text:id="IMark108201944"/>--with-mysqldb<text:alphabetical-index-mark-end text:id="IMark108201944"/><text:tab/><text:tab/>Enable MySQL data base for globals</text:p>
            </text:list-item>
            <text:list-item>
              <text:p text:style-name="P580"><text:alphabetical-index-mark-start text:id="IMark107726920"/>--with-mysql-passwd<text:alphabetical-index-mark-end text:id="IMark107726920"/>=val<text:tab/>Select mysql user passwd ["<text:span text:style-name="T564">abc123</text:span>"]</text:p>
            </text:list-item>
            <text:list-item>
              <text:p text:style-name="P580"><text:alphabetical-index-mark-start text:id="IMark107879048"/>--with-mysql-port<text:alphabetical-index-mark-end text:id="IMark107879048"/>=nbr<text:tab/>Select mysql port [""]</text:p>
            </text:list-item>
            <text:list-item>
              <text:p text:style-name="P580"><text:alphabetical-index-mark-start text:id="IMark107881704"/>--with-mysql-socket<text:alphabetical-index-mark-end text:id="IMark107881704"/>=nbr<text:tab/>Select mysql socket [<text:span text:style-name="T581">""</text:span>]<text:line-break/></text:p>
            </text:list-item>
          </text:list>
        </text:list-item>
        <text:list-item>
          <text:p text:style-name="P580"><text:alphabetical-index-mark-start text:id="IMark108208920"/>General Relational Database Options<text:alphabetical-index-mark-end text:id="IMark108208920"/><text:line-break/></text:p>
          <text:list>
            <text:list-item>
              <text:p text:style-name="P580"><text:alphabetical-index-mark-start text:id="IMark107210824"/>--with-dbname<text:alphabetical-index-mark-end text:id="IMark107210824"/>=name<text:tab/>SQL data base name [mumps]</text:p>
            </text:list-item>
            <text:list-item>
              <text:p text:style-name="P580"><text:alphabetical-index-mark-start text:id="IMark107676840"/>--with-indexsize<text:alphabetical-index-mark-end text:id="IMark107676840"/>=<text:span text:style-name="T559">number<text:tab/></text:span>SQL DB index max [<text:span text:style-name="T559">64</text:span>]</text:p>
            </text:list-item>
            <text:list-item>
              <text:p text:style-name="P580"><text:alphabetical-index-mark-start text:id="IMark107172440"/>--with-tabsize<text:alphabetical-index-mark-end text:id="IMark107172440"/>=nbr<text:tab/><text:tab/>number of columns in SQL table <text:span text:style-name="T40">mumps</text:span> [10]<text:line-break/> </text:p>
            </text:list-item>
          </text:list>
        </text:list-item>
        <text:list-item>
          <text:p text:style-name="P580"><text:alphabetical-index-mark-start text:id="IMark107163960"/>Native Database Options<text:alphabetical-index-mark-end text:id="IMark107163960"/><text:line-break/></text:p>
          <text:list>
            <text:list-item>
              <text:p text:style-name="P580"><text:alphabetical-index-mark-start text:id="IMark107684328"/>--<text:span text:style-name="T728">with-slice</text:span><text:alphabetical-index-mark-end text:id="IMark107684328"/><text:span text:style-name="T728">=value<text:tab/><text:tab/>The number of database transactions an instance of a <text:tab/><text:tab/><text:tab/><text:tab/><text:tab/><text:tab/>standalone native B-tree Mumps programs may perform on the <text:tab/><text:tab/><text:tab/><text:tab/>database before relinquishing control. Default: 500</text:span><text:line-break/></text:p>
            </text:list-item>
            <text:list-item>
              <text:p text:style-name="P580"><text:alphabetical-index-mark-start text:id="IMark108201560"/>--with-cache<text:alphabetical-index-mark-end text:id="IMark108201560"/>=VAL<text:tab/><text:tab/>native globals cache size [65537]<text:line-break/><text:line-break/>The only legal values for this parameter are:<text:line-break/><text:line-break/>9 <text:line-break/>17 <text:line-break/>33 <text:line-break/>65 <text:line-break/>129 <text:line-break/>257 <text:line-break/>513 <text:line-break/>1025 <text:line-break/>2049 <text:line-break/>4097 <text:line-break/>8193 <text:line-break/>16385 <text:line-break/>32769 <text:line-break/>65537 <text:line-break/>131073 <text:line-break/>262145 <text:line-break/>524289 <text:line-break/>1048577<text:line-break/></text:p>
            </text:list-item>
            <text:list-item>
              <text:p text:style-name="P579"><text:alphabetical-index-mark-start text:id="IMark107210824"/><text:span text:style-name="T511">--with-block</text:span><text:alphabetical-index-mark-end text:id="IMark107210824"/><text:span text:style-name="T511">=</text:span><text:span text:style-name="T513">blksize</text:span><text:span text:style-name="T511"><text:tab/><text:tab/><text:tab/>native btree block size [8192]<text:line-break/><text:line-break/>The native Btree database consists of two files: the tree file (</text:span><text:span text:style-name="T491">key.dat</text:span><text:span text:style-name="T511">) containing the actual Btree and the data file (</text:span><text:span text:style-name="T491">data.dat</text:span><text:span text:style-name="T511">) containing stored data. The maximum size of the Btree file is dependent on the block size. The block sizes listed below each have a PAGE_SHIFT value and this ultimately determines the maximum file size as shown. The basic internal disk address is effectively 31 bits (signed 32 bit quantity) but, depending upon the block size, some number of bits at the low-order end are always zero. For example, if the block size is 1024, the final 10 bits of an address are always zeros. As only the significant 31 bits </text:span><text:soft-page-break/><text:span text:style-name="T511">are stored, the true address is not 31 bits but 41 bits thus a file size of 2 terabytes is possible.<text:line-break/><text:line-break/>The only legal values for this parameter are:<text:line-break/><text:line-break/></text:span><text:span text:style-name="T476">1024<text:line-break/>2048<text:line-break/>4096<text:line-break/>8192 <text:line-break/>16384<text:line-break/>32768<text:line-break/>65536<text:line-break/>131072<text:line-break/>262144 </text:span><text:span text:style-name="T511"><text:line-break/><text:line-break/>The block size determines the internal PAGE_SHIFT factor:<text:line-break/><text:line-break/></text:span><text:span text:style-name="T476">1024<text:tab/><text:tab/>→<text:tab/>PAGE_SHIFT 10 <text:line-break/>2048<text:tab/><text:tab/>→<text:tab/>PAGE_SHIFT 11 <text:line-break/>4096<text:tab/><text:tab/>→<text:tab/>PAGE_SHIFT 12 <text:line-break/>8192<text:tab/><text:tab/>→<text:tab/>PAGE_SHIFT 13 <text:line-break/>16384<text:tab/><text:tab/>→<text:tab/>PAGE_SHIFT 14 <text:line-break/>32768<text:tab/><text:tab/>→<text:tab/>PAGE_SHIFT 15 <text:line-break/>65536<text:tab/><text:tab/>→<text:tab/>PAGE_SHIFT 16 <text:line-break/>131072<text:tab/>→<text:tab/>PAGE_SHIFT 17 <text:line-break/>262144<text:tab/>→<text:tab/>PAGE_SHIFT 18 <text:line-break/>524288<text:tab/>→<text:tab/>PAGE_SHIFT 19 <text:line-break/>1048576<text:tab/>→<text:tab/>PAGE_SHIFT 20 <text:line-break/>2097152<text:tab/>→<text:tab/>PAGE_SHIFT 21<text:line-break/><text:line-break/>PAGE_SHIFT 10 corresponds to MBLOCK 1024 and a max Btree file size of 2 TB <text:line-break/>PAGE_SHIFT 11 corresponds to MBLOCK 2048 and a max Btree file size of 4 TB <text:line-break/>PAGE_SHIFT 12 corresponds to MBLOCK 4096 and a max Btree file size of 8 TB <text:line-break/>PAGE_SHIFT 13 corresponds to MBLOCK 8192 and a max Btree file size of 16 TB <text:line-break/>PAGE_SHIFT 14 corresponds to MBLOCK 16384 and a max Btree file size of 32 TB <text:line-break/>PAGE_SHIFT 15 corresponds to MBLOCK 32768 and a max Btree file size of 64 TB <text:line-break/>PAGE_SHIFT 16 corresponds to MBLOCK 65536 and a max Btree file size of 128 TB </text:span><text:span text:style-name="T511"><text:line-break/>The data file may grow to a max of 2**64 bytes for all settings. <text:line-break/></text:span></text:p>
            </text:list-item>
            <text:list-item>
              <text:p text:style-name="P580"><text:alphabetical-index-mark-start text:id="IMark106945016"/>--with-client<text:alphabetical-index-mark-end text:id="IMark106945016"/><text:tab/><text:tab/><text:tab/>build native btree client data base code</text:p>
            </text:list-item>
            <text:list-item>
              <text:p text:style-name="P580"><text:alphabetical-index-mark-start text:id="IMark107881704"/>--with-server-dir<text:alphabetical-index-mark-end text:id="IMark107881704"/><text:tab/><text:tab/>native Btree server home directory [/etc/mumps]</text:p>
            </text:list-item>
            <text:list-item>
              <text:p text:style-name="P580"><text:alphabetical-index-mark-start text:id="IMark108199048"/>--with-readonly<text:alphabetical-index-mark-end text:id="IMark108199048"/><text:tab/><text:tab/>native database will be readonly – <text:span text:style-name="T568">only applied to the native <text:tab/><text:tab/><text:tab/><text:tab/><text:tab/>global array facility</text:span><text:line-break/></text:p>
            </text:list-item>
          </text:list>
        </text:list-item>
        <text:list-item>
          <text:p text:style-name="P580"><text:s text:c="2"/><text:alphabetical-index-mark-start text:id="IMark108074312"/>--with-ibuf<text:alphabetical-index-mark-end text:id="IMark108074312"/>=<text:tab/><text:tab/><text:tab/>max size interpreted program [32000]</text:p>
        </text:list-item>
        <text:list-item>
          <text:p text:style-name="P580"><text:s text:c="2"/><text:alphabetical-index-mark-start text:id="IMark107072072"/>--with-strmax<text:alphabetical-index-mark-end text:id="IMark107072072"/>=<text:tab/><text:tab/>max internal string size [4096]</text:p>
        </text:list-item>
        <text:list-item>
          <text:p text:style-name="P580"><text:s text:c="2"/><text:alphabetical-index-mark-start text:id="IMark107163960"/>--with-locale<text:alphabetical-index-mark-end text:id="IMark107163960"/>=locale<text:tab/><text:tab/>locale information [en_US.UTF-8]</text:p>
        </text:list-item>
        <text:list-item>
          <text:p text:style-name="P580"><text:s text:c="2"/><text:alphabetical-index-mark-start text:id="IMark107684328"/>--with-terminate-on-error<text:alphabetical-index-mark-end text:id="IMark107684328"/> <text:s text:c="2"/>halt interpretor on error [off]</text:p>
        </text:list-item>
        <text:list-item>
          <text:p text:style-name="P580"><text:alphabetical-index-mark-start text:id="IMark108208920"/>--with-includes<text:alphabetical-index-mark-end text:id="IMark108208920"/>=DIR<text:tab/>to identify header dirs (Apple <text:span text:style-name="T565">build only</text:span>)</text:p>
        </text:list-item>
        <text:list-item>
          <text:p text:style-name="P583"><text:alphabetical-index-mark-start text:id="IMark107882120"/><text:span text:style-name="T484">--with-libraries</text:span><text:alphabetical-index-mark-end text:id="IMark107882120"/><text:span text:style-name="T484">=DIR<text:tab/>to identify libs (Apple </text:span><text:span text:style-name="T485">build only</text:span><text:span text:style-name="T484">)</text:span></text:p>
        </text:list-item>
        <text:list-item>
          <text:p text:style-name="P583"><text:alphabetical-index-mark-start text:id="IMark108303336"/><text:span text:style-name="T484">--</text:span><text:span text:style-name="T486">with-float-bits</text:span><text:alphabetical-index-mark-end text:id="IMark108303336"/><text:span text:style-name="T486">=val<text:tab/><text:tab/>number of bits in floating point fractional part (72)</text:span></text:p>
        </text:list-item>
        <text:list-item>
          <text:p text:style-name="P581"><text:alphabetical-index-mark-start text:id="IMark107684328"/>--with-float-digits<text:alphabetical-index-mark-end text:id="IMark107684328"/>=val<text:tab/>number of decimal digits to print in a floating point number (20)</text:p>
        </text:list-item>
        <text:list-item>
          <text:p text:style-name="P581"><text:alphabetical-index-mark-start text:id="IMark108097512"/>--with-hardware-math<text:alphabetical-index-mark-end text:id="IMark108097512"/><text:tab/>use hardware arithmetic facilities</text:p>
        </text:list-item>
        <text:list-item>
          <text:p text:style-name="P581"><text:alphabetical-index-mark-start text:id="IMark108412952"/>--<text:span text:style-name="T867">with-no-inline</text:span><text:alphabetical-index-mark-end text:id="IMark108412952"/><text:span text:style-name="T867"><text:tab/><text:tab/>do not use inline functions</text:span></text:p>
        </text:list-item>
        <text:list-item>
          <text:p text:style-name="P582"><text:alphabetical-index-mark-start text:id="IMark107172440"/>--<text:span text:style-name="T868">with-profile</text:span><text:alphabetical-index-mark-end text:id="IMark107172440"/><text:span text:style-name="T868"><text:tab/><text:tab/><text:tab/>enable profiler (run </text:span><text:span text:style-name="T103">gprof mumps gmon.out &gt; stats</text:span><text:span text:style-name="T868">)</text:span></text:p>
        </text:list-item>
      </text:list>
      <text:p text:style-name="P14"/>
      <text:p text:style-name="Standard"/>
      <text:h text:style-name="P617" text:outline-level="1"><text:alphabetical-index-mark-start text:id="IMark107987656"/>Running a Mumps Program<text:alphabetical-index-mark-end text:id="IMark107987656"/></text:h>
      <text:h text:style-name="Heading_20_2" text:outline-level="2"><text:span text:style-name="T700">Start the </text:span>Global Array <text:span text:style-name="T700">Server</text:span></text:h>
      <text:p text:style-name="P405">Note: if you are using <text:span text:style-name="T700">either </text:span>the PosgreSQL, <text:span text:style-name="T574">MySQL or native client /server </text:span>option to store global arrays, you <text:span text:style-name="T123">must</text:span> start the PostgreSQL <text:span text:style-name="T574">or MySQL </text:span>server <text:span text:style-name="T123">prior</text:span> to attempting to access any global array. </text:p>
      <text:h text:style-name="Heading_20_2" text:outline-level="2"><text:alphabetical-index-mark-start text:id="IMark107072072"/>Mumps CLI Interpreter<text:alphabetical-index-mark-end text:id="IMark107072072"/></text:h>
      <text:p text:style-name="P405">To run the <text:span text:style-name="T668">command line</text:span> interpreter <text:span text:style-name="T668">from a terminal window</text:span>, type:</text:p>
      <text:p text:style-name="P405"/>
      <text:p text:style-name="Preformatted_20_Text"><text:tab/>mumps</text:p>
      <text:p text:style-name="P405"/>
      <text:p text:style-name="P405">Any Mumps commands you enter will be executed immediately. To exit the interpreter, type H[alt].</text:p>
      <text:p text:style-name="P405"/>
      <text:p text:style-name="Standard">In interactive mode, you will be presented with a prompt (&gt;). Any Mumps command may be typed for immediate execution (including a <text:span text:style-name="T4">goto</text:span><text:span text:style-name="T129"> or </text:span><text:span text:style-name="T4">do</text:span><text:span text:style-name="T129"> commands with a file name reference </text:span><text:span text:style-name="T131">pointing to</text:span><text:span text:style-name="T129"> a file to be loaded and executed).</text:span></text:p>
      <text:p text:style-name="P40"/>
      <text:p text:style-name="P393">The keyboard <text:span text:style-name="T32">up arrow</text:span> <text:span text:style-name="T720">and </text:span><text:span text:style-name="T80">down arrow </text:span>key<text:span text:style-name="T720">s</text:span> may be used to cycle through and display commands previously entered during this session. </text:p>
      <text:p text:style-name="P393"/>
      <text:p text:style-name="P393">A previously entered command my be re-<text:span text:style-name="T605">e</text:span>xecuted by using the keyboard up arrow key to locate and display the command and then typing &lt;enter&gt;. </text:p>
      <text:p text:style-name="P393"/>
      <text:p text:style-name="P393"><text:span text:style-name="T695">Input to the Mumps CLI follows GNU </text:span><text:alphabetical-index-mark-start text:id="IMark108365352"/><text:span text:style-name="T59">readline</text:span><text:alphabetical-index-mark-end text:id="IMark108365352"/><text:span text:style-name="T59"> </text:span><text:span text:style-name="T695">conventions.</text:span></text:p>
      <text:h text:style-name="P645" text:outline-level="3">Mumps CLI Special Commands</text:h>
      <text:h text:style-name="P673" text:outline-level="4"><text:bookmark-start text:name="__RefHeading__15227_1849203116"/><text:alphabetical-index-mark-start text:id="IMark107072072"/>\globals<text:bookmark-end text:name="__RefHeading__15227_1849203116"/><text:alphabetical-index-mark-end text:id="IMark107072072"/></text:h>
      <text:p text:style-name="P139">Lists the names of the global array tables and the number of columns in each (works only when using PostgreSQL or MySQL).</text:p>
      <text:p text:style-name="P139"/>
      <text:h text:style-name="P673" text:outline-level="4"><text:alphabetical-index-mark-start text:id="IMark107684328"/>\halt<text:alphabetical-index-mark-end text:id="IMark107684328"/> <text:span text:style-name="T723">\quit \h \q</text:span></text:h>
      <text:p text:style-name="P139">Exit the Mumps CLI. The Mumps Halt <text:span text:style-name="T879">(h) </text:span>command <text:span text:style-name="T879">and ^d </text:span>work as well.</text:p>
      <text:h text:style-name="P673" text:outline-level="4"><text:alphabetical-index-mark-start text:id="IMark108530888"/>\sys<text:alphabetical-index-mark-end text:id="IMark108530888"/> <text:span text:style-name="T32">cmd</text:span></text:h>
      <text:p text:style-name="P139">Executes <text:span text:style-name="T32">cmd</text:span><text:span text:style-name="T249"> in a system shell then returns to the Mumps CLI. </text:span><text:span text:style-name="T325">Example:</text:span></text:p>
      <text:p text:style-name="P139"/>
      <text:p text:style-name="P246"><text:tab/>\sys ls -lh *</text:p>
      <text:p text:style-name="P27"/>
      <text:p text:style-name="P27">Expression substitution is permitted<text:note text:id="ftn13" text:note-class="footnote"><text:note-citation>13</text:note-citation><text:note-body><text:p text:style-name="Footnote"><text:s/><text:span text:style-name="T725">Note: The default contents of </text:span><text:span text:style-name="T83">$zsqlOutput</text:span><text:span text:style-name="T326"> are the process id of the Mumps program followed by the </text:span><text:span text:style-name="T83">.tmp</text:span><text:span text:style-name="T326"> extension.</text:span></text:p></text:note-body></text:note>:</text:p>
      <text:p text:style-name="P27"/>
      <text:p text:style-name="P476">&gt; write $zsqlOutput </text:p>
      <text:p text:style-name="P476">9910.tmp </text:p>
      <text:p text:style-name="P476"/>
      <text:p text:style-name="P476">&gt; sql select * from doc where a1='1' limit 10; </text:p>
      <text:p text:style-name="P476">&gt; \sys cat &amp;~$zsqlOutput~ </text:p>
      <text:p text:style-name="P476"/>
      <text:p text:style-name="P476">1<text:tab/><text:tab/><text:tab/><text:tab/>0 </text:p>
      <text:p text:style-name="P476">1<text:tab/>acetaldehyde<text:tab/>3<text:tab/> </text:p>
      <text:p text:style-name="P476">1<text:tab/>ribonuclease<text:tab/>6<text:tab/> </text:p>
      <text:p text:style-name="P476">1<text:tab/>alteration<text:tab/><text:tab/>7<text:tab/> </text:p>
      <text:p text:style-name="P476">1<text:tab/>catalytic<text:tab/><text:tab/>8<text:tab/> </text:p>
      <text:p text:style-name="P476">1<text:tab/>phosphate<text:tab/><text:tab/>10<text:tab/> </text:p>
      <text:p text:style-name="P476"><text:soft-page-break/>1<text:tab/>ribonuclease<text:tab/>11<text:tab/> </text:p>
      <text:p text:style-name="P476">1<text:tab/>react<text:tab/><text:tab/><text:tab/>12<text:tab/> </text:p>
      <text:p text:style-name="P476">1<text:tab/>acetaldehyde<text:tab/>13<text:tab/> </text:p>
      <text:p text:style-name="P476">1<text:tab/>cyanoborohydride<text:tab/>15<text:tab/></text:p>
      <text:h text:style-name="P673" text:outline-level="4"><text:alphabetical-index-mark-start text:id="IMark108303336"/><text:span text:style-name="T249">\</text:span><text:span text:style-name="T327">mumps</text:span><text:alphabetical-index-mark-end text:id="IMark108303336"/><text:span text:style-name="T249"> </text:span><text:span text:style-name="T32">pgm</text:span></text:h>
      <text:p text:style-name="P139"><text:span text:style-name="T249">Runs the code in </text:span><text:span text:style-name="T32">pgm</text:span><text:span text:style-name="T249"> as a Mumps program. The code need not begin with the </text:span><text:span text:style-name="T32">bash</text:span><text:span text:style-name="T249"> interpreter comment. </text:span><text:span text:style-name="T328">Expression substitution is permitted:</text:span></text:p>
      <text:p text:style-name="P139"/>
      <text:p text:style-name="P475"><text:span text:style-name="T328">&gt; \sys </text:span><text:span text:style-name="T249">cat xxx.mps </text:span></text:p>
      <text:p text:style-name="P477"><text:s/>for i=%1:%2:%3 write i," " </text:p>
      <text:p text:style-name="P477"><text:s/>write ! </text:p>
      <text:p text:style-name="P480">&gt; \mumps xxx.mps 1 2 10 </text:p>
      <text:p text:style-name="P480">1 3 5 7 9 </text:p>
      <text:p text:style-name="P480">&gt; set x="1 2 10" </text:p>
      <text:p text:style-name="P480">&gt; set y="xxx.mps" </text:p>
      <text:p text:style-name="P480">&gt; \mumps &amp;~y~ &amp;~x~ </text:p>
      <text:p text:style-name="P480">1 3 5 7 9 </text:p>
      <text:p text:style-name="P478"/>
      <text:h text:style-name="P674" text:outline-level="4"><text:alphabetical-index-mark-start text:id="IMark108208920"/>\sql<text:alphabetical-index-mark-end text:id="IMark108208920"/> <text:span text:style-name="T32">sqlCommand</text:span></text:h>
      <text:p text:style-name="P26"><text:span text:style-name="T723">Send</text:span> <text:span text:style-name="T82">sqlCommand </text:span><text:span text:style-name="T723">to the PostgreSQL server </text:span>and display any table output <text:span text:style-name="T723">returned</text:span>. <text:s/><text:span text:style-name="T723">Example:</text:span></text:p>
      <text:p text:style-name="P26"/>
      <text:p text:style-name="P295"><text:tab/><text:span text:style-name="T724">&gt; \sql select * from doc where a1='1' limit 10; </text:span></text:p>
      <text:p text:style-name="P296"><text:tab/>-------------------------- </text:p>
      <text:p text:style-name="P296"><text:tab/>|1 |0 <text:s text:c="15"/>| <text:s text:c="2"/>| </text:p>
      <text:p text:style-name="P296"><text:tab/>|1 |acetaldehyde <text:s text:c="4"/>|3 <text:s/>| </text:p>
      <text:p text:style-name="P296"><text:tab/>|1 |ribonuclease <text:s text:c="4"/>|6 <text:s/>| </text:p>
      <text:p text:style-name="P296"><text:tab/>|1 |alteration <text:s text:c="6"/>|7 <text:s/>| </text:p>
      <text:p text:style-name="P296"><text:tab/>|1 |catalytic <text:s text:c="7"/>|8 <text:s/>| </text:p>
      <text:p text:style-name="P296"><text:tab/>|1 |phosphate <text:s text:c="7"/>|10 | </text:p>
      <text:p text:style-name="P296"><text:tab/>|1 |ribonuclease <text:s text:c="4"/>|11 | </text:p>
      <text:p text:style-name="P296"><text:tab/>|1 |react <text:s text:c="11"/>|12 | </text:p>
      <text:p text:style-name="P296"><text:tab/>|1 |acetaldehyde <text:s text:c="4"/>|13 | </text:p>
      <text:p text:style-name="P296"><text:tab/>|1 |cyanoborohydride |15 | </text:p>
      <text:p text:style-name="P296"><text:tab/>-------------------------- </text:p>
      <text:p text:style-name="Standard"/>
      <text:p text:style-name="P156">Expression substitution is also possible:</text:p>
      <text:p text:style-name="Preformatted_20_Text"/>
      <text:p text:style-name="P296"><text:tab/>&gt; set i="doc",j=10 </text:p>
      <text:p text:style-name="P296"><text:tab/> &gt; \sql select * from &amp;~i~ where a1='1' limit &amp;~j~; </text:p>
      <text:p text:style-name="P296"><text:tab/>-------------------------- </text:p>
      <text:p text:style-name="P296"><text:tab/>|1 |0 <text:s text:c="15"/>| <text:s text:c="2"/>| </text:p>
      <text:p text:style-name="P296"><text:tab/>|1 |acetaldehyde <text:s text:c="4"/>|3 <text:s/>| </text:p>
      <text:p text:style-name="P296"><text:tab/>|1 |ribonuclease <text:s text:c="4"/>|6 <text:s/>| </text:p>
      <text:p text:style-name="P296"><text:tab/>|1 |alteration <text:s text:c="6"/>|7 <text:s/>| </text:p>
      <text:p text:style-name="P296"><text:tab/>|1 |catalytic <text:s text:c="7"/>|8 <text:s/>| </text:p>
      <text:p text:style-name="P296"><text:tab/>|1 |phosphate <text:s text:c="7"/>|10 | </text:p>
      <text:p text:style-name="P296"><text:tab/>|1 |ribonuclease <text:s text:c="4"/>|11 | </text:p>
      <text:p text:style-name="P296"><text:tab/>|1 |react <text:s text:c="11"/>|12 | </text:p>
      <text:p text:style-name="P296"><text:tab/>|1 |acetaldehyde <text:s text:c="4"/>|13 | </text:p>
      <text:p text:style-name="P296"><text:tab/>|1 |cyanoborohydride |15 | </text:p>
      <text:p text:style-name="P296"><text:tab/>-------------------------- </text:p>
      <text:p text:style-name="P156"/>
      <text:p text:style-name="P184">If your <text:span text:style-name="T834">SQL command creates or drops a table, you </text:span><text:span text:style-name="T29">must</text:span><text:span text:style-name="T177"> execute an </text:span><text:span text:style-name="T29">sql/f</text:span><text:span text:style-name="T177"> command, withor without arguments, in order to update internal Mumps tables regarding the table(s) created or dropped.</text:span></text:p>
      <text:h text:style-name="Heading_20_2" text:outline-level="2"><text:soft-page-break/><text:alphabetical-index-mark-start text:id="IMark107882120"/>Mumps Programs<text:alphabetical-index-mark-end text:id="IMark107882120"/> (scripts)</text:h>
      <text:p text:style-name="P409">Mumps programs are ASCII files <text:span text:style-name="T605">that</text:span> can be created by any <text:span text:style-name="T720">ASCII text </text:span>editor. <text:span text:style-name="T720">Do not use word processing editors that may embed hidden formatting characters into the text.</text:span></text:p>
      <text:p text:style-name="P409"/>
      <text:p text:style-name="P409"><text:span text:style-name="T720">A script </text:span>will normally have the following as their first line:</text:p>
      <text:p text:style-name="P405"/>
      <text:p text:style-name="P426"><text:tab/>#!/usr/bin/mumps</text:p>
      <text:p text:style-name="P405"/>
      <text:p text:style-name="P406">The file extension <text:span text:style-name="T605">of a Mumps program </text:span><text:span text:style-name="T32">.mps</text:span> is preferred but not required. </text:p>
      <text:p text:style-name="P406"/>
      <text:p text:style-name="P406">The Mumps source file must be made executable:</text:p>
      <text:p text:style-name="P405"/>
      <text:p text:style-name="P426"><text:tab/>chmod u+x prog.mps</text:p>
      <text:p text:style-name="P405"/>
      <text:p text:style-name="P405">where <text:span text:style-name="T32">prog.mps</text:span> is the name of your mumps source file.</text:p>
      <text:p text:style-name="P405"/>
      <text:p text:style-name="P405"><text:span text:style-name="T605">E</text:span>xample:</text:p>
      <text:p text:style-name="P405"/>
      <text:p text:style-name="P426"><text:tab/>#!/usr/bin/mumps</text:p>
      <text:p text:style-name="P426"><text:tab/><text:tab/>for i=1:1:10 do</text:p>
      <text:p text:style-name="P426"><text:tab/><text:tab/>. write "Hello World ",i,!</text:p>
      <text:p text:style-name="P426"><text:tab/><text:tab/>halt</text:p>
      <text:p text:style-name="P405"/>
      <text:p text:style-name="P405"><text:span text:style-name="T371">You may execute the program by typing </text:span><text:span text:style-name="T32">prog.mps </text:span><text:span text:style-name="T371"><text:s/>to your terminal prompt. The program above will write </text:span><text:span text:style-name="T32">Hello World,</text:span><text:span text:style-name="T371"> followed by a number ten times.</text:span></text:p>
      <text:h text:style-name="P618" text:outline-level="1">Relational Database Commands <text:span text:style-name="T702">&amp; Variables</text:span></text:h>
      <text:h text:style-name="P599" text:outline-level="2">Creating Global Array Relational Database Tables</text:h>
      <text:p text:style-name="Standard">As <text:span text:style-name="T574">discussed</text:span> above, you may enable storage of global arrays in either the MySQL or PostgreSQL relational database systems. While access to globals is slower than is the case with the native global array handler, the reliability and transaction processing capabilities offer many advantages.</text:p>
      <text:p text:style-name="Standard"/>
      <text:p text:style-name="P129">In either MySQL or PostgreSQL, the globals will be stored in database <text:span text:style-name="T700">tables that have the same names as the corresponding global arrays</text:span>. </text:p>
      <text:p text:style-name="P129"/>
      <text:p text:style-name="P129">You <text:span text:style-name="T700">should</text:span> create th<text:span text:style-name="T700">e</text:span> database <text:span text:style-name="T700">tables </text:span>before attem<text:span text:style-name="T574">p</text:span>ting to store globals in the<text:span text:style-name="T700">m or a default declaration will be done automatically</text:span>. <text:span text:style-name="T702">The default declaration will assume a predetermined number of columns (a </text:span><text:span text:style-name="T64">configure</text:span><text:span text:style-name="T298"> option) which may not be correct.</text:span></text:p>
      <text:p text:style-name="Standard"/>
      <text:p text:style-name="Standard"><text:span text:style-name="T696">Global arrays should be pre-declared with the </text:span><text:span text:style-name="T60">sql/f</text:span><text:span text:style-name="T294"> command (see section </text:span><text:span text:style-name="T294"><text:bookmark-ref text:reference-format="number" text:ref-name="__RefHeading__21588_1627059566">1.9.2.5</text:bookmark-ref></text:span><text:span text:style-name="T294"> on page </text:span><text:span text:style-name="T294"><text:bookmark-ref text:reference-format="page" text:ref-name="__RefHeading__21588_1627059566">14</text:bookmark-ref></text:span><text:span text:style-name="T299">).</text:span></text:p>
      <text:p text:style-name="Standard"/>
      <text:p text:style-name="P82">When a global array is stored in a table, <text:span text:style-name="T258">the name</text:span><text:span text:style-name="T294">s</text:span><text:span text:style-name="T258"> of </text:span><text:span text:style-name="T299">its</text:span><text:span text:style-name="T249"> columns </text:span><text:span text:style-name="T297">are</text:span><text:span text:style-name="T249"> </text:span><text:span text:style-name="T32">a1, a2, a3, …</text:span><text:span text:style-name="T249"> The number of columns is set when the table is created, </text:span><text:span text:style-name="T299">ordinarily</text:span><text:span text:style-name="T249"> </text:span><text:span text:style-name="T299">by</text:span><text:span text:style-name="T249"> </text:span><text:span text:style-name="T60">sql/f</text:span><text:span text:style-name="T294">. </text:span><text:span text:style-name="T299">However, you may use the SQL command </text:span><text:span text:style-name="T65">ALTER TABLE</text:span><text:span text:style-name="T299"> to add or drop a column</text:span><text:span text:style-name="T299"><text:note text:id="ftn14" text:note-class="footnote"><text:note-citation>14</text:note-citation><text:note-body><text:p text:style-name="Footnote"><text:s/><text:span text:style-name="T703">If you use the </text:span><text:span text:style-name="T66">ALTER TABLE</text:span><text:span text:style-name="T300"> command form a Mumps program, you should exit/restart the Mumps program before attempting to access the altered table so that Mumps may update its internal tables.</text:span></text:p></text:note-body></text:note></text:span><text:span text:style-name="T299">.</text:span></text:p>
      <text:p text:style-name="P15"/>
      <text:p text:style-name="P82"><text:span text:style-name="T258">The builtin </text:span><text:span text:style-name="T300">Mumps </text:span><text:span text:style-name="T258">pseudo-variable </text:span><text:span text:style-name="T37">$z</text:span><text:span text:style-name="T66">T</text:span><text:span text:style-name="T37">ab</text:span><text:span text:style-name="T66">S</text:span><text:span text:style-name="T37">ize </text:span><text:span text:style-name="T300">(</text:span><text:span text:style-name="T321">spelling is </text:span><text:span text:style-name="T300">case insensitive)</text:span><text:span text:style-name="T66"> </text:span><text:span text:style-name="T258">may be used to </text:span><text:span text:style-name="T300">determine</text:span><text:span text:style-name="T258"> the number of </text:span><text:span text:style-name="T300">columns in the most recently accessed </text:span><text:span text:style-name="T258">table. </text:span><text:span text:style-name="T66">$zTabSize</text:span><text:span text:style-name="T300"> is updated each time a global array is accessed.</text:span></text:p>
      <text:p text:style-name="P82"/>
      <text:p text:style-name="Standard">The current table name <text:span text:style-name="T574">in use </text:span>is <text:span text:style-name="T703">found </text:span>in the system variable <text:span text:style-name="T32">$z</text:span><text:span text:style-name="T66">T</text:span><text:span text:style-name="T32">able </text:span><text:span text:style-name="T300">(</text:span><text:span text:style-name="T321">spelling is </text:span><text:span text:style-name="T300">case insensitive)</text:span>. <text:span text:style-name="T703">This is the name of the most recently accessed global array table.</text:span></text:p>
      <text:p text:style-name="Standard"/>
      <text:p text:style-name="P130">Neither <text:span text:style-name="T32">$zTabSize</text:span><text:span text:style-name="T249"> nor </text:span><text:span text:style-name="T32">$zTable </text:span><text:span text:style-name="T249">are valid in a program until you have made at least one global array access.</text:span></text:p>
      <text:p text:style-name="Standard"/>
      <text:p text:style-name="P131"><text:span text:style-name="T249">Tables created by Mumps may be accessed outside of Mumps with standard SQL commands. </text:span><text:span text:style-name="T303">The table name is the same as the global array name and the columns are </text:span><text:span text:style-name="T67">a1, a2,</text:span><text:span text:style-name="T303"> ... </text:span><text:span text:style-name="T67">etc</text:span><text:span text:style-name="T303">. </text:span><text:span text:style-name="T321">The data stored at a global array reference is always the last column.</text:span></text:p>
      <text:h text:style-name="P599" text:outline-level="2">Mumps Access to Relational Tables Not Created by Mumps</text:h>
      <text:p text:style-name="P131"><text:span text:style-name="T303">T</text:span><text:span text:style-name="T249">ables </text:span><text:span text:style-name="T305">or views </text:span><text:span text:style-name="T249">created </text:span><text:span text:style-name="T303">by programs other than Mumps</text:span><text:span text:style-name="T249"> may be accessed by Mumps if </text:span><text:span text:style-name="T322">their column names and data types conform to Mumps or </text:span><text:span text:style-name="T249">an appropriate </text:span><text:span text:style-name="T32">VIEW</text:span><text:span text:style-name="T249"> </text:span><text:span text:style-name="T301">for each </text:span><text:span text:style-name="T249">is created </text:span><text:span text:style-name="T259">that maps their </text:span><text:span text:style-name="T322">actual </text:span><text:span text:style-name="T259">column names to the </text:span><text:span text:style-name="T301">column </text:span><text:span text:style-name="T259">names used by Mumps (</text:span><text:span text:style-name="T38">a1, a2, a3, …</text:span><text:span text:style-name="T259">). </text:span><text:span text:style-name="T322">Mumps expects that the contents of each column be a text or character data type in order for all Mumps global array access functions to work correctly.</text:span></text:p>
      <text:p text:style-name="P131"/>
      <text:p text:style-name="P131"><text:span text:style-name="T301">In your Mumps program, t</text:span><text:span text:style-name="T297">he </text:span><text:span text:style-name="T302">non-Mumps </text:span><text:span text:style-name="T297">table </text:span><text:span text:style-name="T303">will be visible </text:span><text:span text:style-name="T302">as </text:span><text:span text:style-name="T323">a </text:span><text:span text:style-name="T301">global array with the same name </text:span><text:span text:style-name="T302">as the table</text:span><text:span text:style-name="T301">. Note, however, t</text:span><text:span text:style-name="T297">he last column </text:span><text:span text:style-name="T301">of the table </text:span><text:span text:style-name="T297">will be interpreted as the value stored for the global array reference.</text:span></text:p>
      <text:p text:style-name="P131"/>
      <text:p text:style-name="P132"><text:span text:style-name="T249">For example, the </text:span><text:span text:style-name="T304">SQL commands </text:span><text:span text:style-name="T306">in Figure </text:span><text:span text:style-name="T306"><text:sequence-ref text:reference-format="value" text:ref-name="refIllustration0">1</text:sequence-ref></text:span><text:span text:style-name="T306"> </text:span><text:span text:style-name="T249">create </text:span><text:span text:style-name="T304">and populate </text:span><text:span text:style-name="T249">a small RDBMS table </text:span><text:span text:style-name="T304">of temperature and dew point named </text:span><text:span text:style-name="T69">temps</text:span><text:span text:style-name="T304"> with column names </text:span><text:span text:style-name="T69">city, temp, </text:span><text:span text:style-name="T304">and </text:span><text:span text:style-name="T69">dewpt</text:span><text:span text:style-name="T304">. </text:span></text:p>
      <text:p text:style-name="P132"/>
      <text:p text:style-name="P132"><text:span text:style-name="T304">In order to make this table visible to Mumps, we</text:span><text:span text:style-name="T249"> map </text:span><text:span text:style-name="T304">it to </text:span><text:span text:style-name="T249">a view </text:span><text:span text:style-name="T304">named </text:span><text:span text:style-name="T69">mtemp</text:span><text:span text:style-name="T71">s</text:span><text:span text:style-name="T304"> </text:span><text:span text:style-name="T249">that renames the columns to </text:span><text:span text:style-name="T304">be </text:span><text:span text:style-name="T249">compatible with Mumps. </text:span><text:span text:style-name="T304">Note that </text:span><text:span text:style-name="T249">the final column, </text:span><text:span text:style-name="T32">a</text:span><text:span text:style-name="T70">4</text:span><text:span text:style-name="T249">, where Mumps normally stores value</text:span><text:span text:style-name="T305">s</text:span><text:span text:style-name="T249"> stored </text:span><text:span text:style-name="T304">for</text:span><text:span text:style-name="T249"> a global array reference </text:span><text:span text:style-name="T305">defined by the row</text:span><text:span text:style-name="T249">, is </text:span><text:span text:style-name="T304">defined as </text:span><text:span text:style-name="T249">a constant empty string </text:span><text:span text:style-name="T305">for</text:span><text:span text:style-name="T249"> each tuple. </text:span><text:span text:style-name="T305">Also note that the data types of the columns are all a form of </text:span><text:span text:style-name="T71">varchar</text:span><text:span text:style-name="T305">. </text:span></text:p>
      <text:p text:style-name="P132"/>
      <text:p text:style-name="P210">drop view if exists mtemps; </text:p>
      <text:p text:style-name="P210">drop table if exists temps; </text:p>
      <text:p text:style-name="P210"/>
      <text:p text:style-name="P210">create table temps ( city varchar(32), temp varchar(10), dewpt varchar(10)); </text:p>
      <text:p text:style-name="P210"/>
      <text:p text:style-name="P210"><text:soft-page-break/>insert into temps values ('Boston', '32', '25'); </text:p>
      <text:p text:style-name="P210">insert into temps values ('Hyannis', '42', '32'); </text:p>
      <text:p text:style-name="P210">insert into temps values ('Norwood', '32', '12'); </text:p>
      <text:p text:style-name="P210">insert into temps values ('Quincy', '32', '24'); </text:p>
      <text:p text:style-name="P210">insert into temps values ('Waltham', '28', '23'); </text:p>
      <text:p text:style-name="P210"/>
      <text:p text:style-name="P210">create view mtemps (a1,a2,a3,a4) as </text:p>
      <text:p text:style-name="P210"><text:tab/>select city as a1, temp as a2, dewpt as a3, text '' as a4 </text:p>
      <text:p text:style-name="P210"><text:tab/>from temps; </text:p>
      <text:p text:style-name="P210"/>
      <text:p text:style-name="P210">select * from mtemps; </text:p>
      <text:p text:style-name="P210"/>
      <text:p text:style-name="P245"><text:span text:style-name="T469">Figure </text:span><text:span text:style-name="T470"><text:sequence text:ref-name="refIllustration0" text:name="Illustration" text:formula="ooow:Illustration+1" style:num-format="1">1</text:sequence></text:span><text:span text:style-name="T470"> </text:span><text:span text:style-name="T469">Creating a View</text:span></text:p>
      <text:p text:style-name="P22"/>
      <text:p text:style-name="P22"><text:span text:style-name="T704">Figure </text:span><text:span text:style-name="T704"><text:sequence-ref text:reference-format="value" text:ref-name="refIllustration1">2</text:sequence-ref></text:span><text:span text:style-name="T704"> gives a</text:span> mumps program <text:span text:style-name="T704">to</text:span> access the <text:span text:style-name="T704">view from Figure </text:span><text:span text:style-name="T704"><text:sequence-ref text:reference-format="value" text:ref-name="refIllustration0">1</text:sequence-ref></text:span><text:span text:style-name="T704">.</text:span></text:p>
      <text:p text:style-name="P22"/>
      <text:p text:style-name="P198">#!/usr/bin/mumps </text:p>
      <text:p text:style-name="P198"/>
      <text:p text:style-name="P198"><text:tab/>write "mtemps",! </text:p>
      <text:p text:style-name="P198"/>
      <text:p text:style-name="P198"><text:tab/>for city=$order(^mtemps(city)) do </text:p>
      <text:p text:style-name="P198"><text:tab/>. for temp=$order(^mtemps(city,temp)) do </text:p>
      <text:p text:style-name="P198"><text:tab/>.. for dewpt=$order(^mtemps(city,temp,dewpt)) do </text:p>
      <text:p text:style-name="P198"><text:tab/>... write city,?15,temp,?20,dewpt,! </text:p>
      <text:p text:style-name="P198"/>
      <text:p text:style-name="P199">mtemps </text:p>
      <text:p text:style-name="P199">Boston <text:s text:c="7"/>32 <text:s/>25 </text:p>
      <text:p text:style-name="P199">Hyannis <text:s text:c="6"/>42 <text:s/>32 </text:p>
      <text:p text:style-name="P199">Norwood <text:s text:c="6"/>32 <text:s/>12 </text:p>
      <text:p text:style-name="P199">Quincy <text:s text:c="7"/>32 <text:s/>24 </text:p>
      <text:p text:style-name="P199">Waltham <text:s text:c="6"/>28 <text:s/>23 </text:p>
      <text:p text:style-name="P198"/>
      <text:p text:style-name="P200">Figure <text:sequence text:ref-name="refIllustration1" text:name="Illustration" text:formula="ooow:Illustration+1" style:num-format="1">2</text:sequence> Mumps View Access</text:p>
      <text:p text:style-name="P22"/>
      <text:p text:style-name="P23">Alternatively, if the underlying table from which the view will be created contains numeric quantities, these can be cast as character strings in the view as shown in Figure<text:sequence-ref text:reference-format="value" text:ref-name="refIllustration2">3</text:sequence-ref>.</text:p>
      <text:p text:style-name="P23"/>
      <text:p text:style-name="P207">drop view if exists mtemps; </text:p>
      <text:p text:style-name="P207">drop table if exists temps; </text:p>
      <text:p text:style-name="P207"/>
      <text:p text:style-name="P207">create table temps ( city varchar(32), temp int, dewpt int); </text:p>
      <text:p text:style-name="P207"/>
      <text:p text:style-name="P207">insert into temps values ('Boston', '32', '25'); </text:p>
      <text:p text:style-name="P207">insert into temps values ('Hyannis', '42', '32'); </text:p>
      <text:p text:style-name="P207">insert into temps values ('Norwood', '32', '12'); </text:p>
      <text:p text:style-name="P207">insert into temps values ('Quincy', '32', '24'); </text:p>
      <text:p text:style-name="P207">insert into temps values ('Waltham', '28', '23'); </text:p>
      <text:p text:style-name="P207"/>
      <text:p text:style-name="P208">create view mtemps (a1,a2,a3,a4) as </text:p>
      <text:p text:style-name="P208"><text:tab/>select city as a1, to_char(temp, '999') as a2, </text:p>
      <text:p text:style-name="P208"><text:tab/><text:tab/>to_char(dewpt,'999') as a3, text '' as a4 </text:p>
      <text:p text:style-name="P208"><text:tab/>from temps; </text:p>
      <text:p text:style-name="P207"/>
      <text:p text:style-name="P207">select * from mtemps; </text:p>
      <text:p text:style-name="P207"/>
      <text:p text:style-name="P209">Figure <text:sequence text:ref-name="refIllustration2" text:name="Illustration" text:formula="ooow:Illustration+1" style:num-format="1">3</text:sequence> View with Data Conversion </text:p>
      <text:p text:style-name="P22"/>
      <text:p text:style-name="P132"><text:span text:style-name="T297">Using a similar technique, most RDBMS tables can be viewed in Mumps. Note: MySQL and PostgreSQL at this time do not permit alteration of view values so the tables are </text:span><text:span text:style-name="T68">read-only</text:span><text:span text:style-name="T297">. </text:span><text:span text:style-name="T307">Also note, the example in Figure </text:span><text:span text:style-name="T307"><text:sequence-ref text:reference-format="value" text:ref-name="refIllustration2">3</text:sequence-ref></text:span><text:span text:style-name="T307"> uses PostgreSQL data conversion functions. MySQL uses different functions.</text:span></text:p>
      <text:h text:style-name="Heading_20_2" text:outline-level="2"><text:soft-page-break/><text:alphabetical-index-mark-start text:id="IMark108201944"/>SQL <text:span text:style-name="T721">C</text:span>ommand<text:span text:style-name="T721">s</text:span> <text:span text:style-name="T705">in Mumps</text:span><text:alphabetical-index-mark-end text:id="IMark108201944"/></text:h>
      <text:p text:style-name="Standard">If relational database storage of globals is enabled, the following commands are available in the <text:span text:style-name="T575">Mumps</text:span> interpreter. If the native database is in use, these are ignored.</text:p>
      <text:h text:style-name="Heading_20_3" text:outline-level="3"><text:alphabetical-index-mark-start text:id="IMark108303336"/>sql <text:span text:style-name="T32">string</text:span><text:alphabetical-index-mark-end text:id="IMark108303336"/></text:h>
      <text:p text:style-name="P95"><text:span text:style-name="T351">The remainder of the line is passed to the SQL server. The line should contain a valid SQL command </text:span><text:span text:style-name="T352">which is </text:span><text:span text:style-name="T351">normally terminated by a semi-colon. </text:span></text:p>
      <text:p text:style-name="P95"/>
      <text:p text:style-name="P95"><text:span text:style-name="T351">Any text of the form </text:span><text:span text:style-name="T410">&amp;~</text:span><text:span text:style-name="T368">exp</text:span><text:span text:style-name="T392">~</text:span><text:span text:style-name="T369"> will result in </text:span><text:span text:style-name="T354">exp </text:span><text:span text:style-name="T369">being evaluated </text:span><text:span text:style-name="T370">with</text:span><text:span text:style-name="T369"> the result replacing </text:span><text:span text:style-name="T392">&amp;~</text:span><text:span text:style-name="T368">exp</text:span><text:span text:style-name="T392">~</text:span><text:span text:style-name="T369">. </text:span></text:p>
      <text:p text:style-name="P95"/>
      <text:p text:style-name="P95"><text:span text:style-name="T369">Mumps does not check the validity of the SQL command. The builtin Mumps variable </text:span><text:span text:style-name="T354">$zsql</text:span><text:span text:style-name="T369"> will contain any messages </text:span><text:span text:style-name="T370">returned by the RDBMS server </text:span><text:span text:style-name="T369">or </text:span><text:span text:style-name="T354">'ok'</text:span><text:span text:style-name="T369"> if there were none.</text:span></text:p>
      <text:p text:style-name="P95"/>
      <text:p text:style-name="P183"><text:span text:style-name="T369">If you create or drop a table, you </text:span><text:span text:style-name="T392">must</text:span><text:span text:style-name="T371"> inform Mumps by executing an </text:span><text:span text:style-name="T392">sql/f</text:span><text:span text:style-name="T371"> command with no arguments. This causes Mumps to scan for the names of available tables and global arrays. Failure to do this may lead to erratic results. </text:span><text:span text:style-name="T389">Alternatively, an </text:span><text:span text:style-name="T393">sql/f</text:span><text:span text:style-name="T389"> command with arguments will also refresh the internal tables.</text:span></text:p>
      <text:h text:style-name="Heading_20_3" text:outline-level="3"><text:alphabetical-index-mark-start text:id="IMark107249864"/><text:alphabetical-index-mark-start text:id="IMark107882120"/>sql/c<text:alphabetical-index-mark-end text:id="IMark107882120"/> SQL Disconnect<text:alphabetical-index-mark-end text:id="IMark107249864"/></text:h>
      <text:p text:style-name="P388"><text:span text:style-name="T193">The </text:span><text:alphabetical-index-mark-start text:id="IMark108199048"/><text:span text:style-name="T178">sql/c</text:span><text:alphabetical-index-mark-end text:id="IMark108199048"/><text:span text:style-name="T178"> </text:span><text:span text:style-name="T193">command disconnects from the SQL server. This is normally done automatically when a program terminates. No other </text:span><text:span text:style-name="T204">text</text:span><text:span text:style-name="T193"> may appear on this line.</text:span></text:p>
      <text:h text:style-name="Heading_20_3" text:outline-level="3"><text:alphabetical-index-mark-start text:id="IMark107726920"/>sql/f<text:alphabetical-index-mark-end text:id="IMark107726920"/> <text:alphabetical-index-mark-start text:id="IMark107172440"/>Format SQL Table<text:alphabetical-index-mark-end text:id="IMark107172440"/></text:h>
      <text:p text:style-name="P388"><text:span text:style-name="T193">The </text:span><text:span text:style-name="T246">command</text:span><text:span text:style-name="T193"> </text:span><text:alphabetical-index-mark-start text:id="IMark108365352"/><text:span text:style-name="T178">sql/f</text:span><text:alphabetical-index-mark-end text:id="IMark108365352"/><text:span text:style-name="T193"> instructs the relational database </text:span><text:span text:style-name="T201">server</text:span><text:span text:style-name="T193"> to </text:span><text:span text:style-name="T201">create and </text:span><text:span text:style-name="T193">initialize </text:span><text:span text:style-name="T212">a</text:span><text:span text:style-name="T193"> table </text:span><text:span text:style-name="T205">to store </text:span><text:span text:style-name="T193">global array</text:span><text:span text:style-name="T205">s</text:span><text:span text:style-name="T193"> and </text:span><text:span text:style-name="T205">to </text:span><text:span text:style-name="T193">delete any previous contents </text:span><text:span text:style-name="T201">the table may have had</text:span><text:span text:style-name="T193">. </text:span></text:p>
      <text:p text:style-name="P388"/>
      <text:p text:style-name="P398"><text:span text:style-name="T193">If the </text:span><text:span text:style-name="T178">sql/f</text:span><text:span text:style-name="T193"> has no arguments, it refreshes the Mumps table that holds the list of known global arrays. This </text:span><text:span text:style-name="T178">must</text:span><text:span text:style-name="T193"> be done if you </text:span><text:span text:style-name="T178">create</text:span><text:span text:style-name="T193"> or </text:span><text:span text:style-name="T178">drop</text:span><text:span text:style-name="T193"> a table using a direct SQL comman</text:span><text:span text:style-name="T247">d</text:span><text:span text:style-name="T193">. </text:span><text:span text:style-name="T247">Alternatively, an </text:span><text:span text:style-name="T191">sql/f</text:span><text:span text:style-name="T247"> command with arguments will also refresh the internal tables.</text:span></text:p>
      <text:p text:style-name="P389"/>
      <text:p text:style-name="P391">The <text:span text:style-name="T39">sql/f</text:span> command <text:span text:style-name="T697">has </text:span>two arguments: </text:p>
      <text:p text:style-name="P391"/>
      <text:list xml:id="list6393695582617273592" text:style-name="L12">
        <text:list-item>
          <text:p text:style-name="P592"><text:span text:style-name="T193">a relational table name and </text:span><text:span text:style-name="T201"><text:line-break/></text:span></text:p>
        </text:list-item>
        <text:list-item>
          <text:p text:style-name="P592"><text:span text:style-name="T193">the number of columns </text:span><text:span text:style-name="T201">in the table, </text:span><text:span text:style-name="T215">including the column to store data</text:span><text:span text:style-name="T193">. </text:span></text:p>
        </text:list-item>
      </text:list>
      <text:p text:style-name="P395"/>
      <text:p text:style-name="P395"><text:span text:style-name="T193">The arguments must not contain </text:span><text:span text:style-name="T205">embedded </text:span><text:span text:style-name="T193">blanks. </text:span><text:span text:style-name="T213">They</text:span><text:span text:style-name="T193"> are separated </text:span><text:span text:style-name="T201">from one another </text:span><text:span text:style-name="T193">by blanks. </text:span></text:p>
      <text:p text:style-name="P390"/>
      <text:p text:style-name="P390">The first argument is the name of the relational table to be created. <text:span text:style-name="T606">I</text:span>t's name must conform to the naming requirements for a Mumps variable (no underscore characters, for example). <text:span text:style-name="T579">I</text:span>t should be lower case as some relational database systems do not differentiate between <text:alphabetical-index-mark-start text:id="IMark107879048"/>upper and lower case table names<text:alphabetical-index-mark-end text:id="IMark107879048"/>. </text:p>
      <text:p text:style-name="P390"/>
      <text:p text:style-name="P390">The numeric argument may range between 1 and 20. It is the number of columns in the database <text:span text:style-name="T579">that will </text:span>contain stored data. <text:span text:style-name="T579">This number is</text:span> the maximum number of global array indices, <text:span text:style-name="T700">minus one,</text:span> <text:span text:style-name="T579">for a</text:span>ny global array reference <text:span text:style-name="T705">to be stored </text:span>in this table <text:span text:style-name="T700">(the highest numbered column is for any stored values). Thus, if you will not have more than 10 indices in a table, this number should be 11. The first 10 will be used for global array indices and the 11</text:span><text:span text:style-name="T613">th</text:span><text:span text:style-name="T700"> for any stored data. The minimum value permitted is 2.</text:span></text:p>
      <text:p text:style-name="P390"/>
      <text:p text:style-name="P390">Examples:</text:p>
      <text:p text:style-name="P389"/>
      <text:p text:style-name="P394"><text:tab/>sql/f labs 3</text:p>
      <text:p text:style-name="P394"><text:tab/>sql/f meds 5</text:p>
      <text:p text:style-name="P389"/>
      <text:p text:style-name="P389">Variables or expressions are not permitted. </text:p>
      <text:p text:style-name="P389"/>
      <text:p text:style-name="P395"><text:soft-page-break/><text:span text:style-name="T215">You must include the name of the table to be created. Any existing table of the same name will be dropped (deleted) and a new one created. If you omit the second argument, the value currently in </text:span><text:span text:style-name="T112">$zTabSize </text:span><text:span text:style-name="T215">will be used to set the number of columns.</text:span><text:span text:style-name="T193"> </text:span></text:p>
      <text:p text:style-name="P395"/>
      <text:p text:style-name="P397"><text:span text:style-name="T193">By default, the initial value of </text:span><text:span text:style-name="T107">$z</text:span><text:span text:style-name="T113">T</text:span><text:span text:style-name="T107">ab</text:span><text:span text:style-name="T113">S</text:span><text:span text:style-name="T107">ize</text:span><text:span text:style-name="T193"> is 10 (th</text:span><text:span text:style-name="T216">is</text:span><text:span text:style-name="T193"> can be changed in </text:span><text:span text:style-name="T107">configure</text:span><text:span text:style-name="T193">).</text:span></text:p>
      <text:h text:style-name="Heading_20_3" text:outline-level="3"><text:bookmark-start text:name="__RefHeading__8156_696990913"/><text:alphabetical-index-mark-start text:id="IMark108201560"/>Added <text:span text:style-name="T607">B</text:span>uiltin SQL Variables<text:bookmark-end text:name="__RefHeading__8156_696990913"/><text:alphabetical-index-mark-end text:id="IMark108201560"/></text:h>
      <text:h text:style-name="Heading_20_4" text:outline-level="4"><text:alphabetical-index-mark-start text:id="IMark108208920"/><text:span text:style-name="T32">$zsql</text:span><text:alphabetical-index-mark-end text:id="IMark108208920"/><text:span text:style-name="T32"> </text:span></text:h>
      <text:p text:style-name="P157">Returns the SQL server error message for the most recent command or 'ok.' <text:line-break/></text:p>
      <text:h text:style-name="Heading_20_4" text:outline-level="4"><text:alphabetical-index-mark-start text:id="IMark108582648"/><text:span text:style-name="T32">$zsqlOpen</text:span><text:alphabetical-index-mark-end text:id="IMark108582648"/> </text:h>
      <text:p text:style-name="P157">Returns true if a connection to the SQL server is open, false otherwise. <text:line-break/></text:p>
      <text:h text:style-name="Heading_20_4" text:outline-level="4"><text:alphabetical-index-mark-start text:id="IMark108205656"/><text:span text:style-name="T32">$znative</text:span><text:alphabetical-index-mark-end text:id="IMark108205656"/><text:span text:style-name="T32"> </text:span></text:h>
      <text:p text:style-name="P157"><text:span text:style-name="T726">R</text:span>eturns true if globals are being stored in the native global array</text:p>
      <text:h text:style-name="Heading_20_4" text:outline-level="4"><text:alphabetical-index-mark-start text:id="IMark108201560"/><text:span text:style-name="T32">$zmysql</text:span><text:alphabetical-index-mark-end text:id="IMark108201560"/><text:span text:style-name="T32"> </text:span></text:h>
      <text:p text:style-name="P157"><text:span text:style-name="T726">R</text:span>eturns true if globals are being stored in MySQL</text:p>
      <text:h text:style-name="Heading_20_4" text:outline-level="4"><text:alphabetical-index-mark-start text:id="IMark108573048"/><text:span text:style-name="T32">$zpostgres</text:span><text:alphabetical-index-mark-end text:id="IMark108573048"/> </text:h>
      <text:p text:style-name="P157"><text:span text:style-name="T726">R</text:span>eturns true if globals are being stored in PostgreSQL</text:p>
      <text:h text:style-name="Heading_20_4" text:outline-level="4"><text:alphabetical-index-mark-start text:id="IMark107072072"/><text:span text:style-name="T32">$ztable</text:span><text:alphabetical-index-mark-end text:id="IMark107072072"/> </text:h>
      <text:p text:style-name="P157"><text:span text:style-name="T726">R</text:span>eturns a comma separated string. The portion prior to the comma is the <text:span text:style-name="T706">the name of the most recently referenced</text:span> <text:span text:style-name="T706">t</text:span>able in which the Mumps globals are stored. The part after the comma is the maximum number of indices permitted in the table (same as <text:span text:style-name="T32">$ztabsize</text:span><text:span text:style-name="T249">). </text:span></text:p>
      <text:h text:style-name="Heading_20_4" text:outline-level="4"><text:alphabetical-index-mark-start text:id="IMark107881704"/><text:span text:style-name="T32">$ztabsize</text:span><text:alphabetical-index-mark-end text:id="IMark107881704"/><text:span text:style-name="T32"> </text:span></text:h>
      <text:p text:style-name="P157"><text:span text:style-name="T726">R</text:span>eturns the number of RDBMS columns available for global array indexes. May be set immediately prior to an <text:span text:style-name="T32">sql/f</text:span><text:span text:style-name="T249"> command in which case the value in </text:span><text:span text:style-name="T32">$ztabsize</text:span><text:span text:style-name="T249"> will be used to set the number of columns (range: 1 to 20) </text:span><text:span text:style-name="T308">if a value is not explicitly given in the </text:span><text:span text:style-name="T72">sql/f</text:span><text:span text:style-name="T308"> command.</text:span></text:p>
      <text:h text:style-name="P675" text:outline-level="4"><text:alphabetical-index-mark-start text:id="IMark108573048"/>$zsqlOutput <text:alphabetical-index-mark-end text:id="IMark108573048"/></text:h>
      <text:p text:style-name="P83"><text:span text:style-name="T445">C</text:span><text:span text:style-name="T435">ontains the name of the file </text:span><text:span text:style-name="T437">in</text:span><text:span text:style-name="T435">to which output from SQL commands will be written </text:span><text:span text:style-name="T439">(see section </text:span><text:span text:style-name="T439"><text:bookmark-ref text:reference-format="chapter" text:ref-name="__RefHeading__15711_1716082629">3.3.5</text:bookmark-ref></text:span><text:span text:style-name="T439">)</text:span><text:span text:style-name="T435">. It may assigned a string value. </text:span><text:span text:style-name="T437">This file name </text:span><text:span text:style-name="T435">will be used </text:span><text:span text:style-name="T438">by</text:span><text:span text:style-name="T435"> the SQL </text:span><text:span text:style-name="T437">server to write output from </text:span><text:span text:style-name="T414">sql </text:span><text:span text:style-name="T435">command</text:span><text:span text:style-name="T437">s</text:span><text:span text:style-name="T435">. </text:span><text:span text:style-name="T438">By default, the value in </text:span><text:span text:style-name="T415">$zaqlOutput</text:span><text:span text:style-name="T438"> is the process id of the current program followed by the </text:span><text:span text:style-name="T415">.tmp</text:span><text:span text:style-name="T438"> extension.</text:span></text:p>
      <text:h text:style-name="Heading_20_4" text:outline-level="4"><text:alphabetical-index-mark-start text:id="IMark107249864"/><text:span text:style-name="T415">%</text:span><text:span text:style-name="T416">globals()</text:span><text:alphabetical-index-mark-end text:id="IMark107249864"/><text:span text:style-name="T445"> </text:span></text:h>
      <text:p text:style-name="P83"><text:span text:style-name="T445">Is an array containing the names of the Mumps tables in the relational database. Not currently available when using the native B-tree database. See also </text:span><text:span text:style-name="T416">\globals</text:span><text:span text:style-name="T445"> section </text:span><text:span text:style-name="T445"><text:bookmark-ref text:reference-format="chapter" text:ref-name="__RefHeading__15227_1849203116">2.2.1.1</text:bookmark-ref></text:span><text:span text:style-name="T445"> on page </text:span><text:span text:style-name="T445"><text:bookmark-ref text:reference-format="page" text:ref-name="__RefHeading__15227_1849203116">28</text:bookmark-ref></text:span><text:span text:style-name="T445">. The following will list the available global array tables:</text:span></text:p>
      <text:p text:style-name="P83"/>
      <text:p text:style-name="P287"><text:tab/>for i=$order(%globals(i)) write i,!</text:p>
      <text:h text:style-name="P646" text:outline-level="3"><text:bookmark-start text:name="__RefHeading__15711_1716082629"/><text:alphabetical-index-mark-start text:id="IMark107163960"/>SQL Command Output<text:bookmark-end text:name="__RefHeading__15711_1716082629"/><text:alphabetical-index-mark-end text:id="IMark107163960"/></text:h>
      <text:p text:style-name="P106"><text:span text:style-name="T435">If you execute a SQL command from Mumps that has output (for example, a </text:span><text:span text:style-name="T426">SELECT</text:span><text:span text:style-name="T435"> command), the output will be </text:span><text:span text:style-name="T437">written to a sequential</text:span><text:span text:style-name="T435"> file. The name of the file in which the results will be put is contained in the builtin variable </text:span><text:span text:style-name="T426">$zsqlOutput</text:span><text:span text:style-name="T435">. By default, the name in this variable is the Mumps program</text:span><text:span text:style-name="T437">'s</text:span><text:span text:style-name="T435"> Linux process ID followed by </text:span><text:span text:style-name="T440">a </text:span><text:span text:style-name="T426">.tmp</text:span><text:span text:style-name="T435"> </text:span><text:span text:style-name="T440">extension.</text:span><text:span text:style-name="T443">'</text:span></text:p>
      <text:p text:style-name="P106"/>
      <text:p text:style-name="P55">For example:</text:p>
      <text:p text:style-name="P155"/>
      <text:p text:style-name="Preformatted_20_Text"><text:tab/>set $zsqlOutput="res<text:span text:style-name="T721">u</text:span>lts.dat"</text:p>
      <text:p text:style-name="Preformatted_20_Text"><text:span text:style-name="T435"><text:tab/></text:span><text:span text:style-name="T443">sql select * from tab;</text:span></text:p>
      <text:p text:style-name="P286"><text:soft-page-break/><text:tab/>open 1:"rssults.dat,old"</text:p>
      <text:p text:style-name="P286"><text:tab/>...</text:p>
      <text:p text:style-name="P106"/>
      <text:p text:style-name="Standard"><text:span text:style-name="T435">You may se</text:span><text:span text:style-name="T436">t </text:span><text:span text:style-name="T427">$zsqlOutput</text:span><text:span text:style-name="T436"> to any valid file name and output will </text:span><text:span text:style-name="T440">subsequently </text:span><text:span text:style-name="T436">be directed to that file. Each new SQL command will overwrite any prior contents </text:span><text:span text:style-name="T440">of the file whose name is in </text:span><text:span text:style-name="T428">$zsqlOutput</text:span><text:span text:style-name="T436">. </text:span><text:span text:style-name="T437">Files created </text:span><text:span text:style-name="T440">by SQL output </text:span><text:span text:style-name="T437">may be read by your Mumps program.</text:span></text:p>
      <text:h text:style-name="P619" text:outline-level="1"><text:span text:style-name="T437">M</text:span><text:span text:style-name="T435">ixing Mumps and SQL Code</text:span></text:h>
      <text:p text:style-name="P53">In some cases it can be much faster to extract data from the relational database with a single SQL command rather that with a series of iterative Mumps loops <text:span text:style-name="T722">where each Mumps global array reference becomes a SQL </text:span><text:span text:style-name="T81">SELECT</text:span><text:span text:style-name="T722"> statement.</text:span></text:p>
      <text:p text:style-name="P53"/>
      <text:p text:style-name="Standard"><text:span text:style-name="T435">For example, suppose we have a global array named </text:span><text:span text:style-name="T429">^</text:span><text:span text:style-name="T426">doc</text:span><text:span text:style-name="T435"> which contains a </text:span><text:span text:style-name="T426">document-term</text:span><text:span text:style-name="T435"> matrix, commonly used in information </text:span><text:span text:style-name="T442">storage and </text:span><text:span text:style-name="T435">retrieval </text:span><text:span text:style-name="T442">(IS&amp;R) </text:span><text:span text:style-name="T435">experiments. The global array represents documents and the words that occur in them. </text:span></text:p>
      <text:p text:style-name="P53"/>
      <text:p text:style-name="Standard"><text:span text:style-name="T444">In this global array, e</text:span><text:span text:style-name="T435">ach row is a document </text:span><text:span text:style-name="T444">designated by a </text:span><text:span text:style-name="T435">number </text:span><text:span text:style-name="T444">and t</text:span><text:span text:style-name="T435">he columns are word </text:span><text:span text:style-name="T442">stems. </text:span><text:span text:style-name="T435"><text:s/></text:span><text:span text:style-name="T444">T</text:span><text:span text:style-name="T435">he value in an array element indexed by a document </text:span><text:span text:style-name="T444">number </text:span><text:span text:style-name="T435">and a word </text:span><text:span text:style-name="T442">stem </text:span><text:span text:style-name="T435">is </text:span><text:span text:style-name="T441">a score indicating how important the </text:span><text:span text:style-name="T435">particular word </text:span><text:span text:style-name="T442">stem </text:span><text:span text:style-name="T441">is</text:span><text:span text:style-name="T435"> in the document. </text:span><text:span text:style-name="T444">For example:</text:span></text:p>
      <text:p text:style-name="Standard"/>
      <text:p text:style-name="P288"><text:tab/>^doc(411,"aortic")=32.32</text:p>
      <text:p text:style-name="P288"><text:tab/>^doc(411,"appearance")=4.39</text:p>
      <text:p text:style-name="P288"><text:tab/>^doc(411,"deteriorate")=5.26</text:p>
      <text:p text:style-name="P288"><text:tab/>^doc(411,"hemodynamic")=4.47</text:p>
      <text:p text:style-name="P53"/>
      <text:p text:style-name="Standard"><text:span text:style-name="T435">Figure </text:span><text:span text:style-name="T435"><text:sequence-ref text:reference-format="value" text:ref-name="refIllustration3">4</text:sequence-ref></text:span><text:span text:style-name="T435">, </text:span><text:span text:style-name="T442">taken from an information retrieval system operating on medical documents,</text:span><text:span text:style-name="T435"> give</text:span><text:span text:style-name="T444">s</text:span><text:span text:style-name="T435"> an example of how we might pr</text:span><text:span text:style-name="T441">i</text:span><text:span text:style-name="T435">nt such a matrix.</text:span></text:p>
      <text:p text:style-name="Standard"/>
      <text:p text:style-name="P250">#!/usr/bin/mumps</text:p>
      <text:p text:style-name="P192"/>
      <text:p text:style-name="P192"><text:s/>for d=$order(^doc(d)) do</text:p>
      <text:p text:style-name="P192"><text:s/>. write "document ",d</text:p>
      <text:p text:style-name="P192"><text:s/>. for w=$order(^doc(d,w)) do</text:p>
      <text:p text:style-name="P192"><text:s/>.. write " ",w,"(",^doc(d,w),")"</text:p>
      <text:p text:style-name="P192"><text:s/>. write !</text:p>
      <text:p text:style-name="P192"/>
      <text:p text:style-name="P192">...</text:p>
      <text:p text:style-name="P267">document 411 aortic(32.32) appearance(4.39) deteriorate(5.26) hemodynamic(4.47) </text:p>
      <text:p text:style-name="P267">document 446 antibiotic(4.92) bleede(4.39) bowel(4.16) cinedefecography(6.87)</text:p>
      <text:p text:style-name="P267">document 458 added(4.39) antagonist(8.62) antagonize(11.54) atropine(32.69)</text:p>
      <text:p text:style-name="P192">document 463 bile(8.46) bile-duct(17) biochemical(8.32) canalicular(6.18) </text:p>
      <text:p text:style-name="P192">...</text:p>
      <text:p text:style-name="P253">Figure <text:sequence text:ref-name="refIllustration3" text:name="Illustration" text:formula="ooow:Illustration+1" style:num-format="1">4</text:sequence> Mixing Mumps and SQL</text:p>
      <text:p text:style-name="Preformatted_20_Text"/>
      <text:p text:style-name="P134"><text:span text:style-name="T444">I</text:span><text:span text:style-name="T435">n IS&amp;R research we need a table of all the words </text:span><text:span text:style-name="T444">used by all documents </text:span><text:span text:style-name="T435">and, </text:span><text:span text:style-name="T444">for each word, </text:span><text:span text:style-name="T435"><text:s/>the number of documents in which </text:span><text:span text:style-name="T444">it</text:span><text:span text:style-name="T435"> occurs. </text:span></text:p>
      <text:p text:style-name="P134"/>
      <text:p text:style-name="P134"><text:span text:style-name="T435">We could do this in Mumps with the code shown in Figure </text:span><text:span text:style-name="T435"><text:sequence-ref text:reference-format="value" text:ref-name="refIllustration4">5</text:sequence-ref></text:span><text:span text:style-name="T435"> where we calculate the vector </text:span><text:span text:style-name="T426">^df</text:span><text:span text:style-name="T435"> which gives, for each word, the number of documents in which the word occurs.</text:span></text:p>
      <text:p text:style-name="P133"/>
      <text:p text:style-name="P261"><text:s text:c="2"/>for d=$order(^doc(d)) do</text:p>
      <text:p text:style-name="P261"><text:s/>. write "document ",d</text:p>
      <text:p text:style-name="P261"><text:s/>. for w=$order(^doc(d,w)) do</text:p>
      <text:p text:style-name="P261"><text:s/>.. <text:span text:style-name="T707">if '$data(^df(w)) set ^df(w)=0</text:span></text:p>
      <text:p text:style-name="P261"><text:s/>.. <text:span text:style-name="T707">else <text:s/>set ^df(w)=^df(w)+1</text:span></text:p>
      <text:p text:style-name="P261"/>
      <text:p text:style-name="P253">Figure <text:sequence text:ref-name="refIllustration4" text:name="Illustration" text:formula="ooow:Illustration+1" style:num-format="1">5</text:sequence> Expensive Iterative Mumps Code</text:p>
      <text:p text:style-name="P133"/>
      <text:p text:style-name="P133">However, in a relational database, this calculation generates a massive number of SQL queries. Each global array reference is a query! We could, however, create the same table with the SQL command shown in Figure <text:sequence-ref text:reference-format="value" text:ref-name="refIllustration5">6</text:sequence-ref><text:note text:id="ftn15" text:note-class="footnote"><text:note-citation>15</text:note-citation><text:note-body><text:p text:style-name="Footnote"><text:s/><text:span text:style-name="T712">The \ character causes line continuation beginning at the next non-blank or non-tab character.</text:span></text:p></text:note-body></text:note>. </text:p>
      <text:p text:style-name="P133"/>
      <text:p text:style-name="P254"><text:s/>sql drop table if exists d<text:span text:style-name="T708">f</text:span>; </text:p>
      <text:p text:style-name="P254"/>
      <text:p text:style-name="P254"><text:s/>if $zsql'="ok" write "Error dropping df ",$zsql,! halt </text:p>
      <text:p text:style-name="P254"><text:soft-page-break/></text:p>
      <text:p text:style-name="P257"><text:s/>sql create table d<text:span text:style-name="T708">f</text:span> as <text:span text:style-name="T712">\</text:span></text:p>
      <text:p text:style-name="P257"><text:tab/>select a2 as a1, <text:span text:style-name="T712">\</text:span></text:p>
      <text:p text:style-name="P256"><text:span text:style-name="T708"><text:tab/><text:tab/>trim(both from to_char(count(*),'9999999999'))</text:span> as a2 from <text:span text:style-name="T712">\</text:span></text:p>
      <text:p text:style-name="P254"><text:tab/><text:tab/><text:tab/>doc group by a2; </text:p>
      <text:p text:style-name="P254"/>
      <text:p text:style-name="P254"><text:s/>if $zsql'="ok" write "Error creating df ",$zsql,! halt </text:p>
      <text:p text:style-name="P254"/>
      <text:p text:style-name="P253">Figure <text:sequence text:ref-name="refIllustration5" text:name="Illustration" text:formula="ooow:Illustration+1" style:num-format="1">6</text:sequence> SQL Equivalent</text:p>
      <text:p text:style-name="P133"/>
      <text:p text:style-name="P135">In Figure <text:sequence-ref text:reference-format="value" text:ref-name="refIllustration5">6</text:sequence-ref>, the long <text:span text:style-name="T32">create table</text:span><text:span text:style-name="T249"> command has been wrapped onto multiple lines for ease of reading. </text:span></text:p>
      <text:p text:style-name="P135"/>
      <text:p text:style-name="P135"><text:span text:style-name="T249">In the </text:span><text:span text:style-name="T316">SQL </text:span><text:span text:style-name="T76">create table </text:span><text:span text:style-name="T316">command </text:span><text:span text:style-name="T249">we </text:span><text:span text:style-name="T316">build</text:span><text:span text:style-name="T249"> the global array </text:span><text:span text:style-name="T32">^df</text:span><text:span text:style-name="T249"> consisting of a column of words (</text:span><text:span text:style-name="T32">a1</text:span><text:span text:style-name="T249">)</text:span><text:span text:style-name="T32"> and counts (</text:span><text:span text:style-name="T249">a2</text:span><text:span text:style-name="T32">) </text:span><text:span text:style-name="T249">by selecting from </text:span><text:span text:style-name="T32">^doc</text:span><text:span text:style-name="T249"> words </text:span><text:span text:style-name="T32">a2</text:span><text:span text:style-name="T249"> from </text:span><text:span text:style-name="T32">^doc</text:span><text:span text:style-name="T249"> and the count of the number of time they occur. </text:span></text:p>
      <text:p text:style-name="P135"/>
      <text:p text:style-name="P24">The code:</text:p>
      <text:p text:style-name="P135"/>
      <text:p text:style-name="P255"><text:span text:style-name="T309"><text:tab/>trim(both from to_char(count(*),'9999999999'))</text:span><text:span text:style-name="T249"> as a2</text:span></text:p>
      <text:p text:style-name="P133"/>
      <text:p text:style-name="P136">is how PostgreSQL<text:note text:id="ftn16" text:note-class="footnote"><text:note-citation>16</text:note-citation><text:note-body><text:p text:style-name="Footnote"><text:s/><text:span text:style-name="T709">MySQL has a simpler function to achieve the same result.</text:span></text:p></text:note-body></text:note> converts the numeric result from <text:span text:style-name="T32">count(*)</text:span><text:span text:style-name="T249"> to character string, the result of which is labeled </text:span><text:span text:style-name="T32">a2 </text:span><text:span text:style-name="T73">(</text:span><text:span text:style-name="T310">Mumps prefers character data)</text:span><text:span text:style-name="T249">. </text:span><text:span text:style-name="T310">The word, which is </text:span><text:span text:style-name="T73">a2</text:span><text:span text:style-name="T310"> in </text:span><text:span text:style-name="T73">^doc,</text:span><text:span text:style-name="T310"> becomes </text:span><text:span text:style-name="T73">a1</text:span><text:span text:style-name="T310"> in ^</text:span><text:span text:style-name="T73">df.</text:span></text:p>
      <text:p text:style-name="P136"/>
      <text:p text:style-name="P137">By grouping the rows of <text:span text:style-name="T32">^doc</text:span><text:span text:style-name="T249"> by word (</text:span><text:span text:style-name="T32">a2</text:span><text:span text:style-name="T249">), we get a set of groups by word. The </text:span><text:span text:style-name="T32">count</text:span><text:span text:style-name="T249"> function counts the number of elements in these groups and the result is a word and its count. </text:span></text:p>
      <text:p text:style-name="P137"/>
      <text:p text:style-name="P137"><text:span text:style-name="T249">While this appears complicated, it isn't. It's fai</text:span><text:span text:style-name="T324">r</text:span><text:span text:style-name="T249">ly standard SQL code </text:span><text:span text:style-name="T324">and </text:span><text:span text:style-name="T249">efficient. </text:span><text:span text:style-name="T324">Consequently, t</text:span><text:span text:style-name="T249">he </text:span><text:span text:style-name="T324">construction</text:span><text:span text:style-name="T249"> of </text:span><text:span text:style-name="T32">^df</text:span><text:span text:style-name="T249"> is enormously quicker. </text:span><text:span text:style-name="T311">The code from Figure </text:span><text:span text:style-name="T311"><text:sequence-ref text:reference-format="value" text:ref-name="refIllustration5">6</text:sequence-ref></text:span><text:span text:style-name="T311"> may be inserted into </text:span><text:span text:style-name="T324">a</text:span><text:span text:style-name="T311"> larger Mumps program as shown in Figure </text:span><text:span text:style-name="T311"><text:sequence-ref text:reference-format="value" text:ref-name="refIllustration6">7</text:sequence-ref></text:span><text:span text:style-name="T311">. </text:span><text:span text:style-name="T312">A sample of the output is shown</text:span><text:span text:style-name="T312"><text:note text:id="ftn17" text:note-class="footnote"><text:note-citation>17</text:note-citation><text:note-body><text:p text:style-name="Footnote"><text:s/><text:span text:style-name="T710">The </text:span><text:span text:style-name="T75">for d=$order(...)</text:span><text:span text:style-name="T314"> format is peculiar to this version of Mumps. </text:span><text:span text:style-name="T315">It was not part of any of the legacy standards.</text:span></text:p></text:note-body></text:note></text:span><text:span text:style-name="T312">.</text:span></text:p>
      <text:p text:style-name="P136"/>
      <text:p text:style-name="P251">#!/usr/bin/mumps</text:p>
      <text:p text:style-name="P264"/>
      <text:p text:style-name="P264"><text:s/>for d=$order(^doc(d)) do</text:p>
      <text:p text:style-name="P264"><text:s/>. write "document ",d</text:p>
      <text:p text:style-name="P264"><text:s/>. for w=$order(^doc(d,w)) do</text:p>
      <text:p text:style-name="P264"><text:s/>.. write " ",w,"(",^doc(d,w),")"</text:p>
      <text:p text:style-name="P262"><text:s/>. write !</text:p>
      <text:p text:style-name="P262"/>
      <text:p text:style-name="P258"><text:s/>sql drop table if exists d<text:span text:style-name="T708">f</text:span>; </text:p>
      <text:p text:style-name="P258"/>
      <text:p text:style-name="P258"><text:s/>if $zsql'="ok" write "Error dropping df ",$zsql,! halt </text:p>
      <text:p text:style-name="P258"/>
      <text:p text:style-name="P258"><text:s/>sql create table d<text:span text:style-name="T708">f</text:span> as <text:span text:style-name="T712">\</text:span></text:p>
      <text:p text:style-name="P258"><text:tab/>select a2 as a1, <text:span text:style-name="T712">\</text:span></text:p>
      <text:p text:style-name="P258"><text:span text:style-name="T708"><text:tab/><text:tab/>trim(both from to_char(count(*),'9999999999'))</text:span> as a2 from <text:span text:style-name="T712">\</text:span></text:p>
      <text:p text:style-name="P258"><text:tab/><text:tab/><text:tab/>doc group by a2; </text:p>
      <text:p text:style-name="P258"/>
      <text:p text:style-name="P258"><text:s/>if $zsql'="ok" write "Error creating df ",$zsql,! halt </text:p>
      <text:p text:style-name="P266"/>
      <text:p text:style-name="P266"><text:s/>for w=$order(^df(w)) do </text:p>
      <text:p text:style-name="P266"><text:s/>. write w,?20,^df(w),! </text:p>
      <text:p text:style-name="P258"/>
      <text:p text:style-name="P269">.</text:p>
      <text:p text:style-name="P269">.</text:p>
      <text:p text:style-name="P269">.</text:p>
      <text:p text:style-name="P268">document 411 aortic(32.32) appearance(4.39) deteriorate(5.26) hemodynamic(4.47) </text:p>
      <text:p text:style-name="P268"><text:soft-page-break/>document 446 antibiotic(4.92) bleede(4.39) bowel(4.16) cinedefecography(6.87)</text:p>
      <text:p text:style-name="P268">document 458 added(4.39) antagonist(8.62) antagonize(11.54) atropine(32.69)</text:p>
      <text:p text:style-name="P269">document 463 bile(8.46) bile-duct(17) biochemical(8.32) canalicular(6.18) </text:p>
      <text:p text:style-name="P259">.</text:p>
      <text:p text:style-name="P259">.</text:p>
      <text:p text:style-name="P259">.</text:p>
      <text:p text:style-name="P266">acetaldehyde <text:s text:c="6"/>6 </text:p>
      <text:p text:style-name="P266">acetaldehyde-rnase 2 </text:p>
      <text:p text:style-name="P266">acetate <text:s text:c="11"/>6 </text:p>
      <text:p text:style-name="P266">acetate-salt <text:s text:c="6"/>2 </text:p>
      <text:p text:style-name="P266">acetic <text:s text:c="12"/>2 </text:p>
      <text:p text:style-name="P266">acetylcholine <text:s text:c="5"/>9 </text:p>
      <text:p text:style-name="P266">acetyltransferase <text:s/>2 </text:p>
      <text:p text:style-name="P266">ach-induce <text:s text:c="8"/>4 </text:p>
      <text:p text:style-name="P266">achlorhydric <text:s text:c="6"/>2 </text:p>
      <text:p text:style-name="P266">achromatic <text:s text:c="8"/>5 </text:p>
      <text:p text:style-name="P266">achromaticity <text:s text:c="5"/>2 </text:p>
      <text:p text:style-name="P266">achromatic-target <text:s/>1 </text:p>
      <text:p text:style-name="P266">.</text:p>
      <text:p text:style-name="P266">.</text:p>
      <text:p text:style-name="P266">.</text:p>
      <text:p text:style-name="P258"/>
      <text:p text:style-name="P265">Figure <text:sequence text:ref-name="refIllustration6" text:name="Illustration" text:formula="ooow:Illustration+1" style:num-format="1">7</text:sequence> Merged Mumps/SQL Code</text:p>
      <text:p text:style-name="P54"/>
      <text:p text:style-name="P138">Note also, the program in <text:span text:style-name="T311">Figure </text:span><text:span text:style-name="T311"><text:sequence-ref text:reference-format="value" text:ref-name="refIllustration6">7</text:sequence-ref></text:span><text:span text:style-name="T311"> </text:span><text:span text:style-name="T249">could have also been written as shown in Figure </text:span><text:span text:style-name="T249"><text:sequence-ref text:reference-format="value" text:ref-name="refIllustration7">8</text:sequence-ref></text:span><text:span text:style-name="T249">. </text:span><text:span text:style-name="T313">In this version, a SQL </text:span><text:span text:style-name="T74">select</text:span><text:span text:style-name="T313"> command is used to generate a file of output which is read and formatted by mumps. It is faster in that it involves fewer transactions with the server. Note that, by default, columns in the SQL output are separated by </text:span><text:span text:style-name="T74">&lt;tab&gt;</text:span><text:span text:style-name="T313"> characters which appear as the </text:span><text:span text:style-name="T74">$char(9)</text:span><text:span text:style-name="T313"> delimiter codes in the </text:span><text:span text:style-name="T74">$piece()</text:span><text:span text:style-name="T313"> function.</text:span></text:p>
      <text:p text:style-name="P138"/>
      <text:p text:style-name="P252">#!/usr/bin/mumps</text:p>
      <text:p text:style-name="P270"/>
      <text:p text:style-name="P270"><text:s/>for d=$order(^doc(d)) do</text:p>
      <text:p text:style-name="P270"><text:s/>. write "document ",d</text:p>
      <text:p text:style-name="P270"><text:s/>. for w=$order(^doc(d,w)) do</text:p>
      <text:p text:style-name="P270"><text:s/>.. write " ",w,"(",^doc(d,w),")"</text:p>
      <text:p text:style-name="P263"><text:s/>. write !</text:p>
      <text:p text:style-name="P263"/>
      <text:p text:style-name="P260"><text:s/>sql drop table if exists d<text:span text:style-name="T708">f</text:span>; </text:p>
      <text:p text:style-name="P260"/>
      <text:p text:style-name="P260"><text:s/>if $zsql'="ok" write "Error dropping df ",$zsql,! halt </text:p>
      <text:p text:style-name="P260"/>
      <text:p text:style-name="P260"><text:s/>sql create table d<text:span text:style-name="T708">f</text:span> as <text:span text:style-name="T712">\</text:span></text:p>
      <text:p text:style-name="P260"><text:tab/>select a2 as a1, <text:span text:style-name="T712">\</text:span></text:p>
      <text:p text:style-name="P260"><text:span text:style-name="T708"><text:tab/><text:tab/>trim(both from to_char(count(*),'9999999999'))</text:span> as a2 from <text:span text:style-name="T712">\</text:span></text:p>
      <text:p text:style-name="P260"><text:tab/><text:tab/><text:tab/>doc group by a2;</text:p>
      <text:p text:style-name="P260"/>
      <text:p text:style-name="P260"><text:s/>if $zsql'="ok" write "Error creating df ",$zsql,! halt </text:p>
      <text:p text:style-name="P271"/>
      <text:p text:style-name="P271"><text:s/>set $zsqlOutput="DocFreq.txt" </text:p>
      <text:p text:style-name="P271"/>
      <text:p text:style-name="P271"><text:s/>sql select * from df order by a1; </text:p>
      <text:p text:style-name="P271"/>
      <text:p text:style-name="P271"><text:s/>open 1:"DocFreq.txt,old" </text:p>
      <text:p text:style-name="P271"/>
      <text:p text:style-name="P271"><text:s/>for <text:s/>do </text:p>
      <text:p text:style-name="P271"><text:s/>. use 1 read line if '$test break </text:p>
      <text:p text:style-name="P271"><text:s/>. use 5 </text:p>
      <text:p text:style-name="P271"><text:s/>. write $piece(line,$char(9),1),?20,$piece(line,$char(9),2),!</text:p>
      <text:p text:style-name="P271"/>
      <text:p text:style-name="P272"><text:soft-page-break/>Figure <text:sequence text:ref-name="refIllustration7" text:name="Illustration" text:formula="ooow:Illustration+1" style:num-format="1">8</text:sequence> Alternative Mumps/SQL Code</text:p>
      <text:p text:style-name="P138"/>
      <text:p text:style-name="P25"/>
      <text:p text:style-name="P493"/>
      <text:p text:style-name="P494"/>
      <text:h text:style-name="P616" text:outline-level="1"><text:alphabetical-index-mark-start text:id="IMark108553384"/>Implementation Notes<text:alphabetical-index-mark-end text:id="IMark108553384"/></text:h>
      <text:h text:style-name="P600" text:outline-level="2"><text:alphabetical-index-mark-start text:id="IMark108533544"/>Modulo Operator<text:alphabetical-index-mark-end text:id="IMark108533544"/></text:h>
      <text:p text:style-name="P189">The modulo operator (#) returns results that are the same as the C/C++ modulo operator (%). Some Mumps documentation shows the Mumps modulo returning results that are different than what would be expected from C/C++.</text:p>
      <text:h text:style-name="P601" text:outline-level="2">GOTO Command</text:h>
      <text:p text:style-name="P180">If you use a <text:span text:style-name="T4">goto</text:span><text:span text:style-name="T129"> command, all </text:span><text:span text:style-name="T4">do</text:span><text:span text:style-name="T129"> command pending returns are canceled. That is if you invoke a section of code by means of a </text:span><text:span text:style-name="T4">do</text:span><text:span text:style-name="T129"> and the section of code executes a </text:span><text:span text:style-name="T4">goto</text:span><text:span text:style-name="T129"> command, the return to the line the </text:span><text:span text:style-name="T4">do</text:span><text:span text:style-name="T129"> was on is canceled as well as any other pending returns.</text:span></text:p>
      <text:h text:style-name="P602" text:outline-level="2">Notes on Arithmetic Precision</text:h>
      <text:p text:style-name="P152">See section <text:bookmark-ref text:reference-format="number" text:ref-name="__RefHeading__15501_1950968792">1.12</text:bookmark-ref> on page <text:bookmark-ref text:reference-format="page" text:ref-name="__RefHeading__15501_1950968792">23</text:bookmark-ref> for additional details.</text:p>
      <text:h text:style-name="P648" text:outline-level="3">$fnumber()</text:h>
      <text:p text:style-name="P97"><text:span text:style-name="T664">The builtin function </text:span><text:alphabetical-index-mark-start text:id="IMark107163960"/><text:span text:style-name="T5">$fnumber()</text:span><text:alphabetical-index-mark-end text:id="IMark107163960"/><text:span text:style-name="T137"> only works on numbers that can be represented in a 64 bit floating point variable.</text:span></text:p>
      <text:h text:style-name="P649" text:outline-level="3">Exponential format numbers</text:h>
      <text:p text:style-name="Standard"><text:span text:style-name="T138">All n</text:span><text:span text:style-name="T129">umbers </text:span><text:span text:style-name="T138">represented </text:span><text:span text:style-name="T129">in </text:span><text:alphabetical-index-mark-start text:id="IMark108097512"/><text:span text:style-name="T129">exponential format</text:span><text:alphabetical-index-mark-end text:id="IMark108097512"/><text:span text:style-name="T129"> are treated as floating point numbers. </text:span><text:span text:style-name="T138">If exponential format </text:span><text:span text:style-name="T139">constants</text:span><text:span text:style-name="T138"> are used in </text:span><text:span text:style-name="T139">expressions</text:span><text:span text:style-name="T138">, they must be enclosed in quotes:</text:span></text:p>
      <text:p text:style-name="Standard"/>
      <text:p text:style-name="P42"><text:span text:style-name="T482">set i="1.23e3"</text:span><text:span text:style-name="T483">*5</text:span></text:p>
      <text:h text:style-name="P650" text:outline-level="3">Arithmetic Precision</text:h>
      <text:p text:style-name="P140">If found, Mumps will use the GNU <text:span text:style-name="T32">bignum</text:span> integer and MPFR floating point packages (this can be disabled by a <text:span text:style-name="T32">configure </text:span><text:span text:style-name="T249">option).</text:span></text:p>
      <text:h text:style-name="Heading_20_4" text:outline-level="4"><text:span text:style-name="T711">Floating Point P</text:span>recision</text:h>
      <text:p text:style-name="P141">When using extended precision <text:span text:style-name="T711">MPFR </text:span>numbers, floating point values have a default <text:alphabetical-index-mark-start text:id="IMark107895432"/>fractional <text:span text:style-name="T665">precision</text:span> <text:alphabetical-index-mark-end text:id="IMark107895432"/>of 72 bits. This can be changed with the <text:span text:style-name="T32">--with-float-bits=val</text:span><text:span text:style-name="T249"> configure option. The maximum number of printed decimal digits is, by default, 20. This can be changed with the </text:span><text:span text:style-name="T32">--with-float-digits=val</text:span><text:span text:style-name="T249"> configure option. The number of meaningful decimal digits that can be printed depends upon the number of bits in the fractional part of the floating point number. More bits mean more decimal digits can be printed.</text:span></text:p>
      <text:p text:style-name="P141"/>
      <text:p text:style-name="P140"><text:span text:style-name="T249">If MPFR is not present, standard hardware </text:span><text:span text:style-name="T32">double</text:span><text:span text:style-name="T249"> precision is used.</text:span></text:p>
      <text:h text:style-name="Heading_20_4" text:outline-level="4">Integer <text:span text:style-name="T711">P</text:span>recision</text:h>
      <text:p text:style-name="P98"><text:span text:style-name="T249">There is no effective </text:span><text:alphabetical-index-mark-start text:id="IMark107249864"/><text:span text:style-name="T249">limit to integer precision</text:span><text:alphabetical-index-mark-end text:id="IMark107249864"/><text:span text:style-name="T249"> except string length and memory </text:span><text:span text:style-name="T317">when the extended precision </text:span><text:span text:style-name="T77">bignum </text:span><text:span text:style-name="T317">package is in use. Otherwise, precision is the same as the hardware </text:span><text:span text:style-name="T77">long.</text:span></text:p>
      <text:h text:style-name="Heading_20_4" text:outline-level="4">Performance</text:h>
      <text:p text:style-name="P16">Extended precision arithmetic results in slower performance. The amount is dependent on how much arithmetic a program does, whether it is mainly integer or floating point (floating point is slower), and, in the case of fixed length numbers, how large the numbers are. Larger numbers result in slower computations.</text:p>
      <text:h text:style-name="P652" text:outline-level="3"><text:alphabetical-index-mark-start text:id="IMark107684328"/>Rounding<text:alphabetical-index-mark-end text:id="IMark107684328"/></text:h>
      <text:p text:style-name="P171"><text:span text:style-name="T272">The </text:span><text:alphabetical-index-mark-start text:id="IMark109266536"/><text:span text:style-name="T62">$justify()</text:span><text:alphabetical-index-mark-end text:id="IMark109266536"/><text:span text:style-name="T272"> function is useful to round lengthy repeating decimal floating point numbers to a more reasonable value.</text:span></text:p>
      <text:h text:style-name="P603" text:outline-level="2"><text:span text:style-name="T272">N</text:span><text:span text:style-name="T249">ew Command</text:span></text:h>
      <text:p text:style-name="P172"><text:span text:style-name="T249">The </text:span><text:span text:style-name="T178">new</text:span><text:span text:style-name="T193"> command functions differently than in the 1995 standard. The following details its behavior. </text:span></text:p>
      <text:h text:style-name="P655" text:outline-level="3"><text:soft-page-break/>Runtime Symbol Table</text:h>
      <text:p text:style-name="P172"><text:span text:style-name="T193">The </text:span><text:span text:style-name="T178">new</text:span><text:span text:style-name="T193"> command controls the internal run time symbol table. Upon entering a block by means of a </text:span><text:span text:style-name="T178">do</text:span><text:span text:style-name="T193"> command, a new layer of the symbol table is created. Upon exit, the layer is discarded and the previous layer becomes the current layer.</text:span></text:p>
      <text:p text:style-name="P172"/>
      <text:p text:style-name="P172"><text:span text:style-name="T193">When a program begins, an initial or base layer is created in the symbol table. In the absence of any </text:span><text:span text:style-name="T178">new</text:span><text:span text:style-name="T193"> commands, newly created variables are stored at this base or initial layer. </text:span></text:p>
      <text:p text:style-name="P172"/>
      <text:p text:style-name="P8">When a variable is retrieved, all layers are searched beginning with the most recently created layer and progressing through to older layers until the initial layer is reached. </text:p>
      <text:p text:style-name="P172"/>
      <text:p text:style-name="P172"><text:span text:style-name="T193">In the absence of any </text:span><text:span text:style-name="T178">new</text:span><text:span text:style-name="T193"> commands, only the initial or base layer will contain variables.</text:span></text:p>
      <text:h text:style-name="P654" text:outline-level="3">Forms of the New Command</text:h>
      <text:p text:style-name="P172"><text:span text:style-name="T193">There are three forms of the </text:span><text:span text:style-name="T178">new</text:span><text:span text:style-name="T193"> command based on the arguments provided. The first has no arguments, the second has a list of arguments consisting of variable names separated from one another by commas, and, finally, the third has an argument consisting of a parenthesized comma separated list of variable names. For example:</text:span></text:p>
      <text:p text:style-name="P172"/>
      <text:p text:style-name="P277"><text:tab/><text:span text:style-name="T830">new</text:span></text:p>
      <text:p text:style-name="P279"><text:tab/>new a,b,c</text:p>
      <text:p text:style-name="P279"><text:tab/>new (a,b,c)</text:p>
      <text:h text:style-name="Heading_20_4" text:outline-level="4">New Command with No Argum<text:span text:style-name="T830">e</text:span>nts</text:h>
      <text:p text:style-name="P172">A <text:span text:style-name="T4">new</text:span><text:span text:style-name="T129"> command with no arguments cause the system to copy </text:span><text:span text:style-name="T193">all variables from all layers to the current layer.</text:span></text:p>
      <text:p text:style-name="P172"/>
      <text:p text:style-name="P173"><text:span text:style-name="T193">Until the current block is exited, all access to any variable known at the time of the </text:span><text:span text:style-name="T178">new</text:span><text:span text:style-name="T193"> command will access the copy of the variable, not the original. Upon exit from the block, the copies are deleted</text:span><text:span text:style-name="T193"><text:note text:id="ftn18" text:note-class="footnote"><text:note-citation>18</text:note-citation><text:note-body><text:p text:style-name="Footnote"><text:s/><text:span text:style-name="T831">A block is any sequence of code entered as a result of a </text:span><text:span text:style-name="T28">do</text:span><text:span text:style-name="T176"> command.</text:span></text:p></text:note-body></text:note></text:span><text:span text:style-name="T193">.</text:span></text:p>
      <text:p text:style-name="P173"/>
      <text:p text:style-name="P173"><text:span text:style-name="T193">Any variable created whose name was not known when the </text:span><text:span text:style-name="T178">new </text:span><text:span text:style-name="T193">command was executed, will be </text:span><text:span text:style-name="T238">created and </text:span><text:span text:style-name="T193">stored at the </text:span><text:span text:style-name="T240">lowest </text:span><text:span text:style-name="T193">base layer of the </text:span><text:span text:style-name="T240">symbol </text:span><text:span text:style-name="T193">table and, </text:span><text:span text:style-name="T238">consequently,</text:span><text:span text:style-name="T193"> not deleted upon exit from the block </text:span><text:span text:style-name="T240">that </text:span><text:span text:style-name="T193">contain</text:span><text:span text:style-name="T240">ed</text:span><text:span text:style-name="T193"> the </text:span><text:span text:style-name="T178">new</text:span><text:span text:style-name="T193"> command.</text:span></text:p>
      <text:p text:style-name="P173"/>
      <text:p text:style-name="P177"><text:span text:style-name="T193">If a </text:span><text:span text:style-name="T178">new</text:span><text:span text:style-name="T193"> command is executed in a block that invokes a block which itself executes a </text:span><text:span text:style-name="T178">new</text:span><text:span text:style-name="T193"> command, the </text:span><text:span text:style-name="T178">new</text:span><text:span text:style-name="T193"> command in the second block makes of copy of the invoking block's variables along with any variables created by the invoking block after executing its </text:span><text:span text:style-name="T178">new</text:span><text:span text:style-name="T193"> command. </text:span><text:span text:style-name="T242">If, in the symbol table stack, a vriable appears at several layers, only the most recent version will be copied.</text:span></text:p>
      <text:p text:style-name="P173"/>
      <text:p text:style-name="P174"><text:span text:style-name="T193">An example is given in Figure </text:span><text:span text:style-name="T193"><text:sequence-ref text:reference-format="value" text:ref-name="refIllustration8">9</text:sequence-ref></text:span><text:span text:style-name="T193">. In this example, variables </text:span><text:span text:style-name="T107">i, j,</text:span><text:span text:style-name="T193"> and </text:span><text:span text:style-name="T107">k</text:span><text:span text:style-name="T193"> are created at the beginning of the program. The function </text:span><text:span text:style-name="T107">test1</text:span><text:span text:style-name="T193"> is then called. </text:span></text:p>
      <text:p text:style-name="P174"/>
      <text:p text:style-name="P175"><text:span text:style-name="T193">Initially, in </text:span><text:span text:style-name="T107">test1</text:span><text:span text:style-name="T193">, the variables have the same values that they did in the main function. The variable </text:span><text:span text:style-name="T107">i</text:span><text:span text:style-name="T193"> is changed. The </text:span><text:span text:style-name="T178">new</text:span><text:span text:style-name="T193"> command is executed and a copy of all the variable currently known (</text:span><text:span text:style-name="T107">i,j,k</text:span><text:span text:style-name="T193">) is made to the current layer. The values of </text:span><text:span text:style-name="T107">i</text:span><text:span text:style-name="T193">, </text:span><text:span text:style-name="T107">j</text:span><text:span text:style-name="T193">, and </text:span><text:span text:style-name="T107">k</text:span><text:span text:style-name="T193"> are altered the function </text:span><text:span text:style-name="T107">test2 </text:span><text:span text:style-name="T193">is called</text:span><text:span text:style-name="T107">.</text:span></text:p>
      <text:p text:style-name="P175"/>
      <text:p text:style-name="P30"><text:span text:style-name="T129">The values of the variables on entry to </text:span><text:span text:style-name="T107">test2</text:span><text:span text:style-name="T129"> are the same as they were in </text:span><text:span text:style-name="T107">test1</text:span><text:span text:style-name="T129">. Anothe </text:span><text:span text:style-name="T4">new</text:span><text:span text:style-name="T129"> command is executed making another copy of the variables. These are altered and a new variable, </text:span><text:span text:style-name="T107">y</text:span><text:span text:style-name="T129">, not previously known at any level (and thus stored at the base level) is created. Return is made to </text:span><text:span text:style-name="T107">test1.</text:span><text:span text:style-name="T129"><text:line-break/></text:span></text:p>
      <text:p text:style-name="P30"><text:span text:style-name="T129">In </text:span><text:span text:style-name="T107">test1</text:span><text:span text:style-name="T129"> the values of the variable are printed and it can be seen that they have reverted to the values they had prior to entering </text:span><text:span text:style-name="T107">test2</text:span><text:span text:style-name="T129">. Return is made to the main function.</text:span></text:p>
      <text:p text:style-name="P30"/>
      <text:p text:style-name="P30"><text:span text:style-name="T129">In the main function the variables have reverted to the values they had prior to the invocation of </text:span><text:span text:style-name="T107">test1</text:span><text:span text:style-name="T129"> with the exception of </text:span><text:span text:style-name="T107">i</text:span><text:span text:style-name="T129"> which was altered in </text:span><text:span text:style-name="T107">test1</text:span><text:span text:style-name="T129"> prior to execution of the </text:span><text:span text:style-name="T4">new</text:span><text:span text:style-name="T129"> command. It retains the value it received in </text:span><text:span text:style-name="T107">test1</text:span><text:span text:style-name="T129">. </text:span></text:p>
      <text:p text:style-name="P30"/>
      <text:p text:style-name="P30"><text:soft-page-break/><text:span text:style-name="T129">Note also that the variable </text:span><text:span text:style-name="T107">y</text:span><text:span text:style-name="T129"> now exists at the main function level since, when it was created in </text:span><text:span text:style-name="T107">test1</text:span><text:span text:style-name="T129">, it was not in the group of variables copied to the symbol table level for </text:span><text:span text:style-name="T107">test1</text:span><text:span text:style-name="T129">. Thus, it was created at the base level of the symbol table.</text:span></text:p>
      <text:p text:style-name="P30"/>
      <text:p text:style-name="P30"><text:span text:style-name="T129">However, when </text:span><text:span text:style-name="T107">y</text:span><text:span text:style-name="T129"> was altered in </text:span><text:span text:style-name="T107">test2</text:span><text:span text:style-name="T129">, only the copy made by the </text:span><text:span text:style-name="T4">new</text:span><text:span text:style-name="T129"> command in </text:span><text:span text:style-name="T107">test2</text:span><text:span text:style-name="T129"> was altered, not the original.</text:span></text:p>
      <text:p text:style-name="P173"/>
      <text:p text:style-name="P479">#!/usr/bin/mumps </text:p>
      <text:p text:style-name="P479"><text:s text:c="8"/>set i=10 </text:p>
      <text:p text:style-name="P479"><text:s text:c="8"/>set j=20 </text:p>
      <text:p text:style-name="P479"><text:s text:c="8"/>set k=30 </text:p>
      <text:p text:style-name="P479"><text:s text:c="8"/>do test1 </text:p>
      <text:p text:style-name="P479"><text:s text:c="8"/>write "Main: expect 100 20 30 50: ",i," ",j," ",k," ",y,! </text:p>
      <text:p text:style-name="P479"><text:s text:c="8"/>halt </text:p>
      <text:p text:style-name="P479"/>
      <text:p text:style-name="P479">test1<text:tab/>write "test1: expect 10 20 30: ",i," ",j," ",k,! </text:p>
      <text:p text:style-name="P479"><text:tab/>set i=100 </text:p>
      <text:p text:style-name="P479"><text:tab/>new </text:p>
      <text:p text:style-name="P479"><text:tab/>set i=11,j=22,k=33,y=50 </text:p>
      <text:p text:style-name="P479"><text:tab/>do test2 </text:p>
      <text:p text:style-name="P479"><text:tab/>write "test1: expect 11 22 33 50 : ",i," ",j," ",k," ",y,! </text:p>
      <text:p text:style-name="P479"><text:tab/>quit </text:p>
      <text:p text:style-name="P479"/>
      <text:p text:style-name="P479">test2<text:tab/>write "test2: expect 11 22 33 50: ",i," ",j," ",k," ",y,! </text:p>
      <text:p text:style-name="P479"><text:tab/>new </text:p>
      <text:p text:style-name="P479"><text:tab/>set i=12,j=23,k=34,y=55 </text:p>
      <text:p text:style-name="P479"><text:tab/>write "test2: expect 12 23 34 55 : ",i," ",j," ",k," ",y,! </text:p>
      <text:p text:style-name="P479"><text:tab/>quit </text:p>
      <text:p text:style-name="P479"/>
      <text:p text:style-name="P479">root@AMD6 validate new01.mps </text:p>
      <text:p text:style-name="P479"/>
      <text:p text:style-name="P479">test1: expect 10 20 30: 10 20 30 </text:p>
      <text:p text:style-name="P479">test2: expect 11 22 33 50: 11 22 33 50 </text:p>
      <text:p text:style-name="P479">test2: expect 12 23 34 55 : 12 23 34 55 </text:p>
      <text:p text:style-name="P479">test1: expect 11 22 33 50 : 11 22 33 50 </text:p>
      <text:p text:style-name="P479">Main: expect 100 20 30 50: 100 20 30 50</text:p>
      <text:p text:style-name="P481"/>
      <text:p text:style-name="P482"><text:span text:style-name="T193">Figure </text:span><text:span text:style-name="T193"><text:sequence text:ref-name="refIllustration8" text:name="Illustration" text:formula="ooow:Illustration+1" style:num-format="1">9</text:sequence></text:span><text:span text:style-name="T193"> </text:span><text:span text:style-name="T190">new</text:span><text:span text:style-name="T193"> </text:span><text:span text:style-name="T245">Command w</text:span><text:span text:style-name="T193">ithout Arguments</text:span></text:p>
      <text:h text:style-name="P676" text:outline-level="4">New Command with Arguments</text:h>
      <text:p text:style-name="P45"><text:span text:style-name="T249">There are two forms of the </text:span><text:span text:style-name="T178">new</text:span><text:span text:style-name="T249"> command that take arguments. </text:span></text:p>
      <text:p text:style-name="P45"/>
      <text:p text:style-name="P46"><text:span text:style-name="T337">T</text:span><text:span text:style-name="T336">he </text:span><text:span text:style-name="T337">first</text:span><text:span text:style-name="T336"> has a list of arguments consisting of variable names separated from one another by commas:</text:span></text:p>
      <text:p text:style-name="P9"/>
      <text:p text:style-name="P280"><text:tab/>new a,b,c</text:p>
      <text:p text:style-name="P45"/>
      <text:p text:style-name="P45"><text:span text:style-name="T249">T</text:span><text:span text:style-name="T336">he </text:span><text:span text:style-name="T249">second </text:span><text:span text:style-name="T336">has an argument consisting of a parenthesized, comma separated list of variable names:</text:span></text:p>
      <text:p text:style-name="P45"/>
      <text:p text:style-name="P247"><text:tab/>new (a,b,c)</text:p>
      <text:p text:style-name="P48"/>
      <text:p text:style-name="P49">If a variable is named in the list that does not exist, it is created in the current symbol table layer with a value of the empty string.</text:p>
      <text:h text:style-name="Heading_20_5" text:outline-level="5"><text:span text:style-name="T336">N</text:span><text:span text:style-name="T249">ew Command with Comma List of Variable </text:span><text:span text:style-name="T338">Names</text:span></text:h>
      <text:p text:style-name="P176"><text:span text:style-name="T249">If the </text:span><text:span text:style-name="T178">new</text:span><text:span text:style-name="T193"> command argument is a list of one or more variable names, it means that the variables listed will be copied to the current symbol table level and, </text:span><text:span text:style-name="T241">eventually, </text:span><text:span text:style-name="T193"><text:s/>discarded when the current block is exited</text:span><text:span text:style-name="T193"><text:note text:id="ftn19" text:note-class="footnote"><text:note-citation>19</text:note-citation><text:note-body><text:p text:style-name="Footnote"><text:s/><text:span text:style-name="T831">A block is any sequence of code entered as a result of a </text:span><text:span text:style-name="T28">do</text:span><text:span text:style-name="T176"> command.</text:span></text:p></text:note-body></text:note></text:span><text:span text:style-name="T193">. </text:span></text:p>
      <text:p text:style-name="P176"><text:soft-page-break/></text:p>
      <text:p text:style-name="P10">If a variable whose name appears in the list exists at several layers in the symbol table stack, only the most recent will be copied.</text:p>
      <text:p text:style-name="P176"/>
      <text:p text:style-name="P176"><text:span text:style-name="T239">Any reference to any variable not in the </text:span><text:span text:style-name="T242">argument </text:span><text:span text:style-name="T239">list </text:span><text:span text:style-name="T242">will be satisfied by sea</text:span><text:span text:style-name="T244">r</text:span><text:span text:style-name="T242">ching through the symbol table stack for the most recent instance of it. <text:s/></text:span><text:span text:style-name="T243">See Figure </text:span><text:span text:style-name="T243"><text:sequence-ref text:reference-format="value" text:ref-name="refIllustration9">10</text:sequence-ref></text:span><text:span text:style-name="T243">.</text:span></text:p>
      <text:p text:style-name="P176"/>
      <text:p text:style-name="P178"><text:span text:style-name="T243">I</text:span><text:span text:style-name="T193">f a variable is mentioned in the argument list that does not exist, it is ignored.</text:span></text:p>
      <text:p text:style-name="P176"/>
      <text:p text:style-name="P274">#!/usr/bin/mumps </text:p>
      <text:p text:style-name="P274"><text:s text:c="8"/>set i=10 </text:p>
      <text:p text:style-name="P274"><text:s text:c="8"/>set j=20 </text:p>
      <text:p text:style-name="P274"><text:s text:c="8"/>set k=30 </text:p>
      <text:p text:style-name="P274"><text:s text:c="8"/>do test1 </text:p>
      <text:p text:style-name="P274"><text:s text:c="8"/>write "Main: expect 100 20 30 50: ",i," ",j," ",k," ",y,! </text:p>
      <text:p text:style-name="P274"><text:s text:c="8"/>halt </text:p>
      <text:p text:style-name="P274"/>
      <text:p text:style-name="P274">test1<text:tab/>write "test1: expect 10 20 30: ",i," ",j," ",k,! </text:p>
      <text:p text:style-name="P274"><text:tab/>set i=100 </text:p>
      <text:p text:style-name="P274"><text:tab/>new i,j </text:p>
      <text:p text:style-name="P274"><text:tab/>set i=11,j=22,k=33,y=50 </text:p>
      <text:p text:style-name="P274"><text:tab/>do test2 </text:p>
      <text:p text:style-name="P274"><text:tab/>write "test1: expect 11 23 34 55 : ",i," ",j," ",k," ",y,! </text:p>
      <text:p text:style-name="P274"><text:tab/>quit </text:p>
      <text:p text:style-name="P274"/>
      <text:p text:style-name="P274">test2<text:tab/>write "test2: expect 11 22 33 50: ",i," ",j," ",k," ",y,! </text:p>
      <text:p text:style-name="P274"><text:tab/>new i </text:p>
      <text:p text:style-name="P274"><text:tab/>set i=12,j=23,k=34,y=55 </text:p>
      <text:p text:style-name="P274"><text:tab/>write "test2: expect 12 23 34 55 : ",i," ",j," ",k," ",y,! </text:p>
      <text:p text:style-name="P274"><text:tab/>quit </text:p>
      <text:p text:style-name="P274"/>
      <text:p text:style-name="P274">root@AMD6 validate # new02.mps </text:p>
      <text:p text:style-name="P274"/>
      <text:p text:style-name="P274">test1: expect 10 20 30: 10 20 30 </text:p>
      <text:p text:style-name="P274">test2: expect 11 22 33 50: 11 22 33 50 </text:p>
      <text:p text:style-name="P274">test2: expect 12 23 34 55 : 12 23 34 55 </text:p>
      <text:p text:style-name="P274">test1: expect 11 23 34 55 : 11 23 34 55 </text:p>
      <text:p text:style-name="P274">Main: expect 100 20 30 50: 100 20 34 55 </text:p>
      <text:p text:style-name="P274"/>
      <text:p text:style-name="P275">Figure <text:sequence text:ref-name="refIllustration9" text:name="Illustration" text:formula="ooow:Illustration+1" style:num-format="1">10</text:sequence> <text:span text:style-name="T190">new</text:span><text:span text:style-name="T249"> Command with Comma List</text:span></text:p>
      <text:h text:style-name="Heading_20_5" text:outline-level="5"><text:span text:style-name="T242"><text:s/></text:span><text:span text:style-name="T189">N</text:span><text:span text:style-name="T178">ew Command with Parenthesized List of Variable Names</text:span></text:h>
      <text:p text:style-name="P47"><text:span text:style-name="T249">If the </text:span><text:span text:style-name="T178">new</text:span><text:span text:style-name="T249"> command argument list consists of a parenthesized list of one or more variable names, it means to make a copy of the most recent versions of all known variables except for the variable named in the list. This is similar to the no-argument version except the one or more variables known at the time of command execution will not be copied to the current symbol table layer.</text:span></text:p>
      <text:p text:style-name="P47"/>
      <text:p text:style-name="P47"><text:span text:style-name="T249">When the block containing the </text:span><text:span text:style-name="T178">new</text:span><text:span text:style-name="T249"> command is exited, the copies of the variables are discarded but any changes to this variables given in the argument list are not</text:span><text:span text:style-name="T249"><text:note text:id="ftn20" text:note-class="footnote"><text:note-citation>20</text:note-citation><text:note-body><text:p text:style-name="Footnote"><text:s/><text:span text:style-name="T832">Note: if one or more of the variables in the argument list are themselves copies from a lower layer but not the base layer, they will eventually be discarded.</text:span></text:p></text:note-body></text:note></text:span><text:span text:style-name="T249">. </text:span></text:p>
      <text:p text:style-name="P47"/>
      <text:p text:style-name="P50"><text:span text:style-name="T249">See Figure </text:span><text:span text:style-name="T249"><text:sequence-ref text:reference-format="value" text:ref-name="refIllustration10">11</text:sequence-ref></text:span><text:span text:style-name="T249">.</text:span></text:p>
      <text:p text:style-name="P11"/>
      <text:p text:style-name="P276">#!/usr/bin/mumps </text:p>
      <text:p text:style-name="P276"><text:s text:c="8"/>set i=10 </text:p>
      <text:p text:style-name="P276"><text:s text:c="8"/>set j=20 </text:p>
      <text:p text:style-name="P276"><text:s text:c="8"/>set k=30 </text:p>
      <text:p text:style-name="P276"><text:s text:c="8"/>do test1 </text:p>
      <text:p text:style-name="P276"><text:soft-page-break/><text:s text:c="8"/>write "Main: expect 11 22 30 50: ",i," ",j," ",k," ",y,! </text:p>
      <text:p text:style-name="P276"><text:s text:c="8"/>halt </text:p>
      <text:p text:style-name="P276"/>
      <text:p text:style-name="P276">test1<text:tab/>write "test1: expect 10 20 30: ",i," ",j," ",k,! </text:p>
      <text:p text:style-name="P276"><text:tab/>new (i,j) </text:p>
      <text:p text:style-name="P276"><text:s text:c="8"/>set i=11,j=22,k=33,y=50 </text:p>
      <text:p text:style-name="P276"><text:tab/>do test2 </text:p>
      <text:p text:style-name="P276"><text:tab/>write "test1: expect 11 23 34 55 : ",i," ",j," ",k," ",y,! </text:p>
      <text:p text:style-name="P276"><text:s text:c="8"/>quit </text:p>
      <text:p text:style-name="P276"/>
      <text:p text:style-name="P276">test2<text:tab/>write "test2: expect 11 22 33 50: ",i," ",j," ",k," ",y,! </text:p>
      <text:p text:style-name="P276"><text:tab/>new i </text:p>
      <text:p text:style-name="P276"><text:tab/>set i=12,j=23,k=34,y=55 </text:p>
      <text:p text:style-name="P276"><text:tab/>write "test2: expect 12 23 34 55 : ",i," ",j," ",k," ",y,! </text:p>
      <text:p text:style-name="P276"><text:tab/>quit </text:p>
      <text:p text:style-name="P276"/>
      <text:p text:style-name="P276">root@AMD6 validate # new03.mps </text:p>
      <text:p text:style-name="P276"/>
      <text:p text:style-name="P276">test1: expect 10 20 30: 10 20 30 </text:p>
      <text:p text:style-name="P276">test2: expect 11 22 33 50: 11 22 33 50 </text:p>
      <text:p text:style-name="P276">test2: expect 12 23 34 55 : 12 23 34 55 </text:p>
      <text:p text:style-name="P276">test1: expect 11 23 34 55 : 11</text:p>
      <text:p text:style-name="P276"/>
      <text:p text:style-name="P278"><text:span text:style-name="T249">Figure </text:span><text:span text:style-name="T249"><text:sequence text:ref-name="refIllustration10" text:name="Illustration" text:formula="ooow:Illustration+1" style:num-format="1">11</text:sequence></text:span><text:span text:style-name="T249"> </text:span><text:span text:style-name="T178">new</text:span><text:span text:style-name="T339"> Command with </text:span><text:span text:style-name="T249">Parenthesized </text:span><text:span text:style-name="T339">List</text:span></text:p>
      <text:h text:style-name="Heading_20_2" text:outline-level="2">Kill Command</text:h>
      <text:p text:style-name="P179">The <text:span text:style-name="T4">kill</text:span><text:span text:style-name="T129"> command operates only on the current symbol table level.</text:span></text:p>
      <text:h text:style-name="Heading_20_2" text:outline-level="2"><text:alphabetical-index-mark-start text:id="IMark108530888"/>Lock <text:span text:style-name="T830">C</text:span>ommand<text:alphabetical-index-mark-end text:id="IMark108530888"/> with PostgreSQL <text:span text:style-name="T711">or MySQL</text:span></text:h>
      <text:p text:style-name="Standard">Locks are not needed if using the PostgreSQL <text:span text:style-name="T701">or MySQL</text:span> <text:span text:style-name="T701">for </text:span>global array stor<text:span text:style-name="T701">age</text:span> as SQL transaction commands can achieve the same effect. When using PostgreSQL <text:span text:style-name="T669">or MySQL </text:span>for the backend global array store<text:span text:style-name="T669">s</text:span>, the Lock <text:span text:style-name="T669">should not be used. Instead, </text:span>use the more modern native SQL transaction processing commands (<text:span text:style-name="T32">BEGIN, COMMIT, ROLLBACK</text:span>, etc.) to achieve the same effect with far greater integrity.</text:p>
      <text:h text:style-name="P604" text:outline-level="2">Lock command in client/server mode</text:h>
      <text:p text:style-name="Standard">In native <text:span text:style-name="T727">B-tree</text:span> mode, the Lock command creates a file named <text:span text:style-name="T32">Mumps.Locks</text:span> in <text:span text:style-name="T32">/tmp</text:span> where the lock information for the system is stored. If this file becomes corrupted due to abnormal terminations, it should be deleted. It will be rebuilt as needed. </text:p>
      <text:h text:style-name="P605" text:outline-level="2"><text:alphabetical-index-mark-start text:id="IMark108573048"/>Line Continuation<text:alphabetical-index-mark-end text:id="IMark108573048"/></text:h>
      <text:p text:style-name="P140">A line may be continued by placing a backslash at its end. The next line is appended beginning with the first non-blank or non-tab character. Note: this means that a blank must be on the prior line. Example:</text:p>
      <text:p text:style-name="P140"/>
      <text:p text:style-name="P294"><text:s/>sql create table df as select a2 as a1, trim(both from \ <text:tab/>to_char(count(*),'9999999999')) \ </text:p>
      <text:p text:style-name="P294"><text:tab/>as a2 from doc group by a2; </text:p>
      <text:h text:style-name="Heading_20_2" text:outline-level="2"><text:alphabetical-index-mark-start text:id="IMark109266536"/>Naked indicator<text:alphabetical-index-mark-end text:id="IMark109266536"/></text:h>
      <text:p text:style-name="Standard">This version of Mumps does not support the naked indicator. The naked indicator has no place in a modern or even semi-modern programming language. It was originally included in early versions of Mumps because of the inefficient binary mapping of an n-way tree which was used at the time to store the global arrays. The naked indicator was a short-hand to the interpreter to allow it to search for a global without stating at the top of the tree each time thus resulting in faster access. That is no longer the case with modern B-tree based access methods. Another issue is the perceived ambiguity of determining what exactly the naked indicator is after certain Mumps operations. Unfortunately, some legacy applications use it. These should be re-written.</text:p>
      <text:h text:style-name="Heading_20_2" text:outline-level="2"><text:soft-page-break/><text:alphabetical-index-mark-start text:id="IMark108205656"/>Job command<text:alphabetical-index-mark-end text:id="IMark108205656"/></text:h>
      <text:p text:style-name="Standard">The <text:span text:style-name="T4">JOB</text:span><text:span text:style-name="T129"> command results in a C/C++ </text:span><text:span text:style-name="T107">fork() </text:span><text:span text:style-name="T193">function to be executed thus creating a child process. The child process will attempt to execute the argument to the </text:span><text:span text:style-name="T178">JOB </text:span><text:span text:style-name="T193">command. </text:span><text:span text:style-name="T129">The</text:span> <text:span text:style-name="T178">JOB</text:span><text:span text:style-name="T193"> command may be used in </text:span><text:span text:style-name="T219">native B-tree</text:span><text:span text:style-name="T193"> user mode but only one process may access the globals. In </text:span><text:span text:style-name="T214">native </text:span><text:span text:style-name="T193">client server mode, this restriction is not in effect. </text:span><text:span text:style-name="T214">For PostgreSQL and MySQL, the child process should create a new connection.</text:span></text:p>
      <text:p text:style-name="P492"><text:span text:style-name="T193">The child process must end with a </text:span><text:span text:style-name="T178">HALT</text:span><text:span text:style-name="T193"> command or the child process will hang.</text:span></text:p>
      <text:h text:style-name="Heading_20_2" text:outline-level="2"><text:alphabetical-index-mark-start text:id="IMark108097896"/>File <text:span text:style-name="T711">N</text:span>ames <text:span text:style-name="T711">C</text:span>ontaining <text:span text:style-name="T711">D</text:span>irectory <text:span text:style-name="T711">I</text:span>nformation<text:alphabetical-index-mark-end text:id="IMark108097896"/></text:h>
      <text:p text:style-name="Standard">When invoking a file name containing directory information (forward slash in Linux and backslash in DOS) with the <text:span text:style-name="T4">DO</text:span> or <text:span text:style-name="T4">GOTO</text:span> commands, the file name <text:span text:style-name="T4">must</text:span> be enclosed in quotes. For example:<text:line-break/><text:line-break/><text:span text:style-name="T449">set x="""^/home/user/xxx.mps""" goto @y<text:line-break/>goto @"""^/home/user/xxx.mps"""</text:span><text:line-break/><text:line-break/>Note the extra quotes. These are required.</text:p>
      <text:h text:style-name="Heading_20_2" text:outline-level="2"><text:alphabetical-index-mark-start text:id="IMark107895432"/>File Names<text:alphabetical-index-mark-end text:id="IMark107895432"/></text:h>
      <text:p text:style-name="Standard">File names should conform to <text:s/>variable naming conventions except that the first character of a file name may not be the per cent sign (%). The first character must be alphabetic. File names may only contain letters, digits and the per cent sign.</text:p>
      <text:h text:style-name="Heading_20_2" text:outline-level="2"><text:alphabetical-index-mark-start text:id="IMark108365352"/>Array Index Collating Sequence<text:alphabetical-index-mark-end text:id="IMark108365352"/></text:h>
      <text:p text:style-name="Standard">Array index collating sequences for both global and local array is ASCII. That is, for the <text:span text:style-name="T32">$query() </text:span><text:span text:style-name="T249"><text:s/>and </text:span><text:span text:style-name="T32">$order()</text:span><text:span text:style-name="T249"> functions, all array indices will be presented in the same order as ASCII strings. Thus, in an array with 15 elements whose indices range from 1 to 15, the indices will be presented as:</text:span></text:p>
      <text:p text:style-name="P14"/>
      <text:p text:style-name="P59"><text:tab/>1 10 11 12 13 14 15 2 3 4 5 6 7 8 9</text:p>
      <text:p text:style-name="P14"/>
      <text:p text:style-name="P14">Other versions of Mumps may present numeric indices in numeric order. This, however, leads to considerable inefficiencies in the data base. </text:p>
      <text:p text:style-name="P14"/>
      <text:p text:style-name="P14">You may achieve numeric ordering by storing the indices padded to left with blanks such as:</text:p>
      <text:p text:style-name="P14"/>
      <text:p text:style-name="P59"><text:tab/>for i=1:1:15 set ^a($justify(i,8))=i</text:p>
      <text:p text:style-name="P59"><text:tab/>set i=”” for <text:s/>set i=$order(^a(i)) quit:i='' write +i,” “</text:p>
      <text:p text:style-name="P14"/>
      <text:p text:style-name="P14">the indices will now be presented as:</text:p>
      <text:p text:style-name="P14"/>
      <text:p text:style-name="P59"><text:tab/>1 2 3 4 5 6 7 8 9 10 11 12 13 14 15</text:p>
      <text:p text:style-name="P14"/>
      <text:p text:style-name="P14">Note the the +i in the <text:span text:style-name="T4">write</text:span> command has the effect of converting the string to a number with no leading blanks.</text:p>
      <text:h text:style-name="P606" text:outline-level="2">Subroutine &amp; Function Calls</text:h>
      <text:p text:style-name="P80">Subroutines and functions may be performed in several ways as shown in Figure <text:sequence-ref text:reference-format="value" text:ref-name="refIllustration11">12</text:sequence-ref>. <text:span text:style-name="T562">Values returned from functions invoked by a </text:span><text:span text:style-name="T179">do</text:span><text:span text:style-name="T124"> </text:span><text:span text:style-name="T197">command are ignored. </text:span><text:span text:style-name="T198">In standard Mumps, the </text:span><text:span text:style-name="T108">$$</text:span><text:span text:style-name="T198"> form is used only with function invocations.</text:span></text:p>
      <text:p text:style-name="P80"/>
      <text:p text:style-name="P81"><text:span text:style-name="T193">Caution: be certain to include a </text:span><text:span text:style-name="T178">halt</text:span><text:span text:style-name="T193"> or other exit in your program prior to any functions. If the </text:span><text:span text:style-name="T178">halt </text:span><text:span text:style-name="T193">is not present, function code will be entered and any passed variables will be undefined.</text:span></text:p>
      <text:p text:style-name="P80"/>
      <text:p text:style-name="P197">#!/usr/bin/mumps </text:p>
      <text:p text:style-name="P197"># calls.mps</text:p>
      <text:p text:style-name="P197"/>
      <text:p text:style-name="P197"><text:tab/>set i=10 </text:p>
      <text:p text:style-name="P197"><text:tab/>do fcn(i) </text:p>
      <text:p text:style-name="P197"><text:soft-page-break/><text:tab/>do fcn(5) </text:p>
      <text:p text:style-name="P197"><text:tab/>do $$fcn(i) </text:p>
      <text:p text:style-name="P197"><text:tab/>do $$fcn(5) </text:p>
      <text:p text:style-name="P197"><text:tab/>set k=$$fcn(5) </text:p>
      <text:p text:style-name="P197"><text:tab/>write "returned k=",k,! </text:p>
      <text:p text:style-name="P197"/>
      <text:p text:style-name="P197"><text:tab/>set i=10 </text:p>
      <text:p text:style-name="P197"><text:tab/>do fcn^ext.mps(i) </text:p>
      <text:p text:style-name="P197"><text:tab/>do fcn^ext.mps(5) </text:p>
      <text:p text:style-name="P197"><text:tab/>do $$fcn^ext.mps(i) </text:p>
      <text:p text:style-name="P197"><text:tab/>do $$fcn^ext.mps(5) </text:p>
      <text:p text:style-name="P197"><text:tab/>set k=$$fcn^ext.mps(5) </text:p>
      <text:p text:style-name="P197"><text:tab/>write "returned k=",k,! </text:p>
      <text:p text:style-name="P197"/>
      <text:p text:style-name="P197"><text:tab/>do fcn^ext1.mps </text:p>
      <text:p text:style-name="P197"><text:tab/>do fcn^ext1.mps </text:p>
      <text:p text:style-name="P197"><text:tab/>do $$fcn^ext1.mps </text:p>
      <text:p text:style-name="P197"><text:tab/>do $$fcn^ext1.mps </text:p>
      <text:p text:style-name="P197"><text:tab/>set k=$$fcn^ext1.mps </text:p>
      <text:p text:style-name="P197"><text:tab/>write "returned k=",k,! </text:p>
      <text:p text:style-name="P197"/>
      <text:p text:style-name="P197"><text:tab/>halt </text:p>
      <text:p text:style-name="P197"/>
      <text:p text:style-name="P197">fcn(x) write "in fcn(x) value passed is ",x,! </text:p>
      <text:p text:style-name="P197"><text:s text:c="7"/>quit x</text:p>
      <text:p text:style-name="P194"/>
      <text:p text:style-name="P194">------------------------------</text:p>
      <text:p text:style-name="P194"/>
      <text:p text:style-name="P194">#!/usr/bin/mumps </text:p>
      <text:p text:style-name="P194"># ext.mps</text:p>
      <text:p text:style-name="P194"/>
      <text:p text:style-name="P194">fcn(x) write "in fcn(x) value passed is ",x,! </text:p>
      <text:p text:style-name="P194"><text:s text:c="7"/>quit x </text:p>
      <text:p text:style-name="P194"/>
      <text:p text:style-name="P196">------------------------------</text:p>
      <text:p text:style-name="P196"/>
      <text:p text:style-name="P197">#!/usr/bin/mumps </text:p>
      <text:p text:style-name="P197"># ext1.mps </text:p>
      <text:p text:style-name="P197"/>
      <text:p text:style-name="P197">fcn <text:s text:c="3"/>write "in fcn ext1.mps",! </text:p>
      <text:p text:style-name="P197"><text:s text:c="7"/>set x=22 </text:p>
      <text:p text:style-name="P197"><text:s text:c="7"/>quit x </text:p>
      <text:p text:style-name="P194">------------------------------</text:p>
      <text:p text:style-name="P194"/>
      <text:p text:style-name="P194">output results:</text:p>
      <text:p text:style-name="P194"/>
      <text:p text:style-name="P197">in fcn(x) value passed is 10 </text:p>
      <text:p text:style-name="P197">in fcn(x) value passed is 5 </text:p>
      <text:p text:style-name="P197">in fcn(x) value passed is 10 </text:p>
      <text:p text:style-name="P197">in fcn(x) value passed is 5 </text:p>
      <text:p text:style-name="P197">in fcn(x) value passed is 5 </text:p>
      <text:p text:style-name="P197">returned k=5 </text:p>
      <text:p text:style-name="P197">in fcn(x) value passed is 10 </text:p>
      <text:p text:style-name="P197">in fcn(x) value passed is 5 </text:p>
      <text:p text:style-name="P197">in fcn(x) value passed is 10 </text:p>
      <text:p text:style-name="P197">in fcn(x) value passed is 5 </text:p>
      <text:p text:style-name="P197">in fcn(x) value passed is 5 </text:p>
      <text:p text:style-name="P197">returned k=5 </text:p>
      <text:p text:style-name="P197">in fcn ext1.mps </text:p>
      <text:p text:style-name="P197">in fcn ext1.mps </text:p>
      <text:p text:style-name="P197"><text:soft-page-break/>in fcn ext1.mps </text:p>
      <text:p text:style-name="P197">in fcn ext1.mps </text:p>
      <text:p text:style-name="P197">in fcn ext1.mps </text:p>
      <text:p text:style-name="P197">returned k=22 </text:p>
      <text:p text:style-name="P194"/>
      <text:p text:style-name="P195">Figure <text:sequence text:ref-name="refIllustration11" text:name="Illustration" text:formula="ooow:Illustration+1" style:num-format="1">12</text:sequence> Subroutine/Function Calls</text:p>
      <text:p text:style-name="P80"/>
      <text:h text:style-name="Heading_20_2" text:outline-level="2"><text:alphabetical-index-mark-start text:id="IMark107895432"/>$Fnumber() Function<text:alphabetical-index-mark-end text:id="IMark107895432"/></text:h>
      <text:p text:style-name="Standard">The <text:span text:style-name="T4">$fnumber()</text:span><text:span text:style-name="T129"> is implemented via the C function </text:span><text:span text:style-name="T107">strfmon()</text:span><text:span text:style-name="T123"> </text:span><text:span text:style-name="T193">which provides much greater flexibility when dealing with differing locales and, especially, currencies. The default locale is </text:span><text:span text:style-name="T107">en_US.UTF-8</text:span><text:span text:style-name="T193"> but this can be set with the </text:span><text:span text:style-name="T107">configure</text:span><text:span text:style-name="T193"> option:</text:span></text:p>
      <text:p text:style-name="P3"/>
      <text:p text:style-name="P56"><text:span text:style-name="T193"><text:tab/>--with-locale=</text:span><text:span text:style-name="T107">location-information</text:span></text:p>
      <text:p text:style-name="P57"/>
      <text:p text:style-name="Standard"><text:span text:style-name="T193">You may use </text:span><text:span text:style-name="T178">$fnumber() </text:span><text:span text:style-name="T193">with the legacy Mumps parameters or use it with a pattern paramter designed for </text:span><text:span text:style-name="T107">strfmon()</text:span><text:span text:style-name="T193">. </text:span></text:p>
      <text:p text:style-name="P3"/>
      <text:p text:style-name="Standard"><text:span text:style-name="T193">If you use the </text:span><text:span text:style-name="T107">strfmon()</text:span><text:span text:style-name="T193"> parameter opetion, the function takes two arguments. The first must be a number consisting of only numeric characters. The second is a character string conforming to a </text:span><text:span text:style-name="T107">strfmon()</text:span><text:span text:style-name="T193"> pattern but preceded by an asterisk to distinguish the pattern from those used by the legacy Mumps function of the same name. The </text:span><text:span text:style-name="T107">strfmon()</text:span><text:span text:style-name="T193"> function is well documented but here are some examples:</text:span></text:p>
      <text:p text:style-name="P3"/>
      <text:p text:style-name="P57"><text:tab/>set x=12345.6789</text:p>
      <text:p text:style-name="P57"><text:tab/>write $fn(x,”*%!n”) <text:tab/>==&gt; 12,345.68</text:p>
      <text:p text:style-name="P57"><text:tab/>write $fn(x,”*%n”) <text:tab/>==&gt; $12,345.68</text:p>
      <text:p text:style-name="P57"><text:tab/>write $fn(x,”*%i”) <text:tab/>==&gt; USD 12,345.68</text:p>
      <text:p text:style-name="P57"><text:tab/>write $fn(x,”*%n3”) <text:tab/>==&gt; $12,345.683</text:p>
      <text:p text:style-name="P57"><text:tab/>write $fn(x,"*%20n") <text:tab/>==&gt; <text:s text:c="10"/>$12,345.68 </text:p>
      <text:h text:style-name="Heading_20_2" text:outline-level="2"><text:alphabetical-index-mark-start text:id="IMark107881704"/>$select() Function<text:alphabetical-index-mark-end text:id="IMark107881704"/></text:h>
      <text:p text:style-name="Standard">All arguments of the <text:alphabetical-index-mark-start text:id="IMark108533544"/><text:span text:style-name="T4">$select()</text:span><text:alphabetical-index-mark-end text:id="IMark108533544"/> function are evaluated.</text:p>
      <text:h text:style-name="Heading_20_2" text:outline-level="2"><text:alphabetical-index-mark-start text:id="IMark107718184"/>Compiling Large Programs<text:alphabetical-index-mark-end text:id="IMark107718184"/></text:h>
      <text:p text:style-name="Standard">When compiling<text:note text:id="ftn21" text:note-class="footnote"><text:note-citation>21</text:note-citation><text:note-body><text:p text:style-name="Footnote"><text:s/><text:span text:style-name="T561">Using the compiler is not presently recommended.</text:span></text:p></text:note-body></text:note> large programs, especially i<text:span text:style-name="T561">f</text:span> MySQL is enabled, there may be a warning about <text:span text:style-name="T32">variable tracking</text:span> from the gcc/g++ compiler. You may ignore this.</text:p>
      <text:h text:style-name="P607" text:outline-level="2"><text:bookmark-start text:name="__RefHeading__19993_1627059566"/>Embedded Expressions<text:bookmark-end text:name="__RefHeading__19993_1627059566"/></text:h>
      <text:p text:style-name="P79">In several extended Mumps commands, the figure <text:span text:style-name="T32">&amp;~exp~ </text:span><text:span text:style-name="T249">may appear. The expression </text:span><text:span text:style-name="T63">exp</text:span><text:span text:style-name="T249"> is evaluated and the result replaces the figure. For example:</text:span></text:p>
      <text:p text:style-name="P79"/>
      <text:p text:style-name="P64">set x=”ls -lh”</text:p>
      <text:p text:style-name="P64">shell &amp;~x~ </text:p>
      <text:p text:style-name="P64"/>
      <text:p text:style-name="P64">set x= “select * from abc;”</text:p>
      <text:p text:style-name="P64">sql &amp;~x~</text:p>
      <text:h text:style-name="Heading_20_2" text:outline-level="2"><text:span text:style-name="T821">F</text:span>unctions</text:h>
      <text:p text:style-name="P450">This <text:span text:style-name="T821">is the </text:span>form of subroutine was original<text:span text:style-name="T821">ly used </text:span>in Mumps. <text:span text:style-name="T821">There are n</text:span>o p<text:span text:style-name="T821">a</text:span>rameters passed to the subroutine <text:span text:style-name="T821">and t</text:span>he subroutine shares the same <text:span text:style-name="T32">namespace</text:span> as the calling program hence, <text:span text:style-name="T821">as seen in the example in Figure </text:span><text:span text:style-name="T821"><text:sequence-ref text:reference-format="value" text:ref-name="refIllustration12">13</text:sequence-ref></text:span><text:span text:style-name="T821">,</text:span> the values of the variables <text:span text:style-name="T32">i</text:span>, <text:span text:style-name="T32">j</text:span>, and <text:span text:style-name="T32">k</text:span> are accessible to the subroutine and <text:span text:style-name="T821">any </text:span>changes to them <text:span text:style-name="T829">are available </text:span>in the <text:span text:style-name="T829">calling program</text:span>. </text:p>
      <text:p text:style-name="P449">Variables created in the subroutine in the normal manner by a <text:span text:style-name="T4">set</text:span><text:span text:style-name="T129"> or </text:span><text:span text:style-name="T4">read</text:span><text:span text:style-name="T129"> command, unless the subject of a </text:span><text:span text:style-name="T4">kill</text:span><text:span text:style-name="T129"> command, are available to the calling routine.</text:span></text:p>
      <text:p text:style-name="P449"><text:span text:style-name="T129">Variables created in the subroutine as a result of a </text:span><text:span text:style-name="T4">new</text:span><text:span text:style-name="T129"> command are destroyed upon return and are not available to the calling routine.</text:span></text:p>
      <text:p text:style-name="P565"><text:soft-page-break/><text:s text:c="8"/>zmain</text:p>
      <text:p text:style-name="P565"><text:s text:c="8"/>set i=10</text:p>
      <text:p text:style-name="P565"><text:s text:c="8"/>set j=20</text:p>
      <text:p text:style-name="P565"><text:s text:c="8"/>set k=30</text:p>
      <text:p text:style-name="P565"><text:s text:c="8"/>write "main program: ",i," ",j," ",k,!</text:p>
      <text:p text:style-name="P565"><text:s text:c="8"/>do test</text:p>
      <text:p text:style-name="P565"><text:s text:c="8"/>write "main program: ",i," ",j," ",k,!</text:p>
      <text:p text:style-name="P565"><text:s text:c="8"/><text:span text:style-name="T829">write "main program x=",x,!</text:span></text:p>
      <text:p text:style-name="P565"><text:s text:c="8"/><text:span text:style-name="T829">write "main program $data(y)=",$data(y),!</text:span><text:tab/><text:tab/></text:p>
      <text:p text:style-name="P565"><text:s text:c="8"/>halt</text:p>
      <text:p text:style-name="P565"/>
      <text:p text:style-name="P565">test</text:p>
      <text:p text:style-name="P565"><text:s text:c="8"/>write "sub-program: ",i," ",j," ",k,!</text:p>
      <text:p text:style-name="P565"><text:s text:c="8"/>set i=11</text:p>
      <text:p text:style-name="P565"><text:s text:c="8"/>set j=22</text:p>
      <text:p text:style-name="P565"><text:s text:c="8"/>set k=33</text:p>
      <text:p text:style-name="P565"><text:s text:c="8"/><text:span text:style-name="T829">set x=22</text:span></text:p>
      <text:p text:style-name="P565"><text:s text:c="8"/><text:span text:style-name="T829">new y</text:span></text:p>
      <text:p text:style-name="P565"><text:s text:c="8"/><text:span text:style-name="T829">set y=33</text:span></text:p>
      <text:p text:style-name="P565"><text:s text:c="8"/>quit</text:p>
      <text:p text:style-name="P565"/>
      <text:p text:style-name="P565">which produces the following output:</text:p>
      <text:p text:style-name="P565"/>
      <text:p text:style-name="P562">main program: 10 20 30 </text:p>
      <text:p text:style-name="P562">sub-program: 10 20 30 </text:p>
      <text:p text:style-name="P562">main program: 11 22 33 </text:p>
      <text:p text:style-name="P562">main program x=22 </text:p>
      <text:p text:style-name="P562">main program $data(y)=0 </text:p>
      <text:p text:style-name="P558">Figure <text:sequence text:ref-name="refIllustration12" text:name="Illustration" text:formula="ooow:Illustration+1" style:num-format="1">13</text:sequence> Inline Functions</text:p>
      <text:h text:style-name="Heading_20_3" text:outline-level="3"><text:span text:style-name="T822">C</text:span>all by <text:span text:style-name="T822">V</text:span>alue</text:h>
      <text:p text:style-name="P450">This form of subroutine call was introduced later <text:span text:style-name="T828">in the evolution of Mumps</text:span>. It permits parameters to be passed to the subroutine but the subroutine <text:span text:style-name="T828">maintains a separate name space for values passed to it as parameters. V</text:span>ariables <text:span text:style-name="T828">from</text:span> the calling program are visible to the called program. <text:span text:style-name="T828">Variables created by the called program become available to the calling program upon return (except if the are </text:span><text:span text:style-name="T27">kill</text:span><text:span text:style-name="T175">ed prior to return or created by a </text:span><text:span text:style-name="T27">new </text:span><text:span text:style-name="T175">command). </text:span><text:span text:style-name="T129">and</text:span> variables created in the called program are deallocated upon return and are thus not visible to the calling program. Changes to parameters <text:span text:style-name="T822">passed to</text:span> the called program do not change the corresponding arguments in the calling program. </text:p>
      <text:p text:style-name="P565"><text:s text:c="8"/>zmain</text:p>
      <text:p text:style-name="P565"><text:s text:c="8"/>set i=10</text:p>
      <text:p text:style-name="P565"><text:s text:c="8"/>set j=20</text:p>
      <text:p text:style-name="P565"><text:s text:c="8"/>set k=30</text:p>
      <text:p text:style-name="P565"><text:s text:c="8"/>write "main program: ",i," ",j," ",k,!</text:p>
      <text:p text:style-name="P565"><text:s text:c="8"/>do test(i,j,k)</text:p>
      <text:p text:style-name="P565"><text:s text:c="8"/>write "main program: ",i," ",j," ",k,!</text:p>
      <text:p text:style-name="P565"><text:s text:c="8"/>halt</text:p>
      <text:p text:style-name="P565"/>
      <text:p text:style-name="P565">test(a,b,c)</text:p>
      <text:p text:style-name="P565"><text:s text:c="8"/>write "sub-program: ",a," ",b," ",c,!</text:p>
      <text:p text:style-name="P565"><text:s text:c="8"/>set a=11</text:p>
      <text:p text:style-name="P565"><text:s text:c="8"/>set b=22</text:p>
      <text:p text:style-name="P565"><text:s text:c="8"/>set c=33</text:p>
      <text:p text:style-name="P565"><text:s text:c="8"/>quit</text:p>
      <text:p text:style-name="P565"/>
      <text:p text:style-name="P565">which produces the following output:</text:p>
      <text:p text:style-name="P565"/>
      <text:p text:style-name="P565">main program: 10 20 30</text:p>
      <text:p text:style-name="P565"><text:soft-page-break/>sub-program: 10 20 30</text:p>
      <text:p text:style-name="P561">main program: 10 20 30</text:p>
      <text:p text:style-name="P559">Figure <text:sequence text:ref-name="refIllustration13" text:name="Illustration" text:formula="ooow:Illustration+1" style:num-format="1">14</text:sequence> Call by Value Functions</text:p>
      <text:h text:style-name="Heading_20_3" text:outline-level="3"><text:span text:style-name="T823">C</text:span>all by <text:span text:style-name="T823">R</text:span>eference. </text:h>
      <text:p text:style-name="P450">Same as the above but 'call be reference' permitted. That is, changes to parameters made by the called program cause changes to the corresponding arguments in the calling program. Note the "." in front of the variables in the 'do' command that are to be passed by reference. Both call by reference and call by value arguments may be mixed in the same 'do' statement. </text:p>
      <text:p text:style-name="P563">#!/usr/bin/mumps</text:p>
      <text:p text:style-name="P565"><text:s text:c="8"/>zmain</text:p>
      <text:p text:style-name="P565"><text:s text:c="8"/>set i=10</text:p>
      <text:p text:style-name="P565"><text:s text:c="8"/>set j=20</text:p>
      <text:p text:style-name="P565"><text:s text:c="8"/>set k=30</text:p>
      <text:p text:style-name="P565"><text:s text:c="8"/>write "main program: ",i," ",j," ",k,!</text:p>
      <text:p text:style-name="P565"><text:s text:c="8"/>do test(.i,.j,.k)</text:p>
      <text:p text:style-name="P565"><text:s text:c="8"/>write "main program: ",i," ",j," ",k,!</text:p>
      <text:p text:style-name="P565"><text:s text:c="8"/>halt</text:p>
      <text:p text:style-name="P565"/>
      <text:p text:style-name="P565">test(a,b,c)</text:p>
      <text:p text:style-name="P565"><text:s text:c="8"/>write "sub-program: ",a," ",b," ",c,!</text:p>
      <text:p text:style-name="P565"><text:s text:c="8"/>set a=11</text:p>
      <text:p text:style-name="P565"><text:s text:c="8"/>set b=22</text:p>
      <text:p text:style-name="P565"><text:s text:c="8"/>set c=33</text:p>
      <text:p text:style-name="P565"><text:s text:c="8"/>quit</text:p>
      <text:p text:style-name="P565"/>
      <text:p text:style-name="P565">which produces the following output:</text:p>
      <text:p text:style-name="P565"/>
      <text:p text:style-name="P565">main program: 10 20 30</text:p>
      <text:p text:style-name="P565">sub-program: 10 20 30</text:p>
      <text:p text:style-name="P561">main program: 11 22 33</text:p>
      <text:p text:style-name="P560">Figure <text:sequence text:ref-name="refIllustration14" text:name="Illustration" text:formula="ooow:Illustration+1" style:num-format="1">15</text:sequence> Call by Reference Functions</text:p>
      <text:p text:style-name="P450">In each of the examples, the subroutine and calling program are actually part of the same C++ function. In effect, subroutines of the type shown above as similar to the old Basic <text:span text:style-name="T123">gosub</text:span> facility. Functions such as shown above may also return values: </text:p>
      <text:p text:style-name="P442"><text:span text:style-name="T824">An e</text:span>xample recursive factorial computation <text:span text:style-name="T824">is shown in Figure </text:span><text:span text:style-name="T824"><text:sequence-ref text:reference-format="value" text:ref-name="refIllustration15">16</text:sequence-ref></text:span><text:span text:style-name="T824">.</text:span> </text:p>
      <text:p text:style-name="P564">#!/usr/bin/mumps </text:p>
      <text:p text:style-name="P564"><text:tab/>zmain </text:p>
      <text:p text:style-name="P564"><text:tab/>set i=$$factorial(5) </text:p>
      <text:p text:style-name="P564"><text:tab/>write "factorial=",i,! </text:p>
      <text:p text:style-name="P564"><text:tab/>halt </text:p>
      <text:p text:style-name="P564"><text:s/></text:p>
      <text:p text:style-name="P564">factorial(a) </text:p>
      <text:p text:style-name="P564"><text:tab/>write "sub-program: a=",a,! </text:p>
      <text:p text:style-name="P564"><text:tab/>if a&lt;2 quit 1 </text:p>
      <text:p text:style-name="P564"><text:tab/>set b=$$factorial(a-1) </text:p>
      <text:p text:style-name="P564"><text:tab/>write "a=",a," b=",b,! </text:p>
      <text:p text:style-name="P564"><text:tab/>quit a*b </text:p>
      <text:p text:style-name="P564"/>
      <text:p text:style-name="P564">sub-program: a=5 </text:p>
      <text:p text:style-name="P564">sub-program: a=4 </text:p>
      <text:p text:style-name="P564">sub-program: a=3 </text:p>
      <text:p text:style-name="P564">sub-program: a=2 </text:p>
      <text:p text:style-name="P564">sub-program: a=1 </text:p>
      <text:p text:style-name="P564"><text:soft-page-break/>a=2 b=1 </text:p>
      <text:p text:style-name="P564">a=3 b=2 </text:p>
      <text:p text:style-name="P564">a=4 b=6 </text:p>
      <text:p text:style-name="P564">a=5 b=24 </text:p>
      <text:p text:style-name="P564">factorial=120 </text:p>
      <text:p text:style-name="P564"/>
      <text:p text:style-name="P557"><text:span text:style-name="T824">Figure </text:span><text:span text:style-name="T824"><text:sequence text:ref-name="refIllustration15" text:name="Illustration" text:formula="ooow:Illustration+1" style:num-format="1">16</text:sequence></text:span><text:span text:style-name="T824"> Function Return Values</text:span></text:p>
      <text:h text:style-name="P616" text:outline-level="1"><text:alphabetical-index-mark-start text:id="IMark107882120"/><text:span text:style-name="T3">Shell </text:span><text:span text:style-name="T4">Command</text:span><text:alphabetical-index-mark-end text:id="IMark107882120"/></text:h>
      <text:h text:style-name="P608" text:outline-level="2"><text:alphabetical-index-mark-start text:id="IMark107722296"/>shell<text:alphabetical-index-mark-end text:id="IMark107722296"/></text:h>
      <text:h text:style-name="Heading_20_2" text:outline-level="2"><text:alphabetical-index-mark-start text:id="IMark107684328"/>shell/g<text:alphabetical-index-mark-end text:id="IMark107684328"/></text:h>
      <text:h text:style-name="Heading_20_2" text:outline-level="2"><text:alphabetical-index-mark-start text:id="IMark109266536"/>shell/p<text:alphabetical-index-mark-end text:id="IMark109266536"/></text:h>
      <text:p text:style-name="P40"/>
      <text:p text:style-name="Standard"><text:span text:style-name="T129">The </text:span><text:span text:style-name="T4">shell</text:span><text:span text:style-name="T129"> command passes the remainder of the line to a shell for execution (</text:span><text:span text:style-name="T4">sh</text:span><text:span text:style-name="T129"> in Linux). Shell output will appear on </text:span><text:span text:style-name="T4">stdout</text:span><text:span text:style-name="T129">. The command sets </text:span><text:span text:style-name="T4">$test</text:span><text:span text:style-name="T129"> to false if the </text:span><text:span text:style-name="T107">fork()</text:span><text:span text:style-name="T193"> fails, true otherwise. </text:span></text:p>
      <text:p text:style-name="P3"/>
      <text:p text:style-name="P3">This command is not presently available in the DOS version.</text:p>
      <text:p text:style-name="P3"/>
      <text:p text:style-name="Standard"><text:span text:style-name="T193">The </text:span><text:span text:style-name="T178">shell/p</text:span><text:span text:style-name="T193"> form passes the remainder of the line to a shell for execution but opens a pipe </text:span><text:span text:style-name="T178">from</text:span><text:span text:style-name="T193"> the shell </text:span><text:span text:style-name="T178">to</text:span><text:span text:style-name="T193"> Mumps unit number 6. All </text:span><text:span text:style-name="T178">stdout </text:span><text:span text:style-name="T193">output from the shell is directed to unit number 6 and can be read with any of the input commands or functions in association with the </text:span><text:span text:style-name="T178">use</text:span><text:span text:style-name="T193"> command.</text:span></text:p>
      <text:p text:style-name="P3"/>
      <text:p text:style-name="Standard"><text:span text:style-name="T193">The </text:span><text:span text:style-name="T178">shell/g</text:span><text:span text:style-name="T193"> form passes the remainder of the line to a shell for execution (</text:span><text:span text:style-name="T178">sh</text:span><text:span text:style-name="T193"> in Linux) and opens a pipe</text:span><text:span text:style-name="T178"> from</text:span><text:span text:style-name="T193"> the Mumps program </text:span><text:span text:style-name="T178">to</text:span><text:span text:style-name="T193"> the shell as Mumps unit number 6. Data </text:span><text:span text:style-name="T178">written</text:span><text:span text:style-name="T193"> to this unit becomes </text:span><text:span text:style-name="T178">stdin</text:span><text:span text:style-name="T193"> to the shell. Output from the shell is written to </text:span><text:span text:style-name="T178">stdout</text:span><text:span text:style-name="T193">. Remember to </text:span><text:span text:style-name="T178">close</text:span><text:span text:style-name="T193"> unit number 6 to signal end-of-file to the shell.</text:span></text:p>
      <text:p text:style-name="P3"/>
      <text:p text:style-name="Standard"><text:span text:style-name="T193">With no qualifier, the </text:span><text:span text:style-name="T178">shell</text:span><text:span text:style-name="T193"> command passes the remainder of the command line to a shell. Input or output from the shell come from or go to </text:span><text:span text:style-name="T178">stdin</text:span><text:span text:style-name="T193"> or </text:span><text:span text:style-name="T178">stdout</text:span><text:span text:style-name="T193">, respectively.</text:span></text:p>
      <text:p text:style-name="P3"/>
      <text:p text:style-name="Standard"><text:span text:style-name="T193">In all cases, the remainder of the command line is scanned for </text:span><text:span text:style-name="T178">&amp;~...~ </text:span><text:span text:style-name="T193">expressions. The expression between </text:span><text:span text:style-name="T178">&amp;~</text:span><text:span text:style-name="T193"> and </text:span><text:span text:style-name="T178">~</text:span><text:span text:style-name="T193"> is evaluated and the result replaces the </text:span><text:span text:style-name="T178">&amp;~...~</text:span><text:span text:style-name="T193"> expression.</text:span></text:p>
      <text:p text:style-name="P3"/>
      <text:p text:style-name="P3">For example:</text:p>
      <text:p text:style-name="P3"/>
      <text:p text:style-name="P3"><draw:frame draw:style-name="fr2" draw:name="Frame26" text:anchor-type="paragraph" svg:width="4.7098in" style:rel-width="100%" draw:z-index="1"><draw:text-box fo:min-height="0.1in"><text:p text:style-name="P529">shell sort dictionary.tmp | uniq -c | sort -nr &gt; dictionary.s</text:p></draw:text-box></draw:frame></text:p>
      <text:p text:style-name="P3">The Linux shell created will do the following:</text:p>
      <text:p text:style-name="P3"/>
      <text:list xml:id="list681642143856359953" text:style-name="L13">
        <text:list-item>
          <text:p text:style-name="P585"><text:span text:style-name="T193">The file </text:span><text:span text:style-name="T107">dictionary.tmp,</text:span><text:span text:style-name="T193"> a collection of words, will be sorted by </text:span><text:span text:style-name="T178">sort</text:span><text:span text:style-name="T193"> and the output piped to </text:span><text:span text:style-name="T178">uniq</text:span><text:span text:style-name="T193"> </text:span></text:p>
        </text:list-item>
        <text:list-item>
          <text:p text:style-name="P585"><text:span text:style-name="T178">uniq</text:span><text:span text:style-name="T193"> counts duplicate entries and pipes its output consisting of a count and a word to </text:span><text:span text:style-name="T178">sort</text:span></text:p>
        </text:list-item>
        <text:list-item>
          <text:p text:style-name="P585"><text:span text:style-name="T178">sort </text:span><text:span text:style-name="T193">sorts the result numerically by number of duplicates in reverse order and writes its output to </text:span><text:span text:style-name="T107">dictionary.s</text:span><text:span text:style-name="T193">. </text:span></text:p>
        </text:list-item>
      </text:list>
      <text:p text:style-name="Standard"/>
      <text:p text:style-name="P3"><draw:frame draw:style-name="fr1" draw:name="Frame25" text:anchor-type="paragraph" svg:width="4.7098in" style:rel-width="100%" draw:z-index="0"><draw:text-box fo:min-height="0.1in"><text:list xml:id="list5132785241122128901" text:style-name="L14"><text:list-item><text:p text:style-name="P696">shell/p sort dictionary.tmp | uniq -c | sort -nr</text:p></text:list-item><text:list-item><text:p text:style-name="P696">open 1:"dictionary.s,new"</text:p></text:list-item><text:list-item><text:p text:style-name="P696">for <text:s/>do</text:p></text:list-item><text:list-item><text:p text:style-name="P696">. use 6</text:p></text:list-item><text:list-item><text:p text:style-name="P696">. read line</text:p></text:list-item><text:list-item><text:p text:style-name="P696">. if '$test break</text:p></text:list-item><text:list-item><text:p text:style-name="P696">. use 1</text:p></text:list-item><text:list-item><text:p text:style-name="P696">. write line,!</text:p></text:list-item><text:list-item><text:p text:style-name="P696">close 1</text:p></text:list-item></text:list><text:p text:style-name="P193"/><text:p text:style-name="P386">Figure <text:sequence text:ref-name="refIllustration16" text:name="Illustration" text:formula="ooow:Illustration+1" style:num-format="1">17</text:sequence> Shell Command Example</text:p></draw:text-box></draw:frame></text:p>
      <text:p text:style-name="P389">The above does the same but the output will be presented to Mumps unit 6 which reads and writes the result to the file named dictionary.s<text:line-break/></text:p>
      <text:h text:style-name="P616" text:outline-level="1">Added Commands</text:h>
      <text:h text:style-name="Heading_20_2" text:outline-level="2">Database <text:span text:style-name="T32">expr</text:span></text:h>
      <text:p text:style-name="Standard"><text:span text:style-name="T249">The </text:span><text:alphabetical-index-mark-start text:id="IMark107684328"/><text:span text:style-name="T178">database</text:span><text:alphabetical-index-mark-end text:id="IMark107684328"/><text:span text:style-name="T193"> command may be used to set the name of the </text:span><text:alphabetical-index-mark-start text:id="IMark109606424"/><text:span text:style-name="T193">files</text:span><text:alphabetical-index-mark-end text:id="IMark109606424"/><text:span text:style-name="T193"> to be used to store the </text:span><text:alphabetical-index-mark-start text:id="IMark108272216"/><text:span text:style-name="T193">native global arrays</text:span><text:alphabetical-index-mark-end text:id="IMark108272216"/><text:span text:style-name="T193">. The expression will be evaluated and the resulting name will become the name, suffixed </text:span><text:span text:style-name="T107">.key</text:span><text:span text:style-name="T193"> and </text:span><text:span text:style-name="T107">.dat, </text:span><text:span text:style-name="T193">of the files in which the native global arrays are stored. The expression may contain directory information. For example:</text:span></text:p>
      <text:p text:style-name="P3"/>
      <text:p text:style-name="P57">database "/home/user/data/mumps"</text:p>
      <text:p text:style-name="P3"/>
      <text:p text:style-name="P3">will cause the system to access files:</text:p>
      <text:p text:style-name="P3"/>
      <text:p text:style-name="P57">/home/user/data/mumps.key</text:p>
      <text:p text:style-name="P57">/home/user/data/mumps.dat</text:p>
      <text:p text:style-name="P3"/>
      <text:p text:style-name="Standard"><text:span text:style-name="T193">for the </text:span><text:alphabetical-index-mark-start text:id="IMark109945528"/><text:span text:style-name="T193">global array tree and data files</text:span><text:alphabetical-index-mark-end text:id="IMark109945528"/><text:span text:style-name="T193">. If directory information is omitted, the files will be in the current directory. </text:span></text:p>
      <text:p text:style-name="P3"/>
      <text:p text:style-name="Standard"><text:span text:style-name="T193">This command </text:span><text:span text:style-name="T107">must</text:span><text:span text:style-name="T193"> be issued prior to any attempt to access the global arrays. </text:span><text:span text:style-name="T218">It only works with the native B-tree database option.</text:span></text:p>
      <text:h text:style-name="Heading_20_2" text:outline-level="2">Z<text:span text:style-name="T667">halt</text:span> return_code</text:h>
      <text:p text:style-name="Standard">The <text:span text:style-name="T4">zhalt</text:span><text:span text:style-name="T129"> command will terminate the current program with a return error code given by its argument. Example:</text:span></text:p>
      <text:p text:style-name="P40"/>
      <text:p text:style-name="P63"><text:tab/>if a=0 zhalt 99</text:p>
      <text:p text:style-name="P40"/>
      <text:p text:style-name="Standard"><text:span text:style-name="T129">The value of </text:span><text:span text:style-name="T4">$?</text:span><text:span text:style-name="T129"> in the BASH environment will be 99.</text:span></text:p>
      <text:p text:style-name="P40"/>
      <text:p text:style-name="Standard"/>
      <text:p text:style-name="P63"/>
      <text:h text:style-name="P620" text:outline-level="1"><text:alphabetical-index-mark-start text:id="IMark108530888"/>Z Functions<text:alphabetical-index-mark-end text:id="IMark108530888"/> and System Variables</text:h>
      <text:p text:style-name="P417"/>
      <text:p text:style-name="P416"><text:alphabetical-index-mark-start text:id="IMark107718184"/><text:span text:style-name="T3">$</text:span><text:span text:style-name="T4">zfunctions</text:span><text:alphabetical-index-mark-end text:id="IMark107718184"/> are extensions added by the implementor and not covered by the standard. Thus, many if not all of the following M2 extensions may not be supported or supported differently in other implementations. Likewise, there are implementer defined system variables which may be queried and, in some cases, set.</text:p>
      <text:p text:style-name="P416"/>
      <text:p text:style-name="P416">M2 implementation note: you may add new <text:span text:style-name="T3">$z</text:span> functions by modifying the function <text:span text:style-name="T3">zfcn()</text:span> located in the source file <text:span text:style-name="T32">bifs.cpp.in</text:span></text:p>
      <text:h text:style-name="P609" text:outline-level="2">System Variables</text:h>
      <text:h text:style-name="P651" text:outline-level="3">$ztable</text:h>
      <text:p text:style-name="Standard"><text:span text:style-name="T249">The value in </text:span><text:span text:style-name="T32">$ztable</text:span><text:span text:style-name="T249"> is the name of the current database table if you are using PostgreSQL or MySQL to store the global arrays. It has no meaning if you are using the native Btree. The default value will be </text:span><text:span text:style-name="T32">mumps</text:span><text:span text:style-name="T249"> unless this was changed during the </text:span><text:span text:style-name="T32">configure</text:span><text:span text:style-name="T249"> step or changed during execution. </text:span></text:p>
      <text:p text:style-name="P14"/>
      <text:p text:style-name="Standard"><text:span text:style-name="T249">You may set the name of the database table in use by setting </text:span><text:span text:style-name="T32">$ztable</text:span><text:span text:style-name="T249">. All database references will take place in the table you set </text:span><text:span text:style-name="T32">$ztable</text:span><text:span text:style-name="T249"> to until you change it again or the program terminates. </text:span></text:p>
      <text:p text:style-name="P14"/>
      <text:p text:style-name="Standard"><text:span text:style-name="T249">When you start a Mumps program, </text:span><text:span text:style-name="T32">$ztable</text:span><text:span text:style-name="T249"> reverts to the value set by </text:span><text:span text:style-name="T32">configure.</text:span></text:p>
      <text:p text:style-name="P14"/>
      <text:p text:style-name="P14">The string returned by <text:span text:style-name="T32">$ztable</text:span> consists of two parts separated by a comma. The first part is the name of the table and the second part is the number of columns available for global array indices. The number is indices is two less than the actual number of columns as one column is reserved for the global array name named <text:span text:style-name="T32">gbl</text:span>, and one column for the value stored at the global reference named <text:span text:style-name="T32">ax</text:span> where the value of <text:span text:style-name="T32">x</text:span> is one greater that the number of indices.</text:p>
      <text:p text:style-name="P14"/>
      <text:p text:style-name="Standard"><text:span text:style-name="T249">If you change the default table, you need to insure that it exists and is properly defined for use my Mumps. The </text:span><text:span text:style-name="T32">sql/f</text:span><text:span text:style-name="T249"> command will create and initialize a new table or re-initialize to empty an existing table. Warning messages may appear the first time you create a table. </text:span></text:p>
      <text:h text:style-name="P651" text:outline-level="3">$z<text:span text:style-name="T698">T</text:span>ab<text:span text:style-name="T698">S</text:span>ize</text:h>
      <text:p text:style-name="Standard"><text:span text:style-name="T249">The maximum number of indices permitted in a global array reference. When queried, this variable returns the current setting. It may be set (maximum of 20). If you set it, you </text:span><text:span text:style-name="T123">must</text:span><text:span text:style-name="T193"> initialize the global array before using it or errors will result.</text:span></text:p>
      <text:h text:style-name="P656" text:outline-level="3">$zProgram</text:h>
      <text:p text:style-name="P13">Returns a string with the name of the currently executing program.</text:p>
      <text:h text:style-name="P610" text:outline-level="2"><text:alphabetical-index-mark-start text:id="IMark107722296"/>Bash Functions<text:alphabetical-index-mark-end text:id="IMark107722296"/></text:h>
      <text:h text:style-name="P657" text:outline-level="3">$<text:alphabetical-index-mark-start text:id="IMark108232264"/>zbasename<text:alphabetical-index-mark-end text:id="IMark108232264"/>(arg1[,arg2])</text:h>
      <text:p text:style-name="P191">Returns a result equivalent of the Bash function <text:alphabetical-index-mark-start text:id="IMark108272216"/><text:span text:style-name="T32">basename</text:span><text:alphabetical-index-mark-end text:id="IMark108272216"/></text:p>
      <text:p text:style-name="P577"/>
      <text:p text:style-name="P61">$zbasename(“/home/jsmith/base.wiki”) yields base.wiki</text:p>
      <text:p text:style-name="P61">$zbasename(“/home/jsmith/”) yields jsmith</text:p>
      <text:p text:style-name="P61">$zbasename(“/”) yields /</text:p>
      <text:p text:style-name="P61"/>
      <text:p text:style-name="P62">$zbasename(“/home/jsmith/base.wiki”,”.wiki”) yields base</text:p>
      <text:p text:style-name="P62">$zbasename(“/home/jsmith/base.wikia”,”ki”) yields base.wi</text:p>
      <text:p text:style-name="P62">$zbasename(“/home/jsmith/base.wiki”,”base.wiki”) yields base.wiki</text:p>
      <text:p text:style-name="P191"/>
      <text:h text:style-name="P664" text:outline-level="3"><text:soft-page-break/>$zfiletest(arg1,arg2)</text:h>
      <text:p text:style-name="P590">Performs a Bash style check on a file name. The first argument is the name of a file and the second is a parameter that determines the type for file check. If the check condition is <text:span text:style-name="T32">true</text:span><text:span text:style-name="T249">, a one (1) is returned, zero (0) otherwise. The following are legal values for the second argument:</text:span></text:p>
      <text:p text:style-name="P590"><text:span text:style-name="T249"/></text:p>
      <text:p text:style-name="P591"><text:span text:style-name="T249">-a True if FILE exists.</text:span></text:p>
      <text:p text:style-name="P591"><text:span text:style-name="T249">-b True if FILE exists and is a block-special file.</text:span></text:p>
      <text:p text:style-name="P591"><text:span text:style-name="T249">-c True if FILE exists and is a character-special file.</text:span></text:p>
      <text:p text:style-name="P591"><text:span text:style-name="T249">-d True if FILE exists and is a directory.</text:span></text:p>
      <text:p text:style-name="P591"><text:span text:style-name="T249">-e True if FILE exists.</text:span></text:p>
      <text:p text:style-name="P591"><text:span text:style-name="T249">-f True if FILE exists and is a regular file.</text:span></text:p>
      <text:p text:style-name="P591"><text:span text:style-name="T249">-g True if FILE exists and its SGID bit is set.</text:span></text:p>
      <text:p text:style-name="P591"><text:span text:style-name="T249">-h True if FILE exists and is a symbolic link.</text:span></text:p>
      <text:p text:style-name="P591"><text:span text:style-name="T249">-k True if FILE exists and its sticky bit is set.</text:span></text:p>
      <text:p text:style-name="P591"><text:span text:style-name="T249">-p True if FILE exists and is a named pipe (FIFO).</text:span></text:p>
      <text:p text:style-name="P591"><text:span text:style-name="T249">-r True if FILE exists and is readable.</text:span></text:p>
      <text:p text:style-name="P591"><text:span text:style-name="T249">-s True if FILE exists and has a size greater than zero.</text:span></text:p>
      <text:p text:style-name="P591"><text:span text:style-name="T249">-t True if file descriptor FD is open and refers to a terminal.</text:span></text:p>
      <text:p text:style-name="P591"><text:span text:style-name="T249">-u True if FILE exists and its SUID (set user ID) bit is set.</text:span></text:p>
      <text:p text:style-name="P591"><text:span text:style-name="T249">-w True if FILE exists and is writable.</text:span></text:p>
      <text:p text:style-name="P591"><text:span text:style-name="T249">-x True if FILE exists and is executable.</text:span></text:p>
      <text:p text:style-name="P591"><text:span text:style-name="T249">-O True if FILE exists and is owned by the effective user ID.</text:span></text:p>
      <text:p text:style-name="P591"><text:span text:style-name="T249">-G True if FILE exists and is owned by the effective group ID.</text:span></text:p>
      <text:p text:style-name="P591"><text:span text:style-name="T249">-L True if FILE exists and is a symbolic link.</text:span></text:p>
      <text:p text:style-name="P591"><text:span text:style-name="T249">-N True if FILE exists and has been modified since it was last read.</text:span></text:p>
      <text:p text:style-name="P591"><text:span text:style-name="T249">-S True if FILE exists and is a socket.</text:span></text:p>
      <text:p text:style-name="P590"><text:span text:style-name="T249"/></text:p>
      <text:h text:style-name="Heading_20_2" text:outline-level="2"><text:bookmark text:name="zfn01"/><text:alphabetical-index-mark-start text:id="IMark106945016"/>Math Functions<text:alphabetical-index-mark-end text:id="IMark106945016"/> </text:h>
      <text:p text:style-name="Standard"/>
      <text:p text:style-name="Standard">The following C/C++ math functions are available in M2. Their arguments and return values are the same as the correspondingly named <text:s/>C++ functions. </text:p>
      <text:h text:style-name="Heading_20_3" text:outline-level="3"><text:alphabetical-index-mark-start text:id="IMark107882120"/>$zabs<text:alphabetical-index-mark-end text:id="IMark107882120"/>(arg) <text:span text:style-name="T129">absolute value</text:span></text:h>
      <text:p text:style-name="P416">Function returns the <text:alphabetical-index-mark-start text:id="IMark108208920"/>absolute value<text:alphabetical-index-mark-end text:id="IMark108208920"/> of its numeric argument. </text:p>
      <text:h text:style-name="Heading_20_3" text:outline-level="3"><text:alphabetical-index-mark-start text:id="IMark107722296"/><text:span text:style-name="T4">$zacos</text:span><text:alphabetical-index-mark-end text:id="IMark107722296"/><text:span text:style-name="T4">(arg)</text:span> <text:alphabetical-index-mark-start text:id="IMark109717112"/><text:span text:style-name="T129">arc cosine</text:span><text:alphabetical-index-mark-end text:id="IMark109717112"/></text:h>
      <text:p text:style-name="P443">Computes the inverse cosine (arc cosine) of the input value. Arguments must be in the range -1 to 1. </text:p>
      <text:h text:style-name="P658" text:outline-level="3"><text:alphabetical-index-mark-start text:id="IMark110023896"/>$zasin<text:alphabetical-index-mark-end text:id="IMark110023896"/>(arg) <text:alphabetical-index-mark-start text:id="IMark107895432"/><text:span text:style-name="T136">Arc sine</text:span><text:alphabetical-index-mark-end text:id="IMark107895432"/></text:h>
      <text:p text:style-name="P443">Computes the inverse sine (arc sine) of the argument <text:span text:style-name="T4">arg</text:span>. Arguments must be in the range -1 to 1. </text:p>
      <text:h text:style-name="P658" text:outline-level="3"><text:alphabetical-index-mark-start text:id="IMark107879048"/>$atan<text:alphabetical-index-mark-end text:id="IMark107879048"/>(arg) <text:alphabetical-index-mark-start text:id="IMark108199048"/><text:span text:style-name="T136">Arc tangent</text:span><text:alphabetical-index-mark-end text:id="IMark108199048"/><text:span text:style-name="T136"> </text:span></text:h>
      <text:p text:style-name="P99">Computes the inverse tangent (arc tangent) of the input value.</text:p>
      <text:h text:style-name="Heading_20_3" text:outline-level="3"><text:alphabetical-index-mark-start text:id="IMark107249864"/><text:span text:style-name="T4">$zcos</text:span><text:alphabetical-index-mark-end text:id="IMark107249864"/><text:span text:style-name="T4">(arg)</text:span> <text:alphabetical-index-mark-start text:id="IMark109102984"/><text:span text:style-name="T136">Cosine</text:span><text:alphabetical-index-mark-end text:id="IMark109102984"/></text:h>
      <text:p text:style-name="Standard">Computes the cosine of the argument <text:span text:style-name="T4">arg</text:span>. Angles are specified in <text:alphabetical-index-mark-start text:id="IMark108074312"/>radians<text:alphabetical-index-mark-end text:id="IMark108074312"/>. </text:p>
      <text:h text:style-name="Heading_20_3" text:outline-level="3"><text:alphabetical-index-mark-start text:id="IMark107676840"/>$zexp<text:alphabetical-index-mark-end text:id="IMark107676840"/>(arg) <text:alphabetical-index-mark-start text:id="IMark109945528"/><text:span text:style-name="T134">E</text:span><text:span text:style-name="T129">xponential</text:span><text:alphabetical-index-mark-end text:id="IMark109945528"/></text:h>
      <text:p text:style-name="Standard"><text:span text:style-name="T129">C</text:span>alculates the <text:alphabetical-index-mark-start text:id="IMark109949672"/>exponential<text:alphabetical-index-mark-end text:id="IMark109949672"/> of <text:span text:style-name="T4">arg</text:span>, that is,<text:span text:style-name="T4"> </text:span><text:span text:style-name="T123">e</text:span><text:span text:style-name="T32"> </text:span><text:span text:style-name="T249">raised</text:span> to the power <text:span text:style-name="T32">arg</text:span> (where <text:span text:style-name="T123">e</text:span> is the base of the natural system of <text:alphabetical-index-mark-start text:id="IMark106945016"/>logarithms<text:alphabetical-index-mark-end text:id="IMark106945016"/>, approximately 2.71828). </text:p>
      <text:h text:style-name="P659" text:outline-level="3"><text:alphabetical-index-mark-start text:id="IMark108208920"/>$zexp2(arg)<text:alphabetical-index-mark-end text:id="IMark108208920"/> <text:alphabetical-index-mark-start text:id="IMark107172440"/><text:span text:style-name="T134">E</text:span><text:span text:style-name="T129">xponential base 2</text:span><text:alphabetical-index-mark-end text:id="IMark107172440"/></text:h>
      <text:p text:style-name="Standard"><text:span text:style-name="T132">Calculates </text:span><text:span text:style-name="T206">2 raised</text:span><text:span text:style-name="T132"> to the power </text:span><text:span text:style-name="T110">arg</text:span><text:span text:style-name="T132">. </text:span></text:p>
      <text:h text:style-name="P660" text:outline-level="3"><text:soft-page-break/><text:alphabetical-index-mark-start text:id="IMark107895432"/>$zexp10<text:alphabetical-index-mark-end text:id="IMark107895432"/>(arg) <text:alphabetical-index-mark-start text:id="IMark108553384"/><text:span text:style-name="T134">Exponential base 10</text:span><text:alphabetical-index-mark-end text:id="IMark108553384"/></text:h>
      <text:p text:style-name="Standard"><text:span text:style-name="T132">Calculates 10</text:span><text:span text:style-name="T206"> raised</text:span><text:span text:style-name="T132"> to the power </text:span><text:span text:style-name="T110">arg</text:span><text:span text:style-name="T132">. </text:span></text:p>
      <text:h text:style-name="Heading_20_3" text:outline-level="3"><text:alphabetical-index-mark-start text:id="IMark107210824"/>$zlog<text:alphabetical-index-mark-end text:id="IMark107210824"/>(arg) <text:alphabetical-index-mark-start text:id="IMark108530888"/><text:span text:style-name="T134">N</text:span><text:span text:style-name="T129">atural log</text:span><text:alphabetical-index-mark-end text:id="IMark108530888"/></text:h>
      <text:p text:style-name="Standard">Returns the <text:alphabetical-index-mark-start text:id="IMark108097512"/>natural<text:alphabetical-index-mark-start text:id="IMark109102984"/> logarithm<text:alphabetical-index-mark-end text:id="IMark109102984"/><text:alphabetical-index-mark-end text:id="IMark108097512"/> of <text:span text:style-name="T4">arg</text:span>, that is, its logarithm base <text:span text:style-name="T123">e</text:span> (where e is the base of the natural system of logarithms, 2.71828...). </text:p>
      <text:h text:style-name="P661" text:outline-level="3"><text:alphabetical-index-mark-start text:id="IMark109945144"/>$zlog2<text:alphabetical-index-mark-end text:id="IMark109945144"/>(arg) <text:alphabetical-index-mark-start text:id="IMark109945528"/><text:span text:style-name="T134">B</text:span><text:span text:style-name="T129">as</text:span><text:span text:style-name="T134">e</text:span><text:span text:style-name="T129"> 2 log</text:span><text:alphabetical-index-mark-end text:id="IMark109945528"/></text:h>
      <text:p text:style-name="P96"><text:span text:style-name="T133">R</text:span><text:span text:style-name="T129">eturns the base 2 logarithm of </text:span><text:span text:style-name="T123">arg</text:span><text:span text:style-name="T193">.</text:span></text:p>
      <text:h text:style-name="Heading_20_3" text:outline-level="3"><text:alphabetical-index-mark-start text:id="IMark109717112"/>$zlog10<text:alphabetical-index-mark-end text:id="IMark109717112"/>(arg) <text:alphabetical-index-mark-start text:id="IMark108204168"/><text:span text:style-name="T134">B</text:span><text:span text:style-name="T129">ase 10 log</text:span><text:alphabetical-index-mark-end text:id="IMark108204168"/></text:h>
      <text:p text:style-name="Standard">Returns the base 10 <text:alphabetical-index-mark-start text:id="IMark107072072"/>logarithm<text:alphabetical-index-mark-end text:id="IMark107072072"/> of <text:span text:style-name="T4">arg</text:span>. </text:p>
      <text:h text:style-name="Heading_20_3" text:outline-level="3"><text:alphabetical-index-mark-start text:id="IMark108303336"/>$zpow<text:alphabetical-index-mark-end text:id="IMark108303336"/>(arg1,arg2) <text:alphabetical-index-mark-start text:id="IMark107881704"/><text:span text:style-name="T136">P</text:span><text:span text:style-name="T129">ower function</text:span><text:alphabetical-index-mark-end text:id="IMark107881704"/></text:h>
      <text:p text:style-name="P399">Calculates <text:span text:style-name="T4">arg1</text:span> raised to the <text:alphabetical-index-mark-start text:id="IMark109950056"/>exponent<text:alphabetical-index-mark-end text:id="IMark109950056"/> <text:span text:style-name="T4">arg2</text:span>. </text:p>
      <text:h text:style-name="Heading_20_3" text:outline-level="3"><text:alphabetical-index-mark-start text:id="IMark107676840"/><text:alphabetical-index-mark-start text:id="IMark108533544"/>$z<text:alphabetical-index-mark-end text:id="IMark108533544"/>sqrt<text:alphabetical-index-mark-end text:id="IMark107676840"/>(<text:span text:style-name="T31">arg</text:span>) <text:alphabetical-index-mark-start text:id="IMark108923064"/><text:span text:style-name="T134">S</text:span><text:span text:style-name="T129">quare root</text:span><text:alphabetical-index-mark-end text:id="IMark108923064"/></text:h>
      <text:p text:style-name="P399"><text:span text:style-name="T413">Function returns the </text:span><text:alphabetical-index-mark-start text:id="IMark107882120"/><text:span text:style-name="T413">square root</text:span><text:alphabetical-index-mark-end text:id="IMark107882120"/><text:span text:style-name="T413"> of its numeric argument.</text:span></text:p>
      <text:h text:style-name="Heading_20_3" text:outline-level="3"><text:alphabetical-index-mark-start text:id="IMark108232264"/>$zsin<text:alphabetical-index-mark-end text:id="IMark108232264"/>(arg) <text:alphabetical-index-mark-start text:id="IMark107172440"/><text:span text:style-name="T134">S</text:span><text:span text:style-name="T129">ine function</text:span><text:alphabetical-index-mark-end text:id="IMark107172440"/></text:h>
      <text:p text:style-name="P399">Computes the <text:alphabetical-index-mark-start text:id="IMark109933112"/>sine<text:alphabetical-index-mark-end text:id="IMark109933112"/> of the argument <text:span text:style-name="T4">arg</text:span>. Angles are specified in radians. </text:p>
      <text:h text:style-name="Heading_20_3" text:outline-level="3"><text:alphabetical-index-mark-start text:id="IMark107879048"/>$ztan<text:alphabetical-index-mark-end text:id="IMark107879048"/>(arg) <text:alphabetical-index-mark-start text:id="IMark108199048"/><text:span text:style-name="T135">T</text:span><text:span text:style-name="T129">angent function</text:span><text:alphabetical-index-mark-end text:id="IMark108199048"/></text:h>
      <text:p text:style-name="P399">Computes the <text:alphabetical-index-mark-start text:id="IMark107249864"/>tangent<text:alphabetical-index-mark-end text:id="IMark107249864"/> of <text:span text:style-name="T4">arg</text:span>. </text:p>
      <text:h text:style-name="Heading_20_2" text:outline-level="2"><text:alphabetical-index-mark-start text:id="IMark109950056"/>Date functions<text:alphabetical-index-mark-end text:id="IMark109950056"/></text:h>
      <text:h text:style-name="Heading_20_3" text:outline-level="3"><text:alphabetical-index-mark-start text:id="IMark107718184"/>$zdate<text:alphabetical-index-mark-end text:id="IMark107718184"/>(or $zd ) <text:span text:style-name="T129">formatted</text:span> <text:span text:style-name="T129">date string</text:span></text:h>
      <text:p text:style-name="P416">Function returns the system date and time in standard system printable format. This includes: day of week, month, day of month, time (hour:minute:second), and year (4 digits). </text:p>
      <text:h text:style-name="Heading_20_3" text:outline-level="3"><text:alphabetical-index-mark-start text:id="IMark109214632"/>$zd1<text:alphabetical-index-mark-end text:id="IMark109214632"/> <text:span text:style-name="T129">numeric internal date</text:span></text:h>
      <text:p text:style-name="P399"><text:span text:style-name="T413">Returns the number of seconds since </text:span><text:alphabetical-index-mark-start text:id="IMark107722296"/><text:span text:style-name="T413">January 1, 1970</text:span><text:alphabetical-index-mark-end text:id="IMark107722296"/><text:span text:style-name="T413"> - a standard used in Linux. This number may be used to accurately correlate events.</text:span></text:p>
      <text:h text:style-name="Heading_20_3" text:outline-level="3"><text:alphabetical-index-mark-start text:id="IMark108204168"/><text:span text:style-name="T4">$zd2</text:span><text:alphabetical-index-mark-end text:id="IMark108204168"/><text:span text:style-name="T4">(</text:span><text:span text:style-name="T128">InternalDate</text:span><text:span text:style-name="T129">)</text:span> <text:span text:style-name="T129">date conversion</text:span></text:h>
      <text:p text:style-name="P399"><text:span text:style-name="T413">Translates the </text:span><text:alphabetical-index-mark-start text:id="IMark108199048"/><text:span text:style-name="T413">Linux time</text:span><text:alphabetical-index-mark-end text:id="IMark108199048"/><text:span text:style-name="T413"> from $ZD1 into standard system printable format. The argument is a Linux format time value. </text:span></text:p>
      <text:h text:style-name="Heading_20_3" text:outline-level="3"><text:alphabetical-index-mark-start text:id="IMark108201560"/>$zd3<text:alphabetical-index-mark-end text:id="IMark108201560"/>(<text:span text:style-name="T31">Year,Month,Day</text:span>) <text:span text:style-name="T129">Julian date</text:span></text:h>
      <text:p text:style-name="P399"><text:span text:style-name="T413">Returns the day of the year (</text:span><text:alphabetical-index-mark-start text:id="IMark108533544"/><text:span text:style-name="T413">Julian date</text:span><text:alphabetical-index-mark-end text:id="IMark108533544"/><text:span text:style-name="T413">) for the </text:span><text:alphabetical-index-mark-start text:id="IMark107676840"/><text:span text:style-name="T413">Gregorian date</text:span><text:alphabetical-index-mark-end text:id="IMark107676840"/><text:span text:style-name="T413"> argument.</text:span></text:p>
      <text:h text:style-name="Heading_20_3" text:outline-level="3"><text:alphabetical-index-mark-start text:id="IMark107882120"/>$zd4<text:alphabetical-index-mark-end text:id="IMark107882120"/>(<text:span text:style-name="T31">Year,DayOfYear</text:span>) <text:span text:style-name="T129">Julian to </text:span><text:alphabetical-index-mark-start text:id="IMark108208920"/><text:span text:style-name="T129">Gregorian</text:span><text:alphabetical-index-mark-end text:id="IMark108208920"/></text:h>
      <text:p text:style-name="P399"><text:span text:style-name="T411">R</text:span><text:span text:style-name="T413">eturns the Gregorian date for the </text:span><text:alphabetical-index-mark-start text:id="IMark109606424"/><text:span text:style-name="T413">Julian date</text:span><text:alphabetical-index-mark-end text:id="IMark109606424"/><text:span text:style-name="T413"> argument. </text:span></text:p>
      <text:h text:style-name="Heading_20_3" text:outline-level="3"><text:alphabetical-index-mark-start text:id="IMark108272216"/>$zd5<text:alphabetical-index-mark-end text:id="IMark108272216"/>(<text:span text:style-name="T31">Year, Month, Day</text:span>) <text:span text:style-name="T129">comma listed date</text:span></text:h>
      <text:p text:style-name="P416">Returns a string consisting of the year, a comma, the day of year, and the number of days since Sunday (Monday is 1). </text:p>
      <text:h text:style-name="Heading_20_3" text:outline-level="3"><text:alphabetical-index-mark-start text:id="IMark108097512"/><text:span text:style-name="T4">$zd6</text:span><text:alphabetical-index-mark-end text:id="IMark108097512"/><text:span text:style-name="T3"> </text:span><text:span text:style-name="T129">hour:minute</text:span></text:h>
      <text:p text:style-name="P416">Returns a string consisting of the hour, a colon, and the minute.</text:p>
      <text:h text:style-name="Heading_20_3" text:outline-level="3"><text:soft-page-break/><text:alphabetical-index-mark-start text:id="IMark109945144"/>$zd7 <text:alphabetical-index-mark-end text:id="IMark109945144"/><text:s/><text:span text:style-name="T129">hyphenated date</text:span></text:h>
      <text:p text:style-name="P416">Returns a string consisting of the year, hyphen, month, hyphen, and day of month. If an argument is given in the form of the number of seconds since Jan 1, 1970, the result returned will reflect the argument date.</text:p>
      <text:h text:style-name="Heading_20_3" text:outline-level="3"><text:alphabetical-index-mark-start text:id="IMark108533544"/>$zd8<text:alphabetical-index-mark-end text:id="IMark108533544"/> <text:span text:style-name="T129">hyphenated date with time</text:span></text:h>
      <text:p text:style-name="P416">Returns a string consisting of the year, hyphen, month, hyphen, and day of month, comma, and time in HH:MM format. If an argument is given in the form of the number of seconds since Jan 1, 1970, the result returned will reflect the argument date. </text:p>
      <text:h text:style-name="Heading_20_2" text:outline-level="2">Special Purpose Functions</text:h>
      <text:p text:style-name="P416">The following special purpose functions are available:</text:p>
      <text:h text:style-name="Heading_20_3" text:outline-level="3"><text:alphabetical-index-mark-start text:id="IMark107882120"/>$zb<text:alphabetical-index-mark-end text:id="IMark107882120"/>(arg) <text:span text:style-name="T129"><text:s/>r</text:span><text:span text:style-name="T411">emove blanks</text:span></text:h>
      <text:p text:style-name="Standard">Function returns a string in which all leading blanks have been removed and all <text:alphabetical-index-mark-start text:id="IMark109266536"/>multiple blanks<text:alphabetical-index-mark-end text:id="IMark109266536"/> have been replaced by single <text:alphabetical-index-mark-start text:id="IMark110184552"/>blanks<text:alphabetical-index-mark-end text:id="IMark110184552"/>. See also <text:span text:style-name="T4">$zNoBlanks()</text:span><text:span text:style-name="T129">.</text:span><text:span text:style-name="T4"> </text:span><text:span text:style-name="T129">Figure </text:span><text:span text:style-name="T129"><text:sequence-ref text:reference-format="value" text:ref-name="refIllustration17">18</text:sequence-ref></text:span><text:span text:style-name="T129"> gives examples.</text:span></text:p>
      <text:p text:style-name="Standard"/>
      <text:list xml:id="list9117033824000370794" text:style-name="L15">
        <text:list-item>
          <text:p text:style-name="P689"><text:s/>#!/usr/bin/mumps</text:p>
        </text:list-item>
        <text:list-item>
          <text:p text:style-name="P689"><text:s text:c="2"/>set a=" <text:s text:c="2"/>abc <text:s text:c="2"/>xyz <text:s text:c="4"/>123 <text:s text:c="3"/>"</text:p>
        </text:list-item>
        <text:list-item>
          <text:p text:style-name="P689"><text:s text:c="2"/>write $zb(a),"***",!</text:p>
        </text:list-item>
      </text:list>
      <text:p text:style-name="P243"/>
      <text:p text:style-name="P243">output:</text:p>
      <text:p text:style-name="P243"/>
      <text:p text:style-name="P243">abc xyz 123 ***</text:p>
      <text:p text:style-name="P243"/>
      <text:p text:style-name="P244">Figure <text:sequence text:ref-name="refIllustration17" text:name="Illustration" text:formula="ooow:Illustration+1" style:num-format="1">18</text:sequence> $Zb() <text:span text:style-name="T672">E</text:span>xamples</text:p>
      <text:h text:style-name="Heading_20_3" text:outline-level="3"><text:alphabetical-index-mark-start text:id="IMark108582648"/>$zchdir<text:alphabetical-index-mark-end text:id="IMark108582648"/>(directory_path) <text:span text:style-name="T129">change directory</text:span></text:h>
      <text:p text:style-name="P416">Function changes the current directory to the path specified. If the operation succeeds, a zero is returned. If it fails, -1 is returned.</text:p>
      <text:h text:style-name="Heading_20_3" text:outline-level="3"><text:alphabetical-index-mark-start text:id="IMark108201944"/>$zCurrentFile<text:alphabetical-index-mark-end text:id="IMark108201944"/> Current Mumps File</text:h>
      <text:p text:style-name="Standard">Returns the name of the currently executing Mumps program file (if any) ar blank.</text:p>
      <text:p text:style-name="P416"/>
      <text:h text:style-name="Heading_20_3" text:outline-level="3"><text:alphabetical-index-mark-start text:id="IMark110178696"/><text:alphabetical-index-mark-start text:id="IMark107882120"/>$z<text:alphabetical-index-mark-end text:id="IMark107882120"/>dump<text:alphabetical-index-mark-end text:id="IMark110178696"/>[(filename)] <text:span text:style-name="T129">dump global arrays</text:span></text:h>
      <text:p text:style-name="Text_20_body">Function <text:alphabetical-index-mark-start text:id="IMark108232264"/>dump<text:alphabetical-index-mark-end text:id="IMark108232264"/>s the globals to a sequential ASCII file in the current directory. If an argument is given, it is taken as the name of the file to which the globals will be written. If the argument is omitted, a file name is constructed from the system date of the form <text:span text:style-name="T3">number.dmp</text:span> where <text:span text:style-name="T3">number</text:span> is the value of the C++ <text:alphabetical-index-mark-start text:id="IMark110184552"/><text:span text:style-name="T3">time()</text:span> <text:alphabetical-index-mark-end text:id="IMark110184552"/>function at the time of the dump. </text:p>
      <text:p text:style-name="Text_20_body">The dump file is a pure <text:alphabetical-index-mark-start text:id="IMark107163960"/>ASCII<text:alphabetical-index-mark-end text:id="IMark107163960"/> text file. Each entry in the global array is represented by two lines. The first line is the global array reference and the second line is the store value. In the global array reference, parentheses and commas are replaced by the "~" character. <text:bookmark text:name="zfn05a"/>Thus, if you wish to use this facility, you may not include the <text:span text:style-name="T129">"~" character in a global array index. </text:span></text:p>
      <text:p text:style-name="P399"><text:span text:style-name="T411">The function </text:span><text:alphabetical-index-mark-start text:id="IMark108553384"/><text:alphabetical-index-mark-start text:id="IMark108204168"/><text:span text:style-name="T420">$z</text:span><text:alphabetical-index-mark-end text:id="IMark108204168"/><text:span text:style-name="T420">restore</text:span><text:alphabetical-index-mark-end text:id="IMark108553384"/><text:span text:style-name="T420">()</text:span><text:span text:style-name="T411"> reloads the global arrays from a dump file (see below).</text:span></text:p>
      <text:p text:style-name="P419"/>
      <text:p text:style-name="P418">$zdump<text:span text:style-name="T129"> and </text:span>$zrestore<text:span text:style-name="T129"> do not work when PostgreSQL is used for the global array store.</text:span></text:p>
      <text:h text:style-name="Heading_20_3" text:outline-level="3"><text:alphabetical-index-mark-start text:id="IMark109102984"/>$zrestore[<text:alphabetical-index-mark-end text:id="IMark109102984"/>(arg)] <text:span text:style-name="T129">restore globals</text:span></text:h>
      <text:p text:style-name="P399"><text:span text:style-name="T413">Function </text:span><text:alphabetical-index-mark-start text:id="IMark108201560"/><text:span text:style-name="T413">restore</text:span><text:alphabetical-index-mark-end text:id="IMark108201560"/><text:span text:style-name="T413">s the globals from a </text:span><text:alphabetical-index-mark-start text:id="IMark109945144"/><text:span text:style-name="T413">dump file</text:span><text:alphabetical-index-mark-end text:id="IMark109945144"/><text:span text:style-name="T413"> produced by </text:span><text:alphabetical-index-mark-start text:id="IMark108412952"/><text:alphabetical-index-mark-start text:id="IMark107718184"/><text:span text:style-name="T420">$z</text:span><text:alphabetical-index-mark-end text:id="IMark107718184"/><text:span text:style-name="T420">dump</text:span><text:alphabetical-index-mark-end text:id="IMark108412952"/><text:span text:style-name="T411">. If an argument is given, it is taken as the name of the dump file otherwise, the default name </text:span><text:span text:style-name="T422">dump </text:span><text:span text:style-name="T411">is used.</text:span><text:span text:style-name="T413"> </text:span></text:p>
      <text:p text:style-name="P416"/>
      <text:p text:style-name="P416"><text:span text:style-name="T4">$zdump</text:span><text:span text:style-name="T129"> and </text:span><text:span text:style-name="T4">$zrestore</text:span><text:span text:style-name="T129"> do not work when PostgreSQL is used for the global array store.</text:span></text:p>
      <text:h text:style-name="Heading_20_3" text:outline-level="3"><text:alphabetical-index-mark-start text:id="IMark107172440"/>$zfile<text:alphabetical-index-mark-end text:id="IMark107172440"/>(<text:span text:style-name="T31">arg</text:span>) <text:span text:style-name="T129">file exists test</text:span></text:h>
      <text:p text:style-name="P399"><text:span text:style-name="T413">Function returns a zero or one indicating if the </text:span><text:alphabetical-index-mark-start text:id="IMark107895432"/><text:span text:style-name="T413">file</text:span><text:alphabetical-index-mark-end text:id="IMark107895432"/><text:span text:style-name="T413"> given as the argument exists.</text:span></text:p>
      <text:h text:style-name="Heading_20_3" text:outline-level="3"><text:soft-page-break/><text:alphabetical-index-mark-start text:id="IMark108205656"/><text:span text:style-name="T4">$zflush</text:span><text:alphabetical-index-mark-end text:id="IMark108205656"/><text:span text:style-name="T4"> </text:span><text:span text:style-name="T129">flush Btree buffers</text:span></text:h>
      <text:p text:style-name="P416">Function flushes all modified native global array handler <text:alphabetical-index-mark-start text:id="IMark108199048"/>buffers<text:alphabetical-index-mark-end text:id="IMark108199048"/> to disk. The function should only be used with the native globals. After flushing, all updates to the <text:alphabetical-index-mark-start text:id="IMark108097512"/>btree<text:alphabetical-index-mark-end text:id="IMark108097512"/> file system have been committed. In cases where the internal buffers are very large, this function may take several seconds to execute. The function returns the empty string. Flushing the buffers is a precaution against system failure which would otherwise result in corruption of the global arrays.</text:p>
      <text:h text:style-name="Heading_20_3" text:outline-level="3"><text:alphabetical-index-mark-start text:id="IMark110134888"/>$zgetenv(<text:span text:style-name="T32">arg</text:span>)<text:alphabetical-index-mark-end text:id="IMark110134888"/> <text:span text:style-name="T129">get environment variable</text:span></text:h>
      <text:p text:style-name="P416">Returns the contents of the environment variable specified as <text:span text:style-name="T32">arg</text:span><text:span text:style-name="T249"> or the empty string if the variable is not found.</text:span></text:p>
      <text:h text:style-name="Heading_20_3" text:outline-level="3"><text:alphabetical-index-mark-start text:id="IMark107726920"/><text:alphabetical-index-mark text:string-value="$zhtml"/><text:alphabetical-index-mark text:string-value="HTML"/>$zhtml<text:alphabetical-index-mark-end text:id="IMark107726920"/>(<text:span text:style-name="T31">arg</text:span>) <text:span text:style-name="T129">encode HTML string</text:span></text:h>
      <text:p text:style-name="P399"><text:span text:style-name="T413">Function encodes its argument in the form necessary to be a </text:span><text:alphabetical-index-mark-start text:id="IMark108573048"/><text:span text:style-name="T413">cgi-bin</text:span><text:alphabetical-index-mark-end text:id="IMark108573048"/><text:span text:style-name="T413"> parameter. That is, alphabetics remain unchanged, blanks become plus signs and all other characters become hexadecimal values, preceded by a percent sign. </text:span></text:p>
      <text:p text:style-name="P416"/>
      <text:h text:style-name="Heading_20_3" text:outline-level="3"><text:alphabetical-index-mark-start text:id="IMark109933112"/>$zhit<text:alphabetical-index-mark-end text:id="IMark109933112"/> <text:span text:style-name="T129">global array cache hit ratio</text:span></text:h>
      <text:p text:style-name="P399"><text:span text:style-name="T413">Function calculates and returns the native global array </text:span><text:alphabetical-index-mark-start text:id="IMark107895432"/><text:span text:style-name="T413">cache hit ratio</text:span><text:alphabetical-index-mark-end text:id="IMark107895432"/><text:span text:style-name="T413">. This number ranges between zero and one. A value of one indicates all requests were satisfied from the cache while a value of zero indicates no requests were satisfied from the cache. Calling this function resets the hit ratio to zero. A higher value for the hit ratio indicates better database performance.</text:span></text:p>
      <text:h text:style-name="Heading_20_3" text:outline-level="3"><text:alphabetical-index-mark-start text:id="IMark107881704"/>$zlower<text:alphabetical-index-mark-end text:id="IMark107881704"/>(string) <text:span text:style-name="T129">convert to lower case</text:span></text:h>
      <text:p text:style-name="P416">Function returns the input string with alphabetics converted to lower case. </text:p>
      <text:h text:style-name="Heading_20_3" text:outline-level="3"><text:alphabetical-index-mark-start text:id="IMark109950056"/>$znormal<text:alphabetical-index-mark-end text:id="IMark109950056"/>(<text:span text:style-name="T31">arg1</text:span>[,arg2]) <text:span text:style-name="T129">word normalization</text:span></text:h>
      <text:p text:style-name="P399"><text:span text:style-name="T411">F</text:span><text:span text:style-name="T413">unction converts the word passed as argument 1 to lower case and removes any embedded punctuation. If a second argument is given, the word is truncated to the length specified by this argument. If no second argument is given, words are truncated to 25 characters if their length exceeds 25 characters.</text:span></text:p>
      <text:h text:style-name="Heading_20_3" text:outline-level="3"><text:alphabetical-index-mark-start text:id="IMark107676840"/>$zNoBlanks(<text:span text:style-name="T249">arg</text:span><text:span text:style-name="T32">)</text:span><text:alphabetical-index-mark-end text:id="IMark107676840"/><text:span text:style-name="T32"> </text:span><text:span text:style-name="T193">remove all </text:span><text:alphabetical-index-mark-start text:id="IMark107726920"/><text:span text:style-name="T193">blanks</text:span><text:alphabetical-index-mark-end text:id="IMark107726920"/></text:h>
      <text:p text:style-name="P14">Returns <text:span text:style-name="T123">arg </text:span><text:span text:style-name="T129">with all blanks removed. See also: </text:span><text:span text:style-name="T4">$zb</text:span><text:span text:style-name="T129">.</text:span><text:span text:style-name="T4"> </text:span></text:p>
      <text:h text:style-name="Heading_20_3" text:outline-level="3"><text:alphabetical-index-mark-start text:id="IMark107163960"/><text:alphabetical-index-mark-start text:id="IMark110184552"/>$zp<text:alphabetical-index-mark-end text:id="IMark110184552"/>ad<text:alphabetical-index-mark-end text:id="IMark107163960"/>(<text:span text:style-name="T249">arg1,arg2</text:span>) <text:span text:style-name="T129">left justify with padding</text:span></text:h>
      <text:p text:style-name="P399"><text:span text:style-name="T413">Function </text:span><text:alphabetical-index-mark-start text:id="IMark107722296"/><text:span text:style-name="T413">left justifies</text:span><text:alphabetical-index-mark-end text:id="IMark107722296"/><text:span text:style-name="T413"> the first argument in a string whose length is given by the second argument, </text:span><text:alphabetical-index-mark-start text:id="IMark108272216"/><text:span text:style-name="T413">padding</text:span><text:alphabetical-index-mark-end text:id="IMark108272216"/><text:span text:style-name="T413"> to the right with blanks.</text:span></text:p>
      <text:h text:style-name="Heading_20_3" text:outline-level="3"><text:alphabetical-index-mark-start text:id="IMark108205656"/><text:span text:style-name="T4">$zseek</text:span><text:alphabetical-index-mark-end text:id="IMark108205656"/><text:span text:style-name="T4">(</text:span><text:span text:style-name="T178">arg</text:span><text:span text:style-name="T4">)</text:span> </text:h>
      <text:p text:style-name="Standard">Function takes one argument (a positive integer) which is a byte offset in the currently active (use) file. The command moves the <text:alphabetical-index-mark-start text:id="IMark109102984"/>file pointer<text:alphabetical-index-mark-end text:id="IMark109102984"/> to that location in the file. <text:s/><text:span text:style-name="T4">$zseek()</text:span><text:span text:style-name="T129"> may only be used on files opened with </text:span><text:span text:style-name="T4">old </text:span><text:span text:style-name="T129">attribute. Figure </text:span><text:span text:style-name="T129"><text:sequence-ref text:reference-format="value" text:ref-name="refIllustration18">19</text:sequence-ref></text:span><text:span text:style-name="T129"> gives examples.</text:span></text:p>
      <text:p text:style-name="P78"/>
      <text:list xml:id="list5306148856627097710" text:style-name="L16">
        <text:list-item>
          <text:p text:style-name="P697"><text:s text:c="2"/>#!/usr/bin/mumps</text:p>
        </text:list-item>
        <text:list-item>
          <text:p text:style-name="P697"><text:s text:c="3"/>open 1:"tdb,new"</text:p>
        </text:list-item>
        <text:list-item>
          <text:p text:style-name="P697"><text:s text:c="3"/>for j=1:1:1000 do</text:p>
        </text:list-item>
        <text:list-item>
          <text:p text:style-name="P697"><text:s text:c="3"/>. use 1</text:p>
        </text:list-item>
        <text:list-item>
          <text:p text:style-name="P697"><text:s text:c="3"/>. set i=$ztell</text:p>
        </text:list-item>
        <text:list-item>
          <text:p text:style-name="P697"><text:s text:c="3"/>. set ^a(j)=i</text:p>
        </text:list-item>
        <text:list-item>
          <text:p text:style-name="P697"><text:s text:c="3"/>. write "**** ",j,!</text:p>
        </text:list-item>
        <text:list-item>
          <text:p text:style-name="P697"/>
        </text:list-item>
        <text:list-item>
          <text:p text:style-name="P697"><text:s text:c="3"/>close 1</text:p>
        </text:list-item>
        <text:list-item>
          <text:p text:style-name="P697"><text:s text:c="2"/>open 1:"tdb,old"</text:p>
        </text:list-item>
        <text:list-item>
          <text:p text:style-name="P697"><text:s text:c="2"/>for j="":$order(^a(j)):"" do</text:p>
        </text:list-item>
        <text:list-item>
          <text:p text:style-name="P697"><text:s text:c="2"/>. use 1</text:p>
        </text:list-item>
        <text:list-item>
          <text:p text:style-name="P697"><text:s text:c="2"/>. set i=$zseek(^a(j))</text:p>
        </text:list-item>
        <text:list-item>
          <text:p text:style-name="P697"><text:s text:c="2"/>. read a</text:p>
        </text:list-item>
        <text:list-item>
          <text:p text:style-name="P697"><text:soft-page-break/><text:s text:c="2"/>. use 5</text:p>
        </text:list-item>
        <text:list-item>
          <text:p text:style-name="P697"><text:s text:c="2"/>. write a,!</text:p>
        </text:list-item>
      </text:list>
      <text:p text:style-name="P289"/>
      <text:p text:style-name="P289">output:</text:p>
      <text:p text:style-name="P289"/>
      <text:p text:style-name="P289">**** 1</text:p>
      <text:p text:style-name="P289">**** 10</text:p>
      <text:p text:style-name="P289">**** 100</text:p>
      <text:p text:style-name="P289">**** 1000</text:p>
      <text:p text:style-name="P289">**** 101</text:p>
      <text:p text:style-name="P289">**** 102</text:p>
      <text:p text:style-name="P289">**** 103</text:p>
      <text:p text:style-name="P289">**** 104</text:p>
      <text:p text:style-name="P289">**** 105</text:p>
      <text:p text:style-name="P289">**** 106</text:p>
      <text:p text:style-name="P289">**** 107</text:p>
      <text:p text:style-name="P289">**** 108</text:p>
      <text:p text:style-name="P289">**** 109</text:p>
      <text:p text:style-name="P289">**** 11</text:p>
      <text:p text:style-name="P289">**** 110</text:p>
      <text:p text:style-name="P289">**** 111</text:p>
      <text:p text:style-name="P289">...</text:p>
      <text:p text:style-name="P290"><text:span text:style-name="T129">Figure </text:span><text:span text:style-name="T129"><text:sequence text:ref-name="refIllustration18" text:name="Illustration" text:formula="ooow:Illustration+1" style:num-format="1">19</text:sequence></text:span><text:span text:style-name="T129"> $Zseek() </text:span><text:span text:style-name="T140">E</text:span><text:span text:style-name="T129">xamples</text:span></text:p>
      <text:h text:style-name="Heading_20_3" text:outline-level="3"><text:alphabetical-index-mark-start text:id="IMark109949672"/>$zsrand<text:alphabetical-index-mark-end text:id="IMark109949672"/>(<text:span text:style-name="T249">arg</text:span>)</text:h>
      <text:p text:style-name="Text_20_body">Seed the <text:alphabetical-index-mark-start text:id="IMark107718184"/>random number generator<text:alphabetical-index-mark-end text:id="IMark107718184"/>. The value passed as the argument will <text:alphabetical-index-mark-start text:id="IMark108201944"/>seed<text:alphabetical-index-mark-end text:id="IMark108201944"/> the internal random number generator. If the random number generator is re-seeded with the same seed, the sequence of random numbers produced by <text:alphabetical-index-mark-start text:id="IMark107676840"/><text:span text:style-name="T4">$random</text:span><text:alphabetical-index-mark-end text:id="IMark107676840"/><text:span text:style-name="T129"> will be the same. The value passed must be a positive integer.</text:span></text:p>
      <text:h text:style-name="P665" text:outline-level="3"><text:alphabetical-index-mark-start text:id="IMark110229688"/>$zstem<text:alphabetical-index-mark-end text:id="IMark110229688"/>(<text:span text:style-name="T249">arg</text:span>) </text:h>
      <text:p text:style-name="P388"/>
      <text:p text:style-name="P416">Returns an word English <text:alphabetical-index-mark-start text:id="IMark109266536"/>word stem<text:alphabetical-index-mark-end text:id="IMark109266536"/> of the argument. This function attempts to remove common endings from words and return a root stem.</text:p>
      <text:h text:style-name="Heading_20_3" text:outline-level="3"><text:alphabetical-index-mark-start text:id="IMark107163960"/>$zsystem<text:alphabetical-index-mark-end text:id="IMark107163960"/>(<text:span text:style-name="T249">arg</text:span>) </text:h>
      <text:p text:style-name="P399"><text:span text:style-name="T413">Executes "arg" in a system shell. Returns -1 (fork failed) or the return code of the execution of the argument. See also the </text:span><text:alphabetical-index-mark-start text:id="IMark107172440"/><text:span text:style-name="T420">shell</text:span><text:alphabetical-index-mark-end text:id="IMark107172440"/><text:span text:style-name="T420"> </text:span><text:span text:style-name="T411">command.</text:span></text:p>
      <text:h text:style-name="Heading_20_3" text:outline-level="3"><text:alphabetical-index-mark-start text:id="IMark107879048"/>$ztell<text:alphabetical-index-mark-end text:id="IMark107879048"/> </text:h>
      <text:p text:style-name="P399"><text:span text:style-name="T413">Function returns the byte </text:span><text:alphabetical-index-mark-start text:id="IMark107307944"/><text:span text:style-name="T413">offset</text:span><text:alphabetical-index-mark-end text:id="IMark107307944"/><text:span text:style-name="T413"> in the currently open file. Similar to the C++ </text:span><text:alphabetical-index-mark-start text:id="IMark108303336"/><text:span text:style-name="T420">ftello</text:span><text:alphabetical-index-mark-end text:id="IMark108303336"/><text:span text:style-name="T413"> function. Note: The offset returned is for the file most recently made the default i/o file by the </text:span><text:span text:style-name="T422">use</text:span><text:span text:style-name="T413"> command. </text:span><text:span text:style-name="T420">$ztell</text:span><text:span text:style-name="T411"> may be used on either a file opened as </text:span><text:span text:style-name="T420">new,</text:span><text:span text:style-name="T411"> </text:span><text:span text:style-name="T420">old</text:span><text:span text:style-name="T411"> or </text:span><text:span text:style-name="T420">append</text:span><text:span text:style-name="T411">.</text:span><text:span text:style-name="T420"> </text:span><text:span text:style-name="T411">(See example under </text:span><text:alphabetical-index-mark-start text:id="IMark107210824"/><text:span text:style-name="T420">$zseek</text:span><text:alphabetical-index-mark-end text:id="IMark107210824"/><text:span text:style-name="T411"> above)</text:span></text:p>
      <text:h text:style-name="Heading_20_3" text:outline-level="3"><text:alphabetical-index-mark-start text:id="IMark107676840"/>$zu<text:alphabetical-index-mark-end text:id="IMark107676840"/>(<text:span text:style-name="T249">expression</text:span>) </text:h>
      <text:p text:style-name="P416">Function returns 1 if the expression is numeric, 0 otherwise. </text:p>
      <text:h text:style-name="Heading_20_3" text:outline-level="3"><text:alphabetical-index-mark-start text:id="IMark110178696"/><text:span text:style-name="T4">$zwi</text:span><text:alphabetical-index-mark-end text:id="IMark110178696"/><text:span text:style-name="T4">(</text:span><text:span text:style-name="T178">arg</text:span><text:span text:style-name="T4">)</text:span><text:span text:style-name="T3"> </text:span></text:h>
      <text:p text:style-name="Standard"><text:span text:style-name="T129">F</text:span>unction loads an <text:alphabetical-index-mark-start text:id="IMark110184552"/>internal buffer<text:alphabetical-index-mark-end text:id="IMark110184552"/> with the string given as the argument. The alphabetic characters of the argument are converted to lower case. The contents of this buffer are returned by the <text:alphabetical-index-mark-start text:id="IMark110023896"/><text:span text:style-name="T4">$zwn</text:span><text:alphabetical-index-mark-end text:id="IMark110023896"/> and <text:alphabetical-index-mark-start text:id="IMark109606424"/><text:span text:style-name="T4">$zwp</text:span><text:alphabetical-index-mark-end text:id="IMark109606424"/> functions. <text:s/>Figure <text:sequence-ref text:reference-format="value" text:ref-name="refIllustration19">20</text:sequence-ref> gives examples.</text:p>
      <text:h text:style-name="Heading_20_3" text:outline-level="3"><text:alphabetical-index-mark-start text:id="IMark108205656"/><text:span text:style-name="T413">$zwn</text:span><text:alphabetical-index-mark-end text:id="IMark108205656"/><text:span text:style-name="T413"> </text:span><text:span text:style-name="T411">extract words from buffer</text:span></text:h>
      <text:p text:style-name="P416">Function returns successive words from the internal <text:alphabetical-index-mark-start text:id="IMark108097512"/>buffer<text:alphabetical-index-mark-end text:id="IMark108097512"/> delimited by blanks. When no more words remain, it returns an empty string (string of length zero). Returned words are converted to lower case. See <text:span text:style-name="T4">$zwi</text:span><text:span text:style-name="T129">.</text:span></text:p>
      <text:h text:style-name="Heading_20_3" text:outline-level="3"><text:soft-page-break/><text:alphabetical-index-mark-start text:id="IMark108074312"/><text:span text:style-name="T413">$zwp</text:span><text:alphabetical-index-mark-end text:id="IMark108074312"/><text:span text:style-name="T413"> extract words from buffer</text:span></text:h>
      <text:p text:style-name="P416"><text:span text:style-name="T129">Function returns successive words from an </text:span><text:alphabetical-index-mark-start text:id="IMark109945528"/><text:span text:style-name="T129">internal buffer</text:span><text:alphabetical-index-mark-end text:id="IMark109945528"/><text:span text:style-name="T129"> delimited by blanks and punctuation characters. When no more words remain, it returns an empty string (string of length 0). Returned words are converted to lower case. See </text:span><text:span text:style-name="T4">$zwi</text:span><text:span text:style-name="T129">.</text:span></text:p>
      <text:h text:style-name="Heading_20_3" text:outline-level="3"><text:alphabetical-index-mark-start text:id="IMark107882120"/><text:alphabetical-index-mark-start text:id="IMark110229688"/>$zws<text:alphabetical-index-mark-end text:id="IMark110229688"/>(string) <text:alphabetical-index-mark-end text:id="IMark107882120"/><text:s/><text:span text:style-name="T129">initialize internal buffer</text:span></text:h>
      <text:p text:style-name="P399"><text:span text:style-name="T411">Initializes the parse buffer but does not convert "string" to lower case as is the case with </text:span><text:span text:style-name="T423">$zwi</text:span></text:p>
      <text:p text:style-name="Standard"/>
      <text:list xml:id="list6969212926558336835" text:style-name="L17">
        <text:list-item>
          <text:p text:style-name="P715"><text:span text:style-name="Teletype"><text:span text:style-name="T467"><text:s/>#!/usr/bin/mumps <text:s text:c="4"/></text:span></text:span></text:p>
        </text:list-item>
        <text:list-item>
          <text:p text:style-name="P715"><text:span text:style-name="Teletype"><text:span text:style-name="T467"><text:s text:c="2"/>set i="now, is the time, for all good"</text:span></text:span></text:p>
        </text:list-item>
        <text:list-item>
          <text:p text:style-name="P715"><text:span text:style-name="Teletype"><text:span text:style-name="T467"><text:s text:c="2"/>set %=$zwi(i)</text:span></text:span></text:p>
        </text:list-item>
        <text:list-item>
          <text:p text:style-name="P715"><text:span text:style-name="Teletype"><text:span text:style-name="T467"><text:s text:c="2"/>for w=$zwp write w,!</text:span></text:span></text:p>
        </text:list-item>
        <text:list-item>
          <text:p text:style-name="P715"><text:span text:style-name="Teletype"><text:span text:style-name="T467"><text:s text:c="2"/>write "-------",!</text:span></text:span></text:p>
        </text:list-item>
        <text:list-item>
          <text:p text:style-name="P715"><text:span text:style-name="Teletype"><text:span text:style-name="T467"><text:s text:c="2"/>set %=$zwi(i)</text:span></text:span></text:p>
        </text:list-item>
        <text:list-item>
          <text:p text:style-name="P715"><text:span text:style-name="Teletype"><text:span text:style-name="T467"><text:s text:c="2"/>for w=$zwn write w,!</text:span></text:span></text:p>
        </text:list-item>
      </text:list>
      <text:p text:style-name="P438"><text:span text:style-name="Teletype"><text:span text:style-name="T467"/></text:span></text:p>
      <text:p text:style-name="P193"><text:span text:style-name="Teletype"><text:span text:style-name="T466">output:</text:span></text:span></text:p>
      <text:p text:style-name="P205"/>
      <text:p text:style-name="P193"><text:span text:style-name="Teletype"><text:span text:style-name="T467"><text:s text:c="5"/>now</text:span></text:span></text:p>
      <text:p text:style-name="P193"><text:span text:style-name="Teletype"><text:span text:style-name="T467"><text:s text:c="5"/>,</text:span></text:span></text:p>
      <text:p text:style-name="P193"><text:span text:style-name="Teletype"><text:span text:style-name="T467"><text:s text:c="5"/>is</text:span></text:span></text:p>
      <text:p text:style-name="P193"><text:span text:style-name="Teletype"><text:span text:style-name="T467"><text:s text:c="5"/>the</text:span></text:span></text:p>
      <text:p text:style-name="P193"><text:span text:style-name="Teletype"><text:span text:style-name="T467"><text:s text:c="5"/>time</text:span></text:span></text:p>
      <text:p text:style-name="P193"><text:span text:style-name="Teletype"><text:span text:style-name="T467"><text:s text:c="5"/>,</text:span></text:span></text:p>
      <text:p text:style-name="P193"><text:span text:style-name="Teletype"><text:span text:style-name="T467"><text:s text:c="5"/>for</text:span></text:span></text:p>
      <text:p text:style-name="P193"><text:span text:style-name="Teletype"><text:span text:style-name="T467"><text:s text:c="5"/>all</text:span></text:span></text:p>
      <text:p text:style-name="P193"><text:span text:style-name="Teletype"><text:span text:style-name="T467"><text:s text:c="5"/>good</text:span></text:span></text:p>
      <text:p text:style-name="P193"><text:span text:style-name="Teletype"><text:span text:style-name="T467"><text:s text:c="5"/>-------</text:span></text:span></text:p>
      <text:p text:style-name="P193"><text:span text:style-name="Teletype"><text:span text:style-name="T467"><text:s text:c="5"/>now,</text:span></text:span></text:p>
      <text:p text:style-name="P193"><text:span text:style-name="Teletype"><text:span text:style-name="T467"><text:s text:c="5"/>is</text:span></text:span></text:p>
      <text:p text:style-name="P193"><text:span text:style-name="Teletype"><text:span text:style-name="T467"><text:s text:c="5"/>the</text:span></text:span></text:p>
      <text:p text:style-name="P193"><text:span text:style-name="Teletype"><text:span text:style-name="T467"><text:s text:c="5"/>time,</text:span></text:span></text:p>
      <text:p text:style-name="P193"><text:span text:style-name="Teletype"><text:span text:style-name="T467"><text:s text:c="5"/>for</text:span></text:span></text:p>
      <text:p text:style-name="P193"><text:span text:style-name="Teletype"><text:span text:style-name="T467"><text:s text:c="5"/>all</text:span></text:span></text:p>
      <text:p text:style-name="P193"><text:span text:style-name="Teletype"><text:span text:style-name="T467"><text:s text:c="5"/>good</text:span></text:span></text:p>
      <text:p text:style-name="P193"/>
      <text:p text:style-name="P284">Figure <text:sequence text:ref-name="refIllustration19" text:name="Illustration" text:formula="ooow:Illustration+1" style:num-format="1">20</text:sequence> $Zwi() <text:span text:style-name="T672">E</text:span>xamples</text:p>
      <text:h text:style-name="Heading_20_3" text:outline-level="3"><text:alphabetical-index-mark-start text:id="IMark108074312"/>Scan Functions<text:alphabetical-index-mark-end text:id="IMark108074312"/></text:h>
      <text:h text:style-name="Heading_20_5" text:outline-level="5"><text:s/><text:alphabetical-index-mark-start text:id="IMark109949672"/>$zzScan<text:alphabetical-index-mark-end text:id="IMark109949672"/></text:h>
      <text:h text:style-name="Heading_20_5" text:outline-level="5"><text:s/><text:alphabetical-index-mark-start text:id="IMark109945144"/>$zzScanAlnum<text:alphabetical-index-mark-end text:id="IMark109945144"/></text:h>
      <text:h text:style-name="Heading_20_5" text:outline-level="5"><text:s/><text:alphabetical-index-mark-start text:id="IMark107210824"/>$zzInput(var)<text:alphabetical-index-mark-end text:id="IMark107210824"/></text:h>
      <text:p text:style-name="P392"/>
      <text:p text:style-name="Text_20_body">The functions return the next word in the current input stream delimited by white space. Words are restricted to a maximum length of 1023. Successive calls return successive words. When there are no more input words, an empty string is returned and <text:alphabetical-index-mark-start text:id="IMark108097896"/><text:span text:style-name="T178">$test</text:span><text:alphabetical-index-mark-end text:id="IMark108097896"/><text:span text:style-name="T178"> </text:span>is set to <text:span text:style-name="T32">false</text:span>. </text:p>
      <text:p text:style-name="Text_20_body">If only part of a line is scanned as a result of these functions, a subsequent <text:span text:style-name="T4">read</text:span> command will begin at the white space following the last word returned.</text:p>
      <text:p text:style-name="Standard">If scanning input from <text:alphabetical-index-mark-start text:id="IMark110178696"/>stdin<text:alphabetical-index-mark-end text:id="IMark110178696"/> (i/o unit 5), you may signal end of file <text:span text:style-name="T560">with</text:span> a <text:span text:style-name="T32">control-d</text:span> on a separate line by itself. This will result terminate the scan and <text:alphabetical-index-mark-start text:id="IMark108573048"/><text:span text:style-name="T4">$test</text:span><text:alphabetical-index-mark-end text:id="IMark108573048"/> will be set to false.</text:p>
      <text:p text:style-name="P496"/>
      <text:p text:style-name="Text_20_body"><text:span text:style-name="T4">$zzScan</text:span> returns all words delimited by whitespace with no conversion. Words may contain any <text:span text:style-name="T31">printable</text:span> ASCII character.</text:p>
      <text:p text:style-name="Text_20_body"><text:span text:style-name="T4">$zzScanAlnum</text:span> processes words before returning them according to the following rules:</text:p>
      <text:list xml:id="list6809997470479905673" text:style-name="L18">
        <text:list-item>
          <text:p text:style-name="P629"><text:soft-page-break/>Special characters at the beginning of a word are ignored.</text:p>
        </text:list-item>
        <text:list-item>
          <text:p text:style-name="P629">Words beginning with digits are not returned. If a word begins with one or more special characters followed by a digit, it is not returned.</text:p>
        </text:list-item>
        <text:list-item>
          <text:p text:style-name="P629">Words shorter than 3 characters or longer than 25 characters are not returned. <text:s/></text:p>
        </text:list-item>
        <text:list-item>
          <text:p text:style-name="P629">Words are converted to all lower case characters.</text:p>
        </text:list-item>
        <text:list-item>
          <text:p text:style-name="P637">If a word contains embedded special characters, it is treated as a delimiter. </text:p>
        </text:list-item>
      </text:list>
      <text:p text:style-name="Standard"/>
      <text:p text:style-name="Standard">Both functions will advance to additional lines as needed. If a word exceeds 1023 bytes, the results are undefined. <text:s/>See Figure <text:sequence-ref text:reference-format="value" text:ref-name="refIllustration20">21</text:sequence-ref> for an example.</text:p>
      <text:p text:style-name="Standard"/>
      <text:p text:style-name="P193"><text:span text:style-name="Teletype"><text:span text:style-name="T466">for the input line:</text:span></text:span></text:p>
      <text:p text:style-name="P205"/>
      <text:p text:style-name="P193"><text:span text:style-name="Teletype"><text:span text:style-name="T466">now -- __ ?? !@#$%^&amp;*()_+= IS 2for the time for</text:span></text:span></text:p>
      <text:p text:style-name="P193"><text:span text:style-name="Teletype"><text:span text:style-name="T466"/></text:span></text:p>
      <text:p text:style-name="P193"><text:span text:style-name="Teletype"><text:span text:style-name="T467"/></text:span></text:p>
      <text:p text:style-name="P193"><text:span text:style-name="Teletype"><text:span text:style-name="T467"><text:tab/>for <text:s/>set i=$zzScan quit:'$test <text:s/>write i,!</text:span></text:span></text:p>
      <text:p text:style-name="P205"/>
      <text:p text:style-name="P193"><text:span text:style-name="Teletype"><text:span text:style-name="T466">output:</text:span></text:span></text:p>
      <text:p text:style-name="P205"/>
      <text:p text:style-name="P193"><text:span text:style-name="Teletype"><text:span text:style-name="T467"><text:tab/>now</text:span></text:span></text:p>
      <text:p text:style-name="P193"><text:span text:style-name="Teletype"><text:span text:style-name="T467"><text:tab/>--</text:span></text:span></text:p>
      <text:p text:style-name="P193"><text:span text:style-name="Teletype"><text:span text:style-name="T467"><text:tab/>__</text:span></text:span></text:p>
      <text:p text:style-name="P193"><text:span text:style-name="Teletype"><text:span text:style-name="T467"><text:tab/>??</text:span></text:span></text:p>
      <text:p text:style-name="P193"><text:span text:style-name="Teletype"><text:span text:style-name="T467"><text:tab/>!@#$%^&amp;*()_+=</text:span></text:span></text:p>
      <text:p text:style-name="P193"><text:span text:style-name="Teletype"><text:span text:style-name="T467"><text:tab/>IS</text:span></text:span></text:p>
      <text:p text:style-name="P193"><text:span text:style-name="Teletype"><text:span text:style-name="T467"><text:tab/>2for</text:span></text:span></text:p>
      <text:p text:style-name="P193"><text:span text:style-name="Teletype"><text:span text:style-name="T467"><text:tab/>the</text:span></text:span></text:p>
      <text:p text:style-name="P193"><text:span text:style-name="Teletype"><text:span text:style-name="T467"><text:tab/>time</text:span></text:span></text:p>
      <text:p text:style-name="P193"><text:span text:style-name="Teletype"><text:span text:style-name="T466"><text:tab/></text:span></text:span><text:span text:style-name="Teletype"><text:span text:style-name="T461">for</text:span></text:span></text:p>
      <text:p text:style-name="P193"><text:span text:style-name="Teletype"><text:span text:style-name="T467"><text:s text:c="4"/></text:span></text:span></text:p>
      <text:p text:style-name="P193"><text:span text:style-name="Teletype"><text:span text:style-name="T467"><text:tab/>for <text:s/>set i=$zzScanAlnum quit:'$test <text:s/>write i,!</text:span></text:span></text:p>
      <text:p text:style-name="P205"/>
      <text:p text:style-name="P193"><text:span text:style-name="Teletype"><text:span text:style-name="T466">output:</text:span></text:span></text:p>
      <text:p text:style-name="P205"/>
      <text:p text:style-name="P193"><text:span text:style-name="Teletype"><text:span text:style-name="T467"><text:tab/>now</text:span></text:span></text:p>
      <text:p text:style-name="P193"><text:span text:style-name="Teletype"><text:span text:style-name="T467"><text:tab/>the</text:span></text:span></text:p>
      <text:p text:style-name="P193"><text:span text:style-name="Teletype"><text:span text:style-name="T467"><text:tab/>time</text:span></text:span></text:p>
      <text:p text:style-name="P193"><text:span text:style-name="Teletype"><text:span text:style-name="T466"><text:tab/></text:span></text:span><text:span text:style-name="Teletype"><text:span text:style-name="T461">for</text:span></text:span></text:p>
      <text:p text:style-name="P193"><text:span text:style-name="Teletype"><text:span text:style-name="T466"/></text:span></text:p>
      <text:p text:style-name="P193"><text:span text:style-name="Teletype"><text:span text:style-name="T466"/></text:span></text:p>
      <text:p text:style-name="P193"><text:span text:style-name="Teletype"><text:span text:style-name="T467"><text:tab/>for i=$zzScanAlnum do</text:span></text:span></text:p>
      <text:p text:style-name="P193"><text:span text:style-name="Teletype"><text:span text:style-name="T467"><text:tab/> . write i,!</text:span></text:span></text:p>
      <text:p text:style-name="P205"/>
      <text:p text:style-name="P193"><text:span text:style-name="Teletype"><text:span text:style-name="T466">output:</text:span></text:span></text:p>
      <text:p text:style-name="P205"/>
      <text:p text:style-name="P193"><text:span text:style-name="Teletype"><text:span text:style-name="T467"><text:tab/>now</text:span></text:span></text:p>
      <text:p text:style-name="P193"><text:span text:style-name="Teletype"><text:span text:style-name="T467"><text:tab/>the</text:span></text:span></text:p>
      <text:p text:style-name="P193"><text:span text:style-name="Teletype"><text:span text:style-name="T466"><text:tab/>time</text:span></text:span></text:p>
      <text:p text:style-name="P193"><text:span text:style-name="Teletype"><text:span text:style-name="T466"/></text:span></text:p>
      <text:p text:style-name="P284"><text:span text:style-name="Teletype"><text:span text:style-name="T461">Figure </text:span></text:span><text:span text:style-name="Teletype"><text:span text:style-name="T461"><text:sequence text:ref-name="refIllustration20" text:name="Illustration" text:formula="ooow:Illustration+1" style:num-format="1">21</text:sequence></text:span></text:span><text:span text:style-name="Teletype"><text:span text:style-name="T461"> Scan </text:span></text:span><text:span text:style-name="Teletype"><text:span text:style-name="T462">F</text:span></text:span><text:span text:style-name="Teletype"><text:span text:style-name="T461">unctions </text:span></text:span><text:span text:style-name="Teletype"><text:span text:style-name="T462">E</text:span></text:span><text:span text:style-name="Teletype"><text:span text:style-name="T461">xamples</text:span></text:span></text:p>
      <text:p text:style-name="Standard"/>
      <text:p text:style-name="P39"><text:alphabetical-index-mark-start text:id="IMark108097512"/>$zzInput(var)<text:alphabetical-index-mark-end text:id="IMark108097512"/> <text:span text:style-name="T129">reads an entire input line, converts all characters to lower case, separates the words, removes punctuation (as defined by the C </text:span><text:span text:style-name="T107">ispunct()</text:span><text:span text:style-name="T193"> function </text:span><text:span text:style-name="T194">except hyphen</text:span><text:span text:style-name="T196">)</text:span><text:span text:style-name="T194">, </text:span><text:span text:style-name="T129">and stores the words into a numerically indexed array whose name is the </text:span><text:span text:style-name="T130">value</text:span><text:span text:style-name="T129"> of the variable or constant passed as the argument. The function returns the number of elements in the array. A return of zero indicates no input was obtained (end of file). As the array created </text:span><text:span text:style-name="T130">by the function </text:span><text:span text:style-name="T129">could be </text:span><text:span text:style-name="T130">quite </text:span><text:span text:style-name="T129">large, you should probably </text:span><text:span text:style-name="T249">kill </text:span><text:span text:style-name="T196">it</text:span><text:span text:style-name="T193"> when no </text:span><text:span text:style-name="T196">it is </text:span><text:span text:style-name="T193">longer needed. The maximum line length permitted is twice the system parameter </text:span><text:span text:style-name="T107">MAX_STR </text:span><text:span text:style-name="T193">(9,000 bytes </text:span><text:span text:style-name="T196">by default</text:span><text:span text:style-name="T193">).</text:span></text:p>
      <text:h text:style-name="Heading_20_2" text:outline-level="2"><text:soft-page-break/><text:alphabetical-index-mark-start text:id="IMark107676840"/>Vector and Matrix Functions<text:alphabetical-index-mark-end text:id="IMark107676840"/></text:h>
      <text:h text:style-name="Heading_20_3" text:outline-level="3"><text:s/><text:alphabetical-index-mark-start text:id="IMark109214632"/>$zzAvg<text:alphabetical-index-mark-end text:id="IMark109214632"/>(vector)</text:h>
      <text:p text:style-name="Text_20_body">Computes and returns the average of the numeric values in the vector. For example, see Figure <text:sequence-ref text:reference-format="value" text:ref-name="refIllustration21">22</text:sequence-ref>.</text:p>
      <text:list xml:id="list4209380849257414790" text:style-name="L19">
        <text:list-item>
          <text:p text:style-name="P698"><text:span text:style-name="Teletype"><text:span text:style-name="T467"><text:s/>#!/usr/bin/mumps</text:span></text:span></text:p>
        </text:list-item>
        <text:list-item>
          <text:p text:style-name="P698"><text:span text:style-name="Teletype"><text:span text:style-name="T467"><text:s text:c="2"/>for i=1:1:10 set ^a(99,i)=i</text:span></text:span></text:p>
        </text:list-item>
        <text:list-item>
          <text:p text:style-name="P698"><text:span text:style-name="Teletype"><text:span text:style-name="T467"><text:s text:c="2"/>set i=$zzAvg(^a(99))</text:span></text:span></text:p>
        </text:list-item>
        <text:list-item>
          <text:p text:style-name="P698"><text:span text:style-name="Teletype"><text:span text:style-name="T467"><text:s text:c="2"/>write "average=",i,!</text:span></text:span></text:p>
        </text:list-item>
      </text:list>
      <text:p text:style-name="P193"><text:span text:style-name="Teletype"><text:span text:style-name="T467"/></text:span></text:p>
      <text:p text:style-name="P284"><text:span text:style-name="Teletype"><text:span text:style-name="T467">Figure </text:span></text:span><text:span text:style-name="Teletype"><text:span text:style-name="T467"><text:sequence text:ref-name="refIllustration21" text:name="Illustration" text:formula="ooow:Illustration+1" style:num-format="1">22</text:sequence></text:span></text:span><text:span text:style-name="Teletype"><text:span text:style-name="T467"> $zzAvg() </text:span></text:span><text:span text:style-name="Teletype"><text:span text:style-name="T468">E</text:span></text:span><text:span text:style-name="Teletype"><text:span text:style-name="T467">xample</text:span></text:span></text:p>
      <text:p text:style-name="P51"/>
      <text:p text:style-name="Standard">The above writes 5.5 </text:p>
      <text:h text:style-name="Heading_20_3" text:outline-level="3"><text:s/><text:alphabetical-index-mark-start text:id="IMark108199048"/>$zz<text:alphabetical-index-mark-end text:id="IMark108199048"/>Centroid(gblMatrix,gblRef)</text:h>
      <text:p text:style-name="Text_20_body">A centroid vector <text:span text:style-name="T31">gblRef</text:span> is calculated for the invoking two dimensional global array <text:span text:style-name="T31">gblMatrix</text:span>. The centroid vector is the average value for each for each column of the matrix. Any previous contents of the global array named to receive the <text:alphabetical-index-mark-start text:id="IMark108530888"/>centroid vector<text:alphabetical-index-mark-end text:id="IMark108530888"/> are lost. The global array <text:span text:style-name="T31">gblMatrix</text:span> must contain at least two dimensions. See Figure <text:sequence-ref text:reference-format="value" text:ref-name="refIllustration22">23</text:sequence-ref> for an example. The matrix must be a top level global array.</text:p>
      <text:list xml:id="list9212253091332158633" text:style-name="L20">
        <text:list-item>
          <text:p text:style-name="P716"><text:span text:style-name="Teletype"><text:span text:style-name="T467"><text:s/>#!/usr/bin/mumps</text:span></text:span></text:p>
        </text:list-item>
        <text:list-item>
          <text:p text:style-name="P716"><text:span text:style-name="Teletype"><text:span text:style-name="T467"><text:s text:c="2"/>for i=0:1:10 do</text:span></text:span></text:p>
        </text:list-item>
        <text:list-item>
          <text:p text:style-name="P716"><text:span text:style-name="Teletype"><text:span text:style-name="T467"><text:s text:c="2"/>. for j=1:1:10 do</text:span></text:span></text:p>
        </text:list-item>
        <text:list-item>
          <text:p text:style-name="P716"><text:span text:style-name="Teletype"><text:span text:style-name="T467"><text:s text:c="2"/>.. set ^A(i,j)=5</text:span></text:span></text:p>
        </text:list-item>
        <text:list-item>
          <text:p text:style-name="P716"><text:span text:style-name="Teletype"><text:span text:style-name="T467"><text:s text:c="2"/>set %=$zzCentroid(^A,^B)</text:span></text:span></text:p>
        </text:list-item>
        <text:list-item>
          <text:p text:style-name="P716"><text:span text:style-name="Teletype"><text:span text:style-name="T467"><text:s text:c="2"/>for i=1:1:10 write ^B(i),!</text:span></text:span></text:p>
        </text:list-item>
      </text:list>
      <text:p text:style-name="P438"><text:span text:style-name="Teletype"><text:span text:style-name="T467"/></text:span></text:p>
      <text:p text:style-name="P438"><text:span text:style-name="Teletype"><text:span text:style-name="T466">output:</text:span></text:span></text:p>
      <text:p text:style-name="P440"/>
      <text:p text:style-name="P438"><text:span text:style-name="Teletype"><text:span text:style-name="T467">5</text:span></text:span></text:p>
      <text:p text:style-name="P438"><text:span text:style-name="Teletype"><text:span text:style-name="T467">5</text:span></text:span></text:p>
      <text:p text:style-name="P438"><text:span text:style-name="Teletype"><text:span text:style-name="T467">5</text:span></text:span></text:p>
      <text:p text:style-name="P438"><text:span text:style-name="Teletype"><text:span text:style-name="T467">5</text:span></text:span></text:p>
      <text:p text:style-name="P438"><text:span text:style-name="Teletype"><text:span text:style-name="T467">5</text:span></text:span></text:p>
      <text:p text:style-name="P438"><text:span text:style-name="Teletype"><text:span text:style-name="T467">5</text:span></text:span></text:p>
      <text:p text:style-name="P438"><text:span text:style-name="Teletype"><text:span text:style-name="T467">5</text:span></text:span></text:p>
      <text:p text:style-name="P438"><text:span text:style-name="Teletype"><text:span text:style-name="T467">5</text:span></text:span></text:p>
      <text:p text:style-name="P438"><text:span text:style-name="Teletype"><text:span text:style-name="T467">5</text:span></text:span></text:p>
      <text:p text:style-name="P193"><text:span text:style-name="Teletype"><text:span text:style-name="T467">5</text:span></text:span></text:p>
      <text:p text:style-name="P193"/>
      <text:p text:style-name="P284">Figure <text:sequence text:ref-name="refIllustration22" text:name="Illustration" text:formula="ooow:Illustration+1" style:num-format="1">23</text:sequence> $zzCentroid() <text:span text:style-name="T672">E</text:span>xample</text:p>
      <text:h text:style-name="Heading_20_3" text:outline-level="3"><text:s/><text:alphabetical-index-mark-start text:id="IMark108074312"/>$zzCount<text:alphabetical-index-mark-end text:id="IMark108074312"/>(gblVector)</text:h>
      <text:p text:style-name="Standard">Co<text:span text:style-name="T825">unts</text:span> the number of <text:span text:style-name="T825">nodes that contain a </text:span>value in the <text:span text:style-name="T825">global array reference </text:span>and any descendants. For example, <text:span text:style-name="T825">see Figure </text:span><text:span text:style-name="T825"><text:sequence-ref text:reference-format="value" text:ref-name="refIllustration16">17</text:sequence-ref></text:span><text:span text:style-name="T825">.</text:span> </text:p>
      <text:p text:style-name="Standard"/>
      <text:list xml:id="list2970675687587762598" text:style-name="L21">
        <text:list-item>
          <text:p text:style-name="P699"><text:span text:style-name="Teletype"><text:span text:style-name="T467"><text:s/>#!/usr/bin/mumps</text:span></text:span></text:p>
        </text:list-item>
        <text:list-item>
          <text:p text:style-name="P699"><text:span text:style-name="Teletype"><text:span text:style-name="T467"><text:s text:c="2"/>kill ^a</text:span></text:span></text:p>
        </text:list-item>
        <text:list-item>
          <text:p text:style-name="P699"><text:span text:style-name="Teletype"><text:span text:style-name="T467"><text:s text:c="2"/>for i=1:1:10 set ^a(99,i)=i</text:span></text:span></text:p>
        </text:list-item>
        <text:list-item>
          <text:p text:style-name="P699"><text:span text:style-name="Teletype"><text:span text:style-name="T467"><text:s text:c="2"/>set i=$zzCount(^a(99))</text:span></text:span></text:p>
        </text:list-item>
        <text:list-item>
          <text:p text:style-name="P699"><text:span text:style-name="Teletype"><text:span text:style-name="T467"><text:s text:c="2"/>write "count=",i,!</text:span></text:span></text:p>
        </text:list-item>
      </text:list>
      <text:p text:style-name="P193"/>
      <text:p text:style-name="P193"><text:span text:style-name="Teletype"><text:span text:style-name="T471">writes: </text:span></text:span><text:span text:style-name="Teletype"><text:span text:style-name="T474">count=</text:span></text:span><text:span text:style-name="Teletype"><text:span text:style-name="T471">10</text:span></text:span></text:p>
      <text:p text:style-name="P205"/>
      <text:p text:style-name="P206">Figure <text:sequence text:ref-name="refIllustration23" text:name="Illustration" text:formula="ooow:Illustration+1" style:num-format="1">24</text:sequence> $zzCount() <text:span text:style-name="T672">E</text:span>xample</text:p>
      <text:p text:style-name="P419"/>
      <text:h text:style-name="Heading_20_3" text:outline-level="3"><text:soft-page-break/><text:s/><text:alphabetical-index-mark-start text:id="IMark108303336"/>$zzMax<text:alphabetical-index-mark-end text:id="IMark108303336"/>(gbl)</text:h>
      <text:p text:style-name="Standard"><text:span text:style-name="T413">Computes and returns the maximum numeric value in the vector and any descendants. See Figure </text:span><text:span text:style-name="T413"><text:sequence-ref text:reference-format="value" text:ref-name="refIllustration24">25</text:sequence-ref></text:span><text:span text:style-name="T413"> for an example.</text:span></text:p>
      <text:p text:style-name="P387"/>
      <text:list xml:id="list2993693698799172419" text:style-name="L22">
        <text:list-item>
          <text:p text:style-name="P700"><text:span text:style-name="Teletype"><text:span text:style-name="T467"><text:s/>#!/usr/bin/mumps</text:span></text:span></text:p>
        </text:list-item>
        <text:list-item text:start-value="1">
          <text:p text:style-name="P700"><text:span text:style-name="Teletype"><text:span text:style-name="T467"><text:s text:c="2"/>for i=1:1:10 set ^a(99,i)=i</text:span></text:span></text:p>
        </text:list-item>
        <text:list-item>
          <text:p text:style-name="P700"><text:span text:style-name="Teletype"><text:span text:style-name="T467"><text:s text:c="2"/>set i=$zzMax(^a(99))</text:span></text:span></text:p>
        </text:list-item>
        <text:list-item>
          <text:p text:style-name="P700"><text:span text:style-name="Teletype"><text:span text:style-name="T467"><text:s text:c="2"/>write "max=",i,!</text:span></text:span></text:p>
        </text:list-item>
      </text:list>
      <text:p text:style-name="P193"><text:span text:style-name="Teletype"><text:span text:style-name="T467"/></text:span></text:p>
      <text:p text:style-name="P193"><text:span text:style-name="Teletype"><text:span text:style-name="T466">output:</text:span></text:span></text:p>
      <text:p text:style-name="P193"><text:span text:style-name="Teletype"><text:span text:style-name="T466"/></text:span></text:p>
      <text:p text:style-name="P193"><text:span text:style-name="Teletype"><text:span text:style-name="T467">10</text:span></text:span></text:p>
      <text:p text:style-name="P205"/>
      <text:p text:style-name="P206">Figure <text:sequence text:ref-name="refIllustration24" text:name="Illustration" text:formula="ooow:Illustration+1" style:num-format="1">25</text:sequence> $zzMax() <text:span text:style-name="T672">E</text:span>xample</text:p>
      <text:p text:style-name="P416"/>
      <text:p text:style-name="P416">The above writes the largest value stored in the vector.</text:p>
      <text:h text:style-name="Heading_20_3" text:outline-level="3"><text:s/><text:alphabetical-index-mark-start text:id="IMark107210824"/>$zzMin<text:alphabetical-index-mark-end text:id="IMark107210824"/>(gbl)</text:h>
      <text:p text:style-name="P399"><text:span text:style-name="T413">Returns the minimum numeric value stored in the vector and any descendants. See Figure </text:span><text:span text:style-name="T413"><text:sequence-ref text:reference-format="value" text:ref-name="refIllustration25">26</text:sequence-ref></text:span><text:span text:style-name="T413"> for an example.</text:span></text:p>
      <text:p text:style-name="P416"/>
      <text:list xml:id="list6819409953360672703" text:style-name="L23">
        <text:list-item>
          <text:p text:style-name="P701"><text:span text:style-name="Teletype"><text:span text:style-name="T467"><text:s/>#/usr/bin/mumps</text:span></text:span></text:p>
        </text:list-item>
        <text:list-item>
          <text:p text:style-name="P701"><text:span text:style-name="Teletype"><text:span text:style-name="T467"><text:s text:c="2"/>for i=1:1:10 set ^a(99,i)=i*2</text:span></text:span></text:p>
        </text:list-item>
        <text:list-item>
          <text:p text:style-name="P701"><text:span text:style-name="Teletype"><text:span text:style-name="T467"><text:s text:c="2"/>set i=$zzMin(^a(99))</text:span></text:span></text:p>
        </text:list-item>
        <text:list-item>
          <text:p text:style-name="P701"><text:span text:style-name="Teletype"><text:span text:style-name="T467"><text:s text:c="2"/>write "min=",i,!</text:span></text:span></text:p>
        </text:list-item>
      </text:list>
      <text:p text:style-name="P193"><text:span text:style-name="Teletype"><text:span text:style-name="T467"/></text:span></text:p>
      <text:p text:style-name="P193"><text:span text:style-name="Teletype"><text:span text:style-name="T466">output:</text:span></text:span></text:p>
      <text:p text:style-name="P193"><text:span text:style-name="Teletype"><text:span text:style-name="T467"/></text:span></text:p>
      <text:p text:style-name="P193"><text:span text:style-name="Teletype"><text:span text:style-name="T467">2</text:span></text:span></text:p>
      <text:p text:style-name="P205"/>
      <text:p text:style-name="P206">Figure <text:sequence text:ref-name="refIllustration25" text:name="Illustration" text:formula="ooow:Illustration+1" style:num-format="1">26</text:sequence> $zzMin() <text:span text:style-name="T672">E</text:span>xample</text:p>
      <text:h text:style-name="Heading_20_3" text:outline-level="3"><text:s/><text:alphabetical-index-mark-start text:id="IMark108232264"/>$zzMultiply<text:alphabetical-index-mark-end text:id="IMark108232264"/>(gbl1,gbl2,gbl3)</text:h>
      <text:p text:style-name="P399"><text:span text:style-name="T413">Multiplies the first and second matrix leaving the result in the third. The ordinary rules of algebra apply. Figure </text:span><text:span text:style-name="T413"><text:sequence-ref text:reference-format="value" text:ref-name="refIllustration29">30</text:sequence-ref></text:span><text:span text:style-name="T413"> gives an example. The arguments </text:span><text:span text:style-name="T426">gbl1</text:span><text:span text:style-name="T435"> and </text:span><text:span text:style-name="T426">gbl2 </text:span><text:span text:style-name="T435">must be top level, two dimensional arrays.</text:span></text:p>
      <text:h text:style-name="Heading_20_3" text:outline-level="3"><text:s/><text:alphabetical-index-mark-start text:id="IMark109933112"/>$zzSum<text:alphabetical-index-mark-end text:id="IMark109933112"/>(gblVector)</text:h>
      <text:p text:style-name="P388"><text:span text:style-name="T413">Computes and returns the </text:span><text:alphabetical-index-mark-start text:id="IMark110846008"/><text:span text:style-name="T413">sum</text:span><text:alphabetical-index-mark-end text:id="IMark110846008"/><text:span text:style-name="T413"> of the numeric values stored in the vector. For example, see Figure </text:span><text:span text:style-name="T413"><text:sequence-ref text:reference-format="value" text:ref-name="refIllustration30">31</text:sequence-ref></text:span><text:span text:style-name="T413">.</text:span></text:p>
      <text:h text:style-name="Heading_20_3" text:outline-level="3"><text:s/><text:alphabetical-index-mark-start text:id="IMark109951304"/>$zzTranspose<text:alphabetical-index-mark-end text:id="IMark109951304"/>(gblMatrix1,gblMatrix2) </text:h>
      <text:p text:style-name="P399"><text:span text:style-name="T413"><text:s/>Transposes the first global array matrix leaving the result in the second. For example, see Figure </text:span><text:span text:style-name="T413"><text:sequence-ref text:reference-format="value" text:ref-name="refIllustration31">32</text:sequence-ref></text:span><text:span text:style-name="T413">. the argument </text:span><text:span text:style-name="T426">gblMatrix1 </text:span><text:span text:style-name="T435">must be a top level, two dimensional array.</text:span></text:p>
      <text:h text:style-name="Heading_20_2" text:outline-level="2"><text:alphabetical-index-mark-start text:id="IMark106945016"/>Text Processing Functions<text:alphabetical-index-mark-end text:id="IMark106945016"/></text:h>
      <text:p text:style-name="P392">The following functions are used in connection with experiments in information storage and retrieval.</text:p>
      <text:h text:style-name="Heading_20_3" text:outline-level="3"><text:soft-page-break/><text:alphabetical-index-mark-start text:id="IMark108208920"/>Similarity Functions<text:alphabetical-index-mark-end text:id="IMark108208920"/></text:h>
      <text:h text:style-name="P678" text:outline-level="4"><text:s/><text:alphabetical-index-mark-start text:id="IMark107172440"/>$zzCosine<text:alphabetical-index-mark-end text:id="IMark107172440"/>(gbl1,gbl2)</text:h>
      <text:h text:style-name="P678" text:outline-level="4"><text:s/><text:alphabetical-index-mark-start text:id="IMark110184552"/>$zzSim1<text:alphabetical-index-mark-end text:id="IMark110184552"/>(gbl1,gbl2)</text:h>
      <text:h text:style-name="P678" text:outline-level="4"><text:s/><text:alphabetical-index-mark-start text:id="IMark109606424"/>$zzDice<text:alphabetical-index-mark-end text:id="IMark109606424"/>(gbl1,gbl2)</text:h>
      <text:h text:style-name="P678" text:outline-level="4"><text:s/><text:alphabetical-index-mark-start text:id="IMark107895432"/>$zzJaccard<text:alphabetical-index-mark-end text:id="IMark107895432"/>(gbl1,gbl2)</text:h>
      <text:p text:style-name="P517">These compute the <text:alphabetical-index-mark-start text:id="IMark108365352"/>Cosine<text:alphabetical-index-mark-end text:id="IMark108365352"/>, <text:alphabetical-index-mark-start text:id="IMark107881704"/>Sim1<text:alphabetical-index-mark-end text:id="IMark107881704"/>, <text:alphabetical-index-mark-start text:id="IMark107307944"/>Dice<text:alphabetical-index-mark-end text:id="IMark107307944"/> and<text:alphabetical-index-mark-start text:id="IMark108097512"/> Jaccard<text:alphabetical-index-mark-end text:id="IMark108097512"/> <text:alphabetical-index-mark-start text:id="IMark108205656"/>similarity coefficients<text:alphabetical-index-mark-end text:id="IMark108205656"/> between <text:alphabetical-index-mark-start text:id="IMark107249864"/>document vectors<text:alphabetical-index-mark-end text:id="IMark107249864"/> given as the first and second arguments. Both arguments are numeric global array vectors. The formulae are given in Figure <text:sequence-ref text:reference-format="value" text:ref-name="refIllustration26">27</text:sequence-ref> and an example in code is given in Figure <text:sequence-ref text:reference-format="value" text:ref-name="refIllustration27">28</text:sequence-ref>. The formulae calculate the similarities between two global array vector <text:span text:style-name="T32">gbl1</text:span> <text:span text:style-name="T249">and global array vector </text:span><text:span text:style-name="T32">gbl2</text:span><text:span text:style-name="T249">. The vectors need not be of equal length. Missing elements are interpreted as zero. The vectors should be top level vectors.</text:span></text:p>
      <text:p text:style-name="P51"/>
      <text:p text:style-name="P193"><draw:frame draw:style-name="fr3" draw:name="Frame1" text:anchor-type="paragraph" svg:width="4.7098in" style:rel-width="100%" draw:z-index="2"><draw:text-box fo:min-height="0.2in"><text:p text:style-name="P77"><text:span text:style-name="T413"><draw:frame draw:style-name="fr4" draw:name="Object1" text:anchor-type="as-char" svg:width="3.0008in" svg:height="0.9217in" draw:z-index="3"><draw:object xlink:href="./Object 1" xlink:type="simple" xlink:show="embed" xlink:actuate="onLoad"/><draw:image xlink:href="./ObjectReplacements/Object 1" xlink:type="simple" xlink:show="embed" xlink:actuate="onLoad"/><svg:desc>formula</svg:desc></draw:frame></text:span><text:span text:style-name="T413"><text:line-break/></text:span></text:p><text:p text:style-name="P77"><text:span text:style-name="T413"><draw:frame draw:style-name="fr4" draw:name="Object2" text:anchor-type="as-char" svg:width="4.5634in" svg:height="0.9217in" draw:z-index="4"><draw:object xlink:href="./Object 2" xlink:type="simple" xlink:show="embed" xlink:actuate="onLoad"/><draw:image xlink:href="./ObjectReplacements/Object 2" xlink:type="simple" xlink:show="embed" xlink:actuate="onLoad"/><svg:desc>formula</svg:desc></draw:frame></text:span><text:span text:style-name="T413"><text:line-break/></text:span></text:p><text:p text:style-name="P52"><draw:frame draw:style-name="fr4" draw:name="Object3" text:anchor-type="as-char" svg:width="3.0992in" svg:height="0.9563in" draw:z-index="5"><draw:object xlink:href="./Object 3" xlink:type="simple" xlink:show="embed" xlink:actuate="onLoad"/><draw:image xlink:href="./ObjectReplacements/Object 3" xlink:type="simple" xlink:show="embed" xlink:actuate="onLoad"/><svg:desc>formula</svg:desc></draw:frame></text:p><text:p text:style-name="Standard"/><text:p text:style-name="P52"><draw:frame draw:style-name="fr4" draw:name="Object4" text:anchor-type="as-char" svg:width="2.6563in" svg:height="0.4484in" draw:z-index="6"><draw:object xlink:href="./Object 4" xlink:type="simple" xlink:show="embed" xlink:actuate="onLoad"/><draw:image xlink:href="./ObjectReplacements/Object 4" xlink:type="simple" xlink:show="embed" xlink:actuate="onLoad"/><svg:desc>formula</svg:desc></draw:frame></text:p></draw:text-box></draw:frame></text:p>
      <text:p text:style-name="P284">Figure <text:sequence text:ref-name="refIllustration26" text:name="Illustration" text:formula="ooow:Illustration+1" style:num-format="1">27</text:sequence> Similarity <text:span text:style-name="T672">F</text:span>ormulae</text:p>
      <text:p text:style-name="P281"/>
      <text:p text:style-name="P497"/>
      <text:list xml:id="list6334828282530054357" text:style-name="L24">
        <text:list-item>
          <text:p text:style-name="P702"><text:span text:style-name="Teletype"><text:span text:style-name="T467"><text:s text:c="2"/>#!/usr/bin/mumps</text:span></text:span></text:p>
        </text:list-item>
        <text:list-item>
          <text:p text:style-name="P702"><text:span text:style-name="Teletype"><text:span text:style-name="T467"><text:s text:c="3"/>kill ^A</text:span></text:span></text:p>
        </text:list-item>
        <text:list-item>
          <text:p text:style-name="P702"><text:span text:style-name="Teletype"><text:span text:style-name="T467"><text:s text:c="3"/>kill ^B</text:span></text:span></text:p>
        </text:list-item>
        <text:list-item>
          <text:p text:style-name="P690"/>
        </text:list-item>
        <text:list-item>
          <text:p text:style-name="P702"><text:span text:style-name="Teletype"><text:span text:style-name="T467"><text:s text:c="3"/>set ^A("1")=3</text:span></text:span></text:p>
        </text:list-item>
        <text:list-item>
          <text:p text:style-name="P702"><text:span text:style-name="Teletype"><text:span text:style-name="T467"><text:s text:c="3"/>set ^A("2")=2</text:span></text:span></text:p>
        </text:list-item>
        <text:list-item>
          <text:p text:style-name="P702"><text:span text:style-name="Teletype"><text:span text:style-name="T467"><text:s text:c="3"/>set ^A("3")=1</text:span></text:span></text:p>
        </text:list-item>
        <text:list-item>
          <text:p text:style-name="P702"><text:span text:style-name="Teletype"><text:span text:style-name="T467"><text:s text:c="3"/>set ^A("4")=0</text:span></text:span></text:p>
        </text:list-item>
        <text:list-item>
          <text:p text:style-name="P702"><text:span text:style-name="Teletype"><text:span text:style-name="T467"><text:s text:c="3"/>set ^A("5")=0</text:span></text:span></text:p>
        </text:list-item>
        <text:list-item>
          <text:p text:style-name="P702"><text:span text:style-name="Teletype"><text:span text:style-name="T467"><text:s text:c="2"/>set ^A("6")=0</text:span></text:span></text:p>
        </text:list-item>
        <text:list-item>
          <text:p text:style-name="P702"><text:span text:style-name="Teletype"><text:span text:style-name="T467"><text:s text:c="2"/>set ^A("7")=1</text:span></text:span></text:p>
        </text:list-item>
        <text:list-item>
          <text:p text:style-name="P702"><text:span text:style-name="Teletype"><text:span text:style-name="T467"><text:s text:c="2"/>set ^A("8")=1</text:span></text:span></text:p>
        </text:list-item>
        <text:list-item>
          <text:p text:style-name="P690"/>
        </text:list-item>
        <text:list-item>
          <text:p text:style-name="P702"><text:span text:style-name="Teletype"><text:span text:style-name="T467"><text:s text:c="2"/>set ^B("1")=1</text:span></text:span></text:p>
        </text:list-item>
        <text:list-item>
          <text:p text:style-name="P702"><text:span text:style-name="Teletype"><text:span text:style-name="T467"><text:s text:c="2"/>set ^B("2")=1</text:span></text:span></text:p>
        </text:list-item>
        <text:list-item>
          <text:p text:style-name="P702"><text:span text:style-name="Teletype"><text:span text:style-name="T467"><text:s text:c="2"/>set ^B("3")=1</text:span></text:span></text:p>
        </text:list-item>
        <text:list-item>
          <text:p text:style-name="P702"><text:span text:style-name="Teletype"><text:span text:style-name="T467"><text:s text:c="2"/>set ^B("4")=0</text:span></text:span></text:p>
        </text:list-item>
        <text:list-item>
          <text:p text:style-name="P702"><text:soft-page-break/><text:span text:style-name="Teletype"><text:span text:style-name="T467"><text:s text:c="2"/>set ^B("5")=0</text:span></text:span></text:p>
        </text:list-item>
        <text:list-item>
          <text:p text:style-name="P702"><text:span text:style-name="Teletype"><text:span text:style-name="T467"><text:s text:c="2"/>set ^B("6")=1</text:span></text:span></text:p>
        </text:list-item>
        <text:list-item>
          <text:p text:style-name="P702"><text:span text:style-name="Teletype"><text:span text:style-name="T467"><text:s text:c="2"/>set ^B("7")=0</text:span></text:span></text:p>
        </text:list-item>
        <text:list-item>
          <text:p text:style-name="P702"><text:span text:style-name="Teletype"><text:span text:style-name="T467"><text:s text:c="2"/>set ^B("8")=0</text:span></text:span></text:p>
        </text:list-item>
        <text:list-item>
          <text:p text:style-name="P690"/>
        </text:list-item>
        <text:list-item>
          <text:p text:style-name="P702"><text:span text:style-name="Teletype"><text:span text:style-name="T467"><text:s text:c="2"/>write "Cosine=",$zzCosine(^A,^B),!</text:span></text:span></text:p>
        </text:list-item>
        <text:list-item>
          <text:p text:style-name="P702"><text:span text:style-name="Teletype"><text:span text:style-name="T467"><text:s text:c="2"/>write "Sim1=",$zzSim1(^A,^B),!</text:span></text:span></text:p>
        </text:list-item>
        <text:list-item>
          <text:p text:style-name="P702"><text:span text:style-name="Teletype"><text:span text:style-name="T467"><text:s text:c="2"/>write "Dice=",$zzDice(^A,^B),!</text:span></text:span></text:p>
        </text:list-item>
        <text:list-item>
          <text:p text:style-name="P702"><text:span text:style-name="Teletype"><text:span text:style-name="T467"><text:s text:c="2"/>write "Jaccard=",$zzJaccard(^A,^B),!</text:span></text:span></text:p>
        </text:list-item>
      </text:list>
      <text:p text:style-name="P193"><text:span text:style-name="Teletype"><text:span text:style-name="T467"/></text:span></text:p>
      <text:p text:style-name="P193"><text:span text:style-name="Teletype"><text:span text:style-name="T466">output:</text:span></text:span></text:p>
      <text:p text:style-name="P205"/>
      <text:p text:style-name="P193"><text:span text:style-name="Teletype"><text:span text:style-name="T467">Cosine=0.75</text:span></text:span></text:p>
      <text:p text:style-name="P193"><text:span text:style-name="Teletype"><text:span text:style-name="T467">Sim1=6</text:span></text:span></text:p>
      <text:p text:style-name="P193"><text:span text:style-name="Teletype"><text:span text:style-name="T467">Dice=1</text:span></text:span></text:p>
      <text:p text:style-name="P193"><text:span text:style-name="Teletype"><text:span text:style-name="T467">Jaccard=1</text:span></text:span></text:p>
      <text:p text:style-name="P205"/>
      <text:p text:style-name="P206">Figure <text:sequence text:ref-name="refIllustration27" text:name="Illustration" text:formula="ooow:Illustration+1" style:num-format="1">28</text:sequence> Similarity <text:span text:style-name="T670">F</text:span>unctions</text:p>
      <text:h text:style-name="Heading_20_3" text:outline-level="3"><text:alphabetical-index-mark-start text:id="IMark111018984"/><text:alphabetical-index-mark text:string-value="string search"/><text:span text:style-name="T413">$zzBMGSearch</text:span><text:alphabetical-index-mark-end text:id="IMark111018984"/><text:span text:style-name="T413">(arg1,arg2)</text:span> </text:h>
      <text:p text:style-name="P416"><text:alphabetical-index-mark-start text:id="IMark108232264"/>Boyer-Moore-Gosper Function<text:alphabetical-index-mark-end text:id="IMark108232264"/> returns the number of non-overlapping occurrences of <text:span text:style-name="T31">arg1</text:span> in <text:span text:style-name="T31">arg2</text:span>. </text:p>
      <text:p text:style-name="P416"/>
      <text:p text:style-name="P416">These functions, were obtained from</text:p>
      <text:p text:style-name="P416"/>
      <text:p text:style-name="P475">ftp://ftp.uu.net/usenet/comp.sources.unix/volume5/bmgsubs.Z </text:p>
      <text:p text:style-name="Standard"><text:span text:style-name="T413"><text:line-break/>and were written by Jeffrey Mogul (Stanford University), based on code written by James A. Woods (NASA Ames, an agency of the U.S. Government) and are thus believed to be in the public domain.</text:span> Figure <text:sequence-ref text:reference-format="value" text:ref-name="refIllustration28">29</text:sequence-ref> gives an example.</text:p>
      <text:p text:style-name="P498"/>
      <text:list xml:id="list7829710868746091683" text:style-name="L25">
        <text:list-item>
          <text:p text:style-name="P703"><text:span text:style-name="Teletype"><text:span text:style-name="T467"><text:s/>#!/usr/bin/mumps</text:span></text:span></text:p>
        </text:list-item>
        <text:list-item>
          <text:p text:style-name="P703"><text:span text:style-name="Teletype"><text:span text:style-name="T467"><text:s text:c="2"/>set key=”now”</text:span></text:span></text:p>
        </text:list-item>
        <text:list-item>
          <text:p text:style-name="P703"><text:span text:style-name="Teletype"><text:span text:style-name="T467"><text:s text:c="2"/>set str=”now is the now of the now in the know”</text:span></text:span></text:p>
        </text:list-item>
        <text:list-item>
          <text:p text:style-name="P703"><text:span text:style-name="Teletype"><text:span text:style-name="T467"><text:s text:c="2"/>write $zBMGSearch(key,str),!</text:span></text:span></text:p>
        </text:list-item>
      </text:list>
      <text:p text:style-name="P193"><text:span text:style-name="Teletype"><text:span text:style-name="T467"/></text:span></text:p>
      <text:p text:style-name="P193"><text:span text:style-name="Teletype"><text:span text:style-name="T466">output:</text:span></text:span></text:p>
      <text:p text:style-name="P205"/>
      <text:p text:style-name="P193"><text:span text:style-name="Teletype"><text:span text:style-name="T467">4</text:span></text:span></text:p>
      <text:p text:style-name="P205"/>
      <text:p text:style-name="P206">Figure <text:sequence text:ref-name="refIllustration28" text:name="Illustration" text:formula="ooow:Illustration+1" style:num-format="1">29</text:sequence> $zzBMGSearch() <text:span text:style-name="T670">E</text:span>xample</text:p>
      <text:h text:style-name="Heading_20_3" text:outline-level="3"><text:s/><text:alphabetical-index-mark-start text:id="IMark107879048"/>$zPerlMatch(<text:alphabetical-index-mark-end text:id="IMark107879048"/>string,pattern)</text:h>
      <text:p text:style-name="P388"><text:span text:style-name="T413">Applies the </text:span><text:alphabetical-index-mark-start text:id="IMark107881704"/><text:span text:style-name="T413">Perl</text:span><text:alphabetical-index-mark-end text:id="IMark107881704"/><text:span text:style-name="T413"> </text:span><text:span text:style-name="T433">pattern</text:span><text:span text:style-name="T413"> to </text:span><text:span text:style-name="T433">string</text:span><text:span text:style-name="T413"> and returns 1 if the pattern fits and 0 otherwise. The </text:span><text:span text:style-name="T420">$zPerlMatch</text:span><text:span text:style-name="T413"> function has the side effect of creating variables in the local symbol table to hold backreferences, the equivalent concept of </text:span><text:span text:style-name="T420">$1</text:span><text:span text:style-name="T413">, </text:span><text:span text:style-name="T420">$2</text:span><text:span text:style-name="T413">, </text:span><text:span text:style-name="T420">$3</text:span><text:span text:style-name="T413">, ... in Perl. Up to nine backreferences are currently supported, and can be accessed through the same naming scheme as Perl (</text:span><text:span text:style-name="T420">$1</text:span><text:span text:style-name="T413"> through </text:span><text:span text:style-name="T420">$9</text:span><text:span text:style-name="T413">). These variables remain defined up to a subsequent call to </text:span><text:span text:style-name="T420">$zPerlMatch</text:span><text:span text:style-name="T413">, at which point they are replaced by the backreferences captured from that invocation. Undefined </text:span><text:alphabetical-index-mark-start text:id="IMark108097512"/><text:span text:style-name="T413">backreferences</text:span><text:alphabetical-index-mark-end text:id="IMark108097512"/><text:span text:style-name="T413"> are cleared between invocations; that is, if a match operation captured five backreferences, then $6 through $9 will contain the empty string. Figure </text:span><text:span text:style-name="T413"><text:sequence-ref text:reference-format="value" text:ref-name="refIllustration32">33</text:sequence-ref></text:span><text:span text:style-name="T413"> contains examples (long lines wrapped).</text:span></text:p>
      <text:p text:style-name="P399"><text:span text:style-name="Teletype"><text:span text:style-name="T2"/></text:span></text:p>
      <text:list xml:id="list8878677322435593502" text:style-name="L26">
        <text:list-item>
          <text:p text:style-name="P691"><text:s text:c="2"/>#/usr/bin/mumps</text:p>
        </text:list-item>
        <text:list-item>
          <text:p text:style-name="P704"><text:span text:style-name="Teletype"><text:span text:style-name="T467"><text:s text:c="3"/>set ^d("1","1")=2</text:span></text:span></text:p>
        </text:list-item>
        <text:list-item>
          <text:p text:style-name="P704"><text:span text:style-name="Teletype"><text:span text:style-name="T467"><text:s text:c="3"/>set ^d("1","2")=3</text:span></text:span></text:p>
        </text:list-item>
        <text:list-item>
          <text:p text:style-name="P704"><text:span text:style-name="Teletype"><text:span text:style-name="T467"><text:s text:c="3"/>set ^d("2","1")=1</text:span></text:span></text:p>
        </text:list-item>
        <text:list-item>
          <text:p text:style-name="P704"><text:span text:style-name="Teletype"><text:span text:style-name="T467"><text:s text:c="3"/>set ^d("2","2")=-1</text:span></text:span></text:p>
        </text:list-item>
        <text:list-item>
          <text:p text:style-name="P704"><text:span text:style-name="Teletype"><text:span text:style-name="T467"><text:s text:c="3"/>set ^d("3","1")=0</text:span></text:span></text:p>
        </text:list-item>
        <text:list-item>
          <text:p text:style-name="P704"><text:span text:style-name="Teletype"><text:span text:style-name="T467"><text:s text:c="3"/>set ^d("3","2")=4</text:span></text:span></text:p>
        </text:list-item>
        <text:list-item>
          <text:p text:style-name="P691"/>
        </text:list-item>
        <text:list-item>
          <text:p text:style-name="P704"><text:soft-page-break/><text:span text:style-name="Teletype"><text:span text:style-name="T467"><text:s text:c="3"/>set ^e("1","1")=5</text:span></text:span></text:p>
        </text:list-item>
        <text:list-item>
          <text:p text:style-name="P704"><text:span text:style-name="Teletype"><text:span text:style-name="T467"><text:s text:c="2"/>set ^e("1","2")=-2</text:span></text:span></text:p>
        </text:list-item>
        <text:list-item>
          <text:p text:style-name="P704"><text:span text:style-name="Teletype"><text:span text:style-name="T467"><text:s text:c="2"/>set ^e("1","3")=4</text:span></text:span></text:p>
        </text:list-item>
        <text:list-item>
          <text:p text:style-name="P704"><text:span text:style-name="Teletype"><text:span text:style-name="T467"><text:s text:c="2"/>set ^e("1","4")=7</text:span></text:span></text:p>
        </text:list-item>
        <text:list-item>
          <text:p text:style-name="P704"><text:span text:style-name="Teletype"><text:span text:style-name="T467"><text:s text:c="2"/>set ^e("2","1")=-6</text:span></text:span></text:p>
        </text:list-item>
        <text:list-item>
          <text:p text:style-name="P704"><text:span text:style-name="Teletype"><text:span text:style-name="T467"><text:s text:c="2"/>set ^e("2","2")=1</text:span></text:span></text:p>
        </text:list-item>
        <text:list-item>
          <text:p text:style-name="P704"><text:span text:style-name="Teletype"><text:span text:style-name="T467"><text:s text:c="2"/>set ^e("2","3")=-3</text:span></text:span></text:p>
        </text:list-item>
        <text:list-item>
          <text:p text:style-name="P704"><text:span text:style-name="Teletype"><text:span text:style-name="T467"><text:s text:c="2"/>set ^e("2","4")=0</text:span></text:span></text:p>
        </text:list-item>
        <text:list-item>
          <text:p text:style-name="P691"/>
        </text:list-item>
        <text:list-item>
          <text:p text:style-name="P704"><text:span text:style-name="Teletype"><text:span text:style-name="T467"><text:s text:c="2"/>set %=$zzMultiply(^d,^e,^f)</text:span></text:span></text:p>
        </text:list-item>
        <text:list-item>
          <text:p text:style-name="P691"/>
        </text:list-item>
        <text:list-item>
          <text:p text:style-name="P704"><text:span text:style-name="Teletype"><text:span text:style-name="T467"><text:s text:c="2"/>for i="":$order(^f(i)):"" do</text:span></text:span></text:p>
        </text:list-item>
        <text:list-item>
          <text:p text:style-name="P704"><text:span text:style-name="Teletype"><text:span text:style-name="T467"><text:s text:c="2"/>. for j="":$order(^f(i,j)):"" do</text:span></text:span></text:p>
        </text:list-item>
        <text:list-item>
          <text:p text:style-name="P704"><text:span text:style-name="Teletype"><text:span text:style-name="T467"><text:s text:c="2"/>.. write i," ",j," ",^f(i,j),!</text:span></text:span></text:p>
        </text:list-item>
      </text:list>
      <text:p text:style-name="P205"/>
      <text:p text:style-name="P193"><text:span text:style-name="Teletype"><text:span text:style-name="T466">output:</text:span></text:span></text:p>
      <text:p text:style-name="P205"/>
      <text:p text:style-name="P193"><text:span text:style-name="Teletype"><text:span text:style-name="T467">1 1 -8</text:span></text:span></text:p>
      <text:p text:style-name="P193"><text:span text:style-name="Teletype"><text:span text:style-name="T467">1 2 -1</text:span></text:span></text:p>
      <text:p text:style-name="P193"><text:span text:style-name="Teletype"><text:span text:style-name="T467">1 3 -1</text:span></text:span></text:p>
      <text:p text:style-name="P193"><text:span text:style-name="Teletype"><text:span text:style-name="T467">1 4 14</text:span></text:span></text:p>
      <text:p text:style-name="P193"><text:span text:style-name="Teletype"><text:span text:style-name="T467">2 1 11</text:span></text:span></text:p>
      <text:p text:style-name="P193"><text:span text:style-name="Teletype"><text:span text:style-name="T467">2 2 -3</text:span></text:span></text:p>
      <text:p text:style-name="P193"><text:span text:style-name="Teletype"><text:span text:style-name="T467">2 3 7</text:span></text:span></text:p>
      <text:p text:style-name="P193"><text:span text:style-name="Teletype"><text:span text:style-name="T467">2 4 7</text:span></text:span></text:p>
      <text:p text:style-name="P193"><text:span text:style-name="Teletype"><text:span text:style-name="T467">3 1 -24</text:span></text:span></text:p>
      <text:p text:style-name="P193"><text:span text:style-name="Teletype"><text:span text:style-name="T467">3 2 4</text:span></text:span></text:p>
      <text:p text:style-name="P193"><text:span text:style-name="Teletype"><text:span text:style-name="T467">3 3 -12</text:span></text:span></text:p>
      <text:p text:style-name="P193"><text:span text:style-name="Teletype"><text:span text:style-name="T467">3 4 0</text:span></text:span></text:p>
      <text:p text:style-name="P193"><text:span text:style-name="Teletype"><text:span text:style-name="T467"/></text:span></text:p>
      <text:p text:style-name="P284"><text:span text:style-name="Teletype"><text:span text:style-name="T471">Figure </text:span></text:span><text:span text:style-name="Teletype"><text:span text:style-name="T471"><text:sequence text:ref-name="refIllustration29" text:name="Illustration" text:formula="ooow:Illustration+1" style:num-format="1">30</text:sequence></text:span></text:span><text:span text:style-name="Teletype"><text:span text:style-name="T471"> $zzMultiply() </text:span></text:span><text:span text:style-name="Teletype"><text:span text:style-name="T472">E</text:span></text:span><text:span text:style-name="Teletype"><text:span text:style-name="T471">xample</text:span></text:span></text:p>
      <text:p text:style-name="Standard"/>
      <text:list xml:id="list9026697537070245527" text:style-name="L27">
        <text:list-item>
          <text:p text:style-name="P705"><text:span text:style-name="Teletype"><text:span text:style-name="T467"><text:s/>#!/usr/bin/mumps</text:span></text:span></text:p>
        </text:list-item>
        <text:list-item>
          <text:p text:style-name="P705"><text:span text:style-name="Teletype"><text:span text:style-name="T467"><text:s text:c="2"/>for i=1:1:10 set ^a(99,i)=i</text:span></text:span></text:p>
        </text:list-item>
        <text:list-item>
          <text:p text:style-name="P705"><text:span text:style-name="Teletype"><text:span text:style-name="T467"><text:s text:c="2"/>set i=$zzSum(^a(99))</text:span></text:span></text:p>
        </text:list-item>
        <text:list-item>
          <text:p text:style-name="P705"><text:span text:style-name="Teletype"><text:span text:style-name="T467"><text:s text:c="2"/>write "sum=",i,!</text:span></text:span></text:p>
        </text:list-item>
      </text:list>
      <text:p text:style-name="P193"><text:span text:style-name="Teletype"><text:span text:style-name="T467"/></text:span></text:p>
      <text:p text:style-name="P193"><text:span text:style-name="Teletype"><text:span text:style-name="T466">output:</text:span></text:span></text:p>
      <text:p text:style-name="P193"><text:span text:style-name="Teletype"><text:span text:style-name="T467"/></text:span></text:p>
      <text:p text:style-name="P193"><text:span text:style-name="Teletype"><text:span text:style-name="T467">55</text:span></text:span></text:p>
      <text:p text:style-name="P193"><text:span text:style-name="Teletype"><text:span text:style-name="T467"/></text:span></text:p>
      <text:p text:style-name="P284"><text:span text:style-name="Teletype"><text:span text:style-name="T471">Figure </text:span></text:span><text:span text:style-name="Teletype"><text:span text:style-name="T471"><text:sequence text:ref-name="refIllustration30" text:name="Illustration" text:formula="ooow:Illustration+1" style:num-format="1">31</text:sequence></text:span></text:span><text:span text:style-name="Teletype"><text:span text:style-name="T471"> $zzSum() </text:span></text:span><text:span text:style-name="Teletype"><text:span text:style-name="T472">E</text:span></text:span><text:span text:style-name="Teletype"><text:span text:style-name="T471">xample</text:span></text:span></text:p>
      <text:p text:style-name="P51"><text:span text:style-name="Teletype"><text:span text:style-name="T2"/></text:span></text:p>
      <text:list xml:id="list6503754520255082956" text:style-name="L28">
        <text:list-item>
          <text:p text:style-name="P706"><text:span text:style-name="Teletype"><text:span text:style-name="T467"><text:s text:c="2"/>#!/usr/bin/mumps</text:span></text:span></text:p>
        </text:list-item>
        <text:list-item>
          <text:p text:style-name="P706"><text:span text:style-name="Teletype"><text:span text:style-name="T467"><text:s text:c="3"/>kill ^f</text:span></text:span></text:p>
        </text:list-item>
        <text:list-item>
          <text:p text:style-name="P692"/>
        </text:list-item>
        <text:list-item>
          <text:p text:style-name="P706"><text:span text:style-name="Teletype"><text:span text:style-name="T467"><text:s text:c="3"/>set ^d("1","1")=2</text:span></text:span></text:p>
        </text:list-item>
        <text:list-item>
          <text:p text:style-name="P706"><text:span text:style-name="Teletype"><text:span text:style-name="T467"><text:s text:c="3"/>set ^d("1","2")=3</text:span></text:span></text:p>
        </text:list-item>
        <text:list-item>
          <text:p text:style-name="P706"><text:span text:style-name="Teletype"><text:span text:style-name="T467"><text:s text:c="3"/>set ^d("2","1")=4</text:span></text:span></text:p>
        </text:list-item>
        <text:list-item>
          <text:p text:style-name="P706"><text:span text:style-name="Teletype"><text:span text:style-name="T467"><text:s text:c="3"/>set ^d("2","2")=0</text:span></text:span></text:p>
        </text:list-item>
        <text:list-item>
          <text:p text:style-name="P692"/>
        </text:list-item>
        <text:list-item>
          <text:p text:style-name="P706"><text:span text:style-name="Teletype"><text:span text:style-name="T467"><text:s text:c="3"/>set %=$zzTranspose(^d,^f)</text:span></text:span></text:p>
        </text:list-item>
        <text:list-item>
          <text:p text:style-name="P692"/>
        </text:list-item>
        <text:list-item>
          <text:p text:style-name="P706"><text:span text:style-name="Teletype"><text:span text:style-name="T467"><text:s text:c="2"/>for i="":$order(^f(i)):"" do</text:span></text:span></text:p>
        </text:list-item>
        <text:list-item>
          <text:p text:style-name="P706"><text:span text:style-name="Teletype"><text:span text:style-name="T467"><text:s text:c="2"/>. for j="":$order(^f(i,j)):"" do</text:span></text:span></text:p>
        </text:list-item>
        <text:list-item>
          <text:p text:style-name="P706"><text:span text:style-name="Teletype"><text:span text:style-name="T467"><text:s text:c="2"/>.. write i," ",j," ",^f(i,j),!</text:span></text:span></text:p>
        </text:list-item>
      </text:list>
      <text:p text:style-name="P205"/>
      <text:p text:style-name="P193"><text:span text:style-name="Teletype"><text:span text:style-name="T466">output:</text:span></text:span></text:p>
      <text:p text:style-name="P205"/>
      <text:p text:style-name="P193"><text:span text:style-name="Teletype"><text:span text:style-name="T467"><text:s text:c="5"/>1 1 2</text:span></text:span></text:p>
      <text:p text:style-name="P193"><text:soft-page-break/><text:span text:style-name="Teletype"><text:span text:style-name="T467"><text:s text:c="5"/>1 2 4</text:span></text:span></text:p>
      <text:p text:style-name="P193"><text:span text:style-name="Teletype"><text:span text:style-name="T467"><text:s text:c="5"/>2 1 3</text:span></text:span></text:p>
      <text:p text:style-name="P193"><text:span text:style-name="Teletype"><text:span text:style-name="T467"><text:s text:c="5"/>2 2 0</text:span></text:span></text:p>
      <text:p text:style-name="P193"><text:span text:style-name="Teletype"><text:span text:style-name="T467"/></text:span></text:p>
      <text:p text:style-name="P284"><text:span text:style-name="Teletype"><text:span text:style-name="T471">Figure </text:span></text:span><text:span text:style-name="Teletype"><text:span text:style-name="T471"><text:sequence text:ref-name="refIllustration31" text:name="Illustration" text:formula="ooow:Illustration+1" style:num-format="1">32</text:sequence></text:span></text:span><text:span text:style-name="Teletype"><text:span text:style-name="T471"> $zzTranspose() </text:span></text:span><text:span text:style-name="Teletype"><text:span text:style-name="T472">E</text:span></text:span><text:span text:style-name="Teletype"><text:span text:style-name="T471">xample</text:span></text:span></text:p>
      <text:p text:style-name="P399"><text:span text:style-name="Teletype"><text:span text:style-name="T2"/></text:span></text:p>
      <text:list xml:id="list4209194422234442815" text:style-name="L29">
        <text:list-item>
          <text:p text:style-name="P707"><text:span text:style-name="Teletype"><text:span text:style-name="T467"><text:s/>#!/usr/bin/mumps</text:span></text:span></text:p>
        </text:list-item>
        <text:list-item>
          <text:p text:style-name="P707"><text:span text:style-name="Teletype"><text:span text:style-name="T467"><text:s text:c="2"/>write "Please enter a telephone number:",!</text:span></text:span></text:p>
        </text:list-item>
        <text:list-item>
          <text:p text:style-name="P707"><text:span text:style-name="Teletype"><text:span text:style-name="T467"><text:s text:c="3"/>read phonenum</text:span></text:span></text:p>
        </text:list-item>
        <text:list-item>
          <text:p text:style-name="P707"><text:span text:style-name="Teletype"><text:span text:style-name="T467"><text:s/></text:span></text:span></text:p>
        </text:list-item>
        <text:list-item>
          <text:p text:style-name="P707"><text:span text:style-name="Teletype"><text:span text:style-name="T467"><text:s text:c="3"/>set p="^(1-)?(\(?\d{3}\)?)?(-| )?\d{3}-?\d{4}$"</text:span></text:span></text:p>
        </text:list-item>
        <text:list-item>
          <text:p text:style-name="P707"><text:span text:style-name="Teletype"><text:span text:style-name="T467"><text:s text:c="3"/>if $zperlmatch(phonenum,p) do</text:span></text:span></text:p>
        </text:list-item>
        <text:list-item>
          <text:p text:style-name="P707"><text:span text:style-name="Teletype"><text:span text:style-name="T467"><text:s text:c="3"/>. write "+++ This looks like a phone number.",!</text:span></text:span></text:p>
        </text:list-item>
        <text:list-item>
          <text:p text:style-name="P707"><text:span text:style-name="Teletype"><text:span text:style-name="T467"><text:s text:c="3"/>. write "The area code is: ",$2,!</text:span></text:span></text:p>
        </text:list-item>
        <text:list-item>
          <text:p text:style-name="P707"><text:span text:style-name="Teletype"><text:span text:style-name="T467"><text:s text:c="3"/>else <text:s/>do</text:span></text:span></text:p>
        </text:list-item>
        <text:list-item>
          <text:p text:style-name="P707"><text:span text:style-name="Teletype"><text:span text:style-name="T467"><text:s text:c="2"/>. write "--- This didn't look like a phone number.",!</text:span></text:span></text:p>
        </text:list-item>
      </text:list>
      <text:p text:style-name="P205"/>
      <text:p text:style-name="P193"><text:span text:style-name="Teletype"><text:span text:style-name="T466">output:</text:span></text:span></text:p>
      <text:p text:style-name="P205"/>
      <text:p text:style-name="P193"><text:span text:style-name="Teletype"><text:span text:style-name="T467">Please enter a telephone number:</text:span></text:span></text:p>
      <text:p text:style-name="P193"><text:span text:style-name="Teletype"><text:span text:style-name="T467">(123) 456-7890</text:span></text:span></text:p>
      <text:p text:style-name="P193"><text:span text:style-name="Teletype"><text:span text:style-name="T467">+++ This looks like a phone number.</text:span></text:span></text:p>
      <text:p text:style-name="P193"><text:span text:style-name="Teletype"><text:span text:style-name="T467">The area code is: (123)</text:span></text:span></text:p>
      <text:p text:style-name="P193"><text:span text:style-name="Teletype"><text:span text:style-name="T467"/></text:span></text:p>
      <text:p text:style-name="P193"><text:span text:style-name="Teletype"><text:span text:style-name="T467">Please enter a telephone number:</text:span></text:span></text:p>
      <text:p text:style-name="P193"><text:span text:style-name="Teletype"><text:span text:style-name="T467">(123) 456-7890</text:span></text:span></text:p>
      <text:p text:style-name="P193"><text:span text:style-name="Teletype"><text:span text:style-name="T467">+++ This looks like a phone number.</text:span></text:span></text:p>
      <text:p text:style-name="P193"><text:span text:style-name="Teletype"><text:span text:style-name="T467"/></text:span></text:p>
      <text:p text:style-name="P284"><text:span text:style-name="Teletype"><text:span text:style-name="T471">Figure </text:span></text:span><text:span text:style-name="Teletype"><text:span text:style-name="T471"><text:sequence text:ref-name="refIllustration32" text:name="Illustration" text:formula="ooow:Illustration+1" style:num-format="1">33</text:sequence></text:span></text:span><text:span text:style-name="Teletype"><text:span text:style-name="T471"> $zPerlMatch() </text:span></text:span><text:span text:style-name="Teletype"><text:span text:style-name="T473">E</text:span></text:span><text:span text:style-name="Teletype"><text:span text:style-name="T471">xample</text:span></text:span></text:p>
      <text:h text:style-name="Heading_20_3" text:outline-level="3"><text:alphabetical-index-mark-start text:id="IMark108533544"/>$zReplace<text:alphabetical-index-mark-end text:id="IMark108533544"/>(string,pattern,replacement)</text:h>
      <text:p text:style-name="P399"><text:span text:style-name="T413">The regular expression in </text:span><text:alphabetical-index-mark text:string-value="string replacement"/><text:alphabetical-index-mark-start text:id="IMark111129224"/><text:span text:style-name="T425">pattern</text:span><text:alphabetical-index-mark-end text:id="IMark111129224"/><text:span text:style-name="T413"> is evaluated on </text:span><text:span text:style-name="T425">string</text:span><text:span text:style-name="T413"> and, if there is a match, the matching section is replaced by </text:span><text:span text:style-name="T425">replacement</text:span><text:span text:style-name="T413">. Figure </text:span><text:span text:style-name="T413"><text:sequence-ref text:reference-format="value" text:ref-name="refIllustration33">34</text:sequence-ref></text:span><text:span text:style-name="T413"> contains an example. In the first part, the word 'is' is replaced by 'IS'. In the second part, a match is sought for any content between two sets of matching brackets ([[...]]). The matched section is in back reference </text:span><text:span text:style-name="T420">$2</text:span><text:span text:style-name="T413">. This is then used as a pattern to be replaced. </text:span></text:p>
      <text:h text:style-name="Heading_20_3" text:outline-level="3"><text:span text:style-name="T4"><text:s/></text:span><text:alphabetical-index-mark-start text:id="IMark109717112"/><text:span text:style-name="T4">$zShred</text:span><text:alphabetical-index-mark-end text:id="IMark109717112"/><text:span text:style-name="T4">(string,length) </text:span></text:h>
      <text:h text:style-name="Heading_20_3" text:outline-level="3"><text:s/><text:alphabetical-index-mark-start text:id="IMark109266536"/>$zShredQuery<text:alphabetical-index-mark-end text:id="IMark109266536"/>(string,length)</text:h>
      <text:p text:style-name="P399"><text:span text:style-name="T413">The </text:span><text:span text:style-name="T420">$zShred()</text:span><text:span text:style-name="T413"> function segments the input argument </text:span><text:span text:style-name="T420">string</text:span><text:span text:style-name="T413"> <text:s/>into fragments of </text:span><text:span text:style-name="T420">length</text:span><text:span text:style-name="T413"> size upon successive calls. The function returns a string of length zero when there are no more fragments of size </text:span><text:span text:style-name="T420">length</text:span><text:span text:style-name="T413"> remaining (thus, short fragments at the end of a string are not returned). </text:span></text:p>
      <text:p text:style-name="P416"/>
      <text:p text:style-name="P416"><text:span text:style-name="T4">$zShred</text:span> copies the input string to an internal buffer upon the first call. Subsequent calls retrieve from this buffer. When the buffer is consumed, the function will copy the contents of the next string submitted to the buffer. Figure <text:sequence-ref text:reference-format="value" text:ref-name="refIllustration34">35</text:sequence-ref> contains an example.</text:p>
      <text:h text:style-name="P679" text:outline-level="4" text:is-list-header="true"/>
      <text:list xml:id="list8881829240756848034" text:style-name="L30">
        <text:list-item>
          <text:p text:style-name="P708"><text:span text:style-name="Teletype"><text:span text:style-name="T467"><text:s/>#!/usr/bin/mumps</text:span></text:span></text:p>
        </text:list-item>
        <text:list-item>
          <text:p text:style-name="P708"><text:span text:style-name="Teletype"><text:span text:style-name="T467"><text:s text:c="2"/>set a="now is the time for all"</text:span></text:span></text:p>
        </text:list-item>
        <text:list-item>
          <text:p text:style-name="P708"><text:span text:style-name="Teletype"><text:span text:style-name="T467"><text:s text:c="2"/>set a=$zReplace(a,"is","IS")</text:span></text:span></text:p>
        </text:list-item>
        <text:list-item>
          <text:p text:style-name="P708"><text:span text:style-name="Teletype"><text:span text:style-name="T467"><text:s text:c="2"/>write a,!</text:span></text:span></text:p>
        </text:list-item>
        <text:list-item>
          <text:p text:style-name="P693"/>
        </text:list-item>
        <text:list-item>
          <text:p text:style-name="P708"><text:span text:style-name="Teletype"><text:span text:style-name="T467"><text:s text:c="2"/>set a="[[now is the time]]"</text:span></text:span></text:p>
        </text:list-item>
        <text:list-item>
          <text:p text:style-name="P708"><text:span text:style-name="Teletype"><text:span text:style-name="T467"><text:s text:c="2"/>if $zPerlMatch(a,"(\[\[)(.*)(\]\])") do</text:span></text:span></text:p>
        </text:list-item>
        <text:list-item>
          <text:p text:style-name="P708"><text:span text:style-name="Teletype"><text:span text:style-name="T467"><text:s text:c="2"/>. set a=$zReplace(a,$2,"ABC")</text:span></text:span></text:p>
        </text:list-item>
        <text:list-item>
          <text:p text:style-name="P708"><text:span text:style-name="Teletype"><text:span text:style-name="T467"><text:s text:c="2"/>. write a,!</text:span></text:span></text:p>
        </text:list-item>
      </text:list>
      <text:p text:style-name="P193"><text:span text:style-name="Teletype"><text:span text:style-name="T467"/></text:span></text:p>
      <text:p text:style-name="P193"><text:span text:style-name="Teletype"><text:span text:style-name="T466">output:</text:span></text:span></text:p>
      <text:p text:style-name="P205"/>
      <text:p text:style-name="P193"><text:soft-page-break/><text:span text:style-name="Teletype"><text:span text:style-name="T467">now IS the time for all</text:span></text:span></text:p>
      <text:p text:style-name="P193"><text:span text:style-name="Teletype"><text:span text:style-name="T467">[[ABC]]</text:span></text:span></text:p>
      <text:p text:style-name="P193"><text:span text:style-name="Teletype"><text:span text:style-name="T467"/></text:span></text:p>
      <text:p text:style-name="P284"><text:span text:style-name="Teletype"><text:span text:style-name="T471">Figure </text:span></text:span><text:span text:style-name="Teletype"><text:span text:style-name="T471"><text:sequence text:ref-name="refIllustration33" text:name="Illustration" text:formula="ooow:Illustration+1" style:num-format="1">34</text:sequence></text:span></text:span><text:span text:style-name="Teletype"><text:span text:style-name="T471"> $zReplace() </text:span></text:span><text:span text:style-name="Teletype"><text:span text:style-name="T473">E</text:span></text:span><text:span text:style-name="Teletype"><text:span text:style-name="T471">xample</text:span></text:span></text:p>
      <text:p text:style-name="P416"/>
      <text:list xml:id="list3412415377269662598" text:style-name="L31">
        <text:list-item>
          <text:p text:style-name="P709"><text:span text:style-name="Teletype"><text:span text:style-name="T467"><text:s/>#!/usr/bin/mumps</text:span></text:span></text:p>
        </text:list-item>
        <text:list-item>
          <text:p text:style-name="P709"><text:span text:style-name="Teletype"><text:span text:style-name="T467"><text:s text:c="2"/>set a="now is the time for all good men to "</text:span></text:span></text:p>
        </text:list-item>
        <text:list-item>
          <text:p text:style-name="P709"><text:span text:style-name="Teletype"><text:span text:style-name="T467"><text:s text:c="2"/>set a=a_"come to the aid of the party"</text:span></text:span></text:p>
        </text:list-item>
        <text:list-item>
          <text:p text:style-name="P709"><text:span text:style-name="Teletype"><text:span text:style-name="T467"><text:s text:c="2"/>for <text:s/>do <text:s/>quit:j=""</text:span></text:span></text:p>
        </text:list-item>
        <text:list-item>
          <text:p text:style-name="P709"><text:span text:style-name="Teletype"><text:span text:style-name="T467"><text:s text:c="2"/>. set j=$zShred(a,5)</text:span></text:span></text:p>
        </text:list-item>
        <text:list-item>
          <text:p text:style-name="P709"><text:span text:style-name="Teletype"><text:span text:style-name="T467"><text:s text:c="2"/>. if j="" quit</text:span></text:span></text:p>
        </text:list-item>
        <text:list-item>
          <text:p text:style-name="P709"><text:span text:style-name="Teletype"><text:span text:style-name="T467"><text:s text:c="2"/>. write j,!</text:span></text:span></text:p>
        </text:list-item>
      </text:list>
      <text:p text:style-name="P193"><text:span text:style-name="Teletype"><text:span text:style-name="T467"/></text:span></text:p>
      <text:p text:style-name="P193"><text:span text:style-name="Teletype"><text:span text:style-name="T466">output:</text:span></text:span></text:p>
      <text:p text:style-name="P205"/>
      <text:p text:style-name="P193"><text:span text:style-name="Teletype"><text:span text:style-name="T467"><text:s text:c="5"/>nowis</text:span></text:span></text:p>
      <text:p text:style-name="P193"><text:span text:style-name="Teletype"><text:span text:style-name="T467"><text:s text:c="5"/>theti</text:span></text:span></text:p>
      <text:p text:style-name="P193"><text:span text:style-name="Teletype"><text:span text:style-name="T467"><text:s text:c="5"/>mefor</text:span></text:span></text:p>
      <text:p text:style-name="P193"><text:span text:style-name="Teletype"><text:span text:style-name="T467"><text:s text:c="5"/>allgo</text:span></text:span></text:p>
      <text:p text:style-name="P193"><text:span text:style-name="Teletype"><text:span text:style-name="T467"><text:s text:c="5"/>odmen</text:span></text:span></text:p>
      <text:p text:style-name="P193"><text:span text:style-name="Teletype"><text:span text:style-name="T467"><text:s text:c="5"/>tocom</text:span></text:span></text:p>
      <text:p text:style-name="P193"><text:span text:style-name="Teletype"><text:span text:style-name="T467"><text:s text:c="5"/>etoth</text:span></text:span></text:p>
      <text:p text:style-name="P193"><text:span text:style-name="Teletype"><text:span text:style-name="T467"><text:s text:c="5"/>eaido</text:span></text:span></text:p>
      <text:p text:style-name="P193"><text:span text:style-name="Teletype"><text:span text:style-name="T467"><text:s text:c="5"/>fthep</text:span></text:span></text:p>
      <text:p text:style-name="P193"><text:span text:style-name="Teletype"><text:span text:style-name="T467"/></text:span></text:p>
      <text:p text:style-name="P284"><text:span text:style-name="Teletype"><text:span text:style-name="T471">Figure </text:span></text:span><text:span text:style-name="Teletype"><text:span text:style-name="T471"><text:sequence text:ref-name="refIllustration34" text:name="Illustration" text:formula="ooow:Illustration+1" style:num-format="1">35</text:sequence></text:span></text:span><text:span text:style-name="Teletype"><text:span text:style-name="T471"> $zShred() </text:span></text:span><text:span text:style-name="Teletype"><text:span text:style-name="T473">E</text:span></text:span><text:span text:style-name="Teletype"><text:span text:style-name="T471">xample</text:span></text:span></text:p>
      <text:p text:style-name="Standard"/>
      <text:p text:style-name="Standard">The <text:span text:style-name="T4">$zShredQuery</text:span> function segments <text:span text:style-name="T4">length </text:span>shifted copies of the input <text:span text:style-name="T4">string</text:span> into fragments of size <text:span text:style-name="T4">length</text:span> upon successive calls. That is, the function first returns all the fragments of size <text:span text:style-name="T129">length of</text:span> the <text:span text:style-name="T4">string</text:span> in the same manner as <text:span text:style-name="T4">$zShred</text:span>. However, it then shifts the starting point of the input string to the right by one and returns all the fragments of size <text:span text:style-name="T129">length relative</text:span> to the shifted starting point. If repeatedly called, it repeats this process a total of <text:span text:style-name="T178">length</text:span> times. When there are no more combinations, the empty string is returned as shown in Figure <text:sequence-ref text:reference-format="value" text:ref-name="refIllustration35">36</text:sequence-ref>.</text:p>
      <text:p text:style-name="P416"/>
      <table:table table:name="Table10" table:style-name="Table10">
        <table:table-column table:style-name="Table10.A"/>
        <table:table-row>
          <table:table-cell table:style-name="Table10.A1" office:value-type="string">
            <text:list xml:id="list3630716605350756238" text:style-name="L32">
              <text:list-item>
                <text:p text:style-name="P710"><text:span text:style-name="Teletype"><text:span text:style-name="T467"><text:s/>#!/usr/bin/mumps</text:span></text:span></text:p>
              </text:list-item>
              <text:list-item>
                <text:p text:style-name="P710"><text:span text:style-name="Teletype"><text:span text:style-name="T467"><text:s text:c="2"/>set a="now is the time for all good men to come to "</text:span></text:span></text:p>
              </text:list-item>
              <text:list-item>
                <text:p text:style-name="P710"><text:span text:style-name="Teletype"><text:span text:style-name="T467"><text:s text:c="2"/>set a=a_"the aid of the party"</text:span></text:span></text:p>
              </text:list-item>
              <text:list-item>
                <text:p text:style-name="P710"><text:span text:style-name="Teletype"><text:span text:style-name="T467"><text:s text:c="2"/>for <text:s/>do <text:s/>quit:j=""</text:span></text:span></text:p>
              </text:list-item>
              <text:list-item>
                <text:p text:style-name="P710"><text:span text:style-name="Teletype"><text:span text:style-name="T467"><text:s text:c="2"/>. set j=$zShredQuery(a,5)</text:span></text:span></text:p>
              </text:list-item>
              <text:list-item>
                <text:p text:style-name="P710"><text:span text:style-name="Teletype"><text:span text:style-name="T467"><text:s text:c="2"/>. if j="" quit</text:span></text:span></text:p>
              </text:list-item>
              <text:list-item>
                <text:p text:style-name="P710"><text:span text:style-name="Teletype"><text:span text:style-name="T467"><text:s text:c="2"/>. write j,!</text:span></text:span></text:p>
              </text:list-item>
            </text:list>
            <text:p text:style-name="P193"><text:span text:style-name="Teletype"><text:span text:style-name="T467"/></text:span></text:p>
            <text:p text:style-name="P193"><text:span text:style-name="Teletype"><text:span text:style-name="T466">output:</text:span></text:span></text:p>
            <text:p text:style-name="P193"><text:span text:style-name="Teletype"><text:span text:style-name="T467"><text:s text:c="4"/></text:span></text:span></text:p>
          </table:table-cell>
        </table:table-row>
        <table:table-row>
          <table:table-cell table:style-name="Table10.A2" office:value-type="string">
            <table:table table:name="Table11" table:style-name="Table11">
              <table:table-column table:style-name="Table11.A" table:number-columns-repeated="3"/>
              <table:table-row>
                <table:table-cell table:style-name="Table11.A1" office:value-type="string">
                  <text:p text:style-name="Preformatted_20_Text"><text:span text:style-name="Teletype"><text:span text:style-name="T467"><text:s text:c="5"/>nowis</text:span></text:span></text:p>
                  <text:p text:style-name="Preformatted_20_Text"><text:span text:style-name="Teletype"><text:span text:style-name="T467"><text:s text:c="5"/>theti</text:span></text:span></text:p>
                  <text:p text:style-name="Preformatted_20_Text"><text:span text:style-name="Teletype"><text:span text:style-name="T467"><text:s text:c="5"/>mefor</text:span></text:span></text:p>
                  <text:p text:style-name="Preformatted_20_Text"><text:span text:style-name="Teletype"><text:span text:style-name="T467"><text:s text:c="5"/>allgo</text:span></text:span></text:p>
                  <text:p text:style-name="Preformatted_20_Text"><text:span text:style-name="Teletype"><text:span text:style-name="T467"><text:s text:c="5"/>odmen</text:span></text:span></text:p>
                  <text:p text:style-name="Preformatted_20_Text"><text:span text:style-name="Teletype"><text:span text:style-name="T467"><text:s text:c="5"/>tocom</text:span></text:span></text:p>
                  <text:p text:style-name="Preformatted_20_Text"><text:span text:style-name="Teletype"><text:span text:style-name="T467"><text:s text:c="5"/>etoth</text:span></text:span></text:p>
                  <text:p text:style-name="Preformatted_20_Text"><text:span text:style-name="Teletype"><text:span text:style-name="T467"><text:s text:c="5"/>eaido</text:span></text:span></text:p>
                  <text:p text:style-name="Preformatted_20_Text"><text:span text:style-name="Teletype"><text:span text:style-name="T467"><text:s text:c="5"/>fthep</text:span></text:span></text:p>
                  <text:p text:style-name="Preformatted_20_Text"><text:span text:style-name="Teletype"><text:span text:style-name="T467"><text:s text:c="5"/>owist</text:span></text:span></text:p>
                  <text:p text:style-name="Preformatted_20_Text"><text:span text:style-name="Teletype"><text:span text:style-name="T467"><text:s text:c="5"/>hetim</text:span></text:span></text:p>
                  <text:p text:style-name="Preformatted_20_Text"><text:span text:style-name="Teletype"><text:span text:style-name="T467"><text:s text:c="5"/>efora</text:span></text:span></text:p>
                  <text:p text:style-name="Preformatted_20_Text"><text:span text:style-name="Teletype"><text:span text:style-name="T467"><text:s text:c="5"/>llgoo</text:span></text:span></text:p>
                  <text:p text:style-name="Preformatted_20_Text"><text:span text:style-name="Teletype"><text:span text:style-name="T467"><text:s text:c="5"/>dment</text:span></text:span></text:p>
                  <text:p text:style-name="Preformatted_20_Text"><text:span text:style-name="Teletype"><text:span text:style-name="T467"><text:s text:c="5"/>ocome</text:span></text:span></text:p>
                </table:table-cell>
                <table:table-cell table:style-name="Table11.A1" office:value-type="string">
                  <text:p text:style-name="Preformatted_20_Text"><text:span text:style-name="Teletype"><text:span text:style-name="T467"><text:s text:c="5"/>tothe</text:span></text:span></text:p>
                  <text:p text:style-name="Preformatted_20_Text"><text:span text:style-name="Teletype"><text:span text:style-name="T467"><text:s text:c="5"/>aidof</text:span></text:span></text:p>
                  <text:p text:style-name="Preformatted_20_Text"><text:span text:style-name="Teletype"><text:span text:style-name="T467"><text:s text:c="5"/>thepa</text:span></text:span></text:p>
                  <text:p text:style-name="Preformatted_20_Text"><text:span text:style-name="Teletype"><text:span text:style-name="T467"><text:s text:c="5"/>wisth</text:span></text:span></text:p>
                  <text:p text:style-name="Preformatted_20_Text"><text:span text:style-name="Teletype"><text:span text:style-name="T467"><text:s text:c="5"/>etime</text:span></text:span></text:p>
                  <text:p text:style-name="Preformatted_20_Text"><text:span text:style-name="Teletype"><text:span text:style-name="T467"><text:s text:c="5"/>foral</text:span></text:span></text:p>
                  <text:p text:style-name="Preformatted_20_Text"><text:span text:style-name="Teletype"><text:span text:style-name="T467"><text:s text:c="5"/>lgood</text:span></text:span></text:p>
                  <text:p text:style-name="Preformatted_20_Text"><text:span text:style-name="Teletype"><text:span text:style-name="T467"><text:s text:c="5"/>mento</text:span></text:span></text:p>
                  <text:p text:style-name="Preformatted_20_Text"><text:span text:style-name="Teletype"><text:span text:style-name="T467"><text:s text:c="5"/>comet</text:span></text:span></text:p>
                  <text:p text:style-name="Preformatted_20_Text"><text:span text:style-name="Teletype"><text:span text:style-name="T467"><text:s text:c="5"/>othea</text:span></text:span></text:p>
                  <text:p text:style-name="Preformatted_20_Text"><text:span text:style-name="Teletype"><text:span text:style-name="T467"><text:s text:c="5"/>idoft</text:span></text:span></text:p>
                  <text:p text:style-name="Preformatted_20_Text"><text:span text:style-name="Teletype"><text:span text:style-name="T467"><text:s text:c="5"/>hepar</text:span></text:span></text:p>
                  <text:p text:style-name="Preformatted_20_Text"><text:span text:style-name="Teletype"><text:span text:style-name="T467"><text:s text:c="5"/>isthe</text:span></text:span></text:p>
                  <text:p text:style-name="Preformatted_20_Text"><text:span text:style-name="Teletype"><text:span text:style-name="T467"><text:s text:c="5"/>timef</text:span></text:span></text:p>
                  <text:p text:style-name="Preformatted_20_Text"><text:span text:style-name="Teletype"><text:span text:style-name="T467"><text:s text:c="5"/>orall</text:span></text:span></text:p>
                </table:table-cell>
                <table:table-cell table:style-name="Table11.A1" office:value-type="string">
                  <text:p text:style-name="Preformatted_20_Text"><text:span text:style-name="Teletype"><text:span text:style-name="T467"><text:s text:c="5"/>goodm</text:span></text:span></text:p>
                  <text:p text:style-name="Preformatted_20_Text"><text:span text:style-name="Teletype"><text:span text:style-name="T467"><text:s text:c="5"/>entoc</text:span></text:span></text:p>
                  <text:p text:style-name="Preformatted_20_Text"><text:span text:style-name="Teletype"><text:span text:style-name="T467"><text:s text:c="5"/>ometo</text:span></text:span></text:p>
                  <text:p text:style-name="Preformatted_20_Text"><text:span text:style-name="Teletype"><text:span text:style-name="T467"><text:s text:c="5"/>theai</text:span></text:span></text:p>
                  <text:p text:style-name="Preformatted_20_Text"><text:span text:style-name="Teletype"><text:span text:style-name="T467"><text:s text:c="5"/>dofth</text:span></text:span></text:p>
                  <text:p text:style-name="Preformatted_20_Text"><text:span text:style-name="Teletype"><text:span text:style-name="T467"><text:s text:c="5"/>epart</text:span></text:span></text:p>
                  <text:p text:style-name="Preformatted_20_Text"><text:span text:style-name="Teletype"><text:span text:style-name="T467"><text:s text:c="5"/>isthe</text:span></text:span></text:p>
                  <text:p text:style-name="Preformatted_20_Text"><text:span text:style-name="Teletype"><text:span text:style-name="T467"><text:s text:c="5"/>timef</text:span></text:span></text:p>
                  <text:p text:style-name="Preformatted_20_Text"><text:span text:style-name="Teletype"><text:span text:style-name="T467"><text:s text:c="5"/>orall</text:span></text:span></text:p>
                  <text:p text:style-name="Preformatted_20_Text"><text:span text:style-name="Teletype"><text:span text:style-name="T467"><text:s text:c="5"/>goodm</text:span></text:span></text:p>
                  <text:p text:style-name="Preformatted_20_Text"><text:span text:style-name="Teletype"><text:span text:style-name="T467"><text:s text:c="5"/>entoc</text:span></text:span></text:p>
                  <text:p text:style-name="Preformatted_20_Text"><text:span text:style-name="Teletype"><text:span text:style-name="T467"><text:s text:c="5"/>ometo</text:span></text:span></text:p>
                  <text:p text:style-name="Preformatted_20_Text"><text:span text:style-name="Teletype"><text:span text:style-name="T467"><text:s text:c="5"/>theai</text:span></text:span></text:p>
                  <text:p text:style-name="Preformatted_20_Text"><text:span text:style-name="Teletype"><text:span text:style-name="T467"><text:s text:c="5"/>dofth</text:span></text:span></text:p>
                  <text:p text:style-name="Preformatted_20_Text"><text:span text:style-name="Teletype"><text:span text:style-name="T467"><text:s text:c="5"/>epart</text:span></text:span></text:p>
                </table:table-cell>
              </table:table-row>
            </table:table>
            <text:list xml:id="list181614993659735" text:continue-numbering="true" text:style-name="L32">
              <text:list-header>
                <text:p text:style-name="P587"/>
              </text:list-header>
            </text:list>
          </table:table-cell>
        </table:table-row>
      </table:table>
      <text:p text:style-name="P284"><text:soft-page-break/>Figure <text:sequence text:ref-name="refIllustration35" text:name="Illustration" text:formula="ooow:Illustration+1" style:num-format="1">36</text:sequence> $ShredQuery() <text:span text:style-name="T671">E</text:span>xample</text:p>
      <text:h text:style-name="Heading_20_3" text:outline-level="3"><text:alphabetical-index-mark-start text:id="IMark107718184"/>$zzSoundex(s1)<text:alphabetical-index-mark-end text:id="IMark107718184"/></text:h>
      <text:p text:style-name="Standard">Returns the Soundex code for the argument string as follows:</text:p>
      <text:p text:style-name="Standard"/>
      <text:list xml:id="list1996991256597925339" text:style-name="L33">
        <text:list-item>
          <text:p text:style-name="P588">All letters are converted to lower case;</text:p>
        </text:list-item>
        <text:list-item>
          <text:p text:style-name="P588">Non-alphabetic characters are removed;</text:p>
        </text:list-item>
        <text:list-item>
          <text:p text:style-name="P588">Adjacent duplicate letters are replaced by a single occurrence; </text:p>
        </text:list-item>
        <text:list-item>
          <text:p text:style-name="P588">The first letter is retained;</text:p>
        </text:list-item>
        <text:list-item>
          <text:p text:style-name="P588">The letters <text:span text:style-name="T249">b, f, p, and v are replaced by the number 1;</text:span></text:p>
        </text:list-item>
        <text:list-item>
          <text:p text:style-name="P584">The letters c, g, j, k, q, s, x, and z are replaced by the number 2;</text:p>
        </text:list-item>
        <text:list-item>
          <text:p text:style-name="P584">The letters d and t are replaced by the number 3;</text:p>
        </text:list-item>
        <text:list-item>
          <text:p text:style-name="P584">The letter l is replaced by the number 4;</text:p>
        </text:list-item>
        <text:list-item>
          <text:p text:style-name="P584">The letters m and n are replaced by the letter 5;</text:p>
        </text:list-item>
        <text:list-item>
          <text:p text:style-name="P584">the letter r is replaced by the number 6;</text:p>
        </text:list-item>
        <text:list-item>
          <text:p text:style-name="P584">The is truncated to four characters.</text:p>
        </text:list-item>
      </text:list>
      <text:h text:style-name="Heading_20_3" text:outline-level="3"><text:alphabetical-index-mark-start text:id="IMark108074312"/>$zSmithWaterman<text:alphabetical-index-mark-end text:id="IMark108074312"/>(s1,s2,algn,mat,gap,noMatch,match)</text:h>
      <text:p text:style-name="Standard">Computes the <text:alphabetical-index-mark-start text:id="IMark108923064"/>Smith Waterman<text:alphabetical-index-mark-end text:id="IMark108923064"/> score between two strings. Result returned is the highest <text:alphabetical-index-mark text:string-value="string alignment"/><text:alphabetical-index-mark-start text:id="IMark108533544"/>alignment<text:alphabetical-index-mark-end text:id="IMark108533544"/> score achieved. String lengths are limited by <text:alphabetical-index-mark-start text:id="IMark108097512"/><text:span text:style-name="T4">STR_MAX</text:span> <text:alphabetical-index-mark-end text:id="IMark108097512"/>in the interpreter. If you compare very long strings (&gt;100,000 characters), you may exceed stack space. This can be increased under Linux with the command: </text:p>
      <text:p text:style-name="Standard"/>
      <text:p text:style-name="P475"><text:alphabetical-index-mark-start text:id="IMark108201944"/>ulimit<text:alphabetical-index-mark-end text:id="IMark108201944"/> -s unlimited </text:p>
      <text:p text:style-name="P416"/>
      <text:p text:style-name="Standard">Figure <text:sequence-ref text:reference-format="value" text:ref-name="refIllustration36">37</text:sequence-ref> gives an example. </text:p>
      <text:p text:style-name="Standard"/>
      <text:list xml:id="list4350707840594870446" text:style-name="L34">
        <text:list-item>
          <text:p text:style-name="P711"><text:span text:style-name="Teletype"><text:span text:style-name="T2"><text:s/></text:span></text:span><text:span text:style-name="Teletype"><text:span text:style-name="T467">#!/usr/bin/mumps</text:span></text:span></text:p>
        </text:list-item>
        <text:list-item>
          <text:p text:style-name="P711"><text:span text:style-name="Teletype"><text:span text:style-name="T467"><text:s text:c="2"/>set s1="now is the time"</text:span></text:span></text:p>
        </text:list-item>
        <text:list-item>
          <text:p text:style-name="P711"><text:span text:style-name="Teletype"><text:span text:style-name="T467"><text:s text:c="2"/>set s2="now <text:s/>i th <text:s/>time"</text:span></text:span></text:p>
        </text:list-item>
        <text:list-item>
          <text:p text:style-name="P711"><text:span text:style-name="Teletype"><text:span text:style-name="T467"><text:s text:c="2"/>set i=$zSmithWaterman(s1,s2,1,0,-1,-1,2)</text:span></text:span></text:p>
        </text:list-item>
        <text:list-item>
          <text:p text:style-name="P711"><text:span text:style-name="Teletype"><text:span text:style-name="T467"><text:s text:c="2"/>write "score=",i,!</text:span></text:span></text:p>
        </text:list-item>
      </text:list>
      <text:p text:style-name="P193"><text:span text:style-name="Teletype"><text:span text:style-name="T467"/></text:span></text:p>
      <text:p text:style-name="P193"><text:span text:style-name="Teletype"><text:span text:style-name="T466">output:</text:span></text:span></text:p>
      <text:p text:style-name="P205"/>
      <text:p text:style-name="P193"><text:span text:style-name="Teletype"><text:span text:style-name="T467"><text:s text:c="3"/>1 now- is the time 16</text:span></text:span></text:p>
      <text:p text:style-name="P193"><text:span text:style-name="Teletype"><text:span text:style-name="T467"><text:s text:c="5"/>::: :: ::: :::::</text:span></text:span></text:p>
      <text:p text:style-name="P193"><text:span text:style-name="Teletype"><text:span text:style-name="T467"><text:s text:c="3"/>1 now <text:s/>i- th <text:s/>time 16</text:span></text:span></text:p>
      <text:p text:style-name="P205"/>
      <text:p text:style-name="P193"><text:span text:style-name="Teletype"><text:span text:style-name="T467">score=23</text:span></text:span></text:p>
      <text:p text:style-name="P193"><text:span text:style-name="Teletype"><text:span text:style-name="T467"/></text:span></text:p>
      <text:p text:style-name="P284"><text:span text:style-name="Teletype"><text:span text:style-name="T471">Figure </text:span></text:span><text:span text:style-name="Teletype"><text:span text:style-name="T471"><text:sequence text:ref-name="refIllustration36" text:name="Illustration" text:formula="ooow:Illustration+1" style:num-format="1">37</text:sequence></text:span></text:span><text:span text:style-name="Teletype"><text:span text:style-name="T471"> $zSmithWaterman() </text:span></text:span><text:span text:style-name="Teletype"><text:span text:style-name="T473">Example</text:span></text:span></text:p>
      <text:p text:style-name="P416"/>
      <text:p text:style-name="P416">Parameters:</text:p>
      <text:p text:style-name="P416"/>
      <text:p text:style-name="P416">If <text:span text:style-name="T107">algn</text:span> is zero, no printout of alignments is produced. If <text:span text:style-name="T107">algn</text:span> is not zero, a summary of the alternative alignments will be printed. </text:p>
      <text:p text:style-name="P416"/>
      <text:p text:style-name="P416">If <text:span text:style-name="T107">mat</text:span> is zero, intermediate matrices will not be printed. </text:p>
      <text:p text:style-name="P416"/>
      <text:p text:style-name="P416">The parameters <text:span text:style-name="T107">gap</text:span>, <text:span text:style-name="T107">noMatch</text:span> and <text:span text:style-name="T107">match</text:span> are the gap and mismatch penalties (negative integers) and the match reward (a positive integer). </text:p>
      <text:p text:style-name="P416"/>
      <text:p text:style-name="P416">If insufficient memory is available, a segmentation violation will be raised. Try <text:s/>increasing your stack size.</text:p>
      <text:h text:style-name="Heading_20_3" text:outline-level="3"><text:bookmark text:name="fn1aidf"/>$zzIDF(global,doccount)</text:h>
      <text:p text:style-name="Standard"><text:span text:style-name="T413"><text:s/>Calculates the </text:span><text:alphabetical-index-mark-start text:id="IMark111288232"/><text:span text:style-name="T413">Inverse Document Frequency score</text:span><text:alphabetical-index-mark-end text:id="IMark111288232"/><text:span text:style-name="T413"> of words contained in the argument </text:span><text:span text:style-name="T424">global</text:span><text:span text:style-name="T413">. The parameter </text:span><text:span text:style-name="T424">doccount</text:span><text:span text:style-name="T413"> is the total number of documents. The index of each element of the </text:span><text:span text:style-name="T424">global</text:span><text:span text:style-name="T413"> </text:span><text:soft-page-break/><text:span text:style-name="T413">vector is a word and the value stored is the number of times the word occurs in the collection. Figure </text:span><text:span text:style-name="T413"><text:sequence-ref text:reference-format="value" text:ref-name="refIllustration37">38</text:sequence-ref></text:span><text:span text:style-name="T413"> gives and example. The vector argument </text:span><text:span text:style-name="T426">global </text:span><text:span text:style-name="T435">must be a top level array.</text:span></text:p>
      <text:p text:style-name="P51"/>
      <text:list xml:id="list8345980553700506679" text:style-name="L35">
        <text:list-item>
          <text:p text:style-name="P712"><text:span text:style-name="Teletype"><text:span text:style-name="T467"><text:s/>#!/usr/bin/mumps</text:span></text:span></text:p>
        </text:list-item>
        <text:list-item>
          <text:p text:style-name="P712"><text:span text:style-name="Teletype"><text:span text:style-name="T467"><text:s text:c="2"/>set ^a("now")=2</text:span></text:span></text:p>
        </text:list-item>
        <text:list-item>
          <text:p text:style-name="P712"><text:span text:style-name="Teletype"><text:span text:style-name="T467"><text:s text:c="2"/>set ^a("is")=5</text:span></text:span></text:p>
        </text:list-item>
        <text:list-item>
          <text:p text:style-name="P712"><text:span text:style-name="Teletype"><text:span text:style-name="T467"><text:s text:c="2"/>set ^a("the")=6</text:span></text:span></text:p>
        </text:list-item>
        <text:list-item>
          <text:p text:style-name="P712"><text:span text:style-name="Teletype"><text:span text:style-name="T467"><text:s text:c="2"/>set ^a("time")=3</text:span></text:span></text:p>
        </text:list-item>
        <text:list-item>
          <text:p text:style-name="P712"><text:span text:style-name="Teletype"><text:span text:style-name="T467"><text:s text:c="2"/>set j=4</text:span></text:span></text:p>
        </text:list-item>
        <text:list-item>
          <text:p text:style-name="P712"><text:span text:style-name="Teletype"><text:span text:style-name="T467"><text:s text:c="2"/>set %=$zzIDF(^a,j)</text:span></text:span></text:p>
        </text:list-item>
        <text:list-item>
          <text:p text:style-name="P712"><text:span text:style-name="Teletype"><text:span text:style-name="T467"><text:s text:c="2"/>for i="":$order(^a(i)):"" write i," ",^a(i),!</text:span></text:span></text:p>
        </text:list-item>
      </text:list>
      <text:p text:style-name="P193"><text:span text:style-name="Teletype"><text:span text:style-name="T467"/></text:span></text:p>
      <text:p text:style-name="P193"><text:span text:style-name="Teletype"><text:span text:style-name="T466">output:</text:span></text:span></text:p>
      <text:p text:style-name="P205"/>
      <text:p text:style-name="P193"><text:span text:style-name="Teletype"><text:span text:style-name="T467">is 0.7</text:span></text:span></text:p>
      <text:p text:style-name="P193"><text:span text:style-name="Teletype"><text:span text:style-name="T467">now 2.0</text:span></text:span></text:p>
      <text:p text:style-name="P193"><text:span text:style-name="Teletype"><text:span text:style-name="T467">the 0.4</text:span></text:span></text:p>
      <text:p text:style-name="P193"><text:span text:style-name="Teletype"><text:span text:style-name="T467">time 1.4</text:span></text:span></text:p>
      <text:p text:style-name="P193"><text:span text:style-name="Teletype"><text:span text:style-name="T467"/></text:span></text:p>
      <text:p text:style-name="P284"><text:span text:style-name="Teletype"><text:span text:style-name="T471">Figure </text:span></text:span><text:span text:style-name="Teletype"><text:span text:style-name="T471"><text:sequence text:ref-name="refIllustration37" text:name="Illustration" text:formula="ooow:Illustration+1" style:num-format="1">38</text:sequence></text:span></text:span><text:span text:style-name="Teletype"><text:span text:style-name="T471"> $zzIDF() </text:span></text:span><text:span text:style-name="Teletype"><text:span text:style-name="T473">E</text:span></text:span><text:span text:style-name="Teletype"><text:span text:style-name="T471">xample</text:span></text:span></text:p>
      <text:h text:style-name="Heading_20_3" text:outline-level="3"><text:alphabetical-index-mark-start text:id="IMark108303336"/>Correlation Functions<text:alphabetical-index-mark-end text:id="IMark108303336"/></text:h>
      <text:h text:style-name="Heading_20_4" text:outline-level="4"><text:s/><text:alphabetical-index-mark-start text:id="IMark107505032"/>$zzTermCorrelate<text:alphabetical-index-mark-end text:id="IMark107505032"/>(global1,global2) </text:h>
      <text:p text:style-name="P416">Calculates the Term-Term co-occurrence matrix for the Document-Term matrix in <text:span text:style-name="T107">global1</text:span>. The result is placed in <text:span text:style-name="T107">global2</text:span><text:span text:style-name="T129">.</text:span></text:p>
      <text:p text:style-name="P416"/>
      <text:p text:style-name="P416">A <text:alphabetical-index-mark-start text:id="IMark108582648"/>Term-Term matrix<text:alphabetical-index-mark-end text:id="IMark108582648"/> has terms (words) as the indices of its rows and columns. A Term-Term matrix gives, for each position, the degree to which the term corresponding to the row is similar to the term corresponding to the column. The diagonal, which is the degree a term is related to itself, is ignored. Both operands must be top level arrays. </text:p>
      <text:p text:style-name="P416"/>
      <text:p text:style-name="P416">In both the doc-doc and term-term matrices, the upper and lower diagonal matrices are mirror images of one another. Figure <text:sequence-ref text:reference-format="value" text:ref-name="refIllustration38">39</text:sequence-ref> gives an example. The order of words in the output will depend upon which data base facility is in use and what it's collating settings are. The Native global array handler collates according to ASCII-7.</text:p>
      <text:p text:style-name="P416"/>
      <text:list xml:id="list7565867346778655669" text:style-name="L36">
        <text:list-item>
          <text:p text:style-name="P713"><text:span text:style-name="Teletype"><text:span text:style-name="T2"><text:s/></text:span></text:span><text:span text:style-name="Teletype"><text:span text:style-name="T467"><text:s/>#!/usr/bin/mumps</text:span></text:span></text:p>
        </text:list-item>
        <text:list-item>
          <text:p text:style-name="P713"><text:span text:style-name="Teletype"><text:span text:style-name="T467"><text:s text:c="3"/>kill ^A,^B</text:span></text:span></text:p>
        </text:list-item>
        <text:list-item>
          <text:p text:style-name="P694"/>
        </text:list-item>
        <text:list-item>
          <text:p text:style-name="P713"><text:span text:style-name="Teletype"><text:span text:style-name="T467"><text:s text:c="3"/>set ^A("1","computer")=5</text:span></text:span></text:p>
        </text:list-item>
        <text:list-item>
          <text:p text:style-name="P713"><text:span text:style-name="Teletype"><text:span text:style-name="T467"><text:s text:c="3"/>set ^A("1","data")=2</text:span></text:span></text:p>
        </text:list-item>
        <text:list-item>
          <text:p text:style-name="P713"><text:span text:style-name="Teletype"><text:span text:style-name="T467"><text:s text:c="3"/>set ^A("1","program")=6</text:span></text:span></text:p>
        </text:list-item>
        <text:list-item>
          <text:p text:style-name="P713"><text:span text:style-name="Teletype"><text:span text:style-name="T467"><text:s text:c="3"/>set ^A("1","disk")=3</text:span></text:span></text:p>
        </text:list-item>
        <text:list-item>
          <text:p text:style-name="P713"><text:span text:style-name="Teletype"><text:span text:style-name="T467"><text:s text:c="3"/>set ^A("1","laptop")=7</text:span></text:span></text:p>
        </text:list-item>
        <text:list-item>
          <text:p text:style-name="P713"><text:span text:style-name="Teletype"><text:span text:style-name="T467"><text:s text:c="3"/>set ^A("1","monitor")=1</text:span></text:span></text:p>
        </text:list-item>
        <text:list-item>
          <text:p text:style-name="P694"/>
        </text:list-item>
        <text:list-item>
          <text:p text:style-name="P713"><text:span text:style-name="Teletype"><text:span text:style-name="T467"><text:s text:c="2"/>set ^A("2","computer")=5</text:span></text:span></text:p>
        </text:list-item>
        <text:list-item>
          <text:p text:style-name="P713"><text:span text:style-name="Teletype"><text:span text:style-name="T467"><text:s text:c="2"/>set ^A("2","printer")=2</text:span></text:span></text:p>
        </text:list-item>
        <text:list-item>
          <text:p text:style-name="P713"><text:span text:style-name="Teletype"><text:span text:style-name="T467"><text:s text:c="2"/>set ^A("2","program")=6</text:span></text:span></text:p>
        </text:list-item>
        <text:list-item>
          <text:p text:style-name="P713"><text:span text:style-name="Teletype"><text:span text:style-name="T467"><text:s text:c="2"/>set ^A("2","memory")=3</text:span></text:span></text:p>
        </text:list-item>
        <text:list-item>
          <text:p text:style-name="P713"><text:span text:style-name="Teletype"><text:span text:style-name="T467"><text:s text:c="2"/>set ^A("2","laptop")=7</text:span></text:span></text:p>
        </text:list-item>
        <text:list-item>
          <text:p text:style-name="P713"><text:span text:style-name="Teletype"><text:span text:style-name="T467"><text:s text:c="2"/>set ^A("2","language")=1</text:span></text:span></text:p>
        </text:list-item>
        <text:list-item>
          <text:p text:style-name="P694"/>
        </text:list-item>
        <text:list-item>
          <text:p text:style-name="P713"><text:span text:style-name="Teletype"><text:span text:style-name="T467"><text:s text:c="2"/>set ^A("3","computer")=5</text:span></text:span></text:p>
        </text:list-item>
        <text:list-item>
          <text:p text:style-name="P713"><text:span text:style-name="Teletype"><text:span text:style-name="T467"><text:s text:c="2"/>set ^A("3","printer")=2</text:span></text:span></text:p>
        </text:list-item>
        <text:list-item>
          <text:p text:style-name="P713"><text:span text:style-name="Teletype"><text:span text:style-name="T467"><text:s text:c="2"/>set ^A("3","disk")=6</text:span></text:span></text:p>
        </text:list-item>
        <text:list-item>
          <text:p text:style-name="P713"><text:span text:style-name="Teletype"><text:span text:style-name="T467"><text:s text:c="2"/>set ^A("3","memory")=3</text:span></text:span></text:p>
        </text:list-item>
        <text:list-item>
          <text:p text:style-name="P713"><text:span text:style-name="Teletype"><text:span text:style-name="T467"><text:s text:c="2"/>set ^A("3","laptop")=7</text:span></text:span></text:p>
        </text:list-item>
        <text:list-item>
          <text:p text:style-name="P713"><text:span text:style-name="Teletype"><text:span text:style-name="T467"><text:s text:c="2"/>set ^A("3","USB")=1</text:span></text:span></text:p>
        </text:list-item>
        <text:list-item>
          <text:p text:style-name="P694"><text:soft-page-break/></text:p>
        </text:list-item>
        <text:list-item>
          <text:p text:style-name="P713"><text:span text:style-name="Teletype"><text:span text:style-name="T467"><text:s text:c="2"/>set %=$zzTermCorrelate(^A,^B)</text:span></text:span></text:p>
        </text:list-item>
        <text:list-item>
          <text:p text:style-name="P694"/>
        </text:list-item>
        <text:list-item>
          <text:p text:style-name="P713"><text:span text:style-name="Teletype"><text:span text:style-name="T467"><text:s text:c="2"/>for i="":$order(^B(i)):"" do</text:span></text:span></text:p>
        </text:list-item>
        <text:list-item>
          <text:p text:style-name="P713"><text:span text:style-name="Teletype"><text:span text:style-name="T467"><text:s text:c="2"/>. write i,!</text:span></text:span></text:p>
        </text:list-item>
        <text:list-item>
          <text:p text:style-name="P713"><text:span text:style-name="Teletype"><text:span text:style-name="T467"><text:s text:c="2"/>. for j="":$order(^B(i,j)):"" do</text:span></text:span></text:p>
        </text:list-item>
        <text:list-item>
          <text:p text:style-name="P713"><text:span text:style-name="Teletype"><text:span text:style-name="T467"><text:s text:c="2"/>.. write ?10,j," ",^B(i,j),!</text:span></text:span></text:p>
        </text:list-item>
      </text:list>
      <table:table table:name="Table12" table:style-name="Table12">
        <table:table-column table:style-name="Table12.A"/>
        <table:table-row>
          <table:table-cell table:style-name="Table12.A1" office:value-type="string">
            <text:p text:style-name="P437"><text:span text:style-name="Teletype"><text:span text:style-name="T466">output:</text:span></text:span></text:p>
          </table:table-cell>
        </table:table-row>
        <table:table-row>
          <table:table-cell table:style-name="Table12.A1" office:value-type="string">
            <table:table table:name="Table13" table:style-name="Table13">
              <table:table-column table:style-name="Table13.A" table:number-columns-repeated="3"/>
              <table:table-row>
                <table:table-cell table:style-name="Table13.A1" office:value-type="string">
                  <text:p text:style-name="P436"><text:span text:style-name="Teletype"><text:span text:style-name="T481">USB</text:span></text:span></text:p>
                  <text:p text:style-name="P436"><text:span text:style-name="Teletype"><text:span text:style-name="T481"><text:s text:c="9"/>computer 1</text:span></text:span></text:p>
                  <text:p text:style-name="P436"><text:span text:style-name="Teletype"><text:span text:style-name="T481"><text:s text:c="9"/>disk 1</text:span></text:span></text:p>
                  <text:p text:style-name="P436"><text:span text:style-name="Teletype"><text:span text:style-name="T481"><text:s text:c="9"/>laptop 1</text:span></text:span></text:p>
                  <text:p text:style-name="P436"><text:span text:style-name="Teletype"><text:span text:style-name="T481"><text:s text:c="9"/>memory 1</text:span></text:span></text:p>
                  <text:p text:style-name="P436"><text:span text:style-name="Teletype"><text:span text:style-name="T481"><text:s text:c="9"/>printer 1</text:span></text:span></text:p>
                  <text:p text:style-name="P436"><text:span text:style-name="Teletype"><text:span text:style-name="T481">computer</text:span></text:span></text:p>
                  <text:p text:style-name="P436"><text:span text:style-name="Teletype"><text:span text:style-name="T481"><text:s text:c="9"/>USB 1</text:span></text:span></text:p>
                  <text:p text:style-name="P436"><text:span text:style-name="Teletype"><text:span text:style-name="T481"><text:s text:c="9"/>data 1</text:span></text:span></text:p>
                  <text:p text:style-name="P436"><text:span text:style-name="Teletype"><text:span text:style-name="T481"><text:s text:c="9"/>disk 2</text:span></text:span></text:p>
                  <text:p text:style-name="P436"><text:span text:style-name="Teletype"><text:span text:style-name="T481"><text:s text:c="9"/>language 1</text:span></text:span></text:p>
                  <text:p text:style-name="P436"><text:span text:style-name="Teletype"><text:span text:style-name="T481"><text:s text:c="9"/>laptop 3</text:span></text:span></text:p>
                  <text:p text:style-name="P436"><text:span text:style-name="Teletype"><text:span text:style-name="T481"><text:s text:c="9"/>memory 2</text:span></text:span></text:p>
                  <text:p text:style-name="P436"><text:span text:style-name="Teletype"><text:span text:style-name="T481"><text:s text:c="9"/>monitor 1</text:span></text:span></text:p>
                  <text:p text:style-name="P436"><text:span text:style-name="Teletype"><text:span text:style-name="T481"><text:s text:c="9"/>printer 2</text:span></text:span></text:p>
                  <text:p text:style-name="P436"><text:span text:style-name="Teletype"><text:span text:style-name="T481"><text:s text:c="9"/>program 2</text:span></text:span></text:p>
                  <text:p text:style-name="P436"><text:span text:style-name="Teletype"><text:span text:style-name="T481">data</text:span></text:span></text:p>
                  <text:p text:style-name="P436"><text:span text:style-name="Teletype"><text:span text:style-name="T481"><text:s text:c="9"/>computer 1</text:span></text:span></text:p>
                  <text:p text:style-name="P436"><text:span text:style-name="Teletype"><text:span text:style-name="T481"><text:s text:c="9"/>disk 1</text:span></text:span></text:p>
                  <text:p text:style-name="P436"><text:span text:style-name="Teletype"><text:span text:style-name="T481"><text:s text:c="9"/>laptop 1</text:span></text:span></text:p>
                  <text:p text:style-name="P436"><text:span text:style-name="Teletype"><text:span text:style-name="T481"><text:s text:c="9"/>monitor 1</text:span></text:span></text:p>
                  <text:p text:style-name="P436"><text:span text:style-name="Teletype"><text:span text:style-name="T481"><text:s text:c="9"/>program 1</text:span></text:span></text:p>
                  <text:p text:style-name="P436"><text:span text:style-name="Teletype"><text:span text:style-name="T481">disk</text:span></text:span></text:p>
                  <text:p text:style-name="P436"><text:span text:style-name="Teletype"><text:span text:style-name="T481"><text:s text:c="9"/>USB 1</text:span></text:span></text:p>
                  <text:p text:style-name="P436"><text:span text:style-name="Teletype"><text:span text:style-name="T481"><text:s text:c="9"/>computer 2</text:span></text:span></text:p>
                  <text:p text:style-name="P436"><text:span text:style-name="Teletype"><text:span text:style-name="T481"><text:s text:c="9"/>data 1</text:span></text:span></text:p>
                  <text:p text:style-name="P436"><text:span text:style-name="Teletype"><text:span text:style-name="T481"><text:s text:c="9"/>laptop 2</text:span></text:span></text:p>
                  <text:p text:style-name="P436"><text:span text:style-name="Teletype"><text:span text:style-name="T481"><text:s text:c="9"/>memory 1</text:span></text:span></text:p>
                </table:table-cell>
                <table:table-cell table:style-name="Table13.A1" office:value-type="string">
                  <text:p text:style-name="P436"><text:span text:style-name="Teletype"><text:span text:style-name="T481"><text:s text:c="9"/>monitor 1</text:span></text:span></text:p>
                  <text:p text:style-name="P436"><text:span text:style-name="Teletype"><text:span text:style-name="T481"><text:s text:c="9"/>printer 1</text:span></text:span></text:p>
                  <text:p text:style-name="P436"><text:span text:style-name="Teletype"><text:span text:style-name="T481"><text:s text:c="9"/>program 1 <text:s text:c="2"/>language</text:span></text:span></text:p>
                  <text:p text:style-name="P436"><text:span text:style-name="Teletype"><text:span text:style-name="T481"><text:s text:c="9"/>computer 1</text:span></text:span></text:p>
                  <text:p text:style-name="P436"><text:span text:style-name="Teletype"><text:span text:style-name="T481"><text:s text:c="9"/>laptop 1</text:span></text:span></text:p>
                  <text:p text:style-name="P436"><text:span text:style-name="Teletype"><text:span text:style-name="T481"><text:s text:c="9"/>memory 1</text:span></text:span></text:p>
                  <text:p text:style-name="P436"><text:span text:style-name="Teletype"><text:span text:style-name="T481"><text:s text:c="9"/>printer 1</text:span></text:span></text:p>
                  <text:p text:style-name="P436"><text:span text:style-name="Teletype"><text:span text:style-name="T481"><text:s text:c="9"/>program 1</text:span></text:span></text:p>
                  <text:p text:style-name="P436"><text:span text:style-name="Teletype"><text:span text:style-name="T481">laptop</text:span></text:span></text:p>
                  <text:p text:style-name="P436"><text:span text:style-name="Teletype"><text:span text:style-name="T481"><text:s text:c="9"/>USB 1</text:span></text:span></text:p>
                  <text:p text:style-name="P436"><text:span text:style-name="Teletype"><text:span text:style-name="T481"><text:s text:c="9"/>computer 3</text:span></text:span></text:p>
                  <text:p text:style-name="P436"><text:span text:style-name="Teletype"><text:span text:style-name="T481"><text:s text:c="9"/>data 1</text:span></text:span></text:p>
                  <text:p text:style-name="P436"><text:span text:style-name="Teletype"><text:span text:style-name="T481"><text:s text:c="9"/>disk 2</text:span></text:span></text:p>
                  <text:p text:style-name="P436"><text:span text:style-name="Teletype"><text:span text:style-name="T481"><text:s text:c="9"/>language 1</text:span></text:span></text:p>
                  <text:p text:style-name="P436"><text:span text:style-name="Teletype"><text:span text:style-name="T481"><text:s text:c="9"/>memory 2</text:span></text:span></text:p>
                  <text:p text:style-name="P436"><text:span text:style-name="Teletype"><text:span text:style-name="T481"><text:s text:c="9"/>monitor 1</text:span></text:span></text:p>
                  <text:p text:style-name="P436"><text:span text:style-name="Teletype"><text:span text:style-name="T481"><text:s text:c="9"/>printer 2</text:span></text:span></text:p>
                  <text:p text:style-name="P436"><text:span text:style-name="Teletype"><text:span text:style-name="T481"><text:s text:c="9"/>program 2</text:span></text:span></text:p>
                  <text:p text:style-name="P436"><text:span text:style-name="Teletype"><text:span text:style-name="T481">memory</text:span></text:span></text:p>
                  <text:p text:style-name="P436"><text:span text:style-name="Teletype"><text:span text:style-name="T481"><text:s text:c="9"/>USB 1</text:span></text:span></text:p>
                  <text:p text:style-name="P436"><text:span text:style-name="Teletype"><text:span text:style-name="T481"><text:s text:c="9"/>computer 2</text:span></text:span></text:p>
                  <text:p text:style-name="P436"><text:span text:style-name="Teletype"><text:span text:style-name="T481"><text:s text:c="9"/>disk 1</text:span></text:span></text:p>
                  <text:p text:style-name="P436"><text:span text:style-name="Teletype"><text:span text:style-name="T481"><text:s text:c="9"/>language 1</text:span></text:span></text:p>
                  <text:p text:style-name="P436"><text:span text:style-name="Teletype"><text:span text:style-name="T481"><text:s text:c="9"/>laptop 2</text:span></text:span></text:p>
                  <text:p text:style-name="P436"><text:span text:style-name="Teletype"><text:span text:style-name="T481"><text:s text:c="9"/>printer 2</text:span></text:span></text:p>
                  <text:p text:style-name="P436"><text:span text:style-name="Teletype"><text:span text:style-name="T481"><text:s text:c="9"/>program 1</text:span></text:span></text:p>
                </table:table-cell>
                <table:table-cell table:style-name="Table13.A1" office:value-type="string">
                  <text:p text:style-name="P436"><text:span text:style-name="Teletype"><text:span text:style-name="T481">monitor</text:span></text:span></text:p>
                  <text:p text:style-name="P436"><text:span text:style-name="Teletype"><text:span text:style-name="T481"><text:s text:c="9"/>computer 1</text:span></text:span></text:p>
                  <text:p text:style-name="P436"><text:span text:style-name="Teletype"><text:span text:style-name="T481"><text:s text:c="9"/>data 1</text:span></text:span></text:p>
                  <text:p text:style-name="P436"><text:span text:style-name="Teletype"><text:span text:style-name="T481"><text:s text:c="9"/>disk 1</text:span></text:span></text:p>
                  <text:p text:style-name="P436"><text:span text:style-name="Teletype"><text:span text:style-name="T481"><text:s text:c="9"/>laptop 1</text:span></text:span></text:p>
                  <text:p text:style-name="P436"><text:span text:style-name="Teletype"><text:span text:style-name="T481"><text:s text:c="9"/>program 1</text:span></text:span></text:p>
                  <text:p text:style-name="P436"><text:span text:style-name="Teletype"><text:span text:style-name="T481">printer</text:span></text:span></text:p>
                  <text:p text:style-name="P436"><text:span text:style-name="Teletype"><text:span text:style-name="T481"><text:s text:c="9"/>USB 1</text:span></text:span></text:p>
                  <text:p text:style-name="P436"><text:span text:style-name="Teletype"><text:span text:style-name="T481"><text:s text:c="9"/>computer 2</text:span></text:span></text:p>
                  <text:p text:style-name="P436"><text:span text:style-name="Teletype"><text:span text:style-name="T481"><text:s text:c="9"/>disk 1</text:span></text:span></text:p>
                  <text:p text:style-name="P436"><text:span text:style-name="Teletype"><text:span text:style-name="T481"><text:s text:c="9"/>language 1</text:span></text:span></text:p>
                  <text:p text:style-name="P436"><text:span text:style-name="Teletype"><text:span text:style-name="T481"><text:s text:c="9"/>laptop 2</text:span></text:span></text:p>
                  <text:p text:style-name="P436"><text:span text:style-name="Teletype"><text:span text:style-name="T481"><text:s text:c="9"/>memory 2</text:span></text:span></text:p>
                  <text:p text:style-name="P436"><text:span text:style-name="Teletype"><text:span text:style-name="T481"><text:s text:c="9"/>program 1</text:span></text:span></text:p>
                  <text:p text:style-name="P436"><text:span text:style-name="Teletype"><text:span text:style-name="T481">program</text:span></text:span></text:p>
                  <text:p text:style-name="P436"><text:span text:style-name="Teletype"><text:span text:style-name="T481"><text:s text:c="9"/>computer 2</text:span></text:span></text:p>
                  <text:p text:style-name="P436"><text:span text:style-name="Teletype"><text:span text:style-name="T481"><text:s text:c="9"/>data 1</text:span></text:span></text:p>
                  <text:p text:style-name="P436"><text:span text:style-name="Teletype"><text:span text:style-name="T481"><text:s text:c="9"/>disk 1</text:span></text:span></text:p>
                  <text:p text:style-name="P436"><text:span text:style-name="Teletype"><text:span text:style-name="T481"><text:s text:c="9"/>language 1</text:span></text:span></text:p>
                  <text:p text:style-name="P436"><text:span text:style-name="Teletype"><text:span text:style-name="T481"><text:s text:c="9"/>laptop 2</text:span></text:span></text:p>
                  <text:p text:style-name="P436"><text:span text:style-name="Teletype"><text:span text:style-name="T481"><text:s text:c="9"/>memory 1</text:span></text:span></text:p>
                  <text:p text:style-name="P436"><text:span text:style-name="Teletype"><text:span text:style-name="T481"><text:s text:c="9"/>monitor 1</text:span></text:span></text:p>
                  <text:p text:style-name="P436"><text:span text:style-name="Teletype"><text:span text:style-name="T481"><text:s text:c="9"/>printer 1</text:span></text:span></text:p>
                </table:table-cell>
              </table:table-row>
            </table:table>
            <text:p text:style-name="P439"/>
          </table:table-cell>
        </table:table-row>
      </table:table>
      <text:p text:style-name="P284">Figure <text:sequence text:ref-name="refIllustration38" text:name="Illustration" text:formula="ooow:Illustration+1" style:num-format="1">39</text:sequence> $zTermCorrelate() <text:span text:style-name="T671">Example</text:span></text:p>
      <text:h text:style-name="Heading_20_4" text:outline-level="4"><text:s/><text:alphabetical-index-mark-start text:id="IMark106945016"/>$zzDocCorrelate<text:alphabetical-index-mark-end text:id="IMark106945016"/>(gblref1,gblref2,mthd,thrshld)</text:h>
      <text:p text:style-name="Standard">A square <text:alphabetical-index-mark-start text:id="IMark107249864"/>Document-Document matrix<text:alphabetical-index-mark-end text:id="IMark107249864"/> <text:span text:style-name="T32">gblref2</text:span> is calculated from the Document-Term matrix <text:span text:style-name="T107">gblref1</text:span> according to method <text:span text:style-name="T32">mthd</text:span> (Cosine, Sim1, Dice, Jaccard). The value of elements in the Document-Document matrix will not exceed <text:span text:style-name="T129">threshold (</text:span><text:span text:style-name="T107">thrshld</text:span><text:span text:style-name="T129">) and the cells associated with coresponding document numbers will not exist.</text:span> </text:p>
      <text:p text:style-name="Standard"/>
      <text:p text:style-name="Standard">A Document-Document matrix has document id's as its row and column indices. A cell in the matrix indicates the degree to which the row document is related to the column document. The diagonal is ignored. Figure <text:sequence-ref text:reference-format="value" text:ref-name="refIllustration39">40</text:sequence-ref> gives an example.</text:p>
      <text:p text:style-name="Standard"/>
      <text:h text:style-name="Heading_20_3" text:outline-level="3"><text:alphabetical-index-mark-start text:id="IMark107163960"/>Stop and Synonym Function<text:alphabetical-index-mark-end text:id="IMark107163960"/>s</text:h>
      <text:h text:style-name="Heading_20_4" text:outline-level="4"><text:s/><text:alphabetical-index-mark-start text:id="IMark109266536"/>$zStopInit<text:alphabetical-index-mark-end text:id="IMark109266536"/>(arg)</text:h>
      <text:h text:style-name="Heading_20_4" text:outline-level="4"><text:s/><text:alphabetical-index-mark-start text:id="IMark111334648"/>$zStopLookup<text:alphabetical-index-mark-end text:id="IMark111334648"/>(word)</text:h>
      <text:h text:style-name="Heading_20_4" text:outline-level="4"><text:s/><text:alphabetical-index-mark-start text:id="IMark108272216"/>$zSynInit<text:alphabetical-index-mark-end text:id="IMark108272216"/>(fileName)</text:h>
      <text:h text:style-name="Heading_20_4" text:outline-level="4"><text:s/><text:alphabetical-index-mark-start text:id="IMark110901864"/>$zSynLookup<text:alphabetical-index-mark-end text:id="IMark110901864"/>(word) </text:h>
      <text:p text:style-name="Standard"/>
      <text:p text:style-name="P416">A call to <text:span text:style-name="T4">$zStopInit(file_name)</text:span> will open and load a file of <text:alphabetical-index-mark-start text:id="IMark109950056"/>stop words<text:alphabetical-index-mark-end text:id="IMark109950056"/> into a <text:alphabetical-index-mark-start text:id="IMark107564856"/>C++ container<text:alphabetical-index-mark-end text:id="IMark107564856"/>. The file should consist of one word per line. If the file cannot be opened or there is insufficient memory to hold the list of words, the program will halt with an error message. <text:span text:style-name="T4">$zStopInit()</text:span> converts all words to lower case. </text:p>
      <text:p text:style-name="Standard"/>
      <text:list xml:id="list2787723769309687344" text:style-name="L37">
        <text:list-item>
          <text:p text:style-name="P714"><text:soft-page-break/><text:span text:style-name="Teletype"><text:span text:style-name="T2"><text:s text:c="2"/></text:span></text:span><text:span text:style-name="Teletype"><text:span text:style-name="T467">#!/usr/bin/mumps <text:s text:c="2"/></text:span></text:span></text:p>
        </text:list-item>
        <text:list-item>
          <text:p text:style-name="P714"><text:span text:style-name="Teletype"><text:span text:style-name="T467"><text:s text:c="3"/>kill ^A,^B</text:span></text:span></text:p>
        </text:list-item>
        <text:list-item>
          <text:p text:style-name="P695"/>
        </text:list-item>
        <text:list-item>
          <text:p text:style-name="P714"><text:span text:style-name="Teletype"><text:span text:style-name="T467"><text:s text:c="3"/>set ^A("1","computer")=5</text:span></text:span></text:p>
        </text:list-item>
        <text:list-item>
          <text:p text:style-name="P714"><text:span text:style-name="Teletype"><text:span text:style-name="T467"><text:s text:c="3"/>set ^A("1","data")=2</text:span></text:span></text:p>
        </text:list-item>
        <text:list-item>
          <text:p text:style-name="P714"><text:span text:style-name="Teletype"><text:span text:style-name="T467"><text:s text:c="3"/>set ^A("1","program")=6</text:span></text:span></text:p>
        </text:list-item>
        <text:list-item>
          <text:p text:style-name="P714"><text:span text:style-name="Teletype"><text:span text:style-name="T467"><text:s text:c="3"/>set ^A("1","disk")=3</text:span></text:span></text:p>
        </text:list-item>
        <text:list-item>
          <text:p text:style-name="P714"><text:span text:style-name="Teletype"><text:span text:style-name="T467"><text:s text:c="3"/>set ^A("1","laptop")=7</text:span></text:span></text:p>
        </text:list-item>
        <text:list-item>
          <text:p text:style-name="P714"><text:span text:style-name="Teletype"><text:span text:style-name="T467"><text:s text:c="3"/>set ^A("1","monitor")=1</text:span></text:span></text:p>
        </text:list-item>
        <text:list-item>
          <text:p text:style-name="P695"/>
        </text:list-item>
        <text:list-item>
          <text:p text:style-name="P714"><text:span text:style-name="Teletype"><text:span text:style-name="T467"><text:s text:c="2"/>set ^A("2","computer")=5</text:span></text:span></text:p>
        </text:list-item>
        <text:list-item>
          <text:p text:style-name="P714"><text:span text:style-name="Teletype"><text:span text:style-name="T467"><text:s text:c="2"/>set ^A("2","printer")=2</text:span></text:span></text:p>
        </text:list-item>
        <text:list-item>
          <text:p text:style-name="P714"><text:span text:style-name="Teletype"><text:span text:style-name="T467"><text:s text:c="2"/>set ^A("2","program")=6</text:span></text:span></text:p>
        </text:list-item>
        <text:list-item>
          <text:p text:style-name="P714"><text:span text:style-name="Teletype"><text:span text:style-name="T467"><text:s text:c="2"/>set ^A("2","memory")=3</text:span></text:span></text:p>
        </text:list-item>
        <text:list-item>
          <text:p text:style-name="P714"><text:span text:style-name="Teletype"><text:span text:style-name="T467"><text:s text:c="2"/>set ^A("2","laptop")=7</text:span></text:span></text:p>
        </text:list-item>
        <text:list-item>
          <text:p text:style-name="P714"><text:span text:style-name="Teletype"><text:span text:style-name="T467"><text:s text:c="2"/>set ^A("2","language")=1</text:span></text:span></text:p>
        </text:list-item>
        <text:list-item>
          <text:p text:style-name="P695"/>
        </text:list-item>
        <text:list-item>
          <text:p text:style-name="P714"><text:span text:style-name="Teletype"><text:span text:style-name="T467"><text:s text:c="2"/>set ^A("3","computer")=5</text:span></text:span></text:p>
        </text:list-item>
        <text:list-item>
          <text:p text:style-name="P714"><text:span text:style-name="Teletype"><text:span text:style-name="T467"><text:s text:c="2"/>set ^A("3","printer")=2</text:span></text:span></text:p>
        </text:list-item>
        <text:list-item>
          <text:p text:style-name="P714"><text:span text:style-name="Teletype"><text:span text:style-name="T467"><text:s text:c="2"/>set ^A("3","disk")=6</text:span></text:span></text:p>
        </text:list-item>
        <text:list-item>
          <text:p text:style-name="P714"><text:span text:style-name="Teletype"><text:span text:style-name="T467"><text:s text:c="2"/>set ^A("3","memory")=3</text:span></text:span></text:p>
        </text:list-item>
        <text:list-item>
          <text:p text:style-name="P714"><text:span text:style-name="Teletype"><text:span text:style-name="T467"><text:s text:c="2"/>set ^A("3","laptop")=7</text:span></text:span></text:p>
        </text:list-item>
        <text:list-item>
          <text:p text:style-name="P714"><text:span text:style-name="Teletype"><text:span text:style-name="T467"><text:s text:c="2"/>set ^A("3","USB")=1</text:span></text:span></text:p>
        </text:list-item>
        <text:list-item>
          <text:p text:style-name="P695"/>
        </text:list-item>
        <text:list-item>
          <text:p text:style-name="P714"><text:span text:style-name="Teletype"><text:span text:style-name="T467"><text:s text:c="2"/>set %=$zzDocCorrelate(^A,^B,"Cosine",.5)</text:span></text:span></text:p>
        </text:list-item>
        <text:list-item>
          <text:p text:style-name="P695"/>
        </text:list-item>
        <text:list-item>
          <text:p text:style-name="P714"><text:span text:style-name="Teletype"><text:span text:style-name="T467"><text:s text:c="2"/>for i="":$order(^B(i)):"" do</text:span></text:span></text:p>
        </text:list-item>
        <text:list-item>
          <text:p text:style-name="P714"><text:span text:style-name="Teletype"><text:span text:style-name="T467"><text:s text:c="2"/>. write i,!</text:span></text:span></text:p>
        </text:list-item>
        <text:list-item>
          <text:p text:style-name="P714"><text:span text:style-name="Teletype"><text:span text:style-name="T467"><text:s text:c="2"/>. for j="":$order(^B(i,j)):"" do</text:span></text:span></text:p>
        </text:list-item>
        <text:list-item>
          <text:p text:style-name="P714"><text:span text:style-name="Teletype"><text:span text:style-name="T467"><text:s text:c="2"/>.. write ?10,j," ",^B(i,j),!</text:span></text:span></text:p>
        </text:list-item>
      </text:list>
      <text:p text:style-name="P193"><text:span text:style-name="Teletype"><text:span text:style-name="T467"/></text:span></text:p>
      <text:p text:style-name="P193"><text:span text:style-name="Teletype"><text:span text:style-name="T466">output:</text:span></text:span></text:p>
      <text:p text:style-name="P205"/>
      <text:p text:style-name="P193"><text:span text:style-name="Teletype"><text:span text:style-name="T467">1</text:span></text:span></text:p>
      <text:p text:style-name="P193"><text:span text:style-name="Teletype"><text:span text:style-name="T467"><text:s text:c="9"/>2 0.887096774193548</text:span></text:span></text:p>
      <text:p text:style-name="P193"><text:span text:style-name="Teletype"><text:span text:style-name="T467"><text:s text:c="9"/>3 0.741935483870968</text:span></text:span></text:p>
      <text:p text:style-name="P193"><text:span text:style-name="Teletype"><text:span text:style-name="T467">2</text:span></text:span></text:p>
      <text:p text:style-name="P193"><text:span text:style-name="Teletype"><text:span text:style-name="T467"><text:s text:c="9"/>1 0.887096774193548</text:span></text:span></text:p>
      <text:p text:style-name="P193"><text:span text:style-name="Teletype"><text:span text:style-name="T467"><text:s text:c="9"/>3 0.701612903225806</text:span></text:span></text:p>
      <text:p text:style-name="P193"><text:span text:style-name="Teletype"><text:span text:style-name="T467">3</text:span></text:span></text:p>
      <text:p text:style-name="P193"><text:span text:style-name="Teletype"><text:span text:style-name="T467"><text:s text:c="9"/>1 0.741935483870968</text:span></text:span></text:p>
      <text:p text:style-name="P193"><text:span text:style-name="Teletype"><text:span text:style-name="T467"><text:s text:c="9"/>2 0.701612903225806</text:span></text:span></text:p>
      <text:p text:style-name="P193"><text:span text:style-name="Teletype"><text:span text:style-name="T467"/></text:span></text:p>
      <text:p text:style-name="P284"><text:span text:style-name="Teletype"><text:span text:style-name="T471">Figure </text:span></text:span><text:span text:style-name="Teletype"><text:span text:style-name="T471"><text:sequence text:ref-name="refIllustration39" text:name="Illustration" text:formula="ooow:Illustration+1" style:num-format="1">40</text:sequence></text:span></text:span><text:span text:style-name="Teletype"><text:span text:style-name="T471"> $zDocCorrelate()</text:span></text:span><text:span text:style-name="Teletype"><text:span text:style-name="T473">Example</text:span></text:span></text:p>
      <text:p text:style-name="P51"/>
      <text:p text:style-name="P416">A call to <text:span text:style-name="T4">$zStopLookup(word)</text:span> will return 1 if <text:span text:style-name="T107">word</text:span> is in the stop list, 0 otherwise. Words presented to <text:span text:style-name="T4">$zStopLookup(word)</text:span> should be in lower case. </text:p>
      <text:p text:style-name="P418"/>
      <text:p text:style-name="P416"><text:span text:style-name="T4">$SynInit()</text:span> opens a <text:alphabetical-index-mark-start text:id="IMark111334648"/>synonym<text:alphabetical-index-mark-end text:id="IMark111334648"/> file. The file should consist of two or more words per line separated by from one another by one blank. The words are treated as synonyms with the first word on each line as the primary synonym. The primary synonym may be a code or category number. This word or code will be returned if any of the remaining words are passed as arguments to <text:span text:style-name="T4">$SynLookup()</text:span>. Figure <text:sequence-ref text:reference-format="value" text:ref-name="refIllustration40">41</text:sequence-ref> gives an example.</text:p>
      <text:p text:style-name="P416"/>
      <text:h text:style-name="Heading_20_2" text:outline-level="2"><text:alphabetical-index-mark-start text:id="IMark108205656"/>SQL functions<text:alphabetical-index-mark-end text:id="IMark108205656"/></text:h>
      <text:p text:style-name="Standard">These functions are peculiar to <text:span text:style-name="T675">this implementation</text:span>.</text:p>
      <text:h text:style-name="Heading_20_3" text:outline-level="3"><text:alphabetical-index-mark-start text:id="IMark111572920"/>$zsql <text:alphabetical-index-mark-end text:id="IMark111572920"/></text:h>
      <text:p text:style-name="Standard">Returns the SQL server error message for the most recent command or 'ok.'</text:p>
      <text:h text:style-name="Heading_20_3" text:outline-level="3"><text:soft-page-break/><text:alphabetical-index-mark-start text:id="IMark111012760"/>$zsqlCols<text:alphabetical-index-mark-end text:id="IMark111012760"/></text:h>
      <text:p text:style-name="P518">Returns a string consisting of the columns names for the most recent operation that returned tuples. Each name is separated from the next by a TAB character ($char(9)).</text:p>
      <text:p text:style-name="P416"/>
      <text:p text:style-name="P193"><text:span text:style-name="Teletype"><text:span text:style-name="T467">Assume that the file “stop” contains the word “and”</text:span></text:span></text:p>
      <text:p text:style-name="P193"><text:span text:style-name="Teletype"><text:span text:style-name="T467"/></text:span></text:p>
      <text:p text:style-name="P193"><text:span text:style-name="Teletype"><text:span text:style-name="T467"><text:s/>set %=$zStopInit("stop")</text:span></text:span></text:p>
      <text:p text:style-name="P193"><text:span text:style-name="Teletype"><text:span text:style-name="T467"><text:s/>if $zStopLookup("and") write "yes",!</text:span></text:span></text:p>
      <text:p text:style-name="P193"><text:span text:style-name="Teletype"><text:span text:style-name="T467"/></text:span></text:p>
      <text:p text:style-name="P193"><text:span text:style-name="Teletype"><text:span text:style-name="T467">Writes yes</text:span></text:span></text:p>
      <text:p text:style-name="P193"><text:span text:style-name="Teletype"><text:span text:style-name="T467"/></text:span></text:p>
      <text:p text:style-name="P193"><text:span text:style-name="Teletype"><text:span text:style-name="T467">Assume that the file “synonyms” contains a line with the text:</text:span></text:span></text:p>
      <text:p text:style-name="P193"><text:span text:style-name="Teletype"><text:span text:style-name="T467"/></text:span></text:p>
      <text:p text:style-name="P193"><text:span text:style-name="Teletype"><text:span text:style-name="T467">compression compressions compress compressed compresses </text:span></text:span></text:p>
      <text:p text:style-name="P193"><text:span text:style-name="Teletype"><text:span text:style-name="T467"/></text:span></text:p>
      <text:p text:style-name="P193"><text:span text:style-name="Teletype"><text:span text:style-name="T467"><text:s/>set %=$zSynInit("synonyms")</text:span></text:span></text:p>
      <text:p text:style-name="P193"><text:span text:style-name="Teletype"><text:span text:style-name="T467"><text:s/>write $zSynLookup("compressions"),!</text:span></text:span></text:p>
      <text:p text:style-name="P205"/>
      <text:p text:style-name="P193"><text:span text:style-name="Teletype"><text:span text:style-name="T467">output:</text:span></text:span></text:p>
      <text:p text:style-name="P205"/>
      <text:p text:style-name="P193"><text:span text:style-name="Teletype"><text:span text:style-name="T467">compression</text:span></text:span></text:p>
      <text:p text:style-name="P193"><text:span text:style-name="Teletype"><text:span text:style-name="T467"/></text:span></text:p>
      <text:p text:style-name="P284"><text:span text:style-name="Teletype"><text:span text:style-name="T471">Figure </text:span></text:span><text:span text:style-name="Teletype"><text:span text:style-name="T471"><text:sequence text:ref-name="refIllustration40" text:name="Illustration" text:formula="ooow:Illustration+1" style:num-format="1">41</text:sequence></text:span></text:span><text:span text:style-name="Teletype"><text:span text:style-name="T471"> Stop </text:span></text:span><text:span text:style-name="Teletype"><text:span text:style-name="T473">L</text:span></text:span><text:span text:style-name="Teletype"><text:span text:style-name="T471">ist </text:span></text:span><text:span text:style-name="Teletype"><text:span text:style-name="T473">F</text:span></text:span><text:span text:style-name="Teletype"><text:span text:style-name="T471">unctions</text:span></text:span></text:p>
      <text:h text:style-name="Heading_20_3" text:outline-level="3"><text:alphabetical-index-mark-start text:id="IMark107879048"/>$zsqlOpen<text:alphabetical-index-mark-end text:id="IMark107879048"/></text:h>
      <text:p text:style-name="P396"><text:span text:style-name="T448">Returns </text:span><text:span text:style-name="T424">true</text:span><text:span text:style-name="T448"> if a connection to the SQL server is </text:span><text:alphabetical-index-mark-start text:id="IMark109933112"/><text:span text:style-name="T448">open</text:span><text:alphabetical-index-mark-end text:id="IMark109933112"/><text:span text:style-name="T448">, </text:span><text:span text:style-name="T424">false</text:span><text:span text:style-name="T448"> otherwise.</text:span></text:p>
      <text:h text:style-name="P662" text:outline-level="3"><text:alphabetical-index-mark-start text:id="IMark108303336"/>$zNative<text:alphabetical-index-mark-end text:id="IMark108303336"/></text:h>
      <text:p text:style-name="P100"><text:alphabetical-index-mark-start text:id="IMark109928152"/><text:span text:style-name="T32">$znative</text:span><text:alphabetical-index-mark-end text:id="IMark109928152"/><text:span text:style-name="T32"> </text:span>returns true if globals are being stored in the native global array.</text:p>
      <text:h text:style-name="P651" text:outline-level="3"><text:alphabetical-index-mark-start text:id="IMark108530888"/>$z<text:span text:style-name="T676">M</text:span>ysql<text:alphabetical-index-mark-end text:id="IMark108530888"/></text:h>
      <text:p text:style-name="P100"><text:alphabetical-index-mark-start text:id="IMark111155864"/><text:span text:style-name="T32">$zmysql</text:span><text:alphabetical-index-mark-end text:id="IMark111155864"/><text:span text:style-name="T32"> </text:span>returns true if globals are being stored in MySQL</text:p>
      <text:h text:style-name="Heading_20_3" text:outline-level="3"><text:alphabetical-index-mark-start text:id="IMark108582648"/><text:alphabetical-index-mark-start text:id="IMark109102984"/>$z<text:span text:style-name="T676">P</text:span>ostgres<text:alphabetical-index-mark-end text:id="IMark109102984"/><text:alphabetical-index-mark-end text:id="IMark108582648"/></text:h>
      <text:p text:style-name="P100"><text:alphabetical-index-mark-start text:id="IMark111147128"/><text:span text:style-name="T32">$zpostgres</text:span><text:alphabetical-index-mark-end text:id="IMark111147128"/> returns true if globals are being stored in PostgreSQL</text:p>
      <text:h text:style-name="P677" text:outline-level="4">$<text:alphabetical-index-mark-start text:id="IMark111273768"/>zTable<text:alphabetical-index-mark-end text:id="IMark111273768"/></text:h>
      <text:p text:style-name="P100"><text:alphabetical-index-mark-start text:id="IMark108201560"/><text:span text:style-name="T32">$ztable</text:span><text:alphabetical-index-mark-end text:id="IMark108201560"/> returns a comma separated string. The portion prior to the comma is the current RDBMS table in which the Mumps globals are stored. The part after the comma is the maximum number of indices permitted in the table (same as <text:span text:style-name="T32">$ztabsize</text:span><text:span text:style-name="T249">). </text:span></text:p>
      <text:p text:style-name="P100"><text:span text:style-name="T249"><text:line-break/></text:span><text:span text:style-name="T32">$ztable</text:span><text:span text:style-name="T249"> may be set. If it is set immediately prior to an </text:span><text:span text:style-name="T32">sql/f</text:span><text:span text:style-name="T249"> command, it is the name of the table to be created and/or initialized which now becomes the default table. <text:line-break/><text:line-break/>If </text:span><text:span text:style-name="T32">$ztable </text:span><text:span text:style-name="T249">is set to the name of a table which exists, global array reference will be made to this table until </text:span><text:span text:style-name="T32">$ztable</text:span><text:span text:style-name="T249"> is changed. When </text:span><text:span text:style-name="T32">$ztable</text:span><text:span text:style-name="T249"> is changed to the name of an existing table, </text:span><text:span text:style-name="T32">$ztabsize</text:span><text:span text:style-name="T249"> is updated to the value for the now current table.</text:span></text:p>
      <text:h text:style-name="P653" text:outline-level="3"><text:alphabetical-index-mark-start text:id="IMark111473480"/>$zTabsize<text:alphabetical-index-mark-end text:id="IMark111473480"/></text:h>
      <text:p text:style-name="P100"><text:alphabetical-index-mark-start text:id="IMark107676840"/><text:span text:style-name="T424">$ztabsize</text:span><text:alphabetical-index-mark-end text:id="IMark107676840"/><text:span text:style-name="T424"> </text:span><text:span text:style-name="T448">returns the number of RDBMS columns available for global array indexes. May be set immediately prior to an </text:span><text:span text:style-name="T424">sql/f</text:span><text:span text:style-name="T448"> command in which case the value in </text:span><text:span text:style-name="T424">$ztabsize</text:span><text:span text:style-name="T448"> will be used to set the number of columns (range: 1 to 20).</text:span></text:p>
      <text:h text:style-name="P647" text:outline-level="3">$zsqlOutput</text:h>
      <text:p text:style-name="P44"><text:span text:style-name="T432">$zsqlOutput</text:span><text:span text:style-name="T447"> contains the name of the file to which output from SQL commands will be written. It may assigned a string value that will be used as the SQL command processor output file by the next SQL command.</text:span></text:p>
      <text:h text:style-name="P616" text:outline-level="1">Pattern Matching</text:h>
      <text:h text:style-name="Heading_20_2" text:outline-level="2">Mumps 95 Pattern Matching</text:h>
      <text:p text:style-name="P441">Author: Matthew Lockner</text:p>
      <text:p text:style-name="Text_20_body">Mumps 95 compliant pattern matching (the '?' operator) is implemented in this compiler/interpreter as given by the following grammar: </text:p>
      <text:p text:style-name="Preformatted_20_Text"><text:s/>pattern <text:s text:c="8"/>::= {pattern_atom}</text:p>
      <text:p text:style-name="Preformatted_20_Text"><text:s/>pattern_atom <text:s text:c="3"/>::= count pattern_element</text:p>
      <text:p text:style-name="Preformatted_20_Text"><text:s/>count <text:s text:c="10"/>::= int | '.' | '.' int | int '.' | int '.' int</text:p>
      <text:p text:style-name="Preformatted_20_Text"><text:s/>pattern_element ::= pattern_code {pattern_code} | string | alternation</text:p>
      <text:p text:style-name="Preformatted_20_Text"><text:s/>pattern_code <text:s text:c="3"/>::= 'A' | 'C' | 'E' | 'L' | 'N' | 'P' | 'U'</text:p>
      <text:p text:style-name="P488"><text:s/>alternation <text:s text:c="4"/>::= '(' pattern_atom {',' pattern_atom} ')'</text:p>
      <text:p text:style-name="Text_20_body">The largest difference between the current and previous standard is the introduction of the alternation construct, an extension that works as in other popular regular expressions implementations. It allows for one of many possible pattern fragments to match a given portion of subject text. </text:p>
      <text:p text:style-name="Text_20_body">A string literal must be quoted. Also note that alternations are only allowed to contain pattern atoms and not full patterns; while this is a possible shortcoming, it is in accordance with the standard. It is a trivial matter to extend alternations to the ability to contain full patterns, and this may be implemented upon sufficient demand. </text:p>
      <text:p text:style-name="Text_20_body">Pattern matching is supported by the Perl-Compatible Regular Expressions library (PCRE). Mumps patterns are translated via a recursive-descent parser in the Mumps library into a form consistent with Perl regular expressions, where PCRE then does the actual work of matching. Internally, much of this translation is simple character-level transliteration (substituting '|' for the comma in alternation lists, for example). Pattern code sequences are supported using the POSIX character classes supported in PCRE and are mostly intuitive, with the possible exception of '<text:span text:style-name="Source_20_Text">E</text:span>', which is substituted with <text:span text:style-name="Source_20_Text">[[:print][:cntrl:]]</text:span>. Currently, this construct should cover the ASCII 7-bit character set (lower ASCII). </text:p>
      <text:p text:style-name="Text_20_body">Due to the heavy string-handling requirements of the pattern translation process, this module uses a separate set of string-handling functions built on top of the C standard string functions, using no dynamic memory allocation and fixed-length buffers for all operations whose length is given by the constant STR_MAX in <text:span text:style-name="Emphasis">sysparms.h</text:span>. If an operation overflows during the execution of a Mumps compiled binary, a diagnostic is output to <text:span text:style-name="Emphasis">stderr</text:span> and the program terminates. If such termination occurs too frequently, simply increase the value of STR_MAX. </text:p>
      <text:h text:style-name="P611" text:outline-level="2">Using Perl Regular Expressions</text:h>
      <text:p text:style-name="Standard">Author: Matthew Lockner</text:p>
      <text:p text:style-name="Standard"/>
      <text:p text:style-name="Text_20_body">In addition to Mumps 95 pattern matching using the '?' operator, it is also possible to perform pattern matching against Perl regular expressions via the <text:span text:style-name="Emphasis">perlmatch</text:span> function. Support for this functionality is provided by the Perl-Compatible Regular Expressions library (PCRE), which supports a majority of the functionality found in Perl's regular expression engine. </text:p>
      <text:p text:style-name="Text_20_body">The <text:span text:style-name="Emphasis">perlmatch</text:span> function works in a somewhat similar fashion to the '?' operator. It is provided with a subject string and a Perl pattern against which to match the subject. The result of the function is boolean and may be used in boolean expression contexts such as the "If" statement. </text:p>
      <text:p text:style-name="Text_20_body">Some subtleties that differ significantly from Mumps pattern matching should be noted: </text:p>
      <text:list xml:id="list3431931444971150140" text:style-name="L38">
        <text:list-item>
          <text:p text:style-name="P638">A Mumps match expects that the pattern will match against the entire subject string, in that successful matching implies that no characters are left unmatched even if the pattern matched against an initial segment of the subject string. Using <text:span text:style-name="Emphasis">perlmatch</text:span>, it is sufficient that the entire Perl pattern matches an initial segment of the subject string to return a successful match.</text:p>
        </text:list-item>
        <text:list-item>
          <text:p text:style-name="P638">The <text:span text:style-name="Emphasis">perlmatch</text:span> function has the side effect of creating variables in the local symbol table to hold <text:span text:style-name="Emphasis">backreferences</text:span>, the equivalent concept of $1, $2, $3, ... in Perl. Up to nine backreferences are currently supported, and can be accessed through the same naming <text:soft-page-break/>scheme as Perl ($1 through $9). These variables remain defined up to a subsequent call to <text:span text:style-name="Emphasis">perlmatch</text:span> , at which point they are replaced by the backreferences captured from that invocation. Undefined backreferences are cleared between invocations; that is, if a match operation captured five backreferences, then $6 through $9 will contain the null string. </text:p>
        </text:list-item>
      </text:list>
      <text:p text:style-name="Standard">Examples</text:p>
      <text:p text:style-name="Standard"/>
      <text:p text:style-name="Text_20_body">This program asks the user to input a telephone number. If the data entered looks like a valid telephone number, it extracts and prints the area code portion using a backreference; otherwise, it prints a failure message and exits. </text:p>
      <text:p text:style-name="Preformatted_20_Text"><text:s text:c="3"/>Write "Please enter a telephone number:",!</text:p>
      <text:p text:style-name="Preformatted_20_Text"><text:s text:c="3"/>Read phonenum</text:p>
      <text:p text:style-name="Preformatted_20_Text"/>
      <text:p text:style-name="Preformatted_20_Text"><text:s text:c="3"/>If $$^perlmatch(phonenum,"^(1-)?(\(?\d{3}\)?)?(-| )?\d{3}-?\d{4}$") Do</text:p>
      <text:p text:style-name="Preformatted_20_Text"><text:s text:c="3"/>. Write "+++ This looks like a phone number.",!</text:p>
      <text:p text:style-name="Preformatted_20_Text"><text:s text:c="3"/>. Write "The area code is: ",$2,!</text:p>
      <text:p text:style-name="Preformatted_20_Text"><text:s text:c="3"/>Else <text:s/>Do</text:p>
      <text:p text:style-name="Preformatted_20_Text"><text:s text:c="3"/>. Write "--- This didn't look like a phone number.",!</text:p>
      <text:p text:style-name="Preformatted_20_Text"/>
      <text:p text:style-name="Text_20_body">The output of several sample runs of the program follows:</text:p>
      <text:p text:style-name="Preformatted_20_Text">Please enter a telephone number:</text:p>
      <text:p text:style-name="Preformatted_20_Text">1-123-555-4567</text:p>
      <text:p text:style-name="Preformatted_20_Text">+++ This looks like a phone number.</text:p>
      <text:p text:style-name="Preformatted_20_Text">The area code is: 123</text:p>
      <text:p text:style-name="Preformatted_20_Text"/>
      <text:p text:style-name="Preformatted_20_Text"/>
      <text:p text:style-name="Preformatted_20_Text">Please enter a telephone number:</text:p>
      <text:p text:style-name="Preformatted_20_Text">(123)-555-1234</text:p>
      <text:p text:style-name="Preformatted_20_Text">+++ This looks like a phone number.</text:p>
      <text:p text:style-name="Preformatted_20_Text">The area code is: (123)</text:p>
      <text:p text:style-name="Preformatted_20_Text"/>
      <text:p text:style-name="Preformatted_20_Text"/>
      <text:p text:style-name="Preformatted_20_Text">Please enter a telephone number:</text:p>
      <text:p text:style-name="Preformatted_20_Text">(123) 555-0987</text:p>
      <text:p text:style-name="Preformatted_20_Text">+++ This looks like a phone number.</text:p>
      <text:p text:style-name="P488">The area code is: (123)</text:p>
      <text:p text:style-name="Text_20_body">As in Perl, sections of the regular expression contained in parentheses define what is contained in the backreferences following a match operation. The backreference variables are named in a left-to-right order with respect to the expression, meaning that $1 is assigned the portion matched against the leftmost parenthesized section of the regular expression, with further references assigned names in increasing order. For a much more in-depth treatment of the subject of Perl regular expressions, refer to the <text:span text:style-name="Emphasis">perlre</text:span> manpage distributed with the Perl language (also widely available online). </text:p>
      <text:p text:style-name="Text_20_body"/>
      <text:h text:style-name="P621" text:outline-level="1">Mumps Compiler</text:h>
      <text:p text:style-name="Text_20_body">Included in the distribution package is <text:span text:style-name="T870">(1) </text:span>a beta version compiler for the Mumps language <text:span text:style-name="T870">and (2) the Multi-Dimensional and Hierarchical libray (MDH)</text:span>. At present, not all Mumps language features are implemented but many are. <text:span text:style-name="T870">There is a companion document entitled </text:span><text:span text:style-name="T104">MDH.pdf</text:span><text:span text:style-name="T348"> which provides additional details on the MDH package.</text:span></text:p>
      <text:p text:style-name="Text_20_body">The <text:span text:style-name="T870">Mumps C</text:span>ompiler translates Mumps <text:span text:style-name="T870">source code</text:span> to C++ and then compiles the <text:span text:style-name="T870">resulting </text:span>C++ programs <text:span text:style-name="T870">into</text:span> executable binar<text:span text:style-name="T870">ies.</text:span> </text:p>
      <text:p text:style-name="P469">The MDH package consists of a C++ class library which permits C++ programs to be written using many of the database and string handling features of Mumps.</text:p>
      <text:h text:style-name="Heading_20_2" text:outline-level="2"><text:span text:style-name="T3">Compiling Programs</text:span> </text:h>
      <text:p text:style-name="P447">The Mumps programs described in this document can be run in either of two ways: either as interpreted code using the Mumps <text:span text:style-name="T819">i</text:span>nterpreter or as binary executables resulting from the Mumps Compiler.</text:p>
      <text:p text:style-name="P447">Binary programs run faster tha<text:span text:style-name="T819">n</text:span> interpreted programs but the difference can be small if the programs <text:span text:style-name="T819">rely heavily on</text:span> input/output <text:span text:style-name="T819">operations</text:span>. </text:p>
      <text:h text:style-name="Heading_20_2" text:outline-level="2"><text:bookmark text:name="compiling"/>How to <text:span text:style-name="T819">Compile and </text:span>Run a <text:span text:style-name="T871">Mumps or MDH </text:span>Program. </text:h>
      <text:p text:style-name="Text_20_body">Programs written in Mumps <text:span text:style-name="T819">must</text:span> have the extension <text:span text:style-name="T32">.mps</text:span> when used with the compiler. Programs written for the interpreter, however, may have any extension <text:span text:style-name="T871">however</text:span> <text:span text:style-name="T32">.mps</text:span> is preferred. MDH programs written in C++ must have the ".cpp" extension. </text:p>
      <text:p text:style-name="P447">When you compile a Mumps program, a C++ translation of your program is <text:span text:style-name="T819">created</text:span> and resides on the disk with the same name but with the <text:span text:style-name="T32">.cpp</text:span> extension. The C++ translation is then compiled and linked with run-time libraries to build an executable binary. </text:p>
      <text:p text:style-name="P447">On MS Windows, the binary will have the same name as your original program but with the .exe extension. On Linux, the binary will have the same name as your original program <text:span text:style-name="T819">but with no extension</text:span>. Depending on which system you are using, there will be other, intermediate files generated by the Mumps and C++ compilers. These are not important <text:span text:style-name="T819">and can be deleted</text:span>. </text:p>
      <text:p text:style-name="P471">You may compile a <text:span text:style-name="T872">Mumps </text:span>program <text:span text:style-name="T872">of an MDH C++ program </text:span>by using the <text:span text:style-name="T872">executable</text:span> script <text:span text:style-name="T32">mumpsc</text:span>. <text:s/>To compile a Mumps <text:span text:style-name="T872">or MDH C++ </text:span>program using the script, type: </text:p>
      <text:p text:style-name="P567"><text:tab/>mumpsc myprog.mps</text:p>
      <text:p text:style-name="P472"><text:span text:style-name="T872">If the name of the file presented as an argument to </text:span><text:span text:style-name="T105">mumpsc</text:span><text:span text:style-name="T349"> has the e</text:span><text:span text:style-name="T872">xtension </text:span><text:span text:style-name="T105">.mps,</text:span><text:span text:style-name="T349"> the script will first translate the Mumps to C++ and then compile the result and link the output of the C++ compiler with </text:span><text:span text:style-name="T350">MDH and </text:span><text:span text:style-name="T349">standard Mumps libraries. </text:span></text:p>
      <text:p text:style-name="P470"><text:span text:style-name="T249">If the name of the file presented as an argument to </text:span><text:span text:style-name="T32">mumpsc</text:span><text:span text:style-name="T249"> has the extension </text:span><text:span text:style-name="T32">.cpp, </text:span><text:span text:style-name="T249"><text:s/>the script will compile the C++ program and make available the MDH class library.</text:span></text:p>
      <text:p text:style-name="P470"><text:span text:style-name="T249">As noted above, the script </text:span><text:span text:style-name="T32">mumpsc</text:span><text:span text:style-name="T249"> first translates a Mumps program to C++ and then compiles the result. The program that translates Mumps to C++ is name</text:span><text:span text:style-name="T350">d</text:span><text:span text:style-name="T249"> </text:span><text:span text:style-name="T32">mumps2c</text:span><text:span text:style-name="T249">. </text:span><text:span text:style-name="T350">You may run this program standalone:</text:span></text:p>
      <text:p text:style-name="P568"><text:tab/>mumps2c myprog.mps</text:p>
      <text:p text:style-name="P473">The result will be a file named <text:span text:style-name="T32">myprog.cpp. </text:span><text:span text:style-name="T249">You may edit or modify this file and then compile it to binary excutable with the </text:span><text:span text:style-name="T32">mumpsc</text:span><text:span text:style-name="T249"> script. <text:s/>Since the output of </text:span><text:span text:style-name="T32">mumps2c</text:span><text:span text:style-name="T249"> requires access not only to the MDH object libraries but also some uncommon system libraries, usage of the </text:span><text:span text:style-name="T32">mumpsc</text:span><text:span text:style-name="T249"> script is required (</text:span><text:span text:style-name="T32">i.e.</text:span><text:span text:style-name="T249"> don’t use </text:span><text:span text:style-name="T32">g++</text:span><text:span text:style-name="T249">).</text:span></text:p>
      <text:h text:style-name="Heading_20_2" text:outline-level="2">Compiler Error Messages</text:h>
      <text:p text:style-name="P448"><text:bookmark text:name="cpperrors"/>Generally speaking, in most cases you will receive syntax error messages from <text:span text:style-name="T820">the </text:span>Mumps <text:span text:style-name="T820">compiler </text:span>which will identify the error and the line number in the original Mumps program containing the error. </text:p>
      <text:p text:style-name="P472"><text:soft-page-break/>However, in some cases, an error may <text:span text:style-name="T873">not be detected by the Mumps compiler but, instead, </text:span>by the C++ compiler. </text:p>
      <text:p text:style-name="P472"><text:span text:style-name="T873">Consequently, i</text:span>f you get C++ error messages, the line number on the error message will refer to the line number in the C++ translation of your Mumps program. To <text:span text:style-name="T873">reference</text:span> this to a line number in your Mumps program, look into the generated <text:span text:style-name="T32">.cpp</text:span> file at the line number given <text:span text:style-name="T873">by</text:span> the C++ error message and then back track to the nearest prior commented Mumps source line - this <text:span text:style-name="T873">shows the original in</text:span> your Mumps programs that caused the problem. </text:p>
      <text:p text:style-name="Text_20_body">For example, if you get a message from the C++ compiler saying that you have an error at line 1234 in the C++ module, open the C++ file and move to line 1234. At that location you <text:span text:style-name="T820">may</text:span> see something like: </text:p>
      <text:p text:style-name="P273">/*=================================================================================*</text:p>
      <text:p text:style-name="P273">svPtr-&gt;LineNumber=4; // <text:s text:c="6"/>write "the sum is: ",total,!</text:p>
      <text:p text:style-name="P273">/*=================================================================================*/</text:p>
      <text:p text:style-name="P273"><text:s text:c="7"/>if (svPtr-&gt;out_file[svPtr-&gt;io]==NULL) ErrorMessage("Write to input file",svPtr-&gt;LineNumber);</text:p>
      <text:p text:style-name="P273"><text:s text:c="7"/>svPtr-&gt;hor[svPtr-&gt;io]+=fprintf(svPtr-&gt;out_file[svPtr-&gt;io],"%s","the sum is: ");</text:p>
      <text:p text:style-name="P273"><text:s text:c="7"/>if (sym_(SYMGET,(unsigned char *) "total",(unsigned char *) tmp0,svPtr)==NULL) </text:p>
      <text:p text:style-name="P273"><text:s text:c="12"/>VariableNotFound(svPtr-&gt;LineNumber);</text:p>
      <text:p text:style-name="P273"><text:s text:c="7"/>svPtr-&gt;hor[svPtr-&gt;io]+=fprintf(svPtr-&gt;out_file[svPtr-&gt;io],"%s",tmp0);</text:p>
      <text:p text:style-name="P490"><text:s text:c="7"/>fprintf(svPtr-&gt;out_file[svPtr-&gt;io],"\n"); svPtr-&gt;hor[svPtr-&gt;io]=0; svPtr-&gt;ver[svPtr-&gt;io]++;</text:p>
      <text:p text:style-name="P491">Figure <text:sequence text:ref-name="refIllustration41" text:name="Illustration" text:formula="ooow:Illustration+1" style:num-format="1">42</text:sequence> Example C++ Code</text:p>
      <text:p text:style-name="P448">Notice that each original line of Mumps code and its line number <text:span text:style-name="T874">in </text:span>the original Mumps file appear in a comment prior to the C++ translation <text:span text:style-name="T821">of the line</text:span>. <text:span text:style-name="T874">Note that the translation of a line of Mumps code may result in many lines of C++ code.</text:span></text:p>
      <text:p text:style-name="P448"><text:span text:style-name="T820">Thus, t</text:span>o <text:span text:style-name="T820">locate</text:span> the line of Mumps code that caused the C++ error, look for the line of Mumps code preceding the line which the C++ complier flagged as being in error. </text:p>
      <text:p text:style-name="P448">Generally speaking, you may receive C++ error messages if you reference non-existent labels or subroutines, or incorrectly specify indented do blocks (see below). </text:p>
      <text:p text:style-name="P448">Also, you may see ^M (control-M) characters in the code. These are visible due the differences bet<text:span text:style-name="T820">w</text:span>een the operating systems. Under <text:span text:style-name="T874">Windows</text:span>, each line ends in a <text:span text:style-name="T32">carriage-return</text:span> and a <text:span text:style-name="T32">line-feed</text:span>. Under Linux, each line ends in a <text:span text:style-name="T32">line-feed</text:span> character only. The control-M's you see are the carriage-returns. They are harmless <text:span text:style-name="T874">and may be ignored</text:span>. </text:p>
      <text:h text:style-name="P612" text:outline-level="2">Global Array Storage <text:span text:style-name="T827">in Compiled Programs</text:span></text:h>
      <text:p text:style-name="P169">Global arrays will be stored in PostgreSQL, MySQL or the native Btree database depending on which scrip<text:span text:style-name="T818">t</text:span> you used to build the interpreter (see <text:bookmark-ref text:reference-format="number-all-superior" text:ref-name="__RefHeading__23364_599480597">1.9</text:bookmark-ref> on page <text:bookmark-ref text:reference-format="page" text:ref-name="__RefHeading__23364_599480597">9</text:bookmark-ref>). Global arrays created by compiled programs are interchang<text:span text:style-name="T821">e</text:span>able with global arrays created by the interpreter.</text:p>
      <text:h text:style-name="Heading_20_2" text:outline-level="2">Compiler Implementation Overview </text:h>
      <text:p text:style-name="Text_20_body">The compiled modules execute faster than the same code executing on <text:span text:style-name="T875">the</text:span> interpreter <text:span text:style-name="T875">depending upon the nature of the code and the amount of database activity. Programs will large amounts of database or I/O activity will run at about the same speed.</text:span></text:p>
      <text:p text:style-name="Text_20_body">One advantage of full compilation is interoperability with other languages and with the host operating system. Programs written in C++ have full access to all system features <text:span text:style-name="T875">and can be manually edited to improve performance.</text:span></text:p>
      <text:p text:style-name="P446"/>
      <text:h text:style-name="P622" text:outline-level="1"><text:span text:style-name="T667">Multi-Dimensional and Hierarchical Database Class Library (MDH)</text:span> </text:h>
      <text:p text:style-name="P495">The Multi-Dimensional and Hierarchical Toolkit (MDH) is a Linux-based, open sourced, toolkit of <text:s/>libraries that support access to the Mumps database and other services. The package is written in C and C++ and licensed under the GNU <text:alphabetical-index-mark-start text:id="IMark107072072"/>GPL/LGPL<text:alphabetical-index-mark-end text:id="IMark107072072"/> licenses. <text:span text:style-name="T876">Full details are provided in a companion document (</text:span><text:span text:style-name="T106">MDH.pdf</text:span><text:span text:style-name="T876">)</text:span></text:p>
      <text:p text:style-name="P495">The toolkit permits manipulation of very large, character string indexed, multi-dimensional, sparse matrices from C++ programs. The toolkit supports access to PostgreSQL and MySQL relational data base servers, the Perl Compatible Regular Expression Library, and the Glade GUI builder. </text:p>
      <text:p text:style-name="P495">The toolkit makes Mumps data base and functions available as C++ classes and permits execution of Mumps scripts directly from C++ programs. The toolkit is provided with the Mumps distribution and is available if Mumps is installed. No further installation beyond the basic Mumps installation described above is required.</text:p>
      <text:p text:style-name="Text_20_body"><text:span text:style-name="T730">The class, function and macro libraries primarily operate on global arrays. Global arrays are undimensioned, string indexed, disk resident data structures whose size is limited only by available disk space. They can be viewed either as multi-dimensional sparse matrices or as tree structured </text:span>hierarchies.</text:p>
      <text:p text:style-name="Text_20_body">To compile an MDH/C++ program using the script, type: </text:p>
      <text:p text:style-name="Text_20_body"><text:tab/>mumpsc myprog.cpp</text:p>
      <text:h text:style-name="P613" text:outline-level="2">MDH Class Library Header File</text:h>
      <text:p text:style-name="P158">To use the class libraries, add the following to the beginning of your C++ program:</text:p>
      <text:p text:style-name="P158"/>
      <text:p text:style-name="P204"><text:tab/>#include &lt;mumpsc/<text:alphabetical-index-mark-start text:id="IMark108530888"/>libmpscpp.h<text:alphabetical-index-mark-end text:id="IMark108530888"/>&gt; </text:p>
      <text:p text:style-name="P168"/>
      <text:p text:style-name="P168">Th<text:span text:style-name="T730">is</text:span> statement <text:span text:style-name="T730">inserts</text:span> in the necessary header files for you C++ program. <text:span text:style-name="T730">In addition to the MDH class libraries, the following standard systems headers will be included as well:</text:span></text:p>
      <text:p text:style-name="P168"/>
      <text:p text:style-name="P204"><text:s text:c="6"/>#include &lt;iostream&gt; </text:p>
      <text:p text:style-name="P204"><text:s text:c="6"/>#include &lt;iomanip&gt; </text:p>
      <text:p text:style-name="P204"><text:s text:c="6"/>#include &lt;string&gt; </text:p>
      <text:p text:style-name="P204"><text:s text:c="6"/>#include &lt;string.h&gt; </text:p>
      <text:p text:style-name="P204"><text:s text:c="6"/>#include &lt;math.h&gt; </text:p>
      <text:p text:style-name="P204"><text:s text:c="6"/>#include &lt;stdlib.h&gt; </text:p>
      <text:h text:style-name="Heading_20_2" text:outline-level="2">MDH Data Types</text:h>
      <text:p text:style-name="P158">The MDH <text:span text:style-name="T731">is built upon </text:span>two <text:span text:style-name="T732">dat</text:span>a <text:span text:style-name="T732">classes</text:span>. One is for global arrays <text:span text:style-name="T731">(</text:span><text:span text:style-name="T8">global</text:span><text:span text:style-name="T146">)</text:span><text:span text:style-name="T129">and</text:span> the other is a string data type <text:span text:style-name="T731">(</text:span><text:span text:style-name="T8">mstring</text:span><text:span text:style-name="T731">) which</text:span> <text:span text:style-name="T731">mimics</text:span> Mumps strings.</text:p>
      <text:h text:style-name="Heading_20_3" text:outline-level="3"><text:alphabetical-index-mark-start text:id="IMark111411288"/>Mstring Data Objects<text:alphabetical-index-mark-end text:id="IMark111411288"/></text:h>
      <text:p text:style-name="P168"><text:span text:style-name="T733">The </text:span><text:span text:style-name="T4">mstring</text:span> <text:span text:style-name="T734">class</text:span> <text:span text:style-name="T734">provides functionality </text:span>similar to the basic typeless string data type in Mumps. Objects of <text:span text:style-name="T4">mstring</text:span> may contain text, integers and floating point values. <text:span text:style-name="T734">Operations on </text:span><text:span text:style-name="T9">mstring</text:span><text:span text:style-name="T734"> objects include a</text:span>ddition, multiplication, subtraction, division, modulo, concatenation <text:span text:style-name="T734">and so forth. Objects of type </text:span><text:span text:style-name="T181">mstring</text:span><text:span text:style-name="T220"> </text:span><text:span text:style-name="T221">are</text:span><text:span text:style-name="T220"> declared </text:span><text:span text:style-name="T221">in the normal manner such as</text:span><text:span text:style-name="T220">:</text:span></text:p>
      <text:p text:style-name="P168"/>
      <text:p text:style-name="P212"><text:span text:style-name="T220"><text:tab/></text:span><text:span text:style-name="T222">mstring mvar1,var2,var3;</text:span></text:p>
      <text:p text:style-name="P212"/>
      <text:p text:style-name="P168"><text:span text:style-name="T221">They </text:span><text:span text:style-name="T222">may be initialized with </text:span><text:span text:style-name="T182">int</text:span><text:span text:style-name="T222">, </text:span><text:span text:style-name="T182">long</text:span><text:span text:style-name="T222">, </text:span><text:span text:style-name="T182">float</text:span><text:span text:style-name="T222">, </text:span><text:span text:style-name="T182">double</text:span><text:span text:style-name="T222">, </text:span><text:span text:style-name="T182">char *</text:span><text:span text:style-name="T222"> and </text:span><text:span text:style-name="T182">string</text:span><text:span text:style-name="T222"> and </text:span><text:span text:style-name="T182">mstring</text:span><text:span text:style-name="T222"> values </text:span><text:span text:style-name="T221">such as</text:span><text:span text:style-name="T222">:</text:span></text:p>
      <text:p text:style-name="P168"/>
      <text:p text:style-name="P212"><text:tab/><text:span text:style-name="T735">mstring var1(10),var2(10.123),var3("test"),var4(stringVar);</text:span></text:p>
      <text:p text:style-name="P168"/>
      <text:p text:style-name="P159">Objects of type <text:span text:style-name="T4">mstring</text:span><text:span text:style-name="T129"> may be assigned to most data types and most data type</text:span><text:span text:style-name="T147">s</text:span><text:span text:style-name="T129"> may be assigned to objects of type </text:span><text:span text:style-name="T4">mstring</text:span><text:span text:style-name="T129">. </text:span></text:p>
      <text:p text:style-name="P159"/>
      <text:p text:style-name="P445"><text:soft-page-break/><text:span text:style-name="T222">O</text:span><text:span text:style-name="T223">bjects of type </text:span><text:span text:style-name="T183">mstring</text:span><text:span text:style-name="T223">, </text:span><text:span text:style-name="T184">string</text:span><text:span text:style-name="T224">,</text:span><text:span text:style-name="T223"> </text:span><text:span text:style-name="T221">and </text:span><text:span text:style-name="T225">null terminated character strings </text:span><text:span text:style-name="T223">are the only legal </text:span><text:span text:style-name="T225">indices for </text:span><text:span text:style-name="T221">objects of class</text:span><text:span text:style-name="T225"> </text:span><text:span text:style-name="T183">global</text:span><text:span text:style-name="T223">. </text:span></text:p>
      <text:h text:style-name="Heading_20_4" text:outline-level="4"><text:span text:style-name="T736">Arithmetic Operations on </text:span>Mstring <text:span text:style-name="T736">Objects</text:span></text:h>
      <text:p text:style-name="P160">When <text:span text:style-name="T4">mstring</text:span><text:span text:style-name="T129"> objects contain numeric values, you may </text:span><text:span text:style-name="T148">apply</text:span><text:span text:style-name="T129"> arithmetic </text:span><text:span text:style-name="T148">operators </text:span><text:span text:style-name="T129">directly </text:span><text:span text:style-name="T148">to</text:span><text:span text:style-name="T129"> the </text:span><text:span text:style-name="T4">mstring</text:span><text:span text:style-name="T129"> object </text:span><text:span text:style-name="T148">or objects</text:span><text:span text:style-name="T129">.</text:span></text:p>
      <text:p text:style-name="P43"/>
      <text:p text:style-name="P145">Both <text:alphabetical-index-mark-start text:id="IMark110178696"/>extended precision<text:alphabetical-index-mark-end text:id="IMark110178696"/> and basic <text:alphabetical-index-mark-start text:id="IMark107684328"/>hardware precision<text:alphabetical-index-mark-end text:id="IMark107684328"/> are available.</text:p>
      <text:p text:style-name="P145"/>
      <text:p text:style-name="P145">In hardware precision mode, floating point numbers are processed <text:span text:style-name="T618">by the machine's arithmetic processing hardware. Floating point numbers are treated </text:span>as 64-bit <text:span text:style-name="T32">double</text:span><text:span text:style-name="T249"> </text:span><text:span text:style-name="T271">values</text:span><text:span text:style-name="T249"> and integers are treated as </text:span><text:span text:style-name="T270">signed</text:span><text:span text:style-name="T249"> 64-bit </text:span><text:span text:style-name="T32">long</text:span><text:span text:style-name="T249"> integer </text:span><text:span text:style-name="T271">values</text:span><text:span text:style-name="T249">. Thus, </text:span><text:span text:style-name="T270">integers </text:span><text:span text:style-name="T329">may </text:span><text:span text:style-name="T270">range from:</text:span></text:p>
      <text:p text:style-name="P145"/>
      <text:p text:style-name="P68"><text:span text:style-name="T270">-9,223,372,036,854,775,80</text:span><text:span text:style-name="T329">8</text:span><text:span text:style-name="T270"> (-2</text:span><text:span text:style-name="T611">63</text:span><text:span text:style-name="T270">+1) to 9,223,372,036,854,775,80</text:span><text:span text:style-name="T329">7</text:span><text:span text:style-name="T270"> (2</text:span><text:span text:style-name="T611">63</text:span><text:span text:style-name="T270">-1) </text:span></text:p>
      <text:p text:style-name="P145"/>
      <text:p text:style-name="P145"><text:span text:style-name="T329">Hardware f</text:span><text:span text:style-name="T271">loating point numbers utilize a one bit sign, an 11 bit exponent and a </text:span><text:alphabetical-index-mark-start text:id="IMark111893208"/><text:span text:style-name="T271">52 bit fraction</text:span><text:alphabetical-index-mark-end text:id="IMark111893208"/><text:span text:style-name="T271">. This translates into approximately 16 decimal digits of precision in the range of ± ~10</text:span><text:span text:style-name="T612">-323.3</text:span><text:span text:style-name="T271"> to ± ~10</text:span><text:span text:style-name="T612">308.3</text:span><text:span text:style-name="T621">.</text:span></text:p>
      <text:p text:style-name="P145"/>
      <text:p text:style-name="P146"><text:span text:style-name="T620">Extended precision is avail</text:span><text:span text:style-name="T622">a</text:span><text:span text:style-name="T620">ble through use of </text:span><text:span text:style-name="T622">the </text:span><text:alphabetical-index-mark-start text:id="IMark111155864"/><text:span text:style-name="T622">GNU multiple precision arithmetic library</text:span><text:alphabetical-index-mark-end text:id="IMark111155864"/><text:span text:style-name="T622"><text:note text:id="ftn22" text:note-class="footnote"><text:note-citation>22</text:note-citation><text:note-body><text:p text:style-name="P522"><text:s/><text:span text:style-name="T663">http://www.mpfr.org/</text:span></text:p></text:note-body></text:note></text:span><text:span text:style-name="T622"> and the </text:span><text:alphabetical-index-mark-start text:id="IMark109950056"/><text:span text:style-name="T622">GNU MPFR library</text:span><text:alphabetical-index-mark-end text:id="IMark109950056"/><text:span text:style-name="T622"><text:note text:id="ftn23" text:note-class="footnote"><text:note-citation>23</text:note-citation><text:note-body><text:p text:style-name="P522"><text:s/><text:span text:style-name="T663">http://gmplib.org/manual/index.html</text:span></text:p></text:note-body></text:note></text:span><text:span text:style-name="T622">. </text:span><text:span text:style-name="T623">For integers, this means effectively unlimited precision. For floating point, the exponent is 64 bits and the fraction is user specified (default of </text:span><text:span text:style-name="T626">value of </text:span><text:span text:style-name="T623">72 bits).</text:span></text:p>
      <text:p text:style-name="P146"/>
      <text:p text:style-name="P148"><text:span text:style-name="T620">Hardware arithmetic </text:span><text:span text:style-name="T626">will</text:span><text:span text:style-name="T620"> be selected during </text:span><text:span text:style-name="T626">system build </text:span><text:span text:style-name="T620">if (1) </text:span><text:span text:style-name="T642">configure</text:span><text:span text:style-name="T620"> does not find the extended precision libraries or </text:span><text:span text:style-name="T626">(2) </text:span><text:span text:style-name="T620">the user specifies the configuration option:</text:span></text:p>
      <text:p text:style-name="P148"/>
      <text:p text:style-name="P148"><text:alphabetical-index-mark-start text:id="IMark107072072"/><text:span text:style-name="T620"><text:s/></text:span><text:span text:style-name="T642">--with-hardware-math</text:span><text:alphabetical-index-mark-end text:id="IMark107072072"/><text:span text:style-name="T642">.</text:span></text:p>
      <text:p text:style-name="P148"/>
      <text:p text:style-name="P150"><text:span text:style-name="T737">If the extended precision libraries are found and the above option has </text:span><text:span text:style-name="T84">not</text:span><text:span text:style-name="T737"> been specified, extended precision will be in effect. </text:span></text:p>
      <text:p text:style-name="P150"/>
      <text:p text:style-name="P150">If extended precision is used, the number of bits in the fraction of a floating point number can be set with:</text:p>
      <text:p text:style-name="P148"/>
      <text:p text:style-name="P85"><text:alphabetical-index-mark-start text:id="IMark110846008"/><text:span text:style-name="T619">--with-float-bits</text:span><text:alphabetical-index-mark-end text:id="IMark110846008"/><text:span text:style-name="T619">=value<text:line-break/><text:line-break/></text:span><text:span text:style-name="T620">where </text:span><text:span text:style-name="T619">value</text:span><text:span text:style-name="T620"> is the number of bits. The default value is 72.</text:span></text:p>
      <text:p text:style-name="P85"/>
      <text:p text:style-name="P150">For extended precision floating point numbers, the number of digits of precision <text:span text:style-name="T737">that may be printed </text:span>is controlled by:</text:p>
      <text:p text:style-name="P85"/>
      <text:p text:style-name="P85"><text:alphabetical-index-mark-start text:id="IMark108923064"/><text:span text:style-name="T619">--with-float-digits</text:span><text:alphabetical-index-mark-end text:id="IMark108923064"/><text:span text:style-name="T619">=value</text:span></text:p>
      <text:p text:style-name="P85"/>
      <text:p text:style-name="P85"><text:span text:style-name="T620">where </text:span><text:span text:style-name="T619">value</text:span><text:span text:style-name="T620"> is the number of digits. The default is 20. </text:span></text:p>
      <text:p text:style-name="P85"/>
      <text:p text:style-name="P168"><text:span text:style-name="T624">When printing a</text:span><text:span text:style-name="T626">n extended precision floating point </text:span><text:span text:style-name="T624">number, t</text:span><text:span text:style-name="T623">he number of digits </text:span><text:span text:style-name="T624">being</text:span><text:span text:style-name="T623"> print</text:span><text:span text:style-name="T624">ed</text:span><text:span text:style-name="T623"> should be consistent with the number of bits in the fraction. If the number of digits is too large, </text:span><text:span text:style-name="T626">insignificant,</text:span><text:span text:style-name="T623"> random low-order digits may appear in </text:span><text:span text:style-name="T626">the output</text:span><text:span text:style-name="T623">.</text:span></text:p>
      <text:h text:style-name="P614" text:outline-level="2"><text:alphabetical-index-mark-start text:id="IMark107172440"/>Global Data Objects<text:alphabetical-index-mark-end text:id="IMark107172440"/></text:h>
      <text:p text:style-name="P161"><text:span text:style-name="T732">Objects of class </text:span><text:span text:style-name="T10">global</text:span><text:span text:style-name="T149"> provide access to the global array database. The class includes functions to create, delete (kill), and navigate global arrays.</text:span></text:p>
      <text:p text:style-name="P161"/>
      <text:p text:style-name="P161">In your C++ program, you must declare each global array that the program will use. Normally, these declarations will appear at the beginning of the program. A global declaration has the form:</text:p>
      <text:p text:style-name="P161"/>
      <text:p text:style-name="P211"><text:tab/>global program_ref(<text:span text:style-name="T32">database_name</text:span>);</text:p>
      <text:p text:style-name="P161"/>
      <text:p text:style-name="P161"><text:soft-page-break/>Where <text:span text:style-name="T32">program_ref</text:span><text:span text:style-name="T249"> is the name by which the global array will be referred to in your program and </text:span><text:span text:style-name="T32">database_name</text:span><text:span text:style-name="T249"> is the name of the </text:span><text:span text:style-name="T330">actual </text:span><text:span text:style-name="T249">global array in the file system. Both may be the same. </text:span><text:span text:style-name="T330">The value for </text:span><text:span text:style-name="T85">database_name</text:span><text:span text:style-name="T330"> may be expressed as a pointer to a character string constant. </text:span></text:p>
      <text:p text:style-name="P161"/>
      <text:p text:style-name="P161"><text:s/>For example, if your program uses a Mumps global array stored in the file system <text:span text:style-name="T738">with the </text:span>name <text:span text:style-name="T32">patient</text:span><text:span text:style-name="T249">, you might have the following C++ declaration in your program:</text:span></text:p>
      <text:p text:style-name="P161"/>
      <text:p text:style-name="P212"><text:tab/><text:span text:style-name="T739">global patient("patient");</text:span></text:p>
      <text:p text:style-name="P161"/>
      <text:p text:style-name="P162"><text:span text:style-name="T249">Once declared, a global array object may be used to access the contents of the global array database. For example, for the global array object </text:span><text:span text:style-name="T32">patient</text:span><text:span text:style-name="T249"> declared above, the following reference might be made:</text:span></text:p>
      <text:p text:style-name="P162"/>
      <text:p text:style-name="P212"><text:span text:style-name="T249"><text:tab/></text:span><text:span text:style-name="T331">patient(ptid,test,date,time)=result;</text:span></text:p>
      <text:p text:style-name="P162"/>
      <text:p text:style-name="P162"><text:span text:style-name="T249">where </text:span><text:span text:style-name="T32">ptid, test, data, result </text:span><text:span text:style-name="T249">and </text:span><text:span text:style-name="T32">time</text:span><text:span text:style-name="T249"> are </text:span><text:span text:style-name="T178">mstring</text:span><text:span text:style-name="T193"> or </text:span><text:span text:style-name="T178">char *</text:span><text:span text:style-name="T193"> null terminated variables or constants.</text:span></text:p>
      <text:p text:style-name="P28"/>
      <text:p text:style-name="P29"><text:span text:style-name="T129">Although objects of class </text:span><text:span text:style-name="T4">mstring</text:span><text:span text:style-name="T129"> may be </text:span><text:span text:style-name="T150">C</text:span><text:span text:style-name="T151">++ </text:span><text:span text:style-name="T129">arrays, objects of class </text:span><text:span text:style-name="T4">global</text:span><text:span text:style-name="T129"> may not. </text:span></text:p>
      <text:p text:style-name="P29"/>
      <text:p text:style-name="P29"><text:span text:style-name="T152">Objects of class </text:span><text:span text:style-name="T11">global</text:span><text:span text:style-name="T152"> may </text:span><text:span text:style-name="T114">not</text:span><text:span text:style-name="T152"> be initialized in declaration statements</text:span><text:span text:style-name="T126">.</text:span></text:p>
      <text:h text:style-name="Heading_20_2" text:outline-level="2"><text:s/><text:alphabetical-index-mark-start text:id="IMark108205656"/><text:span text:style-name="T740">Operators</text:span><text:alphabetical-index-mark-end text:id="IMark108205656"/><text:span text:style-name="T740"> Defined on Mstring &amp; Global Objects</text:span></text:h>
      <text:p text:style-name="P168"><text:span text:style-name="T740">Objects of class </text:span><text:span text:style-name="T12">mstring</text:span><text:span text:style-name="T153"> may appear as </text:span><text:span text:style-name="T154">the </text:span><text:span text:style-name="T153">operands </text:span><text:span text:style-name="T154">of</text:span><text:span text:style-name="T153"> most C++ builtin operators </text:span><text:span text:style-name="T154">by means of C++ operator overloading</text:span><text:span text:style-name="T153">. </text:span></text:p>
      <text:p text:style-name="P168"/>
      <text:p text:style-name="P168"><text:span text:style-name="T153">In </text:span><text:span text:style-name="T154">the </text:span><text:span text:style-name="T153">cases of binary operators, the other operand may be most other builtin data type</text:span><text:span text:style-name="T154">s as well as</text:span><text:span text:style-name="T153"> </text:span><text:span text:style-name="T12">global</text:span><text:span text:style-name="T153"> and </text:span><text:span text:style-name="T12">mstring</text:span><text:span text:style-name="T153"> ob</text:span><text:span text:style-name="T155">j</text:span><text:span text:style-name="T153">ects.</text:span></text:p>
      <text:p text:style-name="P168"/>
      <text:p text:style-name="P163"><text:span text:style-name="T741">Figure </text:span><text:span text:style-name="T741"><text:sequence-ref text:reference-format="value" text:ref-name="refIllustration42">43</text:sequence-ref></text:span><text:span text:style-name="T741"> contains the full list of C++ operators that have been overloaded for use with objects of types </text:span><text:span text:style-name="T13">mstring </text:span><text:span text:style-name="T154">and </text:span><text:span text:style-name="T13">global</text:span><text:span text:style-name="T154">.</text:span><text:span text:style-name="T13"> </text:span>In the<text:span text:style-name="T741">se</text:span> examples, assume the declarations:</text:p>
      <text:p text:style-name="P163"/>
      <text:p text:style-name="P381"><text:tab/><text:span text:style-name="T742">mstring ms, msa[10];</text:span></text:p>
      <text:p text:style-name="P381"><text:tab/><text:span text:style-name="T742">global gb("test");</text:span></text:p>
      <text:p text:style-name="P381"/>
      <table:table table:name="Table1" table:style-name="Table1">
        <table:table-column table:style-name="Table1.A"/>
        <table:table-column table:style-name="Table1.B"/>
        <table:table-column table:style-name="Table1.C"/>
        <table:table-row>
          <table:table-cell table:style-name="Table1.A1" office:value-type="string">
            <text:p text:style-name="P534"><text:span text:style-name="T743">Unary </text:span>Operator<text:span text:style-name="T743">s</text:span></text:p>
          </table:table-cell>
          <table:table-cell table:style-name="Table1.A1" office:value-type="string">
            <text:p text:style-name="P534"><text:s/>Description</text:p>
          </table:table-cell>
          <table:table-cell table:style-name="Table1.C1" office:value-type="string">
            <text:p text:style-name="P535">Examples</text:p>
          </table:table-cell>
        </table:table-row>
        <table:table-row>
          <table:table-cell table:style-name="Table1.A2" office:value-type="string">
            <text:p text:style-name="P556"><text:span text:style-name="Source_20_Text"><text:span text:style-name="T744">++ --</text:span></text:span></text:p>
          </table:table-cell>
          <table:table-cell table:style-name="Table1.B2" office:value-type="string">
            <text:p text:style-name="P556"><text:span text:style-name="T750">Suffix/postfix </text:span><text:span text:style-name="T751">increment and decrement</text:span></text:p>
          </table:table-cell>
          <table:table-cell table:style-name="Table1.C2" office:value-type="string">
            <text:p text:style-name="P536">ms++; </text:p>
            <text:p text:style-name="P536">gb("123")++;</text:p>
          </table:table-cell>
        </table:table-row>
        <table:table-row>
          <table:table-cell table:style-name="Table1.A3" office:value-type="string">
            <text:p text:style-name="P556"><text:span text:style-name="Source_20_Text"><text:span text:style-name="T744">[]</text:span></text:span></text:p>
          </table:table-cell>
          <table:table-cell table:style-name="Table1.B3" office:value-type="string">
            <text:p text:style-name="P538">Array subscripting<text:note text:id="ftn24" text:note-class="footnote"><text:note-citation>24</text:note-citation><text:note-body><text:p text:style-name="P525"><text:s text:c="2"/><text:span text:style-name="T756">Only with an </text:span><text:span text:style-name="T14">mstring</text:span><text:span text:style-name="T156"> operand.</text:span></text:p></text:note-body></text:note></text:p>
          </table:table-cell>
          <table:table-cell table:style-name="Table1.C3" office:value-type="string">
            <text:p text:style-name="P541">mstring msa[10]; msa[1] = "abc";</text:p>
          </table:table-cell>
        </table:table-row>
        <table:table-row>
          <table:table-cell table:style-name="Table1.A4" office:value-type="string">
            <text:p text:style-name="P556"><text:span text:style-name="Source_20_Text"><text:span text:style-name="T744">++ --</text:span></text:span></text:p>
          </table:table-cell>
          <table:table-cell table:style-name="Table1.B4" office:value-type="string">
            <text:p text:style-name="P556">Prefix increment and decrement</text:p>
          </table:table-cell>
          <table:table-cell table:style-name="Table1.C4" office:value-type="string">
            <text:p text:style-name="P536">++ms; </text:p>
            <text:p text:style-name="P536">++gb("123");</text:p>
          </table:table-cell>
        </table:table-row>
        <table:table-row>
          <table:table-cell table:style-name="Table1.A5" office:value-type="string">
            <text:p text:style-name="P556"><text:span text:style-name="Source_20_Text"><text:span text:style-name="T744">+ -</text:span></text:span></text:p>
          </table:table-cell>
          <table:table-cell table:style-name="Table1.B5" office:value-type="string">
            <text:p text:style-name="P556">Unary plus and minus</text:p>
          </table:table-cell>
          <table:table-cell table:style-name="Table1.C5" office:value-type="string">
            <text:p text:style-name="P542">cout &lt;&lt; +gb("123") &lt;&lt; endl;</text:p>
            <text:p text:style-name="P542">cout &lt;&lt; -ms &lt;&lt; endl;</text:p>
          </table:table-cell>
        </table:table-row>
        <table:table-row>
          <table:table-cell table:style-name="Table1.A6" office:value-type="string">
            <text:p text:style-name="P556"><text:span text:style-name="Source_20_Text"><text:span text:style-name="T744">(</text:span></text:span><text:span text:style-name="Source_20_Text"><text:span text:style-name="T747">type</text:span></text:span><text:span text:style-name="Source_20_Text"><text:span text:style-name="T744">)</text:span></text:span></text:p>
          </table:table-cell>
          <table:table-cell table:style-name="Table1.B6" office:value-type="string">
            <text:p text:style-name="P556"><text:span text:style-name="T750">C-style </text:span><text:span text:style-name="T751">explicit cast</text:span></text:p>
          </table:table-cell>
          <table:table-cell table:style-name="Table1.C6" office:value-type="string">
            <text:p text:style-name="P543">ms = "123"</text:p>
            <text:p text:style-name="P543">int k = (int) ms("123");</text:p>
          </table:table-cell>
        </table:table-row>
        <table:table-row>
          <table:table-cell table:style-name="Table1.A7" office:value-type="string">
            <text:p text:style-name="P556"><text:span text:style-name="Source_20_Text"><text:span text:style-name="T744">*</text:span></text:span></text:p>
          </table:table-cell>
          <table:table-cell table:style-name="Table1.B7" office:value-type="string">
            <text:p text:style-name="P556"><text:span text:style-name="T751">Indirection </text:span><text:span text:style-name="T750">(dereference)</text:span></text:p>
          </table:table-cell>
          <table:table-cell table:style-name="Table1.C7" office:value-type="string">
            <text:p text:style-name="P536">global *p1 = &amp;gb;</text:p>
            <text:p text:style-name="P536"><text:span text:style-name="T757">(</text:span>*<text:span text:style-name="T757">p1)</text:span>("111") = 10;</text:p>
            <text:p text:style-name="P544">mstring *p2 = msa;</text:p>
            <text:p text:style-name="P544">(*p2)[3] = "abc";</text:p>
          </table:table-cell>
        </table:table-row>
        <table:table-row>
          <table:table-cell table:style-name="Table1.A8" office:value-type="string">
            <text:p text:style-name="P556"><text:span text:style-name="Source_20_Text"><text:span text:style-name="T744">&amp;</text:span></text:span><text:span text:style-name="Source_20_Text"><text:span text:style-name="T745"> (unary)</text:span></text:span></text:p>
          </table:table-cell>
          <table:table-cell table:style-name="Table1.B8" office:value-type="string">
            <text:p text:style-name="P538">Address-of</text:p>
          </table:table-cell>
          <table:table-cell table:style-name="Table1.C8" office:value-type="string">
            <text:p text:style-name="P545">mtstring *p1 = &amp;ms;</text:p>
          </table:table-cell>
        </table:table-row>
        <table:table-row>
          <table:table-cell table:style-name="Table1.A9" office:value-type="string">
            <text:p text:style-name="P556"><text:span text:style-name="Source_20_Text"><text:span text:style-name="T744">new</text:span></text:span><text:span text:style-name="T748">, </text:span><text:span text:style-name="Source_20_Text"><text:span text:style-name="T744">new[]</text:span></text:span></text:p>
          </table:table-cell>
          <table:table-cell table:style-name="Table1.B9" office:value-type="string">
            <text:p text:style-name="P538">Dynamic memory allocation</text:p>
          </table:table-cell>
          <table:table-cell table:style-name="Table1.C9" office:value-type="string">
            <text:p text:style-name="P546">global *p3 = new global("xxx"); </text:p>
            <text:p text:style-name="P546"><text:s/>(*p3)("xxx") =2 2; </text:p>
            <text:p text:style-name="P547">mstring *p4 = new mstring;</text:p>
            <text:p text:style-name="P547">*p4=123; </text:p>
          </table:table-cell>
        </table:table-row>
        <table:table-row>
          <table:table-cell table:style-name="Table1.A10" office:value-type="string">
            <text:p text:style-name="P556"><text:span text:style-name="Source_20_Text"><text:span text:style-name="T744">delete</text:span></text:span><text:span text:style-name="T748">, </text:span><text:span text:style-name="Source_20_Text"><text:span text:style-name="T744">delete[]</text:span></text:span></text:p>
          </table:table-cell>
          <table:table-cell table:style-name="Table1.B10" office:value-type="string">
            <text:p text:style-name="P538">Dynamic memory deallocation</text:p>
          </table:table-cell>
          <table:table-cell table:style-name="Table1.C10" office:value-type="string">
            <text:p text:style-name="P548">delete p1;</text:p>
          </table:table-cell>
        </table:table-row>
        <table:table-row>
          <table:table-cell table:style-name="Table1.A11" office:value-type="string">
            <text:p text:style-name="P556"><text:span text:style-name="T758">Binary </text:span>Operator<text:span text:style-name="T759">s</text:span><text:span text:style-name="T759"><text:note text:id="ftn25" text:note-class="footnote"><text:note-citation>25</text:note-citation><text:note-body><text:p text:style-name="P525"><text:s/><text:span text:style-name="T756">One operand, the first, may be of type </text:span><text:span text:style-name="T14">mstring</text:span><text:span text:style-name="T115"> </text:span><text:span text:style-name="T226">or </text:span><text:span text:style-name="T185">global</text:span><text:span text:style-name="T226"> and the other may be of type </text:span><text:span text:style-name="T185">mstring</text:span><text:span text:style-name="T226">, </text:span><text:span text:style-name="T185">global</text:span><text:span text:style-name="T226">, </text:span><text:span text:style-name="T185">float</text:span><text:span text:style-name="T226">, </text:span><text:span text:style-name="T185">double</text:span><text:span text:style-name="T226">, </text:span><text:span text:style-name="T185">int</text:span><text:span text:style-name="T226">, </text:span><text:span text:style-name="T185">long</text:span><text:span text:style-name="T226">, </text:span><text:span text:style-name="T186">char*</text:span><text:span text:style-name="T227">, or </text:span><text:span text:style-name="T186">string</text:span><text:span text:style-name="T227">. </text:span></text:p></text:note-body></text:note></text:span></text:p>
          </table:table-cell>
          <table:table-cell table:style-name="Table1.A11" office:value-type="string">
            <text:p text:style-name="P556"><text:s/>Description</text:p>
          </table:table-cell>
          <table:table-cell table:style-name="Table1.C11" office:value-type="string">
            <text:p text:style-name="P549">Examples</text:p>
          </table:table-cell>
        </table:table-row>
        <text:soft-page-break/>
        <table:table-row>
          <table:table-cell table:style-name="Table1.A12" office:value-type="string">
            <text:p text:style-name="P556"><text:span text:style-name="Source_20_Text"><text:span text:style-name="T744">* / %</text:span></text:span></text:p>
          </table:table-cell>
          <table:table-cell table:style-name="Table1.B12" office:value-type="string">
            <text:p text:style-name="P538">Multiplication, division, and remainder</text:p>
          </table:table-cell>
          <table:table-cell table:style-name="Table1.C12" office:value-type="string">
            <text:p text:style-name="P548">ms = ms * 2;</text:p>
            <text:p text:style-name="P548">ms = gb("123") / ms;</text:p>
            <text:p text:style-name="P548">ms = gb("123") % 5;</text:p>
          </table:table-cell>
        </table:table-row>
        <table:table-row>
          <table:table-cell table:style-name="Table1.A14" office:value-type="string">
            <text:p text:style-name="P556"><text:span text:style-name="Source_20_Text"><text:span text:style-name="T744">+ -</text:span></text:span></text:p>
          </table:table-cell>
          <table:table-cell table:style-name="Table1.B14" office:value-type="string">
            <text:p text:style-name="P538">Addition and subtraction</text:p>
          </table:table-cell>
          <table:table-cell table:style-name="Table1.C14" office:value-type="string">
            <text:p text:style-name="P548">ms = ms + 2;</text:p>
            <text:p text:style-name="P548">ms = gb("123") - ms;</text:p>
          </table:table-cell>
        </table:table-row>
        <table:table-row>
          <table:table-cell table:style-name="Table1.A14" office:value-type="string">
            <text:p text:style-name="P550">&lt;&lt; &gt;&gt;</text:p>
          </table:table-cell>
          <table:table-cell table:style-name="Table1.B14" office:value-type="string">
            <text:p text:style-name="P537">stream insertion / extraction</text:p>
          </table:table-cell>
          <table:table-cell table:style-name="Table1.C14" office:value-type="string">
            <text:p text:style-name="P550">cout &lt;&lt; ms; cin &gt;&gt; gb("123");</text:p>
          </table:table-cell>
        </table:table-row>
        <table:table-row>
          <table:table-cell table:style-name="Table1.A15" office:value-type="string">
            <text:p text:style-name="P556"><text:span text:style-name="Source_20_Text"><text:span text:style-name="T746">&lt;</text:span></text:span><text:span text:style-name="Source_20_Text"><text:span text:style-name="T744"> &lt;=</text:span></text:span></text:p>
          </table:table-cell>
          <table:table-cell table:style-name="Table1.B15" office:value-type="string">
            <text:p text:style-name="P556"><text:span text:style-name="T750">For </text:span><text:span text:style-name="T751">relational operators </text:span><text:span text:style-name="T750">&lt; and ≤ respectively</text:span><text:span text:style-name="T753"><text:note-ref text:note-class="footnote" text:reference-format="text" text:ref-name="ftn26">26</text:note-ref></text:span></text:p>
          </table:table-cell>
          <table:table-cell table:style-name="Table1.C15" office:value-type="string">
            <text:p text:style-name="P548">if (ms &lt;= gb("123")<text:span text:style-name="T760">)</text:span> ...</text:p>
            <text:p text:style-name="P548">if (ms &lt; <text:span text:style-name="T760">gb</text:span>"abc")<text:span text:style-name="T760">)</text:span> ...</text:p>
            <text:p text:style-name="P548">if ("abc" &lt; gb("123") ...</text:p>
          </table:table-cell>
        </table:table-row>
        <table:table-row>
          <table:table-cell table:style-name="Table1.A16" office:value-type="string">
            <text:p text:style-name="P556"><text:span text:style-name="Source_20_Text"><text:span text:style-name="T744">&gt; &gt;=</text:span></text:span></text:p>
          </table:table-cell>
          <table:table-cell table:style-name="Table1.B16" office:value-type="string">
            <text:p text:style-name="P556"><text:span text:style-name="T755">For </text:span><text:span text:style-name="T752">relational operators </text:span><text:span text:style-name="T755">&gt; and ≥ respectively</text:span><text:span text:style-name="T754"><text:note-ref text:note-class="footnote" text:reference-format="text" text:ref-name="ftn26">26</text:note-ref></text:span></text:p>
          </table:table-cell>
          <table:table-cell table:style-name="Table1.C16" office:value-type="string">
            <text:p text:style-name="P548">if (ms <text:span text:style-name="T760">&gt;</text:span>= gb("123") ...</text:p>
            <text:p text:style-name="P548">if (ms <text:span text:style-name="T760">&gt; gb(</text:span>"abc")<text:span text:style-name="T760">)</text:span> ...</text:p>
            <text:p text:style-name="P548">if ("abc" <text:span text:style-name="T760">&gt; </text:span>gb("123")<text:span text:style-name="T760">)</text:span> ...</text:p>
          </table:table-cell>
        </table:table-row>
        <table:table-row>
          <table:table-cell table:style-name="Table1.A17" office:value-type="string">
            <text:p text:style-name="P556"><text:span text:style-name="Source_20_Text"><text:span text:style-name="T744">== !=</text:span></text:span></text:p>
          </table:table-cell>
          <table:table-cell table:style-name="Table1.B17" office:value-type="string">
            <text:p text:style-name="P556"><text:span text:style-name="T755">For </text:span><text:span text:style-name="T752">relational operators </text:span><text:span text:style-name="T755">= and ≠ respectively</text:span><text:span text:style-name="Source_20_Text"><text:span text:style-name="T749"><text:note text:id="ftn26" text:note-class="footnote"><text:note-citation>26</text:note-citation><text:note-body><text:p text:style-name="Footnote"><text:s/><text:span text:style-name="T759">If one operand is a numeric type (</text:span><text:span text:style-name="T15">long</text:span><text:span text:style-name="T759">, </text:span><text:span text:style-name="T15">float</text:span><text:span text:style-name="T759"> etc.), the </text:span><text:span text:style-name="T15">mstring</text:span><text:span text:style-name="T157"> or </text:span><text:span text:style-name="T15">global</text:span><text:span text:style-name="T157"> will be interpreted as a numeric value rather than as a string. If both operands are of type </text:span><text:span text:style-name="T15">global</text:span><text:span text:style-name="T157"> or </text:span><text:span text:style-name="T15">mstring</text:span><text:span text:style-name="T157">, they will be compared as strings. If one operand is of type </text:span><text:span text:style-name="T15">global</text:span><text:span text:style-name="T157"> or </text:span><text:span text:style-name="T15">mstring</text:span><text:span text:style-name="T157"> a</text:span><text:span text:style-name="T158">n</text:span><text:span text:style-name="T157">d the other is of type </text:span><text:span text:style-name="T15">char*</text:span><text:span text:style-name="T157"> or </text:span><text:span text:style-name="T15">string</text:span><text:span text:style-name="T157">, they will be compared as strings.</text:span></text:p></text:note-body></text:note></text:span></text:span></text:p>
          </table:table-cell>
          <table:table-cell table:style-name="Table1.C17" office:value-type="string">
            <text:p text:style-name="P548">if (ms <text:span text:style-name="T760">=</text:span>= gb("123") ...</text:p>
            <text:p text:style-name="P548">if (ms !<text:span text:style-name="T760">= gb(</text:span>"abc")<text:span text:style-name="T760">)</text:span> ...</text:p>
          </table:table-cell>
        </table:table-row>
        <table:table-row>
          <table:table-cell table:style-name="Table1.A18" office:value-type="string">
            <text:p text:style-name="P556"><text:span text:style-name="Source_20_Text"><text:span text:style-name="T744">&amp;&amp;</text:span></text:span></text:p>
          </table:table-cell>
          <table:table-cell table:style-name="Table1.B18" office:value-type="string">
            <text:p text:style-name="P540">Logical AND</text:p>
          </table:table-cell>
          <table:table-cell table:style-name="Table1.C18" office:value-type="string">
            <text:p text:style-name="P551">if (ms &amp;&amp; gb("123")) ...</text:p>
          </table:table-cell>
        </table:table-row>
        <table:table-row>
          <table:table-cell table:style-name="Table1.A19" office:value-type="string">
            <text:p text:style-name="P556"><text:span text:style-name="Source_20_Text"><text:span text:style-name="T744">||</text:span></text:span></text:p>
          </table:table-cell>
          <table:table-cell table:style-name="Table1.B19" office:value-type="string">
            <text:p text:style-name="P540">Logical OR</text:p>
          </table:table-cell>
          <table:table-cell table:style-name="Table1.C19" office:value-type="string">
            <text:p text:style-name="P551">if (ms <text:span text:style-name="T761">|| </text:span>gb("123")) ...</text:p>
          </table:table-cell>
        </table:table-row>
        <table:table-row>
          <table:table-cell table:style-name="Table1.A20" office:value-type="string">
            <text:p text:style-name="P552">Ternary Operator</text:p>
          </table:table-cell>
          <table:table-cell table:style-name="Table1.A20" office:value-type="string">
            <text:p text:style-name="P539">Description</text:p>
          </table:table-cell>
          <table:table-cell table:style-name="Table1.C20" office:value-type="string">
            <text:p text:style-name="P549">Examples</text:p>
          </table:table-cell>
        </table:table-row>
        <table:table-row>
          <table:table-cell table:style-name="Table1.A21" office:value-type="string">
            <text:p text:style-name="P556"><text:span text:style-name="Source_20_Text"><text:span text:style-name="T744">?:</text:span></text:span></text:p>
          </table:table-cell>
          <table:table-cell table:style-name="Table1.B21" office:value-type="string">
            <text:p text:style-name="P540">Ternary conditional</text:p>
          </table:table-cell>
          <table:table-cell table:style-name="Table1.C21" office:value-type="string">
            <text:p text:style-name="P553">ms ? ms : y</text:p>
          </table:table-cell>
        </table:table-row>
        <table:table-row>
          <table:table-cell table:style-name="Table1.A20" office:value-type="string">
            <text:p text:style-name="P549">Assignment<text:note text:id="ftn27" text:note-class="footnote"><text:note-citation>27</text:note-citation><text:note-body><text:p text:style-name="P526"><text:s/><text:span text:style-name="T762">The left-hand-side must be of type </text:span><text:span text:style-name="T16">mstring</text:span><text:span text:style-name="T159"> or </text:span><text:span text:style-name="T16">global</text:span><text:span text:style-name="T159"> </text:span><text:span text:style-name="T160">while</text:span><text:span text:style-name="T159"> the right-hand-side may be of types</text:span><text:span text:style-name="T226"> </text:span><text:span text:style-name="T185">mstring</text:span><text:span text:style-name="T226">, </text:span><text:span text:style-name="T185">global</text:span><text:span text:style-name="T226">, </text:span><text:span text:style-name="T185">float</text:span><text:span text:style-name="T226">, </text:span><text:span text:style-name="T185">double</text:span><text:span text:style-name="T226">, </text:span><text:span text:style-name="T185">int</text:span><text:span text:style-name="T226">, </text:span><text:span text:style-name="T185">long</text:span><text:span text:style-name="T226">, </text:span><text:span text:style-name="T186">char*</text:span><text:span text:style-name="T227">, or </text:span><text:span text:style-name="T186">string</text:span><text:span text:style-name="T227">. </text:span><text:span text:style-name="T228">When arithmetic assignment operators are used, right-hand-side </text:span><text:span text:style-name="T187">string</text:span><text:span text:style-name="T228">, </text:span><text:span text:style-name="T187">char*</text:span><text:span text:style-name="T228">, and </text:span><text:span text:style-name="T187">global</text:span><text:span text:style-name="T228"> operands will be converted to numeric following the </text:span><text:span text:style-name="T229">default </text:span><text:span text:style-name="T228">Mumps conversion rules.</text:span></text:p></text:note-body></text:note></text:p>
          </table:table-cell>
          <table:table-cell table:style-name="Table1.A20" office:value-type="string">
            <text:p text:style-name="P539">Description</text:p>
          </table:table-cell>
          <table:table-cell table:style-name="Table1.C20" office:value-type="string">
            <text:p text:style-name="P549">Examples</text:p>
          </table:table-cell>
        </table:table-row>
        <table:table-row>
          <table:table-cell table:style-name="Table1.A23" office:value-type="string">
            <text:p text:style-name="P556"><text:span text:style-name="Source_20_Text"><text:span text:style-name="T744">=</text:span></text:span></text:p>
          </table:table-cell>
          <table:table-cell table:style-name="Table1.B23" office:value-type="string">
            <text:p text:style-name="P540">Direct assignment</text:p>
          </table:table-cell>
          <table:table-cell table:style-name="Table1.C23" office:value-type="string">
            <text:p text:style-name="P553">ms = 123</text:p>
            <text:p text:style-name="P553">gb("123") = 1.3456</text:p>
            <text:p text:style-name="P553">ms = "test"</text:p>
          </table:table-cell>
        </table:table-row>
        <table:table-row>
          <table:table-cell table:style-name="Table1.A24" office:value-type="string">
            <text:p text:style-name="P556"><text:span text:style-name="Source_20_Text"><text:span text:style-name="T744">+= -=</text:span></text:span></text:p>
          </table:table-cell>
          <table:table-cell table:style-name="Table1.B24" office:value-type="string">
            <text:p text:style-name="P556"><text:span text:style-name="T752">Compound assignment </text:span><text:span text:style-name="T755">by sum and difference</text:span></text:p>
          </table:table-cell>
          <table:table-cell table:style-name="Table1.C24" office:value-type="string">
            <text:p text:style-name="P554">ms=0; <text:span text:style-name="T763">ms += 123</text:span></text:p>
            <text:p text:style-name="P554">ms+="123";</text:p>
            <text:p text:style-name="P553"><text:span text:style-name="T764">gb("123")=0; </text:span>gb("123") -= 10</text:p>
          </table:table-cell>
        </table:table-row>
        <table:table-row>
          <table:table-cell table:style-name="Table1.A26" office:value-type="string">
            <text:p text:style-name="P556"><text:span text:style-name="Source_20_Text"><text:span text:style-name="T744">*= /= %=</text:span></text:span></text:p>
          </table:table-cell>
          <table:table-cell table:style-name="Table1.B26" office:value-type="string">
            <text:p text:style-name="P556"><text:span text:style-name="T752">Compound assignment </text:span><text:span text:style-name="T755">by product, quotient, and remainder</text:span></text:p>
          </table:table-cell>
          <table:table-cell table:style-name="Table1.C26" office:value-type="string">
            <text:p text:style-name="P553"><text:span text:style-name="T764">ms=0; </text:span>ms *= 123</text:p>
            <text:p text:style-name="P553"><text:span text:style-name="T764">gb("123")=10; </text:span>gb("123") /= 10</text:p>
            <text:p text:style-name="P553"><text:span text:style-name="T764">gb("123")=10; </text:span>gb("123") %= 10</text:p>
          </table:table-cell>
        </table:table-row>
        <table:table-row>
          <table:table-cell table:style-name="Table1.A26" office:value-type="string">
            <text:p text:style-name="P555">&amp;<text:span text:style-name="T765"> (binary)</text:span></text:p>
          </table:table-cell>
          <table:table-cell table:style-name="Table1.B26" office:value-type="string">
            <text:p text:style-name="P555">Concatenate<text:span text:style-name="T766">. First operand must be of type </text:span><text:span text:style-name="T17">global</text:span><text:span text:style-name="T161"> or</text:span><text:span text:style-name="T766"> </text:span><text:span text:style-name="T18">mstring</text:span><text:span text:style-name="T18"><text:note text:id="ftn28" text:note-class="footnote"><text:note-citation>28</text:note-citation><text:note-body><text:p text:style-name="P527"><text:s/>Note: because the overloaded bitwise <text:span text:style-name="T107">and</text:span> operator (&amp;) is of lower precedence tha<text:span text:style-name="T767">n</text:span> the bit shift operator &lt;&lt;, in <text:span text:style-name="T249">output operations (such as when using </text:span><text:span text:style-name="T32">cout</text:span><text:span text:style-name="T249">), an expression involving the bitwise &amp; </text:span><text:span text:style-name="T332">operator must</text:span><text:span text:style-name="T249"> to be in parentheses.</text:span></text:p></text:note-body></text:note></text:span><text:span text:style-name="T162">.</text:span><text:span text:style-name="T163"> The second operand may be </text:span><text:span text:style-name="T19">string</text:span><text:span text:style-name="T163">, </text:span><text:span text:style-name="T19">mstring</text:span><text:span text:style-name="T163">, </text:span><text:span text:style-name="T19">global</text:span><text:span text:style-name="T163">, </text:span><text:span text:style-name="T19">char*</text:span><text:span text:style-name="T163"> </text:span><text:span text:style-name="T19">int</text:span><text:span text:style-name="T163">, </text:span><text:span text:style-name="T19">long</text:span><text:span text:style-name="T163">, or </text:span><text:span text:style-name="T19">double</text:span><text:span text:style-name="T163">.</text:span></text:p>
          </table:table-cell>
          <table:table-cell table:style-name="Table1.C26" office:value-type="string">
            <text:p text:style-name="P555">mstring i="aaa",j="bbb",k="ccc";</text:p>
            <text:p text:style-name="P555">i=i&amp;j&amp;k; // i -<text:span text:style-name="T768">&gt;</text:span> aaabbbccc</text:p>
          </table:table-cell>
        </table:table-row>
        <table:table-row>
          <table:table-cell table:style-name="Table1.A27" table:number-columns-spanned="3" office:value-type="string">
            <text:p text:style-name="P283">Figure <text:sequence text:ref-name="refIllustration42" text:name="Illustration" text:formula="ooow:Illustration+1" style:num-format="1">43</text:sequence> Operators Defined on <text:span text:style-name="T4">mstring</text:span> and <text:span text:style-name="T4">global</text:span></text:p>
          </table:table-cell>
          <table:covered-table-cell/>
          <table:covered-table-cell/>
        </table:table-row>
      </table:table>
      <text:h text:style-name="P614" text:outline-level="2"><text:span text:style-name="T769">Example </text:span>Arithmetic <text:span text:style-name="T769">O</text:span>perations on global <text:span text:style-name="T877">and mstring Objects</text:span> </text:h>
      <text:p text:style-name="P164">The operations of add, subtract, multiply, divide, pre/post increment and pre/post decrement are defined (overloaded) for <text:span text:style-name="T4">global</text:span> <text:span text:style-name="T770">and </text:span><text:span text:style-name="T20">mstring</text:span><text:span text:style-name="T770"> </text:span>variables <text:span text:style-name="T770">either together (in binary or the ternary operator) or in connection with other builtin data types</text:span>. <text:span text:style-name="T770">T</text:span>he contents of the <text:span text:style-name="T4">global</text:span> array node <text:span text:style-name="T770">or </text:span><text:span text:style-name="T20">mstring</text:span><text:span text:style-name="T770"> variable </text:span>must be compatible with the dominant data type of the operation. If the contents not compatible with the operation (example, incrementing a string of text), the value of the <text:span text:style-name="T4">global</text:span> will be interpreted as zero. Examples:</text:p>
      <text:p text:style-name="P164"/>
      <table:table table:name="Table5" table:style-name="Table5">
        <table:table-column table:style-name="Table5.A"/>
        <table:table-column table:style-name="Table5.B"/>
        <table:table-row>
          <table:table-cell table:style-name="Table5.A1" office:value-type="string">
            <text:p text:style-name="P297">Code Examples</text:p>
          </table:table-cell>
          <table:table-cell table:style-name="Table5.B1" office:value-type="string">
            <text:p text:style-name="P297">Results</text:p>
          </table:table-cell>
        </table:table-row>
        <table:table-row>
          <table:table-cell table:style-name="Table5.A2" office:value-type="string">
            <text:p text:style-name="P514">global gbl("gbl"); </text:p>
            <text:p text:style-name="P514"/>
            <text:p text:style-name="P514">int i, j=10; </text:p>
            <text:p text:style-name="P514"><text:soft-page-break/>string a = "10", b = "20", c = "30"; </text:p>
            <text:p text:style-name="P514">char aa[] = "10", bb[] = "20", cc[] = "30"; </text:p>
            <text:p text:style-name="P514">mstring aaa = "10", bbb = "20", ccc = "30"; </text:p>
            <text:p text:style-name="P514"/>
            <text:p text:style-name="P514">gbl.Kill(); </text:p>
            <text:p text:style-name="P514"/>
            <text:p text:style-name="P514">gbl(a,b,c) = 10; </text:p>
            <text:p text:style-name="P514">gbl(aa,bb,cc) = 20; </text:p>
            <text:p text:style-name="P514">gbl(aaa,bbb,ccc) = 30; </text:p>
            <text:p text:style-name="P514"/>
            <text:p text:style-name="P514">i = gbl(a,b,c) + 20; </text:p>
            <text:p text:style-name="P514">cout &lt;&lt; i &lt;&lt; endl; </text:p>
            <text:p text:style-name="P514"/>
            <text:p text:style-name="P514">i = 20 + gbl(a,b,c); </text:p>
            <text:p text:style-name="P514">cout &lt;&lt; i &lt;&lt; endl; </text:p>
            <text:p text:style-name="P514"/>
            <text:p text:style-name="P514">i = gbl(a,b,c) / j; </text:p>
            <text:p text:style-name="P514">cout &lt;&lt; i &lt;&lt; endl; </text:p>
            <text:p text:style-name="P514"/>
            <text:p text:style-name="P514">i = gbl(a,b,c) * 2; </text:p>
            <text:p text:style-name="P514">cout &lt;&lt; i &lt;&lt; endl; </text:p>
            <text:p text:style-name="P514"/>
            <text:p text:style-name="P514">gbl(a,b,c) ++; </text:p>
            <text:p text:style-name="P514">cout &lt;&lt; gbl(a,b,c) &lt;&lt; endl; </text:p>
            <text:p text:style-name="P514"/>
            <text:p text:style-name="P514">gbl(a,b,c) --; </text:p>
            <text:p text:style-name="P514">cout &lt;&lt; gbl(a,b,c) &lt;&lt; endl; </text:p>
            <text:p text:style-name="P514"/>
            <text:p text:style-name="P514">i = ++ gbl(a,b,c); </text:p>
            <text:p text:style-name="P514">cout &lt;&lt; i &lt;&lt; " " &lt;&lt; gbl(a,b,c) &lt;&lt; endl; </text:p>
            <text:p text:style-name="P514"/>
            <text:p text:style-name="P514">i = gbl(a,b,c) ++; </text:p>
            <text:p text:style-name="P514">cout &lt;&lt; i &lt;&lt; " " &lt;&lt; gbl(a,b,c) &lt;&lt; endl; </text:p>
            <text:p text:style-name="P514"/>
            <text:p text:style-name="P514">gbl(a,b,c) += 10; </text:p>
            <text:p text:style-name="P514">cout &lt;&lt; gbl(a,b,c) &lt;&lt; endl; </text:p>
            <text:p text:style-name="P514"/>
            <text:p text:style-name="P514">gbl(a,b,c) -= 10; </text:p>
            <text:p text:style-name="P514">cout &lt;&lt; gbl(a,b,c) &lt;&lt; endl; </text:p>
            <text:p text:style-name="P514"><text:s/></text:p>
            <text:p text:style-name="P514">gbl(a,b,c) *= 2; </text:p>
            <text:p text:style-name="P514">cout &lt;&lt; gbl(a,b,c) &lt;&lt; endl; </text:p>
            <text:p text:style-name="P514"/>
            <text:p text:style-name="P514">gbl(a,b,c) /= 2; </text:p>
            <text:p text:style-name="P514">cout &lt;&lt; gbl(a,b,c) &lt;&lt; endl; </text:p>
            <text:p text:style-name="P514"/>
            <text:p text:style-name="P515">aaa="aaa"; bbb="bbb"; ccc="ccc"; </text:p>
            <text:p text:style-name="P515">cout &lt;&lt; (aaa&amp;bbb&amp;ccc) &lt;&lt; endl; </text:p>
          </table:table-cell>
          <table:table-cell table:style-name="Table5.B2" office:value-type="string">
            <text:p text:style-name="P381"/>
            <text:p text:style-name="P298"/>
            <text:p text:style-name="P298"/>
            <text:p text:style-name="P298"><text:soft-page-break/></text:p>
            <text:p text:style-name="P298"/>
            <text:p text:style-name="P298"/>
            <text:p text:style-name="P298"/>
            <text:p text:style-name="P298"/>
            <text:p text:style-name="P298"/>
            <text:p text:style-name="P298"/>
            <text:p text:style-name="P298"/>
            <text:p text:style-name="P298"/>
            <text:p text:style-name="P298"/>
            <text:p text:style-name="P298"/>
            <text:p text:style-name="P298">50 </text:p>
            <text:p text:style-name="P298"/>
            <text:p text:style-name="P298"/>
            <text:p text:style-name="P298">50 </text:p>
            <text:p text:style-name="P298"/>
            <text:p text:style-name="P298"/>
            <text:p text:style-name="P298">3 </text:p>
            <text:p text:style-name="P298"/>
            <text:p text:style-name="P298"/>
            <text:p text:style-name="P298">60 </text:p>
            <text:p text:style-name="P298"/>
            <text:p text:style-name="P298"/>
            <text:p text:style-name="P298">31 </text:p>
            <text:p text:style-name="P298"/>
            <text:p text:style-name="P298"/>
            <text:p text:style-name="P298">30 </text:p>
            <text:p text:style-name="P298"/>
            <text:p text:style-name="P298"/>
            <text:p text:style-name="P298">31 31 </text:p>
            <text:p text:style-name="P298"/>
            <text:p text:style-name="P298"/>
            <text:p text:style-name="P298">31 32 </text:p>
            <text:p text:style-name="P298"/>
            <text:p text:style-name="P298"/>
            <text:p text:style-name="P298">42 </text:p>
            <text:p text:style-name="P298"/>
            <text:p text:style-name="P298">32 </text:p>
            <text:p text:style-name="P298"/>
            <text:p text:style-name="P298"/>
            <text:p text:style-name="P298"/>
            <text:p text:style-name="P298">64 </text:p>
            <text:p text:style-name="P298"/>
            <text:p text:style-name="P298"/>
            <text:p text:style-name="P298">32 </text:p>
            <text:p text:style-name="P298"/>
            <text:p text:style-name="P298"/>
            <text:p text:style-name="P299">aaabbbccc</text:p>
          </table:table-cell>
        </table:table-row>
        <table:table-row>
          <table:table-cell table:style-name="Table5.A3" table:number-columns-spanned="2" office:value-type="string">
            <text:p text:style-name="P300">Figure <text:sequence text:ref-name="refIllustration43" text:name="Illustration" text:formula="ooow:Illustration+1" style:num-format="1">44</text:sequence> Code Examples</text:p>
          </table:table-cell>
          <table:covered-table-cell/>
        </table:table-row>
      </table:table>
      <text:h text:style-name="Heading_20_2" text:outline-level="2"><text:alphabetical-index-mark-start text:id="IMark111147128"/>Functions<text:alphabetical-index-mark-end text:id="IMark111147128"/> for <text:span text:style-name="T771">G</text:span>lobal and <text:span text:style-name="T771">M</text:span>string Objects</text:h>
      <text:p text:style-name="P165">As is the case with Mumps functions, characters in strings are counted beginning with one, not zero. Thus, the substring beginning at position 3 through and including position 5 in the string <text:span text:style-name="T32">"abcdef"</text:span><text:span text:style-name="T249"> is </text:span><text:span text:style-name="T32">"cde"</text:span><text:span text:style-name="T249">.</text:span></text:p>
      <text:p text:style-name="P165"/>
      <text:p text:style-name="P166"><text:span text:style-name="T249">If an object of type </text:span><text:span text:style-name="T178">mstring</text:span><text:span text:style-name="T193"> contains a string that</text:span><text:span text:style-name="T230"> is to</text:span><text:span text:style-name="T193"> be used as a global array reference in </text:span><text:span text:style-name="T230">connection with </text:span><text:span text:style-name="T193">one of the functions below, the global array reference must be preceded by a circumflex character (^) as is the case in Mumps and</text:span><text:span text:style-name="T230">, also, </text:span><text:span text:style-name="T193">the indices must be constants. Example:</text:span></text:p>
      <text:p text:style-name="P166"/>
      <text:p text:style-name="P248"><text:soft-page-break/><text:tab/>mstring x="^g(1)";</text:p>
      <text:p text:style-name="P249"><text:tab/>cout x.Qlength() &lt;&lt; endl; // prints 1</text:p>
      <text:p text:style-name="P168"/>
      <table:table table:name="Table2" table:style-name="Table2">
        <table:table-column table:style-name="Table2.A"/>
        <table:table-column table:style-name="Table2.B"/>
        <table:table-row table:style-name="Table2.1">
          <table:table-cell table:style-name="Table2.A1" table:number-columns-spanned="2" office:value-type="string">
            <text:p text:style-name="P301">Function Parameters</text:p>
          </table:table-cell>
          <table:covered-table-cell/>
        </table:table-row>
        <table:table-row table:style-name="Table2.1">
          <table:table-cell table:style-name="Table2.A2" table:number-columns-spanned="2" office:value-type="string">
            <table:table table:name="Table3" table:style-name="Table3">
              <table:table-column table:style-name="Table3.A"/>
              <table:table-column table:style-name="Table3.B"/>
              <table:table-row>
                <table:table-cell table:style-name="Table3.A1" office:value-type="string">
                  <text:p text:style-name="P302">INT</text:p>
                </table:table-cell>
                <table:table-cell table:style-name="Table3.A1" office:value-type="string">
                  <text:p text:style-name="P303"><text:span text:style-name="T772">An expression involving </text:span><text:span text:style-name="T21">int</text:span><text:span text:style-name="T164">, </text:span><text:span text:style-name="T21">long</text:span><text:span text:style-name="T164">, </text:span><text:span text:style-name="T21">float</text:span><text:span text:style-name="T164">, </text:span><text:span text:style-name="T21">double</text:span><text:span text:style-name="T164">, </text:span><text:span text:style-name="T21">mstring</text:span><text:span text:style-name="T164"> or </text:span><text:span text:style-name="T21">global</text:span><text:span text:style-name="T164"> </text:span><text:span text:style-name="T165">the result of which</text:span><text:span text:style-name="T164"> can be interpreted as an integer. </text:span><text:span text:style-name="T165">Data of type </text:span><text:span text:style-name="T22">char*</text:span><text:span text:style-name="T165"> may not be used.</text:span></text:p>
                </table:table-cell>
              </table:table-row>
              <table:table-row>
                <table:table-cell table:style-name="Table3.A1" office:value-type="string">
                  <text:p text:style-name="P304">STR</text:p>
                </table:table-cell>
                <table:table-cell table:style-name="Table3.A1" office:value-type="string">
                  <text:p text:style-name="P304">An expression involving <text:s/><text:span text:style-name="T21">int</text:span><text:span text:style-name="T164">, </text:span><text:span text:style-name="T21">long</text:span><text:span text:style-name="T164">, </text:span><text:span text:style-name="T21">float</text:span><text:span text:style-name="T164">, </text:span><text:span text:style-name="T21">double</text:span><text:span text:style-name="T164">, </text:span><text:span text:style-name="T21">mstring</text:span><text:span text:style-name="T164"> or </text:span><text:span text:style-name="T21">global</text:span><text:span text:style-name="T164"> </text:span><text:span text:style-name="T165">the result of which</text:span><text:span text:style-name="T164"> can be interpreted </text:span><text:span text:style-name="T166">as a string. </text:span><text:span text:style-name="T165">Data of type </text:span><text:span text:style-name="T22">char*</text:span><text:span text:style-name="T165"> may be used but not </text:span><text:span text:style-name="T167">as part of </text:span><text:span text:style-name="T165">an expression.</text:span></text:p>
                </table:table-cell>
              </table:table-row>
            </table:table>
            <text:p text:style-name="P302"/>
          </table:table-cell>
          <table:covered-table-cell/>
        </table:table-row>
        <table:table-row table:style-name="Table2.1">
          <table:table-cell table:style-name="Table2.A3" office:value-type="string">
            <text:p text:style-name="P282">Function</text:p>
          </table:table-cell>
          <table:table-cell table:style-name="Table2.B3" office:value-type="string">
            <text:p text:style-name="P305">Description</text:p>
          </table:table-cell>
        </table:table-row>
        <table:table-row table:style-name="Table2.1">
          <table:table-cell table:style-name="Table2.A4" office:value-type="string">
            <text:p text:style-name="P381">int <text:span text:style-name="T773">mstring::</text:span><text:alphabetical-index-mark-start text:id="IMark108097512"/>Ascii( <text:span text:style-name="T774">[INT] </text:span>)<text:alphabetical-index-mark-end text:id="IMark108097512"/></text:p>
            <text:p text:style-name="P381">int global::Ascii( <text:span text:style-name="T774">[INT] </text:span>)</text:p>
          </table:table-cell>
          <table:table-cell table:style-name="Table2.B7" office:value-type="string">
            <text:p text:style-name="P505">Returns the decimal value of the first ASCII character in the invoking <text:span text:style-name="T4">global</text:span> or <text:span text:style-name="T4">mstring</text:span>. If an integer argument is given, it returns the decimal value of the <text:span text:style-name="T653">character </text:span><text:span text:style-name="T654">at the offset designated by the argument. </text:span><text:span text:style-name="T655">mstring</text:span><text:span text:style-name="T656"> and </text:span><text:span text:style-name="T655">global</text:span><text:span text:style-name="T656"> arguments will be interpreted as integers.</text:span></text:p>
            <text:p text:style-name="P306"/>
            <text:p text:style-name="P306">mstring s1="abcdef";</text:p>
            <text:p text:style-name="P306">s1.Ascii() <text:s/>-&gt; 97</text:p>
            <text:p text:style-name="P306">s1.Ascii(2) -&gt; 98</text:p>
          </table:table-cell>
        </table:table-row>
        <table:table-row table:style-name="Table2.1">
          <table:table-cell table:style-name="Table2.A4" office:value-type="string">
            <text:p text:style-name="P307"><text:span text:style-name="T775">void</text:span> mstring::<text:alphabetical-index-mark-start text:id="IMark112084216"/>Assign(global)<text:alphabetical-index-mark-end text:id="IMark112084216"/></text:p>
            <text:p text:style-name="P307"><text:span text:style-name="T775">void</text:span> mstring::Assign(mstring)</text:p>
            <text:p text:style-name="P307"><text:span text:style-name="T775">void</text:span> mstring::Assign(string)</text:p>
            <text:p text:style-name="P307"><text:span text:style-name="T775">void</text:span> mstring::Assign(char*)</text:p>
            <text:p text:style-name="P307"><text:span text:style-name="T775">void</text:span> mstring::Assign(int)</text:p>
            <text:p text:style-name="P307"><text:span text:style-name="T775">void</text:span> mstring::Assign(long)</text:p>
            <text:p text:style-name="P307"><text:span text:style-name="T775">void</text:span> mstring::Assign(double)</text:p>
          </table:table-cell>
          <table:table-cell table:style-name="Table2.B7" office:value-type="string">
            <text:p text:style-name="P499">Assign a value to the <text:span text:style-name="T129">global array reference containg in the invoking </text:span><text:span text:style-name="T4">mstring</text:span><text:span text:style-name="T129">. Contents of invoking </text:span><text:span text:style-name="T4">mstring</text:span><text:span text:style-name="T129"> must conform to Mumps global array naming conventions and all indices must be constants</text:span><text:span text:style-name="T168">, global array references,</text:span><text:span text:style-name="T169"> or variables previously defined in the Mumps Interpreter symbol table (see: </text:span><text:span text:style-name="T116">SymPut()</text:span><text:span text:style-name="T231">)</text:span><text:span text:style-name="T129">.</text:span><text:span text:style-name="T170"> </text:span><text:span text:style-name="T168">Items placed in the Mumps Interpreter symbol table are discarded when the program ends. </text:span><text:span text:style-name="T169">This function t</text:span><text:span text:style-name="T170">hrows</text:span><text:span text:style-name="T169"> a</text:span><text:span text:style-name="T170"> </text:span><text:span text:style-name="T117">MumpsGlobalException</text:span><text:span text:style-name="T232"> in the event of error.</text:span></text:p>
            <text:p text:style-name="P499"/>
            <text:p text:style-name="P506">mstring x="^g(1,1)";</text:p>
            <text:p text:style-name="P506">global g("g"); </text:p>
            <text:p text:style-name="P506">x.Assign("test test"); </text:p>
            <text:p text:style-name="P506">cout &lt;&lt; g(1,1) &lt;&lt; endl; // -&gt; test test</text:p>
            <text:p text:style-name="P506"/>
            <text:p text:style-name="P507">SymPut("a","1"); // <text:span text:style-name="T32">a</text:span><text:span text:style-name="T249"> put in symTab</text:span></text:p>
            <text:p text:style-name="P507"><text:span text:style-name="T776">x</text:span>="^<text:span text:style-name="T776">g</text:span>(a,a)"; <text:s/>// reference uses <text:span text:style-name="T32">a</text:span></text:p>
            <text:p text:style-name="P507"><text:span text:style-name="T776">x</text:span>.Assign("abc"); </text:p>
            <text:p text:style-name="P507">cout &lt;&lt; <text:span text:style-name="T776">g</text:span>(1,1) &lt;&lt; endl; // -&gt; abc</text:p>
            <text:p text:style-name="P507"/>
            <text:p text:style-name="P508">g(1)=1; </text:p>
            <text:p text:style-name="P508">x="^g(^g(1),^g(1))"; </text:p>
            <text:p text:style-name="P508">x.Assign("xyz"); </text:p>
            <text:p text:style-name="P508">cout &lt;&lt; g(1,1) &lt;&lt; endl; // -&gt; xyz</text:p>
          </table:table-cell>
        </table:table-row>
        <table:table-row table:style-name="Table2.1">
          <table:table-cell table:style-name="Table2.A4" office:value-type="string">
            <text:p text:style-name="P308">double global::<text:alphabetical-index-mark-start text:id="IMark111516376"/>Avg() <text:alphabetical-index-mark-end text:id="IMark111516376"/></text:p>
          </table:table-cell>
          <table:table-cell table:style-name="Table2.B7" office:value-type="string">
            <text:p text:style-name="P500">Returns the average of the values of data bearing nodes beneath the given global array reference.</text:p>
            <text:p text:style-name="P500"/>
            <text:p text:style-name="P509">global a("a"); </text:p>
            <text:p text:style-name="P509">for (i=0; i&lt;1000; i++) </text:p>
            <text:p text:style-name="P509"><text:s text:c="2"/>for (j=1; j&lt;10; j++) </text:p>
            <text:p text:style-name="P509"><text:s text:c="5"/>a(i,j) = j; </text:p>
            <text:p text:style-name="P509"/>
            <text:p text:style-name="P509">a("100").Avg() -&gt; avg below node a("100") </text:p>
            <text:p text:style-name="P509">a().Avg() <text:s text:c="5"/>-&gt; average of all nodes</text:p>
          </table:table-cell>
        </table:table-row>
        <table:table-row table:style-name="Table2.1">
          <table:table-cell table:style-name="Table2.A4" office:value-type="string">
            <text:p text:style-name="P309">void global::<text:alphabetical-index-mark-start text:id="IMark106945016"/>Centroid(global B)<text:alphabetical-index-mark-end text:id="IMark106945016"/></text:p>
          </table:table-cell>
          <table:table-cell table:style-name="Table2.B7" office:value-type="string">
            <text:p text:style-name="P501">A centroid vector B is calculated from the invoking two dimensional <text:span text:style-name="T4">global</text:span> array matrix. An element of the <text:s/>centroid vector is the average of the values of each for the corresponding column of the matrix. Any previous <text:soft-page-break/>contents of the <text:span text:style-name="T4">global</text:span> array named to receive the centroid vector are lost. The invoking <text:span text:style-name="T4">global</text:span> array must contain at least two dimensions.</text:p>
            <text:p text:style-name="P510"/>
            <text:p text:style-name="P510">global A("A"); </text:p>
            <text:p text:style-name="P510">global B("B"); </text:p>
            <text:p text:style-name="P510">mstring i,j; </text:p>
            <text:p text:style-name="P510">for (i=0; i&lt;10; i++) </text:p>
            <text:p text:style-name="P510"><text:s/>for (j=1; j&lt;10; j++)</text:p>
            <text:p text:style-name="P510"><text:s text:c="2"/>A(i,j) = 5; </text:p>
            <text:p text:style-name="P510">A().Centroid(B()); </text:p>
            <text:p text:style-name="P510">mstring a=""; </text:p>
            <text:p text:style-name="P510">while (1) { </text:p>
            <text:p text:style-name="P510"><text:s/>a=B(a).Order(); </text:p>
            <text:p text:style-name="P510"><text:s/>if (a=="") break; </text:p>
            <text:p text:style-name="P510"><text:s/>cout &lt;&lt; a &lt;&lt; " --&gt; " &lt;&lt; B(a) &lt;&lt; endl; </text:p>
            <text:p text:style-name="P510"><text:s/>} </text:p>
            <text:p text:style-name="P510"/>
            <text:p text:style-name="P510">Yields: </text:p>
            <text:p text:style-name="P510"/>
            <text:p text:style-name="P510"><text:s text:c="4"/>1 --&gt; 5 </text:p>
            <text:p text:style-name="P510"><text:s text:c="4"/>2 --&gt; 5 </text:p>
            <text:p text:style-name="P510"><text:s text:c="4"/>3 --&gt; 5 </text:p>
            <text:p text:style-name="P510"><text:s text:c="4"/>4 --&gt; 5 </text:p>
            <text:p text:style-name="P510"><text:s text:c="4"/>5 --&gt; 5 </text:p>
            <text:p text:style-name="P510"><text:s text:c="4"/>6 --&gt; 5 </text:p>
            <text:p text:style-name="P510"><text:s text:c="4"/>7 --&gt; 5 </text:p>
            <text:p text:style-name="P510"><text:s text:c="4"/>8 --&gt; 5 </text:p>
            <text:p text:style-name="P510"><text:s text:c="4"/>9 --&gt; 5 </text:p>
          </table:table-cell>
        </table:table-row>
        <table:table-row table:style-name="Table2.1">
          <table:table-cell table:style-name="Table2.A4" office:value-type="string">
            <text:p text:style-name="P310">mstring mstring::<text:alphabetical-index-mark-start text:id="IMark111157640"/>Concat(char *)<text:alphabetical-index-mark-end text:id="IMark111157640"/></text:p>
            <text:p text:style-name="P310">mstring mstring::Concat(global) </text:p>
            <text:p text:style-name="P310">mstring mstring::Concat(mstring) </text:p>
            <text:p text:style-name="P310">mstring mstring::Concat(string) </text:p>
            <text:p text:style-name="P311">mstring mstring::Concat(int)</text:p>
            <text:p text:style-name="P311">mstring mstring::Concat(long) </text:p>
            <text:p text:style-name="P311">mstring mstring::Concat(double)</text:p>
            <text:p text:style-name="P310"/>
            <text:p text:style-name="P312">mstring global::Concat(string) </text:p>
            <text:p text:style-name="P312">mstring global::Concat(global) </text:p>
            <text:p text:style-name="P312">mstring global::Concat(char *) </text:p>
            <text:p text:style-name="P312">mstring global::Concat(mstring) </text:p>
            <text:p text:style-name="P311">mstring global::Concat(int)</text:p>
            <text:p text:style-name="P311">mstring global::Concat(long<text:span text:style-name="T771">)</text:span> </text:p>
            <text:p text:style-name="P311">mstring mstring::Concat(double)</text:p>
          </table:table-cell>
          <table:table-cell table:style-name="Table2.B10" office:value-type="string">
            <text:p text:style-name="P502">Returns <text:span text:style-name="T178">mstring</text:span><text:span text:style-name="T193"> consisting of the value from the invoking object concatenated with the value of the parameter</text:span></text:p>
            <text:p text:style-name="P502"/>
            <text:p text:style-name="P513">mstring a="aaa",b="bbb",c;</text:p>
            <text:p text:style-name="P502"/>
            <text:p text:style-name="P513">c=a.Concat(b); // c contains aaabbb</text:p>
          </table:table-cell>
        </table:table-row>
        <table:table-row table:style-name="Table2.1">
          <table:table-cell table:style-name="Table2.A4" office:value-type="string">
            <text:p text:style-name="P313">long global::<text:alphabetical-index-mark-start text:id="IMark108582648"/>Count()<text:alphabetical-index-mark-end text:id="IMark108582648"/></text:p>
          </table:table-cell>
          <table:table-cell table:style-name="Table2.B10" office:value-type="string">
            <text:p text:style-name="P503">Returns the number of data bearing nodes beneath the given global array reference.</text:p>
            <text:p text:style-name="P503"/>
            <text:p text:style-name="P511">global a("a"); </text:p>
            <text:p text:style-name="P511">mstring i,j; </text:p>
            <text:p text:style-name="P511">for (i=1; i&lt;11; i++) </text:p>
            <text:p text:style-name="P511"><text:s text:c="2"/>for (j=1; j&lt;11; j++) </text:p>
            <text:p text:style-name="P511"><text:s text:c="4"/>a(i,j) = 5; </text:p>
            <text:p text:style-name="P511">a().Count() <text:s text:c="3"/>-&gt; 100</text:p>
            <text:p text:style-name="P511">a("5").Count() -&gt; 10 </text:p>
          </table:table-cell>
        </table:table-row>
        <table:table-row table:style-name="Table2.1">
          <table:table-cell table:style-name="Table2.A4" office:value-type="string">
            <text:p text:style-name="P314">void global::<text:alphabetical-index-mark-start text:id="IMark107726920"/>DocCorrelate(global B, <text:alphabetical-index-mark-end text:id="IMark107726920"/></text:p>
            <text:p text:style-name="P314"><text:s text:c="6"/>mstring fcn, double threshold) </text:p>
            <text:p text:style-name="P314"/>
            <text:p text:style-name="P314">void global::DocCorrelate(global B, char * </text:p>
            <text:p text:style-name="P314"><text:s text:c="6"/>fcn, double threshold)</text:p>
          </table:table-cell>
          <table:table-cell table:style-name="Table2.B10" office:value-type="string">
            <text:p text:style-name="P504">DocCorrelate() builds a square <text:span text:style-name="T32">document-document</text:span> correlation matrix from the invoking <text:span text:style-name="T4">global</text:span><text:span text:style-name="T129"> array</text:span> <text:span text:style-name="T32">document-term matrix</text:span>. The name of the function to be used in calculating the <text:span text:style-name="T32">document-document</text:span> similarity is given by <text:span text:style-name="T32">fcn</text:span> and may be <text:span text:style-name="T32">Cosine</text:span>, <text:span text:style-name="T32">Jaccard</text:span>, <text:span text:style-name="T32">Dice</text:span>, or <text:span text:style-name="T32">Sim1</text:span>. <text:soft-page-break/>The minimum correlation threshold is given in <text:span text:style-name="T32">threshold</text:span> which defaults to 0.80 if omitted.</text:p>
            <text:p text:style-name="P504"/>
            <text:p text:style-name="P512"/>
            <text:p text:style-name="P512">global A("A"); </text:p>
            <text:p text:style-name="P512">global B("B"); </text:p>
            <text:p text:style-name="P512"/>
            <text:p text:style-name="P512">long i,j; </text:p>
            <text:p text:style-name="P512"><text:s/></text:p>
            <text:p text:style-name="P512">A("1","computer")=5; </text:p>
            <text:p text:style-name="P512">A("1","data")=2; </text:p>
            <text:p text:style-name="P512">A("1","program")=6; </text:p>
            <text:p text:style-name="P512">A("1","disk")=3; </text:p>
            <text:p text:style-name="P512">A("1","laptop")=7; </text:p>
            <text:p text:style-name="P512">A("1","monitor")=1; </text:p>
            <text:p text:style-name="P512"><text:s/></text:p>
            <text:p text:style-name="P512">A("2","computer")=5; </text:p>
            <text:p text:style-name="P512">A("2","printer")=2; </text:p>
            <text:p text:style-name="P512">A("2","program")=6; </text:p>
            <text:p text:style-name="P512">A("2","memory")=3; </text:p>
            <text:p text:style-name="P512">A("2","laptop")=7; </text:p>
            <text:p text:style-name="P512">A("2","language")=1; </text:p>
            <text:p text:style-name="P512"><text:s text:c="2"/></text:p>
            <text:p text:style-name="P512">A("3","computer")=5; </text:p>
            <text:p text:style-name="P512">A("3","printer")=2; </text:p>
            <text:p text:style-name="P512">A("3","disk")=6; </text:p>
            <text:p text:style-name="P512">A("3","memory")=3; </text:p>
            <text:p text:style-name="P512">A("3","laptop")=7; </text:p>
            <text:p text:style-name="P512">A("3","USB")=1; </text:p>
            <text:p text:style-name="P512"><text:s/></text:p>
            <text:p text:style-name="P512">A().DocCorrelate(B(),"Cosine",.5); </text:p>
            <text:p text:style-name="P512"/>
            <text:p text:style-name="P512">B.TreePrint();</text:p>
            <text:p text:style-name="P512"/>
            <text:p text:style-name="P512">Yields </text:p>
            <text:p text:style-name="P512"/>
            <text:p text:style-name="P512">1 </text:p>
            <text:p text:style-name="P512"><text:s/>2=0.887096774193548 </text:p>
            <text:p text:style-name="P512"><text:s/>3=0.741935483870968 </text:p>
            <text:p text:style-name="P512">2 </text:p>
            <text:p text:style-name="P512"><text:s/>1=0.887096774193548 </text:p>
            <text:p text:style-name="P512"><text:s/>3=0.701612903225806 </text:p>
            <text:p text:style-name="P512">3 </text:p>
            <text:p text:style-name="P512"><text:s/>1=0.741935483870968 </text:p>
            <text:p text:style-name="P512"><text:s/>2=0.701612903225806</text:p>
          </table:table-cell>
        </table:table-row>
        <table:table-row table:style-name="Table2.1">
          <table:table-cell table:style-name="Table2.A4" office:value-type="string">
            <text:p text:style-name="P381">mstring <text:span text:style-name="T777">global</text:span>::<text:alphabetical-index-mark-start text:id="IMark106945016"/>Extract( <text:span text:style-name="T778">[INT</text:span> <text:span text:style-name="T779">[,INT] ] </text:span>)<text:alphabetical-index-mark-end text:id="IMark106945016"/> </text:p>
            <text:p text:style-name="P381">mstring mstring::Extract( <text:span text:style-name="T778">[INT</text:span> <text:span text:style-name="T779">[</text:span>,<text:span text:style-name="T780">INT] ] </text:span>) </text:p>
          </table:table-cell>
          <table:table-cell table:style-name="Table2.B12" office:value-type="string">
            <text:p text:style-name="P531">Returns the substring of the invoking <text:span text:style-name="T4">global</text:span><text:span text:style-name="T129"> or </text:span><text:span text:style-name="T4">mstring</text:span><text:span text:style-name="T129"> beginning at the position designated by the 1</text:span><text:span text:style-name="T614">st</text:span><text:span text:style-name="T781"> argument and ending at the position designated by the second argument, </text:span><text:span text:style-name="T782">inclusive</text:span><text:span text:style-name="T781">. If no second argument is given, the </text:span><text:span text:style-name="T783">single </text:span><text:span text:style-name="T781">character designated by the first argument is </text:span><text:span text:style-name="T783">returned</text:span><text:span text:style-name="T781">. </text:span><text:span text:style-name="T783">If the second argument specifies a position beyond the end of the string, the remainder of the string including and following the character designated by the first argument is returned.</text:span></text:p>
            <text:p text:style-name="P167"/>
            <text:p text:style-name="P316">global g1("g1");</text:p>
            <text:p text:style-name="P316">g1("1")="abcdef";</text:p>
            <text:p text:style-name="P316">g1("1").Extact(2) <text:s text:c="4"/>-&gt; b</text:p>
            <text:p text:style-name="P316">g1("1").Extact(2,4) <text:s text:c="2"/>-&gt; bcd</text:p>
            <text:p text:style-name="P315">g1("1").Extract(2,99) -&gt; bcdef</text:p>
          </table:table-cell>
        </table:table-row>
        <text:soft-page-break/>
        <table:table-row table:style-name="Table2.1">
          <table:table-cell table:style-name="Table2.A4" office:value-type="string">
            <text:p text:style-name="P317">mstring mstring::<text:alphabetical-index-mark-start text:id="IMark110846008"/>Eval()<text:alphabetical-index-mark-end text:id="IMark110846008"/></text:p>
          </table:table-cell>
          <table:table-cell table:style-name="Table2.B12" office:value-type="string">
            <text:p text:style-name="P530">Evaluates the Mumps expression in the invoking <text:span text:style-name="T4">mstring</text:span> object and returns the result in an <text:span text:style-name="T4">mstring</text:span>. If an error occurs, an <text:span text:style-name="T32">InterpreterException</text:span> is thrown. The invoking <text:span text:style-name="T4">mstring</text:span> object may contain a valid mumps expression. </text:p>
            <text:p text:style-name="P530"/>
            <text:p text:style-name="P532">mstring x="5*2";</text:p>
            <text:p text:style-name="P532">x.Eval() <text:s/>-&gt; 10</text:p>
            <text:p text:style-name="P532"/>
            <text:p text:style-name="P532">global g("g");</text:p>
            <text:p text:style-name="P532">g("1","1")=22;</text:p>
            <text:p text:style-name="P532">x="^a(1,1)";</text:p>
            <text:p text:style-name="P532">x.Eval() <text:s/>-&gt; 22</text:p>
          </table:table-cell>
        </table:table-row>
        <table:table-row table:style-name="Table2.1">
          <table:table-cell table:style-name="Table2.A27" office:value-type="string">
            <text:p text:style-name="P318">int <text:span text:style-name="T777">global</text:span>::<text:alphabetical-index-mark-start text:id="IMark111018984"/>Find(<text:span text:style-name="T780">STR [</text:span>,<text:span text:style-name="T780">INT] </text:span>) <text:alphabetical-index-mark-end text:id="IMark111018984"/></text:p>
            <text:p text:style-name="P318">int mstring::Find(<text:span text:style-name="T780">STR [</text:span>,<text:span text:style-name="T780">INT] </text:span>) </text:p>
          </table:table-cell>
          <table:table-cell table:style-name="Table2.B13" office:value-type="string">
            <text:p text:style-name="P319">Searches the invoking string for the firts instance of the <text:span text:style-name="T4">STR</text:span> argument and, if <text:span text:style-name="T4">STR</text:span> is found, returns the character position of the character immediately following the instance of <text:span text:style-name="T4">STR</text:span>. If an <text:span text:style-name="T4">INT</text:span><text:span text:style-name="T129"> argument is provided, the search begins at that character offset in the invoking string. Returns -1 is </text:span><text:span text:style-name="T4">STR</text:span><text:span text:style-name="T129"> is not found.</text:span></text:p>
            <text:p text:style-name="P213"/>
            <text:p text:style-name="P214">mstring p="abcdefabcdef";</text:p>
            <text:p text:style-name="P214">p.Find("def") <text:s text:c="2"/>-&gt; 7</text:p>
            <text:p text:style-name="P215">p.Find("def",5) -&gt; 13</text:p>
          </table:table-cell>
        </table:table-row>
        <table:table-row table:style-name="Table2.1">
          <table:table-cell table:style-name="Table2.A15" office:value-type="string">
            <text:p text:style-name="P381">mstring <text:alphabetical-index-mark-start text:id="IMark111364856"/>Horolog()<text:alphabetical-index-mark-end text:id="IMark111364856"/></text:p>
          </table:table-cell>
          <table:table-cell table:style-name="Table2.B15" office:value-type="string">
            <text:p text:style-name="P348"><text:span text:style-name="T784">R</text:span>eturns an <text:span text:style-name="T4">mstring</text:span> of the form "x,y" where <text:span text:style-name="T32">x</text:span> is the number of days since December 31, 184<text:span text:style-name="T784">0</text:span> and <text:span text:style-name="T32">y</text:span> is the number of seconds since midnight.</text:p>
          </table:table-cell>
        </table:table-row>
        <table:table-row table:style-name="Table2.1">
          <table:table-cell table:style-name="Table2.A15" office:value-type="string">
            <text:p text:style-name="P349">void global::<text:alphabetical-index-mark-start text:id="IMark112091176"/>IDF(double DocCount)<text:alphabetical-index-mark-end text:id="IMark112091176"/></text:p>
          </table:table-cell>
          <table:table-cell table:style-name="Table2.B15" office:value-type="string">
            <text:p text:style-name="P320">The IDF() function calculates for the invoking <text:span text:style-name="T4">global</text:span> array vector the i<text:span text:style-name="T32">nverse document frequency</text:span> weight of each term. The vector indices should be words and have as stored values the number of documents in which each word occurs. The document count for each element will be replaced by the calculated IDF value. The IDF is calculated as: l<text:span text:style-name="T32">og2(DocCount/W</text:span><text:span text:style-name="T786">n</text:span><text:span text:style-name="T32">)+1</text:span> where W<text:span text:style-name="T785">n </text:span>is the number of documents in which a term appears (the document frequency). The value <text:span text:style-name="T32">DocCount</text:span> is the total number of documents present in the collection.</text:p>
            <text:p text:style-name="P221"/>
            <text:p text:style-name="P221">global a("a"); </text:p>
            <text:p text:style-name="P221"/>
            <text:p text:style-name="P221">a("now")=2; </text:p>
            <text:p text:style-name="P221">a("is")=5; </text:p>
            <text:p text:style-name="P221">a("the")=6; </text:p>
            <text:p text:style-name="P221">a("time")=3; </text:p>
            <text:p text:style-name="P221"/>
            <text:p text:style-name="P221">a().IDF(4); </text:p>
            <text:p text:style-name="P221"/>
            <text:p text:style-name="P221">a().TreePrint(); </text:p>
            <text:p text:style-name="P221"/>
            <text:p text:style-name="P221">Yields: </text:p>
            <text:p text:style-name="P221"/>
            <text:p text:style-name="P221">is=0.678072 </text:p>
            <text:p text:style-name="P221">now=2.000000 </text:p>
            <text:p text:style-name="P221">the=0.415037 </text:p>
            <text:p text:style-name="P221">time=1.415037</text:p>
          </table:table-cell>
        </table:table-row>
        <table:table-row table:style-name="Table2.1">
          <table:table-cell table:style-name="Table2.A16" office:value-type="string">
            <text:p text:style-name="P318">mstring <text:span text:style-name="T788">global</text:span>::<text:alphabetical-index-mark-start text:id="IMark110895928"/>Justify(<text:span text:style-name="T789">INT [</text:span>,<text:span text:style-name="T789">INT] </text:span>) <text:alphabetical-index-mark-end text:id="IMark110895928"/></text:p>
            <text:p text:style-name="P381">mstring mstring::Justify(<text:span text:style-name="T789">INT [</text:span>,<text:span text:style-name="T789">INT] </text:span>) </text:p>
          </table:table-cell>
          <table:table-cell table:style-name="Table2.B16" office:value-type="string">
            <text:p text:style-name="P348"><text:span text:style-name="T790">R</text:span>ight justifies the invoking <text:span text:style-name="T791">object </text:span>in an <text:span text:style-name="T4">mstring</text:span> field whose length is given by the first argument. If the second argument is present and a positive integer, the invoking <text:span text:style-name="T171">object</text:span> is right justified in a field whose length is given by the first argument <text:span text:style-name="T792">with the number</text:span> decimal places <text:span text:style-name="T792">as </text:span><text:soft-page-break/><text:span text:style-name="T792">specified by the second argument</text:span>. The two argument form imposes a numeric interpretation upon the first argument. <text:span text:style-name="T792">Rounding occurs in the two argument case.</text:span></text:p>
            <text:p text:style-name="P348"/>
            <text:p text:style-name="P222">mstring p=123.456</text:p>
            <text:p text:style-name="P222">p.Justify(10) <text:s text:c="2"/>-&gt; <text:s text:c="3"/>123.456</text:p>
            <text:p text:style-name="P222">p.Justify(10,2) -&gt; <text:s text:c="4"/>123.46</text:p>
            <text:p text:style-name="P222"/>
            <text:p text:style-name="P222">p="abcdef";</text:p>
            <text:p text:style-name="P222">p.Justify(p,10) -&gt; <text:s text:c="4"/>abcdef</text:p>
          </table:table-cell>
        </table:table-row>
        <table:table-row table:style-name="Table2.1">
          <table:table-cell table:style-name="Table2.A22" office:value-type="string">
            <text:p text:style-name="P350">void global::<text:alphabetical-index-mark-start text:id="IMark107307944"/>Kill()<text:alphabetical-index-mark-end text:id="IMark107307944"/></text:p>
          </table:table-cell>
          <table:table-cell table:style-name="Table2.B21" office:value-type="string">
            <text:p text:style-name="P321">Kill (delete) the named <text:span text:style-name="T4">global</text:span><text:span text:style-name="T129"> array node and all descendants. To kill and entire </text:span><text:span text:style-name="T4">global</text:span><text:span text:style-name="T129"> array use:</text:span></text:p>
            <text:p text:style-name="P321"/>
            <text:p text:style-name="P216">global gb("gb");</text:p>
            <text:p text:style-name="P216">gb().Kill;</text:p>
          </table:table-cell>
        </table:table-row>
        <table:table-row table:style-name="Table2.1">
          <table:table-cell table:style-name="Table2.A22" office:value-type="string">
            <text:p text:style-name="P318">int <text:span text:style-name="T793">global</text:span>::<text:alphabetical-index-mark-start text:id="IMark107564856"/>Length( <text:span text:style-name="T794">[STR ] </text:span>)<text:alphabetical-index-mark-end text:id="IMark107564856"/> </text:p>
            <text:p text:style-name="P318">int mstring::Length( <text:span text:style-name="T794">[STR] </text:span>) </text:p>
          </table:table-cell>
          <table:table-cell table:style-name="Table2.B21" office:value-type="string">
            <text:p text:style-name="P322">Returns the length of the invoking string. If an argument <text:span text:style-name="T4">STR</text:span> is given, the number returned is the number of invoking string segments divided by the argument.</text:p>
            <text:p text:style-name="P351"/>
            <text:p text:style-name="P351">mstring p="abc &amp; def";</text:p>
            <text:p text:style-name="P351">p.Length() <text:s text:c="3"/>-&gt; 9</text:p>
            <text:p text:style-name="P351">p.Length("&amp;") -&gt; 2</text:p>
          </table:table-cell>
        </table:table-row>
        <table:table-row table:style-name="Table2.1">
          <table:table-cell table:style-name="Table2.A22" office:value-type="string">
            <text:p text:style-name="P352">double global::<text:alphabetical-index-mark-start text:id="IMark111579256"/>Max()<text:alphabetical-index-mark-end text:id="IMark111579256"/></text:p>
          </table:table-cell>
          <table:table-cell table:style-name="Table2.B21" office:value-type="string">
            <text:p text:style-name="P323">Returns the maximum numeric value of the data bearing nodes beneath the given reference. Non-numeric values are treated as zeros.</text:p>
            <text:p text:style-name="P323"/>
            <text:p text:style-name="P223">global a("a"); </text:p>
            <text:p text:style-name="P223">mstring i,j; </text:p>
            <text:p text:style-name="P223">for (i=1; i&lt;11; i++) </text:p>
            <text:p text:style-name="P223"><text:s text:c="2"/>for (j=1; j&lt;11; j++) </text:p>
            <text:p text:style-name="P223"><text:s text:c="4"/>a(i,j) = rand()%1000; </text:p>
            <text:p text:style-name="P223"/>
            <text:p text:style-name="P223">a().Max() <text:s text:c="4"/>-&gt; 996 (results will vary)</text:p>
            <text:p text:style-name="P223">a("10").Max() -&gt; 932 </text:p>
            <text:p text:style-name="P223"/>
          </table:table-cell>
        </table:table-row>
        <table:table-row table:style-name="Table2.1">
          <table:table-cell table:style-name="Table2.A22" office:value-type="string">
            <text:p text:style-name="P353">double global::<text:alphabetical-index-mark-start text:id="IMark111129224"/>Min()<text:alphabetical-index-mark-end text:id="IMark111129224"/></text:p>
          </table:table-cell>
          <table:table-cell table:style-name="Table2.B21" office:value-type="string">
            <text:p text:style-name="P324">Returns the minimum numeric value of the data bearing nodes beneath the given reference. Non-numeric values are treated as zeros.</text:p>
            <text:p text:style-name="P324"/>
            <text:p text:style-name="P224">global a("a"); </text:p>
            <text:p text:style-name="P224">mstring i,j; </text:p>
            <text:p text:style-name="P224">for (i=1; i&lt;11; i++) </text:p>
            <text:p text:style-name="P224"><text:s text:c="2"/>for (j=1; j&lt;11; j++) </text:p>
            <text:p text:style-name="P224"><text:s text:c="4"/>a(i,j) = rand()%1000; </text:p>
            <text:p text:style-name="P224">a().Min() <text:s text:c="4"/>-&gt; 11 (results will vary)</text:p>
            <text:p text:style-name="P224">a("10").Min() --&gt;12</text:p>
          </table:table-cell>
        </table:table-row>
        <table:table-row table:style-name="Table2.1">
          <table:table-cell table:style-name="Table2.A22" office:value-type="string">
            <text:p text:style-name="P354">void global::<text:alphabetical-index-mark-start text:id="IMark110972648"/>Multiply(global, global)<text:alphabetical-index-mark-end text:id="IMark110972648"/></text:p>
          </table:table-cell>
          <table:table-cell table:style-name="Table2.B21" office:value-type="string">
            <text:p text:style-name="P325">The invoking global array matrix is multiplied by the first argument global array matrix and the result is placed in the second argument global array matrix. The number of columns of the invoking global array matrix must equal the number of rows of the first argument global array matrix. The resulting matrix (second argument) will have <text:span text:style-name="T32">n</text:span> rows and <text:span text:style-name="T32">m</text:span> columns where <text:span text:style-name="T32">n</text:span> is the number of rows of invoking global array matrix and <text:span text:style-name="T32">m</text:span> is the number of columns of the first argument global array matrix. </text:p>
            <text:p text:style-name="P325"/>
            <text:p text:style-name="P325">The contents of the second argument, if any, will be deleted before the operation begins. The data stored at each node in the invoking matrix and the first argument <text:soft-page-break/>matrix must be numeric. All calculations are performed in double precision arithmetic. Each input matrix must be two dimensional. The output matrix is also two dimensional.</text:p>
            <text:p text:style-name="P325"/>
            <text:p text:style-name="P225">global d("d"); </text:p>
            <text:p text:style-name="P225">global e("e"); </text:p>
            <text:p text:style-name="P225">global f("f"); </text:p>
            <text:p text:style-name="P225"/>
            <text:p text:style-name="P225">d("1","1")=2; d("1","2")=3; </text:p>
            <text:p text:style-name="P225">d("2","1")=1; d("2","2")=-1; </text:p>
            <text:p text:style-name="P225">d("3","2")=0; d("3","2")=4; </text:p>
            <text:p text:style-name="P225"/>
            <text:p text:style-name="P225">e("1","1")=5; e("1","2")=-2;</text:p>
            <text:p text:style-name="P225">e("1","3")=4; e("1","4")=7;</text:p>
            <text:p text:style-name="P225">e("2","1")=-6; e("2","2")=1;</text:p>
            <text:p text:style-name="P225">e("2","3")=-3; e("2","4")=0; </text:p>
            <text:p text:style-name="P225"/>
            <text:p text:style-name="P225">d().Multiply(e(),f());</text:p>
            <text:p text:style-name="P225"><text:s/></text:p>
            <text:p text:style-name="P226">f().TreePrint();</text:p>
            <text:p text:style-name="P226"/>
            <text:p text:style-name="P225">Yields: </text:p>
            <text:p text:style-name="P226">1 </text:p>
            <text:p text:style-name="P226"><text:s/>1=-8 </text:p>
            <text:p text:style-name="P226"><text:s/>2=-1 </text:p>
            <text:p text:style-name="P226"><text:s/>3=-1 </text:p>
            <text:p text:style-name="P226"><text:s/>4=14 </text:p>
            <text:p text:style-name="P226">2 </text:p>
            <text:p text:style-name="P226"><text:s/>1=11 </text:p>
            <text:p text:style-name="P226"><text:s/>2=-3 </text:p>
            <text:p text:style-name="P226"><text:s/>3=7 </text:p>
            <text:p text:style-name="P226"><text:s/>4=7 </text:p>
            <text:p text:style-name="P226">3 </text:p>
            <text:p text:style-name="P226"><text:s/>1=-24 </text:p>
            <text:p text:style-name="P226"><text:s/>2=4 </text:p>
            <text:p text:style-name="P226"><text:s/>3=-12 </text:p>
            <text:p text:style-name="P226"><text:s/>4=0 </text:p>
          </table:table-cell>
        </table:table-row>
        <table:table-row table:style-name="Table2.1">
          <table:table-cell table:style-name="Table2.A22" office:value-type="string">
            <text:p text:style-name="P201">mstring <text:span text:style-name="T3">global</text:span>::<text:alphabetical-index-mark-start text:id="IMark111725800"/>Name() <text:alphabetical-index-mark-end text:id="IMark111725800"/></text:p>
          </table:table-cell>
          <table:table-cell table:style-name="Table2.B22" office:value-type="string">
            <text:p text:style-name="P326">Returns a<text:span text:style-name="T795">n </text:span><text:span text:style-name="T23">mstring</text:span> containing of the <text:span text:style-name="T3">global</text:span> reference with all variables and expressions in the indices evaluated.</text:p>
            <text:p text:style-name="P326"/>
            <text:p text:style-name="P202">global a("a");</text:p>
            <text:p text:style-name="P202">mstring b="1",c="2",d="3"; </text:p>
            <text:p text:style-name="P202">a(b,c,d,c+d).Name() <text:s/>-&gt; a("1","2","3","5")</text:p>
          </table:table-cell>
        </table:table-row>
        <table:table-row table:style-name="Table2.1">
          <table:table-cell table:style-name="Table2.A23" office:value-type="string">
            <text:p text:style-name="P318">int <text:span text:style-name="T796">global</text:span>::<text:alphabetical-index-mark-start text:id="IMark111273768"/>Pattern(<text:span text:style-name="T797">STR</text:span>) <text:alphabetical-index-mark-end text:id="IMark111273768"/></text:p>
            <text:p text:style-name="P381">int mstring::Pattern(<text:span text:style-name="T797">STR</text:span>) <text:s/></text:p>
          </table:table-cell>
          <table:table-cell table:style-name="Table2.B23" office:value-type="string">
            <text:p text:style-name="P348">Evaluates the invoking string according to the pattern string <text:span text:style-name="T24">STR </text:span><text:span text:style-name="T798">(see Mumps documentation) </text:span>and returns 0 (does not match) or 1 (does match). </text:p>
            <text:p text:style-name="P242"/>
            <text:p text:style-name="P227">mstring p=12345;</text:p>
            <text:p text:style-name="P227">p.Pattern("5N" -&gt; 1</text:p>
          </table:table-cell>
        </table:table-row>
        <table:table-row table:style-name="Table2.1">
          <table:table-cell table:style-name="Table2.A27" office:value-type="string">
            <text:p text:style-name="P318">mstring <text:span text:style-name="T799">global</text:span>::<text:alphabetical-index-mark-start text:id="IMark107726920"/>Piece(<text:span text:style-name="T797">STR</text:span>, <text:span text:style-name="T797">INT [</text:span>,<text:span text:style-name="T797">INT] </text:span>) <text:alphabetical-index-mark-end text:id="IMark107726920"/></text:p>
            <text:p text:style-name="P381">mstring mstring::Piece(<text:span text:style-name="T797">STR</text:span>, <text:span text:style-name="T797">INT [</text:span>,<text:span text:style-name="T797">INT] </text:span>) </text:p>
          </table:table-cell>
          <table:table-cell table:style-name="Table2.B27" office:value-type="string">
            <text:p text:style-name="P327"><text:span text:style-name="T417">R</text:span><text:span text:style-name="T413">eturns a substring of the </text:span><text:span text:style-name="T418">invoking </text:span><text:span text:style-name="T412">object</text:span><text:span text:style-name="T413"> delimited by the instances of the </text:span><text:span text:style-name="T418">first</text:span><text:span text:style-name="T413"> </text:span><text:span text:style-name="T421">STR</text:span><text:span text:style-name="T417"> </text:span><text:span text:style-name="T413">argument. </text:span><text:span text:style-name="T417">The </text:span><text:span text:style-name="T421">STR</text:span><text:span text:style-name="T417"> delimiter divides the invoking object into pieces. </text:span><text:span text:style-name="T413">The substring returned in the </text:span><text:span text:style-name="T418">two</text:span><text:span text:style-name="T413"> argument case is </text:span><text:span text:style-name="T417">the </text:span><text:span text:style-name="T430">i</text:span><text:span text:style-name="T615">th</text:span><text:span text:style-name="T417"> </text:span><text:span text:style-name="T413"><text:s/>substring of the </text:span><text:span text:style-name="T418">invoking </text:span><text:span text:style-name="T412">object</text:span><text:span text:style-name="T413"> </text:span><text:span text:style-name="T419">there </text:span><text:span text:style-name="T431">i</text:span><text:span text:style-name="T446"> is the value of </text:span><text:span text:style-name="T435">the</text:span><text:span text:style-name="T413"> </text:span><text:span text:style-name="T417">first</text:span><text:span text:style-name="T413"> </text:span><text:span text:style-name="T421">INT</text:span><text:span text:style-name="T413"> </text:span><text:span text:style-name="T417">argument</text:span><text:span text:style-name="T413">. In the </text:span><text:span text:style-name="T419">three</text:span><text:span text:style-name="T413"> argument form, the string returned </text:span><text:span text:style-name="T419">begins at the </text:span><text:span text:style-name="T430">i</text:span><text:span text:style-name="T615">th</text:span><text:span text:style-name="T417"> </text:span><text:span text:style-name="T419"><text:s/>piece and ends at the </text:span><text:span text:style-name="T417"><text:s/></text:span><text:span text:style-name="T431">j</text:span><text:span text:style-name="T615">th</text:span><text:span text:style-name="T417"> </text:span><text:span text:style-name="T419"><text:s/>piece where </text:span><text:span text:style-name="T431">j </text:span><text:span text:style-name="T446">is the value of the second </text:span><text:span text:style-name="T434">INT</text:span><text:span text:style-name="T446"> argument. </text:span><text:span text:style-name="T413">If only </text:span><text:soft-page-break/><text:span text:style-name="T418">one</text:span><text:span text:style-name="T413"> argument </text:span><text:span text:style-name="T418">is</text:span><text:span text:style-name="T413"> given, </text:span><text:span text:style-name="T426">i</text:span><text:span text:style-name="T413"> is assumed to be 1.</text:span></text:p>
            <text:p text:style-name="P327"/>
            <text:p text:style-name="P203">mstring p="abc.def.ghi";</text:p>
            <text:p text:style-name="P203">p.Piece(".") <text:s text:c="4"/>-&gt; abc</text:p>
            <text:p text:style-name="P203">p.Piece(".",2) <text:s text:c="2"/>-&gt; def</text:p>
            <text:p text:style-name="P203">p.Piece(".",2,3) -&gt; def.ghi</text:p>
          </table:table-cell>
        </table:table-row>
        <table:table-row table:style-name="Table2.1">
          <table:table-cell table:style-name="Table2.A27" office:value-type="string">
            <text:p text:style-name="P355">int <text:span text:style-name="T771">global::</text:span><text:alphabetical-index-mark-start text:id="IMark110949560"/>Qlength(mstring ref)<text:alphabetical-index-mark-end text:id="IMark110949560"/> </text:p>
            <text:p text:style-name="P355">int <text:span text:style-name="T771">mstring::</text:span>Qlength(char * ref) </text:p>
          </table:table-cell>
          <table:table-cell table:style-name="Table2.B27" office:value-type="string">
            <text:p text:style-name="P328">Returns the number of subscripts in the global array reference.<text:span text:style-name="T800"> </text:span><text:span text:style-name="T25">mstring</text:span><text:span text:style-name="T172"> global array references must include the circumflex (^) character.</text:span><text:span text:style-name="T616"><text:note-ref text:note-class="footnote" text:reference-format="text" text:ref-name="ftn29">29</text:note-ref></text:span></text:p>
            <text:p text:style-name="P328"/>
            <text:p text:style-name="P228">global g("g");</text:p>
            <text:p text:style-name="P228">g(1,2,3,4,5).Qlength() -&gt; 5</text:p>
            <text:p text:style-name="P228"/>
            <text:p text:style-name="P228">mstring x="^g(1,2,3,4,5,6)";</text:p>
            <text:p text:style-name="P228">x.Qlength() -&gt; 6</text:p>
          </table:table-cell>
        </table:table-row>
        <table:table-row table:style-name="Table2.1">
          <table:table-cell table:style-name="Table2.A27" office:value-type="string">
            <text:p text:style-name="P356">mstring mstring::<text:alphabetical-index-mark-start text:id="IMark108412952"/>Query() <text:alphabetical-index-mark-end text:id="IMark108412952"/></text:p>
            <text:p text:style-name="P356">mstring global::Query() </text:p>
          </table:table-cell>
          <table:table-cell table:style-name="Table2.B27" office:value-type="string">
            <text:p text:style-name="P329"><text:span text:style-name="T801">R</text:span>eturns an<text:span text:style-name="T801"> object of type</text:span> <text:span text:style-name="T4">mstring</text:span> containing the next global array reference in the data base <text:span text:style-name="T802">following the invoking global array reference </text:span>or the empty string<text:span text:style-name="T801"> if there are none. The invoking object is either a global array reference or an </text:span><text:span text:style-name="T26">mstring</text:span><text:span text:style-name="T173"> containing a string corresponding to a global array reference.</text:span><text:span text:style-name="T172"> </text:span><text:span text:style-name="T25">mstring</text:span><text:span text:style-name="T172"> global array references must include the circumflex (^) character.</text:span><text:span text:style-name="T172"><text:note text:id="ftn29" text:note-class="footnote"><text:note-citation>29</text:note-citation><text:note-body><text:p text:style-name="P528"><text:s/>See example in Figure<text:span text:style-name="T803"> </text:span><text:span text:style-name="T803"><text:sequence-ref text:reference-format="value" text:ref-name="refIllustration46">47</text:sequence-ref></text:span><text:span text:style-name="T803"> on page </text:span><text:span text:style-name="T803"><text:sequence-ref text:reference-format="page" text:ref-name="refIllustration46">97</text:sequence-ref></text:span><text:span text:style-name="T803">.</text:span></text:p></text:note-body></text:note></text:span></text:p>
            <text:p text:style-name="P329"/>
            <text:p text:style-name="P229"><text:span text:style-name="T173">m</text:span><text:span text:style-name="T129">string i,j; </text:span></text:p>
            <text:p text:style-name="P217">global g("g");</text:p>
            <text:p text:style-name="P217">for (i=1; i&lt;10; i++)</text:p>
            <text:p text:style-name="P217"><text:s text:c="2"/>for (j=1; j&lt;10; j++)</text:p>
            <text:p text:style-name="P217"><text:s text:c="4"/>g(i,j)=i+i;</text:p>
            <text:p text:style-name="P217"/>
            <text:p text:style-name="P229">g().Query() <text:s/><text:span text:style-name="T804"><text:s text:c="2"/></text:span>-&gt; ^g("1","1")</text:p>
            <text:p text:style-name="P229">g(2).Query() <text:span text:style-name="T804"><text:s text:c="2"/></text:span>-&gt; <text:span text:style-name="T804">^g("2","1")</text:span></text:p>
            <text:p text:style-name="P230">g(2,2).Query() -&gt; ^g("2","3")</text:p>
            <text:p text:style-name="P230"/>
            <text:p text:style-name="P231">i="^g()"</text:p>
            <text:p text:style-name="P231">i.Qu<text:span text:style-name="T805">e</text:span>ry() -&gt; ^g("1","1")</text:p>
            <text:p text:style-name="P231"/>
            <text:p text:style-name="P232">i=i.Query();</text:p>
            <text:p text:style-name="P231">i.Qu<text:span text:style-name="T805">e</text:span>ry() -&gt; ^g("<text:span text:style-name="T805">1</text:span>","<text:span text:style-name="T805">2</text:span>")</text:p>
          </table:table-cell>
        </table:table-row>
        <table:table-row table:style-name="Table2.1">
          <table:table-cell table:style-name="Table2.A27" office:value-type="string">
            <text:p text:style-name="P357">mstring <text:span text:style-name="T800">mstring::</text:span><text:alphabetical-index-mark-start text:id="IMark112754728"/>Qsubscript(<text:span text:style-name="T800">int</text:span>)<text:alphabetical-index-mark-end text:id="IMark112754728"/> </text:p>
            <text:p text:style-name="P357">mstring <text:span text:style-name="T800">global::</text:span>Qsubscript(int) </text:p>
          </table:table-cell>
          <table:table-cell table:style-name="Table2.B27" office:value-type="string">
            <text:p text:style-name="P330">Returns the subscript of a global array reference designated by the argument.<text:span text:style-name="T800"> </text:span><text:span text:style-name="T25">mstring</text:span><text:span text:style-name="T172"> global array references must include the circumflex (^) character.</text:span><text:span text:style-name="T616"><text:note-ref text:note-class="footnote" text:reference-format="text" text:ref-name="ftn29">29</text:note-ref></text:span></text:p>
            <text:p text:style-name="P330"/>
            <text:p text:style-name="P233"><text:span text:style-name="T172">g</text:span><text:span text:style-name="T129">lobal g("g");</text:span></text:p>
            <text:p text:style-name="P218">g(9,8,7).Qsubscript(3) -&gt; 7</text:p>
            <text:p text:style-name="P233"/>
            <text:p text:style-name="P218">mstring x="^g(9,8,7)";</text:p>
            <text:p text:style-name="P218">x.Qsubscript(3) -&gt; 7</text:p>
          </table:table-cell>
        </table:table-row>
        <table:table-row table:style-name="Table2.1">
          <table:table-cell table:style-name="Table2.A41" office:value-type="string">
            <text:p text:style-name="P318">bool <text:span text:style-name="T806">global::</text:span><text:alphabetical-index-mark-start text:id="IMark107726920"/>ReadLine() <text:alphabetical-index-mark-end text:id="IMark107726920"/></text:p>
            <text:p text:style-name="P318">bool <text:span text:style-name="T806">global</text:span>::ReadLine(FILE *) </text:p>
            <text:p text:style-name="P318">bool <text:span text:style-name="T806">global</text:span>::ReadLine(istream &amp;) </text:p>
            <text:p text:style-name="P318"/>
            <text:p text:style-name="P318">bool <text:span text:style-name="T806">mstring::</text:span>ReadLine() </text:p>
            <text:p text:style-name="P318">bool mstring::ReadLine(FILE *) </text:p>
            <text:p text:style-name="P318">bool mstring::ReadLine(istream &amp;) </text:p>
          </table:table-cell>
          <table:table-cell table:style-name="Table2.B44" office:value-type="string">
            <text:p text:style-name="P331">Reads the next input line into the invoking objsect. If no argument is given <text:span text:style-name="T32">stdin</text:span><text:span text:style-name="T249"> is used. Otherwise, the inout file is determined by the argument.</text:span></text:p>
          </table:table-cell>
        </table:table-row>
        <table:table-row table:style-name="Table2.1">
          <table:table-cell table:style-name="Table2.A41" office:value-type="string">
            <text:p text:style-name="P358">int sw(mstring s, mstring t, [int </text:p>
            <text:p text:style-name="P358"><text:s text:c="4"/>show_aligns=0, int show_mat=0, int </text:p>
            <text:p text:style-name="P358"><text:soft-page-break/><text:s text:c="4"/>gap=-1, int mismatch=-1, int match=2])</text:p>
            <text:p text:style-name="P358"><text:s/></text:p>
            <text:p text:style-name="P358">int sw(string s, string t, [int </text:p>
            <text:p text:style-name="P358"><text:s text:c="4"/>show_aligns=0, int show_mat=0, int </text:p>
            <text:p text:style-name="P358"><text:s text:c="4"/>gap=-1, int mismatch=-1, int match=2]) </text:p>
            <text:p text:style-name="P358"/>
            <text:p text:style-name="P358">int sw(char *s, char *t, [int </text:p>
            <text:p text:style-name="P358"><text:s text:c="4"/>show_aligns=0, int show_mat=0, int </text:p>
            <text:p text:style-name="P358"><text:s text:c="4"/>gap=-1, int mismatch=-1, int match=2])</text:p>
          </table:table-cell>
          <table:table-cell table:style-name="Table2.B44" office:value-type="string">
            <text:p text:style-name="P332">Calculate the<text:alphabetical-index-mark-start text:id="IMark106408568"/> <text:span text:style-name="T32">Smith-Waterman</text:span> Alignment<text:alphabetical-index-mark-end text:id="IMark106408568"/> between strings <text:span text:style-name="T32">s</text:span> and <text:span text:style-name="T32">t</text:span>. Result returned is the highest alignment <text:soft-page-break/>score achieved. Parameters other than the first two are optional. If only some of the optional parameters are supplied, only trailing parameters may be omitted, as per C/C++ rules. </text:p>
            <text:p text:style-name="P332"/>
            <text:p text:style-name="P332">If you compare very long strings (&gt;100,000 character), you may exceed stack space. This can be increased under Linux with the command: </text:p>
            <text:p text:style-name="P332"/>
            <text:p text:style-name="P234">ulimit -s unlimited </text:p>
            <text:p text:style-name="P332"/>
            <text:p text:style-name="P332">Other options are: <text:span text:style-name="T449">ulimit -a </text:span>and<text:span text:style-name="T449"> ulimit -aH</text:span> to show limits.</text:p>
            <text:p text:style-name="P332"/>
            <text:p text:style-name="P332">If <text:span text:style-name="T32">show_aligns</text:span> is zero, no printout of alternative alignments is produced (default). If <text:span text:style-name="T32">show_aligns</text:span> is not zero, a summary of the alternative alignments will be printed. If <text:span text:style-name="T32">show_mat</text:span> is zero, intermediate matrices will not be printed (default). </text:p>
            <text:p text:style-name="P332"/>
            <text:p text:style-name="P332">The parameters <text:span text:style-name="T32">gap</text:span>, <text:span text:style-name="T32">mismatch</text:span> and <text:span text:style-name="T32">match</text:span> are the gap and mismatch penalties (normally negative integers) and the match reward (a positive integer). If insufficient memory is available, a <text:span text:style-name="T32">segmentation</text:span> violation will be raised. </text:p>
            <text:p text:style-name="P332"/>
            <text:p text:style-name="P333">The first character of each sequence string MUST be blank.</text:p>
            <text:p text:style-name="P333"/>
            <text:p text:style-name="P334">In the printed output, a colon represents a match, a hyphen represents a stretch of the associated string and a blank indicates mismatch.</text:p>
            <text:p text:style-name="P219"/>
            <text:p text:style-name="P219">char s[]=" now is the time for all good </text:p>
            <text:p text:style-name="P219"><text:s text:c="3"/>men to come to the aid of the party"; </text:p>
            <text:p text:style-name="P219"/>
            <text:p text:style-name="P219">char t[]=" time <text:s/>for <text:s text:c="2"/>good <text:s text:c="2"/>men"; </text:p>
            <text:p text:style-name="P219"/>
            <text:p text:style-name="P219">int i=sw(s,t,1,0,-1,-1,3); </text:p>
            <text:p text:style-name="P219"/>
            <text:p text:style-name="P220">cout &lt;&lt; "Score: " &lt;&lt; i &lt;&lt; endl;</text:p>
            <text:p text:style-name="P219"/>
            <text:p text:style-name="P219">Results in: </text:p>
            <text:p text:style-name="P219"/>
            <text:p text:style-name="P219"><text:s text:c="2"/>12 time- for all good-- men 32 </text:p>
            <text:p text:style-name="P219"><text:s text:c="5"/>:::: ::::: <text:s text:c="2"/>::::: <text:s/>:::: </text:p>
            <text:p text:style-name="P219"><text:s text:c="3"/>1 time <text:s/>for -- <text:s/>good <text:s text:c="2"/>men 22 </text:p>
            <text:p text:style-name="P219"/>
            <text:p text:style-name="P219">score=48</text:p>
          </table:table-cell>
        </table:table-row>
        <table:table-row table:style-name="Table2.1">
          <table:table-cell table:style-name="Table2.A41" office:value-type="string">
            <text:p text:style-name="P359">int <text:alphabetical-index-mark-start text:id="IMark111725800"/>SQL_Command(mstring)<text:alphabetical-index-mark-end text:id="IMark111725800"/></text:p>
            <text:p text:style-name="P359">int SQL_Command(string)</text:p>
            <text:p text:style-name="P359">int SQL_Command(char *)</text:p>
          </table:table-cell>
          <table:table-cell table:style-name="Table2.B44" office:value-type="string">
            <text:p text:style-name="P335">Passes the string argument to the SQL database server. <text:span text:style-name="T807">See Mumps </text:span><text:span text:style-name="T86">sql</text:span><text:span text:style-name="T333"> command for a description of the argument. </text:span><text:span text:style-name="T334">The results are written to a file named </text:span><text:span text:style-name="T87">mumps.tmp</text:span><text:span text:style-name="T334"> where columns are &lt;tab&gt; separated.</text:span></text:p>
          </table:table-cell>
        </table:table-row>
        <table:table-row table:style-name="Table2.1">
          <table:table-cell table:style-name="Table2.A41" office:value-type="string">
            <text:p text:style-name="P359">int SQL_Connect(char *)</text:p>
            <text:p text:style-name="P359">int SQL_Connect(string)</text:p>
            <text:p text:style-name="P359">int <text:alphabetical-index-mark-start text:id="IMark108074312"/>SQL_Connect(mstring)<text:alphabetical-index-mark-end text:id="IMark108074312"/></text:p>
          </table:table-cell>
          <table:table-cell table:style-name="Table2.B44" office:value-type="string">
            <text:p text:style-name="P335">Establishes connection with the database server (see Mumps command <text:span text:style-name="T32">sql/d</text:span><text:span text:style-name="T249"> for a description of the arguments).</text:span></text:p>
          </table:table-cell>
        </table:table-row>
        <table:table-row table:style-name="Table2.1">
          <table:table-cell table:style-name="Table2.A41" office:value-type="string">
            <text:p text:style-name="P359">int SQL_Disconnect();</text:p>
          </table:table-cell>
          <table:table-cell table:style-name="Table2.B44" office:value-type="string">
            <text:p text:style-name="P335">Disconnects from the database server.</text:p>
          </table:table-cell>
        </table:table-row>
        <table:table-row table:style-name="Table2.1">
          <table:table-cell table:style-name="Table2.A41" office:value-type="string">
            <text:p text:style-name="P360">int SQL_Format()</text:p>
            <text:p text:style-name="P359">int <text:alphabetical-index-mark-start text:id="IMark112112168"/>SQL_Format(mstring)<text:alphabetical-index-mark-end text:id="IMark112112168"/></text:p>
            <text:p text:style-name="P359"><text:soft-page-break/>int SQL_Format(string)</text:p>
            <text:p text:style-name="P359">int SQL_Format(char *)</text:p>
          </table:table-cell>
          <table:table-cell table:style-name="Table2.B44" office:value-type="string">
            <text:p text:style-name="P335">Formats the Mumps <text:span text:style-name="T4">global</text:span><text:span text:style-name="T129"> array database on the SQL server (see Mumps </text:span><text:span text:style-name="T107">sql/d</text:span><text:span text:style-name="T193"> for a description of the </text:span><text:soft-page-break/><text:span text:style-name="T193">arguments). </text:span><text:span text:style-name="T233">If no argument is given, system defaults are used.</text:span></text:p>
          </table:table-cell>
        </table:table-row>
        <table:table-row table:style-name="Table2.1">
          <table:table-cell table:style-name="Table2.A41" office:value-type="string">
            <text:p text:style-name="P361">mstring SQL_Message()</text:p>
          </table:table-cell>
          <table:table-cell table:style-name="Table2.B44" office:value-type="string">
            <text:p text:style-name="P336">Returns most recent SQL database server returned message or <text:span text:style-name="T335">the empty string </text:span><text:span text:style-name="T249">if there is none.</text:span></text:p>
          </table:table-cell>
        </table:table-row>
        <table:table-row table:style-name="Table2.1">
          <table:table-cell table:style-name="Table2.A41" office:value-type="string">
            <text:p text:style-name="P362">bool <text:alphabetical-index-mark-start text:id="IMark107726920"/>SQL_Msql()<text:alphabetical-index-mark-end text:id="IMark107726920"/></text:p>
          </table:table-cell>
          <table:table-cell table:style-name="Table2.B44" office:value-type="string">
            <text:p text:style-name="P337">Returns <text:span text:style-name="T32">true</text:span><text:span text:style-name="T249"> if the </text:span><text:span text:style-name="T178">global</text:span><text:span text:style-name="T193"> arrays are being stored in a MySQL database server.</text:span></text:p>
          </table:table-cell>
        </table:table-row>
        <table:table-row table:style-name="Table2.1">
          <table:table-cell table:style-name="Table2.A41" office:value-type="string">
            <text:p text:style-name="P363">bool <text:alphabetical-index-mark-start text:id="IMark111346664"/><text:alphabetical-index-mark-start text:id="IMark110972648"/>SQL_Native()<text:alphabetical-index-mark-end text:id="IMark110972648"/><text:alphabetical-index-mark-end text:id="IMark111346664"/></text:p>
          </table:table-cell>
          <table:table-cell table:style-name="Table2.B44" office:value-type="string">
            <text:p text:style-name="P338">Returns <text:span text:style-name="T32">true</text:span><text:span text:style-name="T249"> if the </text:span><text:span text:style-name="T178">global</text:span><text:span text:style-name="T193"> arrays are being stored in a native database.</text:span></text:p>
          </table:table-cell>
        </table:table-row>
        <table:table-row table:style-name="Table2.1">
          <table:table-cell table:style-name="Table2.A41" office:value-type="string">
            <text:p text:style-name="P363">bool <text:alphabetical-index-mark-start text:id="IMark109606424"/>SQL_Open()<text:alphabetical-index-mark-end text:id="IMark109606424"/></text:p>
          </table:table-cell>
          <table:table-cell table:style-name="Table2.B44" office:value-type="string">
            <text:p text:style-name="P338">Returns <text:span text:style-name="T32">true</text:span> if there is a connection to the database server, <text:span text:style-name="T32">false</text:span> otherwise.</text:p>
          </table:table-cell>
        </table:table-row>
        <table:table-row table:style-name="Table2.1">
          <table:table-cell table:style-name="Table2.A41" office:value-type="string">
            <text:p text:style-name="P364">bool SQL_Postgres()</text:p>
          </table:table-cell>
          <table:table-cell table:style-name="Table2.B44" office:value-type="string">
            <text:p text:style-name="P339">Returns <text:span text:style-name="T32">true</text:span><text:span text:style-name="T249"> if the </text:span><text:span text:style-name="T178">global</text:span><text:span text:style-name="T193"> arrays are being stored in a PostgreSQL database server.</text:span></text:p>
          </table:table-cell>
        </table:table-row>
        <table:table-row table:style-name="Table2.1">
          <table:table-cell table:style-name="Table2.A41" office:value-type="string">
            <text:p text:style-name="P365">mstring SQL_Table()</text:p>
            <text:p text:style-name="P365">mstring <text:alphabetical-index-mark-start text:id="IMark111363016"/>SQL_Table(<text:span text:style-name="T808">mstring, [int] </text:span>)<text:alphabetical-index-mark-end text:id="IMark111363016"/></text:p>
            <text:p text:style-name="P365">mstring SQL_Table(<text:span text:style-name="T808">string, [int] </text:span>)</text:p>
            <text:p text:style-name="P365">mstring SQL_Table(<text:span text:style-name="T808">char *, [int] </text:span>)</text:p>
          </table:table-cell>
          <table:table-cell table:style-name="Table2.B44" office:value-type="string">
            <text:p text:style-name="P340">Returns an <text:span text:style-name="T4">mstring</text:span> containing name of the current <text:span text:style-name="T4">global</text:span><text:span text:style-name="T129"> array table (default: </text:span><text:span text:style-name="T107">mumps</text:span><text:span text:style-name="T193">), followed by a comma, followed by the maximum number of columns permitted in the table (default is 10). If arguments are provided, they set the name of the table and the maximum number of columns in the table (maximum of 10). If the second argument is omitted, it defaults to 10.</text:span></text:p>
          </table:table-cell>
        </table:table-row>
        <table:table-row table:style-name="Table2.1">
          <table:table-cell table:style-name="Table2.A40" office:value-type="string">
            <text:p text:style-name="P366">double global::<text:alphabetical-index-mark-start text:id="IMark105470680"/>Sum()<text:alphabetical-index-mark-end text:id="IMark105470680"/> </text:p>
          </table:table-cell>
          <table:table-cell table:style-name="Table2.B40" office:value-type="string">
            <text:p text:style-name="P341">The global array nodes beneath the invoking referenced global array are summed. Non-numeric quantities are treated as zero.</text:p>
            <text:p text:style-name="P341"/>
            <text:p text:style-name="P235">global a("a"); </text:p>
            <text:p text:style-name="P235">mstring i, j; </text:p>
            <text:p text:style-name="P235">for (i = 1; i &lt; 11; i++) </text:p>
            <text:p text:style-name="P235"><text:s/>for (j = 1; j &lt; 11; j++) </text:p>
            <text:p text:style-name="P235"><text:s text:c="2"/>a(i, j) = 5; </text:p>
            <text:p text:style-name="P235">cout &lt;&lt; a().Sum() &lt;&lt; endl; <text:s text:c="2"/>// -&gt; 500</text:p>
            <text:p text:style-name="P235">cout &lt;&lt; a("5").Sum() &lt;&lt; endl; // -&gt; 50</text:p>
          </table:table-cell>
        </table:table-row>
        <table:table-row table:style-name="Table2.1">
          <table:table-cell table:style-name="Table2.A41" office:value-type="string">
            <text:p text:style-name="P367"><text:span text:style-name="T809">mstring</text:span> <text:alphabetical-index-mark-start text:id="IMark107726920"/>Sym<text:span text:style-name="T809">Get</text:span>(T<text:span text:style-name="T810">1</text:span> name) <text:alphabetical-index-mark-end text:id="IMark107726920"/></text:p>
          </table:table-cell>
          <table:table-cell table:style-name="Table2.B44" office:value-type="string">
            <text:p text:style-name="P342">Retrieves the value of the variable whose name is contained in <text:span text:style-name="T32">name</text:span><text:span text:style-name="T249"> from the Mumps Interpreter symbol table. Throws </text:span><text:span text:style-name="T32">MumpsSymbolTableException</text:span><text:span text:style-name="T249"> if the variable is not found. The data type </text:span><text:span text:style-name="T178">T1</text:span><text:span text:style-name="T193"> may be </text:span><text:span text:style-name="T178">global</text:span><text:span text:style-name="T193">, </text:span><text:span text:style-name="T178">mstring</text:span><text:span text:style-name="T193"> or</text:span><text:span text:style-name="T178"> char*</text:span><text:span text:style-name="T193">. See also: </text:span><text:span text:style-name="T107">SymPut().</text:span></text:p>
            <text:p text:style-name="P342"/>
            <text:p text:style-name="P236">SymPut("k","100");</text:p>
            <text:p text:style-name="P237">cout &lt;&lt; SymGet("k") &lt;&lt; endl; // -&gt; 100</text:p>
          </table:table-cell>
        </table:table-row>
        <table:table-row table:style-name="Table2.1">
          <table:table-cell table:style-name="Table2.A42" office:value-type="string">
            <text:p text:style-name="P367">bool <text:alphabetical-index-mark-start text:id="IMark108272216"/>SymPut(T<text:span text:style-name="T810">1</text:span> name, T<text:span text:style-name="T810">1</text:span> value) <text:alphabetical-index-mark-end text:id="IMark108272216"/></text:p>
          </table:table-cell>
          <table:table-cell table:style-name="Table2.B42" office:value-type="string">
            <text:p text:style-name="P343">Insert into the Mumps Interpreter symbol table a variable whose name is contained in <text:span text:style-name="T32">name</text:span><text:span text:style-name="T249"> with the value contained in </text:span><text:span text:style-name="T32">value</text:span><text:span text:style-name="T249">. The data type </text:span><text:span text:style-name="T178">T</text:span><text:span text:style-name="T188">1</text:span><text:span text:style-name="T193"> </text:span><text:span text:style-name="T234">and </text:span><text:span text:style-name="T188">T2</text:span><text:span text:style-name="T234"> </text:span><text:span text:style-name="T193">may be</text:span><text:span text:style-name="T234"> any combination of </text:span><text:span text:style-name="T178">global</text:span><text:span text:style-name="T193">, </text:span><text:span text:style-name="T178">char*</text:span><text:span text:style-name="T193"> or </text:span><text:span text:style-name="T178">mstring</text:span><text:span text:style-name="T234">. Returns </text:span><text:span text:style-name="T118">true</text:span><text:span text:style-name="T119"> </text:span><text:span text:style-name="T234">if successful, </text:span><text:span text:style-name="T118">false</text:span><text:span text:style-name="T234"> otherwise. Variables in the Mumps Interpreter symbol table may be accessed by expressions passed to the function </text:span><text:span text:style-name="T118">mstring::Eval()</text:span><text:span text:style-name="T119"> </text:span><text:span text:style-name="T235">or </text:span><text:span text:style-name="T119">mstring::Assign()</text:span><text:span text:style-name="T234">.</text:span><text:span text:style-name="T236"> See also: </text:span><text:span text:style-name="T120">SymGet()</text:span><text:span text:style-name="T236">.</text:span></text:p>
            <text:p text:style-name="P343"/>
            <text:p text:style-name="P236">mstring i="3*k";</text:p>
            <text:p text:style-name="P236">SymPut("k","100");</text:p>
            <text:p text:style-name="P236">cout &lt;&lt; i.Eval() &lt;&lt; endl; // -&gt; 300</text:p>
          </table:table-cell>
        </table:table-row>
        <table:table-row table:style-name="Table2.1">
          <table:table-cell table:style-name="Table2.A43" office:value-type="string">
            <text:p text:style-name="P368">void global::<text:alphabetical-index-mark-start text:id="IMark105470680"/>TermCorrelate(global B)<text:alphabetical-index-mark-end text:id="IMark105470680"/></text:p>
          </table:table-cell>
          <table:table-cell table:style-name="Table2.B43" office:value-type="string">
            <text:p text:style-name="P344"><text:span text:style-name="T32">TermCorrelate()</text:span> builds a square <text:span text:style-name="T32">term-term</text:span> correlation matrix in <text:span text:style-name="T4">global</text:span><text:span text:style-name="T129"> array</text:span> B from the invoking <text:span text:style-name="T4">global</text:span><text:span text:style-name="T129"> array</text:span> document-term matrix.</text:p>
            <text:p text:style-name="P239"/>
            <text:p text:style-name="P239">global A("A"); </text:p>
            <text:p text:style-name="P239">global B("B"); </text:p>
            <text:p text:style-name="P239">int main() { </text:p>
            <text:p text:style-name="P239"><text:soft-page-break/><text:s/>long i,j; </text:p>
            <text:p text:style-name="P239"><text:s text:c="5"/></text:p>
            <text:p text:style-name="P239"><text:s/>A("1","computer")=5; </text:p>
            <text:p text:style-name="P239"><text:s/>A("1","data")=2; </text:p>
            <text:p text:style-name="P239"><text:s/>A("1","program")=6; </text:p>
            <text:p text:style-name="P239"><text:s/>A("1","disk")=3; </text:p>
            <text:p text:style-name="P239"><text:s/>A("1","laptop")=7; </text:p>
            <text:p text:style-name="P239"><text:s/>A("1","monitor")=1; </text:p>
            <text:p text:style-name="P239"><text:s text:c="6"/></text:p>
            <text:p text:style-name="P239"><text:s/>A("2","computer")=5; </text:p>
            <text:p text:style-name="P239"><text:s/>A("2","printer")=2; </text:p>
            <text:p text:style-name="P239"><text:s/>A("2","program")=6; </text:p>
            <text:p text:style-name="P239"><text:s/>A("2","memory")=3; </text:p>
            <text:p text:style-name="P239"><text:s/>A("2","laptop")=7; </text:p>
            <text:p text:style-name="P239"><text:s/>A("2","language")=1; </text:p>
            <text:p text:style-name="P239"><text:s text:c="5"/></text:p>
            <text:p text:style-name="P239"><text:s/>A("3","computer")=5; </text:p>
            <text:p text:style-name="P239"><text:s/>A("3","printer")=2; </text:p>
            <text:p text:style-name="P239"><text:s/>A("3","disk")=6; </text:p>
            <text:p text:style-name="P239"><text:s/>A("3","memory")=3; </text:p>
            <text:p text:style-name="P239"><text:s/>A("3","laptop")=7; </text:p>
            <text:p text:style-name="P239"><text:s/>A("3","USB")=1; </text:p>
            <text:p text:style-name="P239"><text:s text:c="5"/></text:p>
            <text:p text:style-name="P239"><text:s/>A.TermCorrelate(B); </text:p>
            <text:p text:style-name="P239"/>
            <text:p text:style-name="P239"><text:s/>mstring a; </text:p>
            <text:p text:style-name="P239"><text:s/>mstring b; </text:p>
            <text:p text:style-name="P239"/>
            <text:p text:style-name="P239"><text:s/>a=""; </text:p>
            <text:p text:style-name="P239"/>
            <text:p text:style-name="P239"><text:s/>while (1) { </text:p>
            <text:p text:style-name="P239"><text:s text:c="2"/>a=B(a).Order(); </text:p>
            <text:p text:style-name="P239"><text:s text:c="2"/>if (a=="") break; </text:p>
            <text:p text:style-name="P239"><text:s text:c="2"/>cout &lt;&lt; a &lt;&lt; endl; </text:p>
            <text:p text:style-name="P239"><text:s text:c="2"/>b=""; </text:p>
            <text:p text:style-name="P239"><text:s text:c="2"/>while (1) { </text:p>
            <text:p text:style-name="P239"><text:s text:c="3"/>b=B(a,b).Order(); </text:p>
            <text:p text:style-name="P239"><text:s text:c="3"/>if (b=="") break; </text:p>
            <text:p text:style-name="P239"><text:s text:c="3"/>cout &lt;&lt;" <text:s text:c="3"/>" &lt;&lt; b &lt;&lt; "(" &lt;&lt; B(a,b) </text:p>
            <text:p text:style-name="P239"><text:s text:c="8"/>&lt;&lt; ")" &lt;&lt; endl; </text:p>
            <text:p text:style-name="P239"><text:s text:c="3"/>} </text:p>
            <text:p text:style-name="P239"><text:s text:c="2"/>} </text:p>
            <text:p text:style-name="P239"><text:s/>return 0; </text:p>
            <text:p text:style-name="P239"><text:s/>} </text:p>
            <text:p text:style-name="P239"/>
            <text:p text:style-name="P239">Yields: </text:p>
            <text:p text:style-name="P239"/>
            <text:p text:style-name="P239"><text:s text:c="4"/>USB </text:p>
            <text:p text:style-name="P239"><text:s text:c="4"/>computer(1) </text:p>
            <text:p text:style-name="P239"><text:s text:c="4"/>disk(1) </text:p>
            <text:p text:style-name="P239"><text:s text:c="4"/>laptop(1) </text:p>
            <text:p text:style-name="P239"><text:s text:c="4"/>memory(1) </text:p>
            <text:p text:style-name="P239"><text:s text:c="4"/>printer(1) </text:p>
            <text:p text:style-name="P239">computer </text:p>
            <text:p text:style-name="P239"><text:s text:c="4"/>USB(1) </text:p>
            <text:p text:style-name="P239"><text:s text:c="4"/>data(1) </text:p>
            <text:p text:style-name="P239"><text:s text:c="4"/>disk(2) </text:p>
            <text:p text:style-name="P239"><text:s text:c="4"/>language(1) </text:p>
            <text:p text:style-name="P239"><text:s text:c="4"/>laptop(3) </text:p>
            <text:p text:style-name="P239"><text:s text:c="4"/>memory(2) </text:p>
            <text:p text:style-name="P239"><text:soft-page-break/><text:s text:c="4"/>monitor(1) </text:p>
            <text:p text:style-name="P239"><text:s text:c="4"/>printer(2) </text:p>
            <text:p text:style-name="P239"><text:s text:c="4"/>program(2) </text:p>
            <text:p text:style-name="P239">data </text:p>
            <text:p text:style-name="P239"><text:s text:c="4"/>computer(1) </text:p>
            <text:p text:style-name="P239"><text:s text:c="4"/>disk(1) </text:p>
            <text:p text:style-name="P239"><text:s text:c="4"/>laptop(1) </text:p>
            <text:p text:style-name="P239"><text:s text:c="4"/>monitor(1) </text:p>
            <text:p text:style-name="P239"><text:s text:c="4"/>program(1) </text:p>
            <text:p text:style-name="P239">disk </text:p>
            <text:p text:style-name="P239"><text:s text:c="4"/>USB(1) </text:p>
            <text:p text:style-name="P239"><text:s text:c="4"/>computer(2) </text:p>
            <text:p text:style-name="P239"><text:s text:c="4"/>data(1) </text:p>
            <text:p text:style-name="P239"><text:s text:c="4"/>laptop(2) </text:p>
            <text:p text:style-name="P239"><text:s text:c="4"/>memory(1) </text:p>
            <text:p text:style-name="P239"><text:s text:c="4"/>monitor(1) </text:p>
            <text:p text:style-name="P239"><text:s text:c="4"/>printer(1) </text:p>
            <text:p text:style-name="P239"><text:s text:c="4"/>program(1) </text:p>
            <text:p text:style-name="P239">language </text:p>
            <text:p text:style-name="P239"><text:s text:c="4"/>computer(1) </text:p>
            <text:p text:style-name="P239"><text:s text:c="4"/>laptop(1) </text:p>
            <text:p text:style-name="P239"><text:s text:c="4"/>memory(1) </text:p>
            <text:p text:style-name="P239"><text:s text:c="4"/>printer(1) </text:p>
            <text:p text:style-name="P239"><text:s text:c="4"/>program(1) </text:p>
            <text:p text:style-name="P239">laptop </text:p>
            <text:p text:style-name="P239"><text:s text:c="4"/>USB(1) </text:p>
            <text:p text:style-name="P239"><text:s text:c="4"/>computer(3) </text:p>
            <text:p text:style-name="P239"><text:s text:c="4"/>data(1) </text:p>
            <text:p text:style-name="P239"><text:s text:c="4"/>disk(2) </text:p>
            <text:p text:style-name="P239"><text:s text:c="4"/>language(1) </text:p>
            <text:p text:style-name="P239"><text:s text:c="4"/>memory(2) </text:p>
            <text:p text:style-name="P239"><text:s text:c="4"/>monitor(1) </text:p>
            <text:p text:style-name="P239"><text:s text:c="4"/>printer(2) </text:p>
            <text:p text:style-name="P239"><text:s text:c="4"/>program(2) </text:p>
            <text:p text:style-name="P239">memory </text:p>
            <text:p text:style-name="P239"><text:s text:c="4"/>USB(1) </text:p>
            <text:p text:style-name="P239"><text:s text:c="4"/>computer(2) </text:p>
            <text:p text:style-name="P239"><text:s text:c="4"/>disk(1) </text:p>
            <text:p text:style-name="P239"><text:s text:c="4"/>language(1) </text:p>
            <text:p text:style-name="P239"><text:s text:c="4"/>laptop(2) </text:p>
            <text:p text:style-name="P239"><text:s text:c="4"/>printer(2) </text:p>
            <text:p text:style-name="P239"><text:s text:c="4"/>program(1) </text:p>
            <text:p text:style-name="P239">monitor </text:p>
            <text:p text:style-name="P239"><text:s text:c="4"/>computer(1) </text:p>
            <text:p text:style-name="P239"><text:s text:c="4"/>data(1) </text:p>
            <text:p text:style-name="P239"><text:s text:c="4"/>disk(1) </text:p>
            <text:p text:style-name="P239"><text:s text:c="4"/>laptop(1) </text:p>
            <text:p text:style-name="P239"><text:s text:c="4"/>program(1) </text:p>
            <text:p text:style-name="P239">printer </text:p>
            <text:p text:style-name="P239"><text:s text:c="4"/>USB(1) </text:p>
            <text:p text:style-name="P239"><text:s text:c="4"/>computer(2) </text:p>
            <text:p text:style-name="P239"><text:s text:c="4"/>disk(1) </text:p>
            <text:p text:style-name="P239"><text:s text:c="4"/>language(1) </text:p>
            <text:p text:style-name="P239"><text:s text:c="4"/>laptop(2) </text:p>
            <text:p text:style-name="P239"><text:s text:c="4"/>memory(2) </text:p>
            <text:p text:style-name="P239"><text:s text:c="4"/>program(1) </text:p>
            <text:p text:style-name="P239">program </text:p>
            <text:p text:style-name="P239"><text:s text:c="4"/>computer(2) </text:p>
            <text:p text:style-name="P239"><text:s text:c="4"/>data(1) </text:p>
            <text:p text:style-name="P239"><text:s text:c="4"/>disk(1) </text:p>
            <text:p text:style-name="P239"><text:soft-page-break/><text:s text:c="4"/>language(1) </text:p>
            <text:p text:style-name="P239"><text:s text:c="4"/>laptop(2) </text:p>
            <text:p text:style-name="P239"><text:s text:c="4"/>memory(1) </text:p>
            <text:p text:style-name="P239"><text:s text:c="4"/>monitor(1) </text:p>
            <text:p text:style-name="P239"><text:s text:c="4"/>printer(1) </text:p>
          </table:table-cell>
        </table:table-row>
        <table:table-row table:style-name="Table2.1">
          <table:table-cell table:style-name="Table2.A44" office:value-type="string">
            <text:p text:style-name="P369">void global::<text:alphabetical-index-mark-start text:id="IMark109945528"/>Transpose(global)<text:alphabetical-index-mark-end text:id="IMark109945528"/></text:p>
          </table:table-cell>
          <table:table-cell table:style-name="Table2.B44" office:value-type="string">
            <text:p text:style-name="P345">The invoking two dimensional matrix <text:span text:style-name="T4">global</text:span> object is transposed and the result is placed in two dimensional <text:span text:style-name="T4">global</text:span> array object given as the argument. Any prior contents of the output array out are deleted before the operation commences.</text:p>
            <text:p text:style-name="P345"/>
            <text:p text:style-name="P240">global d("d"); </text:p>
            <text:p text:style-name="P240">global f("f"); </text:p>
            <text:p text:style-name="P240"/>
            <text:p text:style-name="P240">d("1","1")=2; </text:p>
            <text:p text:style-name="P240">d("1","2")=3; </text:p>
            <text:p text:style-name="P240">d("2","1")=4; </text:p>
            <text:p text:style-name="P240">d("2","2")=0; </text:p>
            <text:p text:style-name="P240">d().Transpose(f()); <text:s/></text:p>
            <text:p text:style-name="P240">f.TreePrint(); </text:p>
            <text:p text:style-name="P240"/>
            <text:p text:style-name="P240">Results:</text:p>
            <text:p text:style-name="P240">1 </text:p>
            <text:p text:style-name="P240"><text:s/>1=2 </text:p>
            <text:p text:style-name="P240"><text:s/>2=4 </text:p>
            <text:p text:style-name="P240">2 </text:p>
            <text:p text:style-name="P240"><text:s/>1=3 </text:p>
            <text:p text:style-name="P240"><text:s/>2=0 </text:p>
            <text:p text:style-name="P240"/>
          </table:table-cell>
        </table:table-row>
        <table:table-row table:style-name="Table2.1">
          <table:table-cell table:style-name="Table2.A46" office:value-type="string">
            <text:p text:style-name="P370">void global::<text:alphabetical-index-mark-start text:id="IMark109717112"/>TreePrint([int, [ char ] ] )<text:alphabetical-index-mark-end text:id="IMark109717112"/></text:p>
          </table:table-cell>
          <table:table-cell table:style-name="Table2.B46" office:value-type="string">
            <text:p text:style-name="P346">Prints the invoking global array as a tree. If a the first <text:span text:style-name="T4">int</text:span><text:span text:style-name="T129"> argument is given, it is the number of spaces to indent each level (default is 1 if not specified). If the second argument is given, it is the character used to indent (default </text:span><text:span text:style-name="T174">is</text:span><text:span text:style-name="T129"> </text:span><text:span text:style-name="T174">blank character</text:span><text:span text:style-name="T129">).</text:span><text:span text:style-name="T174"> See example in </text:span><text:span text:style-name="T121">global::Multiply()</text:span><text:span text:style-name="T237"> above.</text:span></text:p>
          </table:table-cell>
        </table:table-row>
        <table:table-row table:style-name="Table2.1">
          <table:table-cell table:style-name="Table2.A46" office:value-type="string">
            <text:p text:style-name="P371">bool Z<text:span text:style-name="T811">S</text:span>eek(FILE *file, mstring offset)</text:p>
            <text:p text:style-name="P371">bool Z<text:span text:style-name="T811">S</text:span>eek(FILE *file, global offset)</text:p>
            <text:p text:style-name="P371"/>
            <text:p text:style-name="P371"><text:alphabetical-index-mark-start text:id="IMark106411544"/>bool Z<text:span text:style-name="T811">T</text:span>ell(FILE *file)<text:alphabetical-index-mark-end text:id="IMark106411544"/></text:p>
            <text:p text:style-name="P371"/>
          </table:table-cell>
          <table:table-cell table:style-name="Table2.B46" office:value-type="string">
            <text:p text:style-name="P347">These functions are used in connection with direct access files opened with <text:span text:style-name="T4">FILE</text:span> pointers (see: <text:span text:style-name="T32">fopen()</text:span>). They are compatible with 64 bit file systems. <text:span text:style-name="T32">Z</text:span><text:span text:style-name="T88">S</text:span><text:span text:style-name="T32">eek()</text:span> positions the file designated by <text:span text:style-name="T32">file</text:span> to the offset specified in <text:span text:style-name="T32">offset</text:span>, a positive integer contained in a variable of type <text:span text:style-name="T4">mstring</text:span> or <text:span text:style-name="T4">global</text:span>. </text:p>
            <text:p text:style-name="P347"/>
            <text:p text:style-name="P347"><text:span text:style-name="T32">Z</text:span><text:span text:style-name="T88">T</text:span><text:span text:style-name="T32">ell()</text:span> places the current file offset in the file designated by <text:span text:style-name="T32">file</text:span> to the integer value in the <text:s/><text:span text:style-name="T4">mstring</text:span> or <text:span text:style-name="T4">global</text:span> variable represented given by <text:span text:style-name="T32">offset</text:span>. </text:p>
            <text:p text:style-name="P347"/>
            <text:p text:style-name="P347">Both functions return <text:span text:style-name="T32">true</text:span> if successful. Ordinarily, file offsets will be obtained by <text:span text:style-name="T32">Z</text:span><text:span text:style-name="T88">T</text:span><text:span text:style-name="T32">ell()</text:span> and these will be stored in a data base. These values will be subsequently used by <text:span text:style-name="T32">Z</text:span><text:span text:style-name="T88">S</text:span><text:span text:style-name="T32">eek()</text:span> to reposition the file to the point it was at when the <text:span text:style-name="T32">Z</text:span><text:span text:style-name="T88">T</text:span><text:span text:style-name="T32">ell()</text:span> was performed. After re-positioning, the next input or output operation on the file will occur at the point designated by <text:span text:style-name="T32">offset</text:span>. </text:p>
            <text:p text:style-name="P347"/>
            <text:p text:style-name="P347">All offsets are positive integers relative to the start of the file.</text:p>
          </table:table-cell>
        </table:table-row>
        <table:table-row table:style-name="Table2.1">
          <table:table-cell table:style-name="Table2.A47" table:number-columns-spanned="2" office:value-type="string">
            <text:p text:style-name="P372">Figure <text:sequence text:ref-name="refIllustration44" text:name="Illustration" text:formula="ooow:Illustration+1" style:num-format="1">45</text:sequence> Functions Defined on <text:span text:style-name="T4">mstring</text:span><text:span text:style-name="T129"> and </text:span><text:span text:style-name="T4">global</text:span></text:p>
          </table:table-cell>
          <table:covered-table-cell/>
        </table:table-row>
      </table:table>
      <text:p text:style-name="P168"/>
      <table:table table:name="Table4" table:style-name="Table4">
        <table:table-column table:style-name="Table4.A"/>
        <table:table-column table:style-name="Table4.B"/>
        <table:table-row>
          <table:table-cell table:style-name="Table4.A1" office:value-type="string">
            <text:p text:style-name="P373"><text:span text:style-name="T812">Some Function</text:span> Examples</text:p>
          </table:table-cell>
          <table:table-cell table:style-name="Table4.B1" office:value-type="string">
            <text:p text:style-name="P375">Results</text:p>
          </table:table-cell>
        </table:table-row>
        <table:table-row>
          <table:table-cell table:style-name="Table4.A2" office:value-type="string">
            <text:p text:style-name="P374">char gname[]="doc";</text:p>
            <text:p text:style-name="P374">global doc(gname);</text:p>
            <text:p text:style-name="P374"/>
            <text:p text:style-name="P374">doc("1")="abcdef";</text:p>
            <text:p text:style-name="P374">mstring ppp = "abcdef";</text:p>
            <text:p text:style-name="P374">mstring aaa;</text:p>
            <text:p text:style-name="P374"/>
            <text:p text:style-name="P374">cout &lt;&lt; ppp.Ascii() &lt;&lt; endl;</text:p>
            <text:p text:style-name="P374">cout &lt;&lt; doc("1").Ascii() &lt;&lt; endl;</text:p>
            <text:p text:style-name="P374">cout &lt;&lt; ppp.Ascii(1) &lt;&lt; endl;</text:p>
            <text:p text:style-name="P374">cout &lt;&lt; doc("1").Ascii(1) &lt;&lt; endl;</text:p>
            <text:p text:style-name="P374"/>
            <text:p text:style-name="P374">cout &lt;&lt; ppp.Length() &lt;&lt; endl;</text:p>
            <text:p text:style-name="P374">cout &lt;&lt; doc("1").Length() &lt;&lt; endl;</text:p>
            <text:p text:style-name="P374"/>
            <text:p text:style-name="P374">ppp="aaa &amp; bbb";</text:p>
            <text:p text:style-name="P374">aaa="&amp;";</text:p>
            <text:p text:style-name="P374"/>
            <text:p text:style-name="P374">cout &lt;&lt; ppp.Length("&amp;") &lt;&lt; endl;</text:p>
            <text:p text:style-name="P374">cout &lt;&lt; ppp.Length("*") &lt;&lt; endl;</text:p>
            <text:p text:style-name="P374">cout &lt;&lt; ppp.Length(aaa) &lt;&lt; endl;</text:p>
            <text:p text:style-name="P374"/>
            <text:p text:style-name="P374">doc("1")="&amp;";</text:p>
            <text:p text:style-name="P374">cout &lt;&lt; ppp.Length(doc("1")) &lt;&lt; endl;</text:p>
            <text:p text:style-name="P374"/>
            <text:p text:style-name="P374">string strng="&amp;";</text:p>
            <text:p text:style-name="P374">cout &lt;&lt; ppp.Length(strng) &lt;&lt; endl;</text:p>
            <text:p text:style-name="P374"/>
            <text:p text:style-name="P374">ppp = "123abc456abc";</text:p>
            <text:p text:style-name="P374">doc("1")="123abc456abc";</text:p>
            <text:p text:style-name="P374">doc("9")="abc";</text:p>
            <text:p text:style-name="P374">cout &lt;&lt; ppp.Find("abc") &lt;&lt; endl;</text:p>
            <text:p text:style-name="P374">cout &lt;&lt; doc("1").Find("abc") &lt;&lt; endl;</text:p>
            <text:p text:style-name="P374">cout &lt;&lt; ppp.Find("abc",5) &lt;&lt; endl;</text:p>
            <text:p text:style-name="P374">cout &lt;&lt; doc("1").Find("abc",5) &lt;&lt; endl;</text:p>
            <text:p text:style-name="P374">cout &lt;&lt; doc("1").Find(doc("9"),5) &lt;&lt; endl;</text:p>
            <text:p text:style-name="P374">strng="abc";</text:p>
            <text:p text:style-name="P374">cout &lt;&lt; ppp.Find(strng,5) &lt;&lt; endl;</text:p>
            <text:p text:style-name="P374"/>
            <text:p text:style-name="P374">cout &lt;&lt; Horolog() &lt;&lt; endl;</text:p>
            <text:p text:style-name="P374"/>
            <text:p text:style-name="P374">doc("1").ReadLine();</text:p>
            <text:p text:style-name="P374">cout &lt;&lt; "readline global " &lt;&lt;doc("1") &lt;&lt; endl;</text:p>
            <text:p text:style-name="P374"/>
            <text:p text:style-name="P374">ppp.ReadLine();</text:p>
            <text:p text:style-name="P374">cout &lt;&lt; "readline mstring " &lt;&lt;ppp &lt;&lt; endl;</text:p>
            <text:p text:style-name="P374"/>
            <text:p text:style-name="P374">ppp="123";</text:p>
            <text:p text:style-name="P374">doc("1")=ppp;</text:p>
            <text:p text:style-name="P374">strng="3N";</text:p>
            <text:p text:style-name="P374"/>
            <text:p text:style-name="P374">cout &lt;&lt; ppp.Pattern("3N") &lt;&lt; endl;</text:p>
            <text:p text:style-name="P374"/>
            <text:p text:style-name="P374">doc("9")="3N";</text:p>
            <text:p text:style-name="P374">cout &lt;&lt; ppp.Pattern(doc("9")) &lt;&lt; endl;</text:p>
            <text:p text:style-name="P374">cout &lt;&lt; doc("1").Pattern("3N") &lt;&lt; endl;</text:p>
            <text:p text:style-name="P374"/>
            <text:p text:style-name="P374">doc("1")="3N";</text:p>
            <text:p text:style-name="P374">cout &lt;&lt; ppp.Pattern(doc("1")) &lt;&lt; endl;</text:p>
            <text:p text:style-name="P374"/>
            <text:p text:style-name="P374"><text:soft-page-break/>cout &lt;&lt; doc("1").Justify(10,2) &lt;&lt; endl;</text:p>
            <text:p text:style-name="P374">cout &lt;&lt; doc("1").Justify(10) &lt;&lt; endl;</text:p>
            <text:p text:style-name="P374">cout &lt;&lt; ppp.Justify(10,2) &lt;&lt; endl;</text:p>
            <text:p text:style-name="P374">cout &lt;&lt; ppp.Justify(10) &lt;&lt; endl;</text:p>
            <text:p text:style-name="P374"/>
            <text:p text:style-name="P374">cout &lt;&lt; doc("1").Data() &lt;&lt; endl;</text:p>
            <text:p text:style-name="P374"/>
            <text:p text:style-name="P374">doc("2","3")=123;</text:p>
            <text:p text:style-name="P374">cout &lt;&lt; doc("2").Data() &lt;&lt; endl;</text:p>
            <text:p text:style-name="P374"/>
            <text:p text:style-name="P374">ppp="abcdef";</text:p>
            <text:p text:style-name="P374">mstring off="2";</text:p>
            <text:p text:style-name="P374"/>
            <text:p text:style-name="P374">cout &lt;&lt; ppp.Extract(2,3) &lt;&lt; endl;</text:p>
            <text:p text:style-name="P374">cout &lt;&lt; ppp.Extract(off,off+1) &lt;&lt; endl;</text:p>
            <text:p text:style-name="P374">cout &lt;&lt; ppp.Extract(2) &lt;&lt; endl;</text:p>
            <text:p text:style-name="P374">cout &lt;&lt; ppp.Extract() &lt;&lt; endl;</text:p>
            <text:p text:style-name="P374"/>
            <text:p text:style-name="P374">doc("1")=ppp;</text:p>
            <text:p text:style-name="P374">cout &lt;&lt; doc("1").Extract(2,3) &lt;&lt; endl;</text:p>
            <text:p text:style-name="P374">cout &lt;&lt; doc("1").Extract(2) &lt;&lt; endl;</text:p>
            <text:p text:style-name="P374">cout &lt;&lt; doc("1").Extract() &lt;&lt; endl;</text:p>
            <text:p text:style-name="P374"/>
            <text:p text:style-name="P374">ppp=-123.45678;</text:p>
            <text:p text:style-name="P374">cout &lt;&lt; ppp.Fnumber("P","2") &lt;&lt; endl;</text:p>
            <text:p text:style-name="P374">cout &lt;&lt; ppp.Fnumber("P") &lt;&lt; endl;</text:p>
            <text:p text:style-name="P374"/>
            <text:p text:style-name="P374">doc("1")=-123.45678;</text:p>
            <text:p text:style-name="P374">cout &lt;&lt; doc("1").Fnumber("P","2") &lt;&lt; endl;</text:p>
            <text:p text:style-name="P374">cout &lt;&lt; doc("1").Fnumber("P") &lt;&lt; endl;</text:p>
            <text:p text:style-name="P374"/>
            <text:p text:style-name="P374">ppp="abc.def.ghi";</text:p>
            <text:p text:style-name="P374">cout &lt;&lt; ppp.Piece(".",2) &lt;&lt; endl;</text:p>
            <text:p text:style-name="P374">cout &lt;&lt; ppp.Piece(".",2,3) &lt;&lt; endl;</text:p>
            <text:p text:style-name="P374"/>
            <text:p text:style-name="P374">strng=".";</text:p>
            <text:p text:style-name="P374">cout &lt;&lt; ppp.Piece(strng,2,3) &lt;&lt; endl;</text:p>
            <text:p text:style-name="P374"/>
            <text:p text:style-name="P374">doc("9")=strng;</text:p>
            <text:p text:style-name="P374">cout &lt;&lt; ppp.Piece(doc("9"),2,3) &lt;&lt; endl;</text:p>
            <text:p text:style-name="P374"/>
            <text:p text:style-name="P374">doc("1")=".";</text:p>
            <text:p text:style-name="P374">cout &lt;&lt; ppp.Piece(doc("1"),2) &lt;&lt; endl;</text:p>
            <text:p text:style-name="P374">cout &lt;&lt; ppp.Piece(doc("1"),2,3) &lt;&lt; endl;</text:p>
            <text:p text:style-name="P374"/>
            <text:p text:style-name="P374">long d=1;</text:p>
            <text:p text:style-name="P374">float e=1.0;</text:p>
            <text:p text:style-name="P374">int f=1;</text:p>
            <text:p text:style-name="P374"/>
            <text:p text:style-name="P376">doc("9")="abcdef"; </text:p>
            <text:p text:style-name="P376">cout &lt;&lt; doc("9").Ascii(e) &lt;&lt; endl; <text:s text:c="8"/></text:p>
            <text:p text:style-name="P376">cout &lt;&lt; doc("9").Ascii(f) &lt;&lt; endl; </text:p>
            <text:p text:style-name="P376">cout &lt;&lt; doc("9").Ascii(d+1) &lt;&lt; endl; </text:p>
            <text:p text:style-name="P376">cout &lt;&lt; doc("9").Ascii(e+1) &lt;&lt; endl; </text:p>
            <text:p text:style-name="P376">cout &lt;&lt; doc("9").Ascii(f+1) &lt;&lt; endl; </text:p>
            <text:p text:style-name="P376"/>
            <text:p text:style-name="P376">off=1; </text:p>
            <text:p text:style-name="P376">cout &lt;&lt; doc("9").Ascii(off+d) &lt;&lt; endl; </text:p>
            <text:p text:style-name="P376">cout &lt;&lt; doc("9").Ascii(off+e) &lt;&lt; endl; </text:p>
            <text:p text:style-name="P376">cout &lt;&lt; doc("9").Ascii(off+f) &lt;&lt; endl; </text:p>
            <text:p text:style-name="P376"><text:soft-page-break/></text:p>
            <text:p text:style-name="P376">mstring g=1; </text:p>
            <text:p text:style-name="P376">cout &lt;&lt; doc("9").Ascii(off+g) &lt;&lt; endl; </text:p>
            <text:p text:style-name="P376">cout &lt;&lt; doc("9").Ascii(off+g) &lt;&lt; endl; </text:p>
            <text:p text:style-name="P376">cout &lt;&lt; doc("9").Ascii(off+g) &lt;&lt; endl; </text:p>
            <text:p text:style-name="P376"/>
          </table:table-cell>
          <table:table-cell table:style-name="Table4.B2" office:value-type="string">
            <text:p text:style-name="P381"/>
            <text:p text:style-name="P381"/>
            <text:p text:style-name="P381"/>
            <text:p text:style-name="P381"/>
            <text:p text:style-name="P381"/>
            <text:p text:style-name="P381"/>
            <text:p text:style-name="P381"/>
            <text:p text:style-name="P381">97 </text:p>
            <text:p text:style-name="P381">97 </text:p>
            <text:p text:style-name="P381">97 </text:p>
            <text:p text:style-name="P381">97 </text:p>
            <text:p text:style-name="P381"/>
            <text:p text:style-name="P381">6 </text:p>
            <text:p text:style-name="P381">6 </text:p>
            <text:p text:style-name="P381"/>
            <text:p text:style-name="P381"/>
            <text:p text:style-name="P381"/>
            <text:p text:style-name="P381"/>
            <text:p text:style-name="P381">2 </text:p>
            <text:p text:style-name="P381">1 </text:p>
            <text:p text:style-name="P381">2 </text:p>
            <text:p text:style-name="P381"/>
            <text:p text:style-name="P381"/>
            <text:p text:style-name="P381">2 </text:p>
            <text:p text:style-name="P381"/>
            <text:p text:style-name="P381"/>
            <text:p text:style-name="P381">2 </text:p>
            <text:p text:style-name="P381"/>
            <text:p text:style-name="P381"/>
            <text:p text:style-name="P381"/>
            <text:p text:style-name="P381"/>
            <text:p text:style-name="P381">7 </text:p>
            <text:p text:style-name="P381">7 </text:p>
            <text:p text:style-name="P381">13 </text:p>
            <text:p text:style-name="P381">13 </text:p>
            <text:p text:style-name="P381">13 </text:p>
            <text:p text:style-name="P381"/>
            <text:p text:style-name="P381">13 </text:p>
            <text:p text:style-name="P381"/>
            <text:p text:style-name="P381">63815,68346 </text:p>
            <text:p text:style-name="P381"/>
            <text:p text:style-name="P381">abcdef <text:span text:style-name="T813">[input]</text:span></text:p>
            <text:p text:style-name="P381">readline global abcdef </text:p>
            <text:p text:style-name="P381"/>
            <text:p text:style-name="P381">abcdef <text:span text:style-name="T813">[input]</text:span></text:p>
            <text:p text:style-name="P381">readline mstring abcdef </text:p>
            <text:p text:style-name="P381"/>
            <text:p text:style-name="P381"/>
            <text:p text:style-name="P381"/>
            <text:p text:style-name="P381"/>
            <text:p text:style-name="P381"/>
            <text:p text:style-name="P381">1 </text:p>
            <text:p text:style-name="P381"/>
            <text:p text:style-name="P381"/>
            <text:p text:style-name="P381">1 </text:p>
            <text:p text:style-name="P381">1 </text:p>
            <text:p text:style-name="P381"/>
            <text:p text:style-name="P381"/>
            <text:p text:style-name="P381">1 </text:p>
            <text:p text:style-name="P381"/>
            <text:p text:style-name="P381"><text:soft-page-break/><text:s text:c="6"/>3.00 </text:p>
            <text:p text:style-name="P381"><text:s text:c="8"/>3N </text:p>
            <text:p text:style-name="P381"><text:s text:c="4"/>123.00 </text:p>
            <text:p text:style-name="P381"><text:s text:c="7"/>123 </text:p>
            <text:p text:style-name="P381"/>
            <text:p text:style-name="P381">1 </text:p>
            <text:p text:style-name="P381"/>
            <text:p text:style-name="P381">11 </text:p>
            <text:p text:style-name="P381"/>
            <text:p text:style-name="P381"/>
            <text:p text:style-name="P381"/>
            <text:p text:style-name="P381"/>
            <text:p text:style-name="P381"/>
            <text:p text:style-name="P381">bc </text:p>
            <text:p text:style-name="P381">bc </text:p>
            <text:p text:style-name="P381">b </text:p>
            <text:p text:style-name="P381">a </text:p>
            <text:p text:style-name="P381"/>
            <text:p text:style-name="P381"/>
            <text:p text:style-name="P381">bc </text:p>
            <text:p text:style-name="P381">b </text:p>
            <text:p text:style-name="P381">a </text:p>
            <text:p text:style-name="P381"/>
            <text:p text:style-name="P381"/>
            <text:p text:style-name="P381">(123.46) </text:p>
            <text:p text:style-name="P381">(123.457) </text:p>
            <text:p text:style-name="P381"/>
            <text:p text:style-name="P381"/>
            <text:p text:style-name="P381">(123.46) </text:p>
            <text:p text:style-name="P381">(123.45678) </text:p>
            <text:p text:style-name="P381"/>
            <text:p text:style-name="P381"/>
            <text:p text:style-name="P381">def </text:p>
            <text:p text:style-name="P381">def.ghi </text:p>
            <text:p text:style-name="P381"/>
            <text:p text:style-name="P381"/>
            <text:p text:style-name="P381">def.ghi </text:p>
            <text:p text:style-name="P381"/>
            <text:p text:style-name="P381"/>
            <text:p text:style-name="P381">def.ghi </text:p>
            <text:p text:style-name="P381"/>
            <text:p text:style-name="P381"/>
            <text:p text:style-name="P381">def </text:p>
            <text:p text:style-name="P381">def.ghi </text:p>
            <text:p text:style-name="P381"/>
            <text:p text:style-name="P381"/>
            <text:p text:style-name="P381"/>
            <text:p text:style-name="P381"/>
            <text:p text:style-name="P381"/>
            <text:p text:style-name="P381"/>
            <text:p text:style-name="P381">97 </text:p>
            <text:p text:style-name="P381">97 </text:p>
            <text:p text:style-name="P381">98 </text:p>
            <text:p text:style-name="P381">98 </text:p>
            <text:p text:style-name="P381">98 </text:p>
            <text:p text:style-name="P381"/>
            <text:p text:style-name="P381"/>
            <text:p text:style-name="P381">98 </text:p>
            <text:p text:style-name="P381">98 </text:p>
            <text:p text:style-name="P381">98 </text:p>
            <text:p text:style-name="P381"><text:soft-page-break/></text:p>
            <text:p text:style-name="P381"/>
            <text:p text:style-name="P381">98 </text:p>
            <text:p text:style-name="P381">98 </text:p>
            <text:p text:style-name="P381">98 </text:p>
          </table:table-cell>
        </table:table-row>
        <table:table-row>
          <table:table-cell table:style-name="Table4.A3" table:number-columns-spanned="2" office:value-type="string">
            <text:p text:style-name="P372">Figure <text:sequence text:ref-name="refIllustration45" text:name="Illustration" text:formula="ooow:Illustration+1" style:num-format="1">46</text:sequence> Function Examples</text:p>
          </table:table-cell>
          <table:covered-table-cell/>
        </table:table-row>
      </table:table>
      <text:p text:style-name="P168"/>
      <table:table table:name="Table6" table:style-name="Table6">
        <table:table-column table:style-name="Table6.A"/>
        <table:table-row>
          <table:table-cell table:style-name="Table6.A1" office:value-type="string">
            <text:p text:style-name="P377">Assume that the following entries have been made into the global array data base:</text:p>
            <text:p text:style-name="P377"/>
            <text:p text:style-name="P377"><text:s/>set ^mesh("A01")="Body Regions" </text:p>
            <text:p text:style-name="P377"><text:s/>set ^mesh("A01","047")="Abdomen" </text:p>
            <text:p text:style-name="P377"><text:s/>set ^mesh("A01","047","025")="Abdominal Cavity" </text:p>
            <text:p text:style-name="P377"><text:s/>set ^mesh("A01","047","025","600")="Peritoneum" </text:p>
            <text:p text:style-name="P377"><text:s/>set ^mesh("A01","047","025","600","225")="Douglas' Pouch" </text:p>
            <text:p text:style-name="P377"><text:s/>set ^mesh("A01","047","025","600","451")="Mesentery" </text:p>
            <text:p text:style-name="P377"><text:s/>set ^mesh("A01","047","025","600","451","535")="Mesocolon" </text:p>
            <text:p text:style-name="P377"><text:s/>set ^mesh("A01","047","025","600","573")="Omentum" </text:p>
            <text:p text:style-name="P377"><text:s/>set ^mesh("A01","047","025","600","678")="Peritoneal Cavity" </text:p>
            <text:p text:style-name="P377"><text:s/>set ^mesh("A01","047","025","750")="Retroperitoneal Space" </text:p>
            <text:p text:style-name="P377"><text:s/>set ^mesh("A01","047","050")="Abdominal Wall" </text:p>
            <text:p text:style-name="P377"><text:s/>set ^mesh("A01","047","365")="Groin" </text:p>
            <text:p text:style-name="P377"><text:s/>set ^mesh("A01","047","412")="Inguinal Canal" </text:p>
            <text:p text:style-name="P377"><text:s/>set ^mesh("A01","047","849")="Umbilicus" </text:p>
            <text:p text:style-name="P377"><text:s/>set ^mesh("A01","176")="Back" </text:p>
            <text:p text:style-name="P377"><text:s/>set ^mesh("A01","176","519")="Lumbosacral Region" </text:p>
            <text:p text:style-name="P377"><text:s/>set ^mesh("A01","176","780")="Sacrococcygeal Region" </text:p>
            <text:p text:style-name="P377"><text:s/>set ^mesh("A01","236")="Breast" </text:p>
            <text:p text:style-name="P377"><text:s/>set ^mesh("A01","236","500")="Nipples" </text:p>
            <text:p text:style-name="P377"><text:s/>set ^mesh("A01","378")="Extremities" </text:p>
            <text:p text:style-name="P377"><text:s/>set ^mesh("A01","378","100")="Amputation Stumps" </text:p>
            <text:p text:style-name="P377"><text:s/>set ^mesh("A01","378","610")="Lower Extremity" </text:p>
            <text:p text:style-name="P377"><text:s/>set ^mesh("A01","378","610","100")="Buttocks" </text:p>
            <text:p text:style-name="P377"><text:s/>set ^mesh("A01","378","610","250")="Foot" </text:p>
            <text:p text:style-name="P377"><text:s/>set ^mesh("A01","378","610","250","149")="Ankle" </text:p>
            <text:p text:style-name="P377"><text:s/>set ^mesh("A01","378","610","250","300")="Forefoot, Human" </text:p>
            <text:p text:style-name="P377"><text:s/>set ^mesh("A01","378","610","250","300","480")="Metatarsus" </text:p>
            <text:p text:style-name="P377"><text:s/>set ^mesh("A01","378","610","250","300","792")="Toes" </text:p>
            <text:p text:style-name="P377"><text:s/>set ^mesh("A01","378","610","250","300","792","380")="Hallux" </text:p>
            <text:p text:style-name="P377"><text:s/>set ^mesh("A01","378","610","250","510")="Heel" </text:p>
            <text:p text:style-name="P377"><text:s/>set ^mesh("A01","378","610","400")="Hip" </text:p>
            <text:p text:style-name="P377"><text:s/>set ^mesh("A01","378","610","450")="Knee" </text:p>
            <text:p text:style-name="P377"><text:s/>set ^mesh("A01","378","610","500")="Leg" </text:p>
            <text:p text:style-name="P377"><text:s/>set ^mesh("A01","378","610","750")="Thigh" </text:p>
            <text:p text:style-name="P377"><text:s/>set ^mesh("A01","378","800")="Upper Extremity" </text:p>
            <text:p text:style-name="P377"><text:s/>set ^mesh("A01","378","800","075")="Arm" </text:p>
            <text:p text:style-name="P377"><text:s/>set ^mesh("A01","378","800","090")="Axilla" </text:p>
            <text:p text:style-name="P377"><text:s/>set ^mesh("A01","378","800","420")="Elbow" </text:p>
            <text:p text:style-name="P377"><text:s/>set ^mesh("A01","378","800","585")="Forearm" </text:p>
            <text:p text:style-name="P377"><text:s/>set ^mesh("A01","378","800","667")="Hand" </text:p>
            <text:p text:style-name="P377"><text:s/>set ^mesh("A01","378","800","667","430")="Fingers" </text:p>
            <text:p text:style-name="P377"><text:s/>set ^mesh("A01","378","800","667","430","705")="Thumb" </text:p>
            <text:p text:style-name="P377"><text:s/>set ^mesh("A01","378","800","667","715")="Wrist" </text:p>
            <text:p text:style-name="P377"><text:s/>set ^mesh("A01","378","800","750")="Shoulder" </text:p>
          </table:table-cell>
        </table:table-row>
        <table:table-row>
          <table:table-cell table:style-name="Table6.A2" office:value-type="string">
            <text:p text:style-name="P377">global mesh("mesh"); </text:p>
            <text:p text:style-name="P377">mstring x; </text:p>
            <text:p text:style-name="P377">int i,j; </text:p>
            <text:p text:style-name="P377"/>
            <text:p text:style-name="P377"><text:soft-page-break/>x = "^mesh()"; <text:span text:style-name="T814">// initial global array reference - beginning of array</text:span></text:p>
            <text:p text:style-name="P377">x = x.Query(); <text:span text:style-name="T814">// find first real reference</text:span></text:p>
            <text:p text:style-name="P377"/>
            <text:p text:style-name="P377">while (1) { </text:p>
            <text:p text:style-name="P377"><text:s/>if (x == "") break; <text:span text:style-name="T814">// nothing to print</text:span></text:p>
            <text:p text:style-name="P377"><text:s/>i = x.Qlength(); <text:span text:style-name="T814">// how many subscripts</text:span></text:p>
            <text:p text:style-name="P377"><text:s/>for (j=0; j&lt;i; j++) cout &lt;&lt; " "; <text:span text:style-name="T814">// indent by number of subscripts</text:span></text:p>
            <text:p text:style-name="P377"><text:s/>cout &lt;&lt; x.Qsubscript(i) &lt;&lt; " " &lt;&lt; x.Eval() &lt;&lt; endl; <text:span text:style-name="T814">// show index &amp; value</text:span></text:p>
            <text:p text:style-name="P377"><text:s/>x = x.Query(); <text:span text:style-name="T814">// get next</text:span></text:p>
            <text:p text:style-name="P377"><text:s/>} </text:p>
          </table:table-cell>
        </table:table-row>
        <table:table-row>
          <table:table-cell table:style-name="Table6.A2" office:value-type="string">
            <text:p text:style-name="P377">The above code yields:</text:p>
            <text:p text:style-name="P377"/>
            <text:p text:style-name="P377"><text:s text:c="2"/>047 Abdomen </text:p>
            <text:p text:style-name="P377"><text:s text:c="3"/>025 Abdominal Cavity </text:p>
            <text:p text:style-name="P377"><text:s text:c="4"/>600 Peritoneum </text:p>
            <text:p text:style-name="P377"><text:s text:c="5"/>225 Douglas' Pouch </text:p>
            <text:p text:style-name="P377"><text:s text:c="5"/>451 Mesentery </text:p>
            <text:p text:style-name="P377"><text:s text:c="6"/>535 Mesocolon </text:p>
            <text:p text:style-name="P377"><text:s text:c="5"/>573 Omentum </text:p>
            <text:p text:style-name="P377"><text:s text:c="5"/>678 Peritoneal Cavity </text:p>
            <text:p text:style-name="P377"><text:s text:c="4"/>750 Retroperitoneal Space </text:p>
            <text:p text:style-name="P377"><text:s text:c="3"/>050 Abdominal Wall </text:p>
            <text:p text:style-name="P377"><text:s text:c="3"/>365 Groin </text:p>
            <text:p text:style-name="P377"><text:s text:c="3"/>412 Inguinal Canal </text:p>
            <text:p text:style-name="P377"><text:s text:c="3"/>849 Umbilicus </text:p>
            <text:p text:style-name="P377"><text:s text:c="2"/>176 Back </text:p>
            <text:p text:style-name="P377"><text:s text:c="3"/>519 Lumbosacral Region </text:p>
            <text:p text:style-name="P377"><text:s text:c="3"/>780 Sacrococcygeal Region </text:p>
            <text:p text:style-name="P377"><text:s text:c="2"/>236 Breast </text:p>
            <text:p text:style-name="P377"><text:s text:c="3"/>500 Nipples </text:p>
            <text:p text:style-name="P377"><text:s text:c="2"/>378 Extremities </text:p>
            <text:p text:style-name="P377"><text:s text:c="3"/>100 Amputation Stumps </text:p>
            <text:p text:style-name="P377"><text:s text:c="3"/>610 Lower Extremity </text:p>
            <text:p text:style-name="P377"><text:s text:c="4"/>100 Buttocks </text:p>
            <text:p text:style-name="P377"><text:s text:c="4"/>250 Foot </text:p>
            <text:p text:style-name="P377"><text:s text:c="5"/>149 Ankle </text:p>
            <text:p text:style-name="P377"><text:s text:c="5"/>300 Forefoot, Human </text:p>
            <text:p text:style-name="P377"><text:s text:c="6"/>480 Metatarsus </text:p>
            <text:p text:style-name="P377"><text:s text:c="6"/>792 Toes </text:p>
            <text:p text:style-name="P377"><text:s text:c="7"/>380 Hallux </text:p>
            <text:p text:style-name="P377"><text:s text:c="5"/>510 Heel </text:p>
            <text:p text:style-name="P377"><text:s text:c="4"/>400 Hip </text:p>
            <text:p text:style-name="P377"><text:s text:c="4"/>450 Knee </text:p>
            <text:p text:style-name="P377"><text:s text:c="4"/>500 Leg </text:p>
            <text:p text:style-name="P377"><text:s text:c="4"/>750 Thigh </text:p>
            <text:p text:style-name="P377"><text:s text:c="3"/>800 Upper Extremity </text:p>
            <text:p text:style-name="P377"><text:s text:c="4"/>075 Arm </text:p>
            <text:p text:style-name="P377"><text:s text:c="4"/>090 Axilla </text:p>
            <text:p text:style-name="P377"><text:s text:c="4"/>420 Elbow </text:p>
            <text:p text:style-name="P377"><text:s text:c="4"/>585 Forearm </text:p>
            <text:p text:style-name="P377"><text:s text:c="4"/>667 Hand </text:p>
            <text:p text:style-name="P377"><text:s text:c="5"/>430 Fingers </text:p>
            <text:p text:style-name="P377"><text:s text:c="6"/>705 Thumb </text:p>
            <text:p text:style-name="P377"><text:s text:c="5"/>715 Wrist </text:p>
            <text:p text:style-name="P377"><text:s text:c="4"/>750 Shoulder </text:p>
          </table:table-cell>
        </table:table-row>
        <table:table-row>
          <table:table-cell table:style-name="Table6.A2" office:value-type="string">
            <text:p text:style-name="P533">Figure <text:sequence text:ref-name="refIllustration46" text:name="Illustration" text:formula="ooow:Illustration+1" style:num-format="1">47</text:sequence> Query(), Qsububscript() and Qlength() Example</text:p>
          </table:table-cell>
        </table:table-row>
      </table:table>
      <text:h text:style-name="Heading_20_2" text:outline-level="2"><text:soft-page-break/>Examples</text:h>
      <table:table table:name="Table7" table:style-name="Table7">
        <table:table-column table:style-name="Table7.A"/>
        <table:table-column table:style-name="Table7.B"/>
        <table:table-row>
          <table:table-cell table:style-name="Table7.A1" office:value-type="string">
            <text:p text:style-name="P242">#include &lt;fstream&gt;</text:p>
            <text:p text:style-name="P242">#include &lt;mumpsc/libmpscpp.h&gt;</text:p>
            <text:p text:style-name="P242"/>
            <text:p text:style-name="P242">global doc("doc");</text:p>
            <text:p text:style-name="P242">global idf("idf");</text:p>
            <text:p text:style-name="P242">global indx("index");</text:p>
            <text:p text:style-name="P242"/>
            <text:p text:style-name="P242">int main() {</text:p>
            <text:p text:style-name="P242"/>
            <text:p text:style-name="P242"><text:s/>FILE *u1;</text:p>
            <text:p text:style-name="P242"/>
            <text:p text:style-name="P242"><text:s/>ofstream u2 ("document-term-matrix-</text:p>
            <text:p text:style-name="P242"><text:s text:c="14"/>weighted.txt", ios::out);</text:p>
            <text:p text:style-name="P242"><text:s/>assert (u2 != 0);</text:p>
            <text:p text:style-name="P242"/>
            <text:p text:style-name="P242"><text:s/>mstring d,tt,w,null;</text:p>
            <text:p text:style-name="P242"><text:s/>double x,idfmin=6.0;</text:p>
            <text:p text:style-name="P242"/>
            <text:p text:style-name="P242"><text:s/>null="";</text:p>
            <text:p text:style-name="P242"/>
            <text:p text:style-name="P242"><text:s/>indx().Kill();</text:p>
            <text:p text:style-name="P242"/>
            <text:p text:style-name="P242"><text:s/>for (d=doc(null).Order(); d != null; d = </text:p>
            <text:p text:style-name="P242"><text:s text:c="6"/>doc(d).Order() ) {</text:p>
            <text:p text:style-name="P242"><text:s text:c="2"/>u2 &lt;&lt; "doc=" &lt;&lt; d &lt;&lt; " <text:s text:c="2"/>";</text:p>
            <text:p text:style-name="P242"/>
            <text:p text:style-name="P242"><text:s text:c="2"/>for (w = doc(d,null).Order(); w != null; </text:p>
            <text:p text:style-name="P242"><text:s text:c="7"/>w = doc(d,w).Order()) {</text:p>
            <text:p text:style-name="P242"><text:s text:c="3"/>if (idf(w) &lt; idfmin) {</text:p>
            <text:p text:style-name="P242"><text:s text:c="4"/>doc(d,w).Kill();</text:p>
            <text:p text:style-name="P242"><text:s text:c="4"/>}</text:p>
            <text:p text:style-name="P242"><text:s text:c="3"/>else {</text:p>
            <text:p text:style-name="P242"><text:s text:c="4"/>x = idf(w)*doc(d,w);</text:p>
            <text:p text:style-name="P242"><text:s text:c="4"/>doc(d,w)=x;</text:p>
            <text:p text:style-name="P242"><text:s text:c="4"/>indx(w,d)=x;</text:p>
            <text:p text:style-name="P242"><text:s text:c="4"/>u2 &lt;&lt; w &lt;&lt; "(" &lt;&lt; <text:span text:style-name="T815">x</text:span> &lt;&lt; ") ";</text:p>
            <text:p text:style-name="P241"><text:s text:c="4"/>}</text:p>
            <text:p text:style-name="P242"><text:s text:c="3"/>}</text:p>
            <text:p text:style-name="P242"><text:s text:c="2"/>u2 &lt;&lt; endl &lt;&lt; endl;</text:p>
            <text:p text:style-name="P242"><text:s text:c="2"/>}</text:p>
            <text:p text:style-name="P242"/>
            <text:p text:style-name="P242"><text:s/>u2.close();</text:p>
            <text:p text:style-name="P242"/>
            <text:p text:style-name="P242"><text:s/>ofstream u3 </text:p>
            <text:p text:style-name="P242"><text:s text:c="2"/>("term-document-matrix-weighted.txt", </text:p>
            <text:p text:style-name="P242"><text:s text:c="4"/>ios::out);</text:p>
            <text:p text:style-name="P242"><text:s/>assert (u3 != 0);</text:p>
            <text:p text:style-name="P242"/>
            <text:p text:style-name="P242"><text:s/>for (w=indx(null).Order(); w != null; </text:p>
            <text:p text:style-name="P242"><text:s text:c="6"/>w=indx(w).Order()) {</text:p>
            <text:p text:style-name="P242"><text:s text:c="2"/>u3 &lt;&lt; w &lt;&lt; " <text:s text:c="2"/>";</text:p>
            <text:p text:style-name="P242"><text:s text:c="2"/>for (d=indx(w,null).Order(); d != null; </text:p>
            <text:p text:style-name="P242"><text:s text:c="7"/>d=indx(w,d).Order()) {</text:p>
            <text:p text:style-name="P242"><text:s text:c="3"/>u3 &lt;&lt; d &lt;&lt; "(" &lt;&lt; indx(w,d) &lt;&lt; ") ";</text:p>
            <text:p text:style-name="P242"><text:s text:c="3"/>}</text:p>
            <text:p text:style-name="P242"><text:s text:c="2"/>u3 &lt;&lt; endl &lt;&lt; endl;</text:p>
            <text:p text:style-name="P242"><text:s text:c="2"/>}</text:p>
            <text:p text:style-name="P242"/>
            <text:p text:style-name="P242"><text:soft-page-break/><text:s/>u3.close();</text:p>
            <text:p text:style-name="P242"/>
            <text:p text:style-name="P242"><text:s/>return 0;</text:p>
            <text:p text:style-name="P242"/>
            <text:p text:style-name="P242"><text:s/>}</text:p>
          </table:table-cell>
          <table:table-cell table:style-name="Table7.B1" office:value-type="string">
            <text:p text:style-name="P381">#!/usr/bin/mumps </text:p>
            <text:p text:style-name="P381"># weight.mps December 26, 2011 </text:p>
            <text:p text:style-name="P381"/>
            <text:p text:style-name="P381"><text:s/></text:p>
            <text:p text:style-name="P381"/>
            <text:p text:style-name="P381"/>
            <text:p text:style-name="P381"/>
            <text:p text:style-name="P381"/>
            <text:p text:style-name="P381"/>
            <text:p text:style-name="P381"/>
            <text:p text:style-name="P381"/>
            <text:p text:style-name="P381"><text:s/>open 2:"document-term-matrix-</text:p>
            <text:p text:style-name="P381"><text:s text:c="8"/>weighted.txt,new" </text:p>
            <text:p text:style-name="P381"/>
            <text:p text:style-name="P381"/>
            <text:p text:style-name="P381"/>
            <text:p text:style-name="P381"><text:s/><text:span text:style-name="T816">idfmin=6.0;</text:span></text:p>
            <text:p text:style-name="P381"/>
            <text:p text:style-name="P381"/>
            <text:p text:style-name="P381"/>
            <text:p text:style-name="P381"><text:s/>kill ^index </text:p>
            <text:p text:style-name="P381"/>
            <text:p text:style-name="P381"><text:s/>for d=$order(^doc(d)) do </text:p>
            <text:p text:style-name="P381"/>
            <text:p text:style-name="P381"><text:s/>. use 2 write !,"doc=",d,?15 </text:p>
            <text:p text:style-name="P381"/>
            <text:p text:style-name="P381"><text:s/>. for w=$order(^doc(d,w)) do </text:p>
            <text:p text:style-name="P381"/>
            <text:p text:style-name="P381"><text:s/>.. <text:span text:style-name="T816">if ^idf&lt;w&lt;idfmin kill ^doc(d,w)</text:span></text:p>
            <text:p text:style-name="P381"><text:s/></text:p>
            <text:p text:style-name="P381"/>
            <text:p text:style-name="P381">.. <text:span text:style-name="T815">else do</text:span></text:p>
            <text:p text:style-name="P381"><text:s/>... set x=^idf(w)*^doc(d,w) </text:p>
            <text:p text:style-name="P381"><text:s/>... set ^doc(d,w)=x </text:p>
            <text:p text:style-name="P381"><text:s/>... set ^index(w,d)=x </text:p>
            <text:p text:style-name="P381"><text:s/>... write w,"(",x,") " </text:p>
            <text:p text:style-name="P381"><text:s/>. write ! </text:p>
            <text:p text:style-name="P381"><text:s/></text:p>
            <text:p text:style-name="P381"/>
            <text:p text:style-name="P381"/>
            <text:p text:style-name="P381"/>
            <text:p text:style-name="P381">close 2 </text:p>
            <text:p text:style-name="P381"/>
            <text:p text:style-name="P381"><text:s/>open 2:"term-document-matrix-</text:p>
            <text:p text:style-name="P381"><text:s text:c="8"/>weighted.txt,new" </text:p>
            <text:p text:style-name="P381"><text:s/>use 2 </text:p>
            <text:p text:style-name="P381"><text:s/></text:p>
            <text:p text:style-name="P381"/>
            <text:p text:style-name="P381">for w=$order(^index(w)) do </text:p>
            <text:p text:style-name="P381"/>
            <text:p text:style-name="P381"><text:s/>. write w,?26 </text:p>
            <text:p text:style-name="P381"><text:s/>. for d=$order(^index(w,d)) do </text:p>
            <text:p text:style-name="P381"/>
            <text:p text:style-name="P381"><text:s/>.. write d,"(",^index(w,d),") " </text:p>
            <text:p text:style-name="P381"/>
            <text:p text:style-name="P381"><text:s/>. write ! </text:p>
            <text:p text:style-name="P381"/>
            <text:p text:style-name="P381"/>
            <text:p text:style-name="P381"><text:soft-page-break/><text:s/>close 2</text:p>
          </table:table-cell>
        </table:table-row>
        <table:table-row>
          <table:table-cell table:style-name="Table7.A2" table:number-columns-spanned="2" office:value-type="string">
            <text:p text:style-name="P378">Figure <text:sequence text:ref-name="refIllustration47" text:name="Illustration" text:formula="ooow:Illustration+1" style:num-format="1">48</text:sequence> Document Weighting</text:p>
          </table:table-cell>
          <table:covered-table-cell/>
        </table:table-row>
      </table:table>
      <text:p text:style-name="P168"/>
      <text:p text:style-name="P170"/>
      <text:h text:style-name="P623" text:outline-level="1">Licenses</text:h>
      <text:h text:style-name="Heading_20_2" text:outline-level="2">GNU <text:span text:style-name="T826">Licenses</text:span></text:h>
      <text:h text:style-name="P663" text:outline-level="3">GNU General Public License</text:h>
      <text:p text:style-name="P385">GNU GENERAL PUBLIC LICENSE </text:p>
      <text:p text:style-name="P385">Version 2, June 1991 </text:p>
      <text:p text:style-name="P385"/>
      <text:p text:style-name="P385">Copyright (C) 1989, 1991 Free Software Foundation, Inc. </text:p>
      <text:p text:style-name="P385">59 Temple Place, Suite 330, Boston, MA <text:s/>02111-1307 <text:s/>USA </text:p>
      <text:p text:style-name="P385">Everyone is permitted to copy and distribute verbatim copies </text:p>
      <text:p text:style-name="P385">of this license document, but changing it is not allowed. </text:p>
      <text:p text:style-name="P385"/>
      <text:p text:style-name="P385"><text:s text:c="6"/>Preamble </text:p>
      <text:p text:style-name="P385"/>
      <text:p text:style-name="P385"><text:s/>The licenses for most software are designed to take away your </text:p>
      <text:p text:style-name="P385">freedom to share and change it. <text:s/>By contrast, the GNU General Public </text:p>
      <text:p text:style-name="P385">License is intended to guarantee your freedom to share and change free </text:p>
      <text:p text:style-name="P385">software--to make sure the software is free for all its users. <text:s/>This </text:p>
      <text:p text:style-name="P385">General Public License applies to most of the Free Software </text:p>
      <text:p text:style-name="P385">Foundation's software and to any other program whose authors commit to </text:p>
      <text:p text:style-name="P385">using it. <text:s/>(Some other Free Software Foundation software is covered by </text:p>
      <text:p text:style-name="P385">the GNU Library General Public License instead.) <text:s/>You can apply it to </text:p>
      <text:p text:style-name="P385">your programs, too. </text:p>
      <text:p text:style-name="P385"/>
      <text:p text:style-name="P385"><text:s/>When we speak of free software, we are referring to freedom, not </text:p>
      <text:p text:style-name="P385">price. <text:s/>Our General Public Licenses are designed to make sure that you </text:p>
      <text:p text:style-name="P385">have the freedom to distribute copies of free software (and charge for </text:p>
      <text:p text:style-name="P385">this service if you wish), that you receive source code or can get it </text:p>
      <text:p text:style-name="P385">if you want it, that you can change the software or use pieces of it </text:p>
      <text:p text:style-name="P385">in new free programs; and that you know you can do these things. </text:p>
      <text:p text:style-name="P385"/>
      <text:p text:style-name="P385"><text:s/>To protect your rights, we need to make restrictions that forbid </text:p>
      <text:p text:style-name="P385">anyone to deny you these rights or to ask you to surrender the rights. </text:p>
      <text:p text:style-name="P385">These restrictions translate to certain responsibilities for you if you </text:p>
      <text:p text:style-name="P385">distribute copies of the software, or if you modify it. </text:p>
      <text:p text:style-name="P385"/>
      <text:p text:style-name="P385"><text:s/>For example, if you distribute copies of such a program, whether </text:p>
      <text:p text:style-name="P385">gratis or for a fee, you must give the recipients all the rights that </text:p>
      <text:p text:style-name="P385">you have. <text:s/>You must make sure that they, too, receive or can get the </text:p>
      <text:p text:style-name="P385">source code. <text:s/>And you must show them these terms so they know their </text:p>
      <text:p text:style-name="P385">rights. </text:p>
      <text:p text:style-name="P385"/>
      <text:p text:style-name="P385"><text:s/>We protect your rights with two steps: (1) copyright the software, and </text:p>
      <text:p text:style-name="P385">(2) offer you this license which gives you legal permission to copy, </text:p>
      <text:p text:style-name="P385">distribute and/or modify the software. </text:p>
      <text:p text:style-name="P385"/>
      <text:p text:style-name="P385"><text:s/>Also, for each author's protection and ours, we want to make certain </text:p>
      <text:p text:style-name="P385">that everyone understands that there is no warranty for this free </text:p>
      <text:p text:style-name="P385">software. <text:s/>If the software is modified by someone else and passed on, we </text:p>
      <text:p text:style-name="P385">want its recipients to know that what they have is not the original, so </text:p>
      <text:p text:style-name="P385">that any problems introduced by others will not reflect on the original </text:p>
      <text:p text:style-name="P385">authors' reputations. </text:p>
      <text:p text:style-name="P385"/>
      <text:p text:style-name="P385"><text:s/>Finally, any free program is threatened constantly by software </text:p>
      <text:p text:style-name="P385">patents. <text:s/>We wish to avoid the danger that redistributors of a free </text:p>
      <text:p text:style-name="P385">program will individually obtain patent licenses, in effect making the </text:p>
      <text:p text:style-name="P385">program proprietary. <text:s/>To prevent this, we have made it clear that any </text:p>
      <text:p text:style-name="P385"><text:soft-page-break/>patent must be licensed for everyone's free use or not licensed at all. </text:p>
      <text:p text:style-name="P385"/>
      <text:p text:style-name="P385"><text:s/>The precise terms and conditions for copying, distribution and </text:p>
      <text:p text:style-name="P385">modification follow. </text:p>
      <text:p text:style-name="P385">&lt;&gt; </text:p>
      <text:p text:style-name="P385"><text:s text:c="5"/>GNU GENERAL PUBLIC LICENSE </text:p>
      <text:p text:style-name="P385"><text:s text:c="2"/>TERMS AND CONDITIONS FOR COPYING, DISTRIBUTION AND MODIFICATION </text:p>
      <text:p text:style-name="P385"/>
      <text:p text:style-name="P385"><text:s/>0. This License applies to any program or other work which contains </text:p>
      <text:p text:style-name="P385">a notice placed by the copyright holder saying it may be distributed </text:p>
      <text:p text:style-name="P385">under the terms of this General Public License. <text:s/>The "Program", below, </text:p>
      <text:p text:style-name="P385">refers to any such program or work, and a "work based on the Program" </text:p>
      <text:p text:style-name="P385">means either the Program or any derivative work under copyright law: </text:p>
      <text:p text:style-name="P385">that is to say, a work containing the Program or a portion of it, </text:p>
      <text:p text:style-name="P385">either verbatim or with modifications and/or translated into another </text:p>
      <text:p text:style-name="P385">language. <text:s/>(Hereinafter, translation is included without limitation in </text:p>
      <text:p text:style-name="P385">the term "modification".) <text:s/>Each licensee is addressed as "you". </text:p>
      <text:p text:style-name="P385"/>
      <text:p text:style-name="P385">Activities other than copying, distribution and modification are not </text:p>
      <text:p text:style-name="P385">covered by this License; they are outside its scope. <text:s/>The act of </text:p>
      <text:p text:style-name="P385">running the Program is not restricted, and the output from the Program </text:p>
      <text:p text:style-name="P385">is covered only if its contents constitute a work based on the </text:p>
      <text:p text:style-name="P385">Program (independent of having been made by running the Program). </text:p>
      <text:p text:style-name="P385">Whether that is true depends on what the Program does. </text:p>
      <text:p text:style-name="P385"/>
      <text:p text:style-name="P385"><text:s/>1. You may copy and distribute verbatim copies of the Program's </text:p>
      <text:p text:style-name="P385">source code as you receive it, in any medium, provided that you </text:p>
      <text:p text:style-name="P385">conspicuously and appropriately publish on each copy an appropriate </text:p>
      <text:p text:style-name="P385">copyright notice and disclaimer of warranty; keep intact all the </text:p>
      <text:p text:style-name="P385">notices that refer to this License and to the absence of any warranty; </text:p>
      <text:p text:style-name="P385">and give any other recipients of the Program a copy of this License </text:p>
      <text:p text:style-name="P385">along with the Program. </text:p>
      <text:p text:style-name="P385"/>
      <text:p text:style-name="P385">You may charge a fee for the physical act of transferring a copy, and </text:p>
      <text:p text:style-name="P385">you may at your option offer warranty protection in exchange for a fee. </text:p>
      <text:p text:style-name="P385"/>
      <text:p text:style-name="P385"><text:s/>2. You may modify your copy or copies of the Program or any portion </text:p>
      <text:p text:style-name="P385">of it, thus forming a work based on the Program, and copy and </text:p>
      <text:p text:style-name="P385">distribute such modifications or work under the terms of Section 1 </text:p>
      <text:p text:style-name="P385">above, provided that you also meet all of these conditions: </text:p>
      <text:p text:style-name="P385"/>
      <text:p text:style-name="P385"><text:s text:c="3"/>a) You must cause the modified files to carry prominent notices </text:p>
      <text:p text:style-name="P385"><text:s text:c="3"/>stating that you changed the files and the date of any change. </text:p>
      <text:p text:style-name="P385"/>
      <text:p text:style-name="P385"><text:s text:c="3"/>b) You must cause any work that you distribute or publish, that in </text:p>
      <text:p text:style-name="P385"><text:s text:c="3"/>whole or in part contains or is derived from the Program or any </text:p>
      <text:p text:style-name="P385"><text:s text:c="3"/>part thereof, to be licensed as a whole at no charge to all third </text:p>
      <text:p text:style-name="P385"><text:s text:c="3"/>parties under the terms of this License. </text:p>
      <text:p text:style-name="P385"/>
      <text:p text:style-name="P385"><text:s text:c="3"/>c) If the modified program normally reads commands interactively </text:p>
      <text:p text:style-name="P385"><text:s text:c="3"/>when run, you must cause it, when started running for such </text:p>
      <text:p text:style-name="P385"><text:s text:c="3"/>interactive use in the most ordinary way, to print or display an </text:p>
      <text:p text:style-name="P385"><text:s text:c="3"/>announcement including an appropriate copyright notice and a </text:p>
      <text:p text:style-name="P385"><text:s text:c="3"/>notice that there is no warranty (or else, saying that you provide </text:p>
      <text:p text:style-name="P385"><text:s text:c="3"/>a warranty) and that users may redistribute the program under </text:p>
      <text:p text:style-name="P385"><text:s text:c="3"/>these conditions, and telling the user how to view a copy of this </text:p>
      <text:p text:style-name="P385"><text:s text:c="3"/>License. <text:s/>(Exception: if the Program itself is interactive but </text:p>
      <text:p text:style-name="P385"><text:s text:c="3"/>does not normally print such an announcement, your work based on </text:p>
      <text:p text:style-name="P385"><text:s text:c="3"/>the Program is not required to print an announcement.) </text:p>
      <text:p text:style-name="P385">&lt;&gt; </text:p>
      <text:p text:style-name="P385"><text:soft-page-break/>These requirements apply to the modified work as a whole. <text:s/>If </text:p>
      <text:p text:style-name="P385">identifiable sections of that work are not derived from the Program, </text:p>
      <text:p text:style-name="P385">and can be reasonably considered independent and separate works in </text:p>
      <text:p text:style-name="P385">themselves, then this License, and its terms, do not apply to those </text:p>
      <text:p text:style-name="P385">sections when you distribute them as separate works. <text:s/>But when you </text:p>
      <text:p text:style-name="P385">distribute the same sections as part of a whole which is a work based </text:p>
      <text:p text:style-name="P385">on the Program, the distribution of the whole must be on the terms of </text:p>
      <text:p text:style-name="P385">this License, whose permissions for other licensees extend to the </text:p>
      <text:p text:style-name="P385">entire whole, and thus to each and every part regardless of who wrote it. </text:p>
      <text:p text:style-name="P385"/>
      <text:p text:style-name="P385">Thus, it is not the intent of this section to claim rights or contest </text:p>
      <text:p text:style-name="P385">your rights to work written entirely by you; rather, the intent is to </text:p>
      <text:p text:style-name="P385">exercise the right to control the distribution of derivative or </text:p>
      <text:p text:style-name="P385">collective works based on the Program. </text:p>
      <text:p text:style-name="P385"/>
      <text:p text:style-name="P385">In addition, mere aggregation of another work not based on the Program </text:p>
      <text:p text:style-name="P385">with the Program (or with a work based on the Program) on a volume of </text:p>
      <text:p text:style-name="P385">a storage or distribution medium does not bring the other work under </text:p>
      <text:p text:style-name="P385">the scope of this License. </text:p>
      <text:p text:style-name="P385"/>
      <text:p text:style-name="P385"><text:s/>3. You may copy and distribute the Program (or a work based on it, </text:p>
      <text:p text:style-name="P385">under Section 2) in object code or executable form under the terms of </text:p>
      <text:p text:style-name="P385">Sections 1 and 2 above provided that you also do one of the following: </text:p>
      <text:p text:style-name="P385"/>
      <text:p text:style-name="P385"><text:s text:c="3"/>a) Accompany it with the complete corresponding machine-readable </text:p>
      <text:p text:style-name="P385"><text:s text:c="3"/>source code, which must be distributed under the terms of Sections </text:p>
      <text:p text:style-name="P385"><text:s text:c="3"/>1 and 2 above on a medium customarily used for software interchange; or, </text:p>
      <text:p text:style-name="P385"/>
      <text:p text:style-name="P385"><text:s text:c="3"/>b) Accompany it with a written offer, valid for at least three </text:p>
      <text:p text:style-name="P385"><text:s text:c="3"/>years, to give any third party, for a charge no more than your </text:p>
      <text:p text:style-name="P385"><text:s text:c="3"/>cost of physically performing source distribution, a complete </text:p>
      <text:p text:style-name="P385"><text:s text:c="3"/>machine-readable copy of the corresponding source code, to be </text:p>
      <text:p text:style-name="P385"><text:s text:c="3"/>distributed under the terms of Sections 1 and 2 above on a medium </text:p>
      <text:p text:style-name="P385"><text:s text:c="3"/>customarily used for software interchange; or, </text:p>
      <text:p text:style-name="P385"/>
      <text:p text:style-name="P385"><text:s text:c="3"/>c) Accompany it with the information you received as to the offer </text:p>
      <text:p text:style-name="P385"><text:s text:c="3"/>to distribute corresponding source code. <text:s/>(This alternative is </text:p>
      <text:p text:style-name="P385"><text:s text:c="3"/>allowed only for noncommercial distribution and only if you </text:p>
      <text:p text:style-name="P385"><text:s text:c="3"/>received the program in object code or executable form with such </text:p>
      <text:p text:style-name="P385"><text:s text:c="3"/>an offer, in accord with Subsection b above.) </text:p>
      <text:p text:style-name="P385"/>
      <text:p text:style-name="P385">The source code for a work means the preferred form of the work for </text:p>
      <text:p text:style-name="P385">making modifications to it. <text:s/>For an executable work, complete source </text:p>
      <text:p text:style-name="P385">code means all the source code for all modules it contains, plus any </text:p>
      <text:p text:style-name="P385">associated interface definition files, plus the scripts used to </text:p>
      <text:p text:style-name="P385">control compilation and installation of the executable. <text:s/>However, as a </text:p>
      <text:p text:style-name="P385">special exception, the source code distributed need not include </text:p>
      <text:p text:style-name="P385">anything that is normally distributed (in either source or binary </text:p>
      <text:p text:style-name="P385">form) with the major components (compiler, kernel, and so on) of the </text:p>
      <text:p text:style-name="P385">operating system on which the executable runs, unless that component </text:p>
      <text:p text:style-name="P385">itself accompanies the executable. </text:p>
      <text:p text:style-name="P385"/>
      <text:p text:style-name="P385">If distribution of executable or object code is made by offering </text:p>
      <text:p text:style-name="P385">access to copy from a designated place, then offering equivalent </text:p>
      <text:p text:style-name="P385">access to copy the source code from the same place counts as </text:p>
      <text:p text:style-name="P385">distribution of the source code, even though third parties are not </text:p>
      <text:p text:style-name="P385">compelled to copy the source along with the object code. </text:p>
      <text:p text:style-name="P385">&lt;&gt; </text:p>
      <text:p text:style-name="P385"><text:s/>4. You may not copy, modify, sublicense, or distribute the Program </text:p>
      <text:p text:style-name="P385">except as expressly provided under this License. <text:s/>Any attempt </text:p>
      <text:p text:style-name="P385"><text:soft-page-break/>otherwise to copy, modify, sublicense or distribute the Program is </text:p>
      <text:p text:style-name="P385">void, and will automatically terminate your rights under this License. </text:p>
      <text:p text:style-name="P385">However, parties who have received copies, or rights, from you under </text:p>
      <text:p text:style-name="P385">this License will not have their licenses terminated so long as such </text:p>
      <text:p text:style-name="P385">parties remain in full compliance. </text:p>
      <text:p text:style-name="P385"/>
      <text:p text:style-name="P385"><text:s/>5. You are not required to accept this License, since you have not </text:p>
      <text:p text:style-name="P385">signed it. <text:s/>However, nothing else grants you permission to modify or </text:p>
      <text:p text:style-name="P385">distribute the Program or its derivative works. <text:s/>These actions are </text:p>
      <text:p text:style-name="P385">prohibited by law if you do not accept this License. <text:s/>Therefore, by </text:p>
      <text:p text:style-name="P385">modifying or distributing the Program (or any work based on the </text:p>
      <text:p text:style-name="P385">Program), you indicate your acceptance of this License to do so, and </text:p>
      <text:p text:style-name="P385">all its terms and conditions for copying, distributing or modifying </text:p>
      <text:p text:style-name="P385">the Program or works based on it. </text:p>
      <text:p text:style-name="P385"/>
      <text:p text:style-name="P385"><text:s/>6. Each time you redistribute the Program (or any work based on the </text:p>
      <text:p text:style-name="P385">Program), the recipient automatically receives a license from the </text:p>
      <text:p text:style-name="P385">original licensor to copy, distribute or modify the Program subject to </text:p>
      <text:p text:style-name="P385">these terms and conditions. <text:s/>You may not impose any further </text:p>
      <text:p text:style-name="P385">restrictions on the recipients' exercise of the rights granted herein. </text:p>
      <text:p text:style-name="P385">You are not responsible for enforcing compliance by third parties to </text:p>
      <text:p text:style-name="P385">this License. </text:p>
      <text:p text:style-name="P385"/>
      <text:p text:style-name="P385"><text:s/>7. If, as a consequence of a court judgment or allegation of patent </text:p>
      <text:p text:style-name="P385">infringement or for any other reason (not limited to patent issues), </text:p>
      <text:p text:style-name="P385">conditions are imposed on you (whether by court order, agreement or </text:p>
      <text:p text:style-name="P385">otherwise) that contradict the conditions of this License, they do not </text:p>
      <text:p text:style-name="P385">excuse you from the conditions of this License. <text:s/>If you cannot </text:p>
      <text:p text:style-name="P385">distribute so as to satisfy simultaneously your obligations under this </text:p>
      <text:p text:style-name="P385">License and any other pertinent obligations, then as a consequence you </text:p>
      <text:p text:style-name="P385">may not distribute the Program at all. <text:s/>For example, if a patent </text:p>
      <text:p text:style-name="P385">license would not permit royalty-free redistribution of the Program by </text:p>
      <text:p text:style-name="P385">all those who receive copies directly or indirectly through you, then </text:p>
      <text:p text:style-name="P385">the only way you could satisfy both it and this License would be to </text:p>
      <text:p text:style-name="P385">refrain entirely from distribution of the Program. </text:p>
      <text:p text:style-name="P385"/>
      <text:p text:style-name="P385">If any portion of this section is held invalid or unenforceable under </text:p>
      <text:p text:style-name="P385">any particular circumstance, the balance of the section is intended to </text:p>
      <text:p text:style-name="P385">apply and the section as a whole is intended to apply in other </text:p>
      <text:p text:style-name="P385">circumstances. </text:p>
      <text:p text:style-name="P385"/>
      <text:p text:style-name="P385">It is not the purpose of this section to induce you to infringe any </text:p>
      <text:p text:style-name="P385">patents or other property right claims or to contest validity of any </text:p>
      <text:p text:style-name="P385">such claims; this section has the sole purpose of protecting the </text:p>
      <text:p text:style-name="P385">integrity of the free software distribution system, which is </text:p>
      <text:p text:style-name="P385">implemented by public license practices. <text:s/>Many people have made </text:p>
      <text:p text:style-name="P385">generous contributions to the wide range of software distributed </text:p>
      <text:p text:style-name="P385">through that system in reliance on consistent application of that </text:p>
      <text:p text:style-name="P385">system; it is up to the author/donor to decide if he or she is willing </text:p>
      <text:p text:style-name="P385">to distribute software through any other system and a licensee cannot </text:p>
      <text:p text:style-name="P385">impose that choice. </text:p>
      <text:p text:style-name="P385"/>
      <text:p text:style-name="P385">This section is intended to make thoroughly clear what is believed to </text:p>
      <text:p text:style-name="P385">be a consequence of the rest of this License. </text:p>
      <text:p text:style-name="P385">&lt;&gt; </text:p>
      <text:p text:style-name="P385"><text:s/>8. If the distribution and/or use of the Program is restricted in </text:p>
      <text:p text:style-name="P385">certain countries either by patents or by copyrighted interfaces, the </text:p>
      <text:p text:style-name="P385">original copyright holder who places the Program under this License </text:p>
      <text:p text:style-name="P385">may add an explicit geographical distribution limitation excluding </text:p>
      <text:p text:style-name="P385">those countries, so that distribution is permitted only in or among </text:p>
      <text:p text:style-name="P385"><text:soft-page-break/>countries not thus excluded. <text:s/>In such case, this License incorporates </text:p>
      <text:p text:style-name="P385">the limitation as if written in the body of this License. </text:p>
      <text:p text:style-name="P385"/>
      <text:p text:style-name="P385"><text:s/>9. The Free Software Foundation may publish revised and/or new versions </text:p>
      <text:p text:style-name="P385">of the General Public License from time to time. <text:s/>Such new versions will </text:p>
      <text:p text:style-name="P385">be similar in spirit to the present version, but may differ in detail to </text:p>
      <text:p text:style-name="P385">address new problems or concerns. </text:p>
      <text:p text:style-name="P385"/>
      <text:p text:style-name="P385">Each version is given a distinguishing version number. <text:s/>If the Program </text:p>
      <text:p text:style-name="P385">specifies a version number of this License which applies to it and "any </text:p>
      <text:p text:style-name="P385">later version", you have the option of following the terms and conditions </text:p>
      <text:p text:style-name="P385">either of that version or of any later version published by the Free </text:p>
      <text:p text:style-name="P385">Software Foundation. <text:s/>If the Program does not specify a version number of </text:p>
      <text:p text:style-name="P385">this License, you may choose any version ever published by the Free Software </text:p>
      <text:p text:style-name="P385">Foundation. </text:p>
      <text:p text:style-name="P385"/>
      <text:p text:style-name="P385"><text:s/>10. If you wish to incorporate parts of the Program into other free </text:p>
      <text:p text:style-name="P385">programs whose distribution conditions are different, write to the author </text:p>
      <text:p text:style-name="P385">to ask for permission. <text:s/>For software which is copyrighted by the Free </text:p>
      <text:p text:style-name="P385">Software Foundation, write to the Free Software Foundation; we sometimes </text:p>
      <text:p text:style-name="P385">make exceptions for this. <text:s/>Our decision will be guided by the two goals </text:p>
      <text:p text:style-name="P385">of preserving the free status of all derivatives of our free software and </text:p>
      <text:p text:style-name="P385">of promoting the sharing and reuse of software generally. </text:p>
      <text:p text:style-name="P385"/>
      <text:p text:style-name="P385"><text:s text:c="6"/>NO WARRANTY </text:p>
      <text:p text:style-name="P385"/>
      <text:p text:style-name="P385"><text:s/>11. BECAUSE THE PROGRAM IS LICENSED FREE OF CHARGE, THERE IS NO WARRANTY </text:p>
      <text:p text:style-name="P385">FOR THE PROGRAM, TO THE EXTENT PERMITTED BY APPLICABLE LAW. <text:s/>EXCEPT WHEN </text:p>
      <text:p text:style-name="P385">OTHERWISE STATED IN WRITING THE COPYRIGHT HOLDERS AND/OR OTHER PARTIES </text:p>
      <text:p text:style-name="P385">PROVIDE THE PROGRAM "AS IS" WITHOUT WARRANTY OF ANY KIND, EITHER EXPRESSED </text:p>
      <text:p text:style-name="P385">OR IMPLIED, INCLUDING, BUT NOT LIMITED TO, THE IMPLIED WARRANTIES OF </text:p>
      <text:p text:style-name="P385">MERCHANTABILITY AND FITNESS FOR A PARTICULAR PURPOSE. <text:s/>THE ENTIRE RISK AS </text:p>
      <text:p text:style-name="P385">TO THE QUALITY AND PERFORMANCE OF THE PROGRAM IS WITH YOU. <text:s/>SHOULD THE </text:p>
      <text:p text:style-name="P385">PROGRAM PROVE DEFECTIVE, YOU ASSUME THE COST OF ALL NECESSARY SERVICING, </text:p>
      <text:p text:style-name="P385">REPAIR OR CORRECTION. </text:p>
      <text:p text:style-name="P385"/>
      <text:p text:style-name="P385"><text:s/>12. IN NO EVENT UNLESS REQUIRED BY APPLICABLE LAW OR AGREED TO IN WRITING </text:p>
      <text:p text:style-name="P385">WILL ANY COPYRIGHT HOLDER, OR ANY OTHER PARTY WHO MAY MODIFY AND/OR </text:p>
      <text:p text:style-name="P385">REDISTRIBUTE THE PROGRAM AS PERMITTED ABOVE, BE LIABLE TO YOU FOR DAMAGES, </text:p>
      <text:p text:style-name="P385">INCLUDING ANY GENERAL, SPECIAL, INCIDENTAL OR CONSEQUENTIAL DAMAGES ARISING </text:p>
      <text:p text:style-name="P385">OUT OF THE USE OR INABILITY TO USE THE PROGRAM (INCLUDING BUT NOT LIMITED </text:p>
      <text:p text:style-name="P385">TO LOSS OF DATA OR DATA BEING RENDERED INACCURATE OR LOSSES SUSTAINED BY </text:p>
      <text:p text:style-name="P385">YOU OR THIRD PARTIES OR A FAILURE OF THE PROGRAM TO OPERATE WITH ANY OTHER </text:p>
      <text:p text:style-name="P385">PROGRAMS), EVEN IF SUCH HOLDER OR OTHER PARTY HAS BEEN ADVISED OF THE </text:p>
      <text:p text:style-name="P385">POSSIBILITY OF SUCH DAMAGES. </text:p>
      <text:p text:style-name="P385"/>
      <text:p text:style-name="P385">END OF TERMS AND CONDITIONS </text:p>
      <text:p text:style-name="P385">&lt;&gt; </text:p>
      <text:p text:style-name="P385">How to Apply These Terms to Your New Programs </text:p>
      <text:p text:style-name="P385"/>
      <text:p text:style-name="P385"><text:s/>If you develop a new program, and you want it to be of the greatest </text:p>
      <text:p text:style-name="P385">possible use to the public, the best way to achieve this is to make it </text:p>
      <text:p text:style-name="P385">free software which everyone can redistribute and change under these terms. </text:p>
      <text:p text:style-name="P385"/>
      <text:p text:style-name="P385"><text:s/>To do so, attach the following notices to the program. <text:s/>It is safest </text:p>
      <text:p text:style-name="P385">to attach them to the start of each source file to most effectively </text:p>
      <text:p text:style-name="P385">convey the exclusion of warranty; and each file should have at least </text:p>
      <text:p text:style-name="P385">the "copyright" line and a pointer to where the full notice is found. </text:p>
      <text:p text:style-name="P385"/>
      <text:p text:style-name="P385"><text:s text:c="3"/>&lt;one line to give the program's name and a brief idea of what it does.&gt; </text:p>
      <text:p text:style-name="P385"><text:soft-page-break/><text:s text:c="3"/>Copyright (C) 19yy <text:s/>&lt;name of author&gt; </text:p>
      <text:p text:style-name="P385"/>
      <text:p text:style-name="P385"><text:s text:c="3"/>This program is free software; you can redistribute it and/or modify </text:p>
      <text:p text:style-name="P385"><text:s text:c="3"/>it under the terms of the GNU General Public License as published by </text:p>
      <text:p text:style-name="P385"><text:s text:c="3"/>the Free Software Foundation; either version 2 of the License, or </text:p>
      <text:p text:style-name="P385"><text:s text:c="3"/>(at your option) any later version. </text:p>
      <text:p text:style-name="P385"/>
      <text:p text:style-name="P385"><text:s text:c="3"/>This program is distributed in the hope that it will be useful, </text:p>
      <text:p text:style-name="P385"><text:s text:c="3"/>but WITHOUT ANY WARRANTY; without even the implied warranty of </text:p>
      <text:p text:style-name="P385"><text:s text:c="3"/>MERCHANTABILITY or FITNESS FOR A PARTICULAR PURPOSE. <text:s/>See the </text:p>
      <text:p text:style-name="P385"><text:s text:c="3"/>GNU General Public License for more details. </text:p>
      <text:p text:style-name="P385"/>
      <text:p text:style-name="P385"><text:s text:c="3"/>You should have received a copy of the GNU General Public License </text:p>
      <text:p text:style-name="P385"><text:s text:c="3"/>along with this program; if not, write to the Free Software </text:p>
      <text:p text:style-name="P385"><text:s text:c="3"/>Foundation, Inc., 59 Temple Place, Suite 330, Boston, MA <text:s/>02111-1307 <text:s/>USA </text:p>
      <text:p text:style-name="P385"/>
      <text:p text:style-name="P385"/>
      <text:p text:style-name="P385">Also add information on how to contact you by electronic and paper mail. </text:p>
      <text:p text:style-name="P385"/>
      <text:p text:style-name="P385">If the program is interactive, make it output a short notice like this </text:p>
      <text:p text:style-name="P385">when it starts in an interactive mode: </text:p>
      <text:p text:style-name="P385"/>
      <text:p text:style-name="P385"><text:s text:c="3"/>Gnomovision version 69, Copyright (C) 19yy name of author </text:p>
      <text:p text:style-name="P385"><text:s text:c="3"/>Gnomovision comes with ABSOLUTELY NO WARRANTY; for details type `show w'. </text:p>
      <text:p text:style-name="P385"><text:s text:c="3"/>This is free software, and you are welcome to redistribute it </text:p>
      <text:p text:style-name="P385"><text:s text:c="3"/>under certain conditions; type `show c' for details. </text:p>
      <text:p text:style-name="P385"/>
      <text:p text:style-name="P385">The hypothetical commands `show w' and `show c' should show the appropriate </text:p>
      <text:p text:style-name="P385">parts of the General Public License. <text:s/>Of course, the commands you use may </text:p>
      <text:p text:style-name="P385">be called something other than `show w' and `show c'; they could even be </text:p>
      <text:p text:style-name="P385">mouse-clicks or menu items--whatever suits your program. </text:p>
      <text:p text:style-name="P385"/>
      <text:p text:style-name="P385">You should also get your employer (if you work as a programmer) or your </text:p>
      <text:p text:style-name="P385">school, if any, to sign a "copyright disclaimer" for the program, if </text:p>
      <text:p text:style-name="P385">necessary. <text:s/>Here is a sample; alter the names: </text:p>
      <text:p text:style-name="P385"/>
      <text:p text:style-name="P385"><text:s/>Yoyodyne, Inc., hereby disclaims all copyright interest in the program </text:p>
      <text:p text:style-name="P385"><text:s/>`Gnomovision' (which makes passes at compilers) written by James Hacker. </text:p>
      <text:p text:style-name="P385"/>
      <text:p text:style-name="P385"><text:s/>&lt;signature of Ty Coon&gt;, 1 April 1989 </text:p>
      <text:p text:style-name="P385"><text:s/>Ty Coon, President of Vice </text:p>
      <text:p text:style-name="P385"/>
      <text:p text:style-name="P385">This General Public License does not permit incorporating your program into </text:p>
      <text:p text:style-name="P385">proprietary programs. <text:s/>If your program is a subroutine library, you may </text:p>
      <text:p text:style-name="P385">consider it more useful to permit linking proprietary applications with the </text:p>
      <text:p text:style-name="P385">library. <text:s/>If this is what you want to do, use the GNU Library General </text:p>
      <text:p text:style-name="P385">Public License instead of this License. </text:p>
      <text:h text:style-name="Heading_20_3" text:outline-level="3">GNU Free Documentation License </text:h>
      <text:p text:style-name="P385">GNU Free Documentation License </text:p>
      <text:p text:style-name="P385">Version 1.1, March 2000 </text:p>
      <text:p text:style-name="P385"/>
      <text:p text:style-name="P385"><text:s/>Copyright (C) 2000 <text:s/>Free Software Foundation, Inc. </text:p>
      <text:p text:style-name="P385"><text:s text:c="5"/>59 Temple Place, Suite 330, Boston, MA <text:s/>02111-1307 <text:s/>USA </text:p>
      <text:p text:style-name="P385"><text:s/>Everyone is permitted to copy and distribute verbatim copies </text:p>
      <text:p text:style-name="P385"><text:s/>of this license document, but changing it is not allowed. </text:p>
      <text:p text:style-name="P385"/>
      <text:p text:style-name="P385"/>
      <text:p text:style-name="P385">0. PREAMBLE </text:p>
      <text:p text:style-name="P385"/>
      <text:p text:style-name="P385"><text:soft-page-break/>The purpose of this License is to make a manual, textbook, or other </text:p>
      <text:p text:style-name="P385">written document "free" in the sense of freedom: to assure everyone </text:p>
      <text:p text:style-name="P385">the effective freedom to copy and redistribute it, with or without </text:p>
      <text:p text:style-name="P385">modifying it, either commercially or noncommercially. <text:s/>Secondarily, </text:p>
      <text:p text:style-name="P385">this License preserves for the author and publisher a way to get </text:p>
      <text:p text:style-name="P385">credit for their work, while not being considered responsible for </text:p>
      <text:p text:style-name="P385">modifications made by others. </text:p>
      <text:p text:style-name="P385"/>
      <text:p text:style-name="P385">This License is a kind of "copyleft", which means that derivative </text:p>
      <text:p text:style-name="P385">works of the document must themselves be free in the same sense. <text:s/>It </text:p>
      <text:p text:style-name="P385">complements the GNU General Public License, which is a copyleft </text:p>
      <text:p text:style-name="P385">license designed for free software. </text:p>
      <text:p text:style-name="P385"/>
      <text:p text:style-name="P385">We have designed this License in order to use it for manuals for free </text:p>
      <text:p text:style-name="P385">software, because free software needs free documentation: a free </text:p>
      <text:p text:style-name="P385">program should come with manuals providing the same freedoms that the </text:p>
      <text:p text:style-name="P385">software does. <text:s/>But this License is not limited to software manuals; </text:p>
      <text:p text:style-name="P385">it can be used for any textual work, regardless of subject matter or </text:p>
      <text:p text:style-name="P385">whether it is published as a printed book. <text:s/>We recommend this License </text:p>
      <text:p text:style-name="P385">principally for works whose purpose is instruction or reference. </text:p>
      <text:p text:style-name="P385"/>
      <text:p text:style-name="P385"/>
      <text:p text:style-name="P385">1. APPLICABILITY AND DEFINITIONS </text:p>
      <text:p text:style-name="P385"/>
      <text:p text:style-name="P385">This License applies to any manual or other work that contains a </text:p>
      <text:p text:style-name="P385">notice placed by the copyright holder saying it can be distributed </text:p>
      <text:p text:style-name="P385">under the terms of this License. <text:s/>The "Document", below, refers to any </text:p>
      <text:p text:style-name="P385">such manual or work. <text:s/>Any member of the public is a licensee, and is </text:p>
      <text:p text:style-name="P385">addressed as "you". </text:p>
      <text:p text:style-name="P385"/>
      <text:p text:style-name="P385">A "Modified Version" of the Document means any work containing the </text:p>
      <text:p text:style-name="P385">Document or a portion of it, either copied verbatim, or with </text:p>
      <text:p text:style-name="P385">modifications and/or translated into another language. </text:p>
      <text:p text:style-name="P385"/>
      <text:p text:style-name="P385">A "Secondary Section" is a named appendix or a front-matter section of </text:p>
      <text:p text:style-name="P385">the Document that deals exclusively with the relationship of the </text:p>
      <text:p text:style-name="P385">publishers or authors of the Document to the Document's overall subject </text:p>
      <text:p text:style-name="P385">(or to related matters) and contains nothing that could fall directly </text:p>
      <text:p text:style-name="P385">within that overall subject. <text:s/>(For example, if the Document is in part a </text:p>
      <text:p text:style-name="P385">textbook of mathematics, a Secondary Section may not explain any </text:p>
      <text:p text:style-name="P385">mathematics.) <text:s/>The relationship could be a matter of historical </text:p>
      <text:p text:style-name="P385">connection with the subject or with related matters, or of legal, </text:p>
      <text:p text:style-name="P385">commercial, philosophical, ethical or political position regarding </text:p>
      <text:p text:style-name="P385">them. </text:p>
      <text:p text:style-name="P385"/>
      <text:p text:style-name="P385">The "Invariant Sections" are certain Secondary Sections whose titles </text:p>
      <text:p text:style-name="P385">are designated, as being those of Invariant Sections, in the notice </text:p>
      <text:p text:style-name="P385">that says that the Document is released under this License. </text:p>
      <text:p text:style-name="P385"/>
      <text:p text:style-name="P385">The "Cover Texts" are certain short passages of text that are listed, </text:p>
      <text:p text:style-name="P385">as Front-Cover Texts or Back-Cover Texts, in the notice that says that </text:p>
      <text:p text:style-name="P385">the Document is released under this License. </text:p>
      <text:p text:style-name="P385"/>
      <text:p text:style-name="P385">A "Transparent" copy of the Document means a machine-readable copy, </text:p>
      <text:p text:style-name="P385">represented in a format whose specification is available to the </text:p>
      <text:p text:style-name="P385">general public, whose contents can be viewed and edited directly and </text:p>
      <text:p text:style-name="P385">straightforwardly with generic text editors or (for images composed of </text:p>
      <text:p text:style-name="P385">pixels) generic paint programs or (for drawings) some widely available </text:p>
      <text:p text:style-name="P385">drawing editor, and that is suitable for input to text formatters or </text:p>
      <text:p text:style-name="P385">for automatic translation to a variety of formats suitable for input </text:p>
      <text:p text:style-name="P385"><text:soft-page-break/>to text formatters. <text:s/>A copy made in an otherwise Transparent file </text:p>
      <text:p text:style-name="P385">format whose markup has been designed to thwart or discourage </text:p>
      <text:p text:style-name="P385">subsequent modification by readers is not Transparent. <text:s/>A copy that is </text:p>
      <text:p text:style-name="P385">not "Transparent" is called "Opaque". </text:p>
      <text:p text:style-name="P385"/>
      <text:p text:style-name="P385">Examples of suitable formats for Transparent copies include plain </text:p>
      <text:p text:style-name="P385">ASCII without markup, Texinfo input format, LaTeX input format, SGML </text:p>
      <text:p text:style-name="P385">or XML using a publicly available DTD, and standard-conforming simple </text:p>
      <text:p text:style-name="P385">HTML designed for human modification. <text:s/>Opaque formats include </text:p>
      <text:p text:style-name="P385">PostScript, PDF, proprietary formats that can be read and edited only </text:p>
      <text:p text:style-name="P385">by proprietary word processors, SGML or XML for which the DTD and/or </text:p>
      <text:p text:style-name="P385">processing tools are not generally available, and the </text:p>
      <text:p text:style-name="P385">machine-generated HTML produced by some word processors for output </text:p>
      <text:p text:style-name="P385">purposes only. </text:p>
      <text:p text:style-name="P385"/>
      <text:p text:style-name="P385">The "Title Page" means, for a printed book, the title page itself, </text:p>
      <text:p text:style-name="P385">plus such following pages as are needed to hold, legibly, the material </text:p>
      <text:p text:style-name="P385">this License requires to appear in the title page. <text:s/>For works in </text:p>
      <text:p text:style-name="P385">formats which do not have any title page as such, "Title Page" means </text:p>
      <text:p text:style-name="P385">the text near the most prominent appearance of the work's title, </text:p>
      <text:p text:style-name="P385">preceding the beginning of the body of the text. </text:p>
      <text:p text:style-name="P385"/>
      <text:p text:style-name="P385"/>
      <text:p text:style-name="P385">2. VERBATIM COPYING </text:p>
      <text:p text:style-name="P385"/>
      <text:p text:style-name="P385">You may copy and distribute the Document in any medium, either </text:p>
      <text:p text:style-name="P385">commercially or noncommercially, provided that this License, the </text:p>
      <text:p text:style-name="P385">copyright notices, and the license notice saying this License applies </text:p>
      <text:p text:style-name="P385">to the Document are reproduced in all copies, and that you add no other </text:p>
      <text:p text:style-name="P385">conditions whatsoever to those of this License. <text:s/>You may not use </text:p>
      <text:p text:style-name="P385">technical measures to obstruct or control the reading or further </text:p>
      <text:p text:style-name="P385">copying of the copies you make or distribute. <text:s/>However, you may accept </text:p>
      <text:p text:style-name="P385">compensation in exchange for copies. <text:s/>If you distribute a large enough </text:p>
      <text:p text:style-name="P385">number of copies you must also follow the conditions in section 3. </text:p>
      <text:p text:style-name="P385"/>
      <text:p text:style-name="P385">You may also lend copies, under the same conditions stated above, and </text:p>
      <text:p text:style-name="P385">you may publicly display copies. </text:p>
      <text:p text:style-name="P385"/>
      <text:p text:style-name="P385"/>
      <text:p text:style-name="P385">3. COPYING IN QUANTITY </text:p>
      <text:p text:style-name="P385"/>
      <text:p text:style-name="P385">If you publish printed copies of the Document numbering more than 100, </text:p>
      <text:p text:style-name="P385">and the Document's license notice requires Cover Texts, you must enclose </text:p>
      <text:p text:style-name="P385">the copies in covers that carry, clearly and legibly, all these Cover </text:p>
      <text:p text:style-name="P385">Texts: Front-Cover Texts on the front cover, and Back-Cover Texts on </text:p>
      <text:p text:style-name="P385">the back cover. <text:s/>Both covers must also clearly and legibly identify </text:p>
      <text:p text:style-name="P385">you as the publisher of these copies. <text:s/>The front cover must present </text:p>
      <text:p text:style-name="P385">the full title with all words of the title equally prominent and </text:p>
      <text:p text:style-name="P385">visible. <text:s/>You may add other material on the covers in addition. </text:p>
      <text:p text:style-name="P385">Copying with changes limited to the covers, as long as they preserve </text:p>
      <text:p text:style-name="P385">the title of the Document and satisfy these conditions, can be treated </text:p>
      <text:p text:style-name="P385">as verbatim copying in other respects. </text:p>
      <text:p text:style-name="P385"/>
      <text:p text:style-name="P385">If the required texts for either cover are too voluminous to fit </text:p>
      <text:p text:style-name="P385">legibly, you should put the first ones listed (as many as fit </text:p>
      <text:p text:style-name="P385">reasonably) on the actual cover, and continue the rest onto adjacent </text:p>
      <text:p text:style-name="P385">pages. </text:p>
      <text:p text:style-name="P385"/>
      <text:p text:style-name="P385">If you publish or distribute Opaque copies of the Document numbering </text:p>
      <text:p text:style-name="P385">more than 100, you must either include a machine-readable Transparent </text:p>
      <text:p text:style-name="P385"><text:soft-page-break/>copy along with each Opaque copy, or state in or with each Opaque copy </text:p>
      <text:p text:style-name="P385">a publicly-accessible computer-network location containing a complete </text:p>
      <text:p text:style-name="P385">Transparent copy of the Document, free of added material, which the </text:p>
      <text:p text:style-name="P385">general network-using public has access to download anonymously at no </text:p>
      <text:p text:style-name="P385">charge using public-standard network protocols. <text:s/>If you use the latter </text:p>
      <text:p text:style-name="P385">option, you must take reasonably prudent steps, when you begin </text:p>
      <text:p text:style-name="P385">distribution of Opaque copies in quantity, to ensure that this </text:p>
      <text:p text:style-name="P385">Transparent copy will remain thus accessible at the stated location </text:p>
      <text:p text:style-name="P385">until at least one year after the last time you distribute an Opaque </text:p>
      <text:p text:style-name="P385">copy (directly or through your agents or retailers) of that edition to </text:p>
      <text:p text:style-name="P385">the public. </text:p>
      <text:p text:style-name="P385"/>
      <text:p text:style-name="P385">It is requested, but not required, that you contact the authors of the </text:p>
      <text:p text:style-name="P385">Document well before redistributing any large number of copies, to give </text:p>
      <text:p text:style-name="P385">them a chance to provide you with an updated version of the Document. </text:p>
      <text:p text:style-name="P385"/>
      <text:p text:style-name="P385"/>
      <text:p text:style-name="P385">4. MODIFICATIONS </text:p>
      <text:p text:style-name="P385"/>
      <text:p text:style-name="P385">You may copy and distribute a Modified Version of the Document under </text:p>
      <text:p text:style-name="P385">the conditions of sections 2 and 3 above, provided that you release </text:p>
      <text:p text:style-name="P385">the Modified Version under precisely this License, with the Modified </text:p>
      <text:p text:style-name="P385">Version filling the role of the Document, thus licensing distribution </text:p>
      <text:p text:style-name="P385">and modification of the Modified Version to whoever possesses a copy </text:p>
      <text:p text:style-name="P385">of it. <text:s/>In addition, you must do these things in the Modified Version: </text:p>
      <text:p text:style-name="P385"/>
      <text:p text:style-name="P385">A. Use in the Title Page (and on the covers, if any) a title distinct </text:p>
      <text:p text:style-name="P385"><text:s text:c="3"/>from that of the Document, and from those of previous versions </text:p>
      <text:p text:style-name="P385"><text:s text:c="3"/>(which should, if there were any, be listed in the History section </text:p>
      <text:p text:style-name="P385"><text:s text:c="3"/>of the Document). <text:s/>You may use the same title as a previous version </text:p>
      <text:p text:style-name="P385"><text:s text:c="3"/>if the original publisher of that version gives permission. </text:p>
      <text:p text:style-name="P385">B. List on the Title Page, as authors, one or more persons or entities </text:p>
      <text:p text:style-name="P385"><text:s text:c="3"/>responsible for authorship of the modifications in the Modified </text:p>
      <text:p text:style-name="P385"><text:s text:c="3"/>Version, together with at least five of the principal authors of the </text:p>
      <text:p text:style-name="P385"><text:s text:c="3"/>Document (all of its principal authors, if it has less than five). </text:p>
      <text:p text:style-name="P385">C. State on the Title page the name of the publisher of the </text:p>
      <text:p text:style-name="P385"><text:s text:c="3"/>Modified Version, as the publisher. </text:p>
      <text:p text:style-name="P385">D. Preserve all the copyright notices of the Document. </text:p>
      <text:p text:style-name="P385">E. Add an appropriate copyright notice for your modifications </text:p>
      <text:p text:style-name="P385"><text:s text:c="3"/>adjacent to the other copyright notices. </text:p>
      <text:p text:style-name="P385">F. Include, immediately after the copyright notices, a license notice </text:p>
      <text:p text:style-name="P385"><text:s text:c="3"/>giving the public permission to use the Modified Version under the </text:p>
      <text:p text:style-name="P385"><text:s text:c="3"/>terms of this License, in the form shown in the Addendum below. </text:p>
      <text:p text:style-name="P385">G. Preserve in that license notice the full lists of Invariant Sections </text:p>
      <text:p text:style-name="P385"><text:s text:c="3"/>and required Cover Texts given in the Document's license notice. </text:p>
      <text:p text:style-name="P385">H. Include an unaltered copy of this License. </text:p>
      <text:p text:style-name="P385">I. Preserve the section entitled "History", and its title, and add to </text:p>
      <text:p text:style-name="P385"><text:s text:c="3"/>it an item stating at least the title, year, new authors, and </text:p>
      <text:p text:style-name="P385"><text:s text:c="3"/>publisher of the Modified Version as given on the Title Page. <text:s/>If </text:p>
      <text:p text:style-name="P385"><text:s text:c="3"/>there is no section entitled "History" in the Document, create one </text:p>
      <text:p text:style-name="P385"><text:s text:c="3"/>stating the title, year, authors, and publisher of the Document as </text:p>
      <text:p text:style-name="P385"><text:s text:c="3"/>given on its Title Page, then add an item describing the Modified </text:p>
      <text:p text:style-name="P385"><text:s text:c="3"/>Version as stated in the previous sentence. </text:p>
      <text:p text:style-name="P385">J. Preserve the network location, if any, given in the Document for </text:p>
      <text:p text:style-name="P385"><text:s text:c="3"/>public access to a Transparent copy of the Document, and likewise </text:p>
      <text:p text:style-name="P385"><text:s text:c="3"/>the network locations given in the Document for previous versions </text:p>
      <text:p text:style-name="P385"><text:s text:c="3"/>it was based on. <text:s/>These may be placed in the "History" section. </text:p>
      <text:p text:style-name="P385"><text:s text:c="3"/>You may omit a network location for a work that was published at </text:p>
      <text:p text:style-name="P385"><text:s text:c="3"/>least four years before the Document itself, or if the original </text:p>
      <text:p text:style-name="P385"><text:s text:c="3"/>publisher of the version it refers to gives permission. </text:p>
      <text:p text:style-name="P385"><text:soft-page-break/>K. In any section entitled "Acknowledgements" or "Dedications", </text:p>
      <text:p text:style-name="P385"><text:s text:c="3"/>preserve the section's title, and preserve in the section all the </text:p>
      <text:p text:style-name="P385"><text:s text:c="3"/>substance and tone of each of the contributor acknowledgements </text:p>
      <text:p text:style-name="P385"><text:s text:c="3"/>and/or dedications given therein. </text:p>
      <text:p text:style-name="P385">L. Preserve all the Invariant Sections of the Document, </text:p>
      <text:p text:style-name="P385"><text:s text:c="3"/>unaltered in their text and in their titles. <text:s/>Section numbers </text:p>
      <text:p text:style-name="P385"><text:s text:c="3"/>or the equivalent are not considered part of the section titles. </text:p>
      <text:p text:style-name="P385">M. Delete any section entitled "Endorsements". <text:s/>Such a section </text:p>
      <text:p text:style-name="P385"><text:s text:c="3"/>may not be included in the Modified Version. </text:p>
      <text:p text:style-name="P385">N. Do not retitle any existing section as "Endorsements" </text:p>
      <text:p text:style-name="P385"><text:s text:c="3"/>or to conflict in title with any Invariant Section. </text:p>
      <text:p text:style-name="P385"/>
      <text:p text:style-name="P385">If the Modified Version includes new front-matter sections or </text:p>
      <text:p text:style-name="P385">appendices that qualify as Secondary Sections and contain no material </text:p>
      <text:p text:style-name="P385">copied from the Document, you may at your option designate some or all </text:p>
      <text:p text:style-name="P385">of these sections as invariant. <text:s/>To do this, add their titles to the </text:p>
      <text:p text:style-name="P385">list of Invariant Sections in the Modified Version's license notice. </text:p>
      <text:p text:style-name="P385">These titles must be distinct from any other section titles. </text:p>
      <text:p text:style-name="P385"/>
      <text:p text:style-name="P385">You may add a section entitled "Endorsements", provided it contains </text:p>
      <text:p text:style-name="P385">nothing but endorsements of your Modified Version by various </text:p>
      <text:p text:style-name="P385">parties--for example, statements of peer review or that the text has </text:p>
      <text:p text:style-name="P385">been approved by an organization as the authoritative definition of a </text:p>
      <text:p text:style-name="P385">standard. </text:p>
      <text:p text:style-name="P385"/>
      <text:p text:style-name="P385">You may add a passage of up to five words as a Front-Cover Text, and a </text:p>
      <text:p text:style-name="P385">passage of up to 25 words as a Back-Cover Text, to the end of the list </text:p>
      <text:p text:style-name="P385">of Cover Texts in the Modified Version. <text:s/>Only one passage of </text:p>
      <text:p text:style-name="P385">Front-Cover Text and one of Back-Cover Text may be added by (or </text:p>
      <text:p text:style-name="P385">through arrangements made by) any one entity. <text:s/>If the Document already </text:p>
      <text:p text:style-name="P385">includes a cover text for the same cover, previously added by you or </text:p>
      <text:p text:style-name="P385">by arrangement made by the same entity you are acting on behalf of, </text:p>
      <text:p text:style-name="P385">you may not add another; but you may replace the old one, on explicit </text:p>
      <text:p text:style-name="P385">permission from the previous publisher that added the old one. </text:p>
      <text:p text:style-name="P385"/>
      <text:p text:style-name="P385">The author(s) and publisher(s) of the Document do not by this License </text:p>
      <text:p text:style-name="P385">give permission to use their names for publicity for or to assert or </text:p>
      <text:p text:style-name="P385">imply endorsement of any Modified Version. </text:p>
      <text:p text:style-name="P385"/>
      <text:p text:style-name="P385"/>
      <text:p text:style-name="P385">5. COMBINING DOCUMENTS </text:p>
      <text:p text:style-name="P385"/>
      <text:p text:style-name="P385">You may combine the Document with other documents released under this </text:p>
      <text:p text:style-name="P385">License, under the terms defined in section 4 above for modified </text:p>
      <text:p text:style-name="P385">versions, provided that you include in the combination all of the </text:p>
      <text:p text:style-name="P385">Invariant Sections of all of the original documents, unmodified, and </text:p>
      <text:p text:style-name="P385">list them all as Invariant Sections of your combined work in its </text:p>
      <text:p text:style-name="P385">license notice. </text:p>
      <text:p text:style-name="P385"/>
      <text:p text:style-name="P385">The combined work need only contain one copy of this License, and </text:p>
      <text:p text:style-name="P385">multiple identical Invariant Sections may be replaced with a single </text:p>
      <text:p text:style-name="P385">copy. <text:s/>If there are multiple Invariant Sections with the same name but </text:p>
      <text:p text:style-name="P385">different contents, make the title of each such section unique by </text:p>
      <text:p text:style-name="P385">adding at the end of it, in parentheses, the name of the original </text:p>
      <text:p text:style-name="P385">author or publisher of that section if known, or else a unique number. </text:p>
      <text:p text:style-name="P385">Make the same adjustment to the section titles in the list of </text:p>
      <text:p text:style-name="P385">Invariant Sections in the license notice of the combined work. </text:p>
      <text:p text:style-name="P385"/>
      <text:p text:style-name="P385">In the combination, you must combine any sections entitled "History" </text:p>
      <text:p text:style-name="P385">in the various original documents, forming one section entitled </text:p>
      <text:p text:style-name="P385"><text:soft-page-break/>"History"; likewise combine any sections entitled "Acknowledgements", </text:p>
      <text:p text:style-name="P385">and any sections entitled "Dedications". <text:s/>You must delete all sections </text:p>
      <text:p text:style-name="P385">entitled "Endorsements." </text:p>
      <text:p text:style-name="P385"/>
      <text:p text:style-name="P385"/>
      <text:p text:style-name="P385">6. COLLECTIONS OF DOCUMENTS </text:p>
      <text:p text:style-name="P385"/>
      <text:p text:style-name="P385">You may make a collection consisting of the Document and other documents </text:p>
      <text:p text:style-name="P385">released under this License, and replace the individual copies of this </text:p>
      <text:p text:style-name="P385">License in the various documents with a single copy that is included in </text:p>
      <text:p text:style-name="P385">the collection, provided that you follow the rules of this License for </text:p>
      <text:p text:style-name="P385">verbatim copying of each of the documents in all other respects. </text:p>
      <text:p text:style-name="P385"/>
      <text:p text:style-name="P385">You may extract a single document from such a collection, and distribute </text:p>
      <text:p text:style-name="P385">it individually under this License, provided you insert a copy of this </text:p>
      <text:p text:style-name="P385">License into the extracted document, and follow this License in all </text:p>
      <text:p text:style-name="P385">other respects regarding verbatim copying of that document. </text:p>
      <text:p text:style-name="P385"/>
      <text:p text:style-name="P385"/>
      <text:p text:style-name="P385">7. AGGREGATION WITH INDEPENDENT WORKS </text:p>
      <text:p text:style-name="P385"/>
      <text:p text:style-name="P385">A compilation of the Document or its derivatives with other separate </text:p>
      <text:p text:style-name="P385">and independent documents or works, in or on a volume of a storage or </text:p>
      <text:p text:style-name="P385">distribution medium, does not as a whole count as a Modified Version </text:p>
      <text:p text:style-name="P385">of the Document, provided no compilation copyright is claimed for the </text:p>
      <text:p text:style-name="P385">compilation. <text:s/>Such a compilation is called an "aggregate", and this </text:p>
      <text:p text:style-name="P385">License does not apply to the other self-contained works thus compiled </text:p>
      <text:p text:style-name="P385">with the Document, on account of their being thus compiled, if they </text:p>
      <text:p text:style-name="P385">are not themselves derivative works of the Document. </text:p>
      <text:p text:style-name="P385"/>
      <text:p text:style-name="P385">If the Cover Text requirement of section 3 is applicable to these </text:p>
      <text:p text:style-name="P385">copies of the Document, then if the Document is less than one quarter </text:p>
      <text:p text:style-name="P385">of the entire aggregate, the Document's Cover Texts may be placed on </text:p>
      <text:p text:style-name="P385">covers that surround only the Document within the aggregate. </text:p>
      <text:p text:style-name="P385">Otherwise they must appear on covers around the whole aggregate. </text:p>
      <text:p text:style-name="P385"/>
      <text:p text:style-name="P385"/>
      <text:p text:style-name="P385">8. TRANSLATION </text:p>
      <text:p text:style-name="P385"/>
      <text:p text:style-name="P385">Translation is considered a kind of modification, so you may </text:p>
      <text:p text:style-name="P385">distribute translations of the Document under the terms of section 4. </text:p>
      <text:p text:style-name="P385">Replacing Invariant Sections with translations requires special </text:p>
      <text:p text:style-name="P385">permission from their copyright holders, but you may include </text:p>
      <text:p text:style-name="P385">translations of some or all Invariant Sections in addition to the </text:p>
      <text:p text:style-name="P385">original versions of these Invariant Sections. <text:s/>You may include a </text:p>
      <text:p text:style-name="P385">translation of this License provided that you also include the </text:p>
      <text:p text:style-name="P385">original English version of this License. <text:s/>In case of a disagreement </text:p>
      <text:p text:style-name="P385">between the translation and the original English version of this </text:p>
      <text:p text:style-name="P385">License, the original English version will prevail. </text:p>
      <text:p text:style-name="P385"/>
      <text:p text:style-name="P385"/>
      <text:p text:style-name="P385">9. TERMINATION </text:p>
      <text:p text:style-name="P385"/>
      <text:p text:style-name="P385">You may not copy, modify, sublicense, or distribute the Document except </text:p>
      <text:p text:style-name="P385">as expressly provided for under this License. <text:s/>Any other attempt to </text:p>
      <text:p text:style-name="P385">copy, modify, sublicense or distribute the Document is void, and will </text:p>
      <text:p text:style-name="P385">automatically terminate your rights under this License. <text:s/>However, </text:p>
      <text:p text:style-name="P385">parties who have received copies, or rights, from you under this </text:p>
      <text:p text:style-name="P385">License will not have their licenses terminated so long as such </text:p>
      <text:p text:style-name="P385">parties remain in full compliance. </text:p>
      <text:p text:style-name="P385"><text:soft-page-break/><text:s/></text:p>
      <text:p text:style-name="P385"/>
      <text:p text:style-name="P385">10. FUTURE REVISIONS OF THIS LICENSE </text:p>
      <text:p text:style-name="P385"/>
      <text:p text:style-name="P385">The Free Software Foundation may publish new, revised versions </text:p>
      <text:p text:style-name="P385">of the GNU Free Documentation License from time to time. <text:s/>Such new </text:p>
      <text:p text:style-name="P385">versions will be similar in spirit to the present version, but may </text:p>
      <text:p text:style-name="P385">differ in detail to address new problems or concerns. <text:s/>See </text:p>
      <text:p text:style-name="P385">http://www.gnu.org/copyleft/. </text:p>
      <text:p text:style-name="P385"/>
      <text:p text:style-name="P385">Each version of the License is given a distinguishing version number. </text:p>
      <text:p text:style-name="P385">If the Document specifies that a particular numbered version of this </text:p>
      <text:p text:style-name="P385">License "or any later version" applies to it, you have the option of </text:p>
      <text:p text:style-name="P385">following the terms and conditions either of that specified version or </text:p>
      <text:p text:style-name="P385">of any later version that has been published (not as a draft) by the </text:p>
      <text:p text:style-name="P385">Free Software Foundation. <text:s/>If the Document does not specify a version </text:p>
      <text:p text:style-name="P385">number of this License, you may choose any version ever published (not </text:p>
      <text:p text:style-name="P385">as a draft) by the Free Software Foundation. </text:p>
      <text:p text:style-name="P385"/>
      <text:p text:style-name="P385"/>
      <text:p text:style-name="P385">ADDENDUM: How to use this License for your documents </text:p>
      <text:p text:style-name="P385"/>
      <text:p text:style-name="P385">To use this License in a document you have written, include a copy of </text:p>
      <text:p text:style-name="P385">the License in the document and put the following copyright and </text:p>
      <text:p text:style-name="P385">license notices just after the title page: </text:p>
      <text:p text:style-name="P385"/>
      <text:p text:style-name="P385"><text:s text:c="6"/>Copyright (c) <text:s/>YEAR <text:s/>YOUR NAME. </text:p>
      <text:p text:style-name="P385"><text:s text:c="6"/>Permission is granted to copy, distribute and/or modify this document </text:p>
      <text:p text:style-name="P385"><text:s text:c="6"/>under the terms of the GNU Free Documentation License, Version 1.1 </text:p>
      <text:p text:style-name="P385"><text:s text:c="6"/>or any later version published by the Free Software Foundation; </text:p>
      <text:p text:style-name="P385"><text:s text:c="6"/>with the Invariant Sections being LIST THEIR TITLES, with the </text:p>
      <text:p text:style-name="P385"><text:s text:c="6"/>Front-Cover Texts being LIST, and with the Back-Cover Texts being LIST. </text:p>
      <text:p text:style-name="P385"><text:s text:c="6"/>A copy of the license is included in the section entitled "GNU </text:p>
      <text:p text:style-name="P385"><text:s text:c="6"/>Free Documentation License". </text:p>
      <text:p text:style-name="P385"/>
      <text:p text:style-name="P385">If you have no Invariant Sections, write "with no Invariant Sections" </text:p>
      <text:p text:style-name="P385">instead of saying which ones are invariant. <text:s/>If you have no </text:p>
      <text:p text:style-name="P385">Front-Cover Texts, write "no Front-Cover Texts" instead of </text:p>
      <text:p text:style-name="P385">"Front-Cover Texts being LIST"; likewise for Back-Cover Texts. </text:p>
      <text:p text:style-name="P385"/>
      <text:p text:style-name="P385">If your document contains nontrivial examples of program code, we </text:p>
      <text:p text:style-name="P385">recommend releasing these examples in parallel under your choice of </text:p>
      <text:p text:style-name="P385">free software license, such as the GNU General Public License, </text:p>
      <text:p text:style-name="P385">to permit their use in free software. </text:p>
      <text:p text:style-name="P385"/>
      <text:p text:style-name="P385">-------------------------------------------------------------------------------- </text:p>
      <text:h text:style-name="Heading_20_3" text:outline-level="3">GNU LESSER GENERAL PUBLIC LICENSE </text:h>
      <text:p text:style-name="P385">GNU LESSER GENERAL PUBLIC LICENSE </text:p>
      <text:p text:style-name="P385">Version 2.1, February 1999 </text:p>
      <text:p text:style-name="P385"/>
      <text:p text:style-name="P385"><text:s/>Copyright (C) 1991, 1999 Free Software Foundation, Inc. </text:p>
      <text:p text:style-name="P385"><text:s text:c="5"/>59 Temple Place, Suite 330, Boston, MA <text:s/>02111-1307 <text:s/>USA </text:p>
      <text:p text:style-name="P385"><text:s/>Everyone is permitted to copy and distribute verbatim copies </text:p>
      <text:p text:style-name="P385"><text:s/>of this license document, but changing it is not allowed. </text:p>
      <text:p text:style-name="P385"/>
      <text:p text:style-name="P385">[This is the first released version of the Lesser GPL. <text:s/>It also counts </text:p>
      <text:p text:style-name="P385"><text:s/>as the successor of the GNU Library Public License, version 2, hence </text:p>
      <text:p text:style-name="P385"><text:s/>the version number 2.1.] </text:p>
      <text:p text:style-name="P385"/>
      <text:p text:style-name="P385"><text:soft-page-break/>Preamble </text:p>
      <text:p text:style-name="P385"/>
      <text:p text:style-name="P385"><text:s text:c="2"/>The licenses for most software are designed to take away your </text:p>
      <text:p text:style-name="P385">freedom to share and change it. <text:s/>By contrast, the GNU General Public </text:p>
      <text:p text:style-name="P385">Licenses are intended to guarantee your freedom to share and change </text:p>
      <text:p text:style-name="P385">free software--to make sure the software is free for all its users. </text:p>
      <text:p text:style-name="P385"/>
      <text:p text:style-name="P385"><text:s text:c="2"/>This license, the Lesser General Public License, applies to some </text:p>
      <text:p text:style-name="P385">specially designated software packages--typically libraries--of the </text:p>
      <text:p text:style-name="P385">Free Software Foundation and other authors who decide to use it. <text:s/>You </text:p>
      <text:p text:style-name="P385">can use it too, but we suggest you first think carefully about whether </text:p>
      <text:p text:style-name="P385">this license or the ordinary General Public License is the better </text:p>
      <text:p text:style-name="P385">strategy to use in any particular case, based on the explanations below. </text:p>
      <text:p text:style-name="P385"/>
      <text:p text:style-name="P385"><text:s text:c="2"/>When we speak of free software, we are referring to freedom of use, </text:p>
      <text:p text:style-name="P385">not price. <text:s/>Our General Public Licenses are designed to make sure that </text:p>
      <text:p text:style-name="P385">you have the freedom to distribute copies of free software (and charge </text:p>
      <text:p text:style-name="P385">for this service if you wish); that you receive source code or can get </text:p>
      <text:p text:style-name="P385">it if you want it; that you can change the software and use pieces of </text:p>
      <text:p text:style-name="P385">it in new free programs; and that you are informed that you can do </text:p>
      <text:p text:style-name="P385">these things. </text:p>
      <text:p text:style-name="P385"/>
      <text:p text:style-name="P385"><text:s text:c="2"/>To protect your rights, we need to make restrictions that forbid </text:p>
      <text:p text:style-name="P385">distributors to deny you these rights or to ask you to surrender these </text:p>
      <text:p text:style-name="P385">rights. <text:s/>These restrictions translate to certain responsibilities for </text:p>
      <text:p text:style-name="P385">you if you distribute copies of the library or if you modify it. </text:p>
      <text:p text:style-name="P385"/>
      <text:p text:style-name="P385"><text:s text:c="2"/>For example, if you distribute copies of the library, whether gratis </text:p>
      <text:p text:style-name="P385">or for a fee, you must give the recipients all the rights that we gave </text:p>
      <text:p text:style-name="P385">you. <text:s/>You must make sure that they, too, receive or can get the source </text:p>
      <text:p text:style-name="P385">code. <text:s/>If you link other code with the library, you must provide </text:p>
      <text:p text:style-name="P385">complete object files to the recipients, so that they can relink them </text:p>
      <text:p text:style-name="P385">with the library after making changes to the library and recompiling </text:p>
      <text:p text:style-name="P385">it. <text:s/>And you must show them these terms so they know their rights. </text:p>
      <text:p text:style-name="P385"/>
      <text:p text:style-name="P385"><text:s text:c="2"/>We protect your rights with a two-step method: (1) we copyright the </text:p>
      <text:p text:style-name="P385">library, and (2) we offer you this license, which gives you legal </text:p>
      <text:p text:style-name="P385">permission to copy, distribute and/or modify the library. </text:p>
      <text:p text:style-name="P385"/>
      <text:p text:style-name="P385"><text:s text:c="2"/>To protect each distributor, we want to make it very clear that </text:p>
      <text:p text:style-name="P385">there is no warranty for the free library. <text:s/>Also, if the library is </text:p>
      <text:p text:style-name="P385">modified by someone else and passed on, the recipients should know </text:p>
      <text:p text:style-name="P385">that what they have is not the original version, so that the original </text:p>
      <text:p text:style-name="P385">author's reputation will not be affected by problems that might be </text:p>
      <text:p text:style-name="P385">introduced by others. </text:p>
      <text:p text:style-name="P385"/>
      <text:p text:style-name="P385"><text:s text:c="2"/>Finally, software patents pose a constant threat to the existence of </text:p>
      <text:p text:style-name="P385">any free program. <text:s/>We wish to make sure that a company cannot </text:p>
      <text:p text:style-name="P385">effectively restrict the users of a free program by obtaining a </text:p>
      <text:p text:style-name="P385">restrictive license from a patent holder. <text:s/>Therefore, we insist that </text:p>
      <text:p text:style-name="P385">any patent license obtained for a version of the library must be </text:p>
      <text:p text:style-name="P385">consistent with the full freedom of use specified in this license. </text:p>
      <text:p text:style-name="P385"/>
      <text:p text:style-name="P385"><text:s text:c="2"/>Most GNU software, including some libraries, is covered by the </text:p>
      <text:p text:style-name="P385">ordinary GNU General Public License. <text:s/>This license, the GNU Lesser </text:p>
      <text:p text:style-name="P385">General Public License, applies to certain designated libraries, and </text:p>
      <text:p text:style-name="P385">is quite different from the ordinary General Public License. <text:s/>We use </text:p>
      <text:p text:style-name="P385">this license for certain libraries in order to permit linking those </text:p>
      <text:p text:style-name="P385">libraries into non-free programs. </text:p>
      <text:p text:style-name="P385"/>
      <text:p text:style-name="P385"><text:soft-page-break/><text:s text:c="2"/>When a program is linked with a library, whether statically or using </text:p>
      <text:p text:style-name="P385">a shared library, the combination of the two is legally speaking a </text:p>
      <text:p text:style-name="P385">combined work, a derivative of the original library. <text:s/>The ordinary </text:p>
      <text:p text:style-name="P385">General Public License therefore permits such linking only if the </text:p>
      <text:p text:style-name="P385">entire combination fits its criteria of freedom. <text:s/>The Lesser General </text:p>
      <text:p text:style-name="P385">Public License permits more lax criteria for linking other code with </text:p>
      <text:p text:style-name="P385">the library. </text:p>
      <text:p text:style-name="P385"/>
      <text:p text:style-name="P385"><text:s text:c="2"/>We call this license the "Lesser" General Public License because it </text:p>
      <text:p text:style-name="P385">does Less to protect the user's freedom than the ordinary General </text:p>
      <text:p text:style-name="P385">Public License. <text:s/>It also provides other free software developers Less </text:p>
      <text:p text:style-name="P385">of an advantage over competing non-free programs. <text:s/>These disadvantages </text:p>
      <text:p text:style-name="P385">are the reason we use the ordinary General Public License for many </text:p>
      <text:p text:style-name="P385">libraries. <text:s/>However, the Lesser license provides advantages in certain </text:p>
      <text:p text:style-name="P385">special circumstances. </text:p>
      <text:p text:style-name="P385"/>
      <text:p text:style-name="P385"><text:s text:c="2"/>For example, on rare occasions, there may be a special need to </text:p>
      <text:p text:style-name="P385">encourage the widest possible use of a certain library, so that it becomes </text:p>
      <text:p text:style-name="P385">a de-facto standard. <text:s/>To achieve this, non-free programs must be </text:p>
      <text:p text:style-name="P385">allowed to use the library. <text:s/>A more frequent case is that a free </text:p>
      <text:p text:style-name="P385">library does the same job as widely used non-free libraries. <text:s/>In this </text:p>
      <text:p text:style-name="P385">case, there is little to gain by limiting the free library to free </text:p>
      <text:p text:style-name="P385">software only, so we use the Lesser General Public License. </text:p>
      <text:p text:style-name="P385"/>
      <text:p text:style-name="P385"><text:s text:c="2"/>In other cases, permission to use a particular library in non-free </text:p>
      <text:p text:style-name="P385">programs enables a greater number of people to use a large body of </text:p>
      <text:p text:style-name="P385">free software. <text:s/>For example, permission to use the GNU C Library in </text:p>
      <text:p text:style-name="P385">non-free programs enables many more people to use the whole GNU </text:p>
      <text:p text:style-name="P385">operating system, as well as its variant, the GNU/Linux operating </text:p>
      <text:p text:style-name="P385">system. </text:p>
      <text:p text:style-name="P385"/>
      <text:p text:style-name="P385"><text:s text:c="2"/>Although the Lesser General Public License is Less protective of the </text:p>
      <text:p text:style-name="P385">users' freedom, it does ensure that the user of a program that is </text:p>
      <text:p text:style-name="P385">linked with the Library has the freedom and the wherewithal to run </text:p>
      <text:p text:style-name="P385">that program using a modified version of the Library. </text:p>
      <text:p text:style-name="P385"/>
      <text:p text:style-name="P385"><text:s text:c="2"/>The precise terms and conditions for copying, distribution and </text:p>
      <text:p text:style-name="P385">modification follow. <text:s/>Pay close attention to the difference between a </text:p>
      <text:p text:style-name="P385">"work based on the library" and a "work that uses the library". <text:s/>The </text:p>
      <text:p text:style-name="P385">former contains code derived from the library, whereas the latter must </text:p>
      <text:p text:style-name="P385">be combined with the library in order to run. </text:p>
      <text:p text:style-name="P385"/>
      <text:p text:style-name="P385">GNU LESSER GENERAL PUBLIC LICENSE </text:p>
      <text:p text:style-name="P385">TERMS AND CONDITIONS FOR COPYING, DISTRIBUTION AND MODIFICATION </text:p>
      <text:p text:style-name="P385"/>
      <text:p text:style-name="P385"><text:s text:c="2"/>0. This License Agreement applies to any software library or other </text:p>
      <text:p text:style-name="P385">program which contains a notice placed by the copyright holder or </text:p>
      <text:p text:style-name="P385">other authorized party saying it may be distributed under the terms of </text:p>
      <text:p text:style-name="P385">this Lesser General Public License (also called "this License"). </text:p>
      <text:p text:style-name="P385">Each licensee is addressed as "you". </text:p>
      <text:p text:style-name="P385"/>
      <text:p text:style-name="P385"><text:s text:c="2"/>A "library" means a collection of software functions and/or data </text:p>
      <text:p text:style-name="P385">prepared so as to be conveniently linked with application programs </text:p>
      <text:p text:style-name="P385">(which use some of those functions and data) to form executables. </text:p>
      <text:p text:style-name="P385"/>
      <text:p text:style-name="P385"><text:s text:c="2"/>The "Library", below, refers to any such software library or work </text:p>
      <text:p text:style-name="P385">which has been distributed under these terms. <text:s/>A "work based on the </text:p>
      <text:p text:style-name="P385">Library" means either the Library or any derivative work under </text:p>
      <text:p text:style-name="P385">copyright law: that is to say, a work containing the Library or a </text:p>
      <text:p text:style-name="P385">portion of it, either verbatim or with modifications and/or translated </text:p>
      <text:p text:style-name="P385"><text:soft-page-break/>straightforwardly into another language. <text:s/>(Hereinafter, translation is </text:p>
      <text:p text:style-name="P385">included without limitation in the term "modification".) </text:p>
      <text:p text:style-name="P385"/>
      <text:p text:style-name="P385"><text:s text:c="2"/>"Source code" for a work means the preferred form of the work for </text:p>
      <text:p text:style-name="P385">making modifications to it. <text:s/>For a library, complete source code means </text:p>
      <text:p text:style-name="P385">all the source code for all modules it contains, plus any associated </text:p>
      <text:p text:style-name="P385">interface definition files, plus the scripts used to control compilation </text:p>
      <text:p text:style-name="P385">and installation of the library. </text:p>
      <text:p text:style-name="P385"/>
      <text:p text:style-name="P385"><text:s text:c="2"/>Activities other than copying, distribution and modification are not </text:p>
      <text:p text:style-name="P385">covered by this License; they are outside its scope. <text:s/>The act of </text:p>
      <text:p text:style-name="P385">running a program using the Library is not restricted, and output from </text:p>
      <text:p text:style-name="P385">such a program is covered only if its contents constitute a work based </text:p>
      <text:p text:style-name="P385">on the Library (independent of the use of the Library in a tool for </text:p>
      <text:p text:style-name="P385">writing it). <text:s/>Whether that is true depends on what the Library does </text:p>
      <text:p text:style-name="P385">and what the program that uses the Library does. </text:p>
      <text:p text:style-name="P385"><text:s text:c="2"/></text:p>
      <text:p text:style-name="P385"><text:s text:c="2"/>1. You may copy and distribute verbatim copies of the Library's </text:p>
      <text:p text:style-name="P385">complete source code as you receive it, in any medium, provided that </text:p>
      <text:p text:style-name="P385">you conspicuously and appropriately publish on each copy an </text:p>
      <text:p text:style-name="P385">appropriate copyright notice and disclaimer of warranty; keep intact </text:p>
      <text:p text:style-name="P385">all the notices that refer to this License and to the absence of any </text:p>
      <text:p text:style-name="P385">warranty; and distribute a copy of this License along with the </text:p>
      <text:p text:style-name="P385">Library. </text:p>
      <text:p text:style-name="P385"/>
      <text:p text:style-name="P385"><text:s text:c="2"/>You may charge a fee for the physical act of transferring a copy, </text:p>
      <text:p text:style-name="P385">and you may at your option offer warranty protection in exchange for a </text:p>
      <text:p text:style-name="P385">fee. </text:p>
      <text:p text:style-name="P385"/>
      <text:p text:style-name="P385"><text:s text:c="2"/>2. You may modify your copy or copies of the Library or any portion </text:p>
      <text:p text:style-name="P385">of it, thus forming a work based on the Library, and copy and </text:p>
      <text:p text:style-name="P385">distribute such modifications or work under the terms of Section 1 </text:p>
      <text:p text:style-name="P385">above, provided that you also meet all of these conditions: </text:p>
      <text:p text:style-name="P385"/>
      <text:p text:style-name="P385"><text:s text:c="4"/>a) The modified work must itself be a software library. </text:p>
      <text:p text:style-name="P385"/>
      <text:p text:style-name="P385"><text:s text:c="4"/>b) You must cause the files modified to carry prominent notices </text:p>
      <text:p text:style-name="P385"><text:s text:c="4"/>stating that you changed the files and the date of any change. </text:p>
      <text:p text:style-name="P385"/>
      <text:p text:style-name="P385"><text:s text:c="4"/>c) You must cause the whole of the work to be licensed at no </text:p>
      <text:p text:style-name="P385"><text:s text:c="4"/>charge to all third parties under the terms of this License. </text:p>
      <text:p text:style-name="P385"/>
      <text:p text:style-name="P385"><text:s text:c="4"/>d) If a facility in the modified Library refers to a function or a </text:p>
      <text:p text:style-name="P385"><text:s text:c="4"/>table of data to be supplied by an application program that uses </text:p>
      <text:p text:style-name="P385"><text:s text:c="4"/>the facility, other than as an argument passed when the facility </text:p>
      <text:p text:style-name="P385"><text:s text:c="4"/>is invoked, then you must make a good faith effort to ensure that, </text:p>
      <text:p text:style-name="P385"><text:s text:c="4"/>in the event an application does not supply such function or </text:p>
      <text:p text:style-name="P385"><text:s text:c="4"/>table, the facility still operates, and performs whatever part of </text:p>
      <text:p text:style-name="P385"><text:s text:c="4"/>its purpose remains meaningful. </text:p>
      <text:p text:style-name="P385"/>
      <text:p text:style-name="P385"><text:s text:c="4"/>(For example, a function in a library to compute square roots has </text:p>
      <text:p text:style-name="P385"><text:s text:c="4"/>a purpose that is entirely well-defined independent of the </text:p>
      <text:p text:style-name="P385"><text:s text:c="4"/>application. <text:s/>Therefore, Subsection 2d requires that any </text:p>
      <text:p text:style-name="P385"><text:s text:c="4"/>application-supplied function or table used by this function must </text:p>
      <text:p text:style-name="P385"><text:s text:c="4"/>be optional: if the application does not supply it, the square </text:p>
      <text:p text:style-name="P385"><text:s text:c="4"/>root function must still compute square roots.) </text:p>
      <text:p text:style-name="P385"/>
      <text:p text:style-name="P385">These requirements apply to the modified work as a whole. <text:s/>If </text:p>
      <text:p text:style-name="P385">identifiable sections of that work are not derived from the Library, </text:p>
      <text:p text:style-name="P385">and can be reasonably considered independent and separate works in </text:p>
      <text:p text:style-name="P385"><text:soft-page-break/>themselves, then this License, and its terms, do not apply to those </text:p>
      <text:p text:style-name="P385">sections when you distribute them as separate works. <text:s/>But when you </text:p>
      <text:p text:style-name="P385">distribute the same sections as part of a whole which is a work based </text:p>
      <text:p text:style-name="P385">on the Library, the distribution of the whole must be on the terms of </text:p>
      <text:p text:style-name="P385">this License, whose permissions for other licensees extend to the </text:p>
      <text:p text:style-name="P385">entire whole, and thus to each and every part regardless of who wrote </text:p>
      <text:p text:style-name="P385">it. </text:p>
      <text:p text:style-name="P385"/>
      <text:p text:style-name="P385">Thus, it is not the intent of this section to claim rights or contest </text:p>
      <text:p text:style-name="P385">your rights to work written entirely by you; rather, the intent is to </text:p>
      <text:p text:style-name="P385">exercise the right to control the distribution of derivative or </text:p>
      <text:p text:style-name="P385">collective works based on the Library. </text:p>
      <text:p text:style-name="P385"/>
      <text:p text:style-name="P385">In addition, mere aggregation of another work not based on the Library </text:p>
      <text:p text:style-name="P385">with the Library (or with a work based on the Library) on a volume of </text:p>
      <text:p text:style-name="P385">a storage or distribution medium does not bring the other work under </text:p>
      <text:p text:style-name="P385">the scope of this License. </text:p>
      <text:p text:style-name="P385"/>
      <text:p text:style-name="P385"><text:s text:c="2"/>3. You may opt to apply the terms of the ordinary GNU General Public </text:p>
      <text:p text:style-name="P385">License instead of this License to a given copy of the Library. <text:s/>To do </text:p>
      <text:p text:style-name="P385">this, you must alter all the notices that refer to this License, so </text:p>
      <text:p text:style-name="P385">that they refer to the ordinary GNU General Public License, version 2, </text:p>
      <text:p text:style-name="P385">instead of to this License. <text:s/>(If a newer version than version 2 of the </text:p>
      <text:p text:style-name="P385">ordinary GNU General Public License has appeared, then you can specify </text:p>
      <text:p text:style-name="P385">that version instead if you wish.) <text:s/>Do not make any other change in </text:p>
      <text:p text:style-name="P385">these notices. </text:p>
      <text:p text:style-name="P385"/>
      <text:p text:style-name="P385"><text:s text:c="2"/>Once this change is made in a given copy, it is irreversible for </text:p>
      <text:p text:style-name="P385">that copy, so the ordinary GNU General Public License applies to all </text:p>
      <text:p text:style-name="P385">subsequent copies and derivative works made from that copy. </text:p>
      <text:p text:style-name="P385"/>
      <text:p text:style-name="P385"><text:s text:c="2"/>This option is useful when you wish to copy part of the code of </text:p>
      <text:p text:style-name="P385">the Library into a program that is not a library. </text:p>
      <text:p text:style-name="P385"/>
      <text:p text:style-name="P385"><text:s text:c="2"/>4. You may copy and distribute the Library (or a portion or </text:p>
      <text:p text:style-name="P385">derivative of it, under Section 2) in object code or executable form </text:p>
      <text:p text:style-name="P385">under the terms of Sections 1 and 2 above provided that you accompany </text:p>
      <text:p text:style-name="P385">it with the complete corresponding machine-readable source code, which </text:p>
      <text:p text:style-name="P385">must be distributed under the terms of Sections 1 and 2 above on a </text:p>
      <text:p text:style-name="P385">medium customarily used for software interchange. </text:p>
      <text:p text:style-name="P385"/>
      <text:p text:style-name="P385"><text:s text:c="2"/>If distribution of object code is made by offering access to copy </text:p>
      <text:p text:style-name="P385">from a designated place, then offering equivalent access to copy the </text:p>
      <text:p text:style-name="P385">source code from the same place satisfies the requirement to </text:p>
      <text:p text:style-name="P385">distribute the source code, even though third parties are not </text:p>
      <text:p text:style-name="P385">compelled to copy the source along with the object code. </text:p>
      <text:p text:style-name="P385"/>
      <text:p text:style-name="P385"><text:s text:c="2"/>5. A program that contains no derivative of any portion of the </text:p>
      <text:p text:style-name="P385">Library, but is designed to work with the Library by being compiled or </text:p>
      <text:p text:style-name="P385">linked with it, is called a "work that uses the Library". <text:s/>Such a </text:p>
      <text:p text:style-name="P385">work, in isolation, is not a derivative work of the Library, and </text:p>
      <text:p text:style-name="P385">therefore falls outside the scope of this License. </text:p>
      <text:p text:style-name="P385"/>
      <text:p text:style-name="P385"><text:s text:c="2"/>However, linking a "work that uses the Library" with the Library </text:p>
      <text:p text:style-name="P385">creates an executable that is a derivative of the Library (because it </text:p>
      <text:p text:style-name="P385">contains portions of the Library), rather than a "work that uses the </text:p>
      <text:p text:style-name="P385">library". <text:s/>The executable is therefore covered by this License. </text:p>
      <text:p text:style-name="P385">Section 6 states terms for distribution of such executables. </text:p>
      <text:p text:style-name="P385"/>
      <text:p text:style-name="P385"><text:s text:c="2"/>When a "work that uses the Library" uses material from a header file </text:p>
      <text:p text:style-name="P385"><text:soft-page-break/>that is part of the Library, the object code for the work may be a </text:p>
      <text:p text:style-name="P385">derivative work of the Library even though the source code is not. </text:p>
      <text:p text:style-name="P385">Whether this is true is especially significant if the work can be </text:p>
      <text:p text:style-name="P385">linked without the Library, or if the work is itself a library. <text:s/>The </text:p>
      <text:p text:style-name="P385">threshold for this to be true is not precisely defined by law. </text:p>
      <text:p text:style-name="P385"/>
      <text:p text:style-name="P385"><text:s text:c="2"/>If such an object file uses only numerical parameters, data </text:p>
      <text:p text:style-name="P385">structure layouts and accessors, and small macros and small inline </text:p>
      <text:p text:style-name="P385">functions (ten lines or less in length), then the use of the object </text:p>
      <text:p text:style-name="P385">file is unrestricted, regardless of whether it is legally a derivative </text:p>
      <text:p text:style-name="P385">work. <text:s/>(Executables containing this object code plus portions of the </text:p>
      <text:p text:style-name="P385">Library will still fall under Section 6.) </text:p>
      <text:p text:style-name="P385"/>
      <text:p text:style-name="P385"><text:s text:c="2"/>Otherwise, if the work is a derivative of the Library, you may </text:p>
      <text:p text:style-name="P385">distribute the object code for the work under the terms of Section 6. </text:p>
      <text:p text:style-name="P385">Any executables containing that work also fall under Section 6, </text:p>
      <text:p text:style-name="P385">whether or not they are linked directly with the Library itself. </text:p>
      <text:p text:style-name="P385"/>
      <text:p text:style-name="P385"><text:s text:c="2"/>6. As an exception to the Sections above, you may also combine or </text:p>
      <text:p text:style-name="P385">link a "work that uses the Library" with the Library to produce a </text:p>
      <text:p text:style-name="P385">work containing portions of the Library, and distribute that work </text:p>
      <text:p text:style-name="P385">under terms of your choice, provided that the terms permit </text:p>
      <text:p text:style-name="P385">modification of the work for the customer's own use and reverse </text:p>
      <text:p text:style-name="P385">engineering for debugging such modifications. </text:p>
      <text:p text:style-name="P385"/>
      <text:p text:style-name="P385"><text:s text:c="2"/>You must give prominent notice with each copy of the work that the </text:p>
      <text:p text:style-name="P385">Library is used in it and that the Library and its use are covered by </text:p>
      <text:p text:style-name="P385">this License. <text:s/>You must supply a copy of this License. <text:s/>If the work </text:p>
      <text:p text:style-name="P385">during execution displays copyright notices, you must include the </text:p>
      <text:p text:style-name="P385">copyright notice for the Library among them, as well as a reference </text:p>
      <text:p text:style-name="P385">directing the user to the copy of this License. <text:s/>Also, you must do one </text:p>
      <text:p text:style-name="P385">of these things: </text:p>
      <text:p text:style-name="P385"/>
      <text:p text:style-name="P385"><text:s text:c="4"/>a) Accompany the work with the complete corresponding </text:p>
      <text:p text:style-name="P385"><text:s text:c="4"/>machine-readable source code for the Library including whatever </text:p>
      <text:p text:style-name="P385"><text:s text:c="4"/>changes were used in the work (which must be distributed under </text:p>
      <text:p text:style-name="P385"><text:s text:c="4"/>Sections 1 and 2 above); and, if the work is an executable linked </text:p>
      <text:p text:style-name="P385"><text:s text:c="4"/>with the Library, with the complete machine-readable "work that </text:p>
      <text:p text:style-name="P385"><text:s text:c="4"/>uses the Library", as object code and/or source code, so that the </text:p>
      <text:p text:style-name="P385"><text:s text:c="4"/>user can modify the Library and then relink to produce a modified </text:p>
      <text:p text:style-name="P385"><text:s text:c="4"/>executable containing the modified Library. <text:s/>(It is understood </text:p>
      <text:p text:style-name="P385"><text:s text:c="4"/>that the user who changes the contents of definitions files in the </text:p>
      <text:p text:style-name="P385"><text:s text:c="4"/>Library will not necessarily be able to recompile the application </text:p>
      <text:p text:style-name="P385"><text:s text:c="4"/>to use the modified definitions.) </text:p>
      <text:p text:style-name="P385"/>
      <text:p text:style-name="P385"><text:s text:c="4"/>b) Use a suitable shared library mechanism for linking with the </text:p>
      <text:p text:style-name="P385"><text:s text:c="4"/>Library. <text:s/>A suitable mechanism is one that (1) uses at run time a </text:p>
      <text:p text:style-name="P385"><text:s text:c="4"/>copy of the library already present on the user's computer system, </text:p>
      <text:p text:style-name="P385"><text:s text:c="4"/>rather than copying library functions into the executable, and (2) </text:p>
      <text:p text:style-name="P385"><text:s text:c="4"/>will operate properly with a modified version of the library, if </text:p>
      <text:p text:style-name="P385"><text:s text:c="4"/>the user installs one, as long as the modified version is </text:p>
      <text:p text:style-name="P385"><text:s text:c="4"/>interface-compatible with the version that the work was made with. </text:p>
      <text:p text:style-name="P385"/>
      <text:p text:style-name="P385"><text:s text:c="4"/>c) Accompany the work with a written offer, valid for at </text:p>
      <text:p text:style-name="P385"><text:s text:c="4"/>least three years, to give the same user the materials </text:p>
      <text:p text:style-name="P385"><text:s text:c="4"/>specified in Subsection 6a, above, for a charge no more </text:p>
      <text:p text:style-name="P385"><text:s text:c="4"/>than the cost of performing this distribution. </text:p>
      <text:p text:style-name="P385"/>
      <text:p text:style-name="P385"><text:s text:c="4"/>d) If distribution of the work is made by offering access to copy </text:p>
      <text:p text:style-name="P385"><text:s text:c="4"/>from a designated place, offer equivalent access to copy the above </text:p>
      <text:p text:style-name="P385"><text:soft-page-break/><text:s text:c="4"/>specified materials from the same place. </text:p>
      <text:p text:style-name="P385"/>
      <text:p text:style-name="P385"><text:s text:c="4"/>e) Verify that the user has already received a copy of these </text:p>
      <text:p text:style-name="P385"><text:s text:c="4"/>materials or that you have already sent this user a copy. </text:p>
      <text:p text:style-name="P385"/>
      <text:p text:style-name="P385"><text:s text:c="2"/>For an executable, the required form of the "work that uses the </text:p>
      <text:p text:style-name="P385">Library" must include any data and utility programs needed for </text:p>
      <text:p text:style-name="P385">reproducing the executable from it. <text:s/>However, as a special exception, </text:p>
      <text:p text:style-name="P385">the materials to be distributed need not include anything that is </text:p>
      <text:p text:style-name="P385">normally distributed (in either source or binary form) with the major </text:p>
      <text:p text:style-name="P385">components (compiler, kernel, and so on) of the operating system on </text:p>
      <text:p text:style-name="P385">which the executable runs, unless that component itself accompanies </text:p>
      <text:p text:style-name="P385">the executable. </text:p>
      <text:p text:style-name="P385"/>
      <text:p text:style-name="P385"><text:s text:c="2"/>It may happen that this requirement contradicts the license </text:p>
      <text:p text:style-name="P385">restrictions of other proprietary libraries that do not normally </text:p>
      <text:p text:style-name="P385">accompany the operating system. <text:s/>Such a contradiction means you cannot </text:p>
      <text:p text:style-name="P385">use both them and the Library together in an executable that you </text:p>
      <text:p text:style-name="P385">distribute. </text:p>
      <text:p text:style-name="P385"/>
      <text:p text:style-name="P385"><text:s text:c="2"/>7. You may place library facilities that are a work based on the </text:p>
      <text:p text:style-name="P385">Library side-by-side in a single library together with other library </text:p>
      <text:p text:style-name="P385">facilities not covered by this License, and distribute such a combined </text:p>
      <text:p text:style-name="P385">library, provided that the separate distribution of the work based on </text:p>
      <text:p text:style-name="P385">the Library and of the other library facilities is otherwise </text:p>
      <text:p text:style-name="P385">permitted, and provided that you do these two things: </text:p>
      <text:p text:style-name="P385"/>
      <text:p text:style-name="P385"><text:s text:c="4"/>a) Accompany the combined library with a copy of the same work </text:p>
      <text:p text:style-name="P385"><text:s text:c="4"/>based on the Library, uncombined with any other library </text:p>
      <text:p text:style-name="P385"><text:s text:c="4"/>facilities. <text:s/>This must be distributed under the terms of the </text:p>
      <text:p text:style-name="P385"><text:s text:c="4"/>Sections above. </text:p>
      <text:p text:style-name="P385"/>
      <text:p text:style-name="P385"><text:s text:c="4"/>b) Give prominent notice with the combined library of the fact </text:p>
      <text:p text:style-name="P385"><text:s text:c="4"/>that part of it is a work based on the Library, and explaining </text:p>
      <text:p text:style-name="P385"><text:s text:c="4"/>where to find the accompanying uncombined form of the same work. </text:p>
      <text:p text:style-name="P385"/>
      <text:p text:style-name="P385"><text:s text:c="2"/>8. You may not copy, modify, sublicense, link with, or distribute </text:p>
      <text:p text:style-name="P385">the Library except as expressly provided under this License. <text:s/>Any </text:p>
      <text:p text:style-name="P385">attempt otherwise to copy, modify, sublicense, link with, or </text:p>
      <text:p text:style-name="P385">distribute the Library is void, and will automatically terminate your </text:p>
      <text:p text:style-name="P385">rights under this License. <text:s/>However, parties who have received copies, </text:p>
      <text:p text:style-name="P385">or rights, from you under this License will not have their licenses </text:p>
      <text:p text:style-name="P385">terminated so long as such parties remain in full compliance. </text:p>
      <text:p text:style-name="P385"/>
      <text:p text:style-name="P385"><text:s text:c="2"/>9. You are not required to accept this License, since you have not </text:p>
      <text:p text:style-name="P385">signed it. <text:s/>However, nothing else grants you permission to modify or </text:p>
      <text:p text:style-name="P385">distribute the Library or its derivative works. <text:s/>These actions are </text:p>
      <text:p text:style-name="P385">prohibited by law if you do not accept this License. <text:s/>Therefore, by </text:p>
      <text:p text:style-name="P385">modifying or distributing the Library (or any work based on the </text:p>
      <text:p text:style-name="P385">Library), you indicate your acceptance of this License to do so, and </text:p>
      <text:p text:style-name="P385">all its terms and conditions for copying, distributing or modifying </text:p>
      <text:p text:style-name="P385">the Library or works based on it. </text:p>
      <text:p text:style-name="P385"/>
      <text:p text:style-name="P385"><text:s text:c="2"/>10. Each time you redistribute the Library (or any work based on the </text:p>
      <text:p text:style-name="P385">Library), the recipient automatically receives a license from the </text:p>
      <text:p text:style-name="P385">original licensor to copy, distribute, link with or modify the Library </text:p>
      <text:p text:style-name="P385">subject to these terms and conditions. <text:s/>You may not impose any further </text:p>
      <text:p text:style-name="P385">restrictions on the recipients' exercise of the rights granted herein. </text:p>
      <text:p text:style-name="P385">You are not responsible for enforcing compliance by third parties with </text:p>
      <text:p text:style-name="P385">this License. </text:p>
      <text:p text:style-name="P385"><text:soft-page-break/><text:s/></text:p>
      <text:p text:style-name="P385"><text:s text:c="2"/>11. If, as a consequence of a court judgment or allegation of patent </text:p>
      <text:p text:style-name="P385">infringement or for any other reason (not limited to patent issues), </text:p>
      <text:p text:style-name="P385">conditions are imposed on you (whether by court order, agreement or </text:p>
      <text:p text:style-name="P385">otherwise) that contradict the conditions of this License, they do not </text:p>
      <text:p text:style-name="P385">excuse you from the conditions of this License. <text:s/>If you cannot </text:p>
      <text:p text:style-name="P385">distribute so as to satisfy simultaneously your obligations under this </text:p>
      <text:p text:style-name="P385">License and any other pertinent obligations, then as a consequence you </text:p>
      <text:p text:style-name="P385">may not distribute the Library at all. <text:s/>For example, if a patent </text:p>
      <text:p text:style-name="P385">license would not permit royalty-free redistribution of the Library by </text:p>
      <text:p text:style-name="P385">all those who receive copies directly or indirectly through you, then </text:p>
      <text:p text:style-name="P385">the only way you could satisfy both it and this License would be to </text:p>
      <text:p text:style-name="P385">refrain entirely from distribution of the Library. </text:p>
      <text:p text:style-name="P385"/>
      <text:p text:style-name="P385">If any portion of this section is held invalid or unenforceable under any </text:p>
      <text:p text:style-name="P385">particular circumstance, the balance of the section is intended to apply, </text:p>
      <text:p text:style-name="P385">and the section as a whole is intended to apply in other circumstances. </text:p>
      <text:p text:style-name="P385"/>
      <text:p text:style-name="P385">It is not the purpose of this section to induce you to infringe any </text:p>
      <text:p text:style-name="P385">patents or other property right claims or to contest validity of any </text:p>
      <text:p text:style-name="P385">such claims; this section has the sole purpose of protecting the </text:p>
      <text:p text:style-name="P385">integrity of the free software distribution system which is </text:p>
      <text:p text:style-name="P385">implemented by public license practices. <text:s/>Many people have made </text:p>
      <text:p text:style-name="P385">generous contributions to the wide range of software distributed </text:p>
      <text:p text:style-name="P385">through that system in reliance on consistent application of that </text:p>
      <text:p text:style-name="P385">system; it is up to the author/donor to decide if he or she is willing </text:p>
      <text:p text:style-name="P385">to distribute software through any other system and a licensee cannot </text:p>
      <text:p text:style-name="P385">impose that choice. </text:p>
      <text:p text:style-name="P385"/>
      <text:p text:style-name="P385">This section is intended to make thoroughly clear what is believed to </text:p>
      <text:p text:style-name="P385">be a consequence of the rest of this License. </text:p>
      <text:p text:style-name="P385"/>
      <text:p text:style-name="P385"><text:s text:c="2"/>12. If the distribution and/or use of the Library is restricted in </text:p>
      <text:p text:style-name="P385">certain countries either by patents or by copyrighted interfaces, the </text:p>
      <text:p text:style-name="P385">original copyright holder who places the Library under this License may add </text:p>
      <text:p text:style-name="P385">an explicit geographical distribution limitation excluding those countries, </text:p>
      <text:p text:style-name="P385">so that distribution is permitted only in or among countries not thus </text:p>
      <text:p text:style-name="P385">excluded. <text:s/>In such case, this License incorporates the limitation as if </text:p>
      <text:p text:style-name="P385">written in the body of this License. </text:p>
      <text:p text:style-name="P385"/>
      <text:p text:style-name="P385"><text:s text:c="2"/>13. The Free Software Foundation may publish revised and/or new </text:p>
      <text:p text:style-name="P385">versions of the Lesser General Public License from time to time. </text:p>
      <text:p text:style-name="P385">Such new versions will be similar in spirit to the present version, </text:p>
      <text:p text:style-name="P385">but may differ in detail to address new problems or concerns. </text:p>
      <text:p text:style-name="P385"/>
      <text:p text:style-name="P385">Each version is given a distinguishing version number. <text:s/>If the Library </text:p>
      <text:p text:style-name="P385">specifies a version number of this License which applies to it and </text:p>
      <text:p text:style-name="P385">"any later version", you have the option of following the terms and </text:p>
      <text:p text:style-name="P385">conditions either of that version or of any later version published by </text:p>
      <text:p text:style-name="P385">the Free Software Foundation. <text:s/>If the Library does not specify a </text:p>
      <text:p text:style-name="P385">license version number, you may choose any version ever published by </text:p>
      <text:p text:style-name="P385">the Free Software Foundation. </text:p>
      <text:p text:style-name="P385"/>
      <text:p text:style-name="P385"><text:s text:c="2"/>14. If you wish to incorporate parts of the Library into other free </text:p>
      <text:p text:style-name="P385">programs whose distribution conditions are incompatible with these, </text:p>
      <text:p text:style-name="P385">write to the author to ask for permission. <text:s/>For software which is </text:p>
      <text:p text:style-name="P385">copyrighted by the Free Software Foundation, write to the Free </text:p>
      <text:p text:style-name="P385">Software Foundation; we sometimes make exceptions for this. <text:s/>Our </text:p>
      <text:p text:style-name="P385">decision will be guided by the two goals of preserving the free status </text:p>
      <text:p text:style-name="P385">of all derivatives of our free software and of promoting the sharing </text:p>
      <text:p text:style-name="P385"><text:soft-page-break/>and reuse of software generally. </text:p>
      <text:p text:style-name="P385"/>
      <text:p text:style-name="P385">NO WARRANTY </text:p>
      <text:p text:style-name="P385"/>
      <text:p text:style-name="P385"><text:s text:c="2"/>15. BECAUSE THE LIBRARY IS LICENSED FREE OF CHARGE, THERE IS NO </text:p>
      <text:p text:style-name="P385">WARRANTY FOR THE LIBRARY, TO THE EXTENT PERMITTED BY APPLICABLE LAW. </text:p>
      <text:p text:style-name="P385">EXCEPT WHEN OTHERWISE STATED IN WRITING THE COPYRIGHT HOLDERS AND/OR </text:p>
      <text:p text:style-name="P385">OTHER PARTIES PROVIDE THE LIBRARY "AS IS" WITHOUT WARRANTY OF ANY </text:p>
      <text:p text:style-name="P385">KIND, EITHER EXPRESSED OR IMPLIED, INCLUDING, BUT NOT LIMITED TO, THE </text:p>
      <text:p text:style-name="P385">IMPLIED WARRANTIES OF MERCHANTABILITY AND FITNESS FOR A PARTICULAR </text:p>
      <text:p text:style-name="P385">PURPOSE. <text:s/>THE ENTIRE RISK AS TO THE QUALITY AND PERFORMANCE OF THE </text:p>
      <text:p text:style-name="P385">LIBRARY IS WITH YOU. <text:s/>SHOULD THE LIBRARY PROVE DEFECTIVE, YOU ASSUME </text:p>
      <text:p text:style-name="P385">THE COST OF ALL NECESSARY SERVICING, REPAIR OR CORRECTION. </text:p>
      <text:p text:style-name="P385"/>
      <text:p text:style-name="P385"><text:s text:c="2"/>16. IN NO EVENT UNLESS REQUIRED BY APPLICABLE LAW OR AGREED TO IN </text:p>
      <text:p text:style-name="P385">WRITING WILL ANY COPYRIGHT HOLDER, OR ANY OTHER PARTY WHO MAY MODIFY </text:p>
      <text:p text:style-name="P385">AND/OR REDISTRIBUTE THE LIBRARY AS PERMITTED ABOVE, BE LIABLE TO YOU </text:p>
      <text:p text:style-name="P385">FOR DAMAGES, INCLUDING ANY GENERAL, SPECIAL, INCIDENTAL OR </text:p>
      <text:p text:style-name="P385">CONSEQUENTIAL DAMAGES ARISING OUT OF THE USE OR INABILITY TO USE THE </text:p>
      <text:p text:style-name="P385">LIBRARY (INCLUDING BUT NOT LIMITED TO LOSS OF DATA OR DATA BEING </text:p>
      <text:p text:style-name="P385">RENDERED INACCURATE OR LOSSES SUSTAINED BY YOU OR THIRD PARTIES OR A </text:p>
      <text:p text:style-name="P385">FAILURE OF THE LIBRARY TO OPERATE WITH ANY OTHER SOFTWARE), EVEN IF </text:p>
      <text:p text:style-name="P385">SUCH HOLDER OR OTHER PARTY HAS BEEN ADVISED OF THE POSSIBILITY OF SUCH </text:p>
      <text:p text:style-name="P385">DAMAGES. </text:p>
      <text:p text:style-name="P385"/>
      <text:p text:style-name="P385">END OF TERMS AND CONDITIONS </text:p>
      <text:p text:style-name="P385"/>
      <text:p text:style-name="P385">How to Apply These Terms to Your New Libraries </text:p>
      <text:p text:style-name="P385"/>
      <text:p text:style-name="P385"><text:s text:c="2"/>If you develop a new library, and you want it to be of the greatest </text:p>
      <text:p text:style-name="P385">possible use to the public, we recommend making it free software that </text:p>
      <text:p text:style-name="P385">everyone can redistribute and change. <text:s/>You can do so by permitting </text:p>
      <text:p text:style-name="P385">redistribution under these terms (or, alternatively, under the terms of the </text:p>
      <text:p text:style-name="P385">ordinary General Public License). </text:p>
      <text:p text:style-name="P385"/>
      <text:p text:style-name="P385"><text:s text:c="2"/>To apply these terms, attach the following notices to the library. <text:s/>It is </text:p>
      <text:p text:style-name="P385">safest to attach them to the start of each source file to most effectively </text:p>
      <text:p text:style-name="P385">convey the exclusion of warranty; and each file should have at least the </text:p>
      <text:p text:style-name="P385">"copyright" line and a pointer to where the full notice is found. </text:p>
      <text:p text:style-name="P385"/>
      <text:p text:style-name="P385"><text:s text:c="4"/></text:p>
      <text:p text:style-name="P385"><text:s text:c="4"/>Copyright (C) <text:s text:c="2"/></text:p>
      <text:p text:style-name="P385"/>
      <text:p text:style-name="P385"><text:s text:c="4"/>This library is free software; you can redistribute it and/or </text:p>
      <text:p text:style-name="P385"><text:s text:c="4"/>modify it under the terms of the GNU Lesser General Public </text:p>
      <text:p text:style-name="P385"><text:s text:c="4"/>License as published by the Free Software Foundation; either </text:p>
      <text:p text:style-name="P385"><text:s text:c="4"/>version 2.1 of the License, or (at your option) any later version. </text:p>
      <text:p text:style-name="P385"/>
      <text:p text:style-name="P385"><text:s text:c="4"/>This library is distributed in the hope that it will be useful, </text:p>
      <text:p text:style-name="P385"><text:s text:c="4"/>but WITHOUT ANY WARRANTY; without even the implied warranty of </text:p>
      <text:p text:style-name="P385"><text:s text:c="4"/>MERCHANTABILITY or FITNESS FOR A PARTICULAR PURPOSE. <text:s/>See the GNU </text:p>
      <text:p text:style-name="P385"><text:s text:c="4"/>Lesser General Public License for more details. </text:p>
      <text:p text:style-name="P385"/>
      <text:p text:style-name="P385"><text:s text:c="4"/>You should have received a copy of the GNU Lesser General Public </text:p>
      <text:p text:style-name="P385"><text:s text:c="4"/>License along with this library; if not, write to the Free Software </text:p>
      <text:p text:style-name="P385"><text:s text:c="4"/>Foundation, Inc., 59 Temple Place, Suite 330, Boston, MA <text:s/>02111-1307 <text:s/>USA </text:p>
      <text:p text:style-name="P385"/>
      <text:p text:style-name="P385">Also add information on how to contact you by electronic and paper mail. </text:p>
      <text:p text:style-name="P385"/>
      <text:p text:style-name="P385">You should also get your employer (if you work as a programmer) or your </text:p>
      <text:p text:style-name="P385"><text:soft-page-break/>school, if any, to sign a "copyright disclaimer" for the library, if </text:p>
      <text:p text:style-name="P385">necessary. <text:s/>Here is a sample; alter the names: </text:p>
      <text:p text:style-name="P385"/>
      <text:p text:style-name="P385"><text:s text:c="2"/>Yoyodyne, Inc., hereby disclaims all copyright interest in the </text:p>
      <text:p text:style-name="P385"><text:s text:c="2"/>library `Frob' (a library for tweaking knobs) written by James Random Hacker. </text:p>
      <text:p text:style-name="P385"/>
      <text:p text:style-name="P385"><text:s text:c="2"/>, 1 April 1990 </text:p>
      <text:p text:style-name="P385"><text:s text:c="2"/>Ty Coon, President of Vice </text:p>
      <text:p text:style-name="P385"/>
      <text:p text:style-name="P385">That's all there is to it! </text:p>
      <text:h text:style-name="Heading_20_2" text:outline-level="2"><text:alphabetical-index-mark-start text:id="IMark113358744"/>Perl Compatible Regular Expression Library License<text:alphabetical-index-mark-end text:id="IMark113358744"/></text:h>
      <text:p text:style-name="P168">Programs written with the MDH may call upon the Perl Compatible Regular Expression Library. In some cases, this library is distributed with the Mumps Compiler. The PCRE Library is not covered by the GNU GPL/LGPL Licenses but, rather, by the license shownn below. The following is the PCRE license:</text:p>
      <text:p text:style-name="P168"/>
      <text:p text:style-name="P516">PCRE LICENCE</text:p>
      <text:p text:style-name="P379">------------</text:p>
      <text:p text:style-name="P379">PCRE is a library of functions to support regular expressions whose syntax</text:p>
      <text:p text:style-name="P379">and semantics are as close as possible to those of the Perl 5 language.</text:p>
      <text:p text:style-name="P379">Written by: Philip Hazel </text:p>
      <text:p text:style-name="P379">University of Cambridge Computing Service,</text:p>
      <text:p text:style-name="P379">Cambridge, England. Phone: +44 1223 334714.</text:p>
      <text:p text:style-name="P379">Copyright (c) 1997-2001 University of Cambridge</text:p>
      <text:p text:style-name="P379">Permission is granted to anyone to use this software for any purpose on any</text:p>
      <text:p text:style-name="P379">computer system, and to redistribute it freely, subject to the following</text:p>
      <text:p text:style-name="P379">restrictions:</text:p>
      <text:p text:style-name="P379">1. This software is distributed in the hope that it will be useful,</text:p>
      <text:p text:style-name="P380"><text:s text:c="3"/><text:span text:style-name="T192">but WITHOUT ANY WARRANTY; without even the implied warranty of</text:span></text:p>
      <text:p text:style-name="P380"><text:s text:c="3"/><text:span text:style-name="T192">MERCHANTABILITY or FITNESS FOR A PARTICULAR PURPOSE.</text:span></text:p>
      <text:p text:style-name="P379">2. The origin of this software must not be misrepresented, either by</text:p>
      <text:p text:style-name="P380"><text:s text:c="3"/><text:span text:style-name="T192">explicit claim or by omission. In practice, this means that if you use</text:span></text:p>
      <text:p text:style-name="P380"><text:s text:c="3"/><text:span text:style-name="T192">PCRE in software which you distribute to others, commercially or</text:span></text:p>
      <text:p text:style-name="P380"><text:s text:c="3"/><text:span text:style-name="T192">otherwise, you must put a sentence like this</text:span></text:p>
      <text:p text:style-name="P380"><text:s text:c="5"/><text:span text:style-name="T192">Regular expression support is provided by the PCRE library package,</text:span></text:p>
      <text:p text:style-name="P380"><text:s text:c="5"/><text:span text:style-name="T192">which is open source software, written by Philip Hazel, and copyright</text:span></text:p>
      <text:p text:style-name="P380"><text:s text:c="5"/><text:span text:style-name="T192">by the University of Cambridge, England.</text:span></text:p>
      <text:p text:style-name="P380"><text:s text:c="3"/><text:span text:style-name="T192">somewhere reasonably visible in your documentation and in any relevant</text:span></text:p>
      <text:p text:style-name="P380"><text:s text:c="3"/><text:span text:style-name="T192">files or online help data or similar. A reference to the ftp site for</text:span></text:p>
      <text:p text:style-name="P380"><text:s text:c="3"/><text:span text:style-name="T192">the source, that is, to</text:span></text:p>
      <text:p text:style-name="P380"><text:s text:c="5"/><text:span text:style-name="T192">ftp://ftp.csx.cam.ac.uk/pub/software/programming/pcre/</text:span></text:p>
      <text:p text:style-name="P380"><text:s text:c="3"/><text:span text:style-name="T192">should also be given in the documentation.</text:span></text:p>
      <text:p text:style-name="P379">3. Altered versions must be plainly marked as such, and must not be</text:p>
      <text:p text:style-name="P380"><text:s text:c="3"/><text:span text:style-name="T192">misrepresented as being the original software.</text:span></text:p>
      <text:p text:style-name="P379">4. If PCRE is embedded in any software that is released under the GNU</text:p>
      <text:p text:style-name="P380"><text:s text:c="3"/><text:span text:style-name="T192">General Purpose Licence (GPL), or Lesser General Purpose Licence (LGPL),</text:span></text:p>
      <text:p text:style-name="P380"><text:s text:c="3"/><text:span text:style-name="T192">then the terms of that licence shall supersede any condition above with</text:span></text:p>
      <text:p text:style-name="P380"><text:s text:c="3"/><text:span text:style-name="T192">which it is incompatible.</text:span></text:p>
      <text:p text:style-name="P379">The documentation for PCRE, supplied in the "doc" directory, is distributed</text:p>
      <text:p text:style-name="P379">under the same terms as the software itself.</text:p>
      <text:p text:style-name="P489">End</text:p>
      <text:p text:style-name="Standard"/>
      <text:alphabetical-index text:style-name="Sect2" text:protected="true" text:name="Alphabetical Index1">
        <text:alphabetical-index-source text:main-entry-style-name="Main_20_index_20_entry" text:combine-entries-with-pp="fals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717">Alphabetical Index</text:p>
          </text:index-title>
          <text:p text:style-name="P718">52 bit fraction<text:tab/>78</text:p>
          <text:p text:style-name="P718">absolute value<text:tab/>54</text:p>
          <text:p text:style-name="P718">ACID<text:tab/>10, 18</text:p>
          <text:p text:style-name="P718">Added Builtin SQL Variables<text:tab/>34</text:p>
          <text:p text:style-name="P718">alignment<text:tab/>68</text:p>
          <text:p text:style-name="P718">All Configure Options<text:tab/>25</text:p>
          <text:p text:style-name="P718">Apache<text:tab/>23</text:p>
          <text:p text:style-name="P718">arc cosine<text:tab/>54</text:p>
          <text:p text:style-name="P718">Arc sine<text:tab/>54</text:p>
          <text:p text:style-name="P718">Arc tangent<text:tab/>54</text:p>
          <text:p text:style-name="P718">Array Index Collating Sequence<text:tab/>45</text:p>
          <text:p text:style-name="P718">ASCII<text:tab/>56</text:p>
          <text:p text:style-name="P718">Ascii( [INT] )<text:tab/>82</text:p>
          <text:p text:style-name="P718">Assign(global)<text:tab/>82</text:p>
          <text:p text:style-name="P718">Avg()<text:tab/>82</text:p>
          <text:p text:style-name="P718">backreferences<text:tab/>64</text:p>
          <text:p text:style-name="P718">Base 10 log<text:tab/>55</text:p>
          <text:p text:style-name="P718">Base 2 log<text:tab/>55</text:p>
          <text:p text:style-name="P718">basename<text:tab/>53</text:p>
          <text:p text:style-name="P718">Bash Functions<text:tab/>53</text:p>
          <text:p text:style-name="P718">Begin Transaction<text:tab/>10</text:p>
          <text:p text:style-name="P718">blanks<text:tab/>56, 57</text:p>
          <text:p text:style-name="P718">bool ZTell(FILE *file)<text:tab/>93</text:p>
          <text:p text:style-name="P718">Boyer-Moore-Gosper Function<text:tab/>64</text:p>
          <text:p text:style-name="P718">btree<text:tab/>57</text:p>
          <text:p text:style-name="P718">buffer<text:tab/>58</text:p>
          <text:p text:style-name="P718">buffers<text:tab/>57</text:p>
          <text:p text:style-name="P718">BuildMumpsWithGlobalsInMySQL.script<text:tab/>15</text:p>
          <text:p text:style-name="P718">BuildMumpsWithGlobalsInPostgreSQL.script<text:tab/>17</text:p>
          <text:p text:style-name="P718">BuildMumpsWithGlobalsInSharedNative.script<text:tab/>11</text:p>
          <text:p text:style-name="P718">BuildMumpsWithGlobalsSingleUserNative.script<text:tab/>11</text:p>
          <text:p text:style-name="P718">BuildMumpsWithNativeClientServer.script<text:tab/>10</text:p>
          <text:p text:style-name="P718">C++ container<text:tab/>70</text:p>
          <text:p text:style-name="P718">cache hit ratio<text:tab/>57</text:p>
          <text:p text:style-name="P718">centroid vector<text:tab/>61</text:p>
          <text:p text:style-name="P718">Centroid(global B)<text:tab/>82</text:p>
          <text:p text:style-name="P718">cgi-bin<text:tab/>57</text:p>
          <text:p text:style-name="P718">Command Line Interpreter mysql<text:tab/>17</text:p>
          <text:p text:style-name="P718">Command Line Interpreter psql<text:tab/>18</text:p>
          <text:p text:style-name="P718">commit<text:tab/>22</text:p>
          <text:p text:style-name="P718">Commit<text:tab/>10</text:p>
          <text:p text:style-name="P718">Compiling Large Programs<text:tab/>47</text:p>
          <text:p text:style-name="P718">Concat(char *)<text:tab/>83</text:p>
          <text:p text:style-name="P718">ConfigureMysql.script<text:tab/>15</text:p>
          <text:p text:style-name="P718">ConfigureNative.script<text:tab/>10, 11</text:p>
          <text:p text:style-name="P718">ConfigurePostgresql.script<text:tab/>17, 19</text:p>
          <text:p text:style-name="P718">Correlation Functions<text:tab/>69</text:p>
          <text:p text:style-name="P718">Cosine<text:tab/>54, 63</text:p>
          <text:p text:style-name="P718">Count()<text:tab/>83</text:p>
          <text:p text:style-name="P718">database<text:tab/>52</text:p>
          <text:p text:style-name="P718">Date functions<text:tab/>55</text:p>
          <text:p text:style-name="P718">Debian<text:tab/>7</text:p>
          <text:p text:style-name="P718">Dice<text:tab/>63</text:p>
          <text:p text:style-name="P718">DocCorrelate(global B,<text:tab/>83</text:p>
          <text:p text:style-name="P718">document vectors<text:tab/>63</text:p>
          <text:p text:style-name="P718">Document-Document matrix<text:tab/>70</text:p>
          <text:p text:style-name="P718">dump<text:tab/>56</text:p>
          <text:p text:style-name="P718">dump file<text:tab/>56</text:p>
          <text:p text:style-name="P718">Eval()<text:tab/>85</text:p>
          <text:p text:style-name="P718">exponent<text:tab/>55</text:p>
          <text:p text:style-name="P718">exponential<text:tab/>54</text:p>
          <text:p text:style-name="P718">Exponential<text:tab/>54</text:p>
          <text:p text:style-name="P718">Exponential base 10<text:tab/>55</text:p>
          <text:p text:style-name="P718">Exponential base 2<text:tab/>54</text:p>
          <text:p text:style-name="P718">exponential format<text:tab/>40</text:p>
          <text:p text:style-name="P718">extended precision<text:tab/>78</text:p>
          <text:p text:style-name="P718">Extract( [INT [,INT] ] )<text:tab/>84</text:p>
          <text:p text:style-name="P718">file<text:tab/>56</text:p>
          <text:p text:style-name="P718">File Names<text:tab/>45</text:p>
          <text:p text:style-name="P718">File Names Containing Directory Information<text:tab/>45</text:p>
          <text:p text:style-name="P718">file pointer<text:tab/>57</text:p>
          <text:p text:style-name="P718">files<text:tab/>52</text:p>
          <text:p text:style-name="P718">Find(STR [,INT] )<text:tab/>85</text:p>
          <text:p text:style-name="P718">floating point numbers<text:tab/>24</text:p>
          <text:p text:style-name="P718">Format SQL Table<text:tab/>33</text:p>
          <text:p text:style-name="P718">fractional precision<text:tab/>40</text:p>
          <text:p text:style-name="P718">ftello<text:tab/>58</text:p>
          <text:p text:style-name="P718">Functions<text:tab/>81</text:p>
          <text:p text:style-name="P718">General Relational Database Options<text:tab/>26</text:p>
          <text:p text:style-name="P718">global array tree and data files<text:tab/>52</text:p>
          <text:p text:style-name="P718">Global Data Objects<text:tab/>78</text:p>
          <text:p text:style-name="P718">GNU MPFR library<text:tab/>78</text:p>
          <text:p text:style-name="P718">GNU MPFR library12<text:tab/>25</text:p>
          <text:p text:style-name="P718">GNU multiple precision arithmetic library<text:tab/>78</text:p>
          <text:p text:style-name="P718">GNU multiple precision arithmetic library11<text:tab/>25</text:p>
          <text:p text:style-name="P718">GPL/LGPL<text:tab/>77</text:p>
          <text:p text:style-name="P718">Gregorian<text:tab/>55</text:p>
          <text:p text:style-name="P718">Gregorian date<text:tab/>55</text:p>
          <text:p text:style-name="P718">hardware precision<text:tab/>78</text:p>
          <text:p text:style-name="P718">Horolog()<text:tab/>85</text:p>
          <text:p text:style-name="P718">HTML<text:tab/>57</text:p>
          <text:p text:style-name="P718">IDF(double DocCount)<text:tab/>85</text:p>
          <text:p text:style-name="P718">Implementation Notes<text:tab/>40</text:p>
          <text:p text:style-name="P718">Initialization of a Mumps Relational Database<text:tab/>14</text:p>
          <text:p text:style-name="P718">Installing PostgreSQL<text:tab/>19</text:p>
          <text:p text:style-name="P718">int<text:tab/>24</text:p>
          <text:p text:style-name="P718">Integer arithmetic<text:tab/>24</text:p>
          <text:p text:style-name="P718">internal buffer<text:tab/>58, 59</text:p>
          <text:p text:style-name="P718">Inverse Document Frequency score<text:tab/>68</text:p>
          <text:p text:style-name="P718">January 1, 1970<text:tab/>55</text:p>
          <text:p text:style-name="P718">Job command<text:tab/>45</text:p>
          <text:p text:style-name="P718">Julian date<text:tab/>55</text:p>
          <text:p text:style-name="P718">Justify(INT [,INT] )<text:tab/>85</text:p>
          <text:p text:style-name="P718">Kill Command in MySQL<text:tab/>17</text:p>
          <text:p text:style-name="P718">Kill()<text:tab/>86</text:p>
          <text:p text:style-name="P718">left justifies<text:tab/>57</text:p>
          <text:p text:style-name="P718">Length( [STR ] )<text:tab/>86</text:p>
          <text:p text:style-name="P718">libmpscpp.h<text:tab/>77</text:p>
          <text:p text:style-name="P718">limit to integer precision<text:tab/>40</text:p>
          <text:p text:style-name="P718">Line Continuation<text:tab/>44</text:p>
          <text:p text:style-name="P718">Linux time<text:tab/>55</text:p>
          <text:p text:style-name="P718">listen_address<text:tab/>20</text:p>
          <text:p text:style-name="P718">Lock Command<text:tab/>44</text:p>
          <text:p text:style-name="P718">logarithm<text:tab/>55</text:p>
          <text:p text:style-name="P718">logarithms<text:tab/>54</text:p>
          <text:p text:style-name="P718">Math Functions<text:tab/>54</text:p>
          <text:p text:style-name="P718">Max()<text:tab/>86</text:p>
          <text:p text:style-name="P718">Min()<text:tab/>86</text:p>
          <text:p text:style-name="P718">Modulo Operator<text:tab/>40</text:p>
          <text:p text:style-name="P718">Mstring Data Objects<text:tab/>77</text:p>
          <text:p text:style-name="P718">multiple blanks<text:tab/>56</text:p>
          <text:p text:style-name="P718">Multiply(global, global)<text:tab/>86</text:p>
          <text:p text:style-name="P718">Mumps CLI Interpreter<text:tab/>28</text:p>
          <text:p text:style-name="P718">Mumps Programs<text:tab/>30</text:p>
          <text:p text:style-name="P718">mumpsd<text:tab/>11</text:p>
          <text:p text:style-name="P718">MySQL options<text:tab/>26</text:p>
          <text:p text:style-name="P718">MySQL Performance Tuning<text:tab/>17</text:p>
          <text:p text:style-name="P718">MySQL Resident Global Arrays<text:tab/>17</text:p>
          <text:p text:style-name="P718">Naked indicator<text:tab/>44</text:p>
          <text:p text:style-name="P718">Name()<text:tab/>87</text:p>
          <text:p text:style-name="P718">Native Database Options<text:tab/>26</text:p>
          <text:p text:style-name="P718">native global arrays<text:tab/>52</text:p>
          <text:p text:style-name="P718">Natural log<text:tab/>55</text:p>
          <text:p text:style-name="P718">natural logarithm<text:tab/>55</text:p>
          <text:p text:style-name="P718">offset<text:tab/>58</text:p>
          <text:p text:style-name="P718">open<text:tab/>72</text:p>
          <text:p text:style-name="P718">Operators<text:tab/>79</text:p>
          <text:p text:style-name="P718">padding<text:tab/>57</text:p>
          <text:p text:style-name="P718">pattern<text:tab/>66</text:p>
          <text:p text:style-name="P718">Pattern(STR)<text:tab/>87</text:p>
          <text:p text:style-name="P718">Perl<text:tab/>64</text:p>
          <text:p text:style-name="P718">Perl Compatible Regular Expression Library License<text:tab/>120</text:p>
          <text:p text:style-name="P718">Piece(STR, INT [,INT] )<text:tab/>87</text:p>
          <text:p text:style-name="P718">PostgreSQL Configuration<text:tab/>19</text:p>
          <text:p text:style-name="P718">PostgreSQL Database Option<text:tab/>17</text:p>
          <text:p text:style-name="P718">PostgreSQL options<text:tab/>26</text:p>
          <text:p text:style-name="P718">PostgreSQL Options<text:tab/>18</text:p>
          <text:p text:style-name="P718">PostgreSQL Specific Mumps Install Options<text:tab/>19</text:p>
          <text:p text:style-name="P718">PostgreSQL Transaction Limit<text:tab/>23</text:p>
          <text:p text:style-name="P718">Power function<text:tab/>55</text:p>
          <text:p text:style-name="P718">precision<text:tab/>25</text:p>
          <text:p text:style-name="P718">psql<text:tab/>18</text:p>
          <text:p text:style-name="P718"><text:soft-page-break/>Qlength(mstring ref)<text:tab/>88</text:p>
          <text:p text:style-name="P718">Qsubscript(int)<text:tab/>88</text:p>
          <text:p text:style-name="P718">Query()<text:tab/>88</text:p>
          <text:p text:style-name="P718">Quick PostgreSQL Installation<text:tab/>19</text:p>
          <text:p text:style-name="P718">radians<text:tab/>54</text:p>
          <text:p text:style-name="P718">random number generator<text:tab/>58</text:p>
          <text:p text:style-name="P718">readline<text:tab/>28</text:p>
          <text:p text:style-name="P718">ReadLine()<text:tab/>88</text:p>
          <text:p text:style-name="P718">restore<text:tab/>56</text:p>
          <text:p text:style-name="P718">Rollback<text:tab/>10</text:p>
          <text:p text:style-name="P718">Rounding<text:tab/>40</text:p>
          <text:p text:style-name="P718">Running a Mumps Program<text:tab/>28</text:p>
          <text:p text:style-name="P718">Scan Functions<text:tab/>59</text:p>
          <text:p text:style-name="P718">seed<text:tab/>58</text:p>
          <text:p text:style-name="P718">shell<text:tab/>51, 58</text:p>
          <text:p text:style-name="P718">Shell Command<text:tab/>51</text:p>
          <text:p text:style-name="P718">shell/g<text:tab/>51</text:p>
          <text:p text:style-name="P718">shell/p<text:tab/>51</text:p>
          <text:p text:style-name="P718">Sim1<text:tab/>63</text:p>
          <text:p text:style-name="P718">similarity coefficients<text:tab/>63</text:p>
          <text:p text:style-name="P718">Similarity Functions<text:tab/>63</text:p>
          <text:p text:style-name="P718">sine<text:tab/>55</text:p>
          <text:p text:style-name="P718">Sine function<text:tab/>55</text:p>
          <text:p text:style-name="P718">Smith Waterman<text:tab/>68</text:p>
          <text:p text:style-name="P718">SQL<text:tab/>10</text:p>
          <text:p text:style-name="P718">SQL BEGIN TRANSACTION;<text:tab/>18</text:p>
          <text:p text:style-name="P718">SQL Command Output<text:tab/>34</text:p>
          <text:p text:style-name="P718">SQL Commands in Mumps<text:tab/>33</text:p>
          <text:p text:style-name="P718">SQL COMMIT;<text:tab/>18</text:p>
          <text:p text:style-name="P718">SQL functions<text:tab/>71</text:p>
          <text:p text:style-name="P718">sql string<text:tab/>33</text:p>
          <text:p text:style-name="P718">SQL_Command(mstring)<text:tab/>89</text:p>
          <text:p text:style-name="P718">SQL_Connect(mstring)<text:tab/>89</text:p>
          <text:p text:style-name="P718">SQL_Format(mstring)<text:tab/>89</text:p>
          <text:p text:style-name="P718">SQL_Msql()<text:tab/>90</text:p>
          <text:p text:style-name="P718">SQL_Native()<text:tab/>90</text:p>
          <text:p text:style-name="P718">SQL_Open()<text:tab/>90</text:p>
          <text:p text:style-name="P718">SQL_Table(mstring, [int] )<text:tab/>90</text:p>
          <text:p text:style-name="P718">sql/c<text:tab/>33</text:p>
          <text:p text:style-name="P718">sql/c SQL Disconnect<text:tab/>33</text:p>
          <text:p text:style-name="P718">sql/f<text:tab/>33</text:p>
          <text:p text:style-name="P718">square root<text:tab/>55</text:p>
          <text:p text:style-name="P718">Square root<text:tab/>55</text:p>
          <text:p text:style-name="P718">stdin<text:tab/>59</text:p>
          <text:p text:style-name="P718">Stop and Synonym Function<text:tab/>70</text:p>
          <text:p text:style-name="P718">stop words<text:tab/>70</text:p>
          <text:p text:style-name="P718">STR_MAX<text:tab/>68</text:p>
          <text:p text:style-name="P718">string alignment<text:tab/>68</text:p>
          <text:p text:style-name="P718">string replacement<text:tab/>66</text:p>
          <text:p text:style-name="P718">string search<text:tab/>64</text:p>
          <text:p text:style-name="P718">sum<text:tab/>62</text:p>
          <text:p text:style-name="P718">Sum()<text:tab/>90</text:p>
          <text:p text:style-name="P718">SymGet(T1 name)<text:tab/>90</text:p>
          <text:p text:style-name="P718">SymPut(T1 name, T1 value)<text:tab/>90</text:p>
          <text:p text:style-name="P718">synchronous_commit<text:tab/>22</text:p>
          <text:p text:style-name="P718">synonym<text:tab/>71</text:p>
          <text:p text:style-name="P718">tangent<text:tab/>55</text:p>
          <text:p text:style-name="P718">Tangent function<text:tab/>55</text:p>
          <text:p text:style-name="P718">Term-Term matrix<text:tab/>69</text:p>
          <text:p text:style-name="P718">TermCorrelate(global B)<text:tab/>90</text:p>
          <text:p text:style-name="P718">Text Processing Functions<text:tab/>62</text:p>
          <text:p text:style-name="P718">time()<text:tab/>56</text:p>
          <text:p text:style-name="P718">transactions<text:tab/>22</text:p>
          <text:p text:style-name="P718">Transpose(global)<text:tab/>93</text:p>
          <text:p text:style-name="P718">TreePrint([int, [ char ] ] )<text:tab/>93</text:p>
          <text:p text:style-name="P718">ulimit<text:tab/>68</text:p>
          <text:p text:style-name="P718">upper and lower case table names<text:tab/>33</text:p>
          <text:p text:style-name="P718">Vector and Matrix Functions<text:tab/>61</text:p>
          <text:p text:style-name="P718">Windows<text:tab/>23</text:p>
          <text:p text:style-name="P718">with-float_digits<text:tab/>24</text:p>
          <text:p text:style-name="P718">word stem<text:tab/>58</text:p>
          <text:p text:style-name="P718">Z Functions<text:tab/>53</text:p>
          <text:p text:style-name="P718">zbasename<text:tab/>53</text:p>
          <text:p text:style-name="P718">zTable<text:tab/>72</text:p>
          <text:p text:style-name="P718"><text:s/>--with-hardware-math<text:tab/>25, 78</text:p>
          <text:p text:style-name="P718"><text:s/>Jaccard<text:tab/>63</text:p>
          <text:p text:style-name="P718"><text:s/>logarithm<text:tab/>55</text:p>
          <text:p text:style-name="P718"><text:s/>MySQL Installation Options<text:tab/>16</text:p>
          <text:p text:style-name="P718"><text:s/>PostgreSQL<text:tab/>22</text:p>
          <text:p text:style-name="P718"><text:s/>PostgreSQL Server Connections<text:tab/>22</text:p>
          <text:p text:style-name="P718"><text:s/>Smith-Waterman Alignment<text:tab/>88</text:p>
          <text:p text:style-name="P718">--with-block<text:tab/>26</text:p>
          <text:p text:style-name="P718">--with-cache<text:tab/>26</text:p>
          <text:p text:style-name="P718">--with-client<text:tab/>27</text:p>
          <text:p text:style-name="P718">--with-datasize<text:tab/>14</text:p>
          <text:p text:style-name="P718">--with-dbname<text:tab/>14, 26</text:p>
          <text:p text:style-name="P718">--with-float-bits<text:tab/>25, 27, 78</text:p>
          <text:p text:style-name="P718">--with-float-digits<text:tab/>25, 27, 78</text:p>
          <text:p text:style-name="P718">--with-hardware-math<text:tab/>24, 27</text:p>
          <text:p text:style-name="P718">--with-ibuf<text:tab/>27</text:p>
          <text:p text:style-name="P718">--with-includes<text:tab/>27</text:p>
          <text:p text:style-name="P718">--with-indexsize<text:tab/>14, 26</text:p>
          <text:p text:style-name="P718">--with-int-32<text:tab/>24</text:p>
          <text:p text:style-name="P718">--with-libraries<text:tab/>27</text:p>
          <text:p text:style-name="P718">--with-locale<text:tab/>27</text:p>
          <text:p text:style-name="P718">--with-long-double<text:tab/>24</text:p>
          <text:p text:style-name="P718">--with-mysql-host<text:tab/>16, 26</text:p>
          <text:p text:style-name="P718">--with-mysql-passwd<text:tab/>16, 26</text:p>
          <text:p text:style-name="P718">--with-mysql-port<text:tab/>16, 26</text:p>
          <text:p text:style-name="P718">--with-mysql-socket<text:tab/>16, 26</text:p>
          <text:p text:style-name="P718">--with-mysql-user<text:tab/>16, 26</text:p>
          <text:p text:style-name="P718">--with-mysqldb<text:tab/>16, 26</text:p>
          <text:p text:style-name="P718">--with-no-inline<text:tab/>27</text:p>
          <text:p text:style-name="P718">--with-pgdb<text:tab/>26</text:p>
          <text:p text:style-name="P718">--with-pgsql-host<text:tab/>26</text:p>
          <text:p text:style-name="P718">--with-pgsql-passwd<text:tab/>26</text:p>
          <text:p text:style-name="P718">--with-pgsql-user<text:tab/>26</text:p>
          <text:p text:style-name="P718">--with-profile<text:tab/>27</text:p>
          <text:p text:style-name="P718">--with-readonly<text:tab/>27</text:p>
          <text:p text:style-name="P718">--with-server-dir<text:tab/>27</text:p>
          <text:p text:style-name="P718">--with-slice<text:tab/>26</text:p>
          <text:p text:style-name="P718">--with-strmax<text:tab/>27</text:p>
          <text:p text:style-name="P718">--with-tabsize<text:tab/>14, 26</text:p>
          <text:p text:style-name="P718">--with-terminate-on-error<text:tab/>27</text:p>
          <text:p text:style-name="P718">\globals<text:tab/>28</text:p>
          <text:p text:style-name="P718">\halt<text:tab/>28</text:p>
          <text:p text:style-name="P718">\mumps<text:tab/>29</text:p>
          <text:p text:style-name="P718">\sql<text:tab/>29</text:p>
          <text:p text:style-name="P718">\sys<text:tab/>28</text:p>
          <text:p text:style-name="P718">%globals()<text:tab/>34</text:p>
          <text:p text:style-name="P718">$atan<text:tab/>54</text:p>
          <text:p text:style-name="P718">$fnumber()<text:tab/>40</text:p>
          <text:p text:style-name="P718">$Fnumber() Function<text:tab/>47</text:p>
          <text:p text:style-name="P718">$justify()<text:tab/>40</text:p>
          <text:p text:style-name="P718">$random<text:tab/>58</text:p>
          <text:p text:style-name="P718">$select()<text:tab/>47</text:p>
          <text:p text:style-name="P718">$select() Function<text:tab/>47</text:p>
          <text:p text:style-name="P718">$test<text:tab/>59</text:p>
          <text:p text:style-name="P718">$z<text:tab/>55, 56</text:p>
          <text:p text:style-name="P718">$zabs<text:tab/>54</text:p>
          <text:p text:style-name="P718">$zacos<text:tab/>54</text:p>
          <text:p text:style-name="P718">$zasin<text:tab/>54</text:p>
          <text:p text:style-name="P718">$zb<text:tab/>56</text:p>
          <text:p text:style-name="P718">$zchdir<text:tab/>56</text:p>
          <text:p text:style-name="P718">$zcos<text:tab/>54</text:p>
          <text:p text:style-name="P718">$zCurrentFile<text:tab/>56</text:p>
          <text:p text:style-name="P718">$zd1<text:tab/>55</text:p>
          <text:p text:style-name="P718">$zd2<text:tab/>55</text:p>
          <text:p text:style-name="P718">$zd3<text:tab/>55</text:p>
          <text:p text:style-name="P718">$zd4<text:tab/>55</text:p>
          <text:p text:style-name="P718">$zd5<text:tab/>55</text:p>
          <text:p text:style-name="P718">$zd6<text:tab/>55</text:p>
          <text:p text:style-name="P718">$zd7<text:tab/>56</text:p>
          <text:p text:style-name="P718">$zd8<text:tab/>56</text:p>
          <text:p text:style-name="P718">$zdate<text:tab/>55</text:p>
          <text:p text:style-name="P718">$zdump<text:tab/>56</text:p>
          <text:p text:style-name="P718">$zexp<text:tab/>54</text:p>
          <text:p text:style-name="P718">$zexp10<text:tab/>55</text:p>
          <text:p text:style-name="P718">$zexp2(arg)<text:tab/>54</text:p>
          <text:p text:style-name="P718">$zfile<text:tab/>56</text:p>
          <text:p text:style-name="P718">$zflush<text:tab/>57</text:p>
          <text:p text:style-name="P718">$zfunctions<text:tab/>53</text:p>
          <text:p text:style-name="P718">$zgetenv(arg)<text:tab/>57</text:p>
          <text:p text:style-name="P718">$zhit<text:tab/>57</text:p>
          <text:p text:style-name="P718">$zhtml<text:tab/>57</text:p>
          <text:p text:style-name="P718">$zlog<text:tab/>55</text:p>
          <text:p text:style-name="P718"><text:soft-page-break/>$zlog10<text:tab/>55</text:p>
          <text:p text:style-name="P718">$zlog2<text:tab/>55</text:p>
          <text:p text:style-name="P718">$zlower<text:tab/>57</text:p>
          <text:p text:style-name="P718">$zmysql<text:tab/>34, 72</text:p>
          <text:p text:style-name="P718">$zMysql<text:tab/>72</text:p>
          <text:p text:style-name="P718">$znative<text:tab/>34, 72</text:p>
          <text:p text:style-name="P718">$zNative<text:tab/>72</text:p>
          <text:p text:style-name="P718">$zNoBlanks(arg)<text:tab/>57</text:p>
          <text:p text:style-name="P718">$znormal<text:tab/>57</text:p>
          <text:p text:style-name="P718">$zp<text:tab/>57</text:p>
          <text:p text:style-name="P718">$zpad<text:tab/>57</text:p>
          <text:p text:style-name="P718">$zPerlMatch(<text:tab/>64</text:p>
          <text:p text:style-name="P718">$zpostgres<text:tab/>34, 72</text:p>
          <text:p text:style-name="P718">$zPostgres<text:tab/>72</text:p>
          <text:p text:style-name="P718">$zpow<text:tab/>55</text:p>
          <text:p text:style-name="P718">$zReplace<text:tab/>66</text:p>
          <text:p text:style-name="P718">$zrestore<text:tab/>56</text:p>
          <text:p text:style-name="P718">$zrestore[<text:tab/>56</text:p>
          <text:p text:style-name="P718">$zseek<text:tab/>57, 58</text:p>
          <text:p text:style-name="P718">$zShred<text:tab/>66</text:p>
          <text:p text:style-name="P718">$zShredQuery<text:tab/>66</text:p>
          <text:p text:style-name="P718">$zsin<text:tab/>55</text:p>
          <text:p text:style-name="P718">$zSmithWaterman<text:tab/>68</text:p>
          <text:p text:style-name="P718">$zsql<text:tab/>34</text:p>
          <text:p text:style-name="P718">$zsql<text:tab/>71</text:p>
          <text:p text:style-name="P718">$zsqlCols<text:tab/>72</text:p>
          <text:p text:style-name="P718">$zsqlOpen<text:tab/>34, 72</text:p>
          <text:p text:style-name="P718">$zsqlOutput<text:tab/>34</text:p>
          <text:p text:style-name="P718">$zsqrt<text:tab/>55</text:p>
          <text:p text:style-name="P718">$zsrand<text:tab/>58</text:p>
          <text:p text:style-name="P718">$zstem<text:tab/>58</text:p>
          <text:p text:style-name="P718">$zStopInit<text:tab/>70</text:p>
          <text:p text:style-name="P718">$zStopLookup<text:tab/>70</text:p>
          <text:p text:style-name="P718">$zSynInit<text:tab/>70</text:p>
          <text:p text:style-name="P718">$zSynLookup<text:tab/>70</text:p>
          <text:p text:style-name="P718">$zsystem<text:tab/>58</text:p>
          <text:p text:style-name="P718">$ztable<text:tab/>34, 72</text:p>
          <text:p text:style-name="P718">$ztabsize<text:tab/>34, 72</text:p>
          <text:p text:style-name="P718">$zTabsize<text:tab/>72</text:p>
          <text:p text:style-name="P718">$ztan<text:tab/>55</text:p>
          <text:p text:style-name="P718">$ztell<text:tab/>58</text:p>
          <text:p text:style-name="P718">$zu<text:tab/>58</text:p>
          <text:p text:style-name="P718">$zwi<text:tab/>58</text:p>
          <text:p text:style-name="P718">$zwn<text:tab/>58</text:p>
          <text:p text:style-name="P718">$zwp<text:tab/>58, 59</text:p>
          <text:p text:style-name="P718">$zws<text:tab/>59</text:p>
          <text:p text:style-name="P718">$zws(string)<text:tab/>59</text:p>
          <text:p text:style-name="P718">$zz<text:tab/>61</text:p>
          <text:p text:style-name="P718">$zzAvg<text:tab/>61</text:p>
          <text:p text:style-name="P718">$zzBMGSearch<text:tab/>64</text:p>
          <text:p text:style-name="P718">$zzCosine<text:tab/>63</text:p>
          <text:p text:style-name="P718">$zzCount<text:tab/>61</text:p>
          <text:p text:style-name="P718">$zzDice<text:tab/>63</text:p>
          <text:p text:style-name="P718">$zzDocCorrelate<text:tab/>70</text:p>
          <text:p text:style-name="P718">$zzInput(var)<text:tab/>59, 60</text:p>
          <text:p text:style-name="P718">$zzJaccard<text:tab/>63</text:p>
          <text:p text:style-name="P718">$zzMax<text:tab/>62</text:p>
          <text:p text:style-name="P718">$zzMin<text:tab/>62</text:p>
          <text:p text:style-name="P718">$zzMultiply<text:tab/>62</text:p>
          <text:p text:style-name="P718">$zzScan<text:tab/>59</text:p>
          <text:p text:style-name="P718">$zzScanAlnum<text:tab/>59</text:p>
          <text:p text:style-name="P718">$zzSim1<text:tab/>63</text:p>
          <text:p text:style-name="P718">$zzSoundex(s1)<text:tab/>68</text:p>
          <text:p text:style-name="P718">$zzSum<text:tab/>62</text:p>
          <text:p text:style-name="P718">$zzTermCorrelate<text:tab/>69</text:p>
          <text:p text:style-name="P718">$zzTranspose<text:tab/>62</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Garamond" svg:font-family="Garamond"/>
    <style:font-face style:name="StarSymbol2" svg:font-family="StarSymbol"/>
    <style:font-face style:name="StarSymbol" svg:font-family="StarSymbol, 'Arial Unicode MS'"/>
    <style:font-face style:name="Tahoma1" svg:font-family="Tahoma"/>
    <style:font-face style:name="Times New Roman1" svg:font-family="'Times New Roman'"/>
    <style:font-face style:name="sans-serif" svg:font-family="sans-serif"/>
    <style:font-face style:name="Courier New1" svg:font-family="'Courier New'" style:font-family-generic="modern"/>
    <style:font-face style:name="Garamond2" svg:font-family="Garamond" style:font-family-generic="roman"/>
    <style:font-face style:name="Courier 10 Pitch1" svg:font-family="'Courier 10 Pitch'" style:font-pitch="fixed"/>
    <style:font-face style:name="Courier 10 Pitch" svg:font-family="'Courier 10 Pitch'"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Garamond1"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45 Light" svg:font-family="'Helvetica 45 Light'"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aramond"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aramond"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1in" fo:margin-top="0in" fo:margin-bottom="0in" loext:contextual-spacing="false" fo:text-align="start" style:justify-single-word="false" fo:orphans="2" fo:widows="2" fo:hyphenation-ladder-count="no-limit" fo:text-indent="0in" style:auto-text-indent="true" style:page-number="auto" style:text-autospace="ideograph-alpha" style:punctuation-wrap="hanging" style:line-break="strict" style:writing-mode="lr-tb"/>
      <style:text-properties style:use-window-font-color="true" style:font-name="Garamond1" fo:font-family="Garamond" style:font-family-generic="roman" style:font-pitch="variable" fo:font-size="10pt" fo:language="en" fo:country="US" officeooo:rsid="02cf79b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Garamond1" fo:font-family="Garamond" style:font-family-generic="roman" style:font-pitch="variable" fo:font-size="10pt" style:font-name-asian="MS Mincho" style:font-family-asian="'MS Mincho'"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in" loext:contextual-spacing="false" fo:line-height="100%" fo:text-indent="0in" style:auto-text-indent="true" style:page-number="auto"/>
      <style:text-properties fo:font-size="10pt" style:font-size-asian="9pt"/>
    </style:style>
    <style:style style:name="List" style:family="paragraph" style:parent-style-name="Standard" style:class="list">
      <style:paragraph-properties fo:margin-left="-0.25in" fo:margin-right="0in" fo:margin-top="0in" fo:margin-bottom="0in" loext:contextual-spacing="false" fo:text-indent="0in" style:auto-text-indent="false"/>
      <style:text-properties fo:font-size="10pt" style:font-size-asian="9pt"/>
    </style:style>
    <style:style style:name="Caption" style:family="paragraph" style:parent-style-name="Standard" style:next-style-name="Standard" style:class="extra">
      <style:paragraph-properties fo:margin-top="0.0835in" fo:margin-bottom="0.0835in" loext:contextual-spacing="false"/>
      <style:text-properties fo:font-size="10pt" fo:font-weight="bold" style:font-size-asian="9pt" style:font-weight-asian="bold" style:font-weight-complex="bold"/>
    </style:style>
    <style:style style:name="Index" style:family="paragraph" style:parent-style-name="Standard" style:class="index">
      <style:paragraph-properties text:number-lines="false" text:line-number="0"/>
      <style:text-properties fo:font-size="10pt" style:font-name-complex="Tahoma1" style:font-family-complex="Tahoma"/>
    </style:style>
    <style:style style:name="Heading_20_1" style:display-name="Heading 1" style:family="paragraph" style:parent-style-name="Standard" style:next-style-name="Paragraph_20__28_X_29_" style:default-outline-level="1" style:class="text" style:master-page-name="">
      <style:paragraph-properties fo:margin-left="0in" fo:margin-right="0in" fo:margin-top="0.1in" fo:margin-bottom="0.1098in" loext:contextual-spacing="false" fo:text-indent="0in" style:auto-text-indent="false" style:page-number="auto" fo:break-before="auto" fo:break-after="auto" style:shadow="none" fo:keep-with-next="always" text:number-lines="true" text:line-number="0">
        <style:tab-stops>
          <style:tab-stop style:position="-2.0138in" style:type="right"/>
          <style:tab-stop style:position="0.4862in"/>
        </style:tab-stops>
      </style:paragraph-properties>
      <style:text-properties fo:font-size="11pt" fo:font-weight="bold" style:font-size-asian="14pt" style:font-weight-asian="bold"/>
    </style:style>
    <style:style style:name="Heading_20_2" style:display-name="Heading 2" style:family="paragraph" style:parent-style-name="Standard" style:next-style-name="Standard" style:default-outline-level="2" style:class="text" style:master-page-name="">
      <style:paragraph-properties fo:margin-left="0in" fo:margin-right="0in" fo:margin-top="0.1299in" fo:margin-bottom="0.0799in" loext:contextual-spacing="false" fo:orphans="3" fo:widows="3" fo:text-indent="0in" style:auto-text-indent="false" style:page-number="auto" fo:keep-with-next="always"/>
      <style:text-properties fo:font-size="10pt" fo:font-weight="bold" style:letter-kerning="true"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99in" fo:margin-bottom="0.1in" loext:contextual-spacing="false" fo:text-indent="0in" style:auto-text-indent="false" style:page-number="auto" style:shadow="none" fo:keep-with-next="always">
        <style:tab-stops/>
      </style:paragraph-properties>
      <style:text-properties fo:font-size="10pt" fo:font-style="normal" fo:font-weight="bold" style:letter-kerning="true"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left="0in" fo:margin-right="0in" fo:margin-top="0.1098in" fo:margin-bottom="0.1in" loext:contextual-spacing="false" fo:text-indent="0in" style:auto-text-indent="false" fo:keep-with-next="always">
        <style:tab-stops>
          <style:tab-stop style:position="-1.9445in" style:type="right"/>
        </style:tab-stops>
      </style:paragraph-properties>
      <style:text-properties fo:font-size="10pt" fo:font-weight="bold" style:letter-kerning="true" style:font-weight-asian="bold"/>
    </style:style>
    <style:style style:name="Heading_20_5" style:display-name="Heading 5" style:family="paragraph" style:parent-style-name="Standard" style:next-style-name="Standard" style:default-outline-level="5" style:class="text">
      <style:paragraph-properties fo:margin-left="0.1in" fo:margin-right="0in" fo:margin-top="0.1in" fo:margin-bottom="0.1in" loext:contextual-spacing="false" fo:text-indent="0in" style:auto-text-indent="false" text:number-lines="true" text:line-number="1">
        <style:tab-stops/>
      </style:paragraph-properties>
      <style:text-properties fo:font-size="10pt" fo:font-weight="bold" style:letter-kerning="true" style:font-size-asian="9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0902in" fo:margin-bottom="0.0402in" loext:contextual-spacing="false" fo:text-indent="0in" style:auto-text-indent="false"/>
      <style:text-properties fo:font-size="10pt" fo:font-style="normal" fo:font-weight="bold" style:letter-kerning="true" style:font-size-asian="9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text-indent="0in" style:auto-text-indent="false"/>
      <style:text-properties fo:font-size="9pt" style:letter-kerning="true" style:font-size-asian="9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loext:contextual-spacing="false" fo:text-indent="0in" style:auto-text-indent="false"/>
      <style:text-properties fo:font-size="9pt" fo:font-style="italic" style:letter-kerning="true" style:font-size-asian="9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9pt" fo:font-style="italic" fo:font-weight="bold" style:letter-kerning="true" style:font-size-asian="9pt" style:font-style-asian="italic" style:font-weight-asian="bold"/>
    </style:style>
    <style:style style:name="Paragraph_20__28_X_29_" style:display-name="Paragraph (X)" style:family="paragraph" style:parent-style-name="Standard">
      <style:paragraph-properties fo:margin-left="0.05in" fo:margin-right="0.0417in" fo:margin-top="0.0835in" fo:margin-bottom="0.0417in" loext:contextual-spacing="false" fo:text-align="justify" style:justify-single-word="false" fo:text-indent="0in" style:auto-text-indent="false"/>
      <style:text-properties style:letter-kerning="true"/>
    </style:style>
    <style:style style:name="List_20_Bulleted_20__28_X_29_" style:display-name="List Bulleted (X)" style:family="paragraph" style:parent-style-name="List">
      <style:paragraph-properties fo:margin-left="-0.45in" fo:margin-right="0.7in" fo:margin-top="0in" fo:margin-bottom="0.0417in" loext:contextual-spacing="false" fo:text-indent="0in" style:auto-text-indent="false">
        <style:tab-stops>
          <style:tab-stop style:position="0.7in"/>
        </style:tab-stops>
      </style:paragraph-properties>
      <style:text-properties style:letter-kerning="true"/>
    </style:style>
    <style:style style:name="List_20_Numbered_20__28_X_29_" style:display-name="List Numbered (X)" style:family="paragraph" style:parent-style-name="Standard">
      <style:paragraph-properties fo:margin-left="0in" fo:margin-right="0.75in" fo:margin-top="0.0417in" fo:margin-bottom="0.0417in" loext:contextual-spacing="false" fo:text-indent="0in" style:auto-text-indent="false"/>
      <style:text-properties fo:font-size="9pt" style:letter-kerning="true" style:font-size-asian="9pt"/>
    </style:style>
    <style:style style:name="Table_20_Text" style:display-name="Table Text" style:family="paragraph" style:parent-style-name="Standard">
      <style:paragraph-properties fo:margin-top="0.0835in" fo:margin-bottom="0.0417in" loext:contextual-spacing="false"/>
      <style:text-properties style:font-name="Arial" fo:font-family="Arial" style:font-family-generic="swiss" style:font-pitch="variable" fo:font-size="9pt" style:letter-kerning="true" style:font-size-asian="9pt"/>
    </style:style>
    <style:style style:name="Table_20_Bulleted_20_List" style:display-name="Table Bulleted List" style:family="paragraph" style:parent-style-name="Table_20_Text">
      <style:paragraph-properties fo:margin-left="0in" fo:margin-right="0in" fo:margin-top="0.0417in" fo:margin-bottom="0.0417in" loext:contextual-spacing="false" fo:text-indent="0in" style:auto-text-indent="false"/>
    </style:style>
    <style:style style:name="List_20_Numbered" style:display-name="List Numbered" style:family="paragraph" style:parent-style-name="Standard">
      <style:paragraph-properties fo:margin-left="0in" fo:margin-right="0.75in" fo:margin-top="0.0417in" fo:margin-bottom="0.0417in" loext:contextual-spacing="false" fo:text-indent="0in" style:auto-text-indent="false"/>
      <style:text-properties fo:font-size="9pt" style:letter-kerning="true" style:font-size-asian="9pt"/>
    </style:style>
    <style:style style:name="List_20_Bullet_20_4" style:display-name="List Bullet 4" style:family="paragraph" style:parent-style-name="Standard">
      <style:paragraph-properties fo:margin-left="0in" fo:margin-right="0in" fo:margin-top="0in" fo:margin-bottom="0.0835in" loext:contextual-spacing="false" fo:text-indent="0in" style:auto-text-indent="false"/>
      <style:text-properties fo:font-size="9pt" style:font-size-asian="9pt"/>
    </style:style>
    <style:style style:name="List_20_Bullet_20_5" style:display-name="List Bullet 5" style:family="paragraph" style:parent-style-name="Standard">
      <style:paragraph-properties fo:margin-left="0in" fo:margin-right="0in" fo:margin-top="0in" fo:margin-bottom="0in" loext:contextual-spacing="false" fo:text-indent="0in" style:auto-text-indent="false"/>
      <style:text-properties fo:font-size="9pt" style:font-size-asian="9pt"/>
    </style:style>
    <style:style style:name="lead_20_bullet" style:display-name="lead bullet" style:family="paragraph" style:parent-style-name="Standard">
      <style:paragraph-properties fo:margin-left="0.25in" fo:margin-right="0in" fo:margin-top="0.028in" fo:margin-bottom="0.0835in" loext:contextual-spacing="false" fo:text-indent="0in" style:auto-text-indent="false"/>
      <style:text-properties style:font-name="Helvetica 45 Light" fo:font-family="'Helvetica 45 Light'" style:font-family-generic="swiss" style:font-pitch="variable"/>
    </style:style>
    <style:style style:name="List_20_Bullet_20_3" style:display-name="List Bullet 3" style:family="paragraph" style:parent-style-name="Standard">
      <style:paragraph-properties fo:margin-left="0in" fo:margin-right="0in" fo:margin-top="0in" fo:margin-bottom="0in" loext:contextual-spacing="false" fo:text-indent="0in" style:auto-text-indent="false">
        <style:tab-stops>
          <style:tab-stop style:position="1in"/>
          <style:tab-stop style:position="2in"/>
        </style:tab-stops>
      </style:paragraph-properties>
    </style:style>
    <style:style style:name="Heading_20_3_20_No_20_Indent" style:display-name="Heading 3 No Indent" style:family="paragraph" style:parent-style-name="Heading_20_3" style:default-outline-level="" style:list-style-name="">
      <style:paragraph-properties fo:margin-left="0in" fo:margin-right="0in" fo:margin-top="0in" fo:margin-bottom="0in" loext:contextual-spacing="false" fo:text-indent="0in" style:auto-text-indent="false">
        <style:tab-stops>
          <style:tab-stop style:position="0.8in"/>
        </style:tab-stops>
      </style:paragraph-properties>
      <style:text-properties style:font-name-complex="Times New Roman" style:font-family-complex="'Times New Roman'" style:font-family-generic-complex="roman" style:font-pitch-complex="variable"/>
    </style:style>
    <style:style style:name="List_20_Bullet" style:display-name="List Bullet" style:family="paragraph" style:parent-style-name="Standard">
      <style:paragraph-properties fo:margin-left="0in" fo:margin-right="0in" fo:margin-top="0in" fo:margin-bottom="0in" loext:contextual-spacing="false" fo:text-indent="0in" style:auto-text-indent="false"/>
      <style:text-properties fo:font-size="9pt" style:font-size-asian="9pt"/>
    </style:style>
    <style:style style:name="Spec_20_Heading_20_1" style:display-name="Spec Heading 1" style:family="paragraph" style:parent-style-name="Heading_20_1" style:next-style-name="Standard" style:default-outline-level="" style:list-style-name="">
      <style:paragraph-properties fo:margin-left="0in" fo:margin-right="0in" fo:margin-top="0in" fo:margin-bottom="0in" loext:contextual-spacing="false" fo:text-indent="0in" style:auto-text-indent="false"/>
    </style:style>
    <style:style style:name="Spec_20_Heading_20_2" style:display-name="Spec Heading 2" style:family="paragraph" style:parent-style-name="Spec_20_Heading_20_1" style:next-style-name="Paragraph">
      <style:paragraph-properties fo:margin-top="0.1665in" fo:margin-bottom="0.0835in" loext:contextual-spacing="false" fo:break-before="auto" fo:break-after="auto"/>
      <style:text-properties fo:font-size="12pt" style:letter-kerning="true" style:font-size-asian="12pt"/>
    </style:style>
    <style:style style:name="Paragraph" style:family="paragraph" style:parent-style-name="Standard">
      <style:paragraph-properties fo:margin-left="0.5in" fo:margin-right="0in" fo:margin-top="0.0417in" fo:margin-bottom="0.0417in" loext:contextual-spacing="false" fo:text-align="justify" style:justify-single-word="false" fo:text-indent="0in" style:auto-text-indent="false"/>
      <style:text-properties style:letter-kerning="true" style:font-name-complex="Arial" style:font-family-complex="Arial" style:font-family-generic-complex="swiss" style:font-pitch-complex="variable"/>
    </style:style>
    <style:style style:name="Bdy_5f_Txt_5f_lvl_5f_1" style:display-name="Bdy_Txt_lvl_1" style:family="paragraph" style:parent-style-name="Standard">
      <style:paragraph-properties fo:margin-left="0.25in" fo:margin-right="0in" fo:margin-top="0in" fo:margin-bottom="0.0835in" loext:contextual-spacing="false" fo:orphans="0" fo:widows="0" fo:text-indent="0in" style:auto-text-indent="false"/>
      <style:text-properties fo:font-size="9pt" style:font-size-asian="9pt"/>
    </style:style>
    <style:style style:name="TOC4" style:family="paragraph" style:parent-style-name="Bdy_5f_Txt_5f_lvl_5f_1"/>
    <style:style style:name="Contents_20_1" style:display-name="Contents 1" style:family="paragraph" style:parent-style-name="Standard" style:next-style-name="Standard" style:class="index">
      <style:paragraph-properties fo:margin-left="0in" fo:margin-right="0in" fo:margin-top="0.0835in" fo:margin-bottom="0.0835in" loext:contextual-spacing="false" fo:text-indent="0in" style:auto-text-indent="true">
        <style:tab-stops>
          <style:tab-stop style:position="0.278in"/>
          <style:tab-stop style:position="6.5in" style:type="right" style:leader-style="dotted" style:leader-text="."/>
        </style:tab-stops>
      </style:paragraph-properties>
      <style:text-properties fo:font-size="11pt" fo:language="zxx" fo:country="none" fo:font-weight="bold" style:language-asian="zxx" style:country-asian="none" style:font-weight-asian="bold" style:font-name-complex="Arial" style:font-family-complex="Arial" style:font-family-generic-complex="swiss" style:font-pitch-complex="variable" style:font-size-complex="16pt"/>
    </style:style>
    <style:style style:name="Contents_20_2" style:display-name="Contents 2" style:family="paragraph" style:parent-style-name="Standard" style:next-style-name="Standard" style:class="index">
      <style:paragraph-properties fo:margin-left="0.139in" fo:margin-right="0in" fo:margin-top="0in" fo:margin-bottom="0in" loext:contextual-spacing="false" fo:text-indent="0in" style:auto-text-indent="false">
        <style:tab-stops>
          <style:tab-stop style:position="0in" style:leader-style="dotted" style:leader-text="."/>
          <style:tab-stop style:position="6.361in" style:type="right" style:leader-style="dotted" style:leader-text="."/>
        </style:tab-stops>
      </style:paragraph-properties>
      <style:text-properties fo:font-variant="small-caps" style:font-name="Liberation Sans" fo:font-family="'Liberation Sans'" style:font-style-name="Regular" style:font-family-generic="swiss" style:font-pitch="variable" fo:font-size="11pt"/>
    </style:style>
    <style:style style:name="Contents_20_3" style:display-name="Contents 3" style:family="paragraph" style:parent-style-name="Standard" style:next-style-name="Standard" style:class="index" style:master-page-name="">
      <style:paragraph-properties fo:margin-left="0.278in" fo:margin-right="0in" fo:margin-top="0in" fo:margin-bottom="0in" loext:contextual-spacing="false" fo:text-indent="0in" style:auto-text-indent="false" style:page-number="auto">
        <style:tab-stops>
          <style:tab-stop style:position="0.5555in"/>
          <style:tab-stop style:position="6.222in" style:type="right" style:leader-style="dotted" style:leader-text="."/>
        </style:tab-stops>
      </style:paragraph-properties>
      <style:text-properties fo:font-size="10pt" fo:language="zxx" fo:country="none" fo:font-style="normal" style:language-asian="zxx" style:country-asian="none" style:font-style-asian="italic"/>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indent="0in" style:auto-text-indent="false"/>
      <style:text-properties fo:font-size="10pt" style:font-size-complex="12pt"/>
    </style:style>
    <style:style style:name="Contents_20_4" style:display-name="Contents 4" style:family="paragraph" style:parent-style-name="Standard" style:next-style-name="Standard" style:class="index">
      <style:paragraph-properties fo:margin-left="0.2799in" fo:margin-right="0in" fo:margin-top="0in" fo:margin-bottom="0in" loext:contextual-spacing="false" fo:text-indent="0in" style:auto-text-indent="true"/>
      <style:text-properties fo:font-size="10pt" fo:font-style="normal" fo:font-weight="normal" style:font-weight-asian="bold"/>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size-complex="12pt"/>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indent="0in" style:auto-text-indent="false"/>
      <style:text-properties style:font-size-complex="12pt"/>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indent="0in" style:auto-text-indent="false"/>
      <style:text-properties style:font-size-complex="12pt"/>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indent="0in" style:auto-text-indent="false"/>
      <style:text-properties style:font-size-complex="12pt"/>
    </style:style>
    <style:style style:name="List_20_Bulleted" style:display-name="List Bulleted" style:family="paragraph" style:parent-style-name="List">
      <style:paragraph-properties fo:margin-left="0.5in" fo:margin-right="0.7in" fo:margin-top="0.0417in" fo:margin-bottom="0.0417in" loext:contextual-spacing="false" fo:text-indent="-0.3in" style:auto-text-indent="false">
        <style:tab-stops>
          <style:tab-stop style:position="0in"/>
        </style:tab-stops>
      </style:paragraph-properties>
      <style:text-properties style:letter-kerning="true"/>
    </style:style>
    <style:style style:name="List_20_Indented" style:display-name="List Indented" style:family="paragraph" style:parent-style-name="Standard">
      <style:paragraph-properties fo:margin-left="1in" fo:margin-right="0.5in" fo:margin-top="0.0417in" fo:margin-bottom="0.0417in" loext:contextual-spacing="false" fo:text-indent="0in" style:auto-text-indent="false"/>
      <style:text-properties fo:font-size="9pt" style:letter-kerning="true" style:font-size-asian="9pt"/>
    </style:style>
    <style:style style:name="Table_20_Contents" style:display-name="Table Contents" style:family="paragraph" style:parent-style-name="Standard" style:class="extra">
      <style:paragraph-properties text:number-lines="false" text:line-number="0"/>
      <style:text-properties style:font-name="Courier New" fo:font-family="'Courier New'" style:font-style-name="Regular" style:font-family-generic="modern" style:font-pitch="fixed" fo:font-size="8pt"/>
    </style:style>
    <style:style style:name="Table_20_Heading" style:display-name="Table Heading" style:family="paragraph" style:parent-style-name="Standard" style:class="extra">
      <style:paragraph-properties fo:margin-top="0.0835in" fo:margin-bottom="0.0835in" loext:contextual-spacing="false"/>
      <style:text-properties fo:font-size="10pt" fo:font-weight="bold" style:letter-kerning="true" style:font-size-asian="10pt" style:font-weight-asian="bold"/>
    </style:style>
    <style:style style:name="Paragraph_20_Indented_20_Bold" style:display-name="Paragraph Indented Bold" style:family="paragraph" style:parent-style-name="Paragraph">
      <style:paragraph-properties fo:margin-left="0.5in" fo:margin-right="0.5in" fo:margin-top="0.0835in" fo:margin-bottom="0.0417in" loext:contextual-spacing="false" fo:text-align="start" style:justify-single-word="false" fo:text-indent="0in" style:auto-text-indent="false"/>
      <style:text-properties fo:font-weight="bold" style:font-weight-asian="bold"/>
    </style:style>
    <style:style style:name="Paragraph_20_Indented_20_Regular" style:display-name="Paragraph Indented Regular" style:family="paragraph" style:parent-style-name="Paragraph_20_Indented_20_Bold">
      <style:paragraph-properties fo:margin-left="-0.2in" fo:margin-right="0.5in" fo:margin-top="0in" fo:margin-bottom="0in" loext:contextual-spacing="false" fo:text-indent="0in" style:auto-text-indent="false"/>
      <style:text-properties fo:font-weight="normal" style:font-weight-asian="normal"/>
    </style:style>
    <style:style style:name="Bdy_5f_Txt_5f_lvl_5f_2" style:display-name="Bdy_Txt_lvl_2" style:family="paragraph" style:parent-style-name="Standard">
      <style:paragraph-properties fo:margin-left="-0.3752in" fo:margin-right="0in" fo:margin-top="0.0417in" fo:margin-bottom="0.028in" loext:contextual-spacing="false" fo:orphans="0" fo:widows="0" fo:text-indent="0in" style:auto-text-indent="false"/>
      <style:text-properties fo:font-size="9pt" style:font-size-asian="9pt"/>
    </style:style>
    <style:style style:name="Bdy_5f_Txt_5f_lvl_5f_3" style:display-name="Bdy_Txt_lvl_3" style:family="paragraph" style:parent-style-name="Bdy_5f_Txt_5f_lvl_5f_2">
      <style:paragraph-properties fo:margin-left="0.5in" fo:margin-right="0in" fo:margin-top="0in" fo:margin-bottom="0in" loext:contextual-spacing="false" fo:text-indent="0in" style:auto-text-indent="false"/>
    </style:style>
    <style:style style:name="font6" style:family="paragraph" style:parent-style-name="Standard">
      <style:paragraph-properties fo:margin-left="-1in" fo:margin-right="0in" fo:margin-top="0.0693in" fo:margin-bottom="0.0693in" loext:contextual-spacing="false" fo:text-indent="0in" style:auto-text-indent="false"/>
      <style:text-properties fo:font-size="9pt" style:font-name-asian="Arial Unicode MS" style:font-family-asian="'Arial Unicode MS'" style:font-family-generic-asian="swiss" style:font-pitch-asian="variable" style:font-size-asian="9pt" style:font-name-complex="Arial" style:font-family-complex="Arial" style:font-family-generic-complex="swiss" style:font-pitch-complex="variable" style:font-size-complex="11pt"/>
    </style:style>
    <style:style style:name="Title_5f_pg_5f_subtitle" style:display-name="Title_pg_subtitle" style:family="paragraph" style:parent-style-name="Standard">
      <style:paragraph-properties fo:orphans="0" fo:widows="0"/>
      <style:text-properties style:font-name="Arial" fo:font-family="Arial" style:font-family-generic="swiss" style:font-pitch="variable"/>
    </style:style>
    <style:style style:name="Footer" style:family="paragraph" style:parent-style-name="Standard" style:class="extra">
      <style:paragraph-properties fo:text-align="center" style:justify-single-word="false" fo:padding-left="0in" fo:padding-right="0in" fo:padding-top="0.0138in" fo:padding-bottom="0in" fo:border-left="none" fo:border-right="none" fo:border-top="0.51pt solid #000000" fo:border-bottom="none">
        <style:tab-stops>
          <style:tab-stop style:position="3.5in" style:type="center"/>
          <style:tab-stop style:position="6.1252in"/>
        </style:tab-stops>
      </style:paragraph-properties>
      <style:text-properties fo:font-size="8pt" style:letter-kerning="true" style:font-size-asian="8pt"/>
    </style:style>
    <style:style style:name="Sub_20_Heading" style:display-name="Sub Heading" style:family="paragraph" style:parent-style-name="Paragraph">
      <style:paragraph-properties fo:margin-top="0.1252in" fo:margin-bottom="0.0417in" loext:contextual-spacing="false" fo:keep-with-next="always"/>
      <style:text-properties fo:font-weight="bold" style:font-weight-asian="bold"/>
    </style:style>
    <style:style style:name="Paragraph_20_First" style:display-name="Paragraph First" style:family="paragraph" style:parent-style-name="Standard" style:next-style-name="Paragraph_20_Second_2b_">
      <style:paragraph-properties fo:margin-left="0.5in" fo:margin-right="0.5in" fo:margin-top="0.1665in" fo:margin-bottom="0.0835in" loext:contextual-spacing="false" fo:text-indent="0in" style:auto-text-indent="false"/>
      <style:text-properties style:letter-kerning="true"/>
    </style:style>
    <style:style style:name="Paragraph_20_Second_2b_" style:display-name="Paragraph Second+" style:family="paragraph" style:parent-style-name="Paragraph_20_First">
      <style:paragraph-properties fo:margin-top="0.0835in" fo:margin-bottom="0.0417in" loext:contextual-spacing="false"/>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2in" style:type="center"/>
          <style:tab-stop style:position="6.5in" style:type="right"/>
        </style:tab-stops>
      </style:paragraph-properties>
      <style:text-properties style:font-name="Arial" fo:font-family="Arial" style:font-family-generic="swiss" style:font-pitch="variable" fo:font-size="9pt" fo:font-weight="bold" style:letter-kerning="true" style:font-size-asian="9pt" style:font-weight-asian="bold"/>
    </style:style>
    <style:style style:name="Normal_20__28_Web_29_" style:display-name="Normal (Web)" style:family="paragraph" style:parent-style-name="Standard">
      <style:text-properties fo:font-size="9pt" style:font-size-asian="9pt" style:font-size-complex="12pt"/>
    </style:style>
    <style:style style:name="Body_20_Text_20_2" style:display-name="Body Text 2" style:family="paragraph" style:parent-style-name="Standard">
      <style:paragraph-properties fo:margin-top="0in" fo:margin-bottom="0.0835in" loext:contextual-spacing="false" fo:line-height="200%"/>
    </style:style>
    <style:style style:name="Comment_20_Text" style:display-name="Comment Text" style:family="paragraph" style:parent-style-name="Standard">
      <style:text-properties fo:font-size="9pt" style:font-size-asian="9pt"/>
    </style:style>
    <style:style style:name="Endnote" style:family="paragraph" style:parent-style-name="Standard" style:class="extra">
      <style:text-properties fo:font-size="9pt" style:font-size-asian="9pt"/>
    </style:style>
    <style:style style:name="Addressee" style:family="paragraph" style:parent-style-name="Standard" style:class="extra">
      <style:paragraph-properties fo:margin-left="2in" fo:margin-right="0in" fo:margin-top="0in" fo:margin-bottom="0in" loext:contextual-spacing="false" fo:text-indent="0in" style:auto-text-indent="false"/>
      <style:text-properties fo:font-size="9pt" style:font-size-asian="9pt" style:font-name-complex="Arial" style:font-family-complex="Arial" style:font-family-generic-complex="swiss" style:font-pitch-complex="variable" style:font-size-complex="12pt"/>
    </style:style>
    <style:style style:name="Sender" style:family="paragraph" style:parent-style-name="Standard" style:class="extra">
      <style:text-properties fo:font-size="9pt" style:font-size-asian="9pt" style:font-name-complex="Arial" style:font-family-complex="Arial" style:font-family-generic-complex="swiss" style:font-pitch-complex="variable"/>
    </style:style>
    <style:style style:name="Footnote" style:family="paragraph" style:parent-style-name="Standard" style:class="extra">
      <style:text-properties fo:font-size="9pt" style:font-size-asian="9pt"/>
    </style:style>
    <style:style style:name="HTML_20_Preformatted" style:display-name="HTML Preformatted" style:family="paragraph" style:parent-style-name="Standard">
      <style:text-properties style:font-name="Courier New1" fo:font-family="'Courier New'" style:font-family-generic="modern" fo:font-size="9pt" style:font-size-asian="9pt" style:font-name-complex="Courier New1" style:font-family-complex="'Courier New'" style:font-family-generic-complex="modern"/>
    </style:style>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family="'Courier New'" style:font-family-generic="modern" fo:font-size="8pt" fo:language="en" fo:country="US" style:font-name-asian="Arial" style:font-family-asian="Arial" style:font-family-generic-asian="swiss" style:font-pitch-asian="variable" style:font-size-asian="8pt" style:language-asian="zxx" style:country-asian="none" style:font-name-complex="Courier New1" style:font-family-complex="'Courier New'" style:font-family-generic-complex="modern" style:font-size-complex="10pt" style:language-complex="ar" style:country-complex="SA" fo:hyphenate="false" fo:hyphenation-remain-char-count="2" fo:hyphenation-push-char-count="2"/>
    </style:style>
    <style:style style:name="Message_20_Header" style:display-name="Message Header" style:family="paragraph" style:parent-style-name="Standard">
      <loext:graphic-properties draw:fill="solid" draw:fill-color="#cccccc" draw:opacity="100%"/>
      <style:paragraph-properties fo:margin-left="0.75in" fo:margin-right="0in" fo:margin-top="0in" fo:margin-bottom="0in" loext:contextual-spacing="false" fo:text-indent="-0.75in" style:auto-text-indent="false" fo:background-color="#cccccc" fo:padding="0.0138in" fo:border="0.51pt solid #000000"/>
      <style:text-properties fo:font-size="9pt" style:font-size-asian="9pt" style:font-name-complex="Arial" style:font-family-complex="Arial" style:font-family-generic-complex="swiss" style:font-pitch-complex="variable" style:font-size-complex="12pt"/>
    </style:style>
    <style:style style:name="Plain_20_Text" style:display-name="Plain Text" style:family="paragraph" style:parent-style-name="Standard">
      <style:text-properties style:font-name="Courier New1" fo:font-family="'Courier New'" style:font-family-generic="modern" style:font-name-complex="Courier New1" style:font-family-complex="'Courier New'" style:font-family-generic-complex="modern"/>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complex="Arial" style:font-family-complex="Arial" style:font-family-generic-complex="swiss" style:font-pitch-complex="variable" style:font-size-complex="12pt"/>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fo:font-size="12pt" fo:font-weight="bold" style:letter-kerning="true" style:font-size-asian="12pt" style:font-weight-asian="bold" style:font-name-complex="Arial" style:font-family-complex="Arial" style:font-family-generic-complex="swiss" style:font-pitch-complex="variable" style:font-size-complex="16pt" style:font-weight-complex="bold"/>
    </style:style>
    <style:style style:name="TOA_20_Heading" style:display-name="TOA Heading" style:family="paragraph" style:parent-style-name="Standard" style:next-style-name="Standard">
      <style:paragraph-properties fo:margin-top="0.0835in" fo:margin-bottom="0.0693in" loext:contextual-spacing="false"/>
      <style:text-properties fo:font-size="10pt" fo:font-weight="bold" style:font-size-asian="10pt" style:font-weight-asian="bold" style:font-name-complex="Arial" style:font-family-complex="Arial" style:font-family-generic-complex="swiss" style:font-pitch-complex="variable" style:font-size-complex="12pt" style:font-weight-complex="bold"/>
    </style:style>
    <style:style style:name="Appendix_20_1" style:display-name="Appendix 1" style:family="paragraph" style:parent-style-name="Standard" style:next-style-name="Standard">
      <style:paragraph-properties fo:margin-top="0.222in" fo:margin-bottom="0.0693in" loext:contextual-spacing="false" fo:break-before="page" fo:keep-with-next="always">
        <style:tab-stops>
          <style:tab-stop style:position="-2.0138in" style:type="right"/>
          <style:tab-stop style:position="0.4862in"/>
        </style:tab-stops>
      </style:paragraph-properties>
      <style:text-properties fo:font-size="14pt" fo:font-weight="bold" style:letter-kerning="true" style:font-size-asian="14pt" style:font-weight-asian="bold"/>
    </style:style>
    <style:style style:name="Appendix_20_2" style:display-name="Appendix 2" style:family="paragraph" style:parent-style-name="Standard" style:next-style-name="Standard">
      <style:paragraph-properties fo:margin-top="0.1665in" fo:margin-bottom="0.0693in" loext:contextual-spacing="false"/>
      <style:text-properties fo:font-size="12pt" fo:font-weight="bold" style:letter-kerning="true" style:font-size-asian="12pt" style:font-weight-asian="bold"/>
    </style:style>
    <style:style style:name="Appendix_20_3" style:display-name="Appendix 3" style:family="paragraph" style:parent-style-name="Standard" style:next-style-name="Standard">
      <style:paragraph-properties fo:margin-top="0.111in" fo:margin-bottom="0.0693in" loext:contextual-spacing="false" fo:keep-with-next="always"/>
      <style:text-properties fo:font-weight="bold" style:letter-kerning="true" style:font-weight-asian="bold"/>
    </style:style>
    <style:style style:name="Preface_20_1" style:display-name="Preface 1" style:family="paragraph" style:parent-style-name="Standard" style:next-style-name="Standard">
      <style:paragraph-properties fo:margin-top="0.222in" fo:margin-bottom="0.0693in" loext:contextual-spacing="false" fo:break-before="page" fo:keep-with-next="always">
        <style:tab-stops>
          <style:tab-stop style:position="-2.0138in" style:type="right"/>
          <style:tab-stop style:position="0.4862in"/>
        </style:tab-stops>
      </style:paragraph-properties>
      <style:text-properties fo:font-size="14pt" fo:font-weight="bold" style:font-size-asian="14pt" style:font-weight-asian="bold"/>
    </style:style>
    <style:style style:name="Preface_20_2" style:display-name="Preface 2" style:family="paragraph" style:parent-style-name="Standard" style:next-style-name="Standard">
      <style:paragraph-properties fo:margin-top="0.1665in" fo:margin-bottom="0.0693in" loext:contextual-spacing="false" fo:keep-with-next="always"/>
      <style:text-properties fo:font-size="12pt" fo:font-weight="bold" style:letter-kerning="true" style:font-size-asian="12pt" style:font-weight-asian="bold"/>
    </style:style>
    <style:style style:name="Preface_20_3" style:display-name="Preface 3" style:family="paragraph" style:parent-style-name="Standard" style:next-style-name="Standard">
      <style:paragraph-properties fo:margin-top="0.111in" fo:margin-bottom="0.0693in" loext:contextual-spacing="false" fo:keep-with-next="always"/>
      <style:text-properties fo:font-weight="bold" style:letter-kerning="true" style:font-weight-asian="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Preformatted_20_Text" style:display-name="Preformatted Text" style:family="paragraph" style:parent-style-name="Standard" style:class="html" style:master-page-name="">
      <loext:graphic-properties draw:fill="none" draw:fill-color="#729fcf"/>
      <style:paragraph-properties fo:margin-left="0in" fo:margin-right="0in" fo:margin-top="0in" fo:margin-bottom="0in" loext:contextual-spacing="false" fo:text-indent="0in" style:auto-text-indent="false" style:page-number="auto" fo:background-color="transparent" style:shadow="none">
        <style:tab-stops/>
      </style:paragraph-properties>
      <style:text-properties style:font-name="Courier 10 Pitch" fo:font-family="'Courier 10 Pitch'" style:font-style-name="Regular" style:font-pitch="fixed" fo:font-size="10pt" style:font-name-asian="Courier New1" style:font-family-asian="'Courier New'" style:font-family-generic-asian="modern" style:font-size-asian="10pt" style:font-name-complex="Courier New1" style:font-family-complex="'Courier New'" style:font-family-generic-complex="modern"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Text_20_body" style:class="extra">
      <style:paragraph-properties fo:padding="0.0201in" fo:border="0.06pt solid #000000" style:shadow="none" style:join-border="false">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fo:font-size="8pt"/>
    </style:style>
    <style:style style:name="Text" style:family="paragraph" style:parent-style-name="Caption" style:class="extra"/>
    <style:style style:name="Signature" style:family="paragraph" style:parent-style-name="Standard" style:class="text">
      <style:paragraph-properties text:number-lines="false" text:line-number="0"/>
    </style:style>
    <style:style style:name="Table" style:family="paragraph" style:parent-style-name="Caption" style:class="extra" style:master-page-name="">
      <style:paragraph-properties fo:margin-left="0in" fo:margin-right="0.1in" fo:margin-top="0in" fo:margin-bottom="0in" loext:contextual-spacing="false" fo:text-indent="0in" style:auto-text-indent="true" style:page-number="auto"/>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2098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7z0" style:family="text">
      <style:text-properties fo:color="#000000" style:font-name="Times New Roman" fo:font-family="'Times New Roman'" style:font-family-generic="roman" style:font-pitch="variable" fo:font-style="normal" fo:font-weight="normal" style:font-style-asian="normal" style:font-weight-asian="norma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1" fo:font-family="'Courier New'" style:font-family-generic="modern"/>
    </style:style>
    <style:style style:name="WW8Num18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1pt" style:font-size-asian="11pt"/>
    </style:style>
    <style:style style:name="WW8Num2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3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3z4" style:family="text">
      <style:text-properties style:font-name="Courier New1" fo:font-family="'Courier New'" style:font-family-generic="modern" style:font-name-complex="Courier New1" style:font-family-complex="'Courier New'" style:font-family-generic-complex="modern"/>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1" fo:font-family="'Courier New'" style:font-family-generic="modern"/>
    </style:style>
    <style:style style:name="WW8Num26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1" fo:font-family="'Courier New'" style:font-family-generic="modern" fo:font-size="8pt" style:font-size-asian="8pt" style:font-size-complex="10pt"/>
    </style:style>
    <style:style style:name="HTML_20_Keyboard" style:display-name="HTML Keyboard" style:family="text" style:parent-style-name="Default_20_Paragraph_20_Font">
      <style:text-properties style:font-name="Courier New1" fo:font-family="'Courier New'" style:font-family-generic="modern" fo:font-size="9pt" style:font-size-asian="9pt" style:font-size-complex="10pt"/>
    </style:style>
    <style:style style:name="HTML_20_Typewriter" style:display-name="HTML Typewriter" style:family="text" style:parent-style-name="Default_20_Paragraph_20_Font">
      <style:text-properties style:font-name="Courier New1" fo:font-family="'Courier New'" style:font-family-generic="modern" fo:font-size="9pt" style:font-size-asian="9pt" style:font-size-complex="10pt"/>
    </style:style>
    <style:style style:name="MTEquationSection" style:family="text" style:parent-style-name="Default_20_Paragraph_20_Font">
      <style:text-properties fo:color="#ff0000" style:font-name="Garamond1" fo:font-family="Garamond" style:font-family-generic="roman" style:font-pitch="variable" fo:font-size="14pt" fo:font-style="italic" style:font-size-asian="14pt" style:font-style-asian="italic" style:font-size-complex="14pt" style:font-weight-complex="bold" text:display="none"/>
    </style:style>
    <style:style style:name="WW-Absatz-Standardschriftart111111" style:family="tex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Line_20_numbering" style:display-name="Line numbering"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WW8Dropcap0" style:family="text">
      <style:text-properties style:font-name="Times New Roman" fo:font-family="'Times New Roman'" style:font-family-generic="roman" style:font-pitch="variable" fo:font-size="14pt" style:font-size-asian="14pt" style:font-size-complex="14pt"/>
    </style:style>
    <style:style style:name="WW-WW8Dropcap0" style:family="text">
      <style:text-properties fo:font-size="10pt" style:font-size-asian="10pt" style:font-size-complex="10pt"/>
    </style:style>
    <style:style style:name="WW8Dropcap1"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2"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3"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4"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5"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6"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WW8Dropcap7" style:family="text">
      <style:text-properties style:font-name="Times New Roman" fo:font-family="'Times New Roman'" style:font-family-generic="roman" style:font-pitch="variable" fo:font-size="10pt" style:font-size-asian="10pt" style:font-size-complex="10pt"/>
    </style:style>
    <style:style style:name="WW8Dropcap8"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9" style:family="text">
      <style:text-properties style:font-name="Times New Roman" fo:font-family="'Times New Roman'" style:font-family-generic="roman" style:font-pitch="variable" fo:font-size="10pt" style:font-size-asian="10pt" style:font-size-complex="10pt"/>
    </style:style>
    <style:style style:name="WW8Dropcap10" style:family="text">
      <style:text-properties style:font-name="Times New Roman" fo:font-family="'Times New Roman'" style:font-family-generic="roman" style:font-pitch="variable" fo:font-size="10pt" style:font-size-asian="10pt" style:font-size-complex="10pt"/>
    </style:style>
    <style:style style:name="WW8Dropcap11"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12"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13"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14"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15"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16"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Teletyp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ACRONYM"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Citation" style:family="text">
      <style:text-properties fo:font-style="italic" style:font-style-asian="italic" style:font-style-complex="italic"/>
    </style:style>
    <style:style style:name="acronym" style:family="text"/>
    <style:style style:name="Frame" style:family="graphic">
      <style:graphic-properties svg:width="4.7098in" style:rel-width="100%" fo:min-height="0.0598in" text:anchor-type="paragraph" svg:x="0in" svg:y="0in" style:wrap="none" style:vertical-pos="top" style:vertical-rel="paragraph-content" style:horizontal-pos="center" style:horizontal-rel="paragraph" fo:background-color="transparent" draw:fill="none" draw:fill-color="#729fcf" fo:padding="0.0201in" fo:border="0.06pt solid #000000" style:shadow="none" draw:shadow-opacity="100%" loext:rel-width-rel="paragraph">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svg:width="0.0201in" fo:min-height="1.4in" text:anchor-type="as-char" svg:y="0in" fo:margin-left="0.0791in" fo:margin-right="0.0791in" style:wrap="parallel" style:number-wrapped-paragraphs="no-limit" style:wrap-contour="false" style:vertical-pos="middle" style:vertical-rel="text" fo:background-color="transparent" draw:fill="none" draw:fill-color="#729fcf" style:shadow="none" draw:shadow-opacity="100%">
        <style:columns fo:column-count="1" fo:column-gap="0in"/>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1" text:start-value="0">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format="1">
        <style:list-level-properties text:min-label-width="0.1575in"/>
      </text:list-level-style-number>
      <text:list-level-style-number text:level="2" text:style-name="Numbering_20_Symbols" style:num-format="1" text:start-value="2" text:display-levels="2">
        <style:list-level-properties text:space-before="0.1772in" text:min-label-width="0.2563in"/>
      </text:list-level-style-number>
      <text:list-level-style-number text:level="3" text:style-name="Numbering_20_Symbols" style:num-format="1" text:start-value="3" text:display-levels="3">
        <style:list-level-properties text:space-before="0.4331in" text:min-label-width="0.1772in"/>
      </text:list-level-style-number>
      <text:list-level-style-number text:level="4" text:style-name="Numbering_20_Symbols" style:num-format="1" text:start-value="4" text:display-levels="4">
        <style:list-level-properties text:space-before="0.6319in" text:min-label-width="0.1555in"/>
      </text:list-level-style-number>
      <text:list-level-style-number text:level="5" text:style-name="Numbering_20_Symbols" style:num-format="1" text:start-value="5" text:display-levels="4">
        <style:list-level-properties text:space-before="0.7874in" text:min-label-width="0.1555in"/>
      </text:list-level-style-number>
      <text:list-level-style-number text:level="6" text:style-name="Numbering_20_Symbols" style:num-format="1" text:start-value="6" text:display-levels="4">
        <style:list-level-properties text:space-before="0.9429in" text:min-label-width="0.1555in"/>
      </text:list-level-style-number>
      <text:list-level-style-number text:level="7" text:style-name="Numbering_20_Symbols" style:num-format="1" text:start-value="7" text:display-levels="4">
        <style:list-level-properties text:space-before="1.0988in" text:min-label-width="0.1555in"/>
      </text:list-level-style-number>
      <text:list-level-style-number text:level="8" text:style-name="Numbering_20_Symbols" style:num-format="1" text:start-value="8" text:display-levels="4">
        <style:list-level-properties text:space-before="1.2543in" text:min-label-width="0.1555in"/>
      </text:list-level-style-number>
      <text:list-level-style-number text:level="9" text:style-name="Numbering_20_Symbols" style:num-format="1" text:start-value="9" text:display-levels="4">
        <style:list-level-properties text:space-before="1.4098in" text:min-label-width="0.1555in"/>
      </text:list-level-style-number>
      <text:list-level-style-number text:level="10" text:style-name="Numbering_20_Symbols" style:num-format="1" text:start-value="10" text:display-levels="4">
        <style:list-level-properties text:space-before="1.5654in" text:min-label-width="0.1555in"/>
      </text:list-level-style-number>
    </text:list-style>
    <text:list-style style:name="List_20_1" style:display-name="List 1">
      <text:list-level-style-number text:level="1" text:style-name="Numbering_20_Symbols" style:num-suffix="." style:num-format="1">
        <style:list-level-properties text:min-label-width="0.1575in"/>
      </text:list-level-style-number>
      <text:list-level-style-bullet text:level="2" text:style-name="Numbering_20_Symbols" text:bullet-char="•">
        <style:list-level-properties text:space-before="0.1579in" text:min-label-width="0.1575in"/>
        <style:text-properties style:font-name="StarSymbol2"/>
      </text:list-level-style-bullet>
      <text:list-level-style-number text:level="3" text:style-name="Numbering_20_Symbols" style:num-format="1">
        <style:list-level-properties text:space-before="0.3146in" text:min-label-width="0.1575in"/>
      </text:list-level-style-number>
      <text:list-level-style-bullet text:level="4" text:style-name="Numbering_20_Symbols" text:bullet-char="•">
        <style:list-level-properties text:space-before="0.4724in" text:min-label-width="0.1575in"/>
        <style:text-properties style:font-name="StarSymbol2"/>
      </text:list-level-style-bullet>
      <text:list-level-style-bullet text:level="5" text:style-name="Numbering_20_Symbols" text:bullet-char="•">
        <style:list-level-properties text:space-before="0.6299in" text:min-label-width="0.1575in"/>
        <style:text-properties style:font-name="StarSymbol2"/>
      </text:list-level-style-bullet>
      <text:list-level-style-bullet text:level="6" text:style-name="Numbering_20_Symbols" text:bullet-char="•">
        <style:list-level-properties text:space-before="0.7878in" text:min-label-width="0.1575in"/>
        <style:text-properties style:font-name="StarSymbol2"/>
      </text:list-level-style-bullet>
      <text:list-level-style-bullet text:level="7" text:style-name="Numbering_20_Symbols" text:bullet-char="•">
        <style:list-level-properties text:space-before="0.9445in" text:min-label-width="0.1575in"/>
        <style:text-properties style:font-name="StarSymbol2"/>
      </text:list-level-style-bullet>
      <text:list-level-style-bullet text:level="8" text:style-name="Numbering_20_Symbols" text:bullet-char="•">
        <style:list-level-properties text:space-before="1.1024in" text:min-label-width="0.1575in"/>
        <style:text-properties style:font-name="StarSymbol2"/>
      </text:list-level-style-bullet>
      <text:list-level-style-bullet text:level="9" text:style-name="Numbering_20_Symbols" text:bullet-char="•">
        <style:list-level-properties text:space-before="1.2598in" text:min-label-width="0.1575in"/>
        <style:text-properties style:font-name="StarSymbol2"/>
      </text:list-level-style-bullet>
      <text:list-level-style-bullet text:level="10" text:style-name="Numbering_20_Symbols" text:bullet-char="•">
        <style:list-level-properties text:space-before="1.4177in" text:min-label-width="0.1575in"/>
        <style:text-properties style:font-name="StarSymbol2"/>
      </text:list-level-style-bullet>
    </text:list-style>
    <text:list-style style:name="List_20_2" style:display-name="List 2">
      <text:list-level-style-bullet text:level="1" text:style-name="Numbering_20_Symbols" text:bullet-char="–">
        <style:list-level-properties text:min-label-width="0.1181in"/>
        <style:text-properties style:font-name="StarSymbol2"/>
      </text:list-level-style-bullet>
      <text:list-level-style-bullet text:level="2" text:style-name="Numbering_20_Symbols" text:bullet-char="–">
        <style:list-level-properties text:space-before="0.1181in" text:min-label-width="0.1181in"/>
        <style:text-properties style:font-name="StarSymbol2"/>
      </text:list-level-style-bullet>
      <text:list-level-style-bullet text:level="3" text:style-name="Numbering_20_Symbols" text:bullet-char="–">
        <style:list-level-properties text:space-before="0.2362in" text:min-label-width="0.1181in"/>
        <style:text-properties style:font-name="StarSymbol2"/>
      </text:list-level-style-bullet>
      <text:list-level-style-bullet text:level="4" text:style-name="Numbering_20_Symbols" text:bullet-char="–">
        <style:list-level-properties text:space-before="0.3539in" text:min-label-width="0.1181in"/>
        <style:text-properties style:font-name="StarSymbol2"/>
      </text:list-level-style-bullet>
      <text:list-level-style-bullet text:level="5" text:style-name="Numbering_20_Symbols" text:bullet-char="–">
        <style:list-level-properties text:space-before="0.472in" text:min-label-width="0.1181in"/>
        <style:text-properties style:font-name="StarSymbol2"/>
      </text:list-level-style-bullet>
      <text:list-level-style-bullet text:level="6" text:style-name="Numbering_20_Symbols" text:bullet-char="–">
        <style:list-level-properties text:space-before="0.5902in" text:min-label-width="0.1181in"/>
        <style:text-properties style:font-name="StarSymbol2"/>
      </text:list-level-style-bullet>
      <text:list-level-style-bullet text:level="7" text:style-name="Numbering_20_Symbols" text:bullet-char="–">
        <style:list-level-properties text:space-before="0.7091in" text:min-label-width="0.1181in"/>
        <style:text-properties style:font-name="StarSymbol2"/>
      </text:list-level-style-bullet>
      <text:list-level-style-bullet text:level="8" text:style-name="Numbering_20_Symbols" text:bullet-char="–">
        <style:list-level-properties text:space-before="0.8272in" text:min-label-width="0.1181in"/>
        <style:text-properties style:font-name="StarSymbol2"/>
      </text:list-level-style-bullet>
      <text:list-level-style-bullet text:level="9" text:style-name="Numbering_20_Symbols" text:bullet-char="–">
        <style:list-level-properties text:space-before="0.9453in" text:min-label-width="0.1181in"/>
        <style:text-properties style:font-name="StarSymbol2"/>
      </text:list-level-style-bullet>
      <text:list-level-style-bullet text:level="10" text:style-name="Numbering_20_Symbols" text:bullet-char="–">
        <style:list-level-properties text:space-before="1.063in" text:min-label-width="0.1181in"/>
        <style:text-properties style:font-name="StarSymbol2"/>
      </text:list-level-style-bullet>
    </text:list-style>
    <text:list-style style:name="List_20_3" style:display-name="List 3">
      <text:list-level-style-bullet text:level="1" text:style-name="Numbering_20_Symbols" text:bullet-char="☑">
        <style:list-level-properties text:min-label-width="0.1555in"/>
        <style:text-properties style:font-name="StarSymbol2"/>
      </text:list-level-style-bullet>
      <text:list-level-style-bullet text:level="2" text:style-name="Numbering_20_Symbols" text:bullet-char="□">
        <style:list-level-properties text:space-before="0.1555in" text:min-label-width="0.1555in"/>
        <style:text-properties style:font-name="StarSymbol2"/>
      </text:list-level-style-bullet>
      <text:list-level-style-bullet text:level="3" text:style-name="Numbering_20_Symbols" text:bullet-char="☑">
        <style:list-level-properties text:min-label-width="0.1555in"/>
        <style:text-properties style:font-name="StarSymbol2"/>
      </text:list-level-style-bullet>
      <text:list-level-style-bullet text:level="4" text:style-name="Numbering_20_Symbols" text:bullet-char="□">
        <style:list-level-properties text:space-before="0.1555in" text:min-label-width="0.1555in"/>
        <style:text-properties style:font-name="StarSymbol2"/>
      </text:list-level-style-bullet>
      <text:list-level-style-bullet text:level="5" text:style-name="Numbering_20_Symbols" text:bullet-char="☑">
        <style:list-level-properties text:min-label-width="0.1555in"/>
        <style:text-properties style:font-name="StarSymbol2"/>
      </text:list-level-style-bullet>
      <text:list-level-style-bullet text:level="6" text:style-name="Numbering_20_Symbols" text:bullet-char="□">
        <style:list-level-properties text:space-before="0.1555in" text:min-label-width="0.1555in"/>
        <style:text-properties style:font-name="StarSymbol2"/>
      </text:list-level-style-bullet>
      <text:list-level-style-bullet text:level="7" text:style-name="Numbering_20_Symbols" text:bullet-char="☑">
        <style:list-level-properties text:min-label-width="0.1555in"/>
        <style:text-properties style:font-name="StarSymbol2"/>
      </text:list-level-style-bullet>
      <text:list-level-style-bullet text:level="8" text:style-name="Numbering_20_Symbols" text:bullet-char="□">
        <style:list-level-properties text:space-before="0.1555in" text:min-label-width="0.1555in"/>
        <style:text-properties style:font-name="StarSymbol2"/>
      </text:list-level-style-bullet>
      <text:list-level-style-bullet text:level="9" text:style-name="Numbering_20_Symbols" text:bullet-char="☑">
        <style:list-level-properties text:min-label-width="0.1555in"/>
        <style:text-properties style:font-name="StarSymbol2"/>
      </text:list-level-style-bullet>
      <text:list-level-style-bullet text:level="10" text:style-name="Numbering_20_Symbols" text:bullet-char="□">
        <style:list-level-properties text:space-before="0.1555in" text:min-label-width="0.1555in"/>
        <style:text-properties style:font-name="StarSymbol2"/>
      </text:list-level-style-bullet>
    </text:list-style>
    <text:list-style style:name="List_20_4" style:display-name="List 4">
      <text:list-level-style-bullet text:level="1" text:style-name="Numbering_20_Symbols" text:bullet-char="➢">
        <style:list-level-properties text:min-label-width="0.1575in"/>
        <style:text-properties style:font-name="StarSymbol2"/>
      </text:list-level-style-bullet>
      <text:list-level-style-bullet text:level="2" text:style-name="Numbering_20_Symbols" text:bullet-char="">
        <style:list-level-properties text:space-before="0.1579in" text:min-label-width="0.1575in"/>
        <style:text-properties style:font-name="StarSymbol2"/>
      </text:list-level-style-bullet>
      <text:list-level-style-bullet text:level="3" text:style-name="Numbering_20_Symbols" text:bullet-char="">
        <style:list-level-properties text:space-before="0.3146in" text:min-label-width="0.1575in"/>
        <style:text-properties style:font-name="StarSymbol2"/>
      </text:list-level-style-bullet>
      <text:list-level-style-bullet text:level="4" text:style-name="Numbering_20_Symbols" text:bullet-char="">
        <style:list-level-properties text:space-before="0.4724in" text:min-label-width="0.1575in"/>
        <style:text-properties style:font-name="StarSymbol2"/>
      </text:list-level-style-bullet>
      <text:list-level-style-bullet text:level="5" text:style-name="Numbering_20_Symbols" text:bullet-char="">
        <style:list-level-properties text:space-before="0.6299in" text:min-label-width="0.1575in"/>
        <style:text-properties style:font-name="StarSymbol2"/>
      </text:list-level-style-bullet>
      <text:list-level-style-bullet text:level="6" text:style-name="Numbering_20_Symbols" text:bullet-char="">
        <style:list-level-properties text:space-before="0.7878in" text:min-label-width="0.1575in"/>
        <style:text-properties style:font-name="StarSymbol2"/>
      </text:list-level-style-bullet>
      <text:list-level-style-bullet text:level="7" text:style-name="Numbering_20_Symbols" text:bullet-char="">
        <style:list-level-properties text:space-before="0.9445in" text:min-label-width="0.1575in"/>
        <style:text-properties style:font-name="StarSymbol2"/>
      </text:list-level-style-bullet>
      <text:list-level-style-bullet text:level="8" text:style-name="Numbering_20_Symbols" text:bullet-char="">
        <style:list-level-properties text:space-before="1.1024in" text:min-label-width="0.1575in"/>
        <style:text-properties style:font-name="StarSymbol2"/>
      </text:list-level-style-bullet>
      <text:list-level-style-bullet text:level="9" text:style-name="Numbering_20_Symbols" text:bullet-char="">
        <style:list-level-properties text:space-before="1.2598in" text:min-label-width="0.1575in"/>
        <style:text-properties style:font-name="StarSymbol2"/>
      </text:list-level-style-bullet>
      <text:list-level-style-bullet text:level="10" text:style-name="Numbering_20_Symbols" text:bullet-char="">
        <style:list-level-properties text:space-before="1.4177in" text:min-label-width="0.1575in"/>
        <style:text-properties style:font-name="StarSymbol2"/>
      </text:list-level-style-bullet>
    </text:list-style>
    <text:list-style style:name="List_20_5" style:display-name="List 5">
      <text:list-level-style-bullet text:level="1" text:style-name="Numbering_20_Symbols" text:bullet-char="✗">
        <style:list-level-properties text:min-label-width="0.1575in"/>
        <style:text-properties style:font-name="StarSymbol2"/>
      </text:list-level-style-bullet>
      <text:list-level-style-bullet text:level="2" text:style-name="Numbering_20_Symbols" text:bullet-char="✗">
        <style:list-level-properties text:space-before="0.1579in" text:min-label-width="0.1575in"/>
        <style:text-properties style:font-name="StarSymbol2"/>
      </text:list-level-style-bullet>
      <text:list-level-style-bullet text:level="3" text:style-name="Numbering_20_Symbols" text:bullet-char="✗">
        <style:list-level-properties text:space-before="0.3146in" text:min-label-width="0.1575in"/>
        <style:text-properties style:font-name="StarSymbol2"/>
      </text:list-level-style-bullet>
      <text:list-level-style-bullet text:level="4" text:style-name="Numbering_20_Symbols" text:bullet-char="✗">
        <style:list-level-properties text:space-before="0.4724in" text:min-label-width="0.1575in"/>
        <style:text-properties style:font-name="StarSymbol2"/>
      </text:list-level-style-bullet>
      <text:list-level-style-bullet text:level="5" text:style-name="Numbering_20_Symbols" text:bullet-char="✗">
        <style:list-level-properties text:space-before="0.6299in" text:min-label-width="0.1575in"/>
        <style:text-properties style:font-name="StarSymbol2"/>
      </text:list-level-style-bullet>
      <text:list-level-style-bullet text:level="6" text:style-name="Numbering_20_Symbols" text:bullet-char="✗">
        <style:list-level-properties text:space-before="0.7878in" text:min-label-width="0.1575in"/>
        <style:text-properties style:font-name="StarSymbol2"/>
      </text:list-level-style-bullet>
      <text:list-level-style-bullet text:level="7" text:style-name="Numbering_20_Symbols" text:bullet-char="✗">
        <style:list-level-properties text:space-before="0.9445in" text:min-label-width="0.1575in"/>
        <style:text-properties style:font-name="StarSymbol2"/>
      </text:list-level-style-bullet>
      <text:list-level-style-bullet text:level="8" text:style-name="Numbering_20_Symbols" text:bullet-char="✗">
        <style:list-level-properties text:space-before="1.1024in" text:min-label-width="0.1575in"/>
        <style:text-properties style:font-name="StarSymbol2"/>
      </text:list-level-style-bullet>
      <text:list-level-style-bullet text:level="9" text:style-name="Numbering_20_Symbols" text:bullet-char="✗">
        <style:list-level-properties text:space-before="1.2598in" text:min-label-width="0.1575in"/>
        <style:text-properties style:font-name="StarSymbol2"/>
      </text:list-level-style-bullet>
      <text:list-level-style-bullet text:level="10" text:style-name="Numbering_20_Symbols" text:bullet-char="✗">
        <style:list-level-properties text:space-before="1.4177in" text:min-label-width="0.1575in"/>
        <style:text-properties style:font-name="StarSymbol2"/>
      </text:list-level-style-bullet>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margin-top="0in" fo:margin-bottom="0.0693in" loext:contextual-spacing="false" fo:text-align="end" style:justify-single-word="false"/>
    </style:style>
    <style:style style:name="MP2" style:family="paragraph" style:parent-style-name="Footer">
      <style:paragraph-properties fo:margin-top="0in" fo:margin-bottom="0.0693in" loext:contextual-spacing="false" fo:text-align="start" style:justify-single-word="false"/>
    </style:style>
    <style:style style:name="MT1" style:family="text">
      <style:text-properties fo:font-size="8pt" fo:font-weight="bold" style:font-size-asian="8pt" style:font-weight-asian="bold" style:font-size-complex="8pt"/>
    </style:style>
    <style:page-layout style:name="Mpm1" style:page-usage="mirrored">
      <style:page-layout-properties fo:page-width="8.5in" fo:page-height="11in" style:num-format="1" style:print-orientation="portrait" fo:margin-top="0.35in" fo:margin-bottom="0.35in" fo:margin-left="0.7in" fo:margin-right="0.5902in" style:writing-mode="lr-tb" style:layout-grid-color="#c0c0c0" style:layout-grid-lines="33"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0701in" fo:margin-left="0in" fo:margin-right="0in" fo:margin-top="0.0311in" style:dynamic-spacing="true"/>
      </style:footer-style>
    </style:page-layout>
  </office:automatic-styles>
  <office:master-styles>
    <style:master-page style:name="Standard" style:page-layout-name="Mpm1">
      <style:footer>
        <text:p text:style-name="MP1"><text:span text:style-name="Page_20_Number"><text:span text:style-name="MT1"><text:s text:c="5"/></text:span></text:span><text:span text:style-name="Page_20_Number"><text:span text:style-name="MT1"><text:page-number text:select-page="current">121</text:page-number></text:span></text:span></text:p>
      </style:footer>
      <style:footer-left>
        <text:p text:style-name="MP2"><text:span text:style-name="Page_20_Number"><text:span text:style-name="MT1"><text:page-number text:select-page="current">120</text:page-number></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title>
    <meta:initial-creator>Craig Lightfoot</meta:initial-creator>
    <meta:creation-date>2005-07-18T11:21:00</meta:creation-date>
    <dc:date>2018-06-04T18:16:11.870880762</dc:date>
    <meta:print-date>2007-11-22T20:34:41</meta:print-date>
    <meta:editing-cycles>2021</meta:editing-cycles>
    <meta:editing-duration>P14DT18H2M36S</meta:editing-duration>
    <meta:document-statistic meta:table-count="11" meta:image-count="0" meta:object-count="4" meta:page-count="123" meta:paragraph-count="4893" meta:word-count="43085" meta:character-count="270997" meta:non-whitespace-character-count="225380"/>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 mathvariant="italic">Simularity</mi>
        <mi mathvariant="italic">Dice</mi>
      </msub>
      <mrow>
        <mrow>
          <mo fence="true" stretchy="false">(</mo>
          <mrow>
            <mrow>
              <mi>i</mi>
              <mi>,</mi>
              <mi>j</mi>
            </mrow>
          </mrow>
          <mo fence="true" stretchy="false">)</mo>
        </mrow>
        <mo stretchy="false">=</mo>
        <mfrac>
          <mrow>
            <mn>2</mn>
            <mrow>
              <mrow>
                <munderover>
                  <mo stretchy="false">∑</mo>
                  <mrow>
                    <mi>k</mi>
                    <mo stretchy="false">=</mo>
                    <mn>1</mn>
                  </mrow>
                  <mrow>
                    <mi>k</mi>
                    <mo stretchy="false">=</mo>
                    <mi>t</mi>
                  </mrow>
                </munderover>
                <msub>
                  <mi mathvariant="italic">Term</mi>
                  <mi mathvariant="italic">ik</mi>
                </msub>
              </mrow>
              <mo stretchy="false">⋅</mo>
              <msub>
                <mi mathvariant="italic">Term</mi>
                <mi mathvariant="italic">jk</mi>
              </msub>
            </mrow>
          </mrow>
          <mrow>
            <mrow>
              <munderover>
                <mo stretchy="false">∑</mo>
                <mrow>
                  <mi>k</mi>
                  <mo stretchy="false">=</mo>
                  <mn>1</mn>
                </mrow>
                <mrow>
                  <mi>k</mi>
                  <mo stretchy="false">=</mo>
                  <mi>t</mi>
                </mrow>
              </munderover>
              <msub>
                <mi mathvariant="italic">Term</mi>
                <mi mathvariant="italic">ik</mi>
              </msub>
            </mrow>
            <mo stretchy="false">+</mo>
            <mrow>
              <mo stretchy="false">∑</mo>
              <msub>
                <mi mathvariant="italic">Term</mi>
                <mi mathvariant="italic">jk</mi>
              </msub>
            </mrow>
          </mrow>
        </mfrac>
      </mrow>
    </mrow>
    <annotation encoding="StarMath 5.0">Simularity_{Dice}(i,j) = { 2 sum from {k=1} to {k=t} Term_{ik} cdot Term_{jk} } over { sum from {k=1} to {k=t} Term_{ik} + sum Term_{jk}} </annotation>
  </semantics>
</math>
</file>

<file path=Object 2/content.xml><?xml version="1.0" encoding="utf-8"?>
<math xmlns="http://www.w3.org/1998/Math/MathML" display="block">
  <semantics>
    <mrow>
      <msub>
        <mi mathvariant="italic">Simularity</mi>
        <mi mathvariant="italic">Jaccard</mi>
      </msub>
      <mrow>
        <mrow>
          <mo fence="true" stretchy="false">(</mo>
          <mrow>
            <mrow>
              <mi>i</mi>
              <mi>,</mi>
              <mi>j</mi>
            </mrow>
          </mrow>
          <mo fence="true" stretchy="false">)</mo>
        </mrow>
        <mo stretchy="false">=</mo>
        <mfrac>
          <mrow>
            <mrow>
              <munderover>
                <mo stretchy="false">∑</mo>
                <mrow>
                  <mi>k</mi>
                  <mo stretchy="false">=</mo>
                  <mn>1</mn>
                </mrow>
                <mrow>
                  <mi>k</mi>
                  <mo stretchy="false">=</mo>
                  <mi>t</mi>
                </mrow>
              </munderover>
              <msub>
                <mi mathvariant="italic">Term</mi>
                <mi mathvariant="italic">ik</mi>
              </msub>
            </mrow>
            <mo stretchy="false">⋅</mo>
            <msub>
              <mi mathvariant="italic">Term</mi>
              <mi mathvariant="italic">jk</mi>
            </msub>
          </mrow>
          <mrow>
            <mrow>
              <munderover>
                <mo stretchy="false">∑</mo>
                <mrow>
                  <mi>k</mi>
                  <mo stretchy="false">=</mo>
                  <mn>1</mn>
                </mrow>
                <mrow>
                  <mi>k</mi>
                  <mo stretchy="false">=</mo>
                  <mi>t</mi>
                </mrow>
              </munderover>
              <msub>
                <mi mathvariant="italic">Term</mi>
                <mi mathvariant="italic">ik</mi>
              </msub>
            </mrow>
            <mo stretchy="false">+</mo>
            <mrow>
              <mo stretchy="false">∑</mo>
              <msub>
                <mi mathvariant="italic">Term</mi>
                <mi mathvariant="italic">jk</mi>
              </msub>
            </mrow>
            <mo stretchy="false">−</mo>
            <mrow>
              <munderover>
                <mo stretchy="false">∑</mo>
                <mrow>
                  <mi>k</mi>
                  <mo stretchy="false">=</mo>
                  <mn>1</mn>
                </mrow>
                <mrow>
                  <mi>k</mi>
                  <mo stretchy="false">=</mo>
                  <mi>t</mi>
                </mrow>
              </munderover>
              <mrow>
                <mo fence="true" stretchy="false">(</mo>
                <mrow>
                  <mrow>
                    <msub>
                      <mi mathvariant="italic">Term</mi>
                      <mi mathvariant="italic">ik</mi>
                    </msub>
                    <mo stretchy="false">⋅</mo>
                    <msub>
                      <mi mathvariant="italic">Term</mi>
                      <mi mathvariant="italic">jk</mi>
                    </msub>
                  </mrow>
                </mrow>
                <mo fence="true" stretchy="false">)</mo>
              </mrow>
            </mrow>
          </mrow>
        </mfrac>
      </mrow>
    </mrow>
    <annotation encoding="StarMath 5.0">Simularity_{Jaccard}(i,j) = { sum from {k=1} to {k=t} Term_{ik} cdot Term_{jk} } over { sum from {k=1} to {k=t} Term_{ik} + sum Term_{jk} - sum from {k=1} to {k=t} (Term_{ik} cdot Term_{jk}) } 
</annotation>
  </semantics>
</math>
</file>

<file path=Object 3/content.xml><?xml version="1.0" encoding="utf-8"?>
<math xmlns="http://www.w3.org/1998/Math/MathML" display="block">
  <semantics>
    <mrow>
      <msub>
        <mi mathvariant="italic">Simularity</mi>
        <mi mathvariant="italic">Cosine</mi>
      </msub>
      <mrow>
        <mrow>
          <mo fence="true" stretchy="false">(</mo>
          <mrow>
            <mrow>
              <mi>i</mi>
              <mi>,</mi>
              <mi>j</mi>
            </mrow>
          </mrow>
          <mo fence="true" stretchy="false">)</mo>
        </mrow>
        <mo stretchy="false">=</mo>
        <mfrac>
          <mrow>
            <mrow>
              <munderover>
                <mo stretchy="false">∑</mo>
                <mrow>
                  <mi>k</mi>
                  <mo stretchy="false">=</mo>
                  <mn>1</mn>
                </mrow>
                <mrow>
                  <mi>k</mi>
                  <mo stretchy="false">=</mo>
                  <mi>t</mi>
                </mrow>
              </munderover>
              <msub>
                <mi mathvariant="italic">Term</mi>
                <mi mathvariant="italic">ik</mi>
              </msub>
            </mrow>
            <mo stretchy="false">⋅</mo>
            <msub>
              <mi mathvariant="italic">Term</mi>
              <mi mathvariant="italic">jk</mi>
            </msub>
          </mrow>
          <msqrt>
            <mrow>
              <mrow>
                <munderover>
                  <mo stretchy="false">∑</mo>
                  <mrow>
                    <mi>k</mi>
                    <mo stretchy="false">=</mo>
                    <mn>1</mn>
                  </mrow>
                  <mrow>
                    <mi>k</mi>
                    <mo stretchy="false">=</mo>
                    <mi>t</mi>
                  </mrow>
                </munderover>
                <msubsup>
                  <mi mathvariant="italic">Term</mi>
                  <mi mathvariant="italic">ik</mi>
                  <mn>2</mn>
                </msubsup>
              </mrow>
              <mo stretchy="false">⋅</mo>
              <mrow>
                <mo stretchy="false">∑</mo>
                <msubsup>
                  <mi mathvariant="italic">Term</mi>
                  <mi mathvariant="italic">jk</mi>
                  <mn>2</mn>
                </msubsup>
              </mrow>
            </mrow>
          </msqrt>
        </mfrac>
      </mrow>
    </mrow>
    <annotation encoding="StarMath 5.0">Simularity_{Cosine}(i,j) = { sum from {k=1} to {k=t} Term_{ik} cdot Term_{jk} } over { sqrt { sum from {k=1} to {k=t} Term_{ik}^{2} cdot sum Term_{jk}^{2} } } </annotation>
  </semantics>
</math>
</file>

<file path=Object 4/content.xml><?xml version="1.0" encoding="utf-8"?>
<math xmlns="http://www.w3.org/1998/Math/MathML" display="block">
  <semantics>
    <mrow>
      <msub>
        <mi mathvariant="italic">Simularity</mi>
        <mrow>
          <mrow/>
          <mn>1</mn>
        </mrow>
      </msub>
      <mrow>
        <mrow>
          <mo fence="true" stretchy="false">(</mo>
          <mrow>
            <mrow>
              <mi>i</mi>
              <mi>,</mi>
              <mi>j</mi>
            </mrow>
          </mrow>
          <mo fence="true" stretchy="false">)</mo>
        </mrow>
        <mo stretchy="false">=</mo>
        <mrow>
          <mrow>
            <munderover>
              <mo stretchy="false">∑</mo>
              <mrow>
                <mi>k</mi>
                <mo stretchy="false">=</mo>
                <mn>1</mn>
              </mrow>
              <mrow>
                <mi>k</mi>
                <mo stretchy="false">=</mo>
                <mi>t</mi>
              </mrow>
            </munderover>
            <msub>
              <mi mathvariant="italic">Term</mi>
              <mi mathvariant="italic">ik</mi>
            </msub>
          </mrow>
          <mo stretchy="false">⋅</mo>
          <msub>
            <mi mathvariant="italic">Term</mi>
            <mi mathvariant="italic">jk</mi>
          </msub>
        </mrow>
      </mrow>
    </mrow>
    <annotation encoding="StarMath 5.0">Simularity_{Sim1}(i,j) = { sum from {k=1} to {k=t} Term_{ik} cdot Term_{jk} } </annotation>
  </semantics>
</math>
</file>